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7.71pt"/>
    </style:style>
    <style:style style:name="co2" style:family="table-column">
      <style:table-column-properties fo:break-before="auto" style:column-width="28.06pt"/>
    </style:style>
    <style:style style:name="co3" style:family="table-column">
      <style:table-column-properties fo:break-before="auto" style:column-width="41.16pt"/>
    </style:style>
    <style:style style:name="co4" style:family="table-column">
      <style:table-column-properties fo:break-before="auto" style:column-width="50.4pt"/>
    </style:style>
    <style:style style:name="co5" style:family="table-column">
      <style:table-column-properties fo:break-before="auto" style:column-width="51.9pt"/>
    </style:style>
    <style:style style:name="co6" style:family="table-column">
      <style:table-column-properties fo:break-before="auto" style:column-width="30.1pt"/>
    </style:style>
    <style:style style:name="co7" style:family="table-column">
      <style:table-column-properties fo:break-before="auto" style:column-width="37.84pt"/>
    </style:style>
    <style:style style:name="co8" style:family="table-column">
      <style:table-column-properties fo:break-before="auto" style:column-width="54.71pt"/>
    </style:style>
    <style:style style:name="co9" style:family="table-column">
      <style:table-column-properties fo:break-before="auto" style:column-width="32.4pt"/>
    </style:style>
    <style:style style:name="co10" style:family="table-column">
      <style:table-column-properties fo:break-before="auto" style:column-width="64.06pt"/>
    </style:style>
    <style:style style:name="co11" style:family="table-column">
      <style:table-column-properties fo:break-before="auto" style:column-width="40pt"/>
    </style:style>
    <style:style style:name="co12" style:family="table-column">
      <style:table-column-properties fo:break-before="auto" style:column-width="30.16pt"/>
    </style:style>
    <style:style style:name="co13" style:family="table-column">
      <style:table-column-properties fo:break-before="auto" style:column-width="37.16pt"/>
    </style:style>
    <style:style style:name="co14" style:family="table-column">
      <style:table-column-properties fo:break-before="auto" style:column-width="64.01pt"/>
    </style:style>
    <style:style style:name="co15" style:family="table-column">
      <style:table-column-properties fo:break-before="auto" style:column-width="30.84pt"/>
    </style:style>
    <style:style style:name="co16" style:family="table-column">
      <style:table-column-properties fo:break-before="auto" style:column-width="43.99pt"/>
    </style:style>
    <style:style style:name="co17" style:family="table-column">
      <style:table-column-properties fo:break-before="auto" style:column-width="10.8pt"/>
    </style:style>
    <style:style style:name="co18" style:family="table-column">
      <style:table-column-properties fo:break-before="auto" style:column-width="44.9pt"/>
    </style:style>
    <style:style style:name="co19" style:family="table-column">
      <style:table-column-properties fo:break-before="auto" style:column-width="15.39pt"/>
    </style:style>
    <style:style style:name="co20" style:family="table-column">
      <style:table-column-properties fo:break-before="auto" style:column-width="44.76pt"/>
    </style:style>
    <style:style style:name="co21" style:family="table-column">
      <style:table-column-properties fo:break-before="auto" style:column-width="31.66pt"/>
    </style:style>
    <style:style style:name="co22" style:family="table-column">
      <style:table-column-properties fo:break-before="auto" style:column-width="80.7pt"/>
    </style:style>
    <style:style style:name="co23" style:family="table-column">
      <style:table-column-properties fo:break-before="auto" style:column-width="32.26pt"/>
    </style:style>
    <style:style style:name="co24" style:family="table-column">
      <style:table-column-properties fo:break-before="auto" style:column-width="70.16pt"/>
    </style:style>
    <style:style style:name="co25" style:family="table-column">
      <style:table-column-properties fo:break-before="auto" style:column-width="41.44pt"/>
    </style:style>
    <style:style style:name="co26" style:family="table-column">
      <style:table-column-properties fo:break-before="auto" style:column-width="11.2pt"/>
    </style:style>
    <style:style style:name="co27" style:family="table-column">
      <style:table-column-properties fo:break-before="auto" style:column-width="46.29pt"/>
    </style:style>
    <style:style style:name="co28" style:family="table-column">
      <style:table-column-properties fo:break-before="auto" style:column-width="45.61pt"/>
    </style:style>
    <style:style style:name="co29" style:family="table-column">
      <style:table-column-properties fo:break-before="auto" style:column-width="59.64pt"/>
    </style:style>
    <style:style style:name="co30" style:family="table-column">
      <style:table-column-properties fo:break-before="auto" style:column-width="56.1pt"/>
    </style:style>
    <style:style style:name="co31" style:family="table-column">
      <style:table-column-properties fo:break-before="auto" style:column-width="113.64pt"/>
    </style:style>
    <style:style style:name="ro1" style:family="table-row">
      <style:table-row-properties style:row-height="17.94pt" fo:break-before="auto" style:use-optimal-row-height="false"/>
    </style:style>
    <style:style style:name="ro2" style:family="table-row">
      <style:table-row-properties style:row-height="35.94pt" fo:break-before="auto" style:use-optimal-row-height="false"/>
    </style:style>
    <style:style style:name="ro3" style:family="table-row">
      <style:table-row-properties style:row-height="20.61pt" fo:break-before="auto" style:use-optimal-row-height="false"/>
    </style:style>
    <style:style style:name="ro4" style:family="table-row">
      <style:table-row-properties style:row-height="17.94pt" fo:break-before="page" style:use-optimal-row-height="false"/>
    </style:style>
    <style:style style:name="ro5" style:family="table-row">
      <style:table-row-properties style:row-height="12.81pt" fo:break-before="auto" style:use-optimal-row-height="false"/>
    </style:style>
    <style:style style:name="ro6" style:family="table-row">
      <style:table-row-properties style:row-height="20.44pt" fo:break-before="auto" style:use-optimal-row-height="false"/>
    </style:style>
    <style:style style:name="ro7" style:family="table-row">
      <style:table-row-properties style:row-height="24.49pt" fo:break-before="auto" style:use-optimal-row-height="false"/>
    </style:style>
    <style:style style:name="ro8" style:family="table-row">
      <style:table-row-properties style:row-height="23.84pt" fo:break-before="auto" style:use-optimal-row-height="false"/>
    </style:style>
    <style:style style:name="ro9" style:family="table-row">
      <style:table-row-properties style:row-height="15.9pt" fo:break-before="auto" style:use-optimal-row-height="false"/>
    </style:style>
    <style:style style:name="ro10" style:family="table-row">
      <style:table-row-properties style:row-height="12.81pt" fo:break-before="auto" style:use-optimal-row-height="true"/>
    </style:style>
    <style:style style:name="ro11" style:family="table-row">
      <style:table-row-properties style:row-height="18.71pt" fo:break-before="auto" style:use-optimal-row-height="false"/>
    </style:style>
    <style:style style:name="ro12" style:family="table-row">
      <style:table-row-properties style:row-height="14.66pt" fo:break-before="auto" style:use-optimal-row-height="true"/>
    </style:style>
    <style:style style:name="ta1" style:family="table" style:master-page-name="Report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57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color="#0000cc" fo:font-weight="bold" style:font-weight-asian="bold" style:font-weight-complex="bold"/>
    </style:style>
    <style:style style:name="ce4" style:family="table-cell" style:parent-style-name="Default" style:data-style-name="N0">
      <style:table-cell-properties style:text-align-source="fix" style:repeat-content="false" fo:wrap-option="wrap"/>
      <style:paragraph-properties fo:text-align="center" fo:margin-left="0pt"/>
      <style:text-properties fo:color="#0000cc" fo:font-weight="bold" style:font-weight-asian="bold" style:font-weight-complex="bold"/>
    </style:style>
    <style:style style:name="ce5" style:family="table-cell" style:parent-style-name="Default" style:data-style-name="N0">
      <style:table-cell-properties fo:border-bottom="0.74pt solid #000000" style:text-align-source="fix" style:repeat-content="false" fo:wrap-option="wrap" fo:border-left="none" fo:border-right="none" fo:border-top="none"/>
      <style:paragraph-properties fo:text-align="center" fo:margin-left="0pt"/>
      <style:text-properties fo:color="#0000cc" style:font-name="Liberation Sans" fo:font-weight="bold" style:font-name-asian="Droid Sans Fallback" style:font-weight-asian="bold" style:font-name-complex="FreeSans" style:font-weight-complex="bold"/>
    </style:style>
    <style:style style:name="ce15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7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/>
      <style:paragraph-properties fo:text-align="center" fo:margin-left="0pt"/>
      <style:text-properties fo:color="#0000cc" fo:font-weight="bold" style:font-weight-asian="bold" style:font-weight-complex="bold"/>
    </style:style>
    <style:style style:name="ce187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00cc"/>
    </style:style>
    <style:style style:name="ce188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pt"/>
      <style:text-properties fo:color="#0000cc"/>
    </style:style>
    <style:style style:name="ce191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color="#0000cc"/>
    </style:style>
    <style:style style:name="ce158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/>
      <style:paragraph-properties fo:text-align="center" fo:margin-left="0pt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color="#0000cc" fo:font-weight="normal" style:font-weight-asian="normal" style:font-weight-complex="normal"/>
    </style:style>
    <style:style style:name="ce13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/>
      <style:paragraph-properties fo:text-align="center" fo:margin-left="0pt"/>
      <style:text-properties fo:color="#0000cc" fo:font-weight="normal" style:font-weight-asian="normal" style:font-weight-complex="normal"/>
    </style:style>
    <style:style style:name="ce169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weight="normal" style:font-weight-asian="normal" style:font-weight-complex="normal"/>
    </style:style>
    <style:style style:name="ce170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/>
      <style:paragraph-properties fo:text-align="center" fo:margin-left="0pt"/>
      <style:text-properties fo:font-weight="normal" style:font-weight-asian="normal" style:font-weight-complex="normal"/>
    </style:style>
    <style:style style:name="ce166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pt"/>
    </style:style>
    <style:style style:name="ce168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175" style:family="table-cell" style:parent-style-name="Default">
      <style:table-cell-properties fo:border-bottom="none" style:text-align-source="fix" style:repeat-content="false" fo:wrap-option="wrap" fo:border-left="0.74pt solid #000000" fo:border-right="0.74pt solid #000000" fo:border-top="none"/>
      <style:paragraph-properties fo:text-align="center" fo:margin-left="0pt"/>
      <style:text-properties fo:font-weight="normal" style:font-weight-asian="normal" style:font-weight-complex="normal"/>
    </style:style>
    <style:style style:name="ce19" style:family="table-cell" style:parent-style-name="Default">
      <style:table-cell-properties fo:border-bottom="0.74pt solid #000000" style:text-align-source="fix" style:repeat-content="false" fo:wrap-option="wrap" fo:border-left="0.74pt solid #000000" fo:border-right="0.74pt solid #000000" fo:border-top="none"/>
      <style:paragraph-properties fo:text-align="center" fo:margin-left="0pt"/>
      <style:text-properties fo:color="#0000cc" fo:font-weight="bold" style:font-weight-asian="bold" style:font-weight-complex="bold"/>
    </style:style>
    <style:style style:name="ce178" style:family="table-cell" style:parent-style-name="Default">
      <style:table-cell-properties fo:border-bottom="0.74pt solid #000000" style:text-align-source="fix" style:repeat-content="false" fo:wrap-option="wrap" fo:border-left="0.74pt solid #000000" fo:border-right="0.74pt solid #000000" fo:border-top="none"/>
      <style:paragraph-properties fo:text-align="center" fo:margin-left="0pt"/>
      <style:text-properties fo:font-weight="normal" style:font-weight-asian="normal" style:font-weight-complex="normal"/>
    </style:style>
    <style:style style:name="ce179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pt"/>
      <style:text-properties fo:font-weight="normal" style:font-weight-asian="normal" style:font-weight-complex="normal"/>
    </style:style>
    <style:style style:name="ce18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pt"/>
      <style:text-properties fo:font-weight="normal" style:font-weight-asian="normal" style:font-weight-complex="normal"/>
    </style:style>
    <style:style style:name="ce184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00cc" fo:font-weight="bold" style:font-weight-asian="bold" style:font-weight-complex="bold"/>
    </style:style>
    <style:style style:name="ce185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pt"/>
      <style:text-properties fo:color="#0000cc" fo:font-weight="bold" style:font-weight-asian="bold" style:font-weight-complex="bold"/>
    </style:style>
    <style:style style:name="ce186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6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/>
      <style:paragraph-properties fo:text-align="center" fo:margin-left="0pt"/>
      <style:text-properties fo:color="#0000cc" style:font-name="Liberation Sans" fo:font-weight="bold" style:font-name-asian="Droid Sans Fallback" style:font-weight-asian="bold" style:font-name-complex="FreeSans" style:font-weight-complex="bold"/>
    </style:style>
    <style:style style:name="ce189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color="#000099" fo:font-weight="normal" style:font-weight-asian="normal" style:font-weight-complex="normal"/>
    </style:style>
    <style:style style:name="ce190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/>
      <style:paragraph-properties fo:text-align="center" fo:margin-left="0pt"/>
      <style:text-properties fo:color="#000099" fo:font-weight="normal" style:font-weight-asian="normal" style:font-weight-complex="normal"/>
    </style:style>
    <style:style style:name="ce199" style:family="table-cell" style:parent-style-name="Default">
      <style:table-cell-properties fo:border-bottom="none" style:text-align-source="fix" style:repeat-content="false" fo:background-color="transparent" fo:wrap-option="wrap" fo:border-left="0.74pt solid #000000" fo:border-right="0.74pt solid #000000" fo:border-top="none"/>
      <style:paragraph-properties fo:text-align="center" fo:margin-left="0pt"/>
      <style:text-properties fo:font-weight="normal" style:font-weight-asian="normal" style:font-weight-complex="normal"/>
    </style:style>
    <style:style style:name="ce30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0.74pt solid #000000" fo:border-top="none"/>
      <style:paragraph-properties fo:text-align="center" fo:margin-left="0pt"/>
      <style:text-properties fo:color="#0000cc" fo:font-weight="bold" style:font-weight-asian="bold" style:font-weight-complex="bold"/>
    </style:style>
    <style:style style:name="ce201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0.74pt solid #000000" fo:border-top="none"/>
      <style:paragraph-properties fo:text-align="center" fo:margin-left="0pt"/>
      <style:text-properties fo:font-weight="normal" style:font-weight-asian="normal" style:font-weight-complex="normal"/>
    </style:style>
    <style:style style:name="ce203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none"/>
      <style:paragraph-properties fo:text-align="center" fo:margin-left="0pt"/>
      <style:text-properties fo:font-weight="normal" style:font-weight-asian="normal" style:font-weight-complex="normal"/>
    </style:style>
    <style:style style:name="ce204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none"/>
      <style:paragraph-properties fo:text-align="center" fo:margin-left="0pt"/>
      <style:text-properties fo:font-weight="normal" style:font-weight-asian="normal" style:font-weight-complex="normal"/>
    </style:style>
    <style:style style:name="ce194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35" style:family="table-cell" style:parent-style-name="Default">
      <style:table-cell-properties fo:border-bottom="none" fo:background-color="#eeeeee" style:text-align-source="fix" style:repeat-content="false" fo:wrap-option="wrap" fo:border-left="0.74pt solid #000000" fo:border-right="0.74pt solid #000000" fo:border-top="none"/>
      <style:paragraph-properties fo:text-align="center" fo:margin-left="0pt"/>
      <style:text-properties fo:font-weight="normal" style:font-weight-asian="normal" style:font-weight-complex="normal"/>
    </style:style>
    <style:style style:name="ce36" style:family="table-cell" style:parent-style-name="Default">
      <style:table-cell-properties fo:border-bottom="0.74pt solid #000000" fo:background-color="#eeeeee" style:text-align-source="fix" style:repeat-content="false" fo:wrap-option="wrap" fo:border-left="0.74pt solid #000000" fo:border-right="0.74pt solid #000000" fo:border-top="none"/>
      <style:paragraph-properties fo:text-align="center" fo:margin-left="0pt"/>
      <style:text-properties fo:color="#0000cc" fo:font-weight="bold" style:font-weight-asian="bold" style:font-weight-complex="bold"/>
    </style:style>
    <style:style style:name="ce37" style:family="table-cell" style:parent-style-name="Default">
      <style:table-cell-properties fo:border-bottom="0.74pt solid #000000" fo:background-color="#eeeeee" style:text-align-source="fix" style:repeat-content="false" fo:wrap-option="wrap" fo:border-left="0.74pt solid #000000" fo:border-right="0.74pt solid #000000" fo:border-top="none"/>
      <style:paragraph-properties fo:text-align="center" fo:margin-left="0pt"/>
      <style:text-properties fo:font-weight="normal" style:font-weight-asian="normal" style:font-weight-complex="normal"/>
    </style:style>
    <style:style style:name="ce38" style:family="table-cell" style:parent-style-name="Default">
      <style:table-cell-properties fo:border-bottom="none" fo:background-color="#eeeeee" style:text-align-source="fix" style:repeat-content="false" fo:border-left="0.74pt solid #000000" fo:border-right="0.74pt solid #000000" fo:border-top="none"/>
      <style:paragraph-properties fo:text-align="center" fo:margin-left="0pt"/>
      <style:text-properties fo:font-weight="normal" style:font-weight-asian="normal" style:font-weight-complex="normal"/>
    </style:style>
    <style:style style:name="ce39" style:family="table-cell" style:parent-style-name="Default">
      <style:table-cell-properties fo:border-bottom="0.74pt solid #000000" fo:background-color="#eeeeee" style:text-align-source="fix" style:repeat-content="false" fo:border-left="0.74pt solid #000000" fo:border-right="0.74pt solid #000000" fo:border-top="none"/>
      <style:paragraph-properties fo:text-align="center" fo:margin-left="0pt"/>
      <style:text-properties fo:font-weight="normal" style:font-weight-asian="normal" style:font-weight-complex="normal"/>
    </style:style>
    <style:style style:name="ce89" style:family="table-cell" style:parent-style-name="Default">
      <style:text-properties style:use-window-font-color="true" fo:font-size="8pt" style:font-size-asian="8pt" style:font-size-complex="8pt"/>
    </style:style>
    <style:style style:name="ce205" style:family="table-cell" style:parent-style-name="Default">
      <style:text-properties style:use-window-font-color="true"/>
    </style:style>
    <style:style style:name="ce9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fo:font-weight="bold" style:font-weight-asian="bold" style:font-weight-complex="bold"/>
    </style:style>
    <style:style style:name="ce59" style:family="table-cell" style:parent-style-name="Default">
      <style:text-properties style:use-window-font-color="true" fo:font-weight="bold" style:font-weight-asian="bold" style:font-weight-complex="bold"/>
    </style:style>
    <style:style style:name="ce93" style:family="table-cell" style:parent-style-name="Default">
      <style:text-properties style:use-window-font-color="true" fo:font-weight="normal" style:font-weight-asian="normal" style:font-weight-complex="normal"/>
    </style:style>
    <style:style style:name="ce94" style:family="table-cell" style:parent-style-name="Default">
      <style:table-cell-properties fo:border="0.06pt solid #000000"/>
      <style:text-properties style:use-window-font-color="true" fo:font-weight="bold" style:font-weight-asian="bold" style:font-weight-complex="bold"/>
    </style:style>
    <style:style style:name="ce210" style:family="table-cell" style:parent-style-name="Default">
      <style:table-cell-properties style:text-align-source="fix" style:repeat-content="false"/>
      <style:paragraph-properties fo:text-align="center" fo:margin-left="0pt"/>
      <style:text-properties style:use-window-font-color="true" fo:font-weight="bold" style:font-weight-asian="bold" style:font-weight-complex="bold"/>
    </style:style>
    <style:style style:name="ce4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color="#0000cc" fo:font-weight="bold" style:font-weight-asian="bold" style:font-weight-complex="bold"/>
    </style:style>
    <style:style style:name="ce97" style:family="table-cell" style:parent-style-name="Default">
      <style:table-cell-properties style:text-align-source="fix" style:repeat-content="false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213" style:family="table-cell" style:parent-style-name="Default">
      <style:table-cell-properties style:text-align-source="fix" style:repeat-content="false"/>
      <style:paragraph-properties fo:text-align="center" fo:margin-left="0pt"/>
      <style:text-properties style:use-window-font-color="true"/>
    </style:style>
    <style:style style:name="ce99" style:family="table-cell" style:parent-style-name="Default">
      <style:table-cell-properties style:text-align-source="fix" style:repeat-content="false"/>
      <style:paragraph-properties fo:text-align="center" fo:margin-left="0pt"/>
      <style:text-properties style:use-window-font-color="true" fo:font-size="8pt" style:font-size-asian="8pt" style:font-size-complex="8pt"/>
    </style:style>
    <style:style style:name="ce100" style:family="table-cell" style:parent-style-name="Default">
      <style:table-cell-properties style:text-align-source="fix" style:repeat-content="false"/>
      <style:paragraph-properties fo:text-align="end" fo:margin-left="0pt"/>
      <style:text-properties style:use-window-font-color="true" fo:font-weight="bold" style:font-weight-asian="bold" style:font-weight-complex="bold"/>
    </style:style>
    <style:style style:name="ce9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use-window-font-color="true" fo:font-weight="bold" style:font-weight-asian="bold" style:font-weight-complex="bold"/>
    </style:style>
    <style:style style:name="ce53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/>
      <style:paragraph-properties fo:text-align="center" fo:margin-left="0pt"/>
      <style:text-properties fo:color="#0000cc" fo:font-weight="bold" style:font-weight-asian="bold" style:font-weight-complex="bold"/>
    </style:style>
    <style:style style:name="ce13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color="#000099" fo:font-weight="normal" style:font-weight-asian="normal" style:font-weight-complex="normal"/>
    </style:style>
    <style:style style:name="ce140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0099" fo:font-weight="bold" style:font-weight-asian="bold" style:font-weight-complex="bold"/>
    </style:style>
    <style:style style:name="ce142" style:family="table-cell" style:parent-style-name="Default" style:data-style-name="N115">
      <style:table-cell-properties style:text-align-source="fix" style:repeat-content="false"/>
      <style:paragraph-properties fo:text-align="center" fo:margin-left="0pt"/>
      <style:text-properties fo:color="#000099" fo:font-weight="normal" style:font-weight-asian="normal" style:font-weight-complex="normal"/>
    </style:style>
    <style:style style:name="ce222" style:family="table-cell" style:parent-style-name="Default" style:data-style-name="N0">
      <style:table-cell-properties style:text-align-source="fix" style:repeat-content="false"/>
      <style:paragraph-properties fo:text-align="center" fo:margin-left="0pt"/>
      <style:text-properties fo:color="#000099" fo:font-weight="normal" style:font-weight-asian="normal" style:font-weight-complex="normal"/>
    </style:style>
    <style:style style:name="ce143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0099" fo:font-weight="normal" style:font-weight-asian="normal" style:font-weight-complex="normal"/>
    </style:style>
    <style:style style:name="ce145" style:family="table-cell" style:parent-style-name="Default">
      <style:text-properties fo:color="#000099"/>
    </style:style>
    <style:style style:name="ce104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fo:font-weight="bold" style:font-weight-asian="bold" style:font-weight-complex="bold"/>
    </style:style>
    <style:style style:name="ce120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/>
    </style:style>
    <style:style style:name="ce65" style:family="table-cell" style:parent-style-name="Default" style:data-style-name="N116">
      <style:table-cell-properties style:text-align-source="fix" style:repeat-content="false"/>
      <style:paragraph-properties fo:text-align="center" fo:margin-left="0pt"/>
      <style:text-properties fo:color="#0000cc"/>
    </style:style>
    <style:style style:name="ce87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color="#000099" fo:font-weight="bold" style:font-weight-asian="bold" style:font-weight-complex="bold"/>
    </style:style>
    <style:style style:name="ce66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style:use-window-font-color="true"/>
    </style:style>
    <style:style style:name="ce105" style:family="table-cell" style:parent-style-name="Default">
      <style:table-cell-properties style:text-align-source="fix" style:repeat-content="false"/>
      <style:paragraph-properties fo:text-align="end" fo:margin-left="0pt"/>
      <style:text-properties style:use-window-font-color="true"/>
    </style:style>
    <style:style style:name="ce109" style:family="table-cell" style:parent-style-name="Default">
      <style:table-cell-properties fo:border="none"/>
      <style:text-properties fo:color="#000099"/>
    </style:style>
    <style:style style:name="ce68" style:family="table-cell" style:parent-style-name="Default">
      <style:table-cell-properties fo:border="none"/>
      <style:text-properties style:use-window-font-color="true"/>
    </style:style>
    <style:style style:name="ce106" style:family="table-cell" style:parent-style-name="Default" style:data-style-name="N116">
      <style:text-properties style:use-window-font-color="true" fo:font-weight="bold" style:font-weight-asian="bold" style:font-weight-complex="bold"/>
    </style:style>
    <style:style style:name="ce107" style:family="table-cell" style:parent-style-name="Default" style:data-style-name="N115">
      <style:table-cell-properties style:text-align-source="fix" style:repeat-content="false"/>
      <style:paragraph-properties fo:text-align="center" fo:margin-left="0pt"/>
      <style:text-properties style:use-window-font-color="true" fo:font-weight="bold" style:font-weight-asian="bold" style:font-weight-complex="bold"/>
    </style:style>
    <style:style style:name="ce71" style:family="table-cell" style:parent-style-name="Default" style:data-style-name="N115">
      <style:table-cell-properties style:text-align-source="fix" style:repeat-content="false" fo:border="none"/>
      <style:paragraph-properties fo:text-align="center" fo:margin-left="0pt"/>
      <style:text-properties style:use-window-font-color="true" fo:font-weight="bold" style:font-weight-asian="bold" style:font-weight-complex="bold"/>
    </style:style>
    <style:style style:name="ce103" style:family="table-cell" style:parent-style-name="Default" style:data-style-name="N115">
      <style:table-cell-properties style:text-align-source="fix" style:repeat-content="false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7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fo:color="#0000cc"/>
    </style:style>
    <style:style style:name="ce73" style:family="table-cell" style:parent-style-name="Default">
      <style:text-properties fo:color="#0000cc"/>
    </style:style>
    <style:style style:name="ce254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88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color="#0000cc" fo:font-weight="bold" style:font-weight-asian="bold" style:font-weight-complex="bold"/>
    </style:style>
    <style:style style:name="ce255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font-weight="bold" style:font-weight-asian="bold" style:font-weight-complex="bold"/>
    </style:style>
    <style:style style:name="ce256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fo:font-size="16pt" fo:font-weight="bold" style:font-size-asian="16pt" style:font-weight-asian="bold" style:font-size-complex="16pt" style:font-weight-complex="bold"/>
    </style:style>
    <style:style style:name="ce123" style:family="table-cell" style:parent-style-name="Default" style:data-style-name="N0">
      <style:table-cell-properties style:text-align-source="fix" style:repeat-content="false" fo:background-color="transparent"/>
      <style:paragraph-properties fo:text-align="center" fo:margin-left="0pt"/>
      <style:text-properties fo:color="#0000cc" style:font-name="Liberation Sans" fo:font-weight="bold" style:font-name-asian="Droid Sans Fallback" style:font-weight-asian="bold" style:font-name-complex="FreeSans" style:font-weight-complex="bold"/>
    </style:style>
    <style:style style:name="ce12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pt"/>
      <style:text-properties fo:color="#0000cc" style:font-name="Liberation Sans" fo:font-weight="bold" style:font-name-asian="Droid Sans Fallback" style:font-weight-asian="bold" style:font-name-complex="FreeSans" style:font-weight-complex="bold"/>
    </style:style>
    <style:style style:name="ce257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12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pt"/>
      <style:text-properties fo:font-size="12pt" fo:font-weight="bold" style:font-size-asian="12pt" style:font-weight-asian="bold" style:font-size-complex="12pt" style:font-weight-complex="bold"/>
    </style:style>
    <style:style style:name="ce126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color="#0000cc" style:font-name="Liberation Sans" fo:font-weight="bold" style:font-name-asian="Droid Sans Fallback" style:font-weight-asian="bold" style:font-name-complex="FreeSans" style:font-weight-complex="bold"/>
    </style:style>
    <style:style style:name="ce80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fo:color="#0000cc" fo:font-weight="bold" style:font-weight-asian="bold" style:font-weight-complex="bold"/>
    </style:style>
    <style:style style:name="ce25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</style:style>
    <style:style style:name="ce82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00cc" fo:font-size="12pt" fo:font-weight="bold" style:font-size-asian="12pt" style:font-weight-asian="bold" style:font-size-complex="12pt" style:font-weight-complex="bold"/>
    </style:style>
    <style:style style:name="ce260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26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59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fo:font-weight="bold" style:font-weight-asian="bold" style:font-weight-complex="bold"/>
    </style:style>
    <style:style style:name="ce13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00cc" fo:font-weight="bold" style:font-weight-asian="bold" style:font-weight-complex="bold"/>
    </style:style>
    <style:style style:name="ce134" style:family="table-cell" style:parent-style-name="Default">
      <style:text-properties fo:color="#0000cc" fo:font-weight="bold" style:font-weight-asian="bold" style:font-weight-complex="bold"/>
    </style:style>
    <style:style style:name="ce26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use-window-font-color="true" fo:font-weight="bold" style:font-weight-asian="bold" style:font-weight-complex="bold"/>
    </style:style>
    <style:style style:name="ce9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color="#0000cc" fo:font-weight="bold" style:font-weight-asian="bold" style:font-weight-complex="bold"/>
    </style:style>
    <style:style style:name="ce147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0099"/>
    </style:style>
    <style:style style:name="ce95" style:family="table-cell" style:parent-style-name="Default">
      <style:table-cell-properties style:glyph-orientation-vertical="0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</style:style>
    <style:style style:name="ce98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FI" table:style-name="ta1">
        <table:table-column table:style-name="co1" table:default-cell-style-name="ce155"/>
        <table:table-column table:style-name="co2" table:number-columns-repeated="2" table:default-cell-style-name="ce155"/>
        <table:table-column table:style-name="co3" table:default-cell-style-name="ce155"/>
        <table:table-column table:style-name="co4" table:default-cell-style-name="ce155"/>
        <table:table-column table:style-name="co5" table:default-cell-style-name="ce155"/>
        <table:table-column table:style-name="co6" table:number-columns-repeated="17" table:default-cell-style-name="ce155"/>
        <table:table-column table:style-name="co7" table:default-cell-style-name="ce186"/>
        <table:table-column table:style-name="co8" table:default-cell-style-name="ce155"/>
        <table:table-column table:style-name="co9" table:number-columns-repeated="4" table:default-cell-style-name="ce155"/>
        <table:table-column table:style-name="co10" table:default-cell-style-name="ce155"/>
        <table:table-column table:style-name="co9" table:number-columns-repeated="985" table:default-cell-style-name="ce155"/>
        <table:table-column table:style-name="co9" table:number-columns-repeated="9" table:default-cell-style-name="Default"/>
        <table:table-header-rows>
          <table:table-row table:style-name="ro1">
            <table:table-cell table:style-name="ce157" office:value-type="string" calcext:value-type="string">
              <text:p>FI</text:p>
            </table:table-cell>
            <table:table-cell table:style-name="ce157" table:number-columns-repeated="5"/>
            <table:table-cell table:style-name="ce175" office:value-type="float" office:value="1" calcext:value-type="float">
              <text:p>1</text:p>
            </table:table-cell>
            <table:table-cell table:style-name="ce175" office:value-type="float" office:value="2" calcext:value-type="float">
              <text:p>2</text:p>
            </table:table-cell>
            <table:table-cell table:style-name="ce175" office:value-type="float" office:value="3" calcext:value-type="float">
              <text:p>3</text:p>
            </table:table-cell>
            <table:table-cell table:style-name="ce175" office:value-type="float" office:value="4" calcext:value-type="float">
              <text:p>4</text:p>
            </table:table-cell>
            <table:table-cell table:style-name="ce175" office:value-type="float" office:value="5" calcext:value-type="float">
              <text:p>5</text:p>
            </table:table-cell>
            <table:table-cell table:style-name="ce175" office:value-type="float" office:value="6" calcext:value-type="float">
              <text:p>6</text:p>
            </table:table-cell>
            <table:table-cell table:style-name="ce175" office:value-type="float" office:value="7" calcext:value-type="float">
              <text:p>7</text:p>
            </table:table-cell>
            <table:table-cell table:style-name="ce175" office:value-type="float" office:value="8" calcext:value-type="float">
              <text:p>8</text:p>
            </table:table-cell>
            <table:table-cell table:style-name="ce175" office:value-type="float" office:value="9" calcext:value-type="float">
              <text:p>9</text:p>
            </table:table-cell>
            <table:table-cell table:style-name="ce175" office:value-type="float" office:value="10" calcext:value-type="float">
              <text:p>10</text:p>
            </table:table-cell>
            <table:table-cell table:style-name="ce175" office:value-type="float" office:value="11" calcext:value-type="float">
              <text:p>11</text:p>
            </table:table-cell>
            <table:table-cell table:style-name="ce175" office:value-type="float" office:value="12" calcext:value-type="float">
              <text:p>12</text:p>
            </table:table-cell>
            <table:table-cell table:style-name="ce175" office:value-type="float" office:value="13" calcext:value-type="float">
              <text:p>13</text:p>
            </table:table-cell>
            <table:table-cell table:style-name="ce175" office:value-type="float" office:value="14" calcext:value-type="float">
              <text:p>14</text:p>
            </table:table-cell>
            <table:table-cell table:style-name="ce175" office:value-type="float" office:value="15" calcext:value-type="float">
              <text:p>15</text:p>
            </table:table-cell>
            <table:table-cell table:style-name="ce175" office:value-type="float" office:value="16" calcext:value-type="float">
              <text:p>16</text:p>
            </table:table-cell>
            <table:table-cell table:style-name="ce175" office:value-type="float" office:value="17" calcext:value-type="float">
              <text:p>17</text:p>
            </table:table-cell>
            <table:table-cell table:style-name="ce157" table:number-columns-repeated="992"/>
            <table:table-cell table:number-columns-repeated="9"/>
          </table:table-row>
          <table:table-row table:style-name="ro2">
            <table:table-cell table:style-name="ce2" office:value-type="string" calcext:value-type="string">
              <text:p>Module</text:p>
            </table:table-cell>
            <table:table-cell table:style-name="ce2" office:value-type="string" calcext:value-type="string">
              <text:p>UE</text:p>
            </table:table-cell>
            <table:table-cell table:style-name="ce2" office:value-type="string" calcext:value-type="string">
              <text:p>Type</text:p>
            </table:table-cell>
            <table:table-cell table:style-name="ce158" office:value-type="string" calcext:value-type="string">
              <text:p>PPN (h.)</text:p>
            </table:table-cell>
            <table:table-cell table:style-name="ce158" office:value-type="string" calcext:value-type="string">
              <text:p>Prév : vol h.</text:p>
            </table:table-cell>
            <table:table-cell table:style-name="ce158" office:value-type="string" calcext:value-type="string">
              <text:p>Prev : Nb Séances</text:p>
            </table:table-cell>
            <table:table-cell table:style-name="ce19" table:formula="of:=INDIRECT(ADDRESS(COLUMN()-5;9;1;0;&quot;static&quot;);0)" office:value-type="float" office:value="36" calcext:value-type="float">
              <text:p>36</text:p>
            </table:table-cell>
            <table:table-cell table:style-name="ce19" table:formula="of:=INDIRECT(ADDRESS(COLUMN()-5;9;1;0;&quot;static&quot;);0)" office:value-type="float" office:value="37" calcext:value-type="float">
              <text:p>37</text:p>
            </table:table-cell>
            <table:table-cell table:style-name="ce19" table:formula="of:=INDIRECT(ADDRESS(COLUMN()-5;9;1;0;&quot;static&quot;);0)" office:value-type="float" office:value="38" calcext:value-type="float">
              <text:p>38</text:p>
            </table:table-cell>
            <table:table-cell table:style-name="ce19" table:formula="of:=INDIRECT(ADDRESS(COLUMN()-5;9;1;0;&quot;static&quot;);0)" office:value-type="float" office:value="39" calcext:value-type="float">
              <text:p>39</text:p>
            </table:table-cell>
            <table:table-cell table:style-name="ce19" table:formula="of:=INDIRECT(ADDRESS(COLUMN()-5;9;1;0;&quot;static&quot;);0)" office:value-type="float" office:value="40" calcext:value-type="float">
              <text:p>40</text:p>
            </table:table-cell>
            <table:table-cell table:style-name="ce19" table:formula="of:=INDIRECT(ADDRESS(COLUMN()-5;9;1;0;&quot;static&quot;);0)" office:value-type="float" office:value="41" calcext:value-type="float">
              <text:p>41</text:p>
            </table:table-cell>
            <table:table-cell table:style-name="ce19" table:formula="of:=INDIRECT(ADDRESS(COLUMN()-5;9;1;0;&quot;static&quot;);0)" office:value-type="float" office:value="42" calcext:value-type="float">
              <text:p>42</text:p>
            </table:table-cell>
            <table:table-cell table:style-name="ce19" table:formula="of:=INDIRECT(ADDRESS(COLUMN()-5;9;1;0;&quot;static&quot;);0)" office:value-type="float" office:value="43" calcext:value-type="float">
              <text:p>43</text:p>
            </table:table-cell>
            <table:table-cell table:style-name="ce19" table:formula="of:=INDIRECT(ADDRESS(COLUMN()-5;9;1;0;&quot;static&quot;);0)" office:value-type="float" office:value="45" calcext:value-type="float">
              <text:p>45</text:p>
            </table:table-cell>
            <table:table-cell table:style-name="ce19" table:formula="of:=INDIRECT(ADDRESS(COLUMN()-5;9;1;0;&quot;static&quot;);0)" office:value-type="float" office:value="46" calcext:value-type="float">
              <text:p>46</text:p>
            </table:table-cell>
            <table:table-cell table:style-name="ce19" table:formula="of:=INDIRECT(ADDRESS(COLUMN()-5;9;1;0;&quot;static&quot;);0)" office:value-type="float" office:value="47" calcext:value-type="float">
              <text:p>47</text:p>
            </table:table-cell>
            <table:table-cell table:style-name="ce19" table:formula="of:=INDIRECT(ADDRESS(COLUMN()-5;9;1;0;&quot;static&quot;);0)" office:value-type="float" office:value="48" calcext:value-type="float">
              <text:p>48</text:p>
            </table:table-cell>
            <table:table-cell table:style-name="ce19" table:formula="of:=INDIRECT(ADDRESS(COLUMN()-5;9;1;0;&quot;static&quot;);0)" office:value-type="float" office:value="49" calcext:value-type="float">
              <text:p>49</text:p>
            </table:table-cell>
            <table:table-cell table:style-name="ce19" table:formula="of:=INDIRECT(ADDRESS(COLUMN()-5;9;1;0;&quot;static&quot;);0)" office:value-type="float" office:value="50" calcext:value-type="float">
              <text:p>50</text:p>
            </table:table-cell>
            <table:table-cell table:style-name="ce19" table:formula="of:=INDIRECT(ADDRESS(COLUMN()-5;9;1;0;&quot;static&quot;);0)" office:value-type="float" office:value="51" calcext:value-type="float">
              <text:p>51</text:p>
            </table:table-cell>
            <table:table-cell table:style-name="ce19" table:formula="of:=INDIRECT(ADDRESS(COLUMN()-5;9;1;0;&quot;static&quot;);0)" office:value-type="float" office:value="0" calcext:value-type="float">
              <text:p>0</text:p>
            </table:table-cell>
            <table:table-cell table:style-name="ce19" table:formula="of:=INDIRECT(ADDRESS(COLUMN()-5;9;1;0;&quot;static&quot;);0)" office:value-type="float" office:value="0" calcext:value-type="float">
              <text:p>0</text:p>
            </table:table-cell>
            <table:table-cell table:style-name="ce158" office:value-type="string" calcext:value-type="string">
              <text:p>TOTAL</text:p>
            </table:table-cell>
            <table:table-cell table:style-name="ce158" office:value-type="string" calcext:value-type="string">
              <text:p>ecart (nb seances)</text:p>
            </table:table-cell>
            <table:table-cell table:style-name="ce158" table:number-columns-repeated="990"/>
            <table:table-cell table:number-columns-repeated="9"/>
          </table:table-row>
        </table:table-header-rows>
        <table:table-row table:style-name="ro3">
          <table:table-cell table:style-name="ce3" table:formula="of:=INDIRECT(ADDRESS(1+ROW()/3;6;4;1;&quot;static&quot;);1)" office:value-type="string" office:string-value="M2101" calcext:value-type="string">
            <text:p>M2101</text:p>
          </table:table-cell>
          <table:table-cell table:style-name="ce3" table:formula="of:=MID([.A3];3;1)" office:value-type="string" office:string-value="1" calcext:value-type="string">
            <text:p>1</text:p>
          </table:table-cell>
          <table:table-cell table:style-name="ce187" office:value-type="string" calcext:value-type="string">
            <text:p>CM</text:p>
          </table:table-cell>
          <table:table-cell table:style-name="ce12" table:formula="of:=INDIRECT(ADDRESS(1+ROW()/3;2+MOD(ROW();3);4;1;&quot;vol_ppn&quot;);1)" office:value-type="float" office:value="9" calcext:value-type="float">
            <text:p>9</text:p>
          </table:table-cell>
          <table:table-cell table:style-name="ce169" office:value-type="float" office:value="9" calcext:value-type="float">
            <text:p>9</text:p>
          </table:table-cell>
          <table:table-cell table:style-name="ce187" table:formula="of:=[.E3]/DUREE_CM" office:value-type="float" office:value="6" calcext:value-type="float">
            <text:p>6</text:p>
          </table:table-cell>
          <table:table-cell table:style-name="ce175"/>
          <table:table-cell table:style-name="ce175" office:value-type="float" office:value="1" calcext:value-type="float">
            <text:p>1</text:p>
          </table:table-cell>
          <table:table-cell table:style-name="ce175"/>
          <table:table-cell table:style-name="ce175" office:value-type="float" office:value="1" calcext:value-type="float">
            <text:p>1</text:p>
          </table:table-cell>
          <table:table-cell table:style-name="ce175" table:number-columns-repeated="4"/>
          <table:table-cell table:style-name="ce175" office:value-type="float" office:value="1" calcext:value-type="float">
            <text:p>1</text:p>
          </table:table-cell>
          <table:table-cell table:style-name="ce175" table:number-columns-repeated="3"/>
          <table:table-cell table:style-name="ce175" office:value-type="float" office:value="1" calcext:value-type="float">
            <text:p>1</text:p>
          </table:table-cell>
          <table:table-cell table:style-name="ce175" table:number-columns-repeated="4"/>
          <table:table-cell table:style-name="ce184" table:formula="of:=SUM([.G3:.W3])" office:value-type="float" office:value="4" calcext:value-type="float">
            <text:p>4</text:p>
          </table:table-cell>
          <table:table-cell table:style-name="ce187" table:formula="of:=[.F3]-[.X3]" office:value-type="float" office:value="2" calcext:value-type="float">
            <text:p>2</text:p>
          </table:table-cell>
          <table:table-cell table:style-name="ce157" table:number-columns-repeated="990"/>
          <table:table-cell table:number-columns-repeated="9"/>
        </table:table-row>
        <table:table-row table:style-name="ro1">
          <table:table-cell table:style-name="ce4" table:formula="of:=[.A3]" office:value-type="string" office:string-value="M2101" calcext:value-type="string">
            <text:p>M2101</text:p>
          </table:table-cell>
          <table:table-cell table:style-name="ce3" table:formula="of:=MID([.A4];3;1)" office:value-type="string" office:string-value="1" calcext:value-type="string">
            <text:p>1</text:p>
          </table:table-cell>
          <table:table-cell table:style-name="ce187" office:value-type="string" calcext:value-type="string">
            <text:p>TD</text:p>
          </table:table-cell>
          <table:table-cell table:style-name="ce12" table:formula="of:=INDIRECT(ADDRESS(1+ROW()/3;2+MOD(ROW();3);4;1;&quot;vol_ppn&quot;);1)" office:value-type="float" office:value="15" calcext:value-type="float">
            <text:p>15</text:p>
          </table:table-cell>
          <table:table-cell table:style-name="ce169" office:value-type="float" office:value="15" calcext:value-type="float">
            <text:p>15</text:p>
          </table:table-cell>
          <table:table-cell table:style-name="ce187" table:formula="of:=[.E4]/DUREE_TD" office:value-type="float" office:value="10" calcext:value-type="float">
            <text:p>10</text:p>
          </table:table-cell>
          <table:table-cell table:style-name="ce175"/>
          <table:table-cell table:number-columns-repeated="9" table:style-name="ce175" office:value-type="float" office:value="1" calcext:value-type="float">
            <text:p>1</text:p>
          </table:table-cell>
          <table:table-cell table:style-name="ce175"/>
          <table:table-cell table:style-name="ce175" office:value-type="float" office:value="1" calcext:value-type="float">
            <text:p>1</text:p>
          </table:table-cell>
          <table:table-cell table:style-name="ce175" table:number-columns-repeated="5"/>
          <table:table-cell table:style-name="ce184" table:formula="of:=SUM([.G4:.W4])" office:value-type="float" office:value="10" calcext:value-type="float">
            <text:p>10</text:p>
          </table:table-cell>
          <table:table-cell table:style-name="ce187" table:formula="of:=[.F4]-[.X4]" office:value-type="float" office:value="0" calcext:value-type="float">
            <text:p>0</text:p>
          </table:table-cell>
          <table:table-cell table:style-name="ce157" table:number-columns-repeated="990"/>
          <table:table-cell table:number-columns-repeated="9"/>
        </table:table-row>
        <table:table-row table:style-name="ro1">
          <table:table-cell table:style-name="ce5" table:formula="of:=[.A3]" office:value-type="string" office:string-value="M2101" calcext:value-type="string">
            <text:p>M2101</text:p>
          </table:table-cell>
          <table:table-cell table:style-name="ce7" table:formula="of:=MID([.A5];3;1)" office:value-type="string" office:string-value="1" calcext:value-type="string">
            <text:p>1</text:p>
          </table:table-cell>
          <table:table-cell table:style-name="ce188" office:value-type="string" calcext:value-type="string">
            <text:p>TP</text:p>
          </table:table-cell>
          <table:table-cell table:style-name="ce13" table:formula="of:=INDIRECT(ADDRESS(1+ROW()/3;2+MOD(ROW();3);4;1;&quot;vol_ppn&quot;);1)" office:value-type="float" office:value="36" calcext:value-type="float">
            <text:p>36</text:p>
          </table:table-cell>
          <table:table-cell table:style-name="ce170" office:value-type="float" office:value="33" calcext:value-type="float">
            <text:p>33</text:p>
          </table:table-cell>
          <table:table-cell table:style-name="ce188" table:formula="of:=[.E5]/DUREE_TP" office:value-type="float" office:value="22" calcext:value-type="float">
            <text:p>22</text:p>
          </table:table-cell>
          <table:table-cell table:style-name="ce178" table:number-columns-repeated="2"/>
          <table:table-cell table:number-columns-repeated="11" table:style-name="ce178" office:value-type="float" office:value="2" calcext:value-type="float">
            <text:p>2</text:p>
          </table:table-cell>
          <table:table-cell table:style-name="ce178" table:number-columns-repeated="4"/>
          <table:table-cell table:style-name="ce185" table:formula="of:=SUM([.G5:.W5])" office:value-type="float" office:value="22" calcext:value-type="float">
            <text:p>22</text:p>
          </table:table-cell>
          <table:table-cell table:style-name="ce188" table:formula="of:=[.F5]-[.X5]" office:value-type="float" office:value="0" calcext:value-type="float">
            <text:p>0</text:p>
          </table:table-cell>
          <table:table-cell table:style-name="ce158" table:number-columns-repeated="990"/>
          <table:table-cell table:number-columns-repeated="9"/>
        </table:table-row>
        <table:table-row table:style-name="ro1">
          <table:table-cell table:style-name="ce3" table:formula="of:=INDIRECT(ADDRESS(1+ROW()/3;6;4;1;&quot;static&quot;);1)" office:value-type="string" office:string-value="M2102" calcext:value-type="string">
            <text:p>M2102</text:p>
          </table:table-cell>
          <table:table-cell table:style-name="ce3" table:formula="of:=MID([.A6];3;1)" office:value-type="string" office:string-value="1" calcext:value-type="string">
            <text:p>1</text:p>
          </table:table-cell>
          <table:table-cell table:style-name="ce187" office:value-type="string" calcext:value-type="string">
            <text:p>CM</text:p>
          </table:table-cell>
          <table:table-cell table:style-name="ce12" table:formula="of:=INDIRECT(ADDRESS(1+ROW()/3;2+MOD(ROW();3);4;1;&quot;vol_ppn&quot;);1)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187" table:formula="of:=[.E6]/DUREE_CM" office:value-type="float" office:value="2" calcext:value-type="float">
            <text:p>2</text:p>
          </table:table-cell>
          <table:table-cell table:style-name="ce179" office:value-type="float" office:value="1" calcext:value-type="float">
            <text:p>1</text:p>
          </table:table-cell>
          <table:table-cell table:style-name="ce179" table:number-columns-repeated="10"/>
          <table:table-cell table:number-columns-repeated="2" table:style-name="ce179" office:value-type="float" office:value="1" calcext:value-type="float">
            <text:p>1</text:p>
          </table:table-cell>
          <table:table-cell table:style-name="ce179" table:number-columns-repeated="4"/>
          <table:table-cell table:style-name="ce184" table:formula="of:=SUM([.G6:.W6])" office:value-type="float" office:value="3" calcext:value-type="float">
            <text:p>3</text:p>
          </table:table-cell>
          <table:table-cell table:style-name="ce187" table:formula="of:=[.F6]-[.X6]" office:value-type="float" office:value="-1" calcext:value-type="float">
            <text:p>-1</text:p>
          </table:table-cell>
          <table:table-cell table:number-columns-repeated="999"/>
        </table:table-row>
        <table:table-row table:style-name="ro1">
          <table:table-cell table:style-name="ce4" table:formula="of:=[.A6]" office:value-type="string" office:string-value="M2102" calcext:value-type="string">
            <text:p>M2102</text:p>
          </table:table-cell>
          <table:table-cell table:style-name="ce3" table:formula="of:=MID([.A7];3;1)" office:value-type="string" office:string-value="1" calcext:value-type="string">
            <text:p>1</text:p>
          </table:table-cell>
          <table:table-cell table:style-name="ce187" office:value-type="string" calcext:value-type="string">
            <text:p>TD</text:p>
          </table:table-cell>
          <table:table-cell table:style-name="ce12" table:formula="of:=INDIRECT(ADDRESS(1+ROW()/3;2+MOD(ROW();3);4;1;&quot;vol_ppn&quot;);1)" office:value-type="float" office:value="9" calcext:value-type="float">
            <text:p>9</text:p>
          </table:table-cell>
          <table:table-cell office:value-type="float" office:value="9" calcext:value-type="float">
            <text:p>9</text:p>
          </table:table-cell>
          <table:table-cell table:style-name="ce187" table:formula="of:=[.E7]/DUREE_TD" office:value-type="float" office:value="6" calcext:value-type="float">
            <text:p>6</text:p>
          </table:table-cell>
          <table:table-cell table:style-name="ce179" table:number-columns-repeated="11"/>
          <table:table-cell table:number-columns-repeated="2" table:style-name="ce179" office:value-type="float" office:value="1" calcext:value-type="float">
            <text:p>1</text:p>
          </table:table-cell>
          <table:table-cell table:number-columns-repeated="2" table:style-name="ce179" office:value-type="float" office:value="2" calcext:value-type="float">
            <text:p>2</text:p>
          </table:table-cell>
          <table:table-cell table:style-name="ce179" table:number-columns-repeated="2"/>
          <table:table-cell table:style-name="ce184" table:formula="of:=SUM([.G7:.W7])" office:value-type="float" office:value="6" calcext:value-type="float">
            <text:p>6</text:p>
          </table:table-cell>
          <table:table-cell table:style-name="ce187" table:formula="of:=[.F7]-[.X7]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5" table:formula="of:=[.A6]" office:value-type="string" office:string-value="M2102" calcext:value-type="string">
            <text:p>M2102</text:p>
          </table:table-cell>
          <table:table-cell table:style-name="ce7" table:formula="of:=MID([.A8];3;1)" office:value-type="string" office:string-value="1" calcext:value-type="string">
            <text:p>1</text:p>
          </table:table-cell>
          <table:table-cell table:style-name="ce188" office:value-type="string" calcext:value-type="string">
            <text:p>TP</text:p>
          </table:table-cell>
          <table:table-cell table:style-name="ce13" table:formula="of:=INDIRECT(ADDRESS(1+ROW()/3;2+MOD(ROW();3);4;1;&quot;vol_ppn&quot;);1)" office:value-type="float" office:value="15" calcext:value-type="float">
            <text:p>15</text:p>
          </table:table-cell>
          <table:table-cell table:style-name="ce166" office:value-type="float" office:value="15" calcext:value-type="float">
            <text:p>15</text:p>
          </table:table-cell>
          <table:table-cell table:style-name="ce188" table:formula="of:=[.E8]/DUREE_TP" office:value-type="float" office:value="10" calcext:value-type="float">
            <text:p>10</text:p>
          </table:table-cell>
          <table:table-cell table:style-name="ce180" table:number-columns-repeated="12"/>
          <table:table-cell table:number-columns-repeated="3" table:style-name="ce180" office:value-type="float" office:value="2" calcext:value-type="float">
            <text:p>2</text:p>
          </table:table-cell>
          <table:table-cell table:style-name="ce180" table:number-columns-repeated="2"/>
          <table:table-cell table:style-name="ce185" table:formula="of:=SUM([.G8:.W8])" office:value-type="float" office:value="6" calcext:value-type="float">
            <text:p>6</text:p>
          </table:table-cell>
          <table:table-cell table:style-name="ce188" table:formula="of:=[.F8]-[.X8]" office:value-type="float" office:value="4" calcext:value-type="float">
            <text:p>4</text:p>
          </table:table-cell>
          <table:table-cell table:style-name="ce166" table:number-columns-repeated="990"/>
          <table:table-cell table:number-columns-repeated="9"/>
        </table:table-row>
        <table:table-row table:style-name="ro1">
          <table:table-cell table:style-name="ce3" table:formula="of:=INDIRECT(ADDRESS(1+ROW()/3;6;4;1;&quot;static&quot;);1)" office:value-type="string" office:string-value="M2103" calcext:value-type="string">
            <text:p>M2103</text:p>
          </table:table-cell>
          <table:table-cell table:style-name="ce3" table:formula="of:=MID([.A9];3;1)" office:value-type="string" office:string-value="1" calcext:value-type="string">
            <text:p>1</text:p>
          </table:table-cell>
          <table:table-cell table:style-name="ce191" office:value-type="string" calcext:value-type="string">
            <text:p>CM</text:p>
          </table:table-cell>
          <table:table-cell table:style-name="ce12" table:formula="of:=INDIRECT(ADDRESS(1+ROW()/3;2+MOD(ROW();3);4;1;&quot;vol_ppn&quot;);1)" office:value-type="float" office:value="9" calcext:value-type="float">
            <text:p>9</text:p>
          </table:table-cell>
          <table:table-cell table:style-name="ce168" office:value-type="float" office:value="7.5" calcext:value-type="float">
            <text:p>7,5</text:p>
          </table:table-cell>
          <table:table-cell table:style-name="ce191" table:formula="of:=[.E9]/DUREE_CM" office:value-type="float" office:value="5" calcext:value-type="float">
            <text:p>5</text:p>
          </table:table-cell>
          <table:table-cell table:style-name="ce179" office:value-type="float" office:value="2" calcext:value-type="float">
            <text:p>2</text:p>
          </table:table-cell>
          <table:table-cell table:number-columns-repeated="2" table:style-name="ce179" office:value-type="float" office:value="1" calcext:value-type="float">
            <text:p>1</text:p>
          </table:table-cell>
          <table:table-cell table:style-name="ce179" table:number-columns-repeated="2"/>
          <table:table-cell table:style-name="ce179" office:value-type="float" office:value="1" calcext:value-type="float">
            <text:p>1</text:p>
          </table:table-cell>
          <table:table-cell table:style-name="ce179" table:number-columns-repeated="11"/>
          <table:table-cell table:style-name="ce184" table:formula="of:=SUM([.G9:.W9])" office:value-type="float" office:value="5" calcext:value-type="float">
            <text:p>5</text:p>
          </table:table-cell>
          <table:table-cell table:style-name="ce187" table:formula="of:=[.F9]-[.X9]" office:value-type="float" office:value="0" calcext:value-type="float">
            <text:p>0</text:p>
          </table:table-cell>
          <table:table-cell table:style-name="ce168" table:number-columns-repeated="990"/>
          <table:table-cell table:number-columns-repeated="9"/>
        </table:table-row>
        <table:table-row table:style-name="ro1">
          <table:table-cell table:style-name="ce4" table:formula="of:=[.A9]" office:value-type="string" office:string-value="M2103" calcext:value-type="string">
            <text:p>M2103</text:p>
          </table:table-cell>
          <table:table-cell table:style-name="ce3" table:formula="of:=MID([.A10];3;1)" office:value-type="string" office:string-value="1" calcext:value-type="string">
            <text:p>1</text:p>
          </table:table-cell>
          <table:table-cell table:style-name="ce187" office:value-type="string" calcext:value-type="string">
            <text:p>TD</text:p>
          </table:table-cell>
          <table:table-cell table:style-name="ce12" table:formula="of:=INDIRECT(ADDRESS(1+ROW()/3;2+MOD(ROW();3);4;1;&quot;vol_ppn&quot;);1)" office:value-type="float" office:value="9" calcext:value-type="float">
            <text:p>9</text:p>
          </table:table-cell>
          <table:table-cell office:value-type="float" office:value="10.5" calcext:value-type="float">
            <text:p>10,5</text:p>
          </table:table-cell>
          <table:table-cell table:style-name="ce187" table:formula="of:=[.E10]/DUREE_TD" office:value-type="float" office:value="7" calcext:value-type="float">
            <text:p>7</text:p>
          </table:table-cell>
          <table:table-cell table:number-columns-repeated="2" table:style-name="ce179" office:value-type="float" office:value="2" calcext:value-type="float">
            <text:p>2</text:p>
          </table:table-cell>
          <table:table-cell table:style-name="ce179" office:value-type="float" office:value="1" calcext:value-type="float">
            <text:p>1</text:p>
          </table:table-cell>
          <table:table-cell table:style-name="ce179" office:value-type="float" office:value="2" calcext:value-type="float">
            <text:p>2</text:p>
          </table:table-cell>
          <table:table-cell table:style-name="ce179" table:number-columns-repeated="13"/>
          <table:table-cell table:style-name="ce184" table:formula="of:=SUM([.G10:.W10])" office:value-type="float" office:value="7" calcext:value-type="float">
            <text:p>7</text:p>
          </table:table-cell>
          <table:table-cell table:style-name="ce187" table:formula="of:=[.F10]-[.X10]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5" table:formula="of:=[.A9]" office:value-type="string" office:string-value="M2103" calcext:value-type="string">
            <text:p>M2103</text:p>
          </table:table-cell>
          <table:table-cell table:style-name="ce7" table:formula="of:=MID([.A11];3;1)" office:value-type="string" office:string-value="1" calcext:value-type="string">
            <text:p>1</text:p>
          </table:table-cell>
          <table:table-cell table:style-name="ce188" office:value-type="string" calcext:value-type="string">
            <text:p>TP</text:p>
          </table:table-cell>
          <table:table-cell table:style-name="ce13" table:formula="of:=INDIRECT(ADDRESS(1+ROW()/3;2+MOD(ROW();3);4;1;&quot;vol_ppn&quot;);1)" office:value-type="float" office:value="12" calcext:value-type="float">
            <text:p>12</text:p>
          </table:table-cell>
          <table:table-cell table:style-name="ce166" office:value-type="float" office:value="12" calcext:value-type="float">
            <text:p>12</text:p>
          </table:table-cell>
          <table:table-cell table:style-name="ce188" table:formula="of:=[.E11]/DUREE_TP" office:value-type="float" office:value="8" calcext:value-type="float">
            <text:p>8</text:p>
          </table:table-cell>
          <table:table-cell table:style-name="ce180"/>
          <table:table-cell table:number-columns-repeated="4" table:style-name="ce180" office:value-type="float" office:value="2" calcext:value-type="float">
            <text:p>2</text:p>
          </table:table-cell>
          <table:table-cell table:style-name="ce180" table:number-columns-repeated="12"/>
          <table:table-cell table:style-name="ce185" table:formula="of:=SUM([.G11:.W11])" office:value-type="float" office:value="8" calcext:value-type="float">
            <text:p>8</text:p>
          </table:table-cell>
          <table:table-cell table:style-name="ce188" table:formula="of:=[.F11]-[.X11]" office:value-type="float" office:value="0" calcext:value-type="float">
            <text:p>0</text:p>
          </table:table-cell>
          <table:table-cell table:style-name="ce166" table:number-columns-repeated="990"/>
          <table:table-cell table:number-columns-repeated="9"/>
        </table:table-row>
        <table:table-row table:style-name="ro1">
          <table:table-cell table:style-name="ce3" table:formula="of:=INDIRECT(ADDRESS(1+ROW()/3;6;4;1;&quot;static&quot;);1)" office:value-type="string" office:string-value="M2104" calcext:value-type="string">
            <text:p>M2104</text:p>
          </table:table-cell>
          <table:table-cell table:style-name="ce3" table:formula="of:=MID([.A12];3;1)" office:value-type="string" office:string-value="1" calcext:value-type="string">
            <text:p>1</text:p>
          </table:table-cell>
          <table:table-cell table:style-name="ce191" office:value-type="string" calcext:value-type="string">
            <text:p>CM</text:p>
          </table:table-cell>
          <table:table-cell table:style-name="ce12" table:formula="of:=INDIRECT(ADDRESS(1+ROW()/3;2+MOD(ROW();3);4;1;&quot;vol_ppn&quot;);1)" office:value-type="float" office:value="12" calcext:value-type="float">
            <text:p>12</text:p>
          </table:table-cell>
          <table:table-cell table:style-name="ce168" office:value-type="float" office:value="10.5" calcext:value-type="float">
            <text:p>10,5</text:p>
          </table:table-cell>
          <table:table-cell table:style-name="ce191" table:formula="of:=[.E12]/DUREE_CM" office:value-type="float" office:value="7" calcext:value-type="float">
            <text:p>7</text:p>
          </table:table-cell>
          <table:table-cell table:style-name="ce179" table:number-columns-repeated="4"/>
          <table:table-cell table:style-name="ce179" office:value-type="float" office:value="2" calcext:value-type="float">
            <text:p>2</text:p>
          </table:table-cell>
          <table:table-cell table:number-columns-repeated="4" table:style-name="ce179" office:value-type="float" office:value="1" calcext:value-type="float">
            <text:p>1</text:p>
          </table:table-cell>
          <table:table-cell table:style-name="ce179"/>
          <table:table-cell table:style-name="ce179" office:value-type="float" office:value="1" calcext:value-type="float">
            <text:p>1</text:p>
          </table:table-cell>
          <table:table-cell table:style-name="ce179" table:number-columns-repeated="6"/>
          <table:table-cell table:style-name="ce184" table:formula="of:=SUM([.G12:.W12])" office:value-type="float" office:value="7" calcext:value-type="float">
            <text:p>7</text:p>
          </table:table-cell>
          <table:table-cell table:style-name="ce187" table:formula="of:=[.F12]-[.X12]" office:value-type="float" office:value="0" calcext:value-type="float">
            <text:p>0</text:p>
          </table:table-cell>
          <table:table-cell table:style-name="ce168" table:number-columns-repeated="990"/>
          <table:table-cell table:number-columns-repeated="9"/>
        </table:table-row>
        <table:table-row table:style-name="ro1">
          <table:table-cell table:style-name="ce4" table:formula="of:=[.A12]" office:value-type="string" office:string-value="M2104" calcext:value-type="string">
            <text:p>M2104</text:p>
          </table:table-cell>
          <table:table-cell table:style-name="ce3" table:formula="of:=MID([.A13];3;1)" office:value-type="string" office:string-value="1" calcext:value-type="string">
            <text:p>1</text:p>
          </table:table-cell>
          <table:table-cell table:style-name="ce187" office:value-type="string" calcext:value-type="string">
            <text:p>TD</text:p>
          </table:table-cell>
          <table:table-cell table:style-name="ce12" table:formula="of:=INDIRECT(ADDRESS(1+ROW()/3;2+MOD(ROW();3);4;1;&quot;vol_ppn&quot;);1)" office:value-type="float" office:value="9" calcext:value-type="float">
            <text:p>9</text:p>
          </table:table-cell>
          <table:table-cell office:value-type="float" office:value="9" calcext:value-type="float">
            <text:p>9</text:p>
          </table:table-cell>
          <table:table-cell table:style-name="ce187" table:formula="of:=[.E13]/DUREE_TD" office:value-type="float" office:value="6" calcext:value-type="float">
            <text:p>6</text:p>
          </table:table-cell>
          <table:table-cell table:style-name="ce179" table:number-columns-repeated="5"/>
          <table:table-cell table:number-columns-repeated="4" table:style-name="ce179" office:value-type="float" office:value="1" calcext:value-type="float">
            <text:p>1</text:p>
          </table:table-cell>
          <table:table-cell table:style-name="ce179" office:value-type="float" office:value="2" calcext:value-type="float">
            <text:p>2</text:p>
          </table:table-cell>
          <table:table-cell table:style-name="ce179" table:number-columns-repeated="7"/>
          <table:table-cell table:style-name="ce184" table:formula="of:=SUM([.G13:.W13])" office:value-type="float" office:value="6" calcext:value-type="float">
            <text:p>6</text:p>
          </table:table-cell>
          <table:table-cell table:style-name="ce187" table:formula="of:=[.F13]-[.X13]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5" table:formula="of:=[.A12]" office:value-type="string" office:string-value="M2104" calcext:value-type="string">
            <text:p>M2104</text:p>
          </table:table-cell>
          <table:table-cell table:style-name="ce7" table:formula="of:=MID([.A14];3;1)" office:value-type="string" office:string-value="1" calcext:value-type="string">
            <text:p>1</text:p>
          </table:table-cell>
          <table:table-cell table:style-name="ce188" office:value-type="string" calcext:value-type="string">
            <text:p>TP</text:p>
          </table:table-cell>
          <table:table-cell table:style-name="ce13" table:formula="of:=INDIRECT(ADDRESS(1+ROW()/3;2+MOD(ROW();3);4;1;&quot;vol_ppn&quot;);1)" office:value-type="float" office:value="9" calcext:value-type="float">
            <text:p>9</text:p>
          </table:table-cell>
          <table:table-cell table:style-name="ce166" office:value-type="float" office:value="9" calcext:value-type="float">
            <text:p>9</text:p>
          </table:table-cell>
          <table:table-cell table:style-name="ce188" table:formula="of:=[.E14]/DUREE_TP" office:value-type="float" office:value="6" calcext:value-type="float">
            <text:p>6</text:p>
          </table:table-cell>
          <table:table-cell table:style-name="ce180" table:number-columns-repeated="7"/>
          <table:table-cell table:style-name="ce180" office:value-type="float" office:value="2" calcext:value-type="float">
            <text:p>2</text:p>
          </table:table-cell>
          <table:table-cell table:style-name="ce180"/>
          <table:table-cell table:number-columns-repeated="2" table:style-name="ce180" office:value-type="float" office:value="2" calcext:value-type="float">
            <text:p>2</text:p>
          </table:table-cell>
          <table:table-cell table:style-name="ce180" table:number-columns-repeated="6"/>
          <table:table-cell table:style-name="ce185" table:formula="of:=SUM([.G14:.W14])" office:value-type="float" office:value="6" calcext:value-type="float">
            <text:p>6</text:p>
          </table:table-cell>
          <table:table-cell table:style-name="ce188" table:formula="of:=[.F14]-[.X14]" office:value-type="float" office:value="0" calcext:value-type="float">
            <text:p>0</text:p>
          </table:table-cell>
          <table:table-cell table:style-name="ce166" table:number-columns-repeated="990"/>
          <table:table-cell table:number-columns-repeated="9"/>
        </table:table-row>
        <table:table-row table:style-name="ro1">
          <table:table-cell table:style-name="ce3" table:formula="of:=INDIRECT(ADDRESS(1+ROW()/3;6;4;1;&quot;static&quot;);1)" office:value-type="string" office:string-value="M2105" calcext:value-type="string">
            <text:p>M2105</text:p>
          </table:table-cell>
          <table:table-cell table:style-name="ce3" table:formula="of:=MID([.A15];3;1)" office:value-type="string" office:string-value="1" calcext:value-type="string">
            <text:p>1</text:p>
          </table:table-cell>
          <table:table-cell table:style-name="ce191" office:value-type="string" calcext:value-type="string">
            <text:p>CM</text:p>
          </table:table-cell>
          <table:table-cell table:style-name="ce12" table:formula="of:=INDIRECT(ADDRESS(1+ROW()/3;2+MOD(ROW();3);4;1;&quot;vol_ppn&quot;);1)" office:value-type="float" office:value="6" calcext:value-type="float">
            <text:p>6</text:p>
          </table:table-cell>
          <table:table-cell table:style-name="ce168" office:value-type="float" office:value="6" calcext:value-type="float">
            <text:p>6</text:p>
          </table:table-cell>
          <table:table-cell table:style-name="ce191" table:formula="of:=[.E15]/DUREE_CM" office:value-type="float" office:value="4" calcext:value-type="float">
            <text:p>4</text:p>
          </table:table-cell>
          <table:table-cell table:style-name="ce179" table:number-columns-repeated="5"/>
          <table:table-cell table:number-columns-repeated="3" table:style-name="ce179" office:value-type="float" office:value="1" calcext:value-type="float">
            <text:p>1</text:p>
          </table:table-cell>
          <table:table-cell table:style-name="ce179" table:number-columns-repeated="4"/>
          <table:table-cell table:style-name="ce179" office:value-type="float" office:value="1" calcext:value-type="float">
            <text:p>1</text:p>
          </table:table-cell>
          <table:table-cell table:style-name="ce179" table:number-columns-repeated="4"/>
          <table:table-cell table:style-name="ce184" table:formula="of:=SUM([.G15:.W15])" office:value-type="float" office:value="4" calcext:value-type="float">
            <text:p>4</text:p>
          </table:table-cell>
          <table:table-cell table:style-name="ce187" table:formula="of:=[.F15]-[.X15]" office:value-type="float" office:value="0" calcext:value-type="float">
            <text:p>0</text:p>
          </table:table-cell>
          <table:table-cell table:style-name="ce168" table:number-columns-repeated="990"/>
          <table:table-cell table:number-columns-repeated="9"/>
        </table:table-row>
        <table:table-row table:style-name="ro1">
          <table:table-cell table:style-name="ce4" table:formula="of:=[.A15]" office:value-type="string" office:string-value="M2105" calcext:value-type="string">
            <text:p>M2105</text:p>
          </table:table-cell>
          <table:table-cell table:style-name="ce3" table:formula="of:=MID([.A16];3;1)" office:value-type="string" office:string-value="1" calcext:value-type="string">
            <text:p>1</text:p>
          </table:table-cell>
          <table:table-cell table:style-name="ce187" office:value-type="string" calcext:value-type="string">
            <text:p>TD</text:p>
          </table:table-cell>
          <table:table-cell table:style-name="ce12" table:formula="of:=INDIRECT(ADDRESS(1+ROW()/3;2+MOD(ROW();3);4;1;&quot;vol_ppn&quot;);1)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 table:style-name="ce187" table:formula="of:=[.E16]/DUREE_TD" office:value-type="float" office:value="4" calcext:value-type="float">
            <text:p>4</text:p>
          </table:table-cell>
          <table:table-cell table:style-name="ce179" table:number-columns-repeated="5"/>
          <table:table-cell table:number-columns-repeated="3" table:style-name="ce179" office:value-type="float" office:value="1" calcext:value-type="float">
            <text:p>1</text:p>
          </table:table-cell>
          <table:table-cell table:style-name="ce179"/>
          <table:table-cell table:style-name="ce179" office:value-type="float" office:value="1" calcext:value-type="float">
            <text:p>1</text:p>
          </table:table-cell>
          <table:table-cell table:style-name="ce179" table:number-columns-repeated="7"/>
          <table:table-cell table:style-name="ce184" table:formula="of:=SUM([.G16:.W16])" office:value-type="float" office:value="4" calcext:value-type="float">
            <text:p>4</text:p>
          </table:table-cell>
          <table:table-cell table:style-name="ce187" table:formula="of:=[.F16]-[.X16]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5" table:formula="of:=[.A15]" office:value-type="string" office:string-value="M2105" calcext:value-type="string">
            <text:p>M2105</text:p>
          </table:table-cell>
          <table:table-cell table:style-name="ce7" table:formula="of:=MID([.A17];3;1)" office:value-type="string" office:string-value="1" calcext:value-type="string">
            <text:p>1</text:p>
          </table:table-cell>
          <table:table-cell table:style-name="ce188" office:value-type="string" calcext:value-type="string">
            <text:p>TP</text:p>
          </table:table-cell>
          <table:table-cell table:style-name="ce13" table:formula="of:=INDIRECT(ADDRESS(1+ROW()/3;2+MOD(ROW();3);4;1;&quot;vol_ppn&quot;);1)" office:value-type="float" office:value="18" calcext:value-type="float">
            <text:p>18</text:p>
          </table:table-cell>
          <table:table-cell table:style-name="ce166" office:value-type="float" office:value="18" calcext:value-type="float">
            <text:p>18</text:p>
          </table:table-cell>
          <table:table-cell table:style-name="ce188" table:formula="of:=[.E17]/DUREE_TP" office:value-type="float" office:value="12" calcext:value-type="float">
            <text:p>12</text:p>
          </table:table-cell>
          <table:table-cell table:style-name="ce180" table:number-columns-repeated="6"/>
          <table:table-cell table:number-columns-repeated="6" table:style-name="ce180" office:value-type="float" office:value="2" calcext:value-type="float">
            <text:p>2</text:p>
          </table:table-cell>
          <table:table-cell table:style-name="ce180" table:number-columns-repeated="5"/>
          <table:table-cell table:style-name="ce185" table:formula="of:=SUM([.G17:.W17])" office:value-type="float" office:value="12" calcext:value-type="float">
            <text:p>12</text:p>
          </table:table-cell>
          <table:table-cell table:style-name="ce188" table:formula="of:=[.F17]-[.X17]" office:value-type="float" office:value="0" calcext:value-type="float">
            <text:p>0</text:p>
          </table:table-cell>
          <table:table-cell table:style-name="ce166" table:number-columns-repeated="990"/>
          <table:table-cell table:number-columns-repeated="9"/>
        </table:table-row>
        <table:table-row table:style-name="ro1">
          <table:table-cell table:style-name="ce3" table:formula="of:=INDIRECT(ADDRESS(1+ROW()/3;6;4;1;&quot;static&quot;);1)" office:value-type="string" office:string-value="M2106" calcext:value-type="string">
            <text:p>M2106</text:p>
          </table:table-cell>
          <table:table-cell table:style-name="ce3" table:formula="of:=MID([.A18];3;1)" office:value-type="string" office:string-value="1" calcext:value-type="string">
            <text:p>1</text:p>
          </table:table-cell>
          <table:table-cell table:style-name="ce191" office:value-type="string" calcext:value-type="string">
            <text:p>CM</text:p>
          </table:table-cell>
          <table:table-cell table:style-name="ce12" table:formula="of:=INDIRECT(ADDRESS(1+ROW()/3;2+MOD(ROW();3);4;1;&quot;vol_ppn&quot;);1)" office:value-type="float" office:value="3" calcext:value-type="float">
            <text:p>3</text:p>
          </table:table-cell>
          <table:table-cell table:style-name="ce168" office:value-type="float" office:value="3" calcext:value-type="float">
            <text:p>3</text:p>
          </table:table-cell>
          <table:table-cell table:style-name="ce191" table:formula="of:=[.E18]/DUREE_CM" office:value-type="float" office:value="2" calcext:value-type="float">
            <text:p>2</text:p>
          </table:table-cell>
          <table:table-cell table:style-name="ce179" table:number-columns-repeated="8"/>
          <table:table-cell table:style-name="ce179" office:value-type="float" office:value="1" calcext:value-type="float">
            <text:p>1</text:p>
          </table:table-cell>
          <table:table-cell table:style-name="ce179" table:number-columns-repeated="8"/>
          <table:table-cell table:style-name="ce184" table:formula="of:=SUM([.G18:.W18])" office:value-type="float" office:value="1" calcext:value-type="float">
            <text:p>1</text:p>
          </table:table-cell>
          <table:table-cell table:style-name="ce187" table:formula="of:=[.F18]-[.X18]" office:value-type="float" office:value="1" calcext:value-type="float">
            <text:p>1</text:p>
          </table:table-cell>
          <table:table-cell table:style-name="ce168" table:number-columns-repeated="990"/>
          <table:table-cell table:number-columns-repeated="9"/>
        </table:table-row>
        <table:table-row table:style-name="ro1">
          <table:table-cell table:style-name="ce4" table:formula="of:=[.A18]" office:value-type="string" office:string-value="M2106" calcext:value-type="string">
            <text:p>M2106</text:p>
          </table:table-cell>
          <table:table-cell table:style-name="ce3" table:formula="of:=MID([.A19];3;1)" office:value-type="string" office:string-value="1" calcext:value-type="string">
            <text:p>1</text:p>
          </table:table-cell>
          <table:table-cell table:style-name="ce187" office:value-type="string" calcext:value-type="string">
            <text:p>TD</text:p>
          </table:table-cell>
          <table:table-cell table:style-name="ce12" table:formula="of:=INDIRECT(ADDRESS(1+ROW()/3;2+MOD(ROW();3);4;1;&quot;vol_ppn&quot;);1)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 table:style-name="ce187" table:formula="of:=[.E19]/DUREE_TD" office:value-type="float" office:value="4" calcext:value-type="float">
            <text:p>4</text:p>
          </table:table-cell>
          <table:table-cell table:style-name="ce179" table:number-columns-repeated="8"/>
          <table:table-cell table:number-columns-repeated="2" table:style-name="ce179" office:value-type="float" office:value="1" calcext:value-type="float">
            <text:p>1</text:p>
          </table:table-cell>
          <table:table-cell table:style-name="ce179" table:number-columns-repeated="7"/>
          <table:table-cell table:style-name="ce184" table:formula="of:=SUM([.G19:.W19])" office:value-type="float" office:value="2" calcext:value-type="float">
            <text:p>2</text:p>
          </table:table-cell>
          <table:table-cell table:style-name="ce187" table:formula="of:=[.F19]-[.X19]" office:value-type="float" office:value="2" calcext:value-type="float">
            <text:p>2</text:p>
          </table:table-cell>
          <table:table-cell table:number-columns-repeated="999"/>
        </table:table-row>
        <table:table-row table:style-name="ro1">
          <table:table-cell table:style-name="ce5" table:formula="of:=[.A18]" office:value-type="string" office:string-value="M2106" calcext:value-type="string">
            <text:p>M2106</text:p>
          </table:table-cell>
          <table:table-cell table:style-name="ce7" table:formula="of:=MID([.A20];3;1)" office:value-type="string" office:string-value="1" calcext:value-type="string">
            <text:p>1</text:p>
          </table:table-cell>
          <table:table-cell table:style-name="ce188" office:value-type="string" calcext:value-type="string">
            <text:p>TP</text:p>
          </table:table-cell>
          <table:table-cell table:style-name="ce13" table:formula="of:=INDIRECT(ADDRESS(1+ROW()/3;2+MOD(ROW();3);4;1;&quot;vol_ppn&quot;);1)" office:value-type="float" office:value="21" calcext:value-type="float">
            <text:p>21</text:p>
          </table:table-cell>
          <table:table-cell table:style-name="ce166" office:value-type="float" office:value="21" calcext:value-type="float">
            <text:p>21</text:p>
          </table:table-cell>
          <table:table-cell table:style-name="ce188" table:formula="of:=[.E20]/DUREE_TP" office:value-type="float" office:value="14" calcext:value-type="float">
            <text:p>14</text:p>
          </table:table-cell>
          <table:table-cell table:style-name="ce180" table:number-columns-repeated="9"/>
          <table:table-cell table:number-columns-repeated="6" table:style-name="ce180" office:value-type="float" office:value="2" calcext:value-type="float">
            <text:p>2</text:p>
          </table:table-cell>
          <table:table-cell table:style-name="ce180" table:number-columns-repeated="2"/>
          <table:table-cell table:style-name="ce185" table:formula="of:=SUM([.G20:.W20])" office:value-type="float" office:value="12" calcext:value-type="float">
            <text:p>12</text:p>
          </table:table-cell>
          <table:table-cell table:style-name="ce188" table:formula="of:=[.F20]-[.X20]" office:value-type="float" office:value="2" calcext:value-type="float">
            <text:p>2</text:p>
          </table:table-cell>
          <table:table-cell table:style-name="ce166" table:number-columns-repeated="990"/>
          <table:table-cell table:number-columns-repeated="9"/>
        </table:table-row>
        <table:table-row table:style-name="ro1">
          <table:table-cell table:style-name="ce3" table:formula="of:=INDIRECT(ADDRESS(1+ROW()/3;6;4;1;&quot;static&quot;);1)" office:value-type="string" office:string-value="M2107" calcext:value-type="string">
            <text:p>M2107</text:p>
          </table:table-cell>
          <table:table-cell table:style-name="ce3" table:formula="of:=MID([.A21];3;1)" office:value-type="string" office:string-value="1" calcext:value-type="string">
            <text:p>1</text:p>
          </table:table-cell>
          <table:table-cell table:style-name="ce191" office:value-type="string" calcext:value-type="string">
            <text:p>CM</text:p>
          </table:table-cell>
          <table:table-cell table:style-name="ce12" table:formula="of:=INDIRECT(ADDRESS(1+ROW()/3;2+MOD(ROW();3);4;1;&quot;vol_ppn&quot;);1)" office:value-type="float" office:value="6" calcext:value-type="float">
            <text:p>6</text:p>
          </table:table-cell>
          <table:table-cell table:style-name="ce168" office:value-type="float" office:value="4.5" calcext:value-type="float">
            <text:p>4,5</text:p>
          </table:table-cell>
          <table:table-cell table:style-name="ce191" table:formula="of:=[.E21]/DUREE_CM" office:value-type="float" office:value="3" calcext:value-type="float">
            <text:p>3</text:p>
          </table:table-cell>
          <table:table-cell table:style-name="ce179" table:number-columns-repeated="4"/>
          <table:table-cell table:style-name="ce179" office:value-type="float" office:value="1" calcext:value-type="float">
            <text:p>1</text:p>
          </table:table-cell>
          <table:table-cell table:style-name="ce179" table:number-columns-repeated="2"/>
          <table:table-cell table:style-name="ce179" office:value-type="float" office:value="1" calcext:value-type="float">
            <text:p>1</text:p>
          </table:table-cell>
          <table:table-cell table:style-name="ce179" table:number-columns-repeated="3"/>
          <table:table-cell table:style-name="ce179" office:value-type="float" office:value="1" calcext:value-type="float">
            <text:p>1</text:p>
          </table:table-cell>
          <table:table-cell table:style-name="ce179" table:number-columns-repeated="5"/>
          <table:table-cell table:style-name="ce184" table:formula="of:=SUM([.G21:.W21])" office:value-type="float" office:value="3" calcext:value-type="float">
            <text:p>3</text:p>
          </table:table-cell>
          <table:table-cell table:style-name="ce187" table:formula="of:=[.F21]-[.X21]" office:value-type="float" office:value="0" calcext:value-type="float">
            <text:p>0</text:p>
          </table:table-cell>
          <table:table-cell table:style-name="ce168" table:number-columns-repeated="990"/>
          <table:table-cell table:number-columns-repeated="9"/>
        </table:table-row>
        <table:table-row table:style-name="ro1">
          <table:table-cell table:style-name="ce4" table:formula="of:=[.A21]" office:value-type="string" office:string-value="M2107" calcext:value-type="string">
            <text:p>M2107</text:p>
          </table:table-cell>
          <table:table-cell table:style-name="ce3" table:formula="of:=MID([.A22];3;1)" office:value-type="string" office:string-value="1" calcext:value-type="string">
            <text:p>1</text:p>
          </table:table-cell>
          <table:table-cell table:style-name="ce187" office:value-type="string" calcext:value-type="string">
            <text:p>TD</text:p>
          </table:table-cell>
          <table:table-cell table:style-name="ce12" table:formula="of:=INDIRECT(ADDRESS(1+ROW()/3;2+MOD(ROW();3);4;1;&quot;vol_ppn&quot;);1)"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style-name="ce187" table:formula="of:=[.E22]/DUREE_TD" office:value-type="float" office:value="8" calcext:value-type="float">
            <text:p>8</text:p>
          </table:table-cell>
          <table:table-cell table:style-name="ce179" table:number-columns-repeated="4"/>
          <table:table-cell table:style-name="ce179" office:value-type="float" office:value="1" calcext:value-type="float">
            <text:p>1</text:p>
          </table:table-cell>
          <table:table-cell table:style-name="ce179" office:value-type="float" office:value="2" calcext:value-type="float">
            <text:p>2</text:p>
          </table:table-cell>
          <table:table-cell table:number-columns-repeated="5" table:style-name="ce179" office:value-type="float" office:value="1" calcext:value-type="float">
            <text:p>1</text:p>
          </table:table-cell>
          <table:table-cell table:style-name="ce179" table:number-columns-repeated="6"/>
          <table:table-cell table:style-name="ce184" table:formula="of:=SUM([.G22:.W22])" office:value-type="float" office:value="8" calcext:value-type="float">
            <text:p>8</text:p>
          </table:table-cell>
          <table:table-cell table:style-name="ce187" table:formula="of:=[.F22]-[.X22]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5" table:formula="of:=[.A21]" office:value-type="string" office:string-value="M2107" calcext:value-type="string">
            <text:p>M2107</text:p>
          </table:table-cell>
          <table:table-cell table:style-name="ce7" table:formula="of:=MID([.A23];3;1)" office:value-type="string" office:string-value="1" calcext:value-type="string">
            <text:p>1</text:p>
          </table:table-cell>
          <table:table-cell table:style-name="ce188" office:value-type="string" calcext:value-type="string">
            <text:p>TP</text:p>
          </table:table-cell>
          <table:table-cell table:style-name="ce13" table:formula="of:=INDIRECT(ADDRESS(1+ROW()/3;2+MOD(ROW();3);4;1;&quot;vol_ppn&quot;);1)" office:value-type="float" office:value="15" calcext:value-type="float">
            <text:p>15</text:p>
          </table:table-cell>
          <table:table-cell table:style-name="ce166" office:value-type="float" office:value="15" calcext:value-type="float">
            <text:p>15</text:p>
          </table:table-cell>
          <table:table-cell table:style-name="ce188" table:formula="of:=[.E23]/DUREE_TP" office:value-type="float" office:value="10" calcext:value-type="float">
            <text:p>10</text:p>
          </table:table-cell>
          <table:table-cell table:style-name="ce180" table:number-columns-repeated="6"/>
          <table:table-cell table:number-columns-repeated="5" table:style-name="ce180" office:value-type="float" office:value="2" calcext:value-type="float">
            <text:p>2</text:p>
          </table:table-cell>
          <table:table-cell table:style-name="ce180" table:number-columns-repeated="6"/>
          <table:table-cell table:style-name="ce185" table:formula="of:=SUM([.G23:.W23])" office:value-type="float" office:value="10" calcext:value-type="float">
            <text:p>10</text:p>
          </table:table-cell>
          <table:table-cell table:style-name="ce188" table:formula="of:=[.F23]-[.X23]" office:value-type="float" office:value="0" calcext:value-type="float">
            <text:p>0</text:p>
          </table:table-cell>
          <table:table-cell table:style-name="ce166" table:number-columns-repeated="990"/>
          <table:table-cell table:number-columns-repeated="9"/>
        </table:table-row>
        <table:table-row table:style-name="ro1">
          <table:table-cell table:style-name="ce3" table:formula="of:=INDIRECT(ADDRESS(1+ROW()/3;6;4;1;&quot;static&quot;);1)" office:value-type="string" office:string-value="M2108" calcext:value-type="string">
            <text:p>M2108</text:p>
          </table:table-cell>
          <table:table-cell table:style-name="ce3" table:formula="of:=MID([.A24];3;1)" office:value-type="string" office:string-value="1" calcext:value-type="string">
            <text:p>1</text:p>
          </table:table-cell>
          <table:table-cell table:style-name="ce191" office:value-type="string" calcext:value-type="string">
            <text:p>CM</text:p>
          </table:table-cell>
          <table:table-cell table:style-name="ce12" table:formula="of:=INDIRECT(ADDRESS(1+ROW()/3;2+MOD(ROW();3);4;1;&quot;vol_ppn&quot;);1)" office:value-type="float" office:value="6" calcext:value-type="float">
            <text:p>6</text:p>
          </table:table-cell>
          <table:table-cell table:style-name="ce168" office:value-type="float" office:value="4.5" calcext:value-type="float">
            <text:p>4,5</text:p>
          </table:table-cell>
          <table:table-cell table:style-name="ce191" table:formula="of:=[.E24]/DUREE_CM" office:value-type="float" office:value="3" calcext:value-type="float">
            <text:p>3</text:p>
          </table:table-cell>
          <table:table-cell table:style-name="ce179" table:number-columns-repeated="11"/>
          <table:table-cell table:style-name="ce179" office:value-type="float" office:value="1" calcext:value-type="float">
            <text:p>1</text:p>
          </table:table-cell>
          <table:table-cell table:style-name="ce179"/>
          <table:table-cell table:style-name="ce179" office:value-type="float" office:value="1" calcext:value-type="float">
            <text:p>1</text:p>
          </table:table-cell>
          <table:table-cell table:style-name="ce179" table:number-columns-repeated="3"/>
          <table:table-cell table:style-name="ce184" table:formula="of:=SUM([.G24:.W24])" office:value-type="float" office:value="2" calcext:value-type="float">
            <text:p>2</text:p>
          </table:table-cell>
          <table:table-cell table:style-name="ce187" table:formula="of:=[.F24]-[.X24]" office:value-type="float" office:value="1" calcext:value-type="float">
            <text:p>1</text:p>
          </table:table-cell>
          <table:table-cell table:style-name="ce168" table:number-columns-repeated="990"/>
          <table:table-cell table:number-columns-repeated="9"/>
        </table:table-row>
        <table:table-row table:style-name="ro1">
          <table:table-cell table:style-name="ce4" table:formula="of:=[.A24]" office:value-type="string" office:string-value="M2108" calcext:value-type="string">
            <text:p>M2108</text:p>
          </table:table-cell>
          <table:table-cell table:style-name="ce3" table:formula="of:=MID([.A25];3;1)" office:value-type="string" office:string-value="1" calcext:value-type="string">
            <text:p>1</text:p>
          </table:table-cell>
          <table:table-cell table:style-name="ce187" office:value-type="string" calcext:value-type="string">
            <text:p>TD</text:p>
          </table:table-cell>
          <table:table-cell table:style-name="ce12" table:formula="of:=INDIRECT(ADDRESS(1+ROW()/3;2+MOD(ROW();3);4;1;&quot;vol_ppn&quot;);1)"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style-name="ce187" table:formula="of:=[.E25]/DUREE_TD" office:value-type="float" office:value="8" calcext:value-type="float">
            <text:p>8</text:p>
          </table:table-cell>
          <table:table-cell table:style-name="ce179" table:number-columns-repeated="11"/>
          <table:table-cell table:number-columns-repeated="2" table:style-name="ce179" office:value-type="float" office:value="1" calcext:value-type="float">
            <text:p>1</text:p>
          </table:table-cell>
          <table:table-cell table:style-name="ce179" office:value-type="float" office:value="2" calcext:value-type="float">
            <text:p>2</text:p>
          </table:table-cell>
          <table:table-cell table:style-name="ce179" office:value-type="float" office:value="1" calcext:value-type="float">
            <text:p>1</text:p>
          </table:table-cell>
          <table:table-cell table:style-name="ce179" table:number-columns-repeated="2"/>
          <table:table-cell table:style-name="ce184" table:formula="of:=SUM([.G25:.W25])" office:value-type="float" office:value="5" calcext:value-type="float">
            <text:p>5</text:p>
          </table:table-cell>
          <table:table-cell table:style-name="ce187" table:formula="of:=[.F25]-[.X25]" office:value-type="float" office:value="3" calcext:value-type="float">
            <text:p>3</text:p>
          </table:table-cell>
          <table:table-cell table:number-columns-repeated="999"/>
        </table:table-row>
        <table:table-row table:style-name="ro1">
          <table:table-cell table:style-name="ce5" table:formula="of:=[.A24]" office:value-type="string" office:string-value="M2108" calcext:value-type="string">
            <text:p>M2108</text:p>
          </table:table-cell>
          <table:table-cell table:style-name="ce7" table:formula="of:=MID([.A26];3;1)" office:value-type="string" office:string-value="1" calcext:value-type="string">
            <text:p>1</text:p>
          </table:table-cell>
          <table:table-cell table:style-name="ce188" office:value-type="string" calcext:value-type="string">
            <text:p>TP</text:p>
          </table:table-cell>
          <table:table-cell table:style-name="ce13" table:formula="of:=INDIRECT(ADDRESS(1+ROW()/3;2+MOD(ROW();3);4;1;&quot;vol_ppn&quot;);1)" office:value-type="float" office:value="15" calcext:value-type="float">
            <text:p>15</text:p>
          </table:table-cell>
          <table:table-cell table:style-name="ce166" office:value-type="float" office:value="15" calcext:value-type="float">
            <text:p>15</text:p>
          </table:table-cell>
          <table:table-cell table:style-name="ce188" table:formula="of:=[.E26]/DUREE_TP" office:value-type="float" office:value="10" calcext:value-type="float">
            <text:p>10</text:p>
          </table:table-cell>
          <table:table-cell table:style-name="ce180" table:number-columns-repeated="11"/>
          <table:table-cell table:number-columns-repeated="4" table:style-name="ce180" office:value-type="float" office:value="2" calcext:value-type="float">
            <text:p>2</text:p>
          </table:table-cell>
          <table:table-cell table:style-name="ce180" table:number-columns-repeated="2"/>
          <table:table-cell table:style-name="ce185" table:formula="of:=SUM([.G26:.W26])" office:value-type="float" office:value="8" calcext:value-type="float">
            <text:p>8</text:p>
          </table:table-cell>
          <table:table-cell table:style-name="ce188" table:formula="of:=[.F26]-[.X26]" office:value-type="float" office:value="2" calcext:value-type="float">
            <text:p>2</text:p>
          </table:table-cell>
          <table:table-cell table:style-name="ce166" table:number-columns-repeated="990"/>
          <table:table-cell table:number-columns-repeated="9"/>
        </table:table-row>
        <table:table-row table:style-name="ro4">
          <table:table-cell table:style-name="ce3" table:formula="of:=INDIRECT(ADDRESS(1+ROW()/3;6;4;1;&quot;static&quot;);1)" office:value-type="string" office:string-value="M2109" calcext:value-type="string">
            <text:p>M2109</text:p>
          </table:table-cell>
          <table:table-cell table:style-name="ce3" table:formula="of:=MID([.A27];3;1)" office:value-type="string" office:string-value="1" calcext:value-type="string">
            <text:p>1</text:p>
          </table:table-cell>
          <table:table-cell table:style-name="ce191" office:value-type="string" calcext:value-type="string">
            <text:p>CM</text:p>
          </table:table-cell>
          <table:table-cell table:style-name="ce12" table:formula="of:=INDIRECT(ADDRESS(1+ROW()/3;2+MOD(ROW();3);4;1;&quot;vol_ppn&quot;)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1" table:formula="of:=[.E27]/DUREE_CM" office:value-type="float" office:value="0" calcext:value-type="float">
            <text:p>0</text:p>
          </table:table-cell>
          <table:table-cell table:style-name="ce179" table:number-columns-repeated="17"/>
          <table:table-cell table:style-name="ce184" table:formula="of:=SUM([.G27:.W27])" office:value-type="float" office:value="0" calcext:value-type="float">
            <text:p>0</text:p>
          </table:table-cell>
          <table:table-cell table:style-name="ce187" table:formula="of:=[.F27]-[.X27]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4" table:formula="of:=[.A27]" office:value-type="string" office:string-value="M2109" calcext:value-type="string">
            <text:p>M2109</text:p>
          </table:table-cell>
          <table:table-cell table:style-name="ce3" table:formula="of:=MID([.A28];3;1)" office:value-type="string" office:string-value="1" calcext:value-type="string">
            <text:p>1</text:p>
          </table:table-cell>
          <table:table-cell table:style-name="ce187" office:value-type="string" calcext:value-type="string">
            <text:p>TD</text:p>
          </table:table-cell>
          <table:table-cell table:style-name="ce12" table:formula="of:=INDIRECT(ADDRESS(1+ROW()/3;2+MOD(ROW();3);4;1;&quot;vol_ppn&quot;);1)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style-name="ce187" table:formula="of:=[.E28]/DUREE_TD" office:value-type="float" office:value="6" calcext:value-type="float">
            <text:p>6</text:p>
          </table:table-cell>
          <table:table-cell table:style-name="ce179" table:number-columns-repeated="4"/>
          <table:table-cell table:style-name="ce179" office:value-type="float" office:value="1" calcext:value-type="float">
            <text:p>1</text:p>
          </table:table-cell>
          <table:table-cell table:style-name="ce179"/>
          <table:table-cell table:style-name="ce179" office:value-type="float" office:value="1" calcext:value-type="float">
            <text:p>1</text:p>
          </table:table-cell>
          <table:table-cell table:style-name="ce179"/>
          <table:table-cell table:style-name="ce179" office:value-type="float" office:value="1" calcext:value-type="float">
            <text:p>1</text:p>
          </table:table-cell>
          <table:table-cell table:style-name="ce179"/>
          <table:table-cell table:style-name="ce179" office:value-type="float" office:value="1" calcext:value-type="float">
            <text:p>1</text:p>
          </table:table-cell>
          <table:table-cell table:style-name="ce179"/>
          <table:table-cell table:style-name="ce179" office:value-type="float" office:value="1" calcext:value-type="float">
            <text:p>1</text:p>
          </table:table-cell>
          <table:table-cell table:style-name="ce179"/>
          <table:table-cell table:style-name="ce179" office:value-type="float" office:value="1" calcext:value-type="float">
            <text:p>1</text:p>
          </table:table-cell>
          <table:table-cell table:style-name="ce179" table:number-columns-repeated="2"/>
          <table:table-cell table:style-name="ce184" table:formula="of:=SUM([.G28:.W28])" office:value-type="float" office:value="6" calcext:value-type="float">
            <text:p>6</text:p>
          </table:table-cell>
          <table:table-cell table:style-name="ce187" table:formula="of:=[.F28]-[.X28]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5" table:formula="of:=[.A27]" office:value-type="string" office:string-value="M2109" calcext:value-type="string">
            <text:p>M2109</text:p>
          </table:table-cell>
          <table:table-cell table:style-name="ce7" table:formula="of:=MID([.A29];3;1)" office:value-type="string" office:string-value="1" calcext:value-type="string">
            <text:p>1</text:p>
          </table:table-cell>
          <table:table-cell table:style-name="ce188" office:value-type="string" calcext:value-type="string">
            <text:p>TP</text:p>
          </table:table-cell>
          <table:table-cell table:style-name="ce13" table:formula="of:=INDIRECT(ADDRESS(1+ROW()/3;2+MOD(ROW();3);4;1;&quot;vol_ppn&quot;);1)" office:value-type="float" office:value="0" calcext:value-type="float">
            <text:p>0</text:p>
          </table:table-cell>
          <table:table-cell table:style-name="ce166" office:value-type="float" office:value="21" calcext:value-type="float">
            <text:p>21</text:p>
          </table:table-cell>
          <table:table-cell table:style-name="ce188" table:formula="of:=[.E29]/DUREE_TP" office:value-type="float" office:value="14" calcext:value-type="float">
            <text:p>14</text:p>
          </table:table-cell>
          <table:table-cell table:style-name="ce180" table:number-columns-repeated="4"/>
          <table:table-cell table:number-columns-repeated="2" table:style-name="ce180" office:value-type="float" office:value="2" calcext:value-type="float">
            <text:p>2</text:p>
          </table:table-cell>
          <table:table-cell table:style-name="ce180"/>
          <table:table-cell table:style-name="ce180" office:value-type="float" office:value="2" calcext:value-type="float">
            <text:p>2</text:p>
          </table:table-cell>
          <table:table-cell table:style-name="ce180"/>
          <table:table-cell table:style-name="ce180" office:value-type="float" office:value="2" calcext:value-type="float">
            <text:p>2</text:p>
          </table:table-cell>
          <table:table-cell table:style-name="ce180"/>
          <table:table-cell table:style-name="ce180" office:value-type="float" office:value="2" calcext:value-type="float">
            <text:p>2</text:p>
          </table:table-cell>
          <table:table-cell table:style-name="ce180"/>
          <table:table-cell table:style-name="ce180" office:value-type="float" office:value="2" calcext:value-type="float">
            <text:p>2</text:p>
          </table:table-cell>
          <table:table-cell table:style-name="ce180" table:number-columns-repeated="3"/>
          <table:table-cell table:style-name="ce185" table:formula="of:=SUM([.G29:.W29])" office:value-type="float" office:value="12" calcext:value-type="float">
            <text:p>12</text:p>
          </table:table-cell>
          <table:table-cell table:style-name="ce188" table:formula="of:=[.F29]-[.X29]" office:value-type="float" office:value="2" calcext:value-type="float">
            <text:p>2</text:p>
          </table:table-cell>
          <table:table-cell table:style-name="ce166" table:number-columns-repeated="990"/>
          <table:table-cell table:number-columns-repeated="9"/>
        </table:table-row>
        <table:table-row table:style-name="ro1">
          <table:table-cell table:style-name="ce3" table:formula="of:=INDIRECT(ADDRESS(1+ROW()/3;6;4;1;&quot;static&quot;);1)" office:value-type="string" office:string-value="M2201" calcext:value-type="string">
            <text:p>M2201</text:p>
          </table:table-cell>
          <table:table-cell table:style-name="ce3" table:formula="of:=MID([.A30];3;1)" office:value-type="string" office:string-value="2" calcext:value-type="string">
            <text:p>2</text:p>
          </table:table-cell>
          <table:table-cell table:style-name="ce191" office:value-type="string" calcext:value-type="string">
            <text:p>CM</text:p>
          </table:table-cell>
          <table:table-cell table:style-name="ce12" table:formula="of:=INDIRECT(ADDRESS(1+ROW()/3;2+MOD(ROW();3);4;1;&quot;vol_ppn&quot;);1)" office:value-type="float" office:value="0" calcext:value-type="float">
            <text:p>0</text:p>
          </table:table-cell>
          <table:table-cell/>
          <table:table-cell table:style-name="ce191" table:formula="of:=[.E30]/DUREE_CM" office:value-type="float" office:value="0" calcext:value-type="float">
            <text:p>0</text:p>
          </table:table-cell>
          <table:table-cell table:style-name="ce179" table:number-columns-repeated="17"/>
          <table:table-cell table:style-name="ce184" table:formula="of:=SUM([.G30:.W30])" office:value-type="float" office:value="0" calcext:value-type="float">
            <text:p>0</text:p>
          </table:table-cell>
          <table:table-cell table:style-name="ce187" table:formula="of:=[.F30]-[.X30]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4" table:formula="of:=[.A30]" office:value-type="string" office:string-value="M2201" calcext:value-type="string">
            <text:p>M2201</text:p>
          </table:table-cell>
          <table:table-cell table:style-name="ce3" table:formula="of:=MID([.A31];3;1)" office:value-type="string" office:string-value="2" calcext:value-type="string">
            <text:p>2</text:p>
          </table:table-cell>
          <table:table-cell table:style-name="ce187" office:value-type="string" calcext:value-type="string">
            <text:p>TD</text:p>
          </table:table-cell>
          <table:table-cell table:style-name="ce12" table:formula="of:=INDIRECT(ADDRESS(1+ROW()/3;2+MOD(ROW();3);4;1;&quot;vol_ppn&quot;);1)" office:value-type="float" office:value="9" calcext:value-type="float">
            <text:p>9</text:p>
          </table:table-cell>
          <table:table-cell office:value-type="float" office:value="9" calcext:value-type="float">
            <text:p>9</text:p>
          </table:table-cell>
          <table:table-cell table:style-name="ce187" table:formula="of:=[.E31]/DUREE_TD" office:value-type="float" office:value="6" calcext:value-type="float">
            <text:p>6</text:p>
          </table:table-cell>
          <table:table-cell table:style-name="ce179" office:value-type="float" office:value="1" calcext:value-type="float">
            <text:p>1</text:p>
          </table:table-cell>
          <table:table-cell table:style-name="ce179" table:number-columns-repeated="2"/>
          <table:table-cell table:style-name="ce179" office:value-type="float" office:value="1" calcext:value-type="float">
            <text:p>1</text:p>
          </table:table-cell>
          <table:table-cell table:style-name="ce179" table:number-columns-repeated="3"/>
          <table:table-cell table:style-name="ce179" office:value-type="float" office:value="1" calcext:value-type="float">
            <text:p>1</text:p>
          </table:table-cell>
          <table:table-cell table:style-name="ce179" table:number-columns-repeated="3"/>
          <table:table-cell table:style-name="ce179" office:value-type="float" office:value="1" calcext:value-type="float">
            <text:p>1</text:p>
          </table:table-cell>
          <table:table-cell table:style-name="ce179"/>
          <table:table-cell table:style-name="ce179" office:value-type="float" office:value="1" calcext:value-type="float">
            <text:p>1</text:p>
          </table:table-cell>
          <table:table-cell table:style-name="ce179" table:number-columns-repeated="3"/>
          <table:table-cell table:style-name="ce184" table:formula="of:=SUM([.G31:.W31])" office:value-type="float" office:value="5" calcext:value-type="float">
            <text:p>5</text:p>
          </table:table-cell>
          <table:table-cell table:style-name="ce187" table:formula="of:=[.F31]-[.X31]"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table:style-name="ce5" table:formula="of:=[.A30]" office:value-type="string" office:string-value="M2201" calcext:value-type="string">
            <text:p>M2201</text:p>
          </table:table-cell>
          <table:table-cell table:style-name="ce7" table:formula="of:=MID([.A32];3;1)" office:value-type="string" office:string-value="2" calcext:value-type="string">
            <text:p>2</text:p>
          </table:table-cell>
          <table:table-cell table:style-name="ce188" office:value-type="string" calcext:value-type="string">
            <text:p>TP</text:p>
          </table:table-cell>
          <table:table-cell table:style-name="ce13" table:formula="of:=INDIRECT(ADDRESS(1+ROW()/3;2+MOD(ROW();3);4;1;&quot;vol_ppn&quot;);1)" office:value-type="float" office:value="21" calcext:value-type="float">
            <text:p>21</text:p>
          </table:table-cell>
          <table:table-cell table:style-name="ce166" office:value-type="float" office:value="21" calcext:value-type="float">
            <text:p>21</text:p>
          </table:table-cell>
          <table:table-cell table:style-name="ce188" table:formula="of:=[.E32]/DUREE_TP" office:value-type="float" office:value="14" calcext:value-type="float">
            <text:p>14</text:p>
          </table:table-cell>
          <table:table-cell table:number-columns-repeated="8" table:style-name="ce180" office:value-type="float" office:value="1" calcext:value-type="float">
            <text:p>1</text:p>
          </table:table-cell>
          <table:table-cell table:style-name="ce180"/>
          <table:table-cell table:number-columns-repeated="2" table:style-name="ce180" office:value-type="float" office:value="1" calcext:value-type="float">
            <text:p>1</text:p>
          </table:table-cell>
          <table:table-cell table:style-name="ce180"/>
          <table:table-cell table:number-columns-repeated="3" table:style-name="ce180" office:value-type="float" office:value="1" calcext:value-type="float">
            <text:p>1</text:p>
          </table:table-cell>
          <table:table-cell table:style-name="ce180" table:number-columns-repeated="2"/>
          <table:table-cell table:style-name="ce185" table:formula="of:=SUM([.G32:.W32])" office:value-type="float" office:value="13" calcext:value-type="float">
            <text:p>13</text:p>
          </table:table-cell>
          <table:table-cell table:style-name="ce188" table:formula="of:=[.F32]-[.X32]" office:value-type="float" office:value="1" calcext:value-type="float">
            <text:p>1</text:p>
          </table:table-cell>
          <table:table-cell table:style-name="ce166" table:number-columns-repeated="990"/>
          <table:table-cell table:number-columns-repeated="9"/>
        </table:table-row>
        <table:table-row table:style-name="ro1">
          <table:table-cell table:style-name="ce3" table:formula="of:=INDIRECT(ADDRESS(1+ROW()/3;6;4;1;&quot;static&quot;);1)" office:value-type="string" office:string-value="M2202" calcext:value-type="string">
            <text:p>M2202</text:p>
          </table:table-cell>
          <table:table-cell table:style-name="ce3" table:formula="of:=MID([.A33];3;1)" office:value-type="string" office:string-value="2" calcext:value-type="string">
            <text:p>2</text:p>
          </table:table-cell>
          <table:table-cell table:style-name="ce191" office:value-type="string" calcext:value-type="string">
            <text:p>CM</text:p>
          </table:table-cell>
          <table:table-cell table:style-name="ce12" table:formula="of:=INDIRECT(ADDRESS(1+ROW()/3;2+MOD(ROW();3);4;1;&quot;vol_ppn&quot;);1)" office:value-type="float" office:value="0" calcext:value-type="float">
            <text:p>0</text:p>
          </table:table-cell>
          <table:table-cell/>
          <table:table-cell table:style-name="ce191" table:formula="of:=[.E33]/DUREE_CM" office:value-type="float" office:value="0" calcext:value-type="float">
            <text:p>0</text:p>
          </table:table-cell>
          <table:table-cell table:style-name="ce179" table:number-columns-repeated="17"/>
          <table:table-cell table:style-name="ce184" table:formula="of:=SUM([.G33:.W33])" office:value-type="float" office:value="0" calcext:value-type="float">
            <text:p>0</text:p>
          </table:table-cell>
          <table:table-cell table:style-name="ce187" table:formula="of:=[.F33]-[.X33]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4" table:formula="of:=[.A33]" office:value-type="string" office:string-value="M2202" calcext:value-type="string">
            <text:p>M2202</text:p>
          </table:table-cell>
          <table:table-cell table:style-name="ce3" table:formula="of:=MID([.A34];3;1)" office:value-type="string" office:string-value="2" calcext:value-type="string">
            <text:p>2</text:p>
          </table:table-cell>
          <table:table-cell table:style-name="ce187" office:value-type="string" calcext:value-type="string">
            <text:p>TD</text:p>
          </table:table-cell>
          <table:table-cell table:style-name="ce12" table:formula="of:=INDIRECT(ADDRESS(1+ROW()/3;2+MOD(ROW();3);4;1;&quot;vol_ppn&quot;);1)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style-name="ce187" table:formula="of:=[.E34]/DUREE_TD" office:value-type="float" office:value="2" calcext:value-type="float">
            <text:p>2</text:p>
          </table:table-cell>
          <table:table-cell table:style-name="ce179" office:value-type="float" office:value="1" calcext:value-type="float">
            <text:p>1</text:p>
          </table:table-cell>
          <table:table-cell table:style-name="ce179"/>
          <table:table-cell table:style-name="ce179" office:value-type="float" office:value="1" calcext:value-type="float">
            <text:p>1</text:p>
          </table:table-cell>
          <table:table-cell table:style-name="ce179" table:number-columns-repeated="14"/>
          <table:table-cell table:style-name="ce184" table:formula="of:=SUM([.G34:.W34])" office:value-type="float" office:value="2" calcext:value-type="float">
            <text:p>2</text:p>
          </table:table-cell>
          <table:table-cell table:style-name="ce187" table:formula="of:=[.F34]-[.X34]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5" table:formula="of:=[.A33]" office:value-type="string" office:string-value="M2202" calcext:value-type="string">
            <text:p>M2202</text:p>
          </table:table-cell>
          <table:table-cell table:style-name="ce7" table:formula="of:=MID([.A35];3;1)" office:value-type="string" office:string-value="2" calcext:value-type="string">
            <text:p>2</text:p>
          </table:table-cell>
          <table:table-cell table:style-name="ce188" office:value-type="string" calcext:value-type="string">
            <text:p>TP</text:p>
          </table:table-cell>
          <table:table-cell table:style-name="ce13" table:formula="of:=INDIRECT(ADDRESS(1+ROW()/3;2+MOD(ROW();3);4;1;&quot;vol_ppn&quot;);1)" office:value-type="float" office:value="21" calcext:value-type="float">
            <text:p>21</text:p>
          </table:table-cell>
          <table:table-cell table:style-name="ce166" office:value-type="float" office:value="12" calcext:value-type="float">
            <text:p>12</text:p>
          </table:table-cell>
          <table:table-cell table:style-name="ce188" table:formula="of:=[.E35]/DUREE_TP" office:value-type="float" office:value="8" calcext:value-type="float">
            <text:p>8</text:p>
          </table:table-cell>
          <table:table-cell table:style-name="ce180"/>
          <table:table-cell table:style-name="ce180" office:value-type="float" office:value="1" calcext:value-type="float">
            <text:p>1</text:p>
          </table:table-cell>
          <table:table-cell table:style-name="ce180"/>
          <table:table-cell table:number-columns-repeated="5" table:style-name="ce180" office:value-type="float" office:value="1" calcext:value-type="float">
            <text:p>1</text:p>
          </table:table-cell>
          <table:table-cell table:style-name="ce180"/>
          <table:table-cell table:style-name="ce180" office:value-type="float" office:value="1" calcext:value-type="float">
            <text:p>1</text:p>
          </table:table-cell>
          <table:table-cell table:style-name="ce180"/>
          <table:table-cell table:style-name="ce180" office:value-type="float" office:value="1" calcext:value-type="float">
            <text:p>1</text:p>
          </table:table-cell>
          <table:table-cell table:style-name="ce180" table:number-columns-repeated="5"/>
          <table:table-cell table:style-name="ce185" table:formula="of:=SUM([.G35:.W35])" office:value-type="float" office:value="8" calcext:value-type="float">
            <text:p>8</text:p>
          </table:table-cell>
          <table:table-cell table:style-name="ce188" table:formula="of:=[.F35]-[.X35]" office:value-type="float" office:value="0" calcext:value-type="float">
            <text:p>0</text:p>
          </table:table-cell>
          <table:table-cell table:style-name="ce166" table:number-columns-repeated="990"/>
          <table:table-cell table:number-columns-repeated="9"/>
        </table:table-row>
        <table:table-row table:style-name="ro1">
          <table:table-cell table:style-name="ce3" table:formula="of:=INDIRECT(ADDRESS(1+ROW()/3;6;4;1;&quot;static&quot;);1)" office:value-type="string" office:string-value="M2203" calcext:value-type="string">
            <text:p>M2203</text:p>
          </table:table-cell>
          <table:table-cell table:style-name="ce3" table:formula="of:=MID([.A36];3;1)" office:value-type="string" office:string-value="2" calcext:value-type="string">
            <text:p>2</text:p>
          </table:table-cell>
          <table:table-cell table:style-name="ce191" office:value-type="string" calcext:value-type="string">
            <text:p>CM</text:p>
          </table:table-cell>
          <table:table-cell table:style-name="ce12" table:formula="of:=INDIRECT(ADDRESS(1+ROW()/3;2+MOD(ROW();3);4;1;&quot;vol_ppn&quot;);1)" office:value-type="float" office:value="0" calcext:value-type="float">
            <text:p>0</text:p>
          </table:table-cell>
          <table:table-cell office:value-type="float" office:value="4.5" calcext:value-type="float">
            <text:p>4,5</text:p>
          </table:table-cell>
          <table:table-cell table:style-name="ce191" table:formula="of:=[.E36]/DUREE_CM" office:value-type="float" office:value="3" calcext:value-type="float">
            <text:p>3</text:p>
          </table:table-cell>
          <table:table-cell table:style-name="ce179" office:value-type="float" office:value="1" calcext:value-type="float">
            <text:p>1</text:p>
          </table:table-cell>
          <table:table-cell table:style-name="ce179"/>
          <table:table-cell table:style-name="ce179" office:value-type="float" office:value="1" calcext:value-type="float">
            <text:p>1</text:p>
          </table:table-cell>
          <table:table-cell table:style-name="ce179" table:number-columns-repeated="3"/>
          <table:table-cell table:style-name="ce179" office:value-type="float" office:value="1" calcext:value-type="float">
            <text:p>1</text:p>
          </table:table-cell>
          <table:table-cell table:style-name="ce179" table:number-columns-repeated="10"/>
          <table:table-cell table:style-name="ce184" table:formula="of:=SUM([.G36:.W36])" office:value-type="float" office:value="3" calcext:value-type="float">
            <text:p>3</text:p>
          </table:table-cell>
          <table:table-cell table:style-name="ce187" table:formula="of:=[.F36]-[.X36]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4" table:formula="of:=[.A36]" office:value-type="string" office:string-value="M2203" calcext:value-type="string">
            <text:p>M2203</text:p>
          </table:table-cell>
          <table:table-cell table:style-name="ce3" table:formula="of:=MID([.A37];3;1)" office:value-type="string" office:string-value="2" calcext:value-type="string">
            <text:p>2</text:p>
          </table:table-cell>
          <table:table-cell table:style-name="ce187" office:value-type="string" calcext:value-type="string">
            <text:p>TD</text:p>
          </table:table-cell>
          <table:table-cell table:style-name="ce12" table:formula="of:=INDIRECT(ADDRESS(1+ROW()/3;2+MOD(ROW();3);4;1;&quot;vol_ppn&quot;);1)"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style-name="ce187" table:formula="of:=[.E37]/DUREE_TD" office:value-type="float" office:value="12" calcext:value-type="float">
            <text:p>12</text:p>
          </table:table-cell>
          <table:table-cell table:number-columns-repeated="6" table:style-name="ce179" office:value-type="float" office:value="2" calcext:value-type="float">
            <text:p>2</text:p>
          </table:table-cell>
          <table:table-cell table:style-name="ce179" table:number-columns-repeated="11"/>
          <table:table-cell table:style-name="ce184" table:formula="of:=SUM([.G37:.W37])" office:value-type="float" office:value="12" calcext:value-type="float">
            <text:p>12</text:p>
          </table:table-cell>
          <table:table-cell table:style-name="ce187" table:formula="of:=[.F37]-[.X37]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5" table:formula="of:=[.A36]" office:value-type="string" office:string-value="M2203" calcext:value-type="string">
            <text:p>M2203</text:p>
          </table:table-cell>
          <table:table-cell table:style-name="ce7" table:formula="of:=MID([.A38];3;1)" office:value-type="string" office:string-value="2" calcext:value-type="string">
            <text:p>2</text:p>
          </table:table-cell>
          <table:table-cell table:style-name="ce188" office:value-type="string" calcext:value-type="string">
            <text:p>TP</text:p>
          </table:table-cell>
          <table:table-cell table:style-name="ce13" table:formula="of:=INDIRECT(ADDRESS(1+ROW()/3;2+MOD(ROW();3);4;1;&quot;vol_ppn&quot;);1)" office:value-type="float" office:value="12" calcext:value-type="float">
            <text:p>12</text:p>
          </table:table-cell>
          <table:table-cell table:style-name="ce166" office:value-type="float" office:value="6" calcext:value-type="float">
            <text:p>6</text:p>
          </table:table-cell>
          <table:table-cell table:style-name="ce188" table:formula="of:=[.E38]/DUREE_TP" office:value-type="float" office:value="4" calcext:value-type="float">
            <text:p>4</text:p>
          </table:table-cell>
          <table:table-cell table:style-name="ce180" table:number-columns-repeated="2"/>
          <table:table-cell table:number-columns-repeated="4" table:style-name="ce180" office:value-type="float" office:value="1" calcext:value-type="float">
            <text:p>1</text:p>
          </table:table-cell>
          <table:table-cell table:style-name="ce180" table:number-columns-repeated="11"/>
          <table:table-cell table:style-name="ce185" table:formula="of:=SUM([.G38:.W38])" office:value-type="float" office:value="4" calcext:value-type="float">
            <text:p>4</text:p>
          </table:table-cell>
          <table:table-cell table:style-name="ce188" table:formula="of:=[.F38]-[.X38]" office:value-type="float" office:value="0" calcext:value-type="float">
            <text:p>0</text:p>
          </table:table-cell>
          <table:table-cell table:style-name="ce166" table:number-columns-repeated="990"/>
          <table:table-cell table:number-columns-repeated="9"/>
        </table:table-row>
        <table:table-row table:style-name="ro1">
          <table:table-cell table:style-name="ce3" table:formula="of:=INDIRECT(ADDRESS(1+ROW()/3;6;4;1;&quot;static&quot;);1)" office:value-type="string" office:string-value="M2204" calcext:value-type="string">
            <text:p>M2204</text:p>
          </table:table-cell>
          <table:table-cell table:style-name="ce3" table:formula="of:=MID([.A39];3;1)" office:value-type="string" office:string-value="2" calcext:value-type="string">
            <text:p>2</text:p>
          </table:table-cell>
          <table:table-cell table:style-name="ce191" office:value-type="string" calcext:value-type="string">
            <text:p>CM</text:p>
          </table:table-cell>
          <table:table-cell table:style-name="ce12" table:formula="of:=INDIRECT(ADDRESS(1+ROW()/3;2+MOD(ROW();3);4;1;&quot;vol_ppn&quot;);1)" office:value-type="float" office:value="6" calcext:value-type="float">
            <text:p>6</text:p>
          </table:table-cell>
          <table:table-cell office:value-type="float" office:value="4.5" calcext:value-type="float">
            <text:p>4,5</text:p>
          </table:table-cell>
          <table:table-cell table:style-name="ce191" table:formula="of:=[.E39]/DUREE_CM" office:value-type="float" office:value="3" calcext:value-type="float">
            <text:p>3</text:p>
          </table:table-cell>
          <table:table-cell table:style-name="ce179" table:number-columns-repeated="10"/>
          <table:table-cell table:style-name="ce179" office:value-type="float" office:value="1" calcext:value-type="float">
            <text:p>1</text:p>
          </table:table-cell>
          <table:table-cell table:style-name="ce179"/>
          <table:table-cell table:style-name="ce179" office:value-type="float" office:value="1" calcext:value-type="float">
            <text:p>1</text:p>
          </table:table-cell>
          <table:table-cell table:style-name="ce179" table:number-columns-repeated="4"/>
          <table:table-cell table:style-name="ce184" table:formula="of:=SUM([.G39:.W39])" office:value-type="float" office:value="2" calcext:value-type="float">
            <text:p>2</text:p>
          </table:table-cell>
          <table:table-cell table:style-name="ce187" table:formula="of:=[.F39]-[.X39]"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table:style-name="ce4" table:formula="of:=[.A39]" office:value-type="string" office:string-value="M2204" calcext:value-type="string">
            <text:p>M2204</text:p>
          </table:table-cell>
          <table:table-cell table:style-name="ce3" table:formula="of:=MID([.A40];3;1)" office:value-type="string" office:string-value="2" calcext:value-type="string">
            <text:p>2</text:p>
          </table:table-cell>
          <table:table-cell table:style-name="ce187" office:value-type="string" calcext:value-type="string">
            <text:p>TD</text:p>
          </table:table-cell>
          <table:table-cell table:style-name="ce12" table:formula="of:=INDIRECT(ADDRESS(1+ROW()/3;2+MOD(ROW();3);4;1;&quot;vol_ppn&quot;);1)"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table:style-name="ce187" table:formula="of:=[.E40]/DUREE_TD" office:value-type="float" office:value="6" calcext:value-type="float">
            <text:p>6</text:p>
          </table:table-cell>
          <table:table-cell table:style-name="ce179" table:number-columns-repeated="11"/>
          <table:table-cell table:number-columns-repeated="3" table:style-name="ce179" office:value-type="float" office:value="2" calcext:value-type="float">
            <text:p>2</text:p>
          </table:table-cell>
          <table:table-cell table:style-name="ce179" table:number-columns-repeated="3"/>
          <table:table-cell table:style-name="ce184" table:formula="of:=SUM([.G40:.W40])" office:value-type="float" office:value="6" calcext:value-type="float">
            <text:p>6</text:p>
          </table:table-cell>
          <table:table-cell table:style-name="ce187" table:formula="of:=[.F40]-[.X40]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5" table:formula="of:=[.A39]" office:value-type="string" office:string-value="M2204" calcext:value-type="string">
            <text:p>M2204</text:p>
          </table:table-cell>
          <table:table-cell table:style-name="ce7" table:formula="of:=MID([.A41];3;1)" office:value-type="string" office:string-value="2" calcext:value-type="string">
            <text:p>2</text:p>
          </table:table-cell>
          <table:table-cell table:style-name="ce188" office:value-type="string" calcext:value-type="string">
            <text:p>TP</text:p>
          </table:table-cell>
          <table:table-cell table:style-name="ce13" table:formula="of:=INDIRECT(ADDRESS(1+ROW()/3;2+MOD(ROW();3);4;1;&quot;vol_ppn&quot;);1)" office:value-type="float" office:value="6" calcext:value-type="float">
            <text:p>6</text:p>
          </table:table-cell>
          <table:table-cell table:style-name="ce166" office:value-type="float" office:value="12" calcext:value-type="float">
            <text:p>12</text:p>
          </table:table-cell>
          <table:table-cell table:style-name="ce188" table:formula="of:=[.E41]/DUREE_TP" office:value-type="float" office:value="8" calcext:value-type="float">
            <text:p>8</text:p>
          </table:table-cell>
          <table:table-cell table:style-name="ce180" table:number-columns-repeated="11"/>
          <table:table-cell table:number-columns-repeated="3" table:style-name="ce180" office:value-type="float" office:value="1" calcext:value-type="float">
            <text:p>1</text:p>
          </table:table-cell>
          <table:table-cell table:style-name="ce180" office:value-type="float" office:value="2" calcext:value-type="float">
            <text:p>2</text:p>
          </table:table-cell>
          <table:table-cell table:style-name="ce180" table:number-columns-repeated="2"/>
          <table:table-cell table:style-name="ce185" table:formula="of:=SUM([.G41:.W41])" office:value-type="float" office:value="5" calcext:value-type="float">
            <text:p>5</text:p>
          </table:table-cell>
          <table:table-cell table:style-name="ce188" table:formula="of:=[.F41]-[.X41]" office:value-type="float" office:value="3" calcext:value-type="float">
            <text:p>3</text:p>
          </table:table-cell>
          <table:table-cell table:style-name="ce166" table:number-columns-repeated="990"/>
          <table:table-cell table:number-columns-repeated="9"/>
        </table:table-row>
        <table:table-row table:style-name="ro1">
          <table:table-cell table:style-name="ce3" table:formula="of:=INDIRECT(ADDRESS(1+ROW()/3;6;4;1;&quot;static&quot;);1)" office:value-type="string" office:string-value="M2205" calcext:value-type="string">
            <text:p>M2205</text:p>
          </table:table-cell>
          <table:table-cell table:style-name="ce3" table:formula="of:=MID([.A42];3;1)" office:value-type="string" office:string-value="2" calcext:value-type="string">
            <text:p>2</text:p>
          </table:table-cell>
          <table:table-cell table:style-name="ce191" office:value-type="string" calcext:value-type="string">
            <text:p>CM</text:p>
          </table:table-cell>
          <table:table-cell table:style-name="ce12" table:formula="of:=INDIRECT(ADDRESS(1+ROW()/3;2+MOD(ROW();3);4;1;&quot;vol_ppn&quot;);1)" office:value-type="float" office:value="9" calcext:value-type="float">
            <text:p>9</text:p>
          </table:table-cell>
          <table:table-cell office:value-type="float" office:value="4.5" calcext:value-type="float">
            <text:p>4,5</text:p>
          </table:table-cell>
          <table:table-cell table:style-name="ce191" table:formula="of:=[.E42]/DUREE_CM" office:value-type="float" office:value="3" calcext:value-type="float">
            <text:p>3</text:p>
          </table:table-cell>
          <table:table-cell table:number-columns-repeated="2" table:style-name="ce179" office:value-type="float" office:value="1" calcext:value-type="float">
            <text:p>1</text:p>
          </table:table-cell>
          <table:table-cell table:style-name="ce179" table:number-columns-repeated="3"/>
          <table:table-cell table:style-name="ce179" office:value-type="float" office:value="1" calcext:value-type="float">
            <text:p>1</text:p>
          </table:table-cell>
          <table:table-cell table:style-name="ce179" table:number-columns-repeated="11"/>
          <table:table-cell table:style-name="ce184" table:formula="of:=SUM([.G42:.W42])" office:value-type="float" office:value="3" calcext:value-type="float">
            <text:p>3</text:p>
          </table:table-cell>
          <table:table-cell table:style-name="ce187" table:formula="of:=[.F42]-[.X42]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4" table:formula="of:=[.A42]" office:value-type="string" office:string-value="M2205" calcext:value-type="string">
            <text:p>M2205</text:p>
          </table:table-cell>
          <table:table-cell table:style-name="ce3" table:formula="of:=MID([.A43];3;1)" office:value-type="string" office:string-value="2" calcext:value-type="string">
            <text:p>2</text:p>
          </table:table-cell>
          <table:table-cell table:style-name="ce187" office:value-type="string" calcext:value-type="string">
            <text:p>TD</text:p>
          </table:table-cell>
          <table:table-cell table:style-name="ce12" table:formula="of:=INDIRECT(ADDRESS(1+ROW()/3;2+MOD(ROW();3);4;1;&quot;vol_ppn&quot;);1)"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style-name="ce187" table:formula="of:=[.E43]/DUREE_TD" office:value-type="float" office:value="8" calcext:value-type="float">
            <text:p>8</text:p>
          </table:table-cell>
          <table:table-cell table:style-name="ce179" office:value-type="float" office:value="1" calcext:value-type="float">
            <text:p>1</text:p>
          </table:table-cell>
          <table:table-cell table:number-columns-repeated="2" table:style-name="ce179" office:value-type="float" office:value="2" calcext:value-type="float">
            <text:p>2</text:p>
          </table:table-cell>
          <table:table-cell table:number-columns-repeated="3" table:style-name="ce179" office:value-type="float" office:value="1" calcext:value-type="float">
            <text:p>1</text:p>
          </table:table-cell>
          <table:table-cell table:style-name="ce179" table:number-columns-repeated="11"/>
          <table:table-cell table:style-name="ce184" table:formula="of:=SUM([.G43:.W43])" office:value-type="float" office:value="8" calcext:value-type="float">
            <text:p>8</text:p>
          </table:table-cell>
          <table:table-cell table:style-name="ce187" table:formula="of:=[.F43]-[.X43]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5" table:formula="of:=[.A42]" office:value-type="string" office:string-value="M2205" calcext:value-type="string">
            <text:p>M2205</text:p>
          </table:table-cell>
          <table:table-cell table:style-name="ce7" table:formula="of:=MID([.A44];3;1)" office:value-type="string" office:string-value="2" calcext:value-type="string">
            <text:p>2</text:p>
          </table:table-cell>
          <table:table-cell table:style-name="ce188" office:value-type="string" calcext:value-type="string">
            <text:p>TP</text:p>
          </table:table-cell>
          <table:table-cell table:style-name="ce13" table:formula="of:=INDIRECT(ADDRESS(1+ROW()/3;2+MOD(ROW();3);4;1;&quot;vol_ppn&quot;);1)" office:value-type="float" office:value="12" calcext:value-type="float">
            <text:p>12</text:p>
          </table:table-cell>
          <table:table-cell table:style-name="ce166" office:value-type="float" office:value="12" calcext:value-type="float">
            <text:p>12</text:p>
          </table:table-cell>
          <table:table-cell table:style-name="ce188" table:formula="of:=[.E44]/DUREE_TP" office:value-type="float" office:value="8" calcext:value-type="float">
            <text:p>8</text:p>
          </table:table-cell>
          <table:table-cell table:style-name="ce180"/>
          <table:table-cell table:number-columns-repeated="4" table:style-name="ce180" office:value-type="float" office:value="2" calcext:value-type="float">
            <text:p>2</text:p>
          </table:table-cell>
          <table:table-cell table:style-name="ce180" table:number-columns-repeated="12"/>
          <table:table-cell table:style-name="ce185" table:formula="of:=SUM([.G44:.W44])" office:value-type="float" office:value="8" calcext:value-type="float">
            <text:p>8</text:p>
          </table:table-cell>
          <table:table-cell table:style-name="ce188" table:formula="of:=[.F44]-[.X44]" office:value-type="float" office:value="0" calcext:value-type="float">
            <text:p>0</text:p>
          </table:table-cell>
          <table:table-cell table:style-name="ce166" table:number-columns-repeated="990"/>
          <table:table-cell table:number-columns-repeated="9"/>
        </table:table-row>
        <table:table-row table:style-name="ro1">
          <table:table-cell table:style-name="ce3" table:formula="of:=INDIRECT(ADDRESS(1+ROW()/3;6;4;1;&quot;static&quot;);1)" office:value-type="string" office:string-value="M2206" calcext:value-type="string">
            <text:p>M2206</text:p>
          </table:table-cell>
          <table:table-cell table:style-name="ce3" table:formula="of:=MID([.A45];3;1)" office:value-type="string" office:string-value="2" calcext:value-type="string">
            <text:p>2</text:p>
          </table:table-cell>
          <table:table-cell table:style-name="ce191" office:value-type="string" calcext:value-type="string">
            <text:p>CM</text:p>
          </table:table-cell>
          <table:table-cell table:style-name="ce12" table:formula="of:=INDIRECT(ADDRESS(1+ROW()/3;2+MOD(ROW();3);4;1;&quot;vol_ppn&quot;);1)" office:value-type="float" office:value="6" calcext:value-type="float">
            <text:p>6</text:p>
          </table:table-cell>
          <table:table-cell office:value-type="float" office:value="4.5" calcext:value-type="float">
            <text:p>4,5</text:p>
          </table:table-cell>
          <table:table-cell table:style-name="ce191" table:formula="of:=[.E45]/DUREE_CM" office:value-type="float" office:value="3" calcext:value-type="float">
            <text:p>3</text:p>
          </table:table-cell>
          <table:table-cell table:number-columns-repeated="2" table:style-name="ce179" office:value-type="float" office:value="1" calcext:value-type="float">
            <text:p>1</text:p>
          </table:table-cell>
          <table:table-cell table:style-name="ce179" table:number-columns-repeated="15"/>
          <table:table-cell table:style-name="ce184" table:formula="of:=SUM([.G45:.W45])" office:value-type="float" office:value="2" calcext:value-type="float">
            <text:p>2</text:p>
          </table:table-cell>
          <table:table-cell table:style-name="ce187" table:formula="of:=[.F45]-[.X45]"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table:style-name="ce4" table:formula="of:=[.A45]" office:value-type="string" office:string-value="M2206" calcext:value-type="string">
            <text:p>M2206</text:p>
          </table:table-cell>
          <table:table-cell table:style-name="ce3" table:formula="of:=MID([.A46];3;1)" office:value-type="string" office:string-value="2" calcext:value-type="string">
            <text:p>2</text:p>
          </table:table-cell>
          <table:table-cell table:style-name="ce187" office:value-type="string" calcext:value-type="string">
            <text:p>TD</text:p>
          </table:table-cell>
          <table:table-cell table:style-name="ce12" table:formula="of:=INDIRECT(ADDRESS(1+ROW()/3;2+MOD(ROW();3);4;1;&quot;vol_ppn&quot;);1)"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style-name="ce187" table:formula="of:=[.E46]/DUREE_TD" office:value-type="float" office:value="4" calcext:value-type="float">
            <text:p>4</text:p>
          </table:table-cell>
          <table:table-cell table:number-columns-repeated="3" table:style-name="ce179" office:value-type="float" office:value="1" calcext:value-type="float">
            <text:p>1</text:p>
          </table:table-cell>
          <table:table-cell table:style-name="ce179"/>
          <table:table-cell table:style-name="ce179" office:value-type="float" office:value="1" calcext:value-type="float">
            <text:p>1</text:p>
          </table:table-cell>
          <table:table-cell table:style-name="ce179" table:number-columns-repeated="12"/>
          <table:table-cell table:style-name="ce184" table:formula="of:=SUM([.G46:.W46])" office:value-type="float" office:value="4" calcext:value-type="float">
            <text:p>4</text:p>
          </table:table-cell>
          <table:table-cell table:style-name="ce187" table:formula="of:=[.F46]-[.X46]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5" table:formula="of:=[.A45]" office:value-type="string" office:string-value="M2206" calcext:value-type="string">
            <text:p>M2206</text:p>
          </table:table-cell>
          <table:table-cell table:style-name="ce7" table:formula="of:=MID([.A47];3;1)" office:value-type="string" office:string-value="2" calcext:value-type="string">
            <text:p>2</text:p>
          </table:table-cell>
          <table:table-cell table:style-name="ce188" office:value-type="string" calcext:value-type="string">
            <text:p>TP</text:p>
          </table:table-cell>
          <table:table-cell table:style-name="ce13" table:formula="of:=INDIRECT(ADDRESS(1+ROW()/3;2+MOD(ROW();3);4;1;&quot;vol_ppn&quot;);1)" office:value-type="float" office:value="12" calcext:value-type="float">
            <text:p>12</text:p>
          </table:table-cell>
          <table:table-cell table:style-name="ce166" office:value-type="float" office:value="18" calcext:value-type="float">
            <text:p>18</text:p>
          </table:table-cell>
          <table:table-cell table:style-name="ce188" table:formula="of:=[.E47]/DUREE_TP" office:value-type="float" office:value="12" calcext:value-type="float">
            <text:p>12</text:p>
          </table:table-cell>
          <table:table-cell table:style-name="ce180"/>
          <table:table-cell table:number-columns-repeated="6" table:style-name="ce180" office:value-type="float" office:value="2" calcext:value-type="float">
            <text:p>2</text:p>
          </table:table-cell>
          <table:table-cell table:style-name="ce180" table:number-columns-repeated="10"/>
          <table:table-cell table:style-name="ce185" table:formula="of:=SUM([.G47:.W47])" office:value-type="float" office:value="12" calcext:value-type="float">
            <text:p>12</text:p>
          </table:table-cell>
          <table:table-cell table:style-name="ce188" table:formula="of:=[.F47]-[.X47]" office:value-type="float" office:value="0" calcext:value-type="float">
            <text:p>0</text:p>
          </table:table-cell>
          <table:table-cell table:style-name="ce166" table:number-columns-repeated="990"/>
          <table:table-cell table:number-columns-repeated="9"/>
        </table:table-row>
        <table:table-row table:style-name="ro1">
          <table:table-cell table:style-name="ce3" table:formula="of:=INDIRECT(ADDRESS(1+ROW()/3;6;4;1;&quot;static&quot;);1)" office:value-type="string" office:string-value="M2207" calcext:value-type="string">
            <text:p>M2207</text:p>
          </table:table-cell>
          <table:table-cell table:style-name="ce3" table:formula="of:=MID([.A48];3;1)" office:value-type="string" office:string-value="2" calcext:value-type="string">
            <text:p>2</text:p>
          </table:table-cell>
          <table:table-cell table:style-name="ce191" office:value-type="string" calcext:value-type="string">
            <text:p>CM</text:p>
          </table:table-cell>
          <table:table-cell table:style-name="ce12" table:formula="of:=INDIRECT(ADDRESS(1+ROW()/3;2+MOD(ROW();3);4;1;&quot;vol_ppn&quot;);1)" office:value-type="float" office:value="6" calcext:value-type="float">
            <text:p>6</text:p>
          </table:table-cell>
          <table:table-cell table:style-name="ce168"/>
          <table:table-cell table:style-name="ce191" table:formula="of:=[.E48]/DUREE_CM" office:value-type="float" office:value="0" calcext:value-type="float">
            <text:p>0</text:p>
          </table:table-cell>
          <table:table-cell table:style-name="ce179" table:number-columns-repeated="17"/>
          <table:table-cell table:style-name="ce184" table:formula="of:=SUM([.G48:.W48])" office:value-type="float" office:value="0" calcext:value-type="float">
            <text:p>0</text:p>
          </table:table-cell>
          <table:table-cell table:style-name="ce187" table:formula="of:=[.F48]-[.X48]" office:value-type="float" office:value="0" calcext:value-type="float">
            <text:p>0</text:p>
          </table:table-cell>
          <table:table-cell table:style-name="ce168" table:number-columns-repeated="990"/>
          <table:table-cell table:number-columns-repeated="9"/>
        </table:table-row>
        <table:table-row table:style-name="ro1">
          <table:table-cell table:style-name="ce4" table:formula="of:=[.A48]" office:value-type="string" office:string-value="M2207" calcext:value-type="string">
            <text:p>M2207</text:p>
          </table:table-cell>
          <table:table-cell table:style-name="ce3" table:formula="of:=MID([.A49];3;1)" office:value-type="string" office:string-value="2" calcext:value-type="string">
            <text:p>2</text:p>
          </table:table-cell>
          <table:table-cell table:style-name="ce187" office:value-type="string" calcext:value-type="string">
            <text:p>TD</text:p>
          </table:table-cell>
          <table:table-cell table:style-name="ce12" table:formula="of:=INDIRECT(ADDRESS(1+ROW()/3;2+MOD(ROW();3);4;1;&quot;vol_ppn&quot;);1)" office:value-type="float" office:value="6" calcext:value-type="float">
            <text:p>6</text:p>
          </table:table-cell>
          <table:table-cell table:style-name="ce168" office:value-type="float" office:value="15" calcext:value-type="float">
            <text:p>15</text:p>
          </table:table-cell>
          <table:table-cell table:style-name="ce187" table:formula="of:=[.E49]/DUREE_TD" office:value-type="float" office:value="10" calcext:value-type="float">
            <text:p>10</text:p>
          </table:table-cell>
          <table:table-cell table:style-name="ce179" table:number-columns-repeated="6"/>
          <table:table-cell table:number-columns-repeated="5" table:style-name="ce179" office:value-type="float" office:value="2" calcext:value-type="float">
            <text:p>2</text:p>
          </table:table-cell>
          <table:table-cell table:style-name="ce179" table:number-columns-repeated="6"/>
          <table:table-cell table:style-name="ce184" table:formula="of:=SUM([.G49:.W49])" office:value-type="float" office:value="10" calcext:value-type="float">
            <text:p>10</text:p>
          </table:table-cell>
          <table:table-cell table:style-name="ce187" table:formula="of:=[.F49]-[.X49]" office:value-type="float" office:value="0" calcext:value-type="float">
            <text:p>0</text:p>
          </table:table-cell>
          <table:table-cell table:style-name="ce168" table:number-columns-repeated="990"/>
          <table:table-cell table:number-columns-repeated="9"/>
        </table:table-row>
        <table:table-row table:style-name="ro1">
          <table:table-cell table:style-name="ce5" table:formula="of:=[.A48]" office:value-type="string" office:string-value="M2207" calcext:value-type="string">
            <text:p>M2207</text:p>
          </table:table-cell>
          <table:table-cell table:style-name="ce7" table:formula="of:=MID([.A50];3;1)" office:value-type="string" office:string-value="2" calcext:value-type="string">
            <text:p>2</text:p>
          </table:table-cell>
          <table:table-cell table:style-name="ce188" office:value-type="string" calcext:value-type="string">
            <text:p>TP</text:p>
          </table:table-cell>
          <table:table-cell table:style-name="ce13" table:formula="of:=INDIRECT(ADDRESS(1+ROW()/3;2+MOD(ROW();3);4;1;&quot;vol_ppn&quot;);1)" office:value-type="float" office:value="18" calcext:value-type="float">
            <text:p>18</text:p>
          </table:table-cell>
          <table:table-cell table:style-name="ce166" office:value-type="float" office:value="18" calcext:value-type="float">
            <text:p>18</text:p>
          </table:table-cell>
          <table:table-cell table:style-name="ce188" table:formula="of:=[.E50]/DUREE_TP" office:value-type="float" office:value="12" calcext:value-type="float">
            <text:p>12</text:p>
          </table:table-cell>
          <table:table-cell table:style-name="ce180" table:number-columns-repeated="17"/>
          <table:table-cell table:style-name="ce185" table:formula="of:=SUM([.G50:.W50])" office:value-type="float" office:value="0" calcext:value-type="float">
            <text:p>0</text:p>
          </table:table-cell>
          <table:table-cell table:style-name="ce188" table:formula="of:=[.F50]-[.X50]" office:value-type="float" office:value="12" calcext:value-type="float">
            <text:p>12</text:p>
          </table:table-cell>
          <table:table-cell table:style-name="ce166" table:number-columns-repeated="990"/>
          <table:table-cell table:number-columns-repeated="9"/>
        </table:table-row>
        <table:table-row table:style-name="ro1">
          <table:table-cell table:style-name="ce3" table:formula="of:=INDIRECT(ADDRESS(1+ROW()/3;6;4;1;&quot;static&quot;);1)" office:value-type="string" office:string-value="M2208" calcext:value-type="string">
            <text:p>M2208</text:p>
          </table:table-cell>
          <table:table-cell table:style-name="ce3" table:formula="of:=MID([.A51];3;1)" office:value-type="string" office:string-value="2" calcext:value-type="string">
            <text:p>2</text:p>
          </table:table-cell>
          <table:table-cell table:style-name="ce191" office:value-type="string" calcext:value-type="string">
            <text:p>CM</text:p>
          </table:table-cell>
          <table:table-cell table:style-name="ce12" table:formula="of:=INDIRECT(ADDRESS(1+ROW()/3;2+MOD(ROW();3);4;1;&quot;vol_ppn&quot;);1)" office:value-type="float" office:value="0" calcext:value-type="float">
            <text:p>0</text:p>
          </table:table-cell>
          <table:table-cell table:style-name="ce168"/>
          <table:table-cell table:style-name="ce191" table:formula="of:=[.E51]/DUREE_CM" office:value-type="float" office:value="0" calcext:value-type="float">
            <text:p>0</text:p>
          </table:table-cell>
          <table:table-cell table:style-name="ce179" table:number-columns-repeated="17"/>
          <table:table-cell table:style-name="ce184" table:formula="of:=SUM([.G51:.W51])" office:value-type="float" office:value="0" calcext:value-type="float">
            <text:p>0</text:p>
          </table:table-cell>
          <table:table-cell table:style-name="ce187" table:formula="of:=[.F51]-[.X51]" office:value-type="float" office:value="0" calcext:value-type="float">
            <text:p>0</text:p>
          </table:table-cell>
          <table:table-cell table:style-name="ce168" table:number-columns-repeated="990"/>
          <table:table-cell table:number-columns-repeated="9"/>
        </table:table-row>
        <table:table-row table:style-name="ro1">
          <table:table-cell table:style-name="ce4" table:formula="of:=[.A51]" office:value-type="string" office:string-value="M2208" calcext:value-type="string">
            <text:p>M2208</text:p>
          </table:table-cell>
          <table:table-cell table:style-name="ce3" table:formula="of:=MID([.A52];3;1)" office:value-type="string" office:string-value="2" calcext:value-type="string">
            <text:p>2</text:p>
          </table:table-cell>
          <table:table-cell table:style-name="ce187" office:value-type="string" calcext:value-type="string">
            <text:p>TD</text:p>
          </table:table-cell>
          <table:table-cell table:style-name="ce12" table:formula="of:=INDIRECT(ADDRESS(1+ROW()/3;2+MOD(ROW();3);4;1;&quot;vol_ppn&quot;);1)" office:value-type="float" office:value="15" calcext:value-type="float">
            <text:p>15</text:p>
          </table:table-cell>
          <table:table-cell table:style-name="ce168" office:value-type="float" office:value="15" calcext:value-type="float">
            <text:p>15</text:p>
          </table:table-cell>
          <table:table-cell table:style-name="ce187" table:formula="of:=[.E52]/DUREE_TD" office:value-type="float" office:value="10" calcext:value-type="float">
            <text:p>10</text:p>
          </table:table-cell>
          <table:table-cell table:style-name="ce179" table:number-columns-repeated="6"/>
          <table:table-cell table:number-columns-repeated="5" table:style-name="ce179" office:value-type="float" office:value="2" calcext:value-type="float">
            <text:p>2</text:p>
          </table:table-cell>
          <table:table-cell table:style-name="ce179" table:number-columns-repeated="6"/>
          <table:table-cell table:style-name="ce184" table:formula="of:=SUM([.G52:.W52])" office:value-type="float" office:value="10" calcext:value-type="float">
            <text:p>10</text:p>
          </table:table-cell>
          <table:table-cell table:style-name="ce187" table:formula="of:=[.F52]-[.X52]" office:value-type="float" office:value="0" calcext:value-type="float">
            <text:p>0</text:p>
          </table:table-cell>
          <table:table-cell table:style-name="ce168" table:number-columns-repeated="990"/>
          <table:table-cell table:number-columns-repeated="9"/>
        </table:table-row>
        <table:table-row table:style-name="ro1">
          <table:table-cell table:style-name="ce5" table:formula="of:=[.A51]" office:value-type="string" office:string-value="M2208" calcext:value-type="string">
            <text:p>M2208</text:p>
          </table:table-cell>
          <table:table-cell table:style-name="ce7" table:formula="of:=MID([.A53];3;1)" office:value-type="string" office:string-value="2" calcext:value-type="string">
            <text:p>2</text:p>
          </table:table-cell>
          <table:table-cell table:style-name="ce188" office:value-type="string" calcext:value-type="string">
            <text:p>TP</text:p>
          </table:table-cell>
          <table:table-cell table:style-name="ce13" table:formula="of:=INDIRECT(ADDRESS(1+ROW()/3;2+MOD(ROW();3);4;1;&quot;vol_ppn&quot;);1)" office:value-type="float" office:value="0" calcext:value-type="float">
            <text:p>0</text:p>
          </table:table-cell>
          <table:table-cell table:style-name="ce166"/>
          <table:table-cell table:style-name="ce188" table:formula="of:=[.E53]/DUREE_TP" office:value-type="float" office:value="0" calcext:value-type="float">
            <text:p>0</text:p>
          </table:table-cell>
          <table:table-cell table:style-name="ce180" table:number-columns-repeated="17"/>
          <table:table-cell table:style-name="ce185" table:formula="of:=SUM([.G53:.W53])" office:value-type="float" office:value="0" calcext:value-type="float">
            <text:p>0</text:p>
          </table:table-cell>
          <table:table-cell table:style-name="ce188" table:formula="of:=[.F53]-[.X53]" office:value-type="float" office:value="0" calcext:value-type="float">
            <text:p>0</text:p>
          </table:table-cell>
          <table:table-cell table:style-name="ce166" table:number-columns-repeated="990"/>
          <table:table-cell table:number-columns-repeated="9"/>
        </table:table-row>
        <table:table-row table:style-name="ro1">
          <table:table-cell table:style-name="ce3" table:formula="of:=INDIRECT(ADDRESS(1+ROW()/3;6;4;1;&quot;static&quot;);1)" office:value-type="string" office:string-value="M2209" calcext:value-type="string">
            <text:p>M2209</text:p>
          </table:table-cell>
          <table:table-cell table:style-name="ce3" table:formula="of:=MID([.A54];3;1)" office:value-type="string" office:string-value="2" calcext:value-type="string">
            <text:p>2</text:p>
          </table:table-cell>
          <table:table-cell table:style-name="ce191" office:value-type="string" calcext:value-type="string">
            <text:p>CM</text:p>
          </table:table-cell>
          <table:table-cell table:style-name="ce12" table:formula="of:=INDIRECT(ADDRESS(1+ROW()/3;2+MOD(ROW();3);4;1;&quot;vol_ppn&quot;);1)" office:value-type="float" office:value="0" calcext:value-type="float">
            <text:p>0</text:p>
          </table:table-cell>
          <table:table-cell table:style-name="ce168"/>
          <table:table-cell table:style-name="ce191" table:formula="of:=[.E54]/DUREE_CM" office:value-type="float" office:value="0" calcext:value-type="float">
            <text:p>0</text:p>
          </table:table-cell>
          <table:table-cell table:style-name="ce179" table:number-columns-repeated="17"/>
          <table:table-cell table:style-name="ce184" table:formula="of:=SUM([.G54:.W54])" office:value-type="float" office:value="0" calcext:value-type="float">
            <text:p>0</text:p>
          </table:table-cell>
          <table:table-cell table:style-name="ce187" table:formula="of:=[.F54]-[.X54]" office:value-type="float" office:value="0" calcext:value-type="float">
            <text:p>0</text:p>
          </table:table-cell>
          <table:table-cell table:style-name="ce168" table:number-columns-repeated="990"/>
          <table:table-cell table:number-columns-repeated="9"/>
        </table:table-row>
        <table:table-row table:style-name="ro1">
          <table:table-cell table:style-name="ce4" table:formula="of:=[.A54]" office:value-type="string" office:string-value="M2209" calcext:value-type="string">
            <text:p>M2209</text:p>
          </table:table-cell>
          <table:table-cell table:style-name="ce3" table:formula="of:=MID([.A55];3;1)" office:value-type="string" office:string-value="2" calcext:value-type="string">
            <text:p>2</text:p>
          </table:table-cell>
          <table:table-cell table:style-name="ce187" office:value-type="string" calcext:value-type="string">
            <text:p>TD</text:p>
          </table:table-cell>
          <table:table-cell table:style-name="ce12" table:formula="of:=INDIRECT(ADDRESS(1+ROW()/3;2+MOD(ROW();3);4;1;&quot;vol_ppn&quot;);1)" office:value-type="float" office:value="0" calcext:value-type="float">
            <text:p>0</text:p>
          </table:table-cell>
          <table:table-cell table:style-name="ce168"/>
          <table:table-cell table:style-name="ce187" table:formula="of:=[.E55]/DUREE_TD" office:value-type="float" office:value="0" calcext:value-type="float">
            <text:p>0</text:p>
          </table:table-cell>
          <table:table-cell table:style-name="ce179" table:number-columns-repeated="17"/>
          <table:table-cell table:style-name="ce184" table:formula="of:=SUM([.G55:.W55])" office:value-type="float" office:value="0" calcext:value-type="float">
            <text:p>0</text:p>
          </table:table-cell>
          <table:table-cell table:style-name="ce187" table:formula="of:=[.F55]-[.X55]" office:value-type="float" office:value="0" calcext:value-type="float">
            <text:p>0</text:p>
          </table:table-cell>
          <table:table-cell table:style-name="ce168" table:number-columns-repeated="990"/>
          <table:table-cell table:number-columns-repeated="9"/>
        </table:table-row>
        <table:table-row table:style-name="ro1">
          <table:table-cell table:style-name="ce5" table:formula="of:=[.A54]" office:value-type="string" office:string-value="M2209" calcext:value-type="string">
            <text:p>M2209</text:p>
          </table:table-cell>
          <table:table-cell table:style-name="ce7" table:formula="of:=MID([.A56];3;1)" office:value-type="string" office:string-value="2" calcext:value-type="string">
            <text:p>2</text:p>
          </table:table-cell>
          <table:table-cell table:style-name="ce188" office:value-type="string" calcext:value-type="string">
            <text:p>TP</text:p>
          </table:table-cell>
          <table:table-cell table:style-name="ce13" table:formula="of:=INDIRECT(ADDRESS(1+ROW()/3;2+MOD(ROW();3);4;1;&quot;vol_ppn&quot;);1)" office:value-type="float" office:value="0" calcext:value-type="float">
            <text:p>0</text:p>
          </table:table-cell>
          <table:table-cell table:style-name="ce166"/>
          <table:table-cell table:style-name="ce188" table:formula="of:=[.E56]/DUREE_TP" office:value-type="float" office:value="0" calcext:value-type="float">
            <text:p>0</text:p>
          </table:table-cell>
          <table:table-cell table:style-name="ce180" table:number-columns-repeated="17"/>
          <table:table-cell table:style-name="ce185" table:formula="of:=SUM([.G56:.W56])" office:value-type="float" office:value="0" calcext:value-type="float">
            <text:p>0</text:p>
          </table:table-cell>
          <table:table-cell table:style-name="ce188" table:formula="of:=[.F56]-[.X56]" office:value-type="float" office:value="0" calcext:value-type="float">
            <text:p>0</text:p>
          </table:table-cell>
          <table:table-cell table:style-name="ce166" table:number-columns-repeated="990"/>
          <table:table-cell table:number-columns-repeated="9"/>
        </table:table-row>
        <table:table-row table:style-name="ro1" table:number-rows-repeated="1048505">
          <table:table-cell table:number-columns-repeated="1024"/>
        </table:table-row>
        <table:table-row table:style-name="ro5" table:number-rows-repeated="14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FA" table:style-name="ta1">
        <table:table-column table:style-name="co1" table:default-cell-style-name="ce155"/>
        <table:table-column table:style-name="co2" table:number-columns-repeated="2" table:default-cell-style-name="ce155"/>
        <table:table-column table:style-name="co11" table:default-cell-style-name="ce155"/>
        <table:table-column table:style-name="co4" table:default-cell-style-name="ce155"/>
        <table:table-column table:style-name="co5" table:default-cell-style-name="ce155"/>
        <table:table-column table:style-name="co12" table:number-columns-repeated="17" table:default-cell-style-name="ce194"/>
        <table:table-column table:style-name="co13" table:default-cell-style-name="ce186"/>
        <table:table-column table:style-name="co8" table:default-cell-style-name="ce155"/>
        <table:table-column table:style-name="co9" table:number-columns-repeated="996" table:default-cell-style-name="ce155"/>
        <table:table-header-rows>
          <table:table-row table:style-name="ro1">
            <table:table-cell table:style-name="ce157" office:value-type="string" calcext:value-type="string">
              <text:p>FA</text:p>
            </table:table-cell>
            <table:table-cell table:style-name="ce157" table:number-columns-repeated="5"/>
            <table:table-cell table:style-name="ce199" office:value-type="float" office:value="1" calcext:value-type="float">
              <text:p>1</text:p>
            </table:table-cell>
            <table:table-cell table:style-name="ce199" office:value-type="float" office:value="2" calcext:value-type="float">
              <text:p>2</text:p>
            </table:table-cell>
            <table:table-cell table:style-name="ce199" office:value-type="float" office:value="3" calcext:value-type="float">
              <text:p>3</text:p>
            </table:table-cell>
            <table:table-cell table:style-name="ce35" table:number-columns-repeated="2"/>
            <table:table-cell table:style-name="ce199" office:value-type="float" office:value="4" calcext:value-type="float">
              <text:p>4</text:p>
            </table:table-cell>
            <table:table-cell table:style-name="ce199" office:value-type="float" office:value="5" calcext:value-type="float">
              <text:p>5</text:p>
            </table:table-cell>
            <table:table-cell table:style-name="ce199" office:value-type="float" office:value="6" calcext:value-type="float">
              <text:p>6</text:p>
            </table:table-cell>
            <table:table-cell table:style-name="ce35"/>
            <table:table-cell table:style-name="ce199" office:value-type="float" office:value="7" calcext:value-type="float">
              <text:p>7</text:p>
            </table:table-cell>
            <table:table-cell table:style-name="ce199" office:value-type="float" office:value="8" calcext:value-type="float">
              <text:p>8</text:p>
            </table:table-cell>
            <table:table-cell table:style-name="ce35" table:number-columns-repeated="2"/>
            <table:table-cell table:style-name="ce199" office:value-type="float" office:value="9" calcext:value-type="float">
              <text:p>9</text:p>
            </table:table-cell>
            <table:table-cell table:style-name="ce199" office:value-type="float" office:value="10" calcext:value-type="float">
              <text:p>10</text:p>
            </table:table-cell>
            <table:table-cell table:style-name="ce199" office:value-type="float" office:value="11" calcext:value-type="float">
              <text:p>11</text:p>
            </table:table-cell>
            <table:table-cell table:style-name="ce199" office:value-type="float" office:value="12" calcext:value-type="float">
              <text:p>12</text:p>
            </table:table-cell>
            <table:table-cell table:style-name="ce157" table:number-columns-repeated="998"/>
          </table:table-row>
          <table:table-row table:style-name="ro2">
            <table:table-cell table:style-name="ce2" office:value-type="string" calcext:value-type="string">
              <text:p>Module</text:p>
            </table:table-cell>
            <table:table-cell table:style-name="ce2" office:value-type="string" calcext:value-type="string">
              <text:p>UE</text:p>
            </table:table-cell>
            <table:table-cell table:style-name="ce2" office:value-type="string" calcext:value-type="string">
              <text:p>Type</text:p>
            </table:table-cell>
            <table:table-cell table:style-name="ce2" office:value-type="string" calcext:value-type="string">
              <text:p>PPN (h.)</text:p>
            </table:table-cell>
            <table:table-cell table:style-name="ce2" office:value-type="string" calcext:value-type="string">
              <text:p>Prévi (h.)</text:p>
            </table:table-cell>
            <table:table-cell table:style-name="ce2" office:value-type="string" calcext:value-type="string">
              <text:p>Prev: Nb Séances</text:p>
            </table:table-cell>
            <table:table-cell table:style-name="ce30" table:formula="of:=[$FI.G2]" office:value-type="float" office:value="36" calcext:value-type="float">
              <text:p>36</text:p>
            </table:table-cell>
            <table:table-cell table:style-name="ce30" table:formula="of:=[$FI.H2]" office:value-type="float" office:value="37" calcext:value-type="float">
              <text:p>37</text:p>
            </table:table-cell>
            <table:table-cell table:style-name="ce30" table:formula="of:=[$FI.I2]" office:value-type="float" office:value="38" calcext:value-type="float">
              <text:p>38</text:p>
            </table:table-cell>
            <table:table-cell table:style-name="ce36" table:formula="of:=[$FI.J2]" office:value-type="float" office:value="39" calcext:value-type="float">
              <text:p>39</text:p>
            </table:table-cell>
            <table:table-cell table:style-name="ce36" table:formula="of:=[$FI.K2]" office:value-type="float" office:value="40" calcext:value-type="float">
              <text:p>40</text:p>
            </table:table-cell>
            <table:table-cell table:style-name="ce30" table:formula="of:=[$FI.L2]" office:value-type="float" office:value="41" calcext:value-type="float">
              <text:p>41</text:p>
            </table:table-cell>
            <table:table-cell table:style-name="ce30" table:formula="of:=[$FI.M2]" office:value-type="float" office:value="42" calcext:value-type="float">
              <text:p>42</text:p>
            </table:table-cell>
            <table:table-cell table:style-name="ce30" table:formula="of:=[$FI.N2]" office:value-type="float" office:value="43" calcext:value-type="float">
              <text:p>43</text:p>
            </table:table-cell>
            <table:table-cell table:style-name="ce36" table:formula="of:=[$FI.O2]" office:value-type="float" office:value="45" calcext:value-type="float">
              <text:p>45</text:p>
            </table:table-cell>
            <table:table-cell table:style-name="ce30" table:formula="of:=[$FI.P2]" office:value-type="float" office:value="46" calcext:value-type="float">
              <text:p>46</text:p>
            </table:table-cell>
            <table:table-cell table:style-name="ce30" table:formula="of:=[$FI.Q2]" office:value-type="float" office:value="47" calcext:value-type="float">
              <text:p>47</text:p>
            </table:table-cell>
            <table:table-cell table:style-name="ce36" table:formula="of:=[$FI.R2]" office:value-type="float" office:value="48" calcext:value-type="float">
              <text:p>48</text:p>
            </table:table-cell>
            <table:table-cell table:style-name="ce36" table:formula="of:=[$FI.S2]" office:value-type="float" office:value="49" calcext:value-type="float">
              <text:p>49</text:p>
            </table:table-cell>
            <table:table-cell table:style-name="ce30" table:formula="of:=[$FI.T2]" office:value-type="float" office:value="50" calcext:value-type="float">
              <text:p>50</text:p>
            </table:table-cell>
            <table:table-cell table:style-name="ce30" table:formula="of:=[$FI.U2]" office:value-type="float" office:value="51" calcext:value-type="float">
              <text:p>51</text:p>
            </table:table-cell>
            <table:table-cell table:style-name="ce30" table:formula="of:=[$FI.V2]" office:value-type="float" office:value="0" calcext:value-type="float">
              <text:p>0</text:p>
            </table:table-cell>
            <table:table-cell table:style-name="ce30" table:formula="of:=[$FI.W2]" office:value-type="float" office:value="0" calcext:value-type="float">
              <text:p>0</text:p>
            </table:table-cell>
            <table:table-cell table:style-name="ce2" office:value-type="string" calcext:value-type="string">
              <text:p>TOTAL</text:p>
            </table:table-cell>
            <table:table-cell table:style-name="ce2" office:value-type="string" calcext:value-type="string">
              <text:p>ecart (nb seances)</text:p>
            </table:table-cell>
            <table:table-cell table:style-name="ce2" table:number-columns-repeated="996"/>
          </table:table-row>
        </table:table-header-rows>
        <table:table-row table:style-name="ro1">
          <table:table-cell table:style-name="ce3" table:formula="of:=[$FI.A3]" office:value-type="string" office:string-value="M2101" calcext:value-type="string">
            <text:p>M2101</text:p>
          </table:table-cell>
          <table:table-cell table:style-name="ce3" table:formula="of:=MID([.A3];3;1)" office:value-type="string" office:string-value="1" calcext:value-type="string">
            <text:p>1</text:p>
          </table:table-cell>
          <table:table-cell table:style-name="ce187" office:value-type="string" calcext:value-type="string">
            <text:p>CM</text:p>
          </table:table-cell>
          <table:table-cell table:style-name="ce189" table:formula="of:=[FI.D3]*COEFF_FA" office:value-type="float" office:value="7.2" calcext:value-type="float">
            <text:p>7,2</text:p>
          </table:table-cell>
          <table:table-cell table:style-name="ce169" office:value-type="float" office:value="7.5" calcext:value-type="float">
            <text:p>7,5</text:p>
          </table:table-cell>
          <table:table-cell table:style-name="ce187" table:formula="of:=[.E3]/DUREE_CM" office:value-type="float" office:value="5" calcext:value-type="float">
            <text:p>5</text:p>
          </table:table-cell>
          <table:table-cell table:style-name="ce199"/>
          <table:table-cell table:style-name="ce199" office:value-type="float" office:value="1" calcext:value-type="float">
            <text:p>1</text:p>
          </table:table-cell>
          <table:table-cell table:style-name="ce199"/>
          <table:table-cell table:style-name="ce35" table:number-columns-repeated="2"/>
          <table:table-cell table:style-name="ce199" table:number-columns-repeated="3"/>
          <table:table-cell table:style-name="ce35"/>
          <table:table-cell table:style-name="ce199"/>
          <table:table-cell table:style-name="ce199" office:value-type="float" office:value="1" calcext:value-type="float">
            <text:p>1</text:p>
          </table:table-cell>
          <table:table-cell table:style-name="ce35" table:number-columns-repeated="2"/>
          <table:table-cell table:style-name="ce199" table:number-columns-repeated="4"/>
          <table:table-cell table:style-name="ce184" table:formula="of:=SUM([.G3:.W3])" office:value-type="float" office:value="2" calcext:value-type="float">
            <text:p>2</text:p>
          </table:table-cell>
          <table:table-cell table:style-name="ce187" table:formula="of:=[.F3]-[.X3]" office:value-type="float" office:value="3" calcext:value-type="float">
            <text:p>3</text:p>
          </table:table-cell>
          <table:table-cell table:style-name="ce157" table:number-columns-repeated="996"/>
        </table:table-row>
        <table:table-row table:style-name="ro1">
          <table:table-cell table:style-name="ce3" table:formula="of:=[.A3]" office:value-type="string" office:string-value="M2101" calcext:value-type="string">
            <text:p>M2101</text:p>
          </table:table-cell>
          <table:table-cell table:style-name="ce3" table:formula="of:=MID([.A4];3;1)" office:value-type="string" office:string-value="1" calcext:value-type="string">
            <text:p>1</text:p>
          </table:table-cell>
          <table:table-cell table:style-name="ce187" office:value-type="string" calcext:value-type="string">
            <text:p>TD</text:p>
          </table:table-cell>
          <table:table-cell table:style-name="ce189" table:formula="of:=[FI.D4]*COEFF_FA" office:value-type="float" office:value="12" calcext:value-type="float">
            <text:p>12</text:p>
          </table:table-cell>
          <table:table-cell table:style-name="ce169" office:value-type="float" office:value="12" calcext:value-type="float">
            <text:p>12</text:p>
          </table:table-cell>
          <table:table-cell table:style-name="ce187" table:formula="of:=[.E4]/DUREE_TD" office:value-type="float" office:value="8" calcext:value-type="float">
            <text:p>8</text:p>
          </table:table-cell>
          <table:table-cell table:number-columns-repeated="3" table:style-name="ce199" office:value-type="float" office:value="1" calcext:value-type="float">
            <text:p>1</text:p>
          </table:table-cell>
          <table:table-cell table:style-name="ce35" table:number-columns-repeated="2"/>
          <table:table-cell table:number-columns-repeated="2" table:style-name="ce199" office:value-type="float" office:value="1" calcext:value-type="float">
            <text:p>1</text:p>
          </table:table-cell>
          <table:table-cell table:style-name="ce199"/>
          <table:table-cell table:style-name="ce35"/>
          <table:table-cell table:style-name="ce199"/>
          <table:table-cell table:style-name="ce199" office:value-type="float" office:value="1" calcext:value-type="float">
            <text:p>1</text:p>
          </table:table-cell>
          <table:table-cell table:style-name="ce35" table:number-columns-repeated="2"/>
          <table:table-cell table:number-columns-repeated="2" table:style-name="ce199" office:value-type="float" office:value="1" calcext:value-type="float">
            <text:p>1</text:p>
          </table:table-cell>
          <table:table-cell table:style-name="ce199" table:number-columns-repeated="2"/>
          <table:table-cell table:style-name="ce184" table:formula="of:=SUM([.G4:.W4])" office:value-type="float" office:value="8" calcext:value-type="float">
            <text:p>8</text:p>
          </table:table-cell>
          <table:table-cell table:style-name="ce187" table:formula="of:=[.F4]-[.X4]" office:value-type="float" office:value="0" calcext:value-type="float">
            <text:p>0</text:p>
          </table:table-cell>
          <table:table-cell table:style-name="ce157" table:number-columns-repeated="996"/>
        </table:table-row>
        <table:table-row table:style-name="ro1">
          <table:table-cell table:style-name="ce26" table:formula="of:=[.A3]" office:value-type="string" office:string-value="M2101" calcext:value-type="string">
            <text:p>M2101</text:p>
          </table:table-cell>
          <table:table-cell table:style-name="ce7" table:formula="of:=MID([.A5];3;1)" office:value-type="string" office:string-value="1" calcext:value-type="string">
            <text:p>1</text:p>
          </table:table-cell>
          <table:table-cell table:style-name="ce188" office:value-type="string" calcext:value-type="string">
            <text:p>TP</text:p>
          </table:table-cell>
          <table:table-cell table:style-name="ce190" table:formula="of:=[FI.D5]*COEFF_FA" office:value-type="float" office:value="28.8" calcext:value-type="float">
            <text:p>28,8</text:p>
          </table:table-cell>
          <table:table-cell table:style-name="ce170" office:value-type="float" office:value="27" calcext:value-type="float">
            <text:p>27</text:p>
          </table:table-cell>
          <table:table-cell table:style-name="ce188" table:formula="of:=[.E5]/DUREE_TP" office:value-type="float" office:value="18" calcext:value-type="float">
            <text:p>18</text:p>
          </table:table-cell>
          <table:table-cell table:style-name="ce201"/>
          <table:table-cell table:number-columns-repeated="2" table:style-name="ce201" office:value-type="float" office:value="2" calcext:value-type="float">
            <text:p>2</text:p>
          </table:table-cell>
          <table:table-cell table:style-name="ce37" table:number-columns-repeated="2"/>
          <table:table-cell table:number-columns-repeated="3" table:style-name="ce201" office:value-type="float" office:value="2" calcext:value-type="float">
            <text:p>2</text:p>
          </table:table-cell>
          <table:table-cell table:style-name="ce37"/>
          <table:table-cell table:number-columns-repeated="2" table:style-name="ce201" office:value-type="float" office:value="2" calcext:value-type="float">
            <text:p>2</text:p>
          </table:table-cell>
          <table:table-cell table:style-name="ce37" table:number-columns-repeated="2"/>
          <table:table-cell table:style-name="ce201"/>
          <table:table-cell table:style-name="ce201" office:value-type="float" office:value="2" calcext:value-type="float">
            <text:p>2</text:p>
          </table:table-cell>
          <table:table-cell table:style-name="ce201" table:number-columns-repeated="2"/>
          <table:table-cell table:style-name="ce185" table:formula="of:=SUM([.G5:.W5])" office:value-type="float" office:value="16" calcext:value-type="float">
            <text:p>16</text:p>
          </table:table-cell>
          <table:table-cell table:style-name="ce188" table:formula="of:=[.F5]-[.X5]" office:value-type="float" office:value="2" calcext:value-type="float">
            <text:p>2</text:p>
          </table:table-cell>
          <table:table-cell table:style-name="ce2" table:number-columns-repeated="996"/>
        </table:table-row>
        <table:table-row table:style-name="ro1">
          <table:table-cell table:style-name="ce3" table:formula="of:=[$FI.A6]" office:value-type="string" office:string-value="M2102" calcext:value-type="string">
            <text:p>M2102</text:p>
          </table:table-cell>
          <table:table-cell table:style-name="ce3" table:formula="of:=MID([.A6];3;1)" office:value-type="string" office:string-value="1" calcext:value-type="string">
            <text:p>1</text:p>
          </table:table-cell>
          <table:table-cell table:style-name="ce187" office:value-type="string" calcext:value-type="string">
            <text:p>CM</text:p>
          </table:table-cell>
          <table:table-cell table:style-name="ce189" table:formula="of:=[FI.D6]*COEFF_FA" office:value-type="float" office:value="4.8" calcext:value-type="float">
            <text:p>4,8</text:p>
          </table:table-cell>
          <table:table-cell office:value-type="float" office:value="4.5" calcext:value-type="float">
            <text:p>4,5</text:p>
          </table:table-cell>
          <table:table-cell table:style-name="ce187" table:formula="of:=[.E6]/DUREE_CM" office:value-type="float" office:value="3" calcext:value-type="float">
            <text:p>3</text:p>
          </table:table-cell>
          <table:table-cell table:style-name="ce203" table:number-columns-repeated="3"/>
          <table:table-cell table:style-name="ce38" table:number-columns-repeated="2"/>
          <table:table-cell table:style-name="ce203" table:number-columns-repeated="3"/>
          <table:table-cell table:style-name="ce38"/>
          <table:table-cell table:style-name="ce203" table:number-columns-repeated="2"/>
          <table:table-cell table:style-name="ce38" table:number-columns-repeated="2"/>
          <table:table-cell table:number-columns-repeated="2" table:style-name="ce203" office:value-type="float" office:value="1" calcext:value-type="float">
            <text:p>1</text:p>
          </table:table-cell>
          <table:table-cell table:style-name="ce203" table:number-columns-repeated="2"/>
          <table:table-cell table:style-name="ce184" table:formula="of:=SUM([.G6:.W6])" office:value-type="float" office:value="2" calcext:value-type="float">
            <text:p>2</text:p>
          </table:table-cell>
          <table:table-cell table:style-name="ce187" table:formula="of:=[.F6]-[.X6]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table:style-name="ce3" table:formula="of:=[.A6]" office:value-type="string" office:string-value="M2102" calcext:value-type="string">
            <text:p>M2102</text:p>
          </table:table-cell>
          <table:table-cell table:style-name="ce3" table:formula="of:=MID([.A7];3;1)" office:value-type="string" office:string-value="1" calcext:value-type="string">
            <text:p>1</text:p>
          </table:table-cell>
          <table:table-cell table:style-name="ce187" office:value-type="string" calcext:value-type="string">
            <text:p>TD</text:p>
          </table:table-cell>
          <table:table-cell table:style-name="ce189" table:formula="of:=[FI.D7]*COEFF_FA" office:value-type="float" office:value="7.2" calcext:value-type="float">
            <text:p>7,2</text:p>
          </table:table-cell>
          <table:table-cell office:value-type="float" office:value="7.5" calcext:value-type="float">
            <text:p>7,5</text:p>
          </table:table-cell>
          <table:table-cell table:style-name="ce187" table:formula="of:=[.E7]/DUREE_TD" office:value-type="float" office:value="5" calcext:value-type="float">
            <text:p>5</text:p>
          </table:table-cell>
          <table:table-cell table:style-name="ce203" office:value-type="float" office:value="1" calcext:value-type="float">
            <text:p>1</text:p>
          </table:table-cell>
          <table:table-cell table:style-name="ce203" table:number-columns-repeated="2"/>
          <table:table-cell table:style-name="ce38" table:number-columns-repeated="2"/>
          <table:table-cell table:style-name="ce203" table:number-columns-repeated="3"/>
          <table:table-cell table:style-name="ce38"/>
          <table:table-cell table:style-name="ce203" table:number-columns-repeated="2"/>
          <table:table-cell table:style-name="ce38" table:number-columns-repeated="2"/>
          <table:table-cell table:number-columns-repeated="2" table:style-name="ce203" office:value-type="float" office:value="1" calcext:value-type="float">
            <text:p>1</text:p>
          </table:table-cell>
          <table:table-cell table:style-name="ce203" table:number-columns-repeated="2"/>
          <table:table-cell table:style-name="ce184" table:formula="of:=SUM([.G7:.W7])" office:value-type="float" office:value="3" calcext:value-type="float">
            <text:p>3</text:p>
          </table:table-cell>
          <table:table-cell table:style-name="ce187" table:formula="of:=[.F7]-[.X7]" office:value-type="float" office:value="2" calcext:value-type="float">
            <text:p>2</text:p>
          </table:table-cell>
          <table:table-cell table:number-columns-repeated="996"/>
        </table:table-row>
        <table:table-row table:style-name="ro1">
          <table:table-cell table:style-name="ce26" table:formula="of:=[.A6]" office:value-type="string" office:string-value="M2102" calcext:value-type="string">
            <text:p>M2102</text:p>
          </table:table-cell>
          <table:table-cell table:style-name="ce7" table:formula="of:=MID([.A8];3;1)" office:value-type="string" office:string-value="1" calcext:value-type="string">
            <text:p>1</text:p>
          </table:table-cell>
          <table:table-cell table:style-name="ce188" office:value-type="string" calcext:value-type="string">
            <text:p>TP</text:p>
          </table:table-cell>
          <table:table-cell table:style-name="ce190" table:formula="of:=[FI.D8]*COEFF_FA" office:value-type="float" office:value="12" calcext:value-type="float">
            <text:p>12</text:p>
          </table:table-cell>
          <table:table-cell table:style-name="ce166" office:value-type="float" office:value="12" calcext:value-type="float">
            <text:p>12</text:p>
          </table:table-cell>
          <table:table-cell table:style-name="ce188" table:formula="of:=[.E8]/DUREE_TP" office:value-type="float" office:value="8" calcext:value-type="float">
            <text:p>8</text:p>
          </table:table-cell>
          <table:table-cell table:style-name="ce204" table:number-columns-repeated="3"/>
          <table:table-cell table:style-name="ce39" table:number-columns-repeated="2"/>
          <table:table-cell table:style-name="ce204" table:number-columns-repeated="3"/>
          <table:table-cell table:style-name="ce39"/>
          <table:table-cell table:style-name="ce204" table:number-columns-repeated="2"/>
          <table:table-cell table:style-name="ce39" table:number-columns-repeated="2"/>
          <table:table-cell table:number-columns-repeated="2" table:style-name="ce204" office:value-type="float" office:value="2" calcext:value-type="float">
            <text:p>2</text:p>
          </table:table-cell>
          <table:table-cell table:style-name="ce204" table:number-columns-repeated="2"/>
          <table:table-cell table:style-name="ce185" table:formula="of:=SUM([.G8:.W8])" office:value-type="float" office:value="4" calcext:value-type="float">
            <text:p>4</text:p>
          </table:table-cell>
          <table:table-cell table:style-name="ce188" table:formula="of:=[.F8]-[.X8]" office:value-type="float" office:value="4" calcext:value-type="float">
            <text:p>4</text:p>
          </table:table-cell>
          <table:table-cell table:style-name="ce166" table:number-columns-repeated="996"/>
        </table:table-row>
        <table:table-row table:style-name="ro1">
          <table:table-cell table:style-name="ce3" table:formula="of:=[$FI.A9]" office:value-type="string" office:string-value="M2103" calcext:value-type="string">
            <text:p>M2103</text:p>
          </table:table-cell>
          <table:table-cell table:style-name="ce3" table:formula="of:=MID([.A9];3;1)" office:value-type="string" office:string-value="1" calcext:value-type="string">
            <text:p>1</text:p>
          </table:table-cell>
          <table:table-cell table:style-name="ce187" office:value-type="string" calcext:value-type="string">
            <text:p>CM</text:p>
          </table:table-cell>
          <table:table-cell table:style-name="ce189" table:formula="of:=[FI.D9]*COEFF_FA" office:value-type="float" office:value="7.2" calcext:value-type="float">
            <text:p>7,2</text:p>
          </table:table-cell>
          <table:table-cell table:style-name="ce168" office:value-type="float" office:value="7.5" calcext:value-type="float">
            <text:p>7,5</text:p>
          </table:table-cell>
          <table:table-cell table:style-name="ce191" table:formula="of:=[.E9]/DUREE_CM" office:value-type="float" office:value="5" calcext:value-type="float">
            <text:p>5</text:p>
          </table:table-cell>
          <table:table-cell table:style-name="ce203" office:value-type="float" office:value="2" calcext:value-type="float">
            <text:p>2</text:p>
          </table:table-cell>
          <table:table-cell table:style-name="ce203" office:value-type="float" office:value="1" calcext:value-type="float">
            <text:p>1</text:p>
          </table:table-cell>
          <table:table-cell table:style-name="ce203"/>
          <table:table-cell table:style-name="ce38" table:number-columns-repeated="2"/>
          <table:table-cell table:style-name="ce203" table:number-columns-repeated="2"/>
          <table:table-cell table:style-name="ce203" office:value-type="float" office:value="1" calcext:value-type="float">
            <text:p>1</text:p>
          </table:table-cell>
          <table:table-cell table:style-name="ce38"/>
          <table:table-cell table:style-name="ce203" table:number-columns-repeated="2"/>
          <table:table-cell table:style-name="ce38" table:number-columns-repeated="2"/>
          <table:table-cell table:style-name="ce203" table:number-columns-repeated="4"/>
          <table:table-cell table:style-name="ce184" table:formula="of:=SUM([.G9:.W9])" office:value-type="float" office:value="4" calcext:value-type="float">
            <text:p>4</text:p>
          </table:table-cell>
          <table:table-cell table:style-name="ce187" table:formula="of:=[.F9]-[.X9]" office:value-type="float" office:value="1" calcext:value-type="float">
            <text:p>1</text:p>
          </table:table-cell>
          <table:table-cell table:style-name="ce168" table:number-columns-repeated="996"/>
        </table:table-row>
        <table:table-row table:style-name="ro1">
          <table:table-cell table:style-name="ce3" table:formula="of:=[.A9]" office:value-type="string" office:string-value="M2103" calcext:value-type="string">
            <text:p>M2103</text:p>
          </table:table-cell>
          <table:table-cell table:style-name="ce3" table:formula="of:=MID([.A10];3;1)" office:value-type="string" office:string-value="1" calcext:value-type="string">
            <text:p>1</text:p>
          </table:table-cell>
          <table:table-cell table:style-name="ce187" office:value-type="string" calcext:value-type="string">
            <text:p>TD</text:p>
          </table:table-cell>
          <table:table-cell table:style-name="ce189" table:formula="of:=[FI.D10]*COEFF_FA" office:value-type="float" office:value="7.2" calcext:value-type="float">
            <text:p>7,2</text:p>
          </table:table-cell>
          <table:table-cell office:value-type="float" office:value="7.5" calcext:value-type="float">
            <text:p>7,5</text:p>
          </table:table-cell>
          <table:table-cell table:style-name="ce187" table:formula="of:=[.E10]/DUREE_TD" office:value-type="float" office:value="5" calcext:value-type="float">
            <text:p>5</text:p>
          </table:table-cell>
          <table:table-cell table:style-name="ce203" office:value-type="float" office:value="2" calcext:value-type="float">
            <text:p>2</text:p>
          </table:table-cell>
          <table:table-cell table:number-columns-repeated="2" table:style-name="ce203" office:value-type="float" office:value="1" calcext:value-type="float">
            <text:p>1</text:p>
          </table:table-cell>
          <table:table-cell table:style-name="ce38" table:number-columns-repeated="2"/>
          <table:table-cell table:style-name="ce203"/>
          <table:table-cell table:style-name="ce203" office:value-type="float" office:value="1" calcext:value-type="float">
            <text:p>1</text:p>
          </table:table-cell>
          <table:table-cell table:style-name="ce203"/>
          <table:table-cell table:style-name="ce38"/>
          <table:table-cell table:style-name="ce203" table:number-columns-repeated="2"/>
          <table:table-cell table:style-name="ce38" table:number-columns-repeated="2"/>
          <table:table-cell table:style-name="ce203" table:number-columns-repeated="4"/>
          <table:table-cell table:style-name="ce184" table:formula="of:=SUM([.G10:.W10])" office:value-type="float" office:value="5" calcext:value-type="float">
            <text:p>5</text:p>
          </table:table-cell>
          <table:table-cell table:style-name="ce187" table:formula="of:=[.F10]-[.X10]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26" table:formula="of:=[.A9]" office:value-type="string" office:string-value="M2103" calcext:value-type="string">
            <text:p>M2103</text:p>
          </table:table-cell>
          <table:table-cell table:style-name="ce7" table:formula="of:=MID([.A11];3;1)" office:value-type="string" office:string-value="1" calcext:value-type="string">
            <text:p>1</text:p>
          </table:table-cell>
          <table:table-cell table:style-name="ce188" office:value-type="string" calcext:value-type="string">
            <text:p>TP</text:p>
          </table:table-cell>
          <table:table-cell table:style-name="ce190" table:formula="of:=[FI.D11]*COEFF_FA" office:value-type="float" office:value="9.6" calcext:value-type="float">
            <text:p>9,6</text:p>
          </table:table-cell>
          <table:table-cell table:style-name="ce166" office:value-type="float" office:value="12" calcext:value-type="float">
            <text:p>12</text:p>
          </table:table-cell>
          <table:table-cell table:style-name="ce188" table:formula="of:=[.E11]/DUREE_TP" office:value-type="float" office:value="8" calcext:value-type="float">
            <text:p>8</text:p>
          </table:table-cell>
          <table:table-cell table:style-name="ce204"/>
          <table:table-cell table:number-columns-repeated="2" table:style-name="ce204" office:value-type="float" office:value="2" calcext:value-type="float">
            <text:p>2</text:p>
          </table:table-cell>
          <table:table-cell table:style-name="ce39" table:number-columns-repeated="2"/>
          <table:table-cell table:style-name="ce204" table:number-columns-repeated="2"/>
          <table:table-cell table:style-name="ce204" office:value-type="float" office:value="2" calcext:value-type="float">
            <text:p>2</text:p>
          </table:table-cell>
          <table:table-cell table:style-name="ce39"/>
          <table:table-cell table:style-name="ce204" table:number-columns-repeated="2"/>
          <table:table-cell table:style-name="ce39" table:number-columns-repeated="2"/>
          <table:table-cell table:style-name="ce204" table:number-columns-repeated="4"/>
          <table:table-cell table:style-name="ce185" table:formula="of:=SUM([.G11:.W11])" office:value-type="float" office:value="6" calcext:value-type="float">
            <text:p>6</text:p>
          </table:table-cell>
          <table:table-cell table:style-name="ce188" table:formula="of:=[.F11]-[.X11]" office:value-type="float" office:value="2" calcext:value-type="float">
            <text:p>2</text:p>
          </table:table-cell>
          <table:table-cell table:style-name="ce166" table:number-columns-repeated="996"/>
        </table:table-row>
        <table:table-row table:style-name="ro1">
          <table:table-cell table:style-name="ce3" table:formula="of:=[$FI.A12]" office:value-type="string" office:string-value="M2104" calcext:value-type="string">
            <text:p>M2104</text:p>
          </table:table-cell>
          <table:table-cell table:style-name="ce3" table:formula="of:=MID([.A12];3;1)" office:value-type="string" office:string-value="1" calcext:value-type="string">
            <text:p>1</text:p>
          </table:table-cell>
          <table:table-cell table:style-name="ce187" office:value-type="string" calcext:value-type="string">
            <text:p>CM</text:p>
          </table:table-cell>
          <table:table-cell table:style-name="ce189" table:formula="of:=[FI.D12]*COEFF_FA" office:value-type="float" office:value="9.6" calcext:value-type="float">
            <text:p>9,6</text:p>
          </table:table-cell>
          <table:table-cell table:style-name="ce168" office:value-type="float" office:value="9" calcext:value-type="float">
            <text:p>9</text:p>
          </table:table-cell>
          <table:table-cell table:style-name="ce191" table:formula="of:=[.E12]/DUREE_CM" office:value-type="float" office:value="6" calcext:value-type="float">
            <text:p>6</text:p>
          </table:table-cell>
          <table:table-cell table:style-name="ce203" table:number-columns-repeated="3"/>
          <table:table-cell table:style-name="ce38" table:number-columns-repeated="2"/>
          <table:table-cell table:style-name="ce203"/>
          <table:table-cell table:style-name="ce203" office:value-type="float" office:value="2" calcext:value-type="float">
            <text:p>2</text:p>
          </table:table-cell>
          <table:table-cell table:style-name="ce203" office:value-type="float" office:value="1" calcext:value-type="float">
            <text:p>1</text:p>
          </table:table-cell>
          <table:table-cell table:style-name="ce38"/>
          <table:table-cell table:number-columns-repeated="2" table:style-name="ce203" office:value-type="float" office:value="1" calcext:value-type="float">
            <text:p>1</text:p>
          </table:table-cell>
          <table:table-cell table:style-name="ce38" table:number-columns-repeated="2"/>
          <table:table-cell table:style-name="ce203" office:value-type="float" office:value="1" calcext:value-type="float">
            <text:p>1</text:p>
          </table:table-cell>
          <table:table-cell table:style-name="ce203" table:number-columns-repeated="3"/>
          <table:table-cell table:style-name="ce184" table:formula="of:=SUM([.G12:.W12])" office:value-type="float" office:value="6" calcext:value-type="float">
            <text:p>6</text:p>
          </table:table-cell>
          <table:table-cell table:style-name="ce187" table:formula="of:=[.F12]-[.X12]" office:value-type="float" office:value="0" calcext:value-type="float">
            <text:p>0</text:p>
          </table:table-cell>
          <table:table-cell table:style-name="ce168" table:number-columns-repeated="996"/>
        </table:table-row>
        <table:table-row table:style-name="ro1">
          <table:table-cell table:style-name="ce3" table:formula="of:=[.A12]" office:value-type="string" office:string-value="M2104" calcext:value-type="string">
            <text:p>M2104</text:p>
          </table:table-cell>
          <table:table-cell table:style-name="ce3" table:formula="of:=MID([.A13];3;1)" office:value-type="string" office:string-value="1" calcext:value-type="string">
            <text:p>1</text:p>
          </table:table-cell>
          <table:table-cell table:style-name="ce187" office:value-type="string" calcext:value-type="string">
            <text:p>TD</text:p>
          </table:table-cell>
          <table:table-cell table:style-name="ce189" table:formula="of:=[FI.D13]*COEFF_FA" office:value-type="float" office:value="7.2" calcext:value-type="float">
            <text:p>7,2</text:p>
          </table:table-cell>
          <table:table-cell office:value-type="float" office:value="7.5" calcext:value-type="float">
            <text:p>7,5</text:p>
          </table:table-cell>
          <table:table-cell table:style-name="ce187" table:formula="of:=[.E13]/DUREE_TD" office:value-type="float" office:value="5" calcext:value-type="float">
            <text:p>5</text:p>
          </table:table-cell>
          <table:table-cell table:style-name="ce203" table:number-columns-repeated="3"/>
          <table:table-cell table:style-name="ce38" table:number-columns-repeated="2"/>
          <table:table-cell table:style-name="ce203"/>
          <table:table-cell table:style-name="ce203" office:value-type="float" office:value="2" calcext:value-type="float">
            <text:p>2</text:p>
          </table:table-cell>
          <table:table-cell table:style-name="ce203"/>
          <table:table-cell table:style-name="ce38"/>
          <table:table-cell table:number-columns-repeated="2" table:style-name="ce203" office:value-type="float" office:value="1" calcext:value-type="float">
            <text:p>1</text:p>
          </table:table-cell>
          <table:table-cell table:style-name="ce38" table:number-columns-repeated="2"/>
          <table:table-cell table:style-name="ce203" office:value-type="float" office:value="1" calcext:value-type="float">
            <text:p>1</text:p>
          </table:table-cell>
          <table:table-cell table:style-name="ce203" table:number-columns-repeated="3"/>
          <table:table-cell table:style-name="ce184" table:formula="of:=SUM([.G13:.W13])" office:value-type="float" office:value="5" calcext:value-type="float">
            <text:p>5</text:p>
          </table:table-cell>
          <table:table-cell table:style-name="ce187" table:formula="of:=[.F13]-[.X13]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26" table:formula="of:=[.A12]" office:value-type="string" office:string-value="M2104" calcext:value-type="string">
            <text:p>M2104</text:p>
          </table:table-cell>
          <table:table-cell table:style-name="ce7" table:formula="of:=MID([.A14];3;1)" office:value-type="string" office:string-value="1" calcext:value-type="string">
            <text:p>1</text:p>
          </table:table-cell>
          <table:table-cell table:style-name="ce188" office:value-type="string" calcext:value-type="string">
            <text:p>TP</text:p>
          </table:table-cell>
          <table:table-cell table:style-name="ce190" table:formula="of:=[FI.D14]*COEFF_FA" office:value-type="float" office:value="7.2" calcext:value-type="float">
            <text:p>7,2</text:p>
          </table:table-cell>
          <table:table-cell table:style-name="ce166" office:value-type="float" office:value="9" calcext:value-type="float">
            <text:p>9</text:p>
          </table:table-cell>
          <table:table-cell table:style-name="ce188" table:formula="of:=[.E14]/DUREE_TP" office:value-type="float" office:value="6" calcext:value-type="float">
            <text:p>6</text:p>
          </table:table-cell>
          <table:table-cell table:style-name="ce204" table:number-columns-repeated="3"/>
          <table:table-cell table:style-name="ce39" table:number-columns-repeated="2"/>
          <table:table-cell table:style-name="ce204" table:number-columns-repeated="2"/>
          <table:table-cell table:style-name="ce204" office:value-type="float" office:value="2" calcext:value-type="float">
            <text:p>2</text:p>
          </table:table-cell>
          <table:table-cell table:style-name="ce39"/>
          <table:table-cell table:style-name="ce204"/>
          <table:table-cell table:style-name="ce204" office:value-type="float" office:value="2" calcext:value-type="float">
            <text:p>2</text:p>
          </table:table-cell>
          <table:table-cell table:style-name="ce39" table:number-columns-repeated="2"/>
          <table:table-cell table:style-name="ce204" office:value-type="float" office:value="2" calcext:value-type="float">
            <text:p>2</text:p>
          </table:table-cell>
          <table:table-cell table:style-name="ce204" table:number-columns-repeated="3"/>
          <table:table-cell table:style-name="ce185" table:formula="of:=SUM([.G14:.W14])" office:value-type="float" office:value="6" calcext:value-type="float">
            <text:p>6</text:p>
          </table:table-cell>
          <table:table-cell table:style-name="ce188" table:formula="of:=[.F14]-[.X14]" office:value-type="float" office:value="0" calcext:value-type="float">
            <text:p>0</text:p>
          </table:table-cell>
          <table:table-cell table:style-name="ce166" table:number-columns-repeated="996"/>
        </table:table-row>
        <table:table-row table:style-name="ro1">
          <table:table-cell table:style-name="ce3" table:formula="of:=[$FI.A15]" office:value-type="string" office:string-value="M2105" calcext:value-type="string">
            <text:p>M2105</text:p>
          </table:table-cell>
          <table:table-cell table:style-name="ce3" table:formula="of:=MID([.A15];3;1)" office:value-type="string" office:string-value="1" calcext:value-type="string">
            <text:p>1</text:p>
          </table:table-cell>
          <table:table-cell table:style-name="ce187" office:value-type="string" calcext:value-type="string">
            <text:p>CM</text:p>
          </table:table-cell>
          <table:table-cell table:style-name="ce189" table:formula="of:=[FI.D15]*COEFF_FA" office:value-type="float" office:value="4.8" calcext:value-type="float">
            <text:p>4,8</text:p>
          </table:table-cell>
          <table:table-cell table:style-name="ce168" office:value-type="float" office:value="4.5" calcext:value-type="float">
            <text:p>4,5</text:p>
          </table:table-cell>
          <table:table-cell table:style-name="ce191" table:formula="of:=[.E15]/DUREE_CM" office:value-type="float" office:value="3" calcext:value-type="float">
            <text:p>3</text:p>
          </table:table-cell>
          <table:table-cell table:style-name="ce203" table:number-columns-repeated="3"/>
          <table:table-cell table:style-name="ce38" table:number-columns-repeated="2"/>
          <table:table-cell table:style-name="ce203" table:number-columns-repeated="2"/>
          <table:table-cell table:style-name="ce203" office:value-type="float" office:value="1" calcext:value-type="float">
            <text:p>1</text:p>
          </table:table-cell>
          <table:table-cell table:style-name="ce38"/>
          <table:table-cell table:style-name="ce203" office:value-type="float" office:value="1" calcext:value-type="float">
            <text:p>1</text:p>
          </table:table-cell>
          <table:table-cell table:style-name="ce203"/>
          <table:table-cell table:style-name="ce38" table:number-columns-repeated="2"/>
          <table:table-cell table:style-name="ce203" table:number-columns-repeated="4"/>
          <table:table-cell table:style-name="ce184" table:formula="of:=SUM([.G15:.W15])" office:value-type="float" office:value="2" calcext:value-type="float">
            <text:p>2</text:p>
          </table:table-cell>
          <table:table-cell table:style-name="ce187" table:formula="of:=[.F15]-[.X15]" office:value-type="float" office:value="1" calcext:value-type="float">
            <text:p>1</text:p>
          </table:table-cell>
          <table:table-cell table:style-name="ce168" table:number-columns-repeated="996"/>
        </table:table-row>
        <table:table-row table:style-name="ro1">
          <table:table-cell table:style-name="ce3" table:formula="of:=[.A15]" office:value-type="string" office:string-value="M2105" calcext:value-type="string">
            <text:p>M2105</text:p>
          </table:table-cell>
          <table:table-cell table:style-name="ce3" table:formula="of:=MID([.A16];3;1)" office:value-type="string" office:string-value="1" calcext:value-type="string">
            <text:p>1</text:p>
          </table:table-cell>
          <table:table-cell table:style-name="ce187" office:value-type="string" calcext:value-type="string">
            <text:p>TD</text:p>
          </table:table-cell>
          <table:table-cell table:style-name="ce189" table:formula="of:=[FI.D16]*COEFF_FA" office:value-type="float" office:value="4.8" calcext:value-type="float">
            <text:p>4,8</text:p>
          </table:table-cell>
          <table:table-cell office:value-type="float" office:value="4.5" calcext:value-type="float">
            <text:p>4,5</text:p>
          </table:table-cell>
          <table:table-cell table:style-name="ce187" table:formula="of:=[.E16]/DUREE_TD" office:value-type="float" office:value="3" calcext:value-type="float">
            <text:p>3</text:p>
          </table:table-cell>
          <table:table-cell table:style-name="ce203" table:number-columns-repeated="3"/>
          <table:table-cell table:style-name="ce38" table:number-columns-repeated="2"/>
          <table:table-cell table:style-name="ce203" table:number-columns-repeated="2"/>
          <table:table-cell table:style-name="ce203" office:value-type="float" office:value="1" calcext:value-type="float">
            <text:p>1</text:p>
          </table:table-cell>
          <table:table-cell table:style-name="ce38"/>
          <table:table-cell table:style-name="ce203" office:value-type="float" office:value="1" calcext:value-type="float">
            <text:p>1</text:p>
          </table:table-cell>
          <table:table-cell table:style-name="ce203"/>
          <table:table-cell table:style-name="ce38" table:number-columns-repeated="2"/>
          <table:table-cell table:style-name="ce203" office:value-type="float" office:value="1" calcext:value-type="float">
            <text:p>1</text:p>
          </table:table-cell>
          <table:table-cell table:style-name="ce203" table:number-columns-repeated="3"/>
          <table:table-cell table:style-name="ce184" table:formula="of:=SUM([.G16:.W16])" office:value-type="float" office:value="3" calcext:value-type="float">
            <text:p>3</text:p>
          </table:table-cell>
          <table:table-cell table:style-name="ce187" table:formula="of:=[.F16]-[.X16]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26" table:formula="of:=[.A15]" office:value-type="string" office:string-value="M2105" calcext:value-type="string">
            <text:p>M2105</text:p>
          </table:table-cell>
          <table:table-cell table:style-name="ce7" table:formula="of:=MID([.A17];3;1)" office:value-type="string" office:string-value="1" calcext:value-type="string">
            <text:p>1</text:p>
          </table:table-cell>
          <table:table-cell table:style-name="ce188" office:value-type="string" calcext:value-type="string">
            <text:p>TP</text:p>
          </table:table-cell>
          <table:table-cell table:style-name="ce190" table:formula="of:=[FI.D17]*COEFF_FA" office:value-type="float" office:value="14.4" calcext:value-type="float">
            <text:p>14,4</text:p>
          </table:table-cell>
          <table:table-cell table:style-name="ce166" office:value-type="float" office:value="15" calcext:value-type="float">
            <text:p>15</text:p>
          </table:table-cell>
          <table:table-cell table:style-name="ce188" table:formula="of:=[.E17]/DUREE_TP" office:value-type="float" office:value="10" calcext:value-type="float">
            <text:p>10</text:p>
          </table:table-cell>
          <table:table-cell table:style-name="ce204" table:number-columns-repeated="3"/>
          <table:table-cell table:style-name="ce39" table:number-columns-repeated="2"/>
          <table:table-cell table:style-name="ce204" table:number-columns-repeated="3"/>
          <table:table-cell table:style-name="ce39"/>
          <table:table-cell table:style-name="ce204"/>
          <table:table-cell table:style-name="ce204" office:value-type="float" office:value="2" calcext:value-type="float">
            <text:p>2</text:p>
          </table:table-cell>
          <table:table-cell table:style-name="ce39" table:number-columns-repeated="2"/>
          <table:table-cell table:number-columns-repeated="2" table:style-name="ce204" office:value-type="float" office:value="2" calcext:value-type="float">
            <text:p>2</text:p>
          </table:table-cell>
          <table:table-cell table:style-name="ce204" table:number-columns-repeated="2"/>
          <table:table-cell table:style-name="ce185" table:formula="of:=SUM([.G17:.W17])" office:value-type="float" office:value="6" calcext:value-type="float">
            <text:p>6</text:p>
          </table:table-cell>
          <table:table-cell table:style-name="ce188" table:formula="of:=[.F17]-[.X17]" office:value-type="float" office:value="4" calcext:value-type="float">
            <text:p>4</text:p>
          </table:table-cell>
          <table:table-cell table:style-name="ce166" table:number-columns-repeated="996"/>
        </table:table-row>
        <table:table-row table:style-name="ro1">
          <table:table-cell table:style-name="ce3" table:formula="of:=[$FI.A18]" office:value-type="string" office:string-value="M2106" calcext:value-type="string">
            <text:p>M2106</text:p>
          </table:table-cell>
          <table:table-cell table:style-name="ce3" table:formula="of:=MID([.A18];3;1)" office:value-type="string" office:string-value="1" calcext:value-type="string">
            <text:p>1</text:p>
          </table:table-cell>
          <table:table-cell table:style-name="ce187" office:value-type="string" calcext:value-type="string">
            <text:p>CM</text:p>
          </table:table-cell>
          <table:table-cell table:style-name="ce189" table:formula="of:=[FI.D18]*COEFF_FA" office:value-type="float" office:value="2.4" calcext:value-type="float">
            <text:p>2,4</text:p>
          </table:table-cell>
          <table:table-cell table:style-name="ce168" office:value-type="float" office:value="3" calcext:value-type="float">
            <text:p>3</text:p>
          </table:table-cell>
          <table:table-cell table:style-name="ce191" table:formula="of:=[.E18]/DUREE_CM" office:value-type="float" office:value="2" calcext:value-type="float">
            <text:p>2</text:p>
          </table:table-cell>
          <table:table-cell table:style-name="ce203" table:number-columns-repeated="3"/>
          <table:table-cell table:style-name="ce38" table:number-columns-repeated="2"/>
          <table:table-cell table:style-name="ce203" table:number-columns-repeated="3"/>
          <table:table-cell table:style-name="ce38"/>
          <table:table-cell table:style-name="ce203" office:value-type="float" office:value="1" calcext:value-type="float">
            <text:p>1</text:p>
          </table:table-cell>
          <table:table-cell table:style-name="ce203"/>
          <table:table-cell table:style-name="ce38" table:number-columns-repeated="2"/>
          <table:table-cell table:style-name="ce203" table:number-columns-repeated="4"/>
          <table:table-cell table:style-name="ce184" table:formula="of:=SUM([.G18:.W18])" office:value-type="float" office:value="1" calcext:value-type="float">
            <text:p>1</text:p>
          </table:table-cell>
          <table:table-cell table:style-name="ce187" table:formula="of:=[.F18]-[.X18]" office:value-type="float" office:value="1" calcext:value-type="float">
            <text:p>1</text:p>
          </table:table-cell>
          <table:table-cell table:style-name="ce168" table:number-columns-repeated="996"/>
        </table:table-row>
        <table:table-row table:style-name="ro1">
          <table:table-cell table:style-name="ce3" table:formula="of:=[.A18]" office:value-type="string" office:string-value="M2106" calcext:value-type="string">
            <text:p>M2106</text:p>
          </table:table-cell>
          <table:table-cell table:style-name="ce3" table:formula="of:=MID([.A19];3;1)" office:value-type="string" office:string-value="1" calcext:value-type="string">
            <text:p>1</text:p>
          </table:table-cell>
          <table:table-cell table:style-name="ce187" office:value-type="string" calcext:value-type="string">
            <text:p>TD</text:p>
          </table:table-cell>
          <table:table-cell table:style-name="ce189" table:formula="of:=[FI.D19]*COEFF_FA" office:value-type="float" office:value="4.8" calcext:value-type="float">
            <text:p>4,8</text:p>
          </table:table-cell>
          <table:table-cell office:value-type="float" office:value="4.5" calcext:value-type="float">
            <text:p>4,5</text:p>
          </table:table-cell>
          <table:table-cell table:style-name="ce187" table:formula="of:=[.E19]/DUREE_TD" office:value-type="float" office:value="3" calcext:value-type="float">
            <text:p>3</text:p>
          </table:table-cell>
          <table:table-cell table:style-name="ce203" table:number-columns-repeated="3"/>
          <table:table-cell table:style-name="ce38" table:number-columns-repeated="2"/>
          <table:table-cell table:style-name="ce203" table:number-columns-repeated="3"/>
          <table:table-cell table:style-name="ce38"/>
          <table:table-cell table:style-name="ce203"/>
          <table:table-cell table:style-name="ce203" office:value-type="float" office:value="1" calcext:value-type="float">
            <text:p>1</text:p>
          </table:table-cell>
          <table:table-cell table:style-name="ce38" table:number-columns-repeated="2"/>
          <table:table-cell table:style-name="ce203" office:value-type="float" office:value="1" calcext:value-type="float">
            <text:p>1</text:p>
          </table:table-cell>
          <table:table-cell table:style-name="ce203" table:number-columns-repeated="3"/>
          <table:table-cell table:style-name="ce184" table:formula="of:=SUM([.G19:.W19])" office:value-type="float" office:value="2" calcext:value-type="float">
            <text:p>2</text:p>
          </table:table-cell>
          <table:table-cell table:style-name="ce187" table:formula="of:=[.F19]-[.X19]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table:style-name="ce26" table:formula="of:=[.A18]" office:value-type="string" office:string-value="M2106" calcext:value-type="string">
            <text:p>M2106</text:p>
          </table:table-cell>
          <table:table-cell table:style-name="ce7" table:formula="of:=MID([.A20];3;1)" office:value-type="string" office:string-value="1" calcext:value-type="string">
            <text:p>1</text:p>
          </table:table-cell>
          <table:table-cell table:style-name="ce188" office:value-type="string" calcext:value-type="string">
            <text:p>TP</text:p>
          </table:table-cell>
          <table:table-cell table:style-name="ce190" table:formula="of:=[FI.D20]*COEFF_FA" office:value-type="float" office:value="16.8" calcext:value-type="float">
            <text:p>16,8</text:p>
          </table:table-cell>
          <table:table-cell table:style-name="ce166" office:value-type="float" office:value="18" calcext:value-type="float">
            <text:p>18</text:p>
          </table:table-cell>
          <table:table-cell table:style-name="ce188" table:formula="of:=[.E20]/DUREE_TP" office:value-type="float" office:value="12" calcext:value-type="float">
            <text:p>12</text:p>
          </table:table-cell>
          <table:table-cell table:style-name="ce204" table:number-columns-repeated="3"/>
          <table:table-cell table:style-name="ce39" table:number-columns-repeated="2"/>
          <table:table-cell table:style-name="ce204" table:number-columns-repeated="3"/>
          <table:table-cell table:style-name="ce39"/>
          <table:table-cell table:number-columns-repeated="2" table:style-name="ce204" office:value-type="float" office:value="2" calcext:value-type="float">
            <text:p>2</text:p>
          </table:table-cell>
          <table:table-cell table:style-name="ce39" table:number-columns-repeated="2"/>
          <table:table-cell table:number-columns-repeated="2" table:style-name="ce204" office:value-type="float" office:value="2" calcext:value-type="float">
            <text:p>2</text:p>
          </table:table-cell>
          <table:table-cell table:style-name="ce204" table:number-columns-repeated="2"/>
          <table:table-cell table:style-name="ce185" table:formula="of:=SUM([.G20:.W20])" office:value-type="float" office:value="8" calcext:value-type="float">
            <text:p>8</text:p>
          </table:table-cell>
          <table:table-cell table:style-name="ce188" table:formula="of:=[.F20]-[.X20]" office:value-type="float" office:value="4" calcext:value-type="float">
            <text:p>4</text:p>
          </table:table-cell>
          <table:table-cell table:style-name="ce166" table:number-columns-repeated="996"/>
        </table:table-row>
        <table:table-row table:style-name="ro1">
          <table:table-cell table:style-name="ce3" table:formula="of:=[$FI.A21]" office:value-type="string" office:string-value="M2107" calcext:value-type="string">
            <text:p>M2107</text:p>
          </table:table-cell>
          <table:table-cell table:style-name="ce3" table:formula="of:=MID([.A21];3;1)" office:value-type="string" office:string-value="1" calcext:value-type="string">
            <text:p>1</text:p>
          </table:table-cell>
          <table:table-cell table:style-name="ce187" office:value-type="string" calcext:value-type="string">
            <text:p>CM</text:p>
          </table:table-cell>
          <table:table-cell table:style-name="ce189" table:formula="of:=[FI.D21]*COEFF_FA" office:value-type="float" office:value="4.8" calcext:value-type="float">
            <text:p>4,8</text:p>
          </table:table-cell>
          <table:table-cell table:style-name="ce168" office:value-type="float" office:value="4.5" calcext:value-type="float">
            <text:p>4,5</text:p>
          </table:table-cell>
          <table:table-cell table:style-name="ce191" table:formula="of:=[.E21]/DUREE_CM" office:value-type="float" office:value="3" calcext:value-type="float">
            <text:p>3</text:p>
          </table:table-cell>
          <table:table-cell table:style-name="ce203" table:number-columns-repeated="2"/>
          <table:table-cell table:style-name="ce203" office:value-type="float" office:value="1" calcext:value-type="float">
            <text:p>1</text:p>
          </table:table-cell>
          <table:table-cell table:style-name="ce38" table:number-columns-repeated="2"/>
          <table:table-cell table:number-columns-repeated="2" table:style-name="ce203" office:value-type="float" office:value="1" calcext:value-type="float">
            <text:p>1</text:p>
          </table:table-cell>
          <table:table-cell table:style-name="ce203"/>
          <table:table-cell table:style-name="ce38"/>
          <table:table-cell table:style-name="ce203" office:value-type="float" office:value="1" calcext:value-type="float">
            <text:p>1</text:p>
          </table:table-cell>
          <table:table-cell table:style-name="ce203"/>
          <table:table-cell table:style-name="ce38" table:number-columns-repeated="2"/>
          <table:table-cell table:style-name="ce203" table:number-columns-repeated="4"/>
          <table:table-cell table:style-name="ce184" table:formula="of:=SUM([.G21:.W21])" office:value-type="float" office:value="4" calcext:value-type="float">
            <text:p>4</text:p>
          </table:table-cell>
          <table:table-cell table:style-name="ce187" table:formula="of:=[.F21]-[.X21]" office:value-type="float" office:value="-1" calcext:value-type="float">
            <text:p>-1</text:p>
          </table:table-cell>
          <table:table-cell table:style-name="ce168" table:number-columns-repeated="996"/>
        </table:table-row>
        <table:table-row table:style-name="ro1">
          <table:table-cell table:style-name="ce3" table:formula="of:=[.A21]" office:value-type="string" office:string-value="M2107" calcext:value-type="string">
            <text:p>M2107</text:p>
          </table:table-cell>
          <table:table-cell table:style-name="ce3" table:formula="of:=MID([.A22];3;1)" office:value-type="string" office:string-value="1" calcext:value-type="string">
            <text:p>1</text:p>
          </table:table-cell>
          <table:table-cell table:style-name="ce187" office:value-type="string" calcext:value-type="string">
            <text:p>TD</text:p>
          </table:table-cell>
          <table:table-cell table:style-name="ce189" table:formula="of:=[FI.D22]*COEFF_FA" office:value-type="float" office:value="7.2" calcext:value-type="float">
            <text:p>7,2</text:p>
          </table:table-cell>
          <table:table-cell office:value-type="float" office:value="9" calcext:value-type="float">
            <text:p>9</text:p>
          </table:table-cell>
          <table:table-cell table:style-name="ce187" table:formula="of:=[.E22]/DUREE_TD" office:value-type="float" office:value="6" calcext:value-type="float">
            <text:p>6</text:p>
          </table:table-cell>
          <table:table-cell table:style-name="ce203" table:number-columns-repeated="2"/>
          <table:table-cell table:style-name="ce203" office:value-type="float" office:value="1" calcext:value-type="float">
            <text:p>1</text:p>
          </table:table-cell>
          <table:table-cell table:style-name="ce38" table:number-columns-repeated="2"/>
          <table:table-cell table:number-columns-repeated="3" table:style-name="ce203" office:value-type="float" office:value="1" calcext:value-type="float">
            <text:p>1</text:p>
          </table:table-cell>
          <table:table-cell table:style-name="ce38"/>
          <table:table-cell table:style-name="ce203" office:value-type="float" office:value="1" calcext:value-type="float">
            <text:p>1</text:p>
          </table:table-cell>
          <table:table-cell table:style-name="ce203" office:value-type="float" office:value="2" calcext:value-type="float">
            <text:p>2</text:p>
          </table:table-cell>
          <table:table-cell table:style-name="ce38" table:number-columns-repeated="2"/>
          <table:table-cell table:style-name="ce203" table:number-columns-repeated="4"/>
          <table:table-cell table:style-name="ce184" table:formula="of:=SUM([.G22:.W22])" office:value-type="float" office:value="7" calcext:value-type="float">
            <text:p>7</text:p>
          </table:table-cell>
          <table:table-cell table:style-name="ce187" table:formula="of:=[.F22]-[.X22]" office:value-type="float" office:value="-1" calcext:value-type="float">
            <text:p>-1</text:p>
          </table:table-cell>
          <table:table-cell table:number-columns-repeated="996"/>
        </table:table-row>
        <table:table-row table:style-name="ro1">
          <table:table-cell table:style-name="ce26" table:formula="of:=[.A21]" office:value-type="string" office:string-value="M2107" calcext:value-type="string">
            <text:p>M2107</text:p>
          </table:table-cell>
          <table:table-cell table:style-name="ce7" table:formula="of:=MID([.A23];3;1)" office:value-type="string" office:string-value="1" calcext:value-type="string">
            <text:p>1</text:p>
          </table:table-cell>
          <table:table-cell table:style-name="ce188" office:value-type="string" calcext:value-type="string">
            <text:p>TP</text:p>
          </table:table-cell>
          <table:table-cell table:style-name="ce190" table:formula="of:=[FI.D23]*COEFF_FA" office:value-type="float" office:value="12" calcext:value-type="float">
            <text:p>12</text:p>
          </table:table-cell>
          <table:table-cell table:style-name="ce166" office:value-type="float" office:value="12" calcext:value-type="float">
            <text:p>12</text:p>
          </table:table-cell>
          <table:table-cell table:style-name="ce188" table:formula="of:=[.E23]/DUREE_TP" office:value-type="float" office:value="8" calcext:value-type="float">
            <text:p>8</text:p>
          </table:table-cell>
          <table:table-cell table:style-name="ce204" table:number-columns-repeated="3"/>
          <table:table-cell table:style-name="ce39" table:number-columns-repeated="2"/>
          <table:table-cell table:style-name="ce204" table:number-columns-repeated="2"/>
          <table:table-cell table:style-name="ce204" office:value-type="float" office:value="4" calcext:value-type="float">
            <text:p>4</text:p>
          </table:table-cell>
          <table:table-cell table:style-name="ce39"/>
          <table:table-cell table:style-name="ce204"/>
          <table:table-cell table:style-name="ce204" office:value-type="float" office:value="2" calcext:value-type="float">
            <text:p>2</text:p>
          </table:table-cell>
          <table:table-cell table:style-name="ce39" table:number-columns-repeated="2"/>
          <table:table-cell table:style-name="ce204" table:number-columns-repeated="4"/>
          <table:table-cell table:style-name="ce185" table:formula="of:=SUM([.G23:.W23])" office:value-type="float" office:value="6" calcext:value-type="float">
            <text:p>6</text:p>
          </table:table-cell>
          <table:table-cell table:style-name="ce188" table:formula="of:=[.F23]-[.X23]" office:value-type="float" office:value="2" calcext:value-type="float">
            <text:p>2</text:p>
          </table:table-cell>
          <table:table-cell table:style-name="ce166" table:number-columns-repeated="996"/>
        </table:table-row>
        <table:table-row table:style-name="ro1">
          <table:table-cell table:style-name="ce3" table:formula="of:=[$FI.A24]" office:value-type="string" office:string-value="M2108" calcext:value-type="string">
            <text:p>M2108</text:p>
          </table:table-cell>
          <table:table-cell table:style-name="ce3" table:formula="of:=MID([.A24];3;1)" office:value-type="string" office:string-value="1" calcext:value-type="string">
            <text:p>1</text:p>
          </table:table-cell>
          <table:table-cell table:style-name="ce187" office:value-type="string" calcext:value-type="string">
            <text:p>CM</text:p>
          </table:table-cell>
          <table:table-cell table:style-name="ce189" table:formula="of:=[FI.D24]*COEFF_FA" office:value-type="float" office:value="4.8" calcext:value-type="float">
            <text:p>4,8</text:p>
          </table:table-cell>
          <table:table-cell table:style-name="ce168" office:value-type="float" office:value="4.5" calcext:value-type="float">
            <text:p>4,5</text:p>
          </table:table-cell>
          <table:table-cell table:style-name="ce191" table:formula="of:=[.E24]/DUREE_CM" office:value-type="float" office:value="3" calcext:value-type="float">
            <text:p>3</text:p>
          </table:table-cell>
          <table:table-cell table:style-name="ce203" table:number-columns-repeated="3"/>
          <table:table-cell table:style-name="ce38" table:number-columns-repeated="2"/>
          <table:table-cell table:style-name="ce203" table:number-columns-repeated="3"/>
          <table:table-cell table:style-name="ce38"/>
          <table:table-cell table:style-name="ce203" table:number-columns-repeated="2"/>
          <table:table-cell table:style-name="ce38" table:number-columns-repeated="2"/>
          <table:table-cell table:number-columns-repeated="2" table:style-name="ce203" office:value-type="float" office:value="1" calcext:value-type="float">
            <text:p>1</text:p>
          </table:table-cell>
          <table:table-cell table:style-name="ce203" table:number-columns-repeated="2"/>
          <table:table-cell table:style-name="ce184" table:formula="of:=SUM([.G24:.W24])" office:value-type="float" office:value="2" calcext:value-type="float">
            <text:p>2</text:p>
          </table:table-cell>
          <table:table-cell table:style-name="ce187" table:formula="of:=[.F24]-[.X24]" office:value-type="float" office:value="1" calcext:value-type="float">
            <text:p>1</text:p>
          </table:table-cell>
          <table:table-cell table:style-name="ce168" table:number-columns-repeated="996"/>
        </table:table-row>
        <table:table-row table:style-name="ro1">
          <table:table-cell table:style-name="ce3" table:formula="of:=[.A24]" office:value-type="string" office:string-value="M2108" calcext:value-type="string">
            <text:p>M2108</text:p>
          </table:table-cell>
          <table:table-cell table:style-name="ce3" table:formula="of:=MID([.A25];3;1)" office:value-type="string" office:string-value="1" calcext:value-type="string">
            <text:p>1</text:p>
          </table:table-cell>
          <table:table-cell table:style-name="ce187" office:value-type="string" calcext:value-type="string">
            <text:p>TD</text:p>
          </table:table-cell>
          <table:table-cell table:style-name="ce189" table:formula="of:=[FI.D25]*COEFF_FA" office:value-type="float" office:value="7.2" calcext:value-type="float">
            <text:p>7,2</text:p>
          </table:table-cell>
          <table:table-cell office:value-type="float" office:value="9" calcext:value-type="float">
            <text:p>9</text:p>
          </table:table-cell>
          <table:table-cell table:style-name="ce187" table:formula="of:=[.E25]/DUREE_TD" office:value-type="float" office:value="6" calcext:value-type="float">
            <text:p>6</text:p>
          </table:table-cell>
          <table:table-cell table:style-name="ce203" table:number-columns-repeated="3"/>
          <table:table-cell table:style-name="ce38" table:number-columns-repeated="2"/>
          <table:table-cell table:style-name="ce203" table:number-columns-repeated="3"/>
          <table:table-cell table:style-name="ce38"/>
          <table:table-cell table:style-name="ce203" table:number-columns-repeated="2"/>
          <table:table-cell table:style-name="ce38" table:number-columns-repeated="2"/>
          <table:table-cell table:number-columns-repeated="2" table:style-name="ce203" office:value-type="float" office:value="1" calcext:value-type="float">
            <text:p>1</text:p>
          </table:table-cell>
          <table:table-cell table:style-name="ce203" table:number-columns-repeated="2"/>
          <table:table-cell table:style-name="ce184" table:formula="of:=SUM([.G25:.W25])" office:value-type="float" office:value="2" calcext:value-type="float">
            <text:p>2</text:p>
          </table:table-cell>
          <table:table-cell table:style-name="ce187" table:formula="of:=[.F25]-[.X25]" office:value-type="float" office:value="4" calcext:value-type="float">
            <text:p>4</text:p>
          </table:table-cell>
          <table:table-cell table:number-columns-repeated="996"/>
        </table:table-row>
        <table:table-row table:style-name="ro1">
          <table:table-cell table:style-name="ce26" table:formula="of:=[.A24]" office:value-type="string" office:string-value="M2108" calcext:value-type="string">
            <text:p>M2108</text:p>
          </table:table-cell>
          <table:table-cell table:style-name="ce7" table:formula="of:=MID([.A26];3;1)" office:value-type="string" office:string-value="1" calcext:value-type="string">
            <text:p>1</text:p>
          </table:table-cell>
          <table:table-cell table:style-name="ce188" office:value-type="string" calcext:value-type="string">
            <text:p>TP</text:p>
          </table:table-cell>
          <table:table-cell table:style-name="ce190" table:formula="of:=[FI.D26]*COEFF_FA" office:value-type="float" office:value="12" calcext:value-type="float">
            <text:p>12</text:p>
          </table:table-cell>
          <table:table-cell table:style-name="ce166" office:value-type="float" office:value="12" calcext:value-type="float">
            <text:p>12</text:p>
          </table:table-cell>
          <table:table-cell table:style-name="ce188" table:formula="of:=[.E26]/DUREE_TP" office:value-type="float" office:value="8" calcext:value-type="float">
            <text:p>8</text:p>
          </table:table-cell>
          <table:table-cell table:style-name="ce204" table:number-columns-repeated="3"/>
          <table:table-cell table:style-name="ce39" table:number-columns-repeated="2"/>
          <table:table-cell table:style-name="ce204" table:number-columns-repeated="3"/>
          <table:table-cell table:style-name="ce39"/>
          <table:table-cell table:style-name="ce204" table:number-columns-repeated="2"/>
          <table:table-cell table:style-name="ce39" table:number-columns-repeated="2"/>
          <table:table-cell table:number-columns-repeated="2" table:style-name="ce204" office:value-type="float" office:value="2" calcext:value-type="float">
            <text:p>2</text:p>
          </table:table-cell>
          <table:table-cell table:style-name="ce204" table:number-columns-repeated="2"/>
          <table:table-cell table:style-name="ce185" table:formula="of:=SUM([.G26:.W26])" office:value-type="float" office:value="4" calcext:value-type="float">
            <text:p>4</text:p>
          </table:table-cell>
          <table:table-cell table:style-name="ce188" table:formula="of:=[.F26]-[.X26]" office:value-type="float" office:value="4" calcext:value-type="float">
            <text:p>4</text:p>
          </table:table-cell>
          <table:table-cell table:style-name="ce166" table:number-columns-repeated="996"/>
        </table:table-row>
        <table:table-row table:style-name="ro4">
          <table:table-cell table:style-name="ce3" table:formula="of:=[$FI.A27]" office:value-type="string" office:string-value="M2109" calcext:value-type="string">
            <text:p>M2109</text:p>
          </table:table-cell>
          <table:table-cell table:style-name="ce3" table:formula="of:=MID([.A27];3;1)" office:value-type="string" office:string-value="1" calcext:value-type="string">
            <text:p>1</text:p>
          </table:table-cell>
          <table:table-cell table:style-name="ce187" office:value-type="string" calcext:value-type="string">
            <text:p>CM</text:p>
          </table:table-cell>
          <table:table-cell table:style-name="ce189" table:formula="of:=[FI.D27]*COEFF_FA" office:value-type="float" office:value="0" calcext:value-type="float">
            <text:p>0</text:p>
          </table:table-cell>
          <table:table-cell/>
          <table:table-cell table:style-name="ce191" table:formula="of:=[.E27]/DUREE_CM" office:value-type="float" office:value="0" calcext:value-type="float">
            <text:p>0</text:p>
          </table:table-cell>
          <table:table-cell table:style-name="ce203" table:number-columns-repeated="3"/>
          <table:table-cell table:style-name="ce38" table:number-columns-repeated="2"/>
          <table:table-cell table:style-name="ce203" table:number-columns-repeated="3"/>
          <table:table-cell table:style-name="ce38"/>
          <table:table-cell table:style-name="ce203" table:number-columns-repeated="2"/>
          <table:table-cell table:style-name="ce38" table:number-columns-repeated="2"/>
          <table:table-cell table:style-name="ce203" table:number-columns-repeated="4"/>
          <table:table-cell table:style-name="ce184" table:formula="of:=SUM([.G27:.W27])" office:value-type="float" office:value="0" calcext:value-type="float">
            <text:p>0</text:p>
          </table:table-cell>
          <table:table-cell table:style-name="ce187" table:formula="of:=[.F27]-[.X27]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3" table:formula="of:=[.A27]" office:value-type="string" office:string-value="M2109" calcext:value-type="string">
            <text:p>M2109</text:p>
          </table:table-cell>
          <table:table-cell table:style-name="ce3" table:formula="of:=MID([.A28];3;1)" office:value-type="string" office:string-value="1" calcext:value-type="string">
            <text:p>1</text:p>
          </table:table-cell>
          <table:table-cell table:style-name="ce187" office:value-type="string" calcext:value-type="string">
            <text:p>TD</text:p>
          </table:table-cell>
          <table:table-cell table:style-name="ce189" table:formula="of:=[FI.D28]*COEFF_FA" office:value-type="float" office:value="0" calcext:value-type="float">
            <text:p>0</text:p>
          </table:table-cell>
          <table:table-cell office:value-type="float" office:value="7.5" calcext:value-type="float">
            <text:p>7,5</text:p>
          </table:table-cell>
          <table:table-cell table:style-name="ce187" table:formula="of:=[.E28]/DUREE_TD" office:value-type="float" office:value="5" calcext:value-type="float">
            <text:p>5</text:p>
          </table:table-cell>
          <table:table-cell table:style-name="ce203" table:number-columns-repeated="3"/>
          <table:table-cell table:style-name="ce38" table:number-columns-repeated="2"/>
          <table:table-cell table:style-name="ce203"/>
          <table:table-cell table:style-name="ce203" office:value-type="float" office:value="1" calcext:value-type="float">
            <text:p>1</text:p>
          </table:table-cell>
          <table:table-cell table:style-name="ce203"/>
          <table:table-cell table:style-name="ce38"/>
          <table:table-cell table:style-name="ce203" office:value-type="float" office:value="1" calcext:value-type="float">
            <text:p>1</text:p>
          </table:table-cell>
          <table:table-cell table:style-name="ce203"/>
          <table:table-cell table:style-name="ce38" table:number-columns-repeated="2"/>
          <table:table-cell table:style-name="ce203" office:value-type="float" office:value="1" calcext:value-type="float">
            <text:p>1</text:p>
          </table:table-cell>
          <table:table-cell table:style-name="ce203" table:number-columns-repeated="3"/>
          <table:table-cell table:style-name="ce184" table:formula="of:=SUM([.G28:.W28])" office:value-type="float" office:value="3" calcext:value-type="float">
            <text:p>3</text:p>
          </table:table-cell>
          <table:table-cell table:style-name="ce187" table:formula="of:=[.F28]-[.X28]" office:value-type="float" office:value="2" calcext:value-type="float">
            <text:p>2</text:p>
          </table:table-cell>
          <table:table-cell table:number-columns-repeated="996"/>
        </table:table-row>
        <table:table-row table:style-name="ro1">
          <table:table-cell table:style-name="ce26" table:formula="of:=[.A27]" office:value-type="string" office:string-value="M2109" calcext:value-type="string">
            <text:p>M2109</text:p>
          </table:table-cell>
          <table:table-cell table:style-name="ce7" table:formula="of:=MID([.A29];3;1)" office:value-type="string" office:string-value="1" calcext:value-type="string">
            <text:p>1</text:p>
          </table:table-cell>
          <table:table-cell table:style-name="ce188" office:value-type="string" calcext:value-type="string">
            <text:p>TP</text:p>
          </table:table-cell>
          <table:table-cell table:style-name="ce190" table:formula="of:=[FI.D29]*COEFF_FA" office:value-type="float" office:value="0" calcext:value-type="float">
            <text:p>0</text:p>
          </table:table-cell>
          <table:table-cell table:style-name="ce166" office:value-type="float" office:value="15" calcext:value-type="float">
            <text:p>15</text:p>
          </table:table-cell>
          <table:table-cell table:style-name="ce188" table:formula="of:=[.E29]/DUREE_TP" office:value-type="float" office:value="10" calcext:value-type="float">
            <text:p>10</text:p>
          </table:table-cell>
          <table:table-cell table:style-name="ce204" table:number-columns-repeated="3"/>
          <table:table-cell table:style-name="ce39" table:number-columns-repeated="2"/>
          <table:table-cell table:style-name="ce204" table:number-columns-repeated="2"/>
          <table:table-cell table:style-name="ce204" office:value-type="float" office:value="2" calcext:value-type="float">
            <text:p>2</text:p>
          </table:table-cell>
          <table:table-cell table:style-name="ce39"/>
          <table:table-cell table:number-columns-repeated="2" table:style-name="ce204" office:value-type="float" office:value="2" calcext:value-type="float">
            <text:p>2</text:p>
          </table:table-cell>
          <table:table-cell table:style-name="ce39" table:number-columns-repeated="2"/>
          <table:table-cell table:style-name="ce204"/>
          <table:table-cell table:style-name="ce204" office:value-type="float" office:value="2" calcext:value-type="float">
            <text:p>2</text:p>
          </table:table-cell>
          <table:table-cell table:style-name="ce204" table:number-columns-repeated="2"/>
          <table:table-cell table:style-name="ce185" table:formula="of:=SUM([.G29:.W29])" office:value-type="float" office:value="8" calcext:value-type="float">
            <text:p>8</text:p>
          </table:table-cell>
          <table:table-cell table:style-name="ce188" table:formula="of:=[.F29]-[.X29]" office:value-type="float" office:value="2" calcext:value-type="float">
            <text:p>2</text:p>
          </table:table-cell>
          <table:table-cell table:style-name="ce166" table:number-columns-repeated="996"/>
        </table:table-row>
        <table:table-row table:style-name="ro1">
          <table:table-cell table:style-name="ce3" table:formula="of:=[$FI.A30]" office:value-type="string" office:string-value="M2201" calcext:value-type="string">
            <text:p>M2201</text:p>
          </table:table-cell>
          <table:table-cell table:style-name="ce3" table:formula="of:=MID([.A30];3;1)" office:value-type="string" office:string-value="2" calcext:value-type="string">
            <text:p>2</text:p>
          </table:table-cell>
          <table:table-cell table:style-name="ce187" office:value-type="string" calcext:value-type="string">
            <text:p>CM</text:p>
          </table:table-cell>
          <table:table-cell table:style-name="ce189" table:formula="of:=[FI.D30]*COEFF_FA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1" table:formula="of:=[.E30]/DUREE_CM" office:value-type="float" office:value="0" calcext:value-type="float">
            <text:p>0</text:p>
          </table:table-cell>
          <table:table-cell table:style-name="ce203" table:number-columns-repeated="3"/>
          <table:table-cell table:style-name="ce38" table:number-columns-repeated="2"/>
          <table:table-cell table:style-name="ce203" table:number-columns-repeated="3"/>
          <table:table-cell table:style-name="ce38"/>
          <table:table-cell table:style-name="ce203" table:number-columns-repeated="2"/>
          <table:table-cell table:style-name="ce38" table:number-columns-repeated="2"/>
          <table:table-cell table:style-name="ce203" table:number-columns-repeated="4"/>
          <table:table-cell table:style-name="ce187" table:formula="of:=SUM([.G30:.W30])" office:value-type="float" office:value="0" calcext:value-type="float">
            <text:p>0</text:p>
          </table:table-cell>
          <table:table-cell table:style-name="ce187" table:formula="of:=[.F30]-[.X30]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3" table:formula="of:=[.A30]" office:value-type="string" office:string-value="M2201" calcext:value-type="string">
            <text:p>M2201</text:p>
          </table:table-cell>
          <table:table-cell table:style-name="ce3" table:formula="of:=MID([.A31];3;1)" office:value-type="string" office:string-value="2" calcext:value-type="string">
            <text:p>2</text:p>
          </table:table-cell>
          <table:table-cell table:style-name="ce187" office:value-type="string" calcext:value-type="string">
            <text:p>TD</text:p>
          </table:table-cell>
          <table:table-cell table:style-name="ce189" table:formula="of:=[FI.D31]*COEFF_FA" office:value-type="float" office:value="7.2" calcext:value-type="float">
            <text:p>7,2</text:p>
          </table:table-cell>
          <table:table-cell office:value-type="float" office:value="7.5" calcext:value-type="float">
            <text:p>7,5</text:p>
          </table:table-cell>
          <table:table-cell table:style-name="ce187" table:formula="of:=[.E31]/DUREE_TD" office:value-type="float" office:value="5" calcext:value-type="float">
            <text:p>5</text:p>
          </table:table-cell>
          <table:table-cell table:style-name="ce203" office:value-type="float" office:value="1" calcext:value-type="float">
            <text:p>1</text:p>
          </table:table-cell>
          <table:table-cell table:style-name="ce203"/>
          <table:table-cell table:style-name="ce203" office:value-type="float" office:value="1" calcext:value-type="float">
            <text:p>1</text:p>
          </table:table-cell>
          <table:table-cell table:style-name="ce38" table:number-columns-repeated="2"/>
          <table:table-cell table:style-name="ce203"/>
          <table:table-cell table:style-name="ce203" office:value-type="float" office:value="1" calcext:value-type="float">
            <text:p>1</text:p>
          </table:table-cell>
          <table:table-cell table:style-name="ce203"/>
          <table:table-cell table:style-name="ce38"/>
          <table:table-cell table:style-name="ce203" office:value-type="float" office:value="1" calcext:value-type="float">
            <text:p>1</text:p>
          </table:table-cell>
          <table:table-cell table:style-name="ce203"/>
          <table:table-cell table:style-name="ce38" table:number-columns-repeated="2"/>
          <table:table-cell table:style-name="ce203" table:number-columns-repeated="4"/>
          <table:table-cell table:style-name="ce187" table:formula="of:=SUM([.G31:.W31])" office:value-type="float" office:value="4" calcext:value-type="float">
            <text:p>4</text:p>
          </table:table-cell>
          <table:table-cell table:style-name="ce187" table:formula="of:=[.F31]-[.X31]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table:style-name="ce26" table:formula="of:=[.A30]" office:value-type="string" office:string-value="M2201" calcext:value-type="string">
            <text:p>M2201</text:p>
          </table:table-cell>
          <table:table-cell table:style-name="ce7" table:formula="of:=MID([.A32];3;1)" office:value-type="string" office:string-value="2" calcext:value-type="string">
            <text:p>2</text:p>
          </table:table-cell>
          <table:table-cell table:style-name="ce188" office:value-type="string" calcext:value-type="string">
            <text:p>TP</text:p>
          </table:table-cell>
          <table:table-cell table:style-name="ce190" table:formula="of:=[FI.D32]*COEFF_FA" office:value-type="float" office:value="16.8" calcext:value-type="float">
            <text:p>16,8</text:p>
          </table:table-cell>
          <table:table-cell table:style-name="ce166" office:value-type="float" office:value="16.5" calcext:value-type="float">
            <text:p>16,5</text:p>
          </table:table-cell>
          <table:table-cell table:style-name="ce188" table:formula="of:=[.E32]/DUREE_TP" office:value-type="float" office:value="11" calcext:value-type="float">
            <text:p>11</text:p>
          </table:table-cell>
          <table:table-cell table:number-columns-repeated="3" table:style-name="ce204" office:value-type="float" office:value="1" calcext:value-type="float">
            <text:p>1</text:p>
          </table:table-cell>
          <table:table-cell table:style-name="ce39" table:number-columns-repeated="2"/>
          <table:table-cell table:style-name="ce204" table:number-columns-repeated="2"/>
          <table:table-cell table:style-name="ce204" office:value-type="float" office:value="1" calcext:value-type="float">
            <text:p>1</text:p>
          </table:table-cell>
          <table:table-cell table:style-name="ce39"/>
          <table:table-cell table:number-columns-repeated="2" table:style-name="ce204" office:value-type="float" office:value="1" calcext:value-type="float">
            <text:p>1</text:p>
          </table:table-cell>
          <table:table-cell table:style-name="ce39" table:number-columns-repeated="2"/>
          <table:table-cell table:number-columns-repeated="2" table:style-name="ce204" office:value-type="float" office:value="1" calcext:value-type="float">
            <text:p>1</text:p>
          </table:table-cell>
          <table:table-cell table:style-name="ce204" table:number-columns-repeated="2"/>
          <table:table-cell table:style-name="ce188" table:formula="of:=SUM([.G32:.W32])" office:value-type="float" office:value="8" calcext:value-type="float">
            <text:p>8</text:p>
          </table:table-cell>
          <table:table-cell table:style-name="ce188" table:formula="of:=[.F32]-[.X32]" office:value-type="float" office:value="3" calcext:value-type="float">
            <text:p>3</text:p>
          </table:table-cell>
          <table:table-cell table:style-name="ce166" table:number-columns-repeated="996"/>
        </table:table-row>
        <table:table-row table:style-name="ro1">
          <table:table-cell table:style-name="ce3" table:formula="of:=[$FI.A33]" office:value-type="string" office:string-value="M2202" calcext:value-type="string">
            <text:p>M2202</text:p>
          </table:table-cell>
          <table:table-cell table:style-name="ce3" table:formula="of:=MID([.A33];3;1)" office:value-type="string" office:string-value="2" calcext:value-type="string">
            <text:p>2</text:p>
          </table:table-cell>
          <table:table-cell table:style-name="ce187" office:value-type="string" calcext:value-type="string">
            <text:p>CM</text:p>
          </table:table-cell>
          <table:table-cell table:style-name="ce189" table:formula="of:=[FI.D33]*COEFF_FA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1" table:formula="of:=[.E33]/DUREE_CM" office:value-type="float" office:value="0" calcext:value-type="float">
            <text:p>0</text:p>
          </table:table-cell>
          <table:table-cell table:style-name="ce203" table:number-columns-repeated="3"/>
          <table:table-cell table:style-name="ce38" table:number-columns-repeated="2"/>
          <table:table-cell table:style-name="ce203" table:number-columns-repeated="3"/>
          <table:table-cell table:style-name="ce38"/>
          <table:table-cell table:style-name="ce203" table:number-columns-repeated="2"/>
          <table:table-cell table:style-name="ce38" table:number-columns-repeated="2"/>
          <table:table-cell table:style-name="ce203" table:number-columns-repeated="4"/>
          <table:table-cell table:style-name="ce187" table:formula="of:=SUM([.G33:.W33])" office:value-type="float" office:value="0" calcext:value-type="float">
            <text:p>0</text:p>
          </table:table-cell>
          <table:table-cell table:style-name="ce187" table:formula="of:=[.F33]-[.X33]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3" table:formula="of:=[.A33]" office:value-type="string" office:string-value="M2202" calcext:value-type="string">
            <text:p>M2202</text:p>
          </table:table-cell>
          <table:table-cell table:style-name="ce3" table:formula="of:=MID([.A34];3;1)" office:value-type="string" office:string-value="2" calcext:value-type="string">
            <text:p>2</text:p>
          </table:table-cell>
          <table:table-cell table:style-name="ce187" office:value-type="string" calcext:value-type="string">
            <text:p>TD</text:p>
          </table:table-cell>
          <table:table-cell table:style-name="ce189" table:formula="of:=[FI.D34]*COEFF_FA" office:value-type="float" office:value="7.2" calcext:value-type="float">
            <text:p>7,2</text:p>
          </table:table-cell>
          <table:table-cell office:value-type="float" office:value="3" calcext:value-type="float">
            <text:p>3</text:p>
          </table:table-cell>
          <table:table-cell table:style-name="ce187" table:formula="of:=[.E34]/DUREE_TD" office:value-type="float" office:value="2" calcext:value-type="float">
            <text:p>2</text:p>
          </table:table-cell>
          <table:table-cell table:style-name="ce203" office:value-type="float" office:value="1" calcext:value-type="float">
            <text:p>1</text:p>
          </table:table-cell>
          <table:table-cell table:style-name="ce203" table:number-columns-repeated="2"/>
          <table:table-cell table:style-name="ce38" table:number-columns-repeated="2"/>
          <table:table-cell table:style-name="ce203" table:number-columns-repeated="3"/>
          <table:table-cell table:style-name="ce38"/>
          <table:table-cell table:style-name="ce203" office:value-type="float" office:value="1" calcext:value-type="float">
            <text:p>1</text:p>
          </table:table-cell>
          <table:table-cell table:style-name="ce203"/>
          <table:table-cell table:style-name="ce38" table:number-columns-repeated="2"/>
          <table:table-cell table:style-name="ce203" table:number-columns-repeated="4"/>
          <table:table-cell table:style-name="ce187" table:formula="of:=SUM([.G34:.W34])" office:value-type="float" office:value="2" calcext:value-type="float">
            <text:p>2</text:p>
          </table:table-cell>
          <table:table-cell table:style-name="ce187" table:formula="of:=[.F34]-[.X34]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26" table:formula="of:=[.A33]" office:value-type="string" office:string-value="M2202" calcext:value-type="string">
            <text:p>M2202</text:p>
          </table:table-cell>
          <table:table-cell table:style-name="ce7" table:formula="of:=MID([.A35];3;1)" office:value-type="string" office:string-value="2" calcext:value-type="string">
            <text:p>2</text:p>
          </table:table-cell>
          <table:table-cell table:style-name="ce188" office:value-type="string" calcext:value-type="string">
            <text:p>TP</text:p>
          </table:table-cell>
          <table:table-cell table:style-name="ce190" table:formula="of:=[FI.D35]*COEFF_FA" office:value-type="float" office:value="16.8" calcext:value-type="float">
            <text:p>16,8</text:p>
          </table:table-cell>
          <table:table-cell table:style-name="ce166" office:value-type="float" office:value="9" calcext:value-type="float">
            <text:p>9</text:p>
          </table:table-cell>
          <table:table-cell table:style-name="ce188" table:formula="of:=[.E35]/DUREE_TP" office:value-type="float" office:value="6" calcext:value-type="float">
            <text:p>6</text:p>
          </table:table-cell>
          <table:table-cell table:style-name="ce204"/>
          <table:table-cell table:number-columns-repeated="2" table:style-name="ce204" office:value-type="float" office:value="1" calcext:value-type="float">
            <text:p>1</text:p>
          </table:table-cell>
          <table:table-cell table:style-name="ce39" table:number-columns-repeated="2"/>
          <table:table-cell table:style-name="ce204"/>
          <table:table-cell table:number-columns-repeated="2" table:style-name="ce204" office:value-type="float" office:value="1" calcext:value-type="float">
            <text:p>1</text:p>
          </table:table-cell>
          <table:table-cell table:style-name="ce39"/>
          <table:table-cell table:style-name="ce204"/>
          <table:table-cell table:style-name="ce204" office:value-type="float" office:value="1" calcext:value-type="float">
            <text:p>1</text:p>
          </table:table-cell>
          <table:table-cell table:style-name="ce39" table:number-columns-repeated="2"/>
          <table:table-cell table:style-name="ce204" table:number-columns-repeated="4"/>
          <table:table-cell table:style-name="ce188" table:formula="of:=SUM([.G35:.W35])" office:value-type="float" office:value="5" calcext:value-type="float">
            <text:p>5</text:p>
          </table:table-cell>
          <table:table-cell table:style-name="ce188" table:formula="of:=[.F35]-[.X35]" office:value-type="float" office:value="1" calcext:value-type="float">
            <text:p>1</text:p>
          </table:table-cell>
          <table:table-cell table:style-name="ce166" table:number-columns-repeated="996"/>
        </table:table-row>
        <table:table-row table:style-name="ro1">
          <table:table-cell table:style-name="ce3" table:formula="of:=[$FI.A36]" office:value-type="string" office:string-value="M2203" calcext:value-type="string">
            <text:p>M2203</text:p>
          </table:table-cell>
          <table:table-cell table:style-name="ce3" table:formula="of:=MID([.A36];3;1)" office:value-type="string" office:string-value="2" calcext:value-type="string">
            <text:p>2</text:p>
          </table:table-cell>
          <table:table-cell table:style-name="ce187" office:value-type="string" calcext:value-type="string">
            <text:p>CM</text:p>
          </table:table-cell>
          <table:table-cell table:style-name="ce189" table:formula="of:=[FI.D36]*COEFF_FA" office:value-type="float" office:value="0" calcext:value-type="float">
            <text:p>0</text:p>
          </table:table-cell>
          <table:table-cell office:value-type="float" office:value="4.5" calcext:value-type="float">
            <text:p>4,5</text:p>
          </table:table-cell>
          <table:table-cell table:style-name="ce191" table:formula="of:=[.E36]/DUREE_CM" office:value-type="float" office:value="3" calcext:value-type="float">
            <text:p>3</text:p>
          </table:table-cell>
          <table:table-cell table:style-name="ce203" office:value-type="float" office:value="1" calcext:value-type="float">
            <text:p>1</text:p>
          </table:table-cell>
          <table:table-cell table:style-name="ce203" table:number-columns-repeated="2"/>
          <table:table-cell table:style-name="ce38" table:number-columns-repeated="2"/>
          <table:table-cell table:style-name="ce203"/>
          <table:table-cell table:style-name="ce203" office:value-type="float" office:value="1" calcext:value-type="float">
            <text:p>1</text:p>
          </table:table-cell>
          <table:table-cell table:style-name="ce203"/>
          <table:table-cell table:style-name="ce38"/>
          <table:table-cell table:style-name="ce203" table:number-columns-repeated="2"/>
          <table:table-cell table:style-name="ce38" table:number-columns-repeated="2"/>
          <table:table-cell table:style-name="ce203" table:number-columns-repeated="4"/>
          <table:table-cell table:style-name="ce187" table:formula="of:=SUM([.G36:.W36])" office:value-type="float" office:value="2" calcext:value-type="float">
            <text:p>2</text:p>
          </table:table-cell>
          <table:table-cell table:style-name="ce187" table:formula="of:=[.F36]-[.X36]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table:style-name="ce3" table:formula="of:=[.A36]" office:value-type="string" office:string-value="M2203" calcext:value-type="string">
            <text:p>M2203</text:p>
          </table:table-cell>
          <table:table-cell table:style-name="ce3" table:formula="of:=MID([.A37];3;1)" office:value-type="string" office:string-value="2" calcext:value-type="string">
            <text:p>2</text:p>
          </table:table-cell>
          <table:table-cell table:style-name="ce187" office:value-type="string" calcext:value-type="string">
            <text:p>TD</text:p>
          </table:table-cell>
          <table:table-cell table:style-name="ce189" table:formula="of:=[FI.D37]*COEFF_FA" office:value-type="float" office:value="2.4" calcext:value-type="float">
            <text:p>2,4</text:p>
          </table:table-cell>
          <table:table-cell office:value-type="float" office:value="15" calcext:value-type="float">
            <text:p>15</text:p>
          </table:table-cell>
          <table:table-cell table:style-name="ce187" table:formula="of:=[.E37]/DUREE_TD" office:value-type="float" office:value="10" calcext:value-type="float">
            <text:p>10</text:p>
          </table:table-cell>
          <table:table-cell table:style-name="ce203" office:value-type="float" office:value="1" calcext:value-type="float">
            <text:p>1</text:p>
          </table:table-cell>
          <table:table-cell table:number-columns-repeated="2" table:style-name="ce203" office:value-type="float" office:value="2" calcext:value-type="float">
            <text:p>2</text:p>
          </table:table-cell>
          <table:table-cell table:style-name="ce38" table:number-columns-repeated="2"/>
          <table:table-cell table:style-name="ce203"/>
          <table:table-cell table:style-name="ce203" office:value-type="float" office:value="1" calcext:value-type="float">
            <text:p>1</text:p>
          </table:table-cell>
          <table:table-cell table:style-name="ce203" office:value-type="float" office:value="2" calcext:value-type="float">
            <text:p>2</text:p>
          </table:table-cell>
          <table:table-cell table:style-name="ce38"/>
          <table:table-cell table:style-name="ce203" office:value-type="float" office:value="1" calcext:value-type="float">
            <text:p>1</text:p>
          </table:table-cell>
          <table:table-cell table:style-name="ce203"/>
          <table:table-cell table:style-name="ce38" table:number-columns-repeated="2"/>
          <table:table-cell table:style-name="ce203" table:number-columns-repeated="4"/>
          <table:table-cell table:style-name="ce187" table:formula="of:=SUM([.G37:.W37])" office:value-type="float" office:value="9" calcext:value-type="float">
            <text:p>9</text:p>
          </table:table-cell>
          <table:table-cell table:style-name="ce187" table:formula="of:=[.F37]-[.X37]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table:style-name="ce26" table:formula="of:=[.A36]" office:value-type="string" office:string-value="M2203" calcext:value-type="string">
            <text:p>M2203</text:p>
          </table:table-cell>
          <table:table-cell table:style-name="ce7" table:formula="of:=MID([.A38];3;1)" office:value-type="string" office:string-value="2" calcext:value-type="string">
            <text:p>2</text:p>
          </table:table-cell>
          <table:table-cell table:style-name="ce188" office:value-type="string" calcext:value-type="string">
            <text:p>TP</text:p>
          </table:table-cell>
          <table:table-cell table:style-name="ce190" table:formula="of:=[FI.D38]*COEFF_FA" office:value-type="float" office:value="9.6" calcext:value-type="float">
            <text:p>9,6</text:p>
          </table:table-cell>
          <table:table-cell table:style-name="ce166" office:value-type="float" office:value="6" calcext:value-type="float">
            <text:p>6</text:p>
          </table:table-cell>
          <table:table-cell table:style-name="ce188" table:formula="of:=[.E38]/DUREE_TP" office:value-type="float" office:value="4" calcext:value-type="float">
            <text:p>4</text:p>
          </table:table-cell>
          <table:table-cell table:style-name="ce204" table:number-columns-repeated="3"/>
          <table:table-cell table:style-name="ce39" table:number-columns-repeated="2"/>
          <table:table-cell table:style-name="ce204"/>
          <table:table-cell table:style-name="ce204" office:value-type="float" office:value="2" calcext:value-type="float">
            <text:p>2</text:p>
          </table:table-cell>
          <table:table-cell table:style-name="ce204"/>
          <table:table-cell table:style-name="ce39"/>
          <table:table-cell table:style-name="ce204" office:value-type="float" office:value="2" calcext:value-type="float">
            <text:p>2</text:p>
          </table:table-cell>
          <table:table-cell table:style-name="ce204"/>
          <table:table-cell table:style-name="ce39" table:number-columns-repeated="2"/>
          <table:table-cell table:style-name="ce204" table:number-columns-repeated="4"/>
          <table:table-cell table:style-name="ce188" table:formula="of:=SUM([.G38:.W38])" office:value-type="float" office:value="4" calcext:value-type="float">
            <text:p>4</text:p>
          </table:table-cell>
          <table:table-cell table:style-name="ce188" table:formula="of:=[.F38]-[.X38]" office:value-type="float" office:value="0" calcext:value-type="float">
            <text:p>0</text:p>
          </table:table-cell>
          <table:table-cell table:style-name="ce166" table:number-columns-repeated="996"/>
        </table:table-row>
        <table:table-row table:style-name="ro1">
          <table:table-cell table:style-name="ce3" table:formula="of:=[$FI.A39]" office:value-type="string" office:string-value="M2204" calcext:value-type="string">
            <text:p>M2204</text:p>
          </table:table-cell>
          <table:table-cell table:style-name="ce3" table:formula="of:=MID([.A39];3;1)" office:value-type="string" office:string-value="2" calcext:value-type="string">
            <text:p>2</text:p>
          </table:table-cell>
          <table:table-cell table:style-name="ce187" office:value-type="string" calcext:value-type="string">
            <text:p>CM</text:p>
          </table:table-cell>
          <table:table-cell table:style-name="ce189" table:formula="of:=[FI.D39]*COEFF_FA" office:value-type="float" office:value="4.8" calcext:value-type="float">
            <text:p>4,8</text:p>
          </table:table-cell>
          <table:table-cell office:value-type="float" office:value="7.5" calcext:value-type="float">
            <text:p>7,5</text:p>
          </table:table-cell>
          <table:table-cell table:style-name="ce191" table:formula="of:=[.E39]/DUREE_CM" office:value-type="float" office:value="5" calcext:value-type="float">
            <text:p>5</text:p>
          </table:table-cell>
          <table:table-cell table:style-name="ce203" table:number-columns-repeated="3"/>
          <table:table-cell table:style-name="ce38" table:number-columns-repeated="2"/>
          <table:table-cell table:style-name="ce203" table:number-columns-repeated="3"/>
          <table:table-cell table:style-name="ce38"/>
          <table:table-cell table:style-name="ce203" office:value-type="float" office:value="1" calcext:value-type="float">
            <text:p>1</text:p>
          </table:table-cell>
          <table:table-cell table:style-name="ce203"/>
          <table:table-cell table:style-name="ce38" table:number-columns-repeated="2"/>
          <table:table-cell table:number-columns-repeated="2" table:style-name="ce203" office:value-type="float" office:value="1" calcext:value-type="float">
            <text:p>1</text:p>
          </table:table-cell>
          <table:table-cell table:style-name="ce203" table:number-columns-repeated="2"/>
          <table:table-cell table:style-name="ce187" table:formula="of:=SUM([.G39:.W39])" office:value-type="float" office:value="3" calcext:value-type="float">
            <text:p>3</text:p>
          </table:table-cell>
          <table:table-cell table:style-name="ce187" table:formula="of:=[.F39]-[.X39]" office:value-type="float" office:value="2" calcext:value-type="float">
            <text:p>2</text:p>
          </table:table-cell>
          <table:table-cell table:number-columns-repeated="996"/>
        </table:table-row>
        <table:table-row table:style-name="ro1">
          <table:table-cell table:style-name="ce3" table:formula="of:=[.A39]" office:value-type="string" office:string-value="M2204" calcext:value-type="string">
            <text:p>M2204</text:p>
          </table:table-cell>
          <table:table-cell table:style-name="ce3" table:formula="of:=MID([.A40];3;1)" office:value-type="string" office:string-value="2" calcext:value-type="string">
            <text:p>2</text:p>
          </table:table-cell>
          <table:table-cell table:style-name="ce187" office:value-type="string" calcext:value-type="string">
            <text:p>TD</text:p>
          </table:table-cell>
          <table:table-cell table:style-name="ce189" table:formula="of:=[FI.D40]*COEFF_FA" office:value-type="float" office:value="14.4" calcext:value-type="float">
            <text:p>14,4</text:p>
          </table:table-cell>
          <table:table-cell office:value-type="float" office:value="7.5" calcext:value-type="float">
            <text:p>7,5</text:p>
          </table:table-cell>
          <table:table-cell table:style-name="ce187" table:formula="of:=[.E40]/DUREE_TD" office:value-type="float" office:value="5" calcext:value-type="float">
            <text:p>5</text:p>
          </table:table-cell>
          <table:table-cell table:style-name="ce203" table:number-columns-repeated="3"/>
          <table:table-cell table:style-name="ce38" table:number-columns-repeated="2"/>
          <table:table-cell table:style-name="ce203" table:number-columns-repeated="3"/>
          <table:table-cell table:style-name="ce38"/>
          <table:table-cell table:style-name="ce203"/>
          <table:table-cell table:style-name="ce203" office:value-type="float" office:value="1" calcext:value-type="float">
            <text:p>1</text:p>
          </table:table-cell>
          <table:table-cell table:style-name="ce38" table:number-columns-repeated="2"/>
          <table:table-cell table:style-name="ce203"/>
          <table:table-cell table:style-name="ce203" office:value-type="float" office:value="1" calcext:value-type="float">
            <text:p>1</text:p>
          </table:table-cell>
          <table:table-cell table:style-name="ce203" table:number-columns-repeated="2"/>
          <table:table-cell table:style-name="ce187" table:formula="of:=SUM([.G40:.W40])" office:value-type="float" office:value="2" calcext:value-type="float">
            <text:p>2</text:p>
          </table:table-cell>
          <table:table-cell table:style-name="ce187" table:formula="of:=[.F40]-[.X40]" office:value-type="float" office:value="3" calcext:value-type="float">
            <text:p>3</text:p>
          </table:table-cell>
          <table:table-cell table:number-columns-repeated="996"/>
        </table:table-row>
        <table:table-row table:style-name="ro1">
          <table:table-cell table:style-name="ce26" table:formula="of:=[.A39]" office:value-type="string" office:string-value="M2204" calcext:value-type="string">
            <text:p>M2204</text:p>
          </table:table-cell>
          <table:table-cell table:style-name="ce7" table:formula="of:=MID([.A41];3;1)" office:value-type="string" office:string-value="2" calcext:value-type="string">
            <text:p>2</text:p>
          </table:table-cell>
          <table:table-cell table:style-name="ce188" office:value-type="string" calcext:value-type="string">
            <text:p>TP</text:p>
          </table:table-cell>
          <table:table-cell table:style-name="ce190" table:formula="of:=[FI.D41]*COEFF_FA" office:value-type="float" office:value="4.8" calcext:value-type="float">
            <text:p>4,8</text:p>
          </table:table-cell>
          <table:table-cell table:style-name="ce166" office:value-type="float" office:value="9" calcext:value-type="float">
            <text:p>9</text:p>
          </table:table-cell>
          <table:table-cell table:style-name="ce188" table:formula="of:=[.E41]/DUREE_TP" office:value-type="float" office:value="6" calcext:value-type="float">
            <text:p>6</text:p>
          </table:table-cell>
          <table:table-cell table:style-name="ce204" table:number-columns-repeated="3"/>
          <table:table-cell table:style-name="ce39" table:number-columns-repeated="2"/>
          <table:table-cell table:style-name="ce204" table:number-columns-repeated="3"/>
          <table:table-cell table:style-name="ce39"/>
          <table:table-cell table:style-name="ce204"/>
          <table:table-cell table:style-name="ce204" office:value-type="float" office:value="2" calcext:value-type="float">
            <text:p>2</text:p>
          </table:table-cell>
          <table:table-cell table:style-name="ce39" table:number-columns-repeated="2"/>
          <table:table-cell table:style-name="ce204"/>
          <table:table-cell table:style-name="ce204" office:value-type="float" office:value="2" calcext:value-type="float">
            <text:p>2</text:p>
          </table:table-cell>
          <table:table-cell table:style-name="ce204" table:number-columns-repeated="2"/>
          <table:table-cell table:style-name="ce188" table:formula="of:=SUM([.G41:.W41])" office:value-type="float" office:value="4" calcext:value-type="float">
            <text:p>4</text:p>
          </table:table-cell>
          <table:table-cell table:style-name="ce188" table:formula="of:=[.F41]-[.X41]" office:value-type="float" office:value="2" calcext:value-type="float">
            <text:p>2</text:p>
          </table:table-cell>
          <table:table-cell table:style-name="ce166" table:number-columns-repeated="996"/>
        </table:table-row>
        <table:table-row table:style-name="ro1">
          <table:table-cell table:style-name="ce3" table:formula="of:=[$FI.A42]" office:value-type="string" office:string-value="M2205" calcext:value-type="string">
            <text:p>M2205</text:p>
          </table:table-cell>
          <table:table-cell table:style-name="ce3" table:formula="of:=MID([.A42];3;1)" office:value-type="string" office:string-value="2" calcext:value-type="string">
            <text:p>2</text:p>
          </table:table-cell>
          <table:table-cell table:style-name="ce187" office:value-type="string" calcext:value-type="string">
            <text:p>CM</text:p>
          </table:table-cell>
          <table:table-cell table:style-name="ce189" table:formula="of:=[FI.D42]*COEFF_FA" office:value-type="float" office:value="7.2" calcext:value-type="float">
            <text:p>7,2</text:p>
          </table:table-cell>
          <table:table-cell office:value-type="float" office:value="4.5" calcext:value-type="float">
            <text:p>4,5</text:p>
          </table:table-cell>
          <table:table-cell table:style-name="ce191" table:formula="of:=[.E42]/DUREE_CM" office:value-type="float" office:value="3" calcext:value-type="float">
            <text:p>3</text:p>
          </table:table-cell>
          <table:table-cell table:number-columns-repeated="2" table:style-name="ce203" office:value-type="float" office:value="1" calcext:value-type="float">
            <text:p>1</text:p>
          </table:table-cell>
          <table:table-cell table:style-name="ce203"/>
          <table:table-cell table:style-name="ce38" table:number-columns-repeated="2"/>
          <table:table-cell table:style-name="ce203" table:number-columns-repeated="3"/>
          <table:table-cell table:style-name="ce38"/>
          <table:table-cell table:style-name="ce203" table:number-columns-repeated="2"/>
          <table:table-cell table:style-name="ce38" table:number-columns-repeated="2"/>
          <table:table-cell table:style-name="ce203" table:number-columns-repeated="4"/>
          <table:table-cell table:style-name="ce187" table:formula="of:=SUM([.G42:.W42])" office:value-type="float" office:value="2" calcext:value-type="float">
            <text:p>2</text:p>
          </table:table-cell>
          <table:table-cell table:style-name="ce187" table:formula="of:=[.F42]-[.X42]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table:style-name="ce3" table:formula="of:=[.A42]" office:value-type="string" office:string-value="M2205" calcext:value-type="string">
            <text:p>M2205</text:p>
          </table:table-cell>
          <table:table-cell table:style-name="ce3" table:formula="of:=MID([.A43];3;1)" office:value-type="string" office:string-value="2" calcext:value-type="string">
            <text:p>2</text:p>
          </table:table-cell>
          <table:table-cell table:style-name="ce187" office:value-type="string" calcext:value-type="string">
            <text:p>TD</text:p>
          </table:table-cell>
          <table:table-cell table:style-name="ce189" table:formula="of:=[FI.D43]*COEFF_FA" office:value-type="float" office:value="7.2" calcext:value-type="float">
            <text:p>7,2</text:p>
          </table:table-cell>
          <table:table-cell office:value-type="float" office:value="10.5" calcext:value-type="float">
            <text:p>10,5</text:p>
          </table:table-cell>
          <table:table-cell table:style-name="ce187" table:formula="of:=[.E43]/DUREE_TD" office:value-type="float" office:value="7" calcext:value-type="float">
            <text:p>7</text:p>
          </table:table-cell>
          <table:table-cell table:number-columns-repeated="2" table:style-name="ce203" office:value-type="float" office:value="2" calcext:value-type="float">
            <text:p>2</text:p>
          </table:table-cell>
          <table:table-cell table:style-name="ce203" office:value-type="float" office:value="1" calcext:value-type="float">
            <text:p>1</text:p>
          </table:table-cell>
          <table:table-cell table:style-name="ce38" table:number-columns-repeated="2"/>
          <table:table-cell table:style-name="ce203" table:number-columns-repeated="3"/>
          <table:table-cell table:style-name="ce38"/>
          <table:table-cell table:style-name="ce203" table:number-columns-repeated="2"/>
          <table:table-cell table:style-name="ce38" table:number-columns-repeated="2"/>
          <table:table-cell table:style-name="ce203" table:number-columns-repeated="4"/>
          <table:table-cell table:style-name="ce187" table:formula="of:=SUM([.G43:.W43])" office:value-type="float" office:value="5" calcext:value-type="float">
            <text:p>5</text:p>
          </table:table-cell>
          <table:table-cell table:style-name="ce187" table:formula="of:=[.F43]-[.X43]" office:value-type="float" office:value="2" calcext:value-type="float">
            <text:p>2</text:p>
          </table:table-cell>
          <table:table-cell table:number-columns-repeated="996"/>
        </table:table-row>
        <table:table-row table:style-name="ro1">
          <table:table-cell table:style-name="ce26" table:formula="of:=[.A42]" office:value-type="string" office:string-value="M2205" calcext:value-type="string">
            <text:p>M2205</text:p>
          </table:table-cell>
          <table:table-cell table:style-name="ce7" table:formula="of:=MID([.A44];3;1)" office:value-type="string" office:string-value="2" calcext:value-type="string">
            <text:p>2</text:p>
          </table:table-cell>
          <table:table-cell table:style-name="ce188" office:value-type="string" calcext:value-type="string">
            <text:p>TP</text:p>
          </table:table-cell>
          <table:table-cell table:style-name="ce190" table:formula="of:=[FI.D44]*COEFF_FA" office:value-type="float" office:value="9.6" calcext:value-type="float">
            <text:p>9,6</text:p>
          </table:table-cell>
          <table:table-cell table:style-name="ce166" office:value-type="float" office:value="9" calcext:value-type="float">
            <text:p>9</text:p>
          </table:table-cell>
          <table:table-cell table:style-name="ce188" table:formula="of:=[.E44]/DUREE_TP" office:value-type="float" office:value="6" calcext:value-type="float">
            <text:p>6</text:p>
          </table:table-cell>
          <table:table-cell table:style-name="ce204"/>
          <table:table-cell table:number-columns-repeated="2" table:style-name="ce204" office:value-type="float" office:value="2" calcext:value-type="float">
            <text:p>2</text:p>
          </table:table-cell>
          <table:table-cell table:style-name="ce39" table:number-columns-repeated="2"/>
          <table:table-cell table:style-name="ce204" table:number-columns-repeated="3"/>
          <table:table-cell table:style-name="ce39"/>
          <table:table-cell table:style-name="ce204" table:number-columns-repeated="2"/>
          <table:table-cell table:style-name="ce39" table:number-columns-repeated="2"/>
          <table:table-cell table:style-name="ce204" table:number-columns-repeated="4"/>
          <table:table-cell table:style-name="ce188" table:formula="of:=SUM([.G44:.W44])" office:value-type="float" office:value="4" calcext:value-type="float">
            <text:p>4</text:p>
          </table:table-cell>
          <table:table-cell table:style-name="ce188" table:formula="of:=[.F44]-[.X44]" office:value-type="float" office:value="2" calcext:value-type="float">
            <text:p>2</text:p>
          </table:table-cell>
          <table:table-cell table:style-name="ce166" table:number-columns-repeated="996"/>
        </table:table-row>
        <table:table-row table:style-name="ro1">
          <table:table-cell table:style-name="ce3" table:formula="of:=[$FI.A45]" office:value-type="string" office:string-value="M2206" calcext:value-type="string">
            <text:p>M2206</text:p>
          </table:table-cell>
          <table:table-cell table:style-name="ce3" table:formula="of:=MID([.A45];3;1)" office:value-type="string" office:string-value="2" calcext:value-type="string">
            <text:p>2</text:p>
          </table:table-cell>
          <table:table-cell table:style-name="ce187" office:value-type="string" calcext:value-type="string">
            <text:p>CM</text:p>
          </table:table-cell>
          <table:table-cell table:style-name="ce189" table:formula="of:=[FI.D45]*COEFF_FA" office:value-type="float" office:value="4.8" calcext:value-type="float">
            <text:p>4,8</text:p>
          </table:table-cell>
          <table:table-cell office:value-type="float" office:value="4.5" calcext:value-type="float">
            <text:p>4,5</text:p>
          </table:table-cell>
          <table:table-cell table:style-name="ce191" table:formula="of:=[.E45]/DUREE_CM" office:value-type="float" office:value="3" calcext:value-type="float">
            <text:p>3</text:p>
          </table:table-cell>
          <table:table-cell table:number-columns-repeated="2" table:style-name="ce203" office:value-type="float" office:value="1" calcext:value-type="float">
            <text:p>1</text:p>
          </table:table-cell>
          <table:table-cell table:style-name="ce203"/>
          <table:table-cell table:style-name="ce38" table:number-columns-repeated="2"/>
          <table:table-cell table:style-name="ce203" table:number-columns-repeated="3"/>
          <table:table-cell table:style-name="ce38"/>
          <table:table-cell table:style-name="ce203" office:value-type="float" office:value="1" calcext:value-type="float">
            <text:p>1</text:p>
          </table:table-cell>
          <table:table-cell table:style-name="ce203"/>
          <table:table-cell table:style-name="ce38" table:number-columns-repeated="2"/>
          <table:table-cell table:style-name="ce203" table:number-columns-repeated="4"/>
          <table:table-cell table:style-name="ce187" table:formula="of:=SUM([.G45:.W45])" office:value-type="float" office:value="3" calcext:value-type="float">
            <text:p>3</text:p>
          </table:table-cell>
          <table:table-cell table:style-name="ce187" table:formula="of:=[.F45]-[.X45]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3" table:formula="of:=[.A45]" office:value-type="string" office:string-value="M2206" calcext:value-type="string">
            <text:p>M2206</text:p>
          </table:table-cell>
          <table:table-cell table:style-name="ce3" table:formula="of:=MID([.A46];3;1)" office:value-type="string" office:string-value="2" calcext:value-type="string">
            <text:p>2</text:p>
          </table:table-cell>
          <table:table-cell table:style-name="ce187" office:value-type="string" calcext:value-type="string">
            <text:p>TD</text:p>
          </table:table-cell>
          <table:table-cell table:style-name="ce189" table:formula="of:=[FI.D46]*COEFF_FA" office:value-type="float" office:value="9.6" calcext:value-type="float">
            <text:p>9,6</text:p>
          </table:table-cell>
          <table:table-cell office:value-type="float" office:value="4.5" calcext:value-type="float">
            <text:p>4,5</text:p>
          </table:table-cell>
          <table:table-cell table:style-name="ce187" table:formula="of:=[.E46]/DUREE_TD" office:value-type="float" office:value="3" calcext:value-type="float">
            <text:p>3</text:p>
          </table:table-cell>
          <table:table-cell table:number-columns-repeated="2" table:style-name="ce203" office:value-type="float" office:value="1" calcext:value-type="float">
            <text:p>1</text:p>
          </table:table-cell>
          <table:table-cell table:style-name="ce203"/>
          <table:table-cell table:style-name="ce38" table:number-columns-repeated="2"/>
          <table:table-cell table:style-name="ce203"/>
          <table:table-cell table:style-name="ce203" office:value-type="float" office:value="1" calcext:value-type="float">
            <text:p>1</text:p>
          </table:table-cell>
          <table:table-cell table:style-name="ce203"/>
          <table:table-cell table:style-name="ce38"/>
          <table:table-cell table:style-name="ce203" table:number-columns-repeated="2"/>
          <table:table-cell table:style-name="ce38" table:number-columns-repeated="2"/>
          <table:table-cell table:style-name="ce203" table:number-columns-repeated="4"/>
          <table:table-cell table:style-name="ce187" table:formula="of:=SUM([.G46:.W46])" office:value-type="float" office:value="3" calcext:value-type="float">
            <text:p>3</text:p>
          </table:table-cell>
          <table:table-cell table:style-name="ce187" table:formula="of:=[.F46]-[.X46]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26" table:formula="of:=[.A45]" office:value-type="string" office:string-value="M2206" calcext:value-type="string">
            <text:p>M2206</text:p>
          </table:table-cell>
          <table:table-cell table:style-name="ce7" table:formula="of:=MID([.A47];3;1)" office:value-type="string" office:string-value="2" calcext:value-type="string">
            <text:p>2</text:p>
          </table:table-cell>
          <table:table-cell table:style-name="ce188" office:value-type="string" calcext:value-type="string">
            <text:p>TP</text:p>
          </table:table-cell>
          <table:table-cell table:style-name="ce190" table:formula="of:=[FI.D47]*COEFF_FA" office:value-type="float" office:value="9.6" calcext:value-type="float">
            <text:p>9,6</text:p>
          </table:table-cell>
          <table:table-cell table:style-name="ce166" office:value-type="float" office:value="15" calcext:value-type="float">
            <text:p>15</text:p>
          </table:table-cell>
          <table:table-cell table:style-name="ce188" table:formula="of:=[.E47]/DUREE_TP" office:value-type="float" office:value="10" calcext:value-type="float">
            <text:p>10</text:p>
          </table:table-cell>
          <table:table-cell table:style-name="ce204" table:number-columns-repeated="2"/>
          <table:table-cell table:style-name="ce204" office:value-type="float" office:value="2" calcext:value-type="float">
            <text:p>2</text:p>
          </table:table-cell>
          <table:table-cell table:style-name="ce39" table:number-columns-repeated="2"/>
          <table:table-cell table:style-name="ce204"/>
          <table:table-cell table:number-columns-repeated="2" table:style-name="ce204" office:value-type="float" office:value="2" calcext:value-type="float">
            <text:p>2</text:p>
          </table:table-cell>
          <table:table-cell table:style-name="ce39"/>
          <table:table-cell table:style-name="ce204" office:value-type="float" office:value="2" calcext:value-type="float">
            <text:p>2</text:p>
          </table:table-cell>
          <table:table-cell table:style-name="ce204"/>
          <table:table-cell table:style-name="ce39" table:number-columns-repeated="2"/>
          <table:table-cell table:style-name="ce204" table:number-columns-repeated="4"/>
          <table:table-cell table:style-name="ce188" table:formula="of:=SUM([.G47:.W47])" office:value-type="float" office:value="8" calcext:value-type="float">
            <text:p>8</text:p>
          </table:table-cell>
          <table:table-cell table:style-name="ce188" table:formula="of:=[.F47]-[.X47]" office:value-type="float" office:value="2" calcext:value-type="float">
            <text:p>2</text:p>
          </table:table-cell>
          <table:table-cell table:style-name="ce166" table:number-columns-repeated="996"/>
        </table:table-row>
        <table:table-row table:style-name="ro1">
          <table:table-cell table:style-name="ce3" table:formula="of:=[$FI.A48]" office:value-type="string" office:string-value="M2207" calcext:value-type="string">
            <text:p>M2207</text:p>
          </table:table-cell>
          <table:table-cell table:style-name="ce3" table:formula="of:=MID([.A48];3;1)" office:value-type="string" office:string-value="2" calcext:value-type="string">
            <text:p>2</text:p>
          </table:table-cell>
          <table:table-cell table:style-name="ce187" office:value-type="string" calcext:value-type="string">
            <text:p>CM</text:p>
          </table:table-cell>
          <table:table-cell table:style-name="ce189" table:formula="of:=[FI.D48]*COEFF_FA" office:value-type="float" office:value="4.8" calcext:value-type="float">
            <text:p>4,8</text:p>
          </table:table-cell>
          <table:table-cell office:value-type="float" office:value="0" calcext:value-type="float">
            <text:p>0</text:p>
          </table:table-cell>
          <table:table-cell table:style-name="ce191" table:formula="of:=[.E48]/DUREE_CM" office:value-type="float" office:value="0" calcext:value-type="float">
            <text:p>0</text:p>
          </table:table-cell>
          <table:table-cell table:style-name="ce203" table:number-columns-repeated="3"/>
          <table:table-cell table:style-name="ce38" table:number-columns-repeated="2"/>
          <table:table-cell table:style-name="ce203" table:number-columns-repeated="3"/>
          <table:table-cell table:style-name="ce38"/>
          <table:table-cell table:style-name="ce203" table:number-columns-repeated="2"/>
          <table:table-cell table:style-name="ce38" table:number-columns-repeated="2"/>
          <table:table-cell table:style-name="ce203" table:number-columns-repeated="4"/>
          <table:table-cell table:style-name="ce187" table:formula="of:=SUM([.G48:.W48])" office:value-type="float" office:value="0" calcext:value-type="float">
            <text:p>0</text:p>
          </table:table-cell>
          <table:table-cell table:style-name="ce187" table:formula="of:=[.F48]-[.X48]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3" table:formula="of:=[.A48]" office:value-type="string" office:string-value="M2207" calcext:value-type="string">
            <text:p>M2207</text:p>
          </table:table-cell>
          <table:table-cell table:style-name="ce3" table:formula="of:=MID([.A49];3;1)" office:value-type="string" office:string-value="2" calcext:value-type="string">
            <text:p>2</text:p>
          </table:table-cell>
          <table:table-cell table:style-name="ce187" office:value-type="string" calcext:value-type="string">
            <text:p>TD</text:p>
          </table:table-cell>
          <table:table-cell table:style-name="ce189" table:formula="of:=[FI.D49]*COEFF_FA" office:value-type="float" office:value="4.8" calcext:value-type="float">
            <text:p>4,8</text:p>
          </table:table-cell>
          <table:table-cell table:style-name="ce168" office:value-type="float" office:value="12" calcext:value-type="float">
            <text:p>12</text:p>
          </table:table-cell>
          <table:table-cell table:style-name="ce187" table:formula="of:=[.E49]/DUREE_TD" office:value-type="float" office:value="8" calcext:value-type="float">
            <text:p>8</text:p>
          </table:table-cell>
          <table:table-cell table:style-name="ce203" table:number-columns-repeated="3"/>
          <table:table-cell table:style-name="ce38" table:number-columns-repeated="2"/>
          <table:table-cell table:style-name="ce203" table:number-columns-repeated="3"/>
          <table:table-cell table:style-name="ce38"/>
          <table:table-cell table:style-name="ce203" table:number-columns-repeated="2"/>
          <table:table-cell table:style-name="ce38" table:number-columns-repeated="2"/>
          <table:table-cell table:style-name="ce203" table:number-columns-repeated="4"/>
          <table:table-cell table:style-name="ce187" table:formula="of:=SUM([.G49:.W49])" office:value-type="float" office:value="0" calcext:value-type="float">
            <text:p>0</text:p>
          </table:table-cell>
          <table:table-cell table:style-name="ce187" table:formula="of:=[.F49]-[.X49]" office:value-type="float" office:value="8" calcext:value-type="float">
            <text:p>8</text:p>
          </table:table-cell>
          <table:table-cell table:style-name="ce168" table:number-columns-repeated="996"/>
        </table:table-row>
        <table:table-row table:style-name="ro1">
          <table:table-cell table:style-name="ce26" table:formula="of:=[.A48]" office:value-type="string" office:string-value="M2207" calcext:value-type="string">
            <text:p>M2207</text:p>
          </table:table-cell>
          <table:table-cell table:style-name="ce7" table:formula="of:=MID([.A50];3;1)" office:value-type="string" office:string-value="2" calcext:value-type="string">
            <text:p>2</text:p>
          </table:table-cell>
          <table:table-cell table:style-name="ce188" office:value-type="string" calcext:value-type="string">
            <text:p>TP</text:p>
          </table:table-cell>
          <table:table-cell table:style-name="ce190" table:formula="of:=[FI.D50]*COEFF_FA" office:value-type="float" office:value="14.4" calcext:value-type="float">
            <text:p>14,4</text:p>
          </table:table-cell>
          <table:table-cell table:style-name="ce166" office:value-type="float" office:value="0" calcext:value-type="float">
            <text:p>0</text:p>
          </table:table-cell>
          <table:table-cell table:style-name="ce188" table:formula="of:=[.E50]/DUREE_TP" office:value-type="float" office:value="0" calcext:value-type="float">
            <text:p>0</text:p>
          </table:table-cell>
          <table:table-cell table:style-name="ce204" table:number-columns-repeated="3"/>
          <table:table-cell table:style-name="ce39" table:number-columns-repeated="2"/>
          <table:table-cell table:style-name="ce204" table:number-columns-repeated="3"/>
          <table:table-cell table:style-name="ce39"/>
          <table:table-cell table:style-name="ce204" table:number-columns-repeated="2"/>
          <table:table-cell table:style-name="ce39" table:number-columns-repeated="2"/>
          <table:table-cell table:style-name="ce204" table:number-columns-repeated="4"/>
          <table:table-cell table:style-name="ce188" table:formula="of:=SUM([.G50:.W50])" office:value-type="float" office:value="0" calcext:value-type="float">
            <text:p>0</text:p>
          </table:table-cell>
          <table:table-cell table:style-name="ce188" table:formula="of:=[.F50]-[.X50]" office:value-type="float" office:value="0" calcext:value-type="float">
            <text:p>0</text:p>
          </table:table-cell>
          <table:table-cell table:style-name="ce166" table:number-columns-repeated="996"/>
        </table:table-row>
        <table:table-row table:style-name="ro1">
          <table:table-cell table:style-name="ce3" table:formula="of:=[$FI.A51]" office:value-type="string" office:string-value="M2208" calcext:value-type="string">
            <text:p>M2208</text:p>
          </table:table-cell>
          <table:table-cell table:style-name="ce3" table:formula="of:=MID([.A51];3;1)" office:value-type="string" office:string-value="2" calcext:value-type="string">
            <text:p>2</text:p>
          </table:table-cell>
          <table:table-cell table:style-name="ce187" office:value-type="string" calcext:value-type="string">
            <text:p>CM</text:p>
          </table:table-cell>
          <table:table-cell table:style-name="ce189" table:formula="of:=[FI.D51]*COEFF_FA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1" table:formula="of:=[.E51]/DUREE_CM" office:value-type="float" office:value="0" calcext:value-type="float">
            <text:p>0</text:p>
          </table:table-cell>
          <table:table-cell table:style-name="ce203" table:number-columns-repeated="3"/>
          <table:table-cell table:style-name="ce38" table:number-columns-repeated="2"/>
          <table:table-cell table:style-name="ce203" table:number-columns-repeated="3"/>
          <table:table-cell table:style-name="ce38"/>
          <table:table-cell table:style-name="ce203" table:number-columns-repeated="2"/>
          <table:table-cell table:style-name="ce38" table:number-columns-repeated="2"/>
          <table:table-cell table:style-name="ce203" table:number-columns-repeated="4"/>
          <table:table-cell table:style-name="ce187" table:formula="of:=SUM([.G51:.W51])" office:value-type="float" office:value="0" calcext:value-type="float">
            <text:p>0</text:p>
          </table:table-cell>
          <table:table-cell table:style-name="ce187" table:formula="of:=[.F51]-[.X51]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3" table:formula="of:=[.A51]" office:value-type="string" office:string-value="M2208" calcext:value-type="string">
            <text:p>M2208</text:p>
          </table:table-cell>
          <table:table-cell table:style-name="ce3" table:formula="of:=MID([.A52];3;1)" office:value-type="string" office:string-value="2" calcext:value-type="string">
            <text:p>2</text:p>
          </table:table-cell>
          <table:table-cell table:style-name="ce187" office:value-type="string" calcext:value-type="string">
            <text:p>TD</text:p>
          </table:table-cell>
          <table:table-cell table:style-name="ce189" table:formula="of:=[FI.D52]*COEFF_FA" office:value-type="float" office:value="12" calcext:value-type="float">
            <text:p>12</text:p>
          </table:table-cell>
          <table:table-cell table:style-name="ce168" office:value-type="float" office:value="12" calcext:value-type="float">
            <text:p>12</text:p>
          </table:table-cell>
          <table:table-cell table:style-name="ce187" table:formula="of:=[.E52]/DUREE_TD" office:value-type="float" office:value="8" calcext:value-type="float">
            <text:p>8</text:p>
          </table:table-cell>
          <table:table-cell table:style-name="ce203" table:number-columns-repeated="3"/>
          <table:table-cell table:style-name="ce38" table:number-columns-repeated="2"/>
          <table:table-cell table:style-name="ce203" table:number-columns-repeated="3"/>
          <table:table-cell table:style-name="ce38"/>
          <table:table-cell table:style-name="ce203" table:number-columns-repeated="2"/>
          <table:table-cell table:style-name="ce38" table:number-columns-repeated="2"/>
          <table:table-cell table:style-name="ce203" table:number-columns-repeated="4"/>
          <table:table-cell table:style-name="ce187" table:formula="of:=SUM([.G52:.W52])" office:value-type="float" office:value="0" calcext:value-type="float">
            <text:p>0</text:p>
          </table:table-cell>
          <table:table-cell table:style-name="ce187" table:formula="of:=[.F52]-[.X52]" office:value-type="float" office:value="8" calcext:value-type="float">
            <text:p>8</text:p>
          </table:table-cell>
          <table:table-cell table:style-name="ce168" table:number-columns-repeated="996"/>
        </table:table-row>
        <table:table-row table:style-name="ro1">
          <table:table-cell table:style-name="ce26" table:formula="of:=[.A51]" office:value-type="string" office:string-value="M2208" calcext:value-type="string">
            <text:p>M2208</text:p>
          </table:table-cell>
          <table:table-cell table:style-name="ce7" table:formula="of:=MID([.A53];3;1)" office:value-type="string" office:string-value="2" calcext:value-type="string">
            <text:p>2</text:p>
          </table:table-cell>
          <table:table-cell table:style-name="ce188" office:value-type="string" calcext:value-type="string">
            <text:p>TP</text:p>
          </table:table-cell>
          <table:table-cell table:style-name="ce190" table:formula="of:=[FI.D53]*COEFF_FA" office:value-type="float" office:value="0" calcext:value-type="float">
            <text:p>0</text:p>
          </table:table-cell>
          <table:table-cell table:style-name="ce166" office:value-type="float" office:value="0" calcext:value-type="float">
            <text:p>0</text:p>
          </table:table-cell>
          <table:table-cell table:style-name="ce188" table:formula="of:=[.E53]/DUREE_TP" office:value-type="float" office:value="0" calcext:value-type="float">
            <text:p>0</text:p>
          </table:table-cell>
          <table:table-cell table:style-name="ce204" table:number-columns-repeated="3"/>
          <table:table-cell table:style-name="ce39" table:number-columns-repeated="2"/>
          <table:table-cell table:style-name="ce204" table:number-columns-repeated="3"/>
          <table:table-cell table:style-name="ce39"/>
          <table:table-cell table:style-name="ce204" table:number-columns-repeated="2"/>
          <table:table-cell table:style-name="ce39" table:number-columns-repeated="2"/>
          <table:table-cell table:style-name="ce204" table:number-columns-repeated="4"/>
          <table:table-cell table:style-name="ce188" table:formula="of:=SUM([.G53:.W53])" office:value-type="float" office:value="0" calcext:value-type="float">
            <text:p>0</text:p>
          </table:table-cell>
          <table:table-cell table:style-name="ce188" table:formula="of:=[.F53]-[.X53]" office:value-type="float" office:value="0" calcext:value-type="float">
            <text:p>0</text:p>
          </table:table-cell>
          <table:table-cell table:style-name="ce166" table:number-columns-repeated="996"/>
        </table:table-row>
        <table:table-row table:style-name="ro1">
          <table:table-cell table:style-name="ce3" table:formula="of:=[$FI.A54]" office:value-type="string" office:string-value="M2209" calcext:value-type="string">
            <text:p>M2209</text:p>
          </table:table-cell>
          <table:table-cell table:style-name="ce3" table:formula="of:=MID([.A54];3;1)" office:value-type="string" office:string-value="2" calcext:value-type="string">
            <text:p>2</text:p>
          </table:table-cell>
          <table:table-cell table:style-name="ce187" office:value-type="string" calcext:value-type="string">
            <text:p>CM</text:p>
          </table:table-cell>
          <table:table-cell table:style-name="ce189" table:formula="of:=[FI.D54]*COEFF_FA" office:value-type="float" office:value="0" calcext:value-type="float">
            <text:p>0</text:p>
          </table:table-cell>
          <table:table-cell/>
          <table:table-cell table:style-name="ce191" table:formula="of:=[.E54]/DUREE_CM" office:value-type="float" office:value="0" calcext:value-type="float">
            <text:p>0</text:p>
          </table:table-cell>
          <table:table-cell table:style-name="ce203" table:number-columns-repeated="3"/>
          <table:table-cell table:style-name="ce38" table:number-columns-repeated="2"/>
          <table:table-cell table:style-name="ce203" table:number-columns-repeated="3"/>
          <table:table-cell table:style-name="ce38"/>
          <table:table-cell table:style-name="ce203" table:number-columns-repeated="2"/>
          <table:table-cell table:style-name="ce38" table:number-columns-repeated="2"/>
          <table:table-cell table:style-name="ce203" table:number-columns-repeated="4"/>
          <table:table-cell table:style-name="ce187" table:formula="of:=SUM([.G54:.W54])" office:value-type="float" office:value="0" calcext:value-type="float">
            <text:p>0</text:p>
          </table:table-cell>
          <table:table-cell table:style-name="ce187" table:formula="of:=[.F54]-[.X54]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3" table:formula="of:=[.A54]" office:value-type="string" office:string-value="M2209" calcext:value-type="string">
            <text:p>M2209</text:p>
          </table:table-cell>
          <table:table-cell table:style-name="ce3" table:formula="of:=MID([.A55];3;1)" office:value-type="string" office:string-value="2" calcext:value-type="string">
            <text:p>2</text:p>
          </table:table-cell>
          <table:table-cell table:style-name="ce187" office:value-type="string" calcext:value-type="string">
            <text:p>TD</text:p>
          </table:table-cell>
          <table:table-cell table:style-name="ce189" table:formula="of:=[FI.D55]*COEFF_FA" office:value-type="float" office:value="0" calcext:value-type="float">
            <text:p>0</text:p>
          </table:table-cell>
          <table:table-cell table:style-name="ce168"/>
          <table:table-cell table:style-name="ce187" table:formula="of:=[.E55]/DUREE_TD" office:value-type="float" office:value="0" calcext:value-type="float">
            <text:p>0</text:p>
          </table:table-cell>
          <table:table-cell table:style-name="ce203" table:number-columns-repeated="3"/>
          <table:table-cell table:style-name="ce38" table:number-columns-repeated="2"/>
          <table:table-cell table:style-name="ce203" table:number-columns-repeated="3"/>
          <table:table-cell table:style-name="ce38"/>
          <table:table-cell table:style-name="ce203" table:number-columns-repeated="2"/>
          <table:table-cell table:style-name="ce38" table:number-columns-repeated="2"/>
          <table:table-cell table:style-name="ce203" table:number-columns-repeated="4"/>
          <table:table-cell table:style-name="ce187" table:formula="of:=SUM([.G55:.W55])" office:value-type="float" office:value="0" calcext:value-type="float">
            <text:p>0</text:p>
          </table:table-cell>
          <table:table-cell table:style-name="ce187" table:formula="of:=[.F55]-[.X55]" office:value-type="float" office:value="0" calcext:value-type="float">
            <text:p>0</text:p>
          </table:table-cell>
          <table:table-cell table:style-name="ce168" table:number-columns-repeated="996"/>
        </table:table-row>
        <table:table-row table:style-name="ro1">
          <table:table-cell table:style-name="ce26" table:formula="of:=[.A54]" office:value-type="string" office:string-value="M2209" calcext:value-type="string">
            <text:p>M2209</text:p>
          </table:table-cell>
          <table:table-cell table:style-name="ce7" table:formula="of:=MID([.A56];3;1)" office:value-type="string" office:string-value="2" calcext:value-type="string">
            <text:p>2</text:p>
          </table:table-cell>
          <table:table-cell table:style-name="ce188" office:value-type="string" calcext:value-type="string">
            <text:p>TP</text:p>
          </table:table-cell>
          <table:table-cell table:style-name="ce190" table:formula="of:=[FI.D56]*COEFF_FA" office:value-type="float" office:value="0" calcext:value-type="float">
            <text:p>0</text:p>
          </table:table-cell>
          <table:table-cell table:style-name="ce166"/>
          <table:table-cell table:style-name="ce188" table:formula="of:=[.E56]/DUREE_TP" office:value-type="float" office:value="0" calcext:value-type="float">
            <text:p>0</text:p>
          </table:table-cell>
          <table:table-cell table:style-name="ce204" table:number-columns-repeated="3"/>
          <table:table-cell table:style-name="ce39" table:number-columns-repeated="2"/>
          <table:table-cell table:style-name="ce204" table:number-columns-repeated="3"/>
          <table:table-cell table:style-name="ce39"/>
          <table:table-cell table:style-name="ce204" table:number-columns-repeated="2"/>
          <table:table-cell table:style-name="ce39" table:number-columns-repeated="2"/>
          <table:table-cell table:style-name="ce204" table:number-columns-repeated="4"/>
          <table:table-cell table:style-name="ce188" table:formula="of:=SUM([.G56:.W56])" office:value-type="float" office:value="0" calcext:value-type="float">
            <text:p>0</text:p>
          </table:table-cell>
          <table:table-cell table:style-name="ce188" table:formula="of:=[.F56]-[.X56]" office:value-type="float" office:value="0" calcext:value-type="float">
            <text:p>0</text:p>
          </table:table-cell>
          <table:table-cell table:style-name="ce166" table:number-columns-repeated="996"/>
        </table:table-row>
        <table:table-row table:style-name="ro1" table:number-rows-repeated="1048502">
          <table:table-cell table:number-columns-repeated="1021"/>
        </table:table-row>
        <table:table-row table:style-name="ro5" table:number-rows-repeated="17">
          <table:table-cell table:number-columns-repeated="1021"/>
        </table:table-row>
        <table:table-row table:style-name="ro5">
          <table:table-cell table:number-columns-repeated="1021"/>
        </table:table-row>
      </table:table>
      <table:table table:name="Totaux" table:style-name="ta1">
        <table:shapes>
          <draw:frame draw:z-index="0" draw:style-name="gr1" draw:text-style-name="P1" svg:width="608.34pt" svg:height="237.71pt" svg:x="140.29pt" svg:y="336.95pt">
            <draw:object draw:notify-on-update-of-ranges="Totaux.F2:Totaux.V2 Totaux.A4:Totaux.A4 Totaux.F7:Totaux.V7 Totaux.A12:Totaux.A12 Totaux.F15:Totaux.V15 Totaux.A12:Totaux.A1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5" table:number-columns-repeated="2" table:default-cell-style-name="ce205"/>
        <table:table-column table:style-name="co16" table:default-cell-style-name="ce205"/>
        <table:table-column table:style-name="co16" table:default-cell-style-name="ce213"/>
        <table:table-column table:style-name="co17" table:default-cell-style-name="ce213"/>
        <table:table-column table:style-name="co18" table:default-cell-style-name="ce205"/>
        <table:table-column table:style-name="co15" table:number-columns-repeated="16" table:default-cell-style-name="ce205"/>
        <table:table-column table:style-name="co19" table:default-cell-style-name="ce205"/>
        <table:table-column table:style-name="co15" table:default-cell-style-name="ce205"/>
        <table:table-column table:style-name="co20" table:default-cell-style-name="ce213"/>
        <table:table-column table:style-name="co16" table:default-cell-style-name="ce205"/>
        <table:table-column table:style-name="co21" table:default-cell-style-name="ce205"/>
        <table:table-column table:style-name="co15" table:number-columns-repeated="994" table:default-cell-style-name="ce205"/>
        <table:table-row table:style-name="ro6">
          <table:table-cell table:style-name="ce89" table:number-columns-repeated="3"/>
          <table:table-cell table:style-name="ce99" office:value-type="string" calcext:value-type="string">
            <text:p>NbJours</text:p>
          </table:table-cell>
          <table:table-cell table:style-name="ce99"/>
          <table:table-cell table:number-columns-repeated="9" table:style-name="ce99" office:value-type="float" office:value="5" calcext:value-type="float">
            <text:p>5</text:p>
          </table:table-cell>
          <table:table-cell table:style-name="ce99" office:value-type="float" office:value="4" calcext:value-type="float">
            <text:p>4</text:p>
          </table:table-cell>
          <table:table-cell table:number-columns-repeated="7" table:style-name="ce99" office:value-type="float" office:value="5" calcext:value-type="float">
            <text:p>5</text:p>
          </table:table-cell>
          <table:table-cell table:style-name="ce89" table:number-columns-repeated="2"/>
          <table:table-cell table:style-name="ce99"/>
          <table:table-cell table:style-name="ce89" table:number-columns-repeated="996"/>
        </table:table-row>
        <table:table-row table:style-name="ro6">
          <table:table-cell table:number-columns-repeated="2"/>
          <table:table-cell table:style-name="ce59"/>
          <table:table-cell table:style-name="ce210" office:value-type="string" calcext:value-type="string">
            <text:p>Sem :</text:p>
          </table:table-cell>
          <table:table-cell table:style-name="ce210"/>
          <table:table-cell table:style-name="ce53" table:formula="of:=[$FI.G2]" office:value-type="float" office:value="36" calcext:value-type="float">
            <text:p>36</text:p>
          </table:table-cell>
          <table:table-cell table:style-name="ce53" table:formula="of:=[$FI.H2]" office:value-type="float" office:value="37" calcext:value-type="float">
            <text:p>37</text:p>
          </table:table-cell>
          <table:table-cell table:style-name="ce53" table:formula="of:=[$FI.I2]" office:value-type="float" office:value="38" calcext:value-type="float">
            <text:p>38</text:p>
          </table:table-cell>
          <table:table-cell table:style-name="ce53" table:formula="of:=[$FI.J2]" office:value-type="float" office:value="39" calcext:value-type="float">
            <text:p>39</text:p>
          </table:table-cell>
          <table:table-cell table:style-name="ce53" table:formula="of:=[$FI.K2]" office:value-type="float" office:value="40" calcext:value-type="float">
            <text:p>40</text:p>
          </table:table-cell>
          <table:table-cell table:style-name="ce53" table:formula="of:=[$FI.L2]" office:value-type="float" office:value="41" calcext:value-type="float">
            <text:p>41</text:p>
          </table:table-cell>
          <table:table-cell table:style-name="ce53" table:formula="of:=[$FI.M2]" office:value-type="float" office:value="42" calcext:value-type="float">
            <text:p>42</text:p>
          </table:table-cell>
          <table:table-cell table:style-name="ce53" table:formula="of:=[$FI.N2]" office:value-type="float" office:value="43" calcext:value-type="float">
            <text:p>43</text:p>
          </table:table-cell>
          <table:table-cell table:style-name="ce53" table:formula="of:=[$FI.O2]" office:value-type="float" office:value="45" calcext:value-type="float">
            <text:p>45</text:p>
          </table:table-cell>
          <table:table-cell table:style-name="ce53" table:formula="of:=[$FI.P2]" office:value-type="float" office:value="46" calcext:value-type="float">
            <text:p>46</text:p>
          </table:table-cell>
          <table:table-cell table:style-name="ce53" table:formula="of:=[$FI.Q2]" office:value-type="float" office:value="47" calcext:value-type="float">
            <text:p>47</text:p>
          </table:table-cell>
          <table:table-cell table:style-name="ce53" table:formula="of:=[$FI.R2]" office:value-type="float" office:value="48" calcext:value-type="float">
            <text:p>48</text:p>
          </table:table-cell>
          <table:table-cell table:style-name="ce53" table:formula="of:=[$FI.S2]" office:value-type="float" office:value="49" calcext:value-type="float">
            <text:p>49</text:p>
          </table:table-cell>
          <table:table-cell table:style-name="ce53" table:formula="of:=[$FI.T2]" office:value-type="float" office:value="50" calcext:value-type="float">
            <text:p>50</text:p>
          </table:table-cell>
          <table:table-cell table:style-name="ce53" table:formula="of:=[$FI.U2]" office:value-type="float" office:value="51" calcext:value-type="float">
            <text:p>51</text:p>
          </table:table-cell>
          <table:table-cell table:style-name="ce53" table:formula="of:=[$FI.V2]" office:value-type="float" office:value="0" calcext:value-type="float">
            <text:p>0</text:p>
          </table:table-cell>
          <table:table-cell table:style-name="ce53" table:formula="of:=[$FI.W2]" office:value-type="float" office:value="0" calcext:value-type="float">
            <text:p>0</text:p>
          </table:table-cell>
          <table:table-cell table:style-name="ce104"/>
          <table:table-cell table:number-columns-repeated="998"/>
        </table:table-row>
        <table:table-row table:style-name="ro7">
          <table:table-cell table:number-columns-repeated="2"/>
          <table:table-cell table:style-name="ce210" office:value-type="string" calcext:value-type="string">
            <text:p>PPN</text:p>
          </table:table-cell>
          <table:table-cell table:style-name="ce210" office:value-type="string" calcext:value-type="string">
            <text:p>Previ</text:p>
          </table:table-cell>
          <table:table-cell table:style-name="ce210"/>
          <table:table-cell table:number-columns-repeated="18"/>
          <table:table-cell office:value-type="string" calcext:value-type="string">
            <text:p>Placé</text:p>
          </table:table-cell>
          <table:table-cell table:style-name="ce120" office:value-type="string" calcext:value-type="string">
            <text:p>Ratio / PPN</text:p>
          </table:table-cell>
          <table:table-cell table:number-columns-repeated="996"/>
        </table:table-row>
        <table:table-row table:style-name="ro6">
          <table:table-cell table:style-name="ce91" office:value-type="string" calcext:value-type="string" table:number-columns-spanned="1" table:number-rows-spanned="3">
            <text:p>FI</text:p>
          </table:table-cell>
          <table:table-cell table:style-name="ce94" office:value-type="string" calcext:value-type="string">
            <text:p>CM</text:p>
          </table:table-cell>
          <table:table-cell table:style-name="ce47" table:formula="of:=SUMIF([FI.$C$3:.$C$60];[.$B4];[FI.D$3:.D$60])" office:value-type="float" office:value="84" calcext:value-type="float">
            <text:p>84</text:p>
          </table:table-cell>
          <table:table-cell table:style-name="ce47" table:formula="of:=SUMIF([FI.$C$3:.$C$60];[.$B4];[FI.E$3:.E$60])" office:value-type="float" office:value="66" calcext:value-type="float">
            <text:p>66</text:p>
          </table:table-cell>
          <table:table-cell table:style-name="ce96"/>
          <table:table-cell table:style-name="ce139" table:formula="of:=SUMIF([FI.$C$3:.$C$60];[.$B4];[FI.G$3:.G$60])*DUREE_CM" office:value-type="float" office:value="9" calcext:value-type="float">
            <text:p>9</text:p>
          </table:table-cell>
          <table:table-cell table:style-name="ce139" table:formula="of:=SUMIF([FI.$C$3:.$C$60];[.$B4];[FI.H$3:.H$60])*DUREE_CM" office:value-type="float" office:value="6" calcext:value-type="float">
            <text:p>6</text:p>
          </table:table-cell>
          <table:table-cell table:style-name="ce139" table:formula="of:=SUMIF([FI.$C$3:.$C$60];[.$B4];[FI.I$3:.I$60])*DUREE_CM" office:value-type="float" office:value="3" calcext:value-type="float">
            <text:p>3</text:p>
          </table:table-cell>
          <table:table-cell table:style-name="ce139" table:formula="of:=SUMIF([FI.$C$3:.$C$60];[.$B4];[FI.J$3:.J$60])*DUREE_CM" office:value-type="float" office:value="1.5" calcext:value-type="float">
            <text:p>1,5</text:p>
          </table:table-cell>
          <table:table-cell table:style-name="ce139" table:formula="of:=SUMIF([FI.$C$3:.$C$60];[.$B4];[FI.K$3:.K$60])*DUREE_CM" office:value-type="float" office:value="4.5" calcext:value-type="float">
            <text:p>4,5</text:p>
          </table:table-cell>
          <table:table-cell table:style-name="ce139" table:formula="of:=SUMIF([FI.$C$3:.$C$60];[.$B4];[FI.L$3:.L$60])*DUREE_CM" office:value-type="float" office:value="6" calcext:value-type="float">
            <text:p>6</text:p>
          </table:table-cell>
          <table:table-cell table:style-name="ce139" table:formula="of:=SUMIF([FI.$C$3:.$C$60];[.$B4];[FI.M$3:.M$60])*DUREE_CM" office:value-type="float" office:value="4.5" calcext:value-type="float">
            <text:p>4,5</text:p>
          </table:table-cell>
          <table:table-cell table:style-name="ce139" table:formula="of:=SUMIF([FI.$C$3:.$C$60];[.$B4];[FI.N$3:.N$60])*DUREE_CM" office:value-type="float" office:value="4.5" calcext:value-type="float">
            <text:p>4,5</text:p>
          </table:table-cell>
          <table:table-cell table:style-name="ce139" table:formula="of:=SUMIF([FI.$C$3:.$C$60];[.$B4];[FI.O$3:.O$60])*DUREE_CM" office:value-type="float" office:value="4.5" calcext:value-type="float">
            <text:p>4,5</text:p>
          </table:table-cell>
          <table:table-cell table:style-name="ce139" table:formula="of:=SUMIF([FI.$C$3:.$C$60];[.$B4];[FI.P$3:.P$60])*DUREE_CM" office:value-type="float" office:value="0" calcext:value-type="float">
            <text:p>0</text:p>
          </table:table-cell>
          <table:table-cell table:style-name="ce139" table:formula="of:=SUMIF([FI.$C$3:.$C$60];[.$B4];[FI.Q$3:.Q$60])*DUREE_CM" office:value-type="float" office:value="3" calcext:value-type="float">
            <text:p>3</text:p>
          </table:table-cell>
          <table:table-cell table:style-name="ce139" table:formula="of:=SUMIF([FI.$C$3:.$C$60];[.$B4];[FI.R$3:.R$60])*DUREE_CM" office:value-type="float" office:value="4.5" calcext:value-type="float">
            <text:p>4,5</text:p>
          </table:table-cell>
          <table:table-cell table:style-name="ce139" table:formula="of:=SUMIF([FI.$C$3:.$C$60];[.$B4];[FI.S$3:.S$60])*DUREE_CM" office:value-type="float" office:value="6" calcext:value-type="float">
            <text:p>6</text:p>
          </table:table-cell>
          <table:table-cell table:style-name="ce139" table:formula="of:=SUMIF([FI.$C$3:.$C$60];[.$B4];[FI.T$3:.T$60])*DUREE_CM" office:value-type="float" office:value="1.5" calcext:value-type="float">
            <text:p>1,5</text:p>
          </table:table-cell>
          <table:table-cell table:style-name="ce139" table:formula="of:=SUMIF([FI.$C$3:.$C$60];[.$B4];[FI.U$3:.U$60])*DUREE_CM" office:value-type="float" office:value="0" calcext:value-type="float">
            <text:p>0</text:p>
          </table:table-cell>
          <table:table-cell table:style-name="ce139" table:formula="of:=SUMIF([FI.$C$3:.$C$60];[.$B4];[FI.V$3:.V$60])*DUREE_CM" office:value-type="float" office:value="0" calcext:value-type="float">
            <text:p>0</text:p>
          </table:table-cell>
          <table:table-cell table:style-name="ce139" table:formula="of:=SUMIF([FI.$C$3:.$C$60];[.$B4];[FI.W$3:.W$60])*DUREE_CM" office:value-type="float" office:value="0" calcext:value-type="float">
            <text:p>0</text:p>
          </table:table-cell>
          <table:table-cell/>
          <table:table-cell table:style-name="ce184" table:formula="of:=SUM([.F4:.V4])" office:value-type="float" office:value="58.5" calcext:value-type="float">
            <text:p>58,5</text:p>
          </table:table-cell>
          <table:table-cell table:style-name="ce65" table:formula="of:=[.X4]/[.C4]" office:value-type="percentage" office:value="0.696428571428571" calcext:value-type="percentage">
            <text:p>69,6%</text:p>
          </table:table-cell>
          <table:table-cell table:style-name="ce105"/>
          <table:table-cell table:style-name="ce106"/>
          <table:table-cell table:number-columns-repeated="994"/>
        </table:table-row>
        <table:table-row table:style-name="ro6">
          <table:covered-table-cell table:style-name="ce59"/>
          <table:table-cell table:style-name="ce94" office:value-type="string" calcext:value-type="string">
            <text:p>TD</text:p>
          </table:table-cell>
          <table:table-cell table:style-name="ce47" table:formula="of:=SUMIF([FI.$C$3:.$C$60];[.$B5];[FI.D$3:.D$60])" office:value-type="float" office:value="153" calcext:value-type="float">
            <text:p>153</text:p>
          </table:table-cell>
          <table:table-cell table:style-name="ce47" table:formula="of:=SUMIF([FI.$C$3:.$C$60];[.$B5];[FI.E$3:.E$60])" office:value-type="float" office:value="175.5" calcext:value-type="float">
            <text:p>175,5</text:p>
          </table:table-cell>
          <table:table-cell table:style-name="ce96"/>
          <table:table-cell table:style-name="ce139" table:formula="of:=SUMIF([FI.$C$3:.$C$60];[.$B5];[FI.G$3:.G$60])*DUREE_TD" office:value-type="float" office:value="12" calcext:value-type="float">
            <text:p>12</text:p>
          </table:table-cell>
          <table:table-cell table:style-name="ce139" table:formula="of:=SUMIF([FI.$C$3:.$C$60];[.$B5];[FI.H$3:.H$60])*DUREE_TD" office:value-type="float" office:value="12" calcext:value-type="float">
            <text:p>12</text:p>
          </table:table-cell>
          <table:table-cell table:style-name="ce139" table:formula="of:=SUMIF([FI.$C$3:.$C$60];[.$B5];[FI.I$3:.I$60])*DUREE_TD" office:value-type="float" office:value="12" calcext:value-type="float">
            <text:p>12</text:p>
          </table:table-cell>
          <table:table-cell table:style-name="ce139" table:formula="of:=SUMIF([FI.$C$3:.$C$60];[.$B5];[FI.J$3:.J$60])*DUREE_TD" office:value-type="float" office:value="10.5" calcext:value-type="float">
            <text:p>10,5</text:p>
          </table:table-cell>
          <table:table-cell table:style-name="ce139" table:formula="of:=SUMIF([FI.$C$3:.$C$60];[.$B5];[FI.K$3:.K$60])*DUREE_TD" office:value-type="float" office:value="10.5" calcext:value-type="float">
            <text:p>10,5</text:p>
          </table:table-cell>
          <table:table-cell table:style-name="ce139" table:formula="of:=SUMIF([FI.$C$3:.$C$60];[.$B5];[FI.L$3:.L$60])*DUREE_TD" office:value-type="float" office:value="12" calcext:value-type="float">
            <text:p>12</text:p>
          </table:table-cell>
          <table:table-cell table:style-name="ce139" table:formula="of:=SUMIF([FI.$C$3:.$C$60];[.$B5];[FI.M$3:.M$60])*DUREE_TD" office:value-type="float" office:value="13.5" calcext:value-type="float">
            <text:p>13,5</text:p>
          </table:table-cell>
          <table:table-cell table:style-name="ce139" table:formula="of:=SUMIF([FI.$C$3:.$C$60];[.$B5];[FI.N$3:.N$60])*DUREE_TD" office:value-type="float" office:value="13.5" calcext:value-type="float">
            <text:p>13,5</text:p>
          </table:table-cell>
          <table:table-cell table:style-name="ce139" table:formula="of:=SUMIF([FI.$C$3:.$C$60];[.$B5];[FI.O$3:.O$60])*DUREE_TD" office:value-type="float" office:value="13.5" calcext:value-type="float">
            <text:p>13,5</text:p>
          </table:table-cell>
          <table:table-cell table:style-name="ce139" table:formula="of:=SUMIF([FI.$C$3:.$C$60];[.$B5];[FI.P$3:.P$60])*DUREE_TD" office:value-type="float" office:value="15" calcext:value-type="float">
            <text:p>15</text:p>
          </table:table-cell>
          <table:table-cell table:style-name="ce139" table:formula="of:=SUMIF([FI.$C$3:.$C$60];[.$B5];[FI.Q$3:.Q$60])*DUREE_TD" office:value-type="float" office:value="9" calcext:value-type="float">
            <text:p>9</text:p>
          </table:table-cell>
          <table:table-cell table:style-name="ce139" table:formula="of:=SUMIF([FI.$C$3:.$C$60];[.$B5];[FI.R$3:.R$60])*DUREE_TD" office:value-type="float" office:value="9" calcext:value-type="float">
            <text:p>9</text:p>
          </table:table-cell>
          <table:table-cell table:style-name="ce139" table:formula="of:=SUMIF([FI.$C$3:.$C$60];[.$B5];[FI.S$3:.S$60])*DUREE_TD" office:value-type="float" office:value="7.5" calcext:value-type="float">
            <text:p>7,5</text:p>
          </table:table-cell>
          <table:table-cell table:style-name="ce139" table:formula="of:=SUMIF([FI.$C$3:.$C$60];[.$B5];[FI.T$3:.T$60])*DUREE_TD" office:value-type="float" office:value="10.5" calcext:value-type="float">
            <text:p>10,5</text:p>
          </table:table-cell>
          <table:table-cell table:style-name="ce139" table:formula="of:=SUMIF([FI.$C$3:.$C$60];[.$B5];[FI.U$3:.U$60])*DUREE_TD" office:value-type="float" office:value="6" calcext:value-type="float">
            <text:p>6</text:p>
          </table:table-cell>
          <table:table-cell table:style-name="ce139" table:formula="of:=SUMIF([FI.$C$3:.$C$60];[.$B5];[FI.V$3:.V$60])*DUREE_TD" office:value-type="float" office:value="0" calcext:value-type="float">
            <text:p>0</text:p>
          </table:table-cell>
          <table:table-cell table:style-name="ce139" table:formula="of:=SUMIF([FI.$C$3:.$C$60];[.$B5];[FI.W$3:.W$60])*DUREE_TD" office:value-type="float" office:value="0" calcext:value-type="float">
            <text:p>0</text:p>
          </table:table-cell>
          <table:table-cell/>
          <table:table-cell table:style-name="ce184" table:formula="of:=SUM([.F5:.V5])" office:value-type="float" office:value="166.5" calcext:value-type="float">
            <text:p>166,5</text:p>
          </table:table-cell>
          <table:table-cell table:style-name="ce65" table:formula="of:=[.X5]/[.C5]" office:value-type="percentage" office:value="1.08823529411765" calcext:value-type="percentage">
            <text:p>108,8%</text:p>
          </table:table-cell>
          <table:table-cell table:number-columns-repeated="996"/>
        </table:table-row>
        <table:table-row table:style-name="ro6">
          <table:covered-table-cell table:style-name="ce59"/>
          <table:table-cell table:style-name="ce94" office:value-type="string" calcext:value-type="string">
            <text:p>TP</text:p>
          </table:table-cell>
          <table:table-cell table:style-name="ce47" table:formula="of:=SUMIF([FI.$C$3:.$C$60];[.$B6];[FI.D$3:.D$60])" office:value-type="float" office:value="243" calcext:value-type="float">
            <text:p>243</text:p>
          </table:table-cell>
          <table:table-cell table:style-name="ce47" table:formula="of:=SUMIF([FI.$C$3:.$C$60];[.$B6];[FI.E$3:.E$60])" office:value-type="float" office:value="258" calcext:value-type="float">
            <text:p>258</text:p>
          </table:table-cell>
          <table:table-cell table:style-name="ce96"/>
          <table:table-cell table:style-name="ce139" table:formula="of:=SUMIF([FI.$C$3:.$C$60];[.$B6];[FI.G$3:.G$60])*DUREE_TP" office:value-type="float" office:value="1.5" calcext:value-type="float">
            <text:p>1,5</text:p>
          </table:table-cell>
          <table:table-cell table:style-name="ce139" table:formula="of:=SUMIF([FI.$C$3:.$C$60];[.$B6];[FI.H$3:.H$60])*DUREE_TP" office:value-type="float" office:value="12" calcext:value-type="float">
            <text:p>12</text:p>
          </table:table-cell>
          <table:table-cell table:style-name="ce139" table:formula="of:=SUMIF([FI.$C$3:.$C$60];[.$B6];[FI.I$3:.I$60])*DUREE_TP" office:value-type="float" office:value="15" calcext:value-type="float">
            <text:p>15</text:p>
          </table:table-cell>
          <table:table-cell table:style-name="ce139" table:formula="of:=SUMIF([FI.$C$3:.$C$60];[.$B6];[FI.J$3:.J$60])*DUREE_TP" office:value-type="float" office:value="16.5" calcext:value-type="float">
            <text:p>16,5</text:p>
          </table:table-cell>
          <table:table-cell table:style-name="ce139" table:formula="of:=SUMIF([FI.$C$3:.$C$60];[.$B6];[FI.K$3:.K$60])*DUREE_TP" office:value-type="float" office:value="19.5" calcext:value-type="float">
            <text:p>19,5</text:p>
          </table:table-cell>
          <table:table-cell table:style-name="ce139" table:formula="of:=SUMIF([FI.$C$3:.$C$60];[.$B6];[FI.L$3:.L$60])*DUREE_TP" office:value-type="float" office:value="13.5" calcext:value-type="float">
            <text:p>13,5</text:p>
          </table:table-cell>
          <table:table-cell table:style-name="ce139" table:formula="of:=SUMIF([FI.$C$3:.$C$60];[.$B6];[FI.M$3:.M$60])*DUREE_TP" office:value-type="float" office:value="15" calcext:value-type="float">
            <text:p>15</text:p>
          </table:table-cell>
          <table:table-cell table:style-name="ce139" table:formula="of:=SUMIF([FI.$C$3:.$C$60];[.$B6];[FI.N$3:.N$60])*DUREE_TP" office:value-type="float" office:value="18" calcext:value-type="float">
            <text:p>18</text:p>
          </table:table-cell>
          <table:table-cell table:style-name="ce139" table:formula="of:=SUMIF([FI.$C$3:.$C$60];[.$B6];[FI.O$3:.O$60])*DUREE_TP" office:value-type="float" office:value="9" calcext:value-type="float">
            <text:p>9</text:p>
          </table:table-cell>
          <table:table-cell table:style-name="ce139" table:formula="of:=SUMIF([FI.$C$3:.$C$60];[.$B6];[FI.P$3:.P$60])*DUREE_TP" office:value-type="float" office:value="21" calcext:value-type="float">
            <text:p>21</text:p>
          </table:table-cell>
          <table:table-cell table:style-name="ce139" table:formula="of:=SUMIF([FI.$C$3:.$C$60];[.$B6];[FI.Q$3:.Q$60])*DUREE_TP" office:value-type="float" office:value="16.5" calcext:value-type="float">
            <text:p>16,5</text:p>
          </table:table-cell>
          <table:table-cell table:style-name="ce139" table:formula="of:=SUMIF([FI.$C$3:.$C$60];[.$B6];[FI.R$3:.R$60])*DUREE_TP" office:value-type="float" office:value="18" calcext:value-type="float">
            <text:p>18</text:p>
          </table:table-cell>
          <table:table-cell table:style-name="ce139" table:formula="of:=SUMIF([FI.$C$3:.$C$60];[.$B6];[FI.S$3:.S$60])*DUREE_TP" office:value-type="float" office:value="15" calcext:value-type="float">
            <text:p>15</text:p>
          </table:table-cell>
          <table:table-cell table:style-name="ce139" table:formula="of:=SUMIF([FI.$C$3:.$C$60];[.$B6];[FI.T$3:.T$60])*DUREE_TP" office:value-type="float" office:value="15" calcext:value-type="float">
            <text:p>15</text:p>
          </table:table-cell>
          <table:table-cell table:style-name="ce139" table:formula="of:=SUMIF([FI.$C$3:.$C$60];[.$B6];[FI.U$3:.U$60])*DUREE_TP" office:value-type="float" office:value="13.5" calcext:value-type="float">
            <text:p>13,5</text:p>
          </table:table-cell>
          <table:table-cell table:style-name="ce139" table:formula="of:=SUMIF([FI.$C$3:.$C$60];[.$B6];[FI.V$3:.V$60])*DUREE_TP" office:value-type="float" office:value="0" calcext:value-type="float">
            <text:p>0</text:p>
          </table:table-cell>
          <table:table-cell table:style-name="ce139" table:formula="of:=SUMIF([FI.$C$3:.$C$60];[.$B6];[FI.W$3:.W$60])*DUREE_TP" office:value-type="float" office:value="0" calcext:value-type="float">
            <text:p>0</text:p>
          </table:table-cell>
          <table:table-cell/>
          <table:table-cell table:style-name="ce184" table:formula="of:=SUM([.F6:.V6])" office:value-type="float" office:value="219" calcext:value-type="float">
            <text:p>219</text:p>
          </table:table-cell>
          <table:table-cell table:style-name="ce65" table:formula="of:=[.X6]/[.C6]" office:value-type="percentage" office:value="0.901234567901235" calcext:value-type="percentage">
            <text:p>90,1%</text:p>
          </table:table-cell>
          <table:table-cell table:number-columns-repeated="996"/>
        </table:table-row>
        <table:table-row table:style-name="ro6">
          <table:table-cell/>
          <table:table-cell table:style-name="ce59"/>
          <table:table-cell table:style-name="ce184" table:formula="of:=SUM([.C4:.C6])" office:value-type="float" office:value="480" calcext:value-type="float">
            <text:p>480</text:p>
          </table:table-cell>
          <table:table-cell table:style-name="ce184" table:formula="of:=SUM([.D4:.D6])" office:value-type="float" office:value="499.5" calcext:value-type="float">
            <text:p>499,5</text:p>
          </table:table-cell>
          <table:table-cell table:style-name="ce210"/>
          <table:table-cell table:style-name="ce140" table:formula="of:=SUM([.F4:.F6])" office:value-type="float" office:value="22.5" calcext:value-type="float">
            <text:p>22,5</text:p>
          </table:table-cell>
          <table:table-cell table:style-name="ce140" table:formula="of:=SUM([.G4:.G6])" office:value-type="float" office:value="30" calcext:value-type="float">
            <text:p>30</text:p>
          </table:table-cell>
          <table:table-cell table:style-name="ce140" table:formula="of:=SUM([.H4:.H6])" office:value-type="float" office:value="30" calcext:value-type="float">
            <text:p>30</text:p>
          </table:table-cell>
          <table:table-cell table:style-name="ce140" table:formula="of:=SUM([.I4:.I6])" office:value-type="float" office:value="28.5" calcext:value-type="float">
            <text:p>28,5</text:p>
          </table:table-cell>
          <table:table-cell table:style-name="ce140" table:formula="of:=SUM([.J4:.J6])" office:value-type="float" office:value="34.5" calcext:value-type="float">
            <text:p>34,5</text:p>
          </table:table-cell>
          <table:table-cell table:style-name="ce140" table:formula="of:=SUM([.K4:.K6])" office:value-type="float" office:value="31.5" calcext:value-type="float">
            <text:p>31,5</text:p>
          </table:table-cell>
          <table:table-cell table:style-name="ce140" table:formula="of:=SUM([.L4:.L6])" office:value-type="float" office:value="33" calcext:value-type="float">
            <text:p>33</text:p>
          </table:table-cell>
          <table:table-cell table:style-name="ce140" table:formula="of:=SUM([.M4:.M6])" office:value-type="float" office:value="36" calcext:value-type="float">
            <text:p>36</text:p>
          </table:table-cell>
          <table:table-cell table:style-name="ce140" table:formula="of:=SUM([.N4:.N6])" office:value-type="float" office:value="27" calcext:value-type="float">
            <text:p>27</text:p>
          </table:table-cell>
          <table:table-cell table:style-name="ce140" table:formula="of:=SUM([.O4:.O6])" office:value-type="float" office:value="36" calcext:value-type="float">
            <text:p>36</text:p>
          </table:table-cell>
          <table:table-cell table:style-name="ce140" table:formula="of:=SUM([.P4:.P6])" office:value-type="float" office:value="28.5" calcext:value-type="float">
            <text:p>28,5</text:p>
          </table:table-cell>
          <table:table-cell table:style-name="ce140" table:formula="of:=SUM([.Q4:.Q6])" office:value-type="float" office:value="31.5" calcext:value-type="float">
            <text:p>31,5</text:p>
          </table:table-cell>
          <table:table-cell table:style-name="ce140" table:formula="of:=SUM([.R4:.R6])" office:value-type="float" office:value="28.5" calcext:value-type="float">
            <text:p>28,5</text:p>
          </table:table-cell>
          <table:table-cell table:style-name="ce140" table:formula="of:=SUM([.S4:.S6])" office:value-type="float" office:value="27" calcext:value-type="float">
            <text:p>27</text:p>
          </table:table-cell>
          <table:table-cell table:style-name="ce140" table:formula="of:=SUM([.T4:.T6])" office:value-type="float" office:value="19.5" calcext:value-type="float">
            <text:p>19,5</text:p>
          </table:table-cell>
          <table:table-cell table:style-name="ce140" table:formula="of:=SUM([.U4:.U6])" office:value-type="float" office:value="0" calcext:value-type="float">
            <text:p>0</text:p>
          </table:table-cell>
          <table:table-cell table:style-name="ce140" table:formula="of:=SUM([.V4:.V6])" office:value-type="float" office:value="0" calcext:value-type="float">
            <text:p>0</text:p>
          </table:table-cell>
          <table:table-cell/>
          <table:table-cell table:style-name="ce184" table:formula="of:=SUM([.F7:.V7])" office:value-type="float" office:value="444" calcext:value-type="float">
            <text:p>444</text:p>
          </table:table-cell>
          <table:table-cell table:style-name="ce65" table:formula="of:=[.X7]/[.C7]" office:value-type="percentage" office:value="0.925" calcext:value-type="percentage">
            <text:p>92,5%</text:p>
          </table:table-cell>
          <table:table-cell/>
          <table:table-cell table:style-name="ce107"/>
          <table:table-cell table:number-columns-repeated="994"/>
        </table:table-row>
        <table:table-row table:style-name="ro6">
          <table:table-cell/>
          <table:table-cell table:style-name="Default"/>
          <table:table-cell table:style-name="ce210"/>
          <table:table-cell table:style-name="ce59" office:value-type="string" calcext:value-type="string">
            <text:p>NbH/J</text:p>
          </table:table-cell>
          <table:table-cell table:style-name="ce210"/>
          <table:table-cell table:style-name="ce142" table:formula="of:=[.F7]/[.F1]" office:value-type="float" office:value="4.5" calcext:value-type="float">
            <text:p>4,5</text:p>
          </table:table-cell>
          <table:table-cell table:style-name="ce142" table:formula="of:=[.G7]/[.G1]" office:value-type="float" office:value="6" calcext:value-type="float">
            <text:p>6,0</text:p>
          </table:table-cell>
          <table:table-cell table:style-name="ce142" table:formula="of:=[.H7]/[.H1]" office:value-type="float" office:value="6" calcext:value-type="float">
            <text:p>6,0</text:p>
          </table:table-cell>
          <table:table-cell table:style-name="ce142" table:formula="of:=[.I7]/[.I1]" office:value-type="float" office:value="5.7" calcext:value-type="float">
            <text:p>5,7</text:p>
          </table:table-cell>
          <table:table-cell table:style-name="ce142" table:formula="of:=[.J7]/[.J1]" office:value-type="float" office:value="6.9" calcext:value-type="float">
            <text:p>6,9</text:p>
          </table:table-cell>
          <table:table-cell table:style-name="ce142" table:formula="of:=[.K7]/[.K1]" office:value-type="float" office:value="6.3" calcext:value-type="float">
            <text:p>6,3</text:p>
          </table:table-cell>
          <table:table-cell table:style-name="ce142" table:formula="of:=[.L7]/[.L1]" office:value-type="float" office:value="6.6" calcext:value-type="float">
            <text:p>6,6</text:p>
          </table:table-cell>
          <table:table-cell table:style-name="ce142" table:formula="of:=[.M7]/[.M1]" office:value-type="float" office:value="7.2" calcext:value-type="float">
            <text:p>7,2</text:p>
          </table:table-cell>
          <table:table-cell table:style-name="ce142" table:formula="of:=[.N7]/[.N1]" office:value-type="float" office:value="5.4" calcext:value-type="float">
            <text:p>5,4</text:p>
          </table:table-cell>
          <table:table-cell table:style-name="ce142" table:formula="of:=[.O7]/[.O1]" office:value-type="float" office:value="9" calcext:value-type="float">
            <text:p>9,0</text:p>
          </table:table-cell>
          <table:table-cell table:style-name="ce142" table:formula="of:=[.P7]/[.P1]" office:value-type="float" office:value="5.7" calcext:value-type="float">
            <text:p>5,7</text:p>
          </table:table-cell>
          <table:table-cell table:style-name="ce142" table:formula="of:=[.Q7]/[.Q1]" office:value-type="float" office:value="6.3" calcext:value-type="float">
            <text:p>6,3</text:p>
          </table:table-cell>
          <table:table-cell table:style-name="ce142" table:formula="of:=[.R7]/[.R1]" office:value-type="float" office:value="5.7" calcext:value-type="float">
            <text:p>5,7</text:p>
          </table:table-cell>
          <table:table-cell table:style-name="ce142" table:formula="of:=[.S7]/[.S1]" office:value-type="float" office:value="5.4" calcext:value-type="float">
            <text:p>5,4</text:p>
          </table:table-cell>
          <table:table-cell table:style-name="ce142" table:formula="of:=[.T7]/[.T1]" office:value-type="float" office:value="3.9" calcext:value-type="float">
            <text:p>3,9</text:p>
          </table:table-cell>
          <table:table-cell table:style-name="ce142" table:formula="of:=[.U7]/[.U1]" office:value-type="float" office:value="0" calcext:value-type="float">
            <text:p>0,0</text:p>
          </table:table-cell>
          <table:table-cell table:style-name="ce142" table:formula="of:=[.V7]/[.V1]" office:value-type="float" office:value="0" calcext:value-type="float">
            <text:p>0,0</text:p>
          </table:table-cell>
          <table:table-cell/>
          <table:table-cell table:style-name="ce140" office:value-type="string" calcext:value-type="string">
            <text:p>Moy :</text:p>
          </table:table-cell>
          <table:table-cell table:style-name="ce87" table:formula="of:=[.X7]/NB_SEM_FI" office:value-type="float" office:value="29.6" calcext:value-type="float">
            <text:p>29,6</text:p>
          </table:table-cell>
          <table:table-cell table:style-name="ce109" office:value-type="string" calcext:value-type="string">
            <text:p>h/sem</text:p>
          </table:table-cell>
          <table:table-cell table:style-name="ce71"/>
          <table:table-cell table:style-name="ce68"/>
          <table:table-cell table:number-columns-repeated="993"/>
        </table:table-row>
        <table:table-row table:style-name="ro6">
          <table:table-cell/>
          <table:table-cell table:style-name="ce59" office:value-type="string" calcext:value-type="string">
            <text:p>Nb créneaux TP 1h30</text:p>
          </table:table-cell>
          <table:table-cell table:style-name="ce210" table:number-columns-repeated="3"/>
          <table:table-cell table:style-name="ce222" table:formula="of:=[.F6]/1.5" office:value-type="float" office:value="1" calcext:value-type="float">
            <text:p>1</text:p>
          </table:table-cell>
          <table:table-cell table:style-name="ce222" table:formula="of:=[.G6]/1.5" office:value-type="float" office:value="8" calcext:value-type="float">
            <text:p>8</text:p>
          </table:table-cell>
          <table:table-cell table:style-name="ce222" table:formula="of:=[.H6]/1.5" office:value-type="float" office:value="10" calcext:value-type="float">
            <text:p>10</text:p>
          </table:table-cell>
          <table:table-cell table:style-name="ce222" table:formula="of:=[.I6]/1.5" office:value-type="float" office:value="11" calcext:value-type="float">
            <text:p>11</text:p>
          </table:table-cell>
          <table:table-cell table:style-name="ce222" table:formula="of:=[.J6]/1.5" office:value-type="float" office:value="13" calcext:value-type="float">
            <text:p>13</text:p>
          </table:table-cell>
          <table:table-cell table:style-name="ce222" table:formula="of:=[.K6]/1.5" office:value-type="float" office:value="9" calcext:value-type="float">
            <text:p>9</text:p>
          </table:table-cell>
          <table:table-cell table:style-name="ce222" table:formula="of:=[.L6]/1.5" office:value-type="float" office:value="10" calcext:value-type="float">
            <text:p>10</text:p>
          </table:table-cell>
          <table:table-cell table:style-name="ce222" table:formula="of:=[.M6]/1.5" office:value-type="float" office:value="12" calcext:value-type="float">
            <text:p>12</text:p>
          </table:table-cell>
          <table:table-cell table:style-name="ce222" table:formula="of:=[.N6]/1.5" office:value-type="float" office:value="6" calcext:value-type="float">
            <text:p>6</text:p>
          </table:table-cell>
          <table:table-cell table:style-name="ce222" table:formula="of:=[.O6]/1.5" office:value-type="float" office:value="14" calcext:value-type="float">
            <text:p>14</text:p>
          </table:table-cell>
          <table:table-cell table:style-name="ce222" table:formula="of:=[.P6]/1.5" office:value-type="float" office:value="11" calcext:value-type="float">
            <text:p>11</text:p>
          </table:table-cell>
          <table:table-cell table:style-name="ce222" table:formula="of:=[.Q6]/1.5" office:value-type="float" office:value="12" calcext:value-type="float">
            <text:p>12</text:p>
          </table:table-cell>
          <table:table-cell table:style-name="ce222" table:formula="of:=[.R6]/1.5" office:value-type="float" office:value="10" calcext:value-type="float">
            <text:p>10</text:p>
          </table:table-cell>
          <table:table-cell table:style-name="ce222" table:formula="of:=[.S6]/1.5" office:value-type="float" office:value="10" calcext:value-type="float">
            <text:p>10</text:p>
          </table:table-cell>
          <table:table-cell table:style-name="ce222" table:formula="of:=[.T6]/1.5" office:value-type="float" office:value="9" calcext:value-type="float">
            <text:p>9</text:p>
          </table:table-cell>
          <table:table-cell table:style-name="ce222" table:formula="of:=[.U6]/1.5" office:value-type="float" office:value="0" calcext:value-type="float">
            <text:p>0</text:p>
          </table:table-cell>
          <table:table-cell table:style-name="ce222" table:formula="of:=[.V6]/1.5" office:value-type="float" office:value="0" calcext:value-type="float">
            <text:p>0</text:p>
          </table:table-cell>
          <table:table-cell/>
          <table:table-cell table:style-name="ce210"/>
          <table:table-cell table:style-name="ce66"/>
          <table:table-cell table:style-name="ce68"/>
          <table:table-cell table:style-name="ce71"/>
          <table:table-cell table:style-name="ce68"/>
          <table:table-cell table:number-columns-repeated="993"/>
        </table:table-row>
        <table:table-row table:style-name="ro6">
          <table:table-cell table:style-name="ce93" table:number-columns-repeated="2"/>
          <table:table-cell table:style-name="ce97"/>
          <table:table-cell table:style-name="ce100" office:value-type="string" calcext:value-type="string">
            <text:p>Nb créneaux amphi</text:p>
          </table:table-cell>
          <table:table-cell table:style-name="ce97"/>
          <table:table-cell table:style-name="ce143" table:formula="of:=[.F4]/DUREE_CM" office:value-type="float" office:value="6" calcext:value-type="float">
            <text:p>6</text:p>
          </table:table-cell>
          <table:table-cell table:style-name="ce143" table:formula="of:=[.G4]/DUREE_CM" office:value-type="float" office:value="4" calcext:value-type="float">
            <text:p>4</text:p>
          </table:table-cell>
          <table:table-cell table:style-name="ce143" table:formula="of:=[.H4]/DUREE_CM" office:value-type="float" office:value="2" calcext:value-type="float">
            <text:p>2</text:p>
          </table:table-cell>
          <table:table-cell table:style-name="ce143" table:formula="of:=[.I4]/DUREE_CM" office:value-type="float" office:value="1" calcext:value-type="float">
            <text:p>1</text:p>
          </table:table-cell>
          <table:table-cell table:style-name="ce143" table:formula="of:=[.J4]/DUREE_CM" office:value-type="float" office:value="3" calcext:value-type="float">
            <text:p>3</text:p>
          </table:table-cell>
          <table:table-cell table:style-name="ce143" table:formula="of:=[.K4]/DUREE_CM" office:value-type="float" office:value="4" calcext:value-type="float">
            <text:p>4</text:p>
          </table:table-cell>
          <table:table-cell table:style-name="ce143" table:formula="of:=[.L4]/DUREE_CM" office:value-type="float" office:value="3" calcext:value-type="float">
            <text:p>3</text:p>
          </table:table-cell>
          <table:table-cell table:style-name="ce143" table:formula="of:=[.M4]/DUREE_CM" office:value-type="float" office:value="3" calcext:value-type="float">
            <text:p>3</text:p>
          </table:table-cell>
          <table:table-cell table:style-name="ce143" table:formula="of:=[.N4]/DUREE_CM" office:value-type="float" office:value="3" calcext:value-type="float">
            <text:p>3</text:p>
          </table:table-cell>
          <table:table-cell table:style-name="ce143" table:formula="of:=[.O4]/DUREE_CM" office:value-type="float" office:value="0" calcext:value-type="float">
            <text:p>0</text:p>
          </table:table-cell>
          <table:table-cell table:style-name="ce143" table:formula="of:=[.P4]/DUREE_CM" office:value-type="float" office:value="2" calcext:value-type="float">
            <text:p>2</text:p>
          </table:table-cell>
          <table:table-cell table:style-name="ce143" table:formula="of:=[.Q4]/DUREE_CM" office:value-type="float" office:value="3" calcext:value-type="float">
            <text:p>3</text:p>
          </table:table-cell>
          <table:table-cell table:style-name="ce143" table:formula="of:=[.R4]/DUREE_CM" office:value-type="float" office:value="4" calcext:value-type="float">
            <text:p>4</text:p>
          </table:table-cell>
          <table:table-cell table:style-name="ce143" table:formula="of:=[.S4]/DUREE_CM" office:value-type="float" office:value="1" calcext:value-type="float">
            <text:p>1</text:p>
          </table:table-cell>
          <table:table-cell table:style-name="ce143" table:formula="of:=[.T4]/DUREE_CM" office:value-type="float" office:value="0" calcext:value-type="float">
            <text:p>0</text:p>
          </table:table-cell>
          <table:table-cell table:style-name="ce143" table:formula="of:=[.U4]/DUREE_CM" office:value-type="float" office:value="0" calcext:value-type="float">
            <text:p>0</text:p>
          </table:table-cell>
          <table:table-cell table:style-name="ce143" table:formula="of:=[.V4]/DUREE_CM" office:value-type="float" office:value="0" calcext:value-type="float">
            <text:p>0</text:p>
          </table:table-cell>
          <table:table-cell table:style-name="ce93"/>
          <table:table-cell table:style-name="ce97" table:number-columns-repeated="2"/>
          <table:table-cell table:style-name="ce93"/>
          <table:table-cell table:style-name="ce103"/>
          <table:table-cell table:style-name="ce93" table:number-columns-repeated="994"/>
        </table:table-row>
        <table:table-row table:style-name="ro8">
          <table:table-cell table:number-columns-repeated="2"/>
          <table:table-cell table:style-name="ce213"/>
          <table:table-cell table:number-columns-repeated="2"/>
          <table:table-cell table:style-name="ce145" table:number-columns-repeated="17"/>
          <table:table-cell/>
          <table:table-cell office:value-type="string" calcext:value-type="string">
            <text:p>Placé</text:p>
          </table:table-cell>
          <table:table-cell table:style-name="ce120" office:value-type="string" calcext:value-type="string">
            <text:p>Ratio / PPN</text:p>
          </table:table-cell>
          <table:table-cell table:number-columns-repeated="996"/>
        </table:table-row>
        <table:table-row table:style-name="ro6">
          <table:table-cell table:style-name="ce91" office:value-type="string" calcext:value-type="string" table:number-columns-spanned="1" table:number-rows-spanned="3">
            <text:p>FA</text:p>
          </table:table-cell>
          <table:table-cell table:style-name="ce94" office:value-type="string" calcext:value-type="string">
            <text:p>CM</text:p>
          </table:table-cell>
          <table:table-cell table:style-name="ce47" table:formula="of:=SUMIF([FA.$C$3:.$C$60];[.$B12];[FA.D$3:.D$60])" office:value-type="float" office:value="67.2" calcext:value-type="float">
            <text:p>67,2</text:p>
          </table:table-cell>
          <table:table-cell table:style-name="ce47" table:formula="of:=SUMIF([FA.$C$3:.$C$60];[.$B12];[FA.E$3:.E$60])" office:value-type="float" office:value="66" calcext:value-type="float">
            <text:p>66</text:p>
          </table:table-cell>
          <table:table-cell table:style-name="ce96"/>
          <table:table-cell table:style-name="ce139" table:formula="of:=SUMIF([FA.$C$3:.$C$60];[.$B12];[FA.G$3:.G$60])*DUREE_CM" office:value-type="float" office:value="7.5" calcext:value-type="float">
            <text:p>7,5</text:p>
          </table:table-cell>
          <table:table-cell table:style-name="ce139" table:formula="of:=SUMIF([FA.$C$3:.$C$60];[.$B12];[FA.H$3:.H$60])*DUREE_CM" office:value-type="float" office:value="6" calcext:value-type="float">
            <text:p>6</text:p>
          </table:table-cell>
          <table:table-cell table:style-name="ce139" table:formula="of:=SUMIF([FA.$C$3:.$C$60];[.$B12];[FA.I$3:.I$60])*DUREE_CM" office:value-type="float" office:value="1.5" calcext:value-type="float">
            <text:p>1,5</text:p>
          </table:table-cell>
          <table:table-cell table:style-name="ce139" table:formula="of:=SUMIF([FA.$C$3:.$C$60];[.$B12];[FA.J$3:.J$60])*DUREE_CM" office:value-type="float" office:value="0" calcext:value-type="float">
            <text:p>0</text:p>
          </table:table-cell>
          <table:table-cell table:style-name="ce139" table:formula="of:=SUMIF([FA.$C$3:.$C$60];[.$B12];[FA.K$3:.K$60])*DUREE_CM" office:value-type="float" office:value="0" calcext:value-type="float">
            <text:p>0</text:p>
          </table:table-cell>
          <table:table-cell table:style-name="ce139" table:formula="of:=SUMIF([FA.$C$3:.$C$60];[.$B12];[FA.L$3:.L$60])*DUREE_CM" office:value-type="float" office:value="1.5" calcext:value-type="float">
            <text:p>1,5</text:p>
          </table:table-cell>
          <table:table-cell table:style-name="ce139" table:formula="of:=SUMIF([FA.$C$3:.$C$60];[.$B12];[FA.M$3:.M$60])*DUREE_CM" office:value-type="float" office:value="6" calcext:value-type="float">
            <text:p>6</text:p>
          </table:table-cell>
          <table:table-cell table:style-name="ce139" table:formula="of:=SUMIF([FA.$C$3:.$C$60];[.$B12];[FA.N$3:.N$60])*DUREE_CM" office:value-type="float" office:value="4.5" calcext:value-type="float">
            <text:p>4,5</text:p>
          </table:table-cell>
          <table:table-cell table:style-name="ce139" table:formula="of:=SUMIF([FA.$C$3:.$C$60];[.$B12];[FA.O$3:.O$60])*DUREE_CM" office:value-type="float" office:value="0" calcext:value-type="float">
            <text:p>0</text:p>
          </table:table-cell>
          <table:table-cell table:style-name="ce139" table:formula="of:=SUMIF([FA.$C$3:.$C$60];[.$B12];[FA.P$3:.P$60])*DUREE_CM" office:value-type="float" office:value="9" calcext:value-type="float">
            <text:p>9</text:p>
          </table:table-cell>
          <table:table-cell table:style-name="ce139" table:formula="of:=SUMIF([FA.$C$3:.$C$60];[.$B12];[FA.Q$3:.Q$60])*DUREE_CM" office:value-type="float" office:value="3" calcext:value-type="float">
            <text:p>3</text:p>
          </table:table-cell>
          <table:table-cell table:style-name="ce139" table:formula="of:=SUMIF([FA.$C$3:.$C$60];[.$B12];[FA.R$3:.R$60])*DUREE_CM" office:value-type="float" office:value="0" calcext:value-type="float">
            <text:p>0</text:p>
          </table:table-cell>
          <table:table-cell table:style-name="ce139" table:formula="of:=SUMIF([FA.$C$3:.$C$60];[.$B12];[FA.S$3:.S$60])*DUREE_CM" office:value-type="float" office:value="0" calcext:value-type="float">
            <text:p>0</text:p>
          </table:table-cell>
          <table:table-cell table:style-name="ce139" table:formula="of:=SUMIF([FA.$C$3:.$C$60];[.$B12];[FA.T$3:.T$60])*DUREE_CM" office:value-type="float" office:value="6" calcext:value-type="float">
            <text:p>6</text:p>
          </table:table-cell>
          <table:table-cell table:style-name="ce139" table:formula="of:=SUMIF([FA.$C$3:.$C$60];[.$B12];[FA.U$3:.U$60])*DUREE_CM" office:value-type="float" office:value="4.5" calcext:value-type="float">
            <text:p>4,5</text:p>
          </table:table-cell>
          <table:table-cell table:style-name="ce139" table:formula="of:=SUMIF([FA.$C$3:.$C$60];[.$B12];[FA.V$3:.V$60])*DUREE_CM" office:value-type="float" office:value="0" calcext:value-type="float">
            <text:p>0</text:p>
          </table:table-cell>
          <table:table-cell table:style-name="ce139" table:formula="of:=SUMIF([FA.$C$3:.$C$60];[.$B12];[FA.W$3:.W$60])*DUREE_CM" office:value-type="float" office:value="0" calcext:value-type="float">
            <text:p>0</text:p>
          </table:table-cell>
          <table:table-cell/>
          <table:table-cell table:style-name="ce184" table:formula="of:=SUM([.F12:.V12])" office:value-type="float" office:value="49.5" calcext:value-type="float">
            <text:p>49,5</text:p>
          </table:table-cell>
          <table:table-cell table:style-name="ce65" table:formula="of:=[.X12]/[.C12]" office:value-type="percentage" office:value="0.736607142857143" calcext:value-type="percentage">
            <text:p>73,7%</text:p>
          </table:table-cell>
          <table:table-cell table:number-columns-repeated="996"/>
        </table:table-row>
        <table:table-row table:style-name="ro6">
          <table:covered-table-cell table:style-name="ce59"/>
          <table:table-cell table:style-name="ce94" office:value-type="string" calcext:value-type="string">
            <text:p>TD</text:p>
          </table:table-cell>
          <table:table-cell table:style-name="ce47" table:formula="of:=SUMIF([FA.$C$3:.$C$60];[.$B13];[FA.D$3:.D$60])" office:value-type="float" office:value="122.4" calcext:value-type="float">
            <text:p>122,4</text:p>
          </table:table-cell>
          <table:table-cell table:style-name="ce47" table:formula="of:=SUMIF([FA.$C$3:.$C$60];[.$B13];[FA.E$3:.E$60])" office:value-type="float" office:value="141" calcext:value-type="float">
            <text:p>141</text:p>
          </table:table-cell>
          <table:table-cell table:style-name="ce96"/>
          <table:table-cell table:style-name="ce139" table:formula="of:=SUMIF([FA.$C$3:.$C$60];[.$B13];[FA.G$3:.G$60])*DUREE_TD" office:value-type="float" office:value="15" calcext:value-type="float">
            <text:p>15</text:p>
          </table:table-cell>
          <table:table-cell table:style-name="ce139" table:formula="of:=SUMIF([FA.$C$3:.$C$60];[.$B13];[FA.H$3:.H$60])*DUREE_TD" office:value-type="float" office:value="10.5" calcext:value-type="float">
            <text:p>10,5</text:p>
          </table:table-cell>
          <table:table-cell table:style-name="ce139" table:formula="of:=SUMIF([FA.$C$3:.$C$60];[.$B13];[FA.I$3:.I$60])*DUREE_TD" office:value-type="float" office:value="10.5" calcext:value-type="float">
            <text:p>10,5</text:p>
          </table:table-cell>
          <table:table-cell table:style-name="ce139" table:formula="of:=SUMIF([FA.$C$3:.$C$60];[.$B13];[FA.J$3:.J$60])*DUREE_TD" office:value-type="float" office:value="0" calcext:value-type="float">
            <text:p>0</text:p>
          </table:table-cell>
          <table:table-cell table:style-name="ce139" table:formula="of:=SUMIF([FA.$C$3:.$C$60];[.$B13];[FA.K$3:.K$60])*DUREE_TD" office:value-type="float" office:value="0" calcext:value-type="float">
            <text:p>0</text:p>
          </table:table-cell>
          <table:table-cell table:style-name="ce139" table:formula="of:=SUMIF([FA.$C$3:.$C$60];[.$B13];[FA.L$3:.L$60])*DUREE_TD" office:value-type="float" office:value="3" calcext:value-type="float">
            <text:p>3</text:p>
          </table:table-cell>
          <table:table-cell table:style-name="ce139" table:formula="of:=SUMIF([FA.$C$3:.$C$60];[.$B13];[FA.M$3:.M$60])*DUREE_TD" office:value-type="float" office:value="13.5" calcext:value-type="float">
            <text:p>13,5</text:p>
          </table:table-cell>
          <table:table-cell table:style-name="ce139" table:formula="of:=SUMIF([FA.$C$3:.$C$60];[.$B13];[FA.N$3:.N$60])*DUREE_TD" office:value-type="float" office:value="6" calcext:value-type="float">
            <text:p>6</text:p>
          </table:table-cell>
          <table:table-cell table:style-name="ce139" table:formula="of:=SUMIF([FA.$C$3:.$C$60];[.$B13];[FA.O$3:.O$60])*DUREE_TD" office:value-type="float" office:value="0" calcext:value-type="float">
            <text:p>0</text:p>
          </table:table-cell>
          <table:table-cell table:style-name="ce139" table:formula="of:=SUMIF([FA.$C$3:.$C$60];[.$B13];[FA.P$3:.P$60])*DUREE_TD" office:value-type="float" office:value="10.5" calcext:value-type="float">
            <text:p>10,5</text:p>
          </table:table-cell>
          <table:table-cell table:style-name="ce139" table:formula="of:=SUMIF([FA.$C$3:.$C$60];[.$B13];[FA.Q$3:.Q$60])*DUREE_TD" office:value-type="float" office:value="9" calcext:value-type="float">
            <text:p>9</text:p>
          </table:table-cell>
          <table:table-cell table:style-name="ce139" table:formula="of:=SUMIF([FA.$C$3:.$C$60];[.$B13];[FA.R$3:.R$60])*DUREE_TD" office:value-type="float" office:value="0" calcext:value-type="float">
            <text:p>0</text:p>
          </table:table-cell>
          <table:table-cell table:style-name="ce139" table:formula="of:=SUMIF([FA.$C$3:.$C$60];[.$B13];[FA.S$3:.S$60])*DUREE_TD" office:value-type="float" office:value="0" calcext:value-type="float">
            <text:p>0</text:p>
          </table:table-cell>
          <table:table-cell table:style-name="ce139" table:formula="of:=SUMIF([FA.$C$3:.$C$60];[.$B13];[FA.T$3:.T$60])*DUREE_TD" office:value-type="float" office:value="10.5" calcext:value-type="float">
            <text:p>10,5</text:p>
          </table:table-cell>
          <table:table-cell table:style-name="ce139" table:formula="of:=SUMIF([FA.$C$3:.$C$60];[.$B13];[FA.U$3:.U$60])*DUREE_TD" office:value-type="float" office:value="6" calcext:value-type="float">
            <text:p>6</text:p>
          </table:table-cell>
          <table:table-cell table:style-name="ce139" table:formula="of:=SUMIF([FA.$C$3:.$C$60];[.$B13];[FA.V$3:.V$60])*DUREE_TD" office:value-type="float" office:value="0" calcext:value-type="float">
            <text:p>0</text:p>
          </table:table-cell>
          <table:table-cell table:style-name="ce139" table:formula="of:=SUMIF([FA.$C$3:.$C$60];[.$B13];[FA.W$3:.W$60])*DUREE_TD" office:value-type="float" office:value="0" calcext:value-type="float">
            <text:p>0</text:p>
          </table:table-cell>
          <table:table-cell/>
          <table:table-cell table:style-name="ce184" table:formula="of:=SUM([.F13:.V13])" office:value-type="float" office:value="94.5" calcext:value-type="float">
            <text:p>94,5</text:p>
          </table:table-cell>
          <table:table-cell table:style-name="ce65" table:formula="of:=[.X13]/[.C13]" office:value-type="percentage" office:value="0.772058823529412" calcext:value-type="percentage">
            <text:p>77,2%</text:p>
          </table:table-cell>
          <table:table-cell table:number-columns-repeated="996"/>
        </table:table-row>
        <table:table-row table:style-name="ro6">
          <table:covered-table-cell table:style-name="ce59"/>
          <table:table-cell table:style-name="ce94" office:value-type="string" calcext:value-type="string">
            <text:p>TP</text:p>
          </table:table-cell>
          <table:table-cell table:style-name="ce47" table:formula="of:=SUMIF([FA.$C$3:.$C$60];[.$B14];[FA.D$3:.D$60])" office:value-type="float" office:value="194.4" calcext:value-type="float">
            <text:p>194,4</text:p>
          </table:table-cell>
          <table:table-cell table:style-name="ce47" table:formula="of:=SUMIF([FA.$C$3:.$C$60];[.$B14];[FA.E$3:.E$60])" office:value-type="float" office:value="196.5" calcext:value-type="float">
            <text:p>196,5</text:p>
          </table:table-cell>
          <table:table-cell table:style-name="ce96"/>
          <table:table-cell table:style-name="ce139" table:formula="of:=SUMIF([FA.$C$3:.$C$60];[.$B14];[FA.G$3:.G$60])*DUREE_TP" office:value-type="float" office:value="1.5" calcext:value-type="float">
            <text:p>1,5</text:p>
          </table:table-cell>
          <table:table-cell table:style-name="ce139" table:formula="of:=SUMIF([FA.$C$3:.$C$60];[.$B14];[FA.H$3:.H$60])*DUREE_TP" office:value-type="float" office:value="12" calcext:value-type="float">
            <text:p>12</text:p>
          </table:table-cell>
          <table:table-cell table:style-name="ce139" table:formula="of:=SUMIF([FA.$C$3:.$C$60];[.$B14];[FA.I$3:.I$60])*DUREE_TP" office:value-type="float" office:value="15" calcext:value-type="float">
            <text:p>15</text:p>
          </table:table-cell>
          <table:table-cell table:style-name="ce139" table:formula="of:=SUMIF([FA.$C$3:.$C$60];[.$B14];[FA.J$3:.J$60])*DUREE_TP" office:value-type="float" office:value="0" calcext:value-type="float">
            <text:p>0</text:p>
          </table:table-cell>
          <table:table-cell table:style-name="ce139" table:formula="of:=SUMIF([FA.$C$3:.$C$60];[.$B14];[FA.K$3:.K$60])*DUREE_TP" office:value-type="float" office:value="0" calcext:value-type="float">
            <text:p>0</text:p>
          </table:table-cell>
          <table:table-cell table:style-name="ce139" table:formula="of:=SUMIF([FA.$C$3:.$C$60];[.$B14];[FA.L$3:.L$60])*DUREE_TP" office:value-type="float" office:value="3" calcext:value-type="float">
            <text:p>3</text:p>
          </table:table-cell>
          <table:table-cell table:style-name="ce139" table:formula="of:=SUMIF([FA.$C$3:.$C$60];[.$B14];[FA.M$3:.M$60])*DUREE_TP" office:value-type="float" office:value="10.5" calcext:value-type="float">
            <text:p>10,5</text:p>
          </table:table-cell>
          <table:table-cell table:style-name="ce139" table:formula="of:=SUMIF([FA.$C$3:.$C$60];[.$B14];[FA.N$3:.N$60])*DUREE_TP" office:value-type="float" office:value="24" calcext:value-type="float">
            <text:p>24</text:p>
          </table:table-cell>
          <table:table-cell table:style-name="ce139" table:formula="of:=SUMIF([FA.$C$3:.$C$60];[.$B14];[FA.O$3:.O$60])*DUREE_TP" office:value-type="float" office:value="0" calcext:value-type="float">
            <text:p>0</text:p>
          </table:table-cell>
          <table:table-cell table:style-name="ce139" table:formula="of:=SUMIF([FA.$C$3:.$C$60];[.$B14];[FA.P$3:.P$60])*DUREE_TP" office:value-type="float" office:value="16.5" calcext:value-type="float">
            <text:p>16,5</text:p>
          </table:table-cell>
          <table:table-cell table:style-name="ce139" table:formula="of:=SUMIF([FA.$C$3:.$C$60];[.$B14];[FA.Q$3:.Q$60])*DUREE_TP" office:value-type="float" office:value="24" calcext:value-type="float">
            <text:p>24</text:p>
          </table:table-cell>
          <table:table-cell table:style-name="ce139" table:formula="of:=SUMIF([FA.$C$3:.$C$60];[.$B14];[FA.R$3:.R$60])*DUREE_TP" office:value-type="float" office:value="0" calcext:value-type="float">
            <text:p>0</text:p>
          </table:table-cell>
          <table:table-cell table:style-name="ce139" table:formula="of:=SUMIF([FA.$C$3:.$C$60];[.$B14];[FA.S$3:.S$60])*DUREE_TP" office:value-type="float" office:value="0" calcext:value-type="float">
            <text:p>0</text:p>
          </table:table-cell>
          <table:table-cell table:style-name="ce139" table:formula="of:=SUMIF([FA.$C$3:.$C$60];[.$B14];[FA.T$3:.T$60])*DUREE_TP" office:value-type="float" office:value="16.5" calcext:value-type="float">
            <text:p>16,5</text:p>
          </table:table-cell>
          <table:table-cell table:style-name="ce139" table:formula="of:=SUMIF([FA.$C$3:.$C$60];[.$B14];[FA.U$3:.U$60])*DUREE_TP" office:value-type="float" office:value="22.5" calcext:value-type="float">
            <text:p>22,5</text:p>
          </table:table-cell>
          <table:table-cell table:style-name="ce139" table:formula="of:=SUMIF([FA.$C$3:.$C$60];[.$B14];[FA.V$3:.V$60])*DUREE_TP" office:value-type="float" office:value="0" calcext:value-type="float">
            <text:p>0</text:p>
          </table:table-cell>
          <table:table-cell table:style-name="ce139" table:formula="of:=SUMIF([FA.$C$3:.$C$60];[.$B14];[FA.W$3:.W$60])*DUREE_TP" office:value-type="float" office:value="0" calcext:value-type="float">
            <text:p>0</text:p>
          </table:table-cell>
          <table:table-cell/>
          <table:table-cell table:style-name="ce184" table:formula="of:=SUM([.F14:.V14])" office:value-type="float" office:value="145.5" calcext:value-type="float">
            <text:p>145,5</text:p>
          </table:table-cell>
          <table:table-cell table:style-name="ce65" table:formula="of:=[.X14]/[.C14]" office:value-type="percentage" office:value="0.748456790123457" calcext:value-type="percentage">
            <text:p>74,8%</text:p>
          </table:table-cell>
          <table:table-cell table:number-columns-repeated="996"/>
        </table:table-row>
        <table:table-row table:style-name="ro6">
          <table:table-cell table:number-columns-repeated="2"/>
          <table:table-cell table:style-name="ce184" table:formula="of:=SUM([.C12:.C14])" office:value-type="float" office:value="384" calcext:value-type="float">
            <text:p>384</text:p>
          </table:table-cell>
          <table:table-cell table:style-name="ce184" table:formula="of:=SUM([.D12:.D14])" office:value-type="float" office:value="403.5" calcext:value-type="float">
            <text:p>403,5</text:p>
          </table:table-cell>
          <table:table-cell table:style-name="ce210"/>
          <table:table-cell table:style-name="ce140" table:formula="of:=SUM([.F12:.F14])" office:value-type="float" office:value="24" calcext:value-type="float">
            <text:p>24</text:p>
          </table:table-cell>
          <table:table-cell table:style-name="ce140" table:formula="of:=SUM([.G12:.G14])" office:value-type="float" office:value="28.5" calcext:value-type="float">
            <text:p>28,5</text:p>
          </table:table-cell>
          <table:table-cell table:style-name="ce140" table:formula="of:=SUM([.H12:.H14])" office:value-type="float" office:value="27" calcext:value-type="float">
            <text:p>27</text:p>
          </table:table-cell>
          <table:table-cell table:style-name="ce140" table:formula="of:=SUM([.I12:.I14])" office:value-type="float" office:value="0" calcext:value-type="float">
            <text:p>0</text:p>
          </table:table-cell>
          <table:table-cell table:style-name="ce140" table:formula="of:=SUM([.J12:.J14])" office:value-type="float" office:value="0" calcext:value-type="float">
            <text:p>0</text:p>
          </table:table-cell>
          <table:table-cell table:style-name="ce140" table:formula="of:=SUM([.K12:.K14])" office:value-type="float" office:value="7.5" calcext:value-type="float">
            <text:p>7,5</text:p>
          </table:table-cell>
          <table:table-cell table:style-name="ce140" table:formula="of:=SUM([.L12:.L14])" office:value-type="float" office:value="30" calcext:value-type="float">
            <text:p>30</text:p>
          </table:table-cell>
          <table:table-cell table:style-name="ce140" table:formula="of:=SUM([.M12:.M14])" office:value-type="float" office:value="34.5" calcext:value-type="float">
            <text:p>34,5</text:p>
          </table:table-cell>
          <table:table-cell table:style-name="ce140" table:formula="of:=SUM([.N12:.N14])" office:value-type="float" office:value="0" calcext:value-type="float">
            <text:p>0</text:p>
          </table:table-cell>
          <table:table-cell table:style-name="ce140" table:formula="of:=SUM([.O12:.O14])" office:value-type="float" office:value="36" calcext:value-type="float">
            <text:p>36</text:p>
          </table:table-cell>
          <table:table-cell table:style-name="ce140" table:formula="of:=SUM([.P12:.P14])" office:value-type="float" office:value="36" calcext:value-type="float">
            <text:p>36</text:p>
          </table:table-cell>
          <table:table-cell table:style-name="ce140" table:formula="of:=SUM([.Q12:.Q14])" office:value-type="float" office:value="0" calcext:value-type="float">
            <text:p>0</text:p>
          </table:table-cell>
          <table:table-cell table:style-name="ce140" table:formula="of:=SUM([.R12:.R14])" office:value-type="float" office:value="0" calcext:value-type="float">
            <text:p>0</text:p>
          </table:table-cell>
          <table:table-cell table:style-name="ce140" table:formula="of:=SUM([.S12:.S14])" office:value-type="float" office:value="33" calcext:value-type="float">
            <text:p>33</text:p>
          </table:table-cell>
          <table:table-cell table:style-name="ce140" table:formula="of:=SUM([.T12:.T14])" office:value-type="float" office:value="33" calcext:value-type="float">
            <text:p>33</text:p>
          </table:table-cell>
          <table:table-cell table:style-name="ce140" table:formula="of:=SUM([.U12:.U14])" office:value-type="float" office:value="0" calcext:value-type="float">
            <text:p>0</text:p>
          </table:table-cell>
          <table:table-cell table:style-name="ce140" table:formula="of:=SUM([.V12:.V14])" office:value-type="float" office:value="0" calcext:value-type="float">
            <text:p>0</text:p>
          </table:table-cell>
          <table:table-cell/>
          <table:table-cell table:style-name="ce184" table:formula="of:=SUM([.F15:.V15])" office:value-type="float" office:value="289.5" calcext:value-type="float">
            <text:p>289,5</text:p>
          </table:table-cell>
          <table:table-cell table:style-name="ce65" table:formula="of:=[.X15]/[.C15]" office:value-type="percentage" office:value="0.75390625" calcext:value-type="percentage">
            <text:p>75,4%</text:p>
          </table:table-cell>
          <table:table-cell/>
          <table:table-cell table:style-name="ce107"/>
          <table:table-cell table:number-columns-repeated="994"/>
        </table:table-row>
        <table:table-row table:style-name="ro6">
          <table:table-cell table:number-columns-repeated="3"/>
          <table:table-cell table:style-name="ce59" office:value-type="string" calcext:value-type="string">
            <text:p>NbH/J</text:p>
          </table:table-cell>
          <table:table-cell/>
          <table:table-cell table:style-name="ce213" table:formula="of:=[.F15]/[.F1]" office:value-type="float" office:value="4.8" calcext:value-type="float">
            <text:p>4,8</text:p>
          </table:table-cell>
          <table:table-cell table:style-name="ce213" table:formula="of:=[.G15]/[.G1]" office:value-type="float" office:value="5.7" calcext:value-type="float">
            <text:p>5,7</text:p>
          </table:table-cell>
          <table:table-cell table:style-name="ce213" table:formula="of:=[.H15]/[.H1]" office:value-type="float" office:value="5.4" calcext:value-type="float">
            <text:p>5,4</text:p>
          </table:table-cell>
          <table:table-cell table:style-name="ce213" table:formula="of:=[.I15]/[.I1]" office:value-type="float" office:value="0" calcext:value-type="float">
            <text:p>0</text:p>
          </table:table-cell>
          <table:table-cell table:style-name="ce213" table:formula="of:=[.J15]/[.J1]" office:value-type="float" office:value="0" calcext:value-type="float">
            <text:p>0</text:p>
          </table:table-cell>
          <table:table-cell table:style-name="ce213" table:formula="of:=[.K15]/[.K1]" office:value-type="float" office:value="1.5" calcext:value-type="float">
            <text:p>1,5</text:p>
          </table:table-cell>
          <table:table-cell table:style-name="ce213" table:formula="of:=[.L15]/[.L1]" office:value-type="float" office:value="6" calcext:value-type="float">
            <text:p>6</text:p>
          </table:table-cell>
          <table:table-cell table:style-name="ce213" table:formula="of:=[.M15]/[.M1]" office:value-type="float" office:value="6.9" calcext:value-type="float">
            <text:p>6,9</text:p>
          </table:table-cell>
          <table:table-cell table:style-name="ce213" table:formula="of:=[.N15]/[.N1]" office:value-type="float" office:value="0" calcext:value-type="float">
            <text:p>0</text:p>
          </table:table-cell>
          <table:table-cell table:style-name="ce213" table:formula="of:=[.O15]/[.O1]" office:value-type="float" office:value="9" calcext:value-type="float">
            <text:p>9</text:p>
          </table:table-cell>
          <table:table-cell table:style-name="ce213" table:formula="of:=[.P15]/[.P1]" office:value-type="float" office:value="7.2" calcext:value-type="float">
            <text:p>7,2</text:p>
          </table:table-cell>
          <table:table-cell table:style-name="ce213" table:formula="of:=[.Q15]/[.Q1]" office:value-type="float" office:value="0" calcext:value-type="float">
            <text:p>0</text:p>
          </table:table-cell>
          <table:table-cell table:style-name="ce213" table:formula="of:=[.R15]/[.R1]" office:value-type="float" office:value="0" calcext:value-type="float">
            <text:p>0</text:p>
          </table:table-cell>
          <table:table-cell table:style-name="ce213" table:formula="of:=[.S15]/[.S1]" office:value-type="float" office:value="6.6" calcext:value-type="float">
            <text:p>6,6</text:p>
          </table:table-cell>
          <table:table-cell table:style-name="ce213" table:formula="of:=[.T15]/[.T1]" office:value-type="float" office:value="6.6" calcext:value-type="float">
            <text:p>6,6</text:p>
          </table:table-cell>
          <table:table-cell table:style-name="ce213" table:formula="of:=[.U15]/[.U1]" office:value-type="float" office:value="0" calcext:value-type="float">
            <text:p>0</text:p>
          </table:table-cell>
          <table:table-cell table:style-name="ce213" table:formula="of:=[.V15]/[.V1]" office:value-type="float" office:value="0" calcext:value-type="float">
            <text:p>0</text:p>
          </table:table-cell>
          <table:table-cell/>
          <table:table-cell table:style-name="ce140" office:value-type="string" calcext:value-type="string">
            <text:p>Moy :</text:p>
          </table:table-cell>
          <table:table-cell table:style-name="ce87" table:formula="of:=[.X15]/NB_SEM_FA" office:value-type="float" office:value="28.95" calcext:value-type="float">
            <text:p>28,95</text:p>
          </table:table-cell>
          <table:table-cell table:style-name="ce109" office:value-type="string" calcext:value-type="string">
            <text:p>h/sem</text:p>
          </table:table-cell>
          <table:table-cell table:style-name="ce71"/>
          <table:table-cell table:style-name="ce68"/>
          <table:table-cell table:number-columns-repeated="993"/>
        </table:table-row>
        <table:table-row table:style-name="ro6" table:number-rows-repeated="1048558">
          <table:table-cell table:number-columns-repeated="1021"/>
        </table:table-row>
        <table:table-row table:style-name="ro5">
          <table:table-cell table:number-columns-repeated="1021"/>
        </table:table-row>
        <table:table-row table:style-name="ro5">
          <table:table-cell table:number-columns-repeated="1021"/>
        </table:table-row>
      </table:table>
      <table:table table:name="Tot_prof" table:style-name="ta2">
        <table:table-column table:style-name="co1" table:visibility="collapse" table:default-cell-style-name="ce73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16" table:default-cell-style-name="Default"/>
        <table:table-column table:style-name="co26" table:default-cell-style-name="Default"/>
        <table:table-column table:style-name="co27" table:number-columns-repeated="2" table:default-cell-style-name="Default"/>
        <table:table-column table:style-name="co14" table:number-columns-repeated="1001" table:default-cell-style-name="Default"/>
        <table:table-row table:style-name="ro1">
          <table:table-cell table:style-name="ce187"/>
          <table:table-cell table:style-name="ce254" office:value-type="string" calcext:value-type="string">
            <text:p>FI+FA</text:p>
          </table:table-cell>
          <table:table-cell table:style-name="ce254"/>
          <table:table-cell table:style-name="ce155" table:number-columns-repeated="1021"/>
        </table:table-row>
        <table:table-row table:style-name="ro1">
          <table:table-cell table:style-name="ce187"/>
          <table:table-cell table:style-name="ce155"/>
          <table:table-cell table:style-name="ce128" office:value-type="string" calcext:value-type="string">
            <text:p>Semaine</text:p>
          </table:table-cell>
          <table:table-cell table:style-name="ce7" table:formula="of:=[$FI.G2]" office:value-type="float" office:value="36" calcext:value-type="float">
            <text:p>36</text:p>
          </table:table-cell>
          <table:table-cell table:style-name="ce7" table:formula="of:=[$FI.H2]" office:value-type="float" office:value="37" calcext:value-type="float">
            <text:p>37</text:p>
          </table:table-cell>
          <table:table-cell table:style-name="ce7" table:formula="of:=[$FI.I2]" office:value-type="float" office:value="38" calcext:value-type="float">
            <text:p>38</text:p>
          </table:table-cell>
          <table:table-cell table:style-name="ce7" table:formula="of:=[$FI.J2]" office:value-type="float" office:value="39" calcext:value-type="float">
            <text:p>39</text:p>
          </table:table-cell>
          <table:table-cell table:style-name="ce7" table:formula="of:=[$FI.K2]" office:value-type="float" office:value="40" calcext:value-type="float">
            <text:p>40</text:p>
          </table:table-cell>
          <table:table-cell table:style-name="ce7" table:formula="of:=[$FI.L2]" office:value-type="float" office:value="41" calcext:value-type="float">
            <text:p>41</text:p>
          </table:table-cell>
          <table:table-cell table:style-name="ce7" table:formula="of:=[$FI.M2]" office:value-type="float" office:value="42" calcext:value-type="float">
            <text:p>42</text:p>
          </table:table-cell>
          <table:table-cell table:style-name="ce7" table:formula="of:=[$FI.N2]" office:value-type="float" office:value="43" calcext:value-type="float">
            <text:p>43</text:p>
          </table:table-cell>
          <table:table-cell table:style-name="ce7" table:formula="of:=[$FI.O2]" office:value-type="float" office:value="45" calcext:value-type="float">
            <text:p>45</text:p>
          </table:table-cell>
          <table:table-cell table:style-name="ce7" table:formula="of:=[$FI.P2]" office:value-type="float" office:value="46" calcext:value-type="float">
            <text:p>46</text:p>
          </table:table-cell>
          <table:table-cell table:style-name="ce7" table:formula="of:=[$FI.Q2]" office:value-type="float" office:value="47" calcext:value-type="float">
            <text:p>47</text:p>
          </table:table-cell>
          <table:table-cell table:style-name="ce7" table:formula="of:=[$FI.R2]" office:value-type="float" office:value="48" calcext:value-type="float">
            <text:p>48</text:p>
          </table:table-cell>
          <table:table-cell table:style-name="ce7" table:formula="of:=[$FI.S2]" office:value-type="float" office:value="49" calcext:value-type="float">
            <text:p>49</text:p>
          </table:table-cell>
          <table:table-cell table:style-name="ce7" table:formula="of:=[$FI.T2]" office:value-type="float" office:value="50" calcext:value-type="float">
            <text:p>50</text:p>
          </table:table-cell>
          <table:table-cell table:style-name="ce7" table:formula="of:=[$FI.U2]" office:value-type="float" office:value="51" calcext:value-type="float">
            <text:p>51</text:p>
          </table:table-cell>
          <table:table-cell table:style-name="ce7" table:formula="of:=[$FI.V2]" office:value-type="float" office:value="0" calcext:value-type="float">
            <text:p>0</text:p>
          </table:table-cell>
          <table:table-cell table:style-name="ce7" table:formula="of:=[$FI.W2]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TOT (h.)</text:p>
          </table:table-cell>
          <table:table-cell table:style-name="ce2"/>
          <table:table-cell table:style-name="ce155" table:number-columns-repeated="1001"/>
        </table:table-row>
        <table:table-row table:style-name="ro1">
          <table:table-cell table:style-name="ce187" table:formula="of:=ROW()-3" office:value-type="float" office:value="0" calcext:value-type="float">
            <text:p>0</text:p>
          </table:table-cell>
          <table:table-cell table:style-name="ce88" table:formula="of:=[static.F2]" office:value-type="string" office:string-value="M2101" calcext:value-type="string">
            <text:p>M2101</text:p>
          </table:table-cell>
          <table:table-cell table:style-name="ce255"/>
          <table:table-cell table:style-name="ce187" table:formula="of:=INDIRECT(ADDRESS(25+2*[.$A3];COLUMN()))+INDIRECT(ADDRESS(24+2*[.$A3];COLUMN()))" office:value-type="float" office:value="36" calcext:value-type="float">
            <text:p>36</text:p>
          </table:table-cell>
          <table:table-cell table:style-name="ce187" table:formula="of:=INDIRECT(ADDRESS(25+2*[.$A3];COLUMN()))+INDIRECT(ADDRESS(24+2*[.$A3];COLUMN()))" office:value-type="float" office:value="41.5" calcext:value-type="float">
            <text:p>41,5</text:p>
          </table:table-cell>
          <table:table-cell table:style-name="ce187" table:formula="of:=INDIRECT(ADDRESS(25+2*[.$A3];COLUMN()))+INDIRECT(ADDRESS(24+2*[.$A3];COLUMN()))" office:value-type="float" office:value="53" calcext:value-type="float">
            <text:p>53</text:p>
          </table:table-cell>
          <table:table-cell table:style-name="ce187" table:formula="of:=INDIRECT(ADDRESS(25+2*[.$A3];COLUMN()))+INDIRECT(ADDRESS(24+2*[.$A3];COLUMN()))" office:value-type="float" office:value="55.5" calcext:value-type="float">
            <text:p>55,5</text:p>
          </table:table-cell>
          <table:table-cell table:style-name="ce187" table:formula="of:=INDIRECT(ADDRESS(25+2*[.$A3];COLUMN()))+INDIRECT(ADDRESS(24+2*[.$A3];COLUMN()))" office:value-type="float" office:value="55" calcext:value-type="float">
            <text:p>55</text:p>
          </table:table-cell>
          <table:table-cell table:style-name="ce187" table:formula="of:=INDIRECT(ADDRESS(25+2*[.$A3];COLUMN()))+INDIRECT(ADDRESS(24+2*[.$A3];COLUMN()))" office:value-type="float" office:value="56" calcext:value-type="float">
            <text:p>56</text:p>
          </table:table-cell>
          <table:table-cell table:style-name="ce187" table:formula="of:=INDIRECT(ADDRESS(25+2*[.$A3];COLUMN()))+INDIRECT(ADDRESS(24+2*[.$A3];COLUMN()))" office:value-type="float" office:value="57" calcext:value-type="float">
            <text:p>57</text:p>
          </table:table-cell>
          <table:table-cell table:style-name="ce187" table:formula="of:=INDIRECT(ADDRESS(25+2*[.$A3];COLUMN()))+INDIRECT(ADDRESS(24+2*[.$A3];COLUMN()))" office:value-type="float" office:value="58" calcext:value-type="float">
            <text:p>58</text:p>
          </table:table-cell>
          <table:table-cell table:style-name="ce187" table:formula="of:=INDIRECT(ADDRESS(25+2*[.$A3];COLUMN()))+INDIRECT(ADDRESS(24+2*[.$A3];COLUMN()))" office:value-type="float" office:value="61.5" calcext:value-type="float">
            <text:p>61,5</text:p>
          </table:table-cell>
          <table:table-cell table:style-name="ce187" table:formula="of:=INDIRECT(ADDRESS(25+2*[.$A3];COLUMN()))+INDIRECT(ADDRESS(24+2*[.$A3];COLUMN()))" office:value-type="float" office:value="61" calcext:value-type="float">
            <text:p>61</text:p>
          </table:table-cell>
          <table:table-cell table:style-name="ce187" table:formula="of:=INDIRECT(ADDRESS(25+2*[.$A3];COLUMN()))+INDIRECT(ADDRESS(24+2*[.$A3];COLUMN()))" office:value-type="float" office:value="59" calcext:value-type="float">
            <text:p>59</text:p>
          </table:table-cell>
          <table:table-cell table:style-name="ce187" table:formula="of:=INDIRECT(ADDRESS(25+2*[.$A3];COLUMN()))+INDIRECT(ADDRESS(24+2*[.$A3];COLUMN()))" office:value-type="float" office:value="63" calcext:value-type="float">
            <text:p>63</text:p>
          </table:table-cell>
          <table:table-cell table:style-name="ce187" table:formula="of:=INDIRECT(ADDRESS(25+2*[.$A3];COLUMN()))+INDIRECT(ADDRESS(24+2*[.$A3];COLUMN()))" office:value-type="float" office:value="62.5" calcext:value-type="float">
            <text:p>62,5</text:p>
          </table:table-cell>
          <table:table-cell table:style-name="ce187" table:formula="of:=INDIRECT(ADDRESS(25+2*[.$A3];COLUMN()))+INDIRECT(ADDRESS(24+2*[.$A3];COLUMN()))" office:value-type="float" office:value="50" calcext:value-type="float">
            <text:p>50</text:p>
          </table:table-cell>
          <table:table-cell table:style-name="ce187" table:formula="of:=INDIRECT(ADDRESS(25+2*[.$A3];COLUMN()))+INDIRECT(ADDRESS(24+2*[.$A3];COLUMN()))" office:value-type="float" office:value="51" calcext:value-type="float">
            <text:p>51</text:p>
          </table:table-cell>
          <table:table-cell table:style-name="ce187" table:formula="of:=INDIRECT(ADDRESS(25+2*[.$A3];COLUMN()))+INDIRECT(ADDRESS(24+2*[.$A3];COLUMN()))" office:value-type="float" office:value="0" calcext:value-type="float">
            <text:p>0</text:p>
          </table:table-cell>
          <table:table-cell table:style-name="ce187" table:formula="of:=INDIRECT(ADDRESS(25+2*[.$A3];COLUMN()))+INDIRECT(ADDRESS(24+2*[.$A3];COLUMN()))" office:value-type="float" office:value="0" calcext:value-type="float">
            <text:p>0</text:p>
          </table:table-cell>
          <table:table-cell table:style-name="ce155"/>
          <table:table-cell table:style-name="ce184" table:formula="of:=SUM([.D3:.T3])" office:value-type="float" office:value="820" calcext:value-type="float">
            <text:p>820</text:p>
          </table:table-cell>
          <table:table-cell table:style-name="ce155" table:number-columns-repeated="1002"/>
        </table:table-row>
        <table:table-row table:style-name="ro1">
          <table:table-cell table:style-name="ce187" table:formula="of:=ROW()-3" office:value-type="float" office:value="1" calcext:value-type="float">
            <text:p>1</text:p>
          </table:table-cell>
          <table:table-cell table:style-name="ce88" table:formula="of:=[static.F3]" office:value-type="string" office:string-value="M2102" calcext:value-type="string">
            <text:p>M2102</text:p>
          </table:table-cell>
          <table:table-cell table:style-name="ce255"/>
          <table:table-cell table:style-name="ce187" table:formula="of:=INDIRECT(ADDRESS(25+2*[.$A4];COLUMN()))+INDIRECT(ADDRESS(24+2*[.$A4];COLUMN()))" office:value-type="float" office:value="3" calcext:value-type="float">
            <text:p>3</text:p>
          </table:table-cell>
          <table:table-cell table:style-name="ce187" table:formula="of:=INDIRECT(ADDRESS(25+2*[.$A4];COLUMN()))+INDIRECT(ADDRESS(24+2*[.$A4];COLUMN()))" office:value-type="float" office:value="0" calcext:value-type="float">
            <text:p>0</text:p>
          </table:table-cell>
          <table:table-cell table:style-name="ce187" table:formula="of:=INDIRECT(ADDRESS(25+2*[.$A4];COLUMN()))+INDIRECT(ADDRESS(24+2*[.$A4];COLUMN()))" office:value-type="float" office:value="0" calcext:value-type="float">
            <text:p>0</text:p>
          </table:table-cell>
          <table:table-cell table:style-name="ce187" table:formula="of:=INDIRECT(ADDRESS(25+2*[.$A4];COLUMN()))+INDIRECT(ADDRESS(24+2*[.$A4];COLUMN()))" office:value-type="float" office:value="0" calcext:value-type="float">
            <text:p>0</text:p>
          </table:table-cell>
          <table:table-cell table:style-name="ce187" table:formula="of:=INDIRECT(ADDRESS(25+2*[.$A4];COLUMN()))+INDIRECT(ADDRESS(24+2*[.$A4];COLUMN()))" office:value-type="float" office:value="0" calcext:value-type="float">
            <text:p>0</text:p>
          </table:table-cell>
          <table:table-cell table:style-name="ce187" table:formula="of:=INDIRECT(ADDRESS(25+2*[.$A4];COLUMN()))+INDIRECT(ADDRESS(24+2*[.$A4];COLUMN()))" office:value-type="float" office:value="0" calcext:value-type="float">
            <text:p>0</text:p>
          </table:table-cell>
          <table:table-cell table:style-name="ce187" table:formula="of:=INDIRECT(ADDRESS(25+2*[.$A4];COLUMN()))+INDIRECT(ADDRESS(24+2*[.$A4];COLUMN()))" office:value-type="float" office:value="0" calcext:value-type="float">
            <text:p>0</text:p>
          </table:table-cell>
          <table:table-cell table:style-name="ce187" table:formula="of:=INDIRECT(ADDRESS(25+2*[.$A4];COLUMN()))+INDIRECT(ADDRESS(24+2*[.$A4];COLUMN()))" office:value-type="float" office:value="0" calcext:value-type="float">
            <text:p>0</text:p>
          </table:table-cell>
          <table:table-cell table:style-name="ce187" table:formula="of:=INDIRECT(ADDRESS(25+2*[.$A4];COLUMN()))+INDIRECT(ADDRESS(24+2*[.$A4];COLUMN()))" office:value-type="float" office:value="0" calcext:value-type="float">
            <text:p>0</text:p>
          </table:table-cell>
          <table:table-cell table:style-name="ce187" table:formula="of:=INDIRECT(ADDRESS(25+2*[.$A4];COLUMN()))+INDIRECT(ADDRESS(24+2*[.$A4];COLUMN()))" office:value-type="float" office:value="0" calcext:value-type="float">
            <text:p>0</text:p>
          </table:table-cell>
          <table:table-cell table:style-name="ce187" table:formula="of:=INDIRECT(ADDRESS(25+2*[.$A4];COLUMN()))+INDIRECT(ADDRESS(24+2*[.$A4];COLUMN()))" office:value-type="float" office:value="0" calcext:value-type="float">
            <text:p>0</text:p>
          </table:table-cell>
          <table:table-cell table:style-name="ce187" table:formula="of:=INDIRECT(ADDRESS(25+2*[.$A4];COLUMN()))+INDIRECT(ADDRESS(24+2*[.$A4];COLUMN()))" office:value-type="float" office:value="4.5" calcext:value-type="float">
            <text:p>4,5</text:p>
          </table:table-cell>
          <table:table-cell table:style-name="ce187" table:formula="of:=INDIRECT(ADDRESS(25+2*[.$A4];COLUMN()))+INDIRECT(ADDRESS(24+2*[.$A4];COLUMN()))" office:value-type="float" office:value="16.5" calcext:value-type="float">
            <text:p>16,5</text:p>
          </table:table-cell>
          <table:table-cell table:style-name="ce187" table:formula="of:=INDIRECT(ADDRESS(25+2*[.$A4];COLUMN()))+INDIRECT(ADDRESS(24+2*[.$A4];COLUMN()))" office:value-type="float" office:value="24" calcext:value-type="float">
            <text:p>24</text:p>
          </table:table-cell>
          <table:table-cell table:style-name="ce187" table:formula="of:=INDIRECT(ADDRESS(25+2*[.$A4];COLUMN()))+INDIRECT(ADDRESS(24+2*[.$A4];COLUMN()))" office:value-type="float" office:value="24" calcext:value-type="float">
            <text:p>24</text:p>
          </table:table-cell>
          <table:table-cell table:style-name="ce187" table:formula="of:=INDIRECT(ADDRESS(25+2*[.$A4];COLUMN()))+INDIRECT(ADDRESS(24+2*[.$A4];COLUMN()))" office:value-type="float" office:value="0" calcext:value-type="float">
            <text:p>0</text:p>
          </table:table-cell>
          <table:table-cell table:style-name="ce187" table:formula="of:=INDIRECT(ADDRESS(25+2*[.$A4];COLUMN()))+INDIRECT(ADDRESS(24+2*[.$A4];COLUMN()))" office:value-type="float" office:value="0" calcext:value-type="float">
            <text:p>0</text:p>
          </table:table-cell>
          <table:table-cell table:style-name="ce155"/>
          <table:table-cell table:style-name="ce184" table:formula="of:=SUM([.D4:.T4])" office:value-type="float" office:value="72" calcext:value-type="float">
            <text:p>72</text:p>
          </table:table-cell>
          <table:table-cell table:style-name="ce155" table:number-columns-repeated="1002"/>
        </table:table-row>
        <table:table-row table:style-name="ro1">
          <table:table-cell table:style-name="ce187" table:formula="of:=ROW()-3" office:value-type="float" office:value="2" calcext:value-type="float">
            <text:p>2</text:p>
          </table:table-cell>
          <table:table-cell table:style-name="ce88" table:formula="of:=[static.F4]" office:value-type="string" office:string-value="M2103" calcext:value-type="string">
            <text:p>M2103</text:p>
          </table:table-cell>
          <table:table-cell table:style-name="ce255"/>
          <table:table-cell table:style-name="ce187" table:formula="of:=INDIRECT(ADDRESS(25+2*[.$A5];COLUMN()))+INDIRECT(ADDRESS(24+2*[.$A5];COLUMN()))" office:value-type="float" office:value="15" calcext:value-type="float">
            <text:p>15</text:p>
          </table:table-cell>
          <table:table-cell table:style-name="ce187" table:formula="of:=INDIRECT(ADDRESS(25+2*[.$A5];COLUMN()))+INDIRECT(ADDRESS(24+2*[.$A5];COLUMN()))" office:value-type="float" office:value="25.5" calcext:value-type="float">
            <text:p>25,5</text:p>
          </table:table-cell>
          <table:table-cell table:style-name="ce187" table:formula="of:=INDIRECT(ADDRESS(25+2*[.$A5];COLUMN()))+INDIRECT(ADDRESS(24+2*[.$A5];COLUMN()))" office:value-type="float" office:value="21" calcext:value-type="float">
            <text:p>21</text:p>
          </table:table-cell>
          <table:table-cell table:style-name="ce187" table:formula="of:=INDIRECT(ADDRESS(25+2*[.$A5];COLUMN()))+INDIRECT(ADDRESS(24+2*[.$A5];COLUMN()))" office:value-type="float" office:value="18" calcext:value-type="float">
            <text:p>18</text:p>
          </table:table-cell>
          <table:table-cell table:style-name="ce187" table:formula="of:=INDIRECT(ADDRESS(25+2*[.$A5];COLUMN()))+INDIRECT(ADDRESS(24+2*[.$A5];COLUMN()))" office:value-type="float" office:value="12" calcext:value-type="float">
            <text:p>12</text:p>
          </table:table-cell>
          <table:table-cell table:style-name="ce187" table:formula="of:=INDIRECT(ADDRESS(25+2*[.$A5];COLUMN()))+INDIRECT(ADDRESS(24+2*[.$A5];COLUMN()))" office:value-type="float" office:value="1.5" calcext:value-type="float">
            <text:p>1,5</text:p>
          </table:table-cell>
          <table:table-cell table:style-name="ce187" table:formula="of:=INDIRECT(ADDRESS(25+2*[.$A5];COLUMN()))+INDIRECT(ADDRESS(24+2*[.$A5];COLUMN()))" office:value-type="float" office:value="1.5" calcext:value-type="float">
            <text:p>1,5</text:p>
          </table:table-cell>
          <table:table-cell table:style-name="ce187" table:formula="of:=INDIRECT(ADDRESS(25+2*[.$A5];COLUMN()))+INDIRECT(ADDRESS(24+2*[.$A5];COLUMN()))" office:value-type="float" office:value="4.5" calcext:value-type="float">
            <text:p>4,5</text:p>
          </table:table-cell>
          <table:table-cell table:style-name="ce187" table:formula="of:=INDIRECT(ADDRESS(25+2*[.$A5];COLUMN()))+INDIRECT(ADDRESS(24+2*[.$A5];COLUMN()))" office:value-type="float" office:value="0" calcext:value-type="float">
            <text:p>0</text:p>
          </table:table-cell>
          <table:table-cell table:style-name="ce187" table:formula="of:=INDIRECT(ADDRESS(25+2*[.$A5];COLUMN()))+INDIRECT(ADDRESS(24+2*[.$A5];COLUMN()))" office:value-type="float" office:value="0" calcext:value-type="float">
            <text:p>0</text:p>
          </table:table-cell>
          <table:table-cell table:style-name="ce187" table:formula="of:=INDIRECT(ADDRESS(25+2*[.$A5];COLUMN()))+INDIRECT(ADDRESS(24+2*[.$A5];COLUMN()))" office:value-type="float" office:value="0" calcext:value-type="float">
            <text:p>0</text:p>
          </table:table-cell>
          <table:table-cell table:style-name="ce187" table:formula="of:=INDIRECT(ADDRESS(25+2*[.$A5];COLUMN()))+INDIRECT(ADDRESS(24+2*[.$A5];COLUMN()))" office:value-type="float" office:value="0" calcext:value-type="float">
            <text:p>0</text:p>
          </table:table-cell>
          <table:table-cell table:style-name="ce187" table:formula="of:=INDIRECT(ADDRESS(25+2*[.$A5];COLUMN()))+INDIRECT(ADDRESS(24+2*[.$A5];COLUMN()))" office:value-type="float" office:value="0" calcext:value-type="float">
            <text:p>0</text:p>
          </table:table-cell>
          <table:table-cell table:style-name="ce187" table:formula="of:=INDIRECT(ADDRESS(25+2*[.$A5];COLUMN()))+INDIRECT(ADDRESS(24+2*[.$A5];COLUMN()))" office:value-type="float" office:value="0" calcext:value-type="float">
            <text:p>0</text:p>
          </table:table-cell>
          <table:table-cell table:style-name="ce187" table:formula="of:=INDIRECT(ADDRESS(25+2*[.$A5];COLUMN()))+INDIRECT(ADDRESS(24+2*[.$A5];COLUMN()))" office:value-type="float" office:value="0" calcext:value-type="float">
            <text:p>0</text:p>
          </table:table-cell>
          <table:table-cell table:style-name="ce187" table:formula="of:=INDIRECT(ADDRESS(25+2*[.$A5];COLUMN()))+INDIRECT(ADDRESS(24+2*[.$A5];COLUMN()))" office:value-type="float" office:value="0" calcext:value-type="float">
            <text:p>0</text:p>
          </table:table-cell>
          <table:table-cell table:style-name="ce187" table:formula="of:=INDIRECT(ADDRESS(25+2*[.$A5];COLUMN()))+INDIRECT(ADDRESS(24+2*[.$A5];COLUMN()))" office:value-type="float" office:value="0" calcext:value-type="float">
            <text:p>0</text:p>
          </table:table-cell>
          <table:table-cell table:style-name="ce155"/>
          <table:table-cell table:style-name="ce184" table:formula="of:=SUM([.D5:.T5])" office:value-type="float" office:value="99" calcext:value-type="float">
            <text:p>99</text:p>
          </table:table-cell>
          <table:table-cell table:style-name="ce155" table:number-columns-repeated="1002"/>
        </table:table-row>
        <table:table-row table:style-name="ro1">
          <table:table-cell table:style-name="ce187" table:formula="of:=ROW()-3" office:value-type="float" office:value="3" calcext:value-type="float">
            <text:p>3</text:p>
          </table:table-cell>
          <table:table-cell table:style-name="ce88" table:formula="of:=[static.F5]" office:value-type="string" office:string-value="M2104" calcext:value-type="string">
            <text:p>M2104</text:p>
          </table:table-cell>
          <table:table-cell table:style-name="ce255"/>
          <table:table-cell table:style-name="ce187" table:formula="of:=INDIRECT(ADDRESS(25+2*[.$A6];COLUMN()))+INDIRECT(ADDRESS(24+2*[.$A6];COLUMN()))" office:value-type="float" office:value="0" calcext:value-type="float">
            <text:p>0</text:p>
          </table:table-cell>
          <table:table-cell table:style-name="ce187" table:formula="of:=INDIRECT(ADDRESS(25+2*[.$A6];COLUMN()))+INDIRECT(ADDRESS(24+2*[.$A6];COLUMN()))" office:value-type="float" office:value="0" calcext:value-type="float">
            <text:p>0</text:p>
          </table:table-cell>
          <table:table-cell table:style-name="ce187" table:formula="of:=INDIRECT(ADDRESS(25+2*[.$A6];COLUMN()))+INDIRECT(ADDRESS(24+2*[.$A6];COLUMN()))" office:value-type="float" office:value="0" calcext:value-type="float">
            <text:p>0</text:p>
          </table:table-cell>
          <table:table-cell table:style-name="ce187" table:formula="of:=INDIRECT(ADDRESS(25+2*[.$A6];COLUMN()))+INDIRECT(ADDRESS(24+2*[.$A6];COLUMN()))" office:value-type="float" office:value="0" calcext:value-type="float">
            <text:p>0</text:p>
          </table:table-cell>
          <table:table-cell table:style-name="ce187" table:formula="of:=INDIRECT(ADDRESS(25+2*[.$A6];COLUMN()))+INDIRECT(ADDRESS(24+2*[.$A6];COLUMN()))" office:value-type="float" office:value="3" calcext:value-type="float">
            <text:p>3</text:p>
          </table:table-cell>
          <table:table-cell table:style-name="ce187" table:formula="of:=INDIRECT(ADDRESS(25+2*[.$A6];COLUMN()))+INDIRECT(ADDRESS(24+2*[.$A6];COLUMN()))" office:value-type="float" office:value="4.5" calcext:value-type="float">
            <text:p>4,5</text:p>
          </table:table-cell>
          <table:table-cell table:style-name="ce187" table:formula="of:=INDIRECT(ADDRESS(25+2*[.$A6];COLUMN()))+INDIRECT(ADDRESS(24+2*[.$A6];COLUMN()))" office:value-type="float" office:value="10.5" calcext:value-type="float">
            <text:p>10,5</text:p>
          </table:table-cell>
          <table:table-cell table:style-name="ce187" table:formula="of:=INDIRECT(ADDRESS(25+2*[.$A6];COLUMN()))+INDIRECT(ADDRESS(24+2*[.$A6];COLUMN()))" office:value-type="float" office:value="21" calcext:value-type="float">
            <text:p>21</text:p>
          </table:table-cell>
          <table:table-cell table:style-name="ce187" table:formula="of:=INDIRECT(ADDRESS(25+2*[.$A6];COLUMN()))+INDIRECT(ADDRESS(24+2*[.$A6];COLUMN()))" office:value-type="float" office:value="4.5" calcext:value-type="float">
            <text:p>4,5</text:p>
          </table:table-cell>
          <table:table-cell table:style-name="ce187" table:formula="of:=INDIRECT(ADDRESS(25+2*[.$A6];COLUMN()))+INDIRECT(ADDRESS(24+2*[.$A6];COLUMN()))" office:value-type="float" office:value="21" calcext:value-type="float">
            <text:p>21</text:p>
          </table:table-cell>
          <table:table-cell table:style-name="ce187" table:formula="of:=INDIRECT(ADDRESS(25+2*[.$A6];COLUMN()))+INDIRECT(ADDRESS(24+2*[.$A6];COLUMN()))" office:value-type="float" office:value="19.5" calcext:value-type="float">
            <text:p>19,5</text:p>
          </table:table-cell>
          <table:table-cell table:style-name="ce187" table:formula="of:=INDIRECT(ADDRESS(25+2*[.$A6];COLUMN()))+INDIRECT(ADDRESS(24+2*[.$A6];COLUMN()))" office:value-type="float" office:value="0" calcext:value-type="float">
            <text:p>0</text:p>
          </table:table-cell>
          <table:table-cell table:style-name="ce187" table:formula="of:=INDIRECT(ADDRESS(25+2*[.$A6];COLUMN()))+INDIRECT(ADDRESS(24+2*[.$A6];COLUMN()))" office:value-type="float" office:value="0" calcext:value-type="float">
            <text:p>0</text:p>
          </table:table-cell>
          <table:table-cell table:style-name="ce187" table:formula="of:=INDIRECT(ADDRESS(25+2*[.$A6];COLUMN()))+INDIRECT(ADDRESS(24+2*[.$A6];COLUMN()))" office:value-type="float" office:value="6" calcext:value-type="float">
            <text:p>6</text:p>
          </table:table-cell>
          <table:table-cell table:style-name="ce187" table:formula="of:=INDIRECT(ADDRESS(25+2*[.$A6];COLUMN()))+INDIRECT(ADDRESS(24+2*[.$A6];COLUMN()))" office:value-type="float" office:value="0" calcext:value-type="float">
            <text:p>0</text:p>
          </table:table-cell>
          <table:table-cell table:style-name="ce187" table:formula="of:=INDIRECT(ADDRESS(25+2*[.$A6];COLUMN()))+INDIRECT(ADDRESS(24+2*[.$A6];COLUMN()))" office:value-type="float" office:value="0" calcext:value-type="float">
            <text:p>0</text:p>
          </table:table-cell>
          <table:table-cell table:style-name="ce187" table:formula="of:=INDIRECT(ADDRESS(25+2*[.$A6];COLUMN()))+INDIRECT(ADDRESS(24+2*[.$A6];COLUMN()))" office:value-type="float" office:value="0" calcext:value-type="float">
            <text:p>0</text:p>
          </table:table-cell>
          <table:table-cell table:style-name="ce155"/>
          <table:table-cell table:style-name="ce184" table:formula="of:=SUM([.D6:.T6])" office:value-type="float" office:value="90" calcext:value-type="float">
            <text:p>90</text:p>
          </table:table-cell>
          <table:table-cell table:style-name="ce155" table:number-columns-repeated="1002"/>
        </table:table-row>
        <table:table-row table:style-name="ro1">
          <table:table-cell table:style-name="ce187" table:formula="of:=ROW()-3" office:value-type="float" office:value="4" calcext:value-type="float">
            <text:p>4</text:p>
          </table:table-cell>
          <table:table-cell table:style-name="ce88" table:formula="of:=[static.F6]" office:value-type="string" office:string-value="M2105" calcext:value-type="string">
            <text:p>M2105</text:p>
          </table:table-cell>
          <table:table-cell table:style-name="ce255"/>
          <table:table-cell table:style-name="ce187" table:formula="of:=INDIRECT(ADDRESS(25+2*[.$A7];COLUMN()))+INDIRECT(ADDRESS(24+2*[.$A7];COLUMN()))" office:value-type="float" office:value="0" calcext:value-type="float">
            <text:p>0</text:p>
          </table:table-cell>
          <table:table-cell table:style-name="ce187" table:formula="of:=INDIRECT(ADDRESS(25+2*[.$A7];COLUMN()))+INDIRECT(ADDRESS(24+2*[.$A7];COLUMN()))" office:value-type="float" office:value="0" calcext:value-type="float">
            <text:p>0</text:p>
          </table:table-cell>
          <table:table-cell table:style-name="ce187" table:formula="of:=INDIRECT(ADDRESS(25+2*[.$A7];COLUMN()))+INDIRECT(ADDRESS(24+2*[.$A7];COLUMN()))" office:value-type="float" office:value="0" calcext:value-type="float">
            <text:p>0</text:p>
          </table:table-cell>
          <table:table-cell table:style-name="ce187" table:formula="of:=INDIRECT(ADDRESS(25+2*[.$A7];COLUMN()))+INDIRECT(ADDRESS(24+2*[.$A7];COLUMN()))" office:value-type="float" office:value="0" calcext:value-type="float">
            <text:p>0</text:p>
          </table:table-cell>
          <table:table-cell table:style-name="ce187" table:formula="of:=INDIRECT(ADDRESS(25+2*[.$A7];COLUMN()))+INDIRECT(ADDRESS(24+2*[.$A7];COLUMN()))" office:value-type="float" office:value="0" calcext:value-type="float">
            <text:p>0</text:p>
          </table:table-cell>
          <table:table-cell table:style-name="ce187" table:formula="of:=INDIRECT(ADDRESS(25+2*[.$A7];COLUMN()))+INDIRECT(ADDRESS(24+2*[.$A7];COLUMN()))" office:value-type="float" office:value="4.5" calcext:value-type="float">
            <text:p>4,5</text:p>
          </table:table-cell>
          <table:table-cell table:style-name="ce187" table:formula="of:=INDIRECT(ADDRESS(25+2*[.$A7];COLUMN()))+INDIRECT(ADDRESS(24+2*[.$A7];COLUMN()))" office:value-type="float" office:value="16.5" calcext:value-type="float">
            <text:p>16,5</text:p>
          </table:table-cell>
          <table:table-cell table:style-name="ce187" table:formula="of:=INDIRECT(ADDRESS(25+2*[.$A7];COLUMN()))+INDIRECT(ADDRESS(24+2*[.$A7];COLUMN()))" office:value-type="float" office:value="19.5" calcext:value-type="float">
            <text:p>19,5</text:p>
          </table:table-cell>
          <table:table-cell table:style-name="ce187" table:formula="of:=INDIRECT(ADDRESS(25+2*[.$A7];COLUMN()))+INDIRECT(ADDRESS(24+2*[.$A7];COLUMN()))" office:value-type="float" office:value="12" calcext:value-type="float">
            <text:p>12</text:p>
          </table:table-cell>
          <table:table-cell table:style-name="ce187" table:formula="of:=INDIRECT(ADDRESS(25+2*[.$A7];COLUMN()))+INDIRECT(ADDRESS(24+2*[.$A7];COLUMN()))" office:value-type="float" office:value="18" calcext:value-type="float">
            <text:p>18</text:p>
          </table:table-cell>
          <table:table-cell table:style-name="ce187" table:formula="of:=INDIRECT(ADDRESS(25+2*[.$A7];COLUMN()))+INDIRECT(ADDRESS(24+2*[.$A7];COLUMN()))" office:value-type="float" office:value="15" calcext:value-type="float">
            <text:p>15</text:p>
          </table:table-cell>
          <table:table-cell table:style-name="ce187" table:formula="of:=INDIRECT(ADDRESS(25+2*[.$A7];COLUMN()))+INDIRECT(ADDRESS(24+2*[.$A7];COLUMN()))" office:value-type="float" office:value="12" calcext:value-type="float">
            <text:p>12</text:p>
          </table:table-cell>
          <table:table-cell table:style-name="ce187" table:formula="of:=INDIRECT(ADDRESS(25+2*[.$A7];COLUMN()))+INDIRECT(ADDRESS(24+2*[.$A7];COLUMN()))" office:value-type="float" office:value="1.5" calcext:value-type="float">
            <text:p>1,5</text:p>
          </table:table-cell>
          <table:table-cell table:style-name="ce187" table:formula="of:=INDIRECT(ADDRESS(25+2*[.$A7];COLUMN()))+INDIRECT(ADDRESS(24+2*[.$A7];COLUMN()))" office:value-type="float" office:value="4.5" calcext:value-type="float">
            <text:p>4,5</text:p>
          </table:table-cell>
          <table:table-cell table:style-name="ce187" table:formula="of:=INDIRECT(ADDRESS(25+2*[.$A7];COLUMN()))+INDIRECT(ADDRESS(24+2*[.$A7];COLUMN()))" office:value-type="float" office:value="3" calcext:value-type="float">
            <text:p>3</text:p>
          </table:table-cell>
          <table:table-cell table:style-name="ce187" table:formula="of:=INDIRECT(ADDRESS(25+2*[.$A7];COLUMN()))+INDIRECT(ADDRESS(24+2*[.$A7];COLUMN()))" office:value-type="float" office:value="0" calcext:value-type="float">
            <text:p>0</text:p>
          </table:table-cell>
          <table:table-cell table:style-name="ce187" table:formula="of:=INDIRECT(ADDRESS(25+2*[.$A7];COLUMN()))+INDIRECT(ADDRESS(24+2*[.$A7];COLUMN()))" office:value-type="float" office:value="0" calcext:value-type="float">
            <text:p>0</text:p>
          </table:table-cell>
          <table:table-cell table:style-name="ce155"/>
          <table:table-cell table:style-name="ce184" table:formula="of:=SUM([.D7:.T7])" office:value-type="float" office:value="106.5" calcext:value-type="float">
            <text:p>106,5</text:p>
          </table:table-cell>
          <table:table-cell table:style-name="ce155" table:number-columns-repeated="1002"/>
        </table:table-row>
        <table:table-row table:style-name="ro1">
          <table:table-cell table:style-name="ce187" table:formula="of:=ROW()-3" office:value-type="float" office:value="5" calcext:value-type="float">
            <text:p>5</text:p>
          </table:table-cell>
          <table:table-cell table:style-name="ce88" table:formula="of:=[static.F7]" office:value-type="string" office:string-value="M2106" calcext:value-type="string">
            <text:p>M2106</text:p>
          </table:table-cell>
          <table:table-cell table:style-name="ce255"/>
          <table:table-cell table:style-name="ce187" table:formula="of:=INDIRECT(ADDRESS(25+2*[.$A8];COLUMN()))+INDIRECT(ADDRESS(24+2*[.$A8];COLUMN()))" office:value-type="float" office:value="0" calcext:value-type="float">
            <text:p>0</text:p>
          </table:table-cell>
          <table:table-cell table:style-name="ce187" table:formula="of:=INDIRECT(ADDRESS(25+2*[.$A8];COLUMN()))+INDIRECT(ADDRESS(24+2*[.$A8];COLUMN()))" office:value-type="float" office:value="0" calcext:value-type="float">
            <text:p>0</text:p>
          </table:table-cell>
          <table:table-cell table:style-name="ce187" table:formula="of:=INDIRECT(ADDRESS(25+2*[.$A8];COLUMN()))+INDIRECT(ADDRESS(24+2*[.$A8];COLUMN()))" office:value-type="float" office:value="0" calcext:value-type="float">
            <text:p>0</text:p>
          </table:table-cell>
          <table:table-cell table:style-name="ce187" table:formula="of:=INDIRECT(ADDRESS(25+2*[.$A8];COLUMN()))+INDIRECT(ADDRESS(24+2*[.$A8];COLUMN()))" office:value-type="float" office:value="0" calcext:value-type="float">
            <text:p>0</text:p>
          </table:table-cell>
          <table:table-cell table:style-name="ce187" table:formula="of:=INDIRECT(ADDRESS(25+2*[.$A8];COLUMN()))+INDIRECT(ADDRESS(24+2*[.$A8];COLUMN()))" office:value-type="float" office:value="0" calcext:value-type="float">
            <text:p>0</text:p>
          </table:table-cell>
          <table:table-cell table:style-name="ce187" table:formula="of:=INDIRECT(ADDRESS(25+2*[.$A8];COLUMN()))+INDIRECT(ADDRESS(24+2*[.$A8];COLUMN()))" office:value-type="float" office:value="0" calcext:value-type="float">
            <text:p>0</text:p>
          </table:table-cell>
          <table:table-cell table:style-name="ce187" table:formula="of:=INDIRECT(ADDRESS(25+2*[.$A8];COLUMN()))+INDIRECT(ADDRESS(24+2*[.$A8];COLUMN()))" office:value-type="float" office:value="0" calcext:value-type="float">
            <text:p>0</text:p>
          </table:table-cell>
          <table:table-cell table:style-name="ce187" table:formula="of:=INDIRECT(ADDRESS(25+2*[.$A8];COLUMN()))+INDIRECT(ADDRESS(24+2*[.$A8];COLUMN()))" office:value-type="float" office:value="0" calcext:value-type="float">
            <text:p>0</text:p>
          </table:table-cell>
          <table:table-cell table:style-name="ce187" table:formula="of:=INDIRECT(ADDRESS(25+2*[.$A8];COLUMN()))+INDIRECT(ADDRESS(24+2*[.$A8];COLUMN()))" office:value-type="float" office:value="4.5" calcext:value-type="float">
            <text:p>4,5</text:p>
          </table:table-cell>
          <table:table-cell table:style-name="ce187" table:formula="of:=INDIRECT(ADDRESS(25+2*[.$A8];COLUMN()))+INDIRECT(ADDRESS(24+2*[.$A8];COLUMN()))" office:value-type="float" office:value="19.5" calcext:value-type="float">
            <text:p>19,5</text:p>
          </table:table-cell>
          <table:table-cell table:style-name="ce187" table:formula="of:=INDIRECT(ADDRESS(25+2*[.$A8];COLUMN()))+INDIRECT(ADDRESS(24+2*[.$A8];COLUMN()))" office:value-type="float" office:value="16.5" calcext:value-type="float">
            <text:p>16,5</text:p>
          </table:table-cell>
          <table:table-cell table:style-name="ce187" table:formula="of:=INDIRECT(ADDRESS(25+2*[.$A8];COLUMN()))+INDIRECT(ADDRESS(24+2*[.$A8];COLUMN()))" office:value-type="float" office:value="12" calcext:value-type="float">
            <text:p>12</text:p>
          </table:table-cell>
          <table:table-cell table:style-name="ce187" table:formula="of:=INDIRECT(ADDRESS(25+2*[.$A8];COLUMN()))+INDIRECT(ADDRESS(24+2*[.$A8];COLUMN()))" office:value-type="float" office:value="12" calcext:value-type="float">
            <text:p>12</text:p>
          </table:table-cell>
          <table:table-cell table:style-name="ce187" table:formula="of:=INDIRECT(ADDRESS(25+2*[.$A8];COLUMN()))+INDIRECT(ADDRESS(24+2*[.$A8];COLUMN()))" office:value-type="float" office:value="16.5" calcext:value-type="float">
            <text:p>16,5</text:p>
          </table:table-cell>
          <table:table-cell table:style-name="ce187" table:formula="of:=INDIRECT(ADDRESS(25+2*[.$A8];COLUMN()))+INDIRECT(ADDRESS(24+2*[.$A8];COLUMN()))" office:value-type="float" office:value="15" calcext:value-type="float">
            <text:p>15</text:p>
          </table:table-cell>
          <table:table-cell table:style-name="ce187" table:formula="of:=INDIRECT(ADDRESS(25+2*[.$A8];COLUMN()))+INDIRECT(ADDRESS(24+2*[.$A8];COLUMN()))" office:value-type="float" office:value="0" calcext:value-type="float">
            <text:p>0</text:p>
          </table:table-cell>
          <table:table-cell table:style-name="ce187" table:formula="of:=INDIRECT(ADDRESS(25+2*[.$A8];COLUMN()))+INDIRECT(ADDRESS(24+2*[.$A8];COLUMN()))" office:value-type="float" office:value="0" calcext:value-type="float">
            <text:p>0</text:p>
          </table:table-cell>
          <table:table-cell table:style-name="ce155"/>
          <table:table-cell table:style-name="ce184" table:formula="of:=SUM([.D8:.T8])" office:value-type="float" office:value="96" calcext:value-type="float">
            <text:p>96</text:p>
          </table:table-cell>
          <table:table-cell table:style-name="ce155" table:number-columns-repeated="1002"/>
        </table:table-row>
        <table:table-row table:style-name="ro1">
          <table:table-cell table:style-name="ce187" table:formula="of:=ROW()-3" office:value-type="float" office:value="6" calcext:value-type="float">
            <text:p>6</text:p>
          </table:table-cell>
          <table:table-cell table:style-name="ce88" table:formula="of:=[static.F8]" office:value-type="string" office:string-value="M2107" calcext:value-type="string">
            <text:p>M2107</text:p>
          </table:table-cell>
          <table:table-cell table:style-name="ce255"/>
          <table:table-cell table:style-name="ce187" table:formula="of:=INDIRECT(ADDRESS(25+2*[.$A9];COLUMN()))+INDIRECT(ADDRESS(24+2*[.$A9];COLUMN()))" office:value-type="float" office:value="0" calcext:value-type="float">
            <text:p>0</text:p>
          </table:table-cell>
          <table:table-cell table:style-name="ce187" table:formula="of:=INDIRECT(ADDRESS(25+2*[.$A9];COLUMN()))+INDIRECT(ADDRESS(24+2*[.$A9];COLUMN()))" office:value-type="float" office:value="0" calcext:value-type="float">
            <text:p>0</text:p>
          </table:table-cell>
          <table:table-cell table:style-name="ce187" table:formula="of:=INDIRECT(ADDRESS(25+2*[.$A9];COLUMN()))+INDIRECT(ADDRESS(24+2*[.$A9];COLUMN()))" office:value-type="float" office:value="3" calcext:value-type="float">
            <text:p>3</text:p>
          </table:table-cell>
          <table:table-cell table:style-name="ce187" table:formula="of:=INDIRECT(ADDRESS(25+2*[.$A9];COLUMN()))+INDIRECT(ADDRESS(24+2*[.$A9];COLUMN()))" office:value-type="float" office:value="0" calcext:value-type="float">
            <text:p>0</text:p>
          </table:table-cell>
          <table:table-cell table:style-name="ce187" table:formula="of:=INDIRECT(ADDRESS(25+2*[.$A9];COLUMN()))+INDIRECT(ADDRESS(24+2*[.$A9];COLUMN()))" office:value-type="float" office:value="4.5" calcext:value-type="float">
            <text:p>4,5</text:p>
          </table:table-cell>
          <table:table-cell table:style-name="ce187" table:formula="of:=INDIRECT(ADDRESS(25+2*[.$A9];COLUMN()))+INDIRECT(ADDRESS(24+2*[.$A9];COLUMN()))" office:value-type="float" office:value="9" calcext:value-type="float">
            <text:p>9</text:p>
          </table:table-cell>
          <table:table-cell table:style-name="ce187" table:formula="of:=INDIRECT(ADDRESS(25+2*[.$A9];COLUMN()))+INDIRECT(ADDRESS(24+2*[.$A9];COLUMN()))" office:value-type="float" office:value="18" calcext:value-type="float">
            <text:p>18</text:p>
          </table:table-cell>
          <table:table-cell table:style-name="ce187" table:formula="of:=INDIRECT(ADDRESS(25+2*[.$A9];COLUMN()))+INDIRECT(ADDRESS(24+2*[.$A9];COLUMN()))" office:value-type="float" office:value="24" calcext:value-type="float">
            <text:p>24</text:p>
          </table:table-cell>
          <table:table-cell table:style-name="ce187" table:formula="of:=INDIRECT(ADDRESS(25+2*[.$A9];COLUMN()))+INDIRECT(ADDRESS(24+2*[.$A9];COLUMN()))" office:value-type="float" office:value="15" calcext:value-type="float">
            <text:p>15</text:p>
          </table:table-cell>
          <table:table-cell table:style-name="ce187" table:formula="of:=INDIRECT(ADDRESS(25+2*[.$A9];COLUMN()))+INDIRECT(ADDRESS(24+2*[.$A9];COLUMN()))" office:value-type="float" office:value="18" calcext:value-type="float">
            <text:p>18</text:p>
          </table:table-cell>
          <table:table-cell table:style-name="ce187" table:formula="of:=INDIRECT(ADDRESS(25+2*[.$A9];COLUMN()))+INDIRECT(ADDRESS(24+2*[.$A9];COLUMN()))" office:value-type="float" office:value="21" calcext:value-type="float">
            <text:p>21</text:p>
          </table:table-cell>
          <table:table-cell table:style-name="ce187" table:formula="of:=INDIRECT(ADDRESS(25+2*[.$A9];COLUMN()))+INDIRECT(ADDRESS(24+2*[.$A9];COLUMN()))" office:value-type="float" office:value="1.5" calcext:value-type="float">
            <text:p>1,5</text:p>
          </table:table-cell>
          <table:table-cell table:style-name="ce187" table:formula="of:=INDIRECT(ADDRESS(25+2*[.$A9];COLUMN()))+INDIRECT(ADDRESS(24+2*[.$A9];COLUMN()))" office:value-type="float" office:value="0" calcext:value-type="float">
            <text:p>0</text:p>
          </table:table-cell>
          <table:table-cell table:style-name="ce187" table:formula="of:=INDIRECT(ADDRESS(25+2*[.$A9];COLUMN()))+INDIRECT(ADDRESS(24+2*[.$A9];COLUMN()))" office:value-type="float" office:value="0" calcext:value-type="float">
            <text:p>0</text:p>
          </table:table-cell>
          <table:table-cell table:style-name="ce187" table:formula="of:=INDIRECT(ADDRESS(25+2*[.$A9];COLUMN()))+INDIRECT(ADDRESS(24+2*[.$A9];COLUMN()))" office:value-type="float" office:value="0" calcext:value-type="float">
            <text:p>0</text:p>
          </table:table-cell>
          <table:table-cell table:style-name="ce187" table:formula="of:=INDIRECT(ADDRESS(25+2*[.$A9];COLUMN()))+INDIRECT(ADDRESS(24+2*[.$A9];COLUMN()))" office:value-type="float" office:value="0" calcext:value-type="float">
            <text:p>0</text:p>
          </table:table-cell>
          <table:table-cell table:style-name="ce187" table:formula="of:=INDIRECT(ADDRESS(25+2*[.$A9];COLUMN()))+INDIRECT(ADDRESS(24+2*[.$A9];COLUMN()))" office:value-type="float" office:value="0" calcext:value-type="float">
            <text:p>0</text:p>
          </table:table-cell>
          <table:table-cell table:style-name="ce155"/>
          <table:table-cell table:style-name="ce184" table:formula="of:=SUM([.D9:.T9])" office:value-type="float" office:value="114" calcext:value-type="float">
            <text:p>114</text:p>
          </table:table-cell>
          <table:table-cell table:style-name="ce155" table:number-columns-repeated="1002"/>
        </table:table-row>
        <table:table-row table:style-name="ro1">
          <table:table-cell table:style-name="ce187" table:formula="of:=ROW()-3" office:value-type="float" office:value="7" calcext:value-type="float">
            <text:p>7</text:p>
          </table:table-cell>
          <table:table-cell table:style-name="ce88" table:formula="of:=[static.F9]" office:value-type="string" office:string-value="M2108" calcext:value-type="string">
            <text:p>M2108</text:p>
          </table:table-cell>
          <table:table-cell table:style-name="ce255"/>
          <table:table-cell table:style-name="ce187" table:formula="of:=INDIRECT(ADDRESS(25+2*[.$A10];COLUMN()))+INDIRECT(ADDRESS(24+2*[.$A10];COLUMN()))" office:value-type="float" office:value="0" calcext:value-type="float">
            <text:p>0</text:p>
          </table:table-cell>
          <table:table-cell table:style-name="ce187" table:formula="of:=INDIRECT(ADDRESS(25+2*[.$A10];COLUMN()))+INDIRECT(ADDRESS(24+2*[.$A10];COLUMN()))" office:value-type="float" office:value="0" calcext:value-type="float">
            <text:p>0</text:p>
          </table:table-cell>
          <table:table-cell table:style-name="ce187" table:formula="of:=INDIRECT(ADDRESS(25+2*[.$A10];COLUMN()))+INDIRECT(ADDRESS(24+2*[.$A10];COLUMN()))" office:value-type="float" office:value="0" calcext:value-type="float">
            <text:p>0</text:p>
          </table:table-cell>
          <table:table-cell table:style-name="ce187" table:formula="of:=INDIRECT(ADDRESS(25+2*[.$A10];COLUMN()))+INDIRECT(ADDRESS(24+2*[.$A10];COLUMN()))" office:value-type="float" office:value="0" calcext:value-type="float">
            <text:p>0</text:p>
          </table:table-cell>
          <table:table-cell table:style-name="ce187" table:formula="of:=INDIRECT(ADDRESS(25+2*[.$A10];COLUMN()))+INDIRECT(ADDRESS(24+2*[.$A10];COLUMN()))" office:value-type="float" office:value="0" calcext:value-type="float">
            <text:p>0</text:p>
          </table:table-cell>
          <table:table-cell table:style-name="ce187" table:formula="of:=INDIRECT(ADDRESS(25+2*[.$A10];COLUMN()))+INDIRECT(ADDRESS(24+2*[.$A10];COLUMN()))" office:value-type="float" office:value="0" calcext:value-type="float">
            <text:p>0</text:p>
          </table:table-cell>
          <table:table-cell table:style-name="ce187" table:formula="of:=INDIRECT(ADDRESS(25+2*[.$A10];COLUMN()))+INDIRECT(ADDRESS(24+2*[.$A10];COLUMN()))" office:value-type="float" office:value="0" calcext:value-type="float">
            <text:p>0</text:p>
          </table:table-cell>
          <table:table-cell table:style-name="ce187" table:formula="of:=INDIRECT(ADDRESS(25+2*[.$A10];COLUMN()))+INDIRECT(ADDRESS(24+2*[.$A10];COLUMN()))" office:value-type="float" office:value="0" calcext:value-type="float">
            <text:p>0</text:p>
          </table:table-cell>
          <table:table-cell table:style-name="ce187" table:formula="of:=INDIRECT(ADDRESS(25+2*[.$A10];COLUMN()))+INDIRECT(ADDRESS(24+2*[.$A10];COLUMN()))" office:value-type="float" office:value="0" calcext:value-type="float">
            <text:p>0</text:p>
          </table:table-cell>
          <table:table-cell table:style-name="ce187" table:formula="of:=INDIRECT(ADDRESS(25+2*[.$A10];COLUMN()))+INDIRECT(ADDRESS(24+2*[.$A10];COLUMN()))" office:value-type="float" office:value="0" calcext:value-type="float">
            <text:p>0</text:p>
          </table:table-cell>
          <table:table-cell table:style-name="ce187" table:formula="of:=INDIRECT(ADDRESS(25+2*[.$A10];COLUMN()))+INDIRECT(ADDRESS(24+2*[.$A10];COLUMN()))" office:value-type="float" office:value="0" calcext:value-type="float">
            <text:p>0</text:p>
          </table:table-cell>
          <table:table-cell table:style-name="ce187" table:formula="of:=INDIRECT(ADDRESS(25+2*[.$A10];COLUMN()))+INDIRECT(ADDRESS(24+2*[.$A10];COLUMN()))" office:value-type="float" office:value="16.5" calcext:value-type="float">
            <text:p>16,5</text:p>
          </table:table-cell>
          <table:table-cell table:style-name="ce187" table:formula="of:=INDIRECT(ADDRESS(25+2*[.$A10];COLUMN()))+INDIRECT(ADDRESS(24+2*[.$A10];COLUMN()))" office:value-type="float" office:value="15" calcext:value-type="float">
            <text:p>15</text:p>
          </table:table-cell>
          <table:table-cell table:style-name="ce187" table:formula="of:=INDIRECT(ADDRESS(25+2*[.$A10];COLUMN()))+INDIRECT(ADDRESS(24+2*[.$A10];COLUMN()))" office:value-type="float" office:value="25.5" calcext:value-type="float">
            <text:p>25,5</text:p>
          </table:table-cell>
          <table:table-cell table:style-name="ce187" table:formula="of:=INDIRECT(ADDRESS(25+2*[.$A10];COLUMN()))+INDIRECT(ADDRESS(24+2*[.$A10];COLUMN()))" office:value-type="float" office:value="21" calcext:value-type="float">
            <text:p>21</text:p>
          </table:table-cell>
          <table:table-cell table:style-name="ce187" table:formula="of:=INDIRECT(ADDRESS(25+2*[.$A10];COLUMN()))+INDIRECT(ADDRESS(24+2*[.$A10];COLUMN()))" office:value-type="float" office:value="0" calcext:value-type="float">
            <text:p>0</text:p>
          </table:table-cell>
          <table:table-cell table:style-name="ce187" table:formula="of:=INDIRECT(ADDRESS(25+2*[.$A10];COLUMN()))+INDIRECT(ADDRESS(24+2*[.$A10];COLUMN()))" office:value-type="float" office:value="0" calcext:value-type="float">
            <text:p>0</text:p>
          </table:table-cell>
          <table:table-cell table:style-name="ce155"/>
          <table:table-cell table:style-name="ce184" table:formula="of:=SUM([.D10:.T10])" office:value-type="float" office:value="78" calcext:value-type="float">
            <text:p>78</text:p>
          </table:table-cell>
          <table:table-cell table:style-name="ce155" table:number-columns-repeated="1002"/>
        </table:table-row>
        <table:table-row table:style-name="ro1">
          <table:table-cell table:style-name="ce187" table:formula="of:=ROW()-3" office:value-type="float" office:value="8" calcext:value-type="float">
            <text:p>8</text:p>
          </table:table-cell>
          <table:table-cell table:style-name="ce88" table:formula="of:=[static.F10]" office:value-type="string" office:string-value="M2109" calcext:value-type="string">
            <text:p>M2109</text:p>
          </table:table-cell>
          <table:table-cell table:style-name="ce255"/>
          <table:table-cell table:style-name="ce187" table:formula="of:=INDIRECT(ADDRESS(25+2*[.$A11];COLUMN()))+INDIRECT(ADDRESS(24+2*[.$A11];COLUMN()))" office:value-type="float" office:value="0" calcext:value-type="float">
            <text:p>0</text:p>
          </table:table-cell>
          <table:table-cell table:style-name="ce187" table:formula="of:=INDIRECT(ADDRESS(25+2*[.$A11];COLUMN()))+INDIRECT(ADDRESS(24+2*[.$A11];COLUMN()))" office:value-type="float" office:value="0" calcext:value-type="float">
            <text:p>0</text:p>
          </table:table-cell>
          <table:table-cell table:style-name="ce187" table:formula="of:=INDIRECT(ADDRESS(25+2*[.$A11];COLUMN()))+INDIRECT(ADDRESS(24+2*[.$A11];COLUMN()))" office:value-type="float" office:value="0" calcext:value-type="float">
            <text:p>0</text:p>
          </table:table-cell>
          <table:table-cell table:style-name="ce187" table:formula="of:=INDIRECT(ADDRESS(25+2*[.$A11];COLUMN()))+INDIRECT(ADDRESS(24+2*[.$A11];COLUMN()))" office:value-type="float" office:value="0" calcext:value-type="float">
            <text:p>0</text:p>
          </table:table-cell>
          <table:table-cell table:style-name="ce187" table:formula="of:=INDIRECT(ADDRESS(25+2*[.$A11];COLUMN()))+INDIRECT(ADDRESS(24+2*[.$A11];COLUMN()))" office:value-type="float" office:value="15" calcext:value-type="float">
            <text:p>15</text:p>
          </table:table-cell>
          <table:table-cell table:style-name="ce187" table:formula="of:=INDIRECT(ADDRESS(25+2*[.$A11];COLUMN()))+INDIRECT(ADDRESS(24+2*[.$A11];COLUMN()))" office:value-type="float" office:value="12" calcext:value-type="float">
            <text:p>12</text:p>
          </table:table-cell>
          <table:table-cell table:style-name="ce187" table:formula="of:=INDIRECT(ADDRESS(25+2*[.$A11];COLUMN()))+INDIRECT(ADDRESS(24+2*[.$A11];COLUMN()))" office:value-type="float" office:value="4.5" calcext:value-type="float">
            <text:p>4,5</text:p>
          </table:table-cell>
          <table:table-cell table:style-name="ce187" table:formula="of:=INDIRECT(ADDRESS(25+2*[.$A11];COLUMN()))+INDIRECT(ADDRESS(24+2*[.$A11];COLUMN()))" office:value-type="float" office:value="15" calcext:value-type="float">
            <text:p>15</text:p>
          </table:table-cell>
          <table:table-cell table:style-name="ce187" table:formula="of:=INDIRECT(ADDRESS(25+2*[.$A11];COLUMN()))+INDIRECT(ADDRESS(24+2*[.$A11];COLUMN()))" office:value-type="float" office:value="3" calcext:value-type="float">
            <text:p>3</text:p>
          </table:table-cell>
          <table:table-cell table:style-name="ce187" table:formula="of:=INDIRECT(ADDRESS(25+2*[.$A11];COLUMN()))+INDIRECT(ADDRESS(24+2*[.$A11];COLUMN()))" office:value-type="float" office:value="16.5" calcext:value-type="float">
            <text:p>16,5</text:p>
          </table:table-cell>
          <table:table-cell table:style-name="ce187" table:formula="of:=INDIRECT(ADDRESS(25+2*[.$A11];COLUMN()))+INDIRECT(ADDRESS(24+2*[.$A11];COLUMN()))" office:value-type="float" office:value="6" calcext:value-type="float">
            <text:p>6</text:p>
          </table:table-cell>
          <table:table-cell table:style-name="ce187" table:formula="of:=INDIRECT(ADDRESS(25+2*[.$A11];COLUMN()))+INDIRECT(ADDRESS(24+2*[.$A11];COLUMN()))" office:value-type="float" office:value="12" calcext:value-type="float">
            <text:p>12</text:p>
          </table:table-cell>
          <table:table-cell table:style-name="ce187" table:formula="of:=INDIRECT(ADDRESS(25+2*[.$A11];COLUMN()))+INDIRECT(ADDRESS(24+2*[.$A11];COLUMN()))" office:value-type="float" office:value="3" calcext:value-type="float">
            <text:p>3</text:p>
          </table:table-cell>
          <table:table-cell table:style-name="ce187" table:formula="of:=INDIRECT(ADDRESS(25+2*[.$A11];COLUMN()))+INDIRECT(ADDRESS(24+2*[.$A11];COLUMN()))" office:value-type="float" office:value="13.5" calcext:value-type="float">
            <text:p>13,5</text:p>
          </table:table-cell>
          <table:table-cell table:style-name="ce187" table:formula="of:=INDIRECT(ADDRESS(25+2*[.$A11];COLUMN()))+INDIRECT(ADDRESS(24+2*[.$A11];COLUMN()))" office:value-type="float" office:value="6" calcext:value-type="float">
            <text:p>6</text:p>
          </table:table-cell>
          <table:table-cell table:style-name="ce187" table:formula="of:=INDIRECT(ADDRESS(25+2*[.$A11];COLUMN()))+INDIRECT(ADDRESS(24+2*[.$A11];COLUMN()))" office:value-type="float" office:value="0" calcext:value-type="float">
            <text:p>0</text:p>
          </table:table-cell>
          <table:table-cell table:style-name="ce187" table:formula="of:=INDIRECT(ADDRESS(25+2*[.$A11];COLUMN()))+INDIRECT(ADDRESS(24+2*[.$A11];COLUMN()))" office:value-type="float" office:value="0" calcext:value-type="float">
            <text:p>0</text:p>
          </table:table-cell>
          <table:table-cell table:style-name="ce155"/>
          <table:table-cell table:style-name="ce184" table:formula="of:=SUM([.D11:.T11])" office:value-type="float" office:value="106.5" calcext:value-type="float">
            <text:p>106,5</text:p>
          </table:table-cell>
          <table:table-cell table:style-name="ce155" table:number-columns-repeated="1002"/>
        </table:table-row>
        <table:table-row table:style-name="ro1">
          <table:table-cell table:style-name="ce187" table:formula="of:=ROW()-3" office:value-type="float" office:value="9" calcext:value-type="float">
            <text:p>9</text:p>
          </table:table-cell>
          <table:table-cell table:style-name="ce88" table:formula="of:=[static.F11]" office:value-type="string" office:string-value="M2201" calcext:value-type="string">
            <text:p>M2201</text:p>
          </table:table-cell>
          <table:table-cell table:style-name="ce255"/>
          <table:table-cell table:style-name="ce187" table:formula="of:=INDIRECT(ADDRESS(25+2*[.$A12];COLUMN()))+INDIRECT(ADDRESS(24+2*[.$A12];COLUMN()))" office:value-type="float" office:value="12" calcext:value-type="float">
            <text:p>12</text:p>
          </table:table-cell>
          <table:table-cell table:style-name="ce187" table:formula="of:=INDIRECT(ADDRESS(25+2*[.$A12];COLUMN()))+INDIRECT(ADDRESS(24+2*[.$A12];COLUMN()))" office:value-type="float" office:value="7.5" calcext:value-type="float">
            <text:p>7,5</text:p>
          </table:table-cell>
          <table:table-cell table:style-name="ce187" table:formula="of:=INDIRECT(ADDRESS(25+2*[.$A12];COLUMN()))+INDIRECT(ADDRESS(24+2*[.$A12];COLUMN()))" office:value-type="float" office:value="9" calcext:value-type="float">
            <text:p>9</text:p>
          </table:table-cell>
          <table:table-cell table:style-name="ce187" table:formula="of:=INDIRECT(ADDRESS(25+2*[.$A12];COLUMN()))+INDIRECT(ADDRESS(24+2*[.$A12];COLUMN()))" office:value-type="float" office:value="9" calcext:value-type="float">
            <text:p>9</text:p>
          </table:table-cell>
          <table:table-cell table:style-name="ce187" table:formula="of:=INDIRECT(ADDRESS(25+2*[.$A12];COLUMN()))+INDIRECT(ADDRESS(24+2*[.$A12];COLUMN()))" office:value-type="float" office:value="6" calcext:value-type="float">
            <text:p>6</text:p>
          </table:table-cell>
          <table:table-cell table:style-name="ce187" table:formula="of:=INDIRECT(ADDRESS(25+2*[.$A12];COLUMN()))+INDIRECT(ADDRESS(24+2*[.$A12];COLUMN()))" office:value-type="float" office:value="6" calcext:value-type="float">
            <text:p>6</text:p>
          </table:table-cell>
          <table:table-cell table:style-name="ce187" table:formula="of:=INDIRECT(ADDRESS(25+2*[.$A12];COLUMN()))+INDIRECT(ADDRESS(24+2*[.$A12];COLUMN()))" office:value-type="float" office:value="7.5" calcext:value-type="float">
            <text:p>7,5</text:p>
          </table:table-cell>
          <table:table-cell table:style-name="ce187" table:formula="of:=INDIRECT(ADDRESS(25+2*[.$A12];COLUMN()))+INDIRECT(ADDRESS(24+2*[.$A12];COLUMN()))" office:value-type="float" office:value="10.5" calcext:value-type="float">
            <text:p>10,5</text:p>
          </table:table-cell>
          <table:table-cell table:style-name="ce187" table:formula="of:=INDIRECT(ADDRESS(25+2*[.$A12];COLUMN()))+INDIRECT(ADDRESS(24+2*[.$A12];COLUMN()))" office:value-type="float" office:value="0" calcext:value-type="float">
            <text:p>0</text:p>
          </table:table-cell>
          <table:table-cell table:style-name="ce187" table:formula="of:=INDIRECT(ADDRESS(25+2*[.$A12];COLUMN()))+INDIRECT(ADDRESS(24+2*[.$A12];COLUMN()))" office:value-type="float" office:value="9" calcext:value-type="float">
            <text:p>9</text:p>
          </table:table-cell>
          <table:table-cell table:style-name="ce187" table:formula="of:=INDIRECT(ADDRESS(25+2*[.$A12];COLUMN()))+INDIRECT(ADDRESS(24+2*[.$A12];COLUMN()))" office:value-type="float" office:value="7.5" calcext:value-type="float">
            <text:p>7,5</text:p>
          </table:table-cell>
          <table:table-cell table:style-name="ce187" table:formula="of:=INDIRECT(ADDRESS(25+2*[.$A12];COLUMN()))+INDIRECT(ADDRESS(24+2*[.$A12];COLUMN()))" office:value-type="float" office:value="3" calcext:value-type="float">
            <text:p>3</text:p>
          </table:table-cell>
          <table:table-cell table:style-name="ce187" table:formula="of:=INDIRECT(ADDRESS(25+2*[.$A12];COLUMN()))+INDIRECT(ADDRESS(24+2*[.$A12];COLUMN()))" office:value-type="float" office:value="6" calcext:value-type="float">
            <text:p>6</text:p>
          </table:table-cell>
          <table:table-cell table:style-name="ce187" table:formula="of:=INDIRECT(ADDRESS(25+2*[.$A12];COLUMN()))+INDIRECT(ADDRESS(24+2*[.$A12];COLUMN()))" office:value-type="float" office:value="10.5" calcext:value-type="float">
            <text:p>10,5</text:p>
          </table:table-cell>
          <table:table-cell table:style-name="ce187" table:formula="of:=INDIRECT(ADDRESS(25+2*[.$A12];COLUMN()))+INDIRECT(ADDRESS(24+2*[.$A12];COLUMN()))" office:value-type="float" office:value="7.5" calcext:value-type="float">
            <text:p>7,5</text:p>
          </table:table-cell>
          <table:table-cell table:style-name="ce187" table:formula="of:=INDIRECT(ADDRESS(25+2*[.$A12];COLUMN()))+INDIRECT(ADDRESS(24+2*[.$A12];COLUMN()))" office:value-type="float" office:value="0" calcext:value-type="float">
            <text:p>0</text:p>
          </table:table-cell>
          <table:table-cell table:style-name="ce187" table:formula="of:=INDIRECT(ADDRESS(25+2*[.$A12];COLUMN()))+INDIRECT(ADDRESS(24+2*[.$A12];COLUMN()))" office:value-type="float" office:value="0" calcext:value-type="float">
            <text:p>0</text:p>
          </table:table-cell>
          <table:table-cell table:style-name="ce155"/>
          <table:table-cell table:style-name="ce184" table:formula="of:=SUM([.D12:.T12])" office:value-type="float" office:value="111" calcext:value-type="float">
            <text:p>111</text:p>
          </table:table-cell>
          <table:table-cell table:style-name="ce155" table:number-columns-repeated="1002"/>
        </table:table-row>
        <table:table-row table:style-name="ro1">
          <table:table-cell table:style-name="ce187" table:formula="of:=ROW()-3" office:value-type="float" office:value="10" calcext:value-type="float">
            <text:p>10</text:p>
          </table:table-cell>
          <table:table-cell table:style-name="ce88" table:formula="of:=[static.F12]" office:value-type="string" office:string-value="M2202" calcext:value-type="string">
            <text:p>M2202</text:p>
          </table:table-cell>
          <table:table-cell table:style-name="ce255"/>
          <table:table-cell table:style-name="ce187" table:formula="of:=INDIRECT(ADDRESS(25+2*[.$A13];COLUMN()))+INDIRECT(ADDRESS(24+2*[.$A13];COLUMN()))" office:value-type="float" office:value="4.5" calcext:value-type="float">
            <text:p>4,5</text:p>
          </table:table-cell>
          <table:table-cell table:style-name="ce187" table:formula="of:=INDIRECT(ADDRESS(25+2*[.$A13];COLUMN()))+INDIRECT(ADDRESS(24+2*[.$A13];COLUMN()))" office:value-type="float" office:value="7.5" calcext:value-type="float">
            <text:p>7,5</text:p>
          </table:table-cell>
          <table:table-cell table:style-name="ce187" table:formula="of:=INDIRECT(ADDRESS(25+2*[.$A13];COLUMN()))+INDIRECT(ADDRESS(24+2*[.$A13];COLUMN()))" office:value-type="float" office:value="4.5" calcext:value-type="float">
            <text:p>4,5</text:p>
          </table:table-cell>
          <table:table-cell table:style-name="ce187" table:formula="of:=INDIRECT(ADDRESS(25+2*[.$A13];COLUMN()))+INDIRECT(ADDRESS(24+2*[.$A13];COLUMN()))" office:value-type="float" office:value="6" calcext:value-type="float">
            <text:p>6</text:p>
          </table:table-cell>
          <table:table-cell table:style-name="ce187" table:formula="of:=INDIRECT(ADDRESS(25+2*[.$A13];COLUMN()))+INDIRECT(ADDRESS(24+2*[.$A13];COLUMN()))" office:value-type="float" office:value="6" calcext:value-type="float">
            <text:p>6</text:p>
          </table:table-cell>
          <table:table-cell table:style-name="ce187" table:formula="of:=INDIRECT(ADDRESS(25+2*[.$A13];COLUMN()))+INDIRECT(ADDRESS(24+2*[.$A13];COLUMN()))" office:value-type="float" office:value="6" calcext:value-type="float">
            <text:p>6</text:p>
          </table:table-cell>
          <table:table-cell table:style-name="ce187" table:formula="of:=INDIRECT(ADDRESS(25+2*[.$A13];COLUMN()))+INDIRECT(ADDRESS(24+2*[.$A13];COLUMN()))" office:value-type="float" office:value="7.5" calcext:value-type="float">
            <text:p>7,5</text:p>
          </table:table-cell>
          <table:table-cell table:style-name="ce187" table:formula="of:=INDIRECT(ADDRESS(25+2*[.$A13];COLUMN()))+INDIRECT(ADDRESS(24+2*[.$A13];COLUMN()))" office:value-type="float" office:value="7.5" calcext:value-type="float">
            <text:p>7,5</text:p>
          </table:table-cell>
          <table:table-cell table:style-name="ce187" table:formula="of:=INDIRECT(ADDRESS(25+2*[.$A13];COLUMN()))+INDIRECT(ADDRESS(24+2*[.$A13];COLUMN()))" office:value-type="float" office:value="0" calcext:value-type="float">
            <text:p>0</text:p>
          </table:table-cell>
          <table:table-cell table:style-name="ce187" table:formula="of:=INDIRECT(ADDRESS(25+2*[.$A13];COLUMN()))+INDIRECT(ADDRESS(24+2*[.$A13];COLUMN()))" office:value-type="float" office:value="7.5" calcext:value-type="float">
            <text:p>7,5</text:p>
          </table:table-cell>
          <table:table-cell table:style-name="ce187" table:formula="of:=INDIRECT(ADDRESS(25+2*[.$A13];COLUMN()))+INDIRECT(ADDRESS(24+2*[.$A13];COLUMN()))" office:value-type="float" office:value="1.5" calcext:value-type="float">
            <text:p>1,5</text:p>
          </table:table-cell>
          <table:table-cell table:style-name="ce187" table:formula="of:=INDIRECT(ADDRESS(25+2*[.$A13];COLUMN()))+INDIRECT(ADDRESS(24+2*[.$A13];COLUMN()))" office:value-type="float" office:value="6" calcext:value-type="float">
            <text:p>6</text:p>
          </table:table-cell>
          <table:table-cell table:style-name="ce187" table:formula="of:=INDIRECT(ADDRESS(25+2*[.$A13];COLUMN()))+INDIRECT(ADDRESS(24+2*[.$A13];COLUMN()))" office:value-type="float" office:value="0" calcext:value-type="float">
            <text:p>0</text:p>
          </table:table-cell>
          <table:table-cell table:style-name="ce187" table:formula="of:=INDIRECT(ADDRESS(25+2*[.$A13];COLUMN()))+INDIRECT(ADDRESS(24+2*[.$A13];COLUMN()))" office:value-type="float" office:value="0" calcext:value-type="float">
            <text:p>0</text:p>
          </table:table-cell>
          <table:table-cell table:style-name="ce187" table:formula="of:=INDIRECT(ADDRESS(25+2*[.$A13];COLUMN()))+INDIRECT(ADDRESS(24+2*[.$A13];COLUMN()))" office:value-type="float" office:value="0" calcext:value-type="float">
            <text:p>0</text:p>
          </table:table-cell>
          <table:table-cell table:style-name="ce187" table:formula="of:=INDIRECT(ADDRESS(25+2*[.$A13];COLUMN()))+INDIRECT(ADDRESS(24+2*[.$A13];COLUMN()))" office:value-type="float" office:value="0" calcext:value-type="float">
            <text:p>0</text:p>
          </table:table-cell>
          <table:table-cell table:style-name="ce187" table:formula="of:=INDIRECT(ADDRESS(25+2*[.$A13];COLUMN()))+INDIRECT(ADDRESS(24+2*[.$A13];COLUMN()))" office:value-type="float" office:value="0" calcext:value-type="float">
            <text:p>0</text:p>
          </table:table-cell>
          <table:table-cell table:style-name="ce155"/>
          <table:table-cell table:style-name="ce184" table:formula="of:=SUM([.D13:.T13])" office:value-type="float" office:value="64.5" calcext:value-type="float">
            <text:p>64,5</text:p>
          </table:table-cell>
          <table:table-cell table:style-name="ce155" table:number-columns-repeated="1002"/>
        </table:table-row>
        <table:table-row table:style-name="ro1">
          <table:table-cell table:style-name="ce187" table:formula="of:=ROW()-3" office:value-type="float" office:value="11" calcext:value-type="float">
            <text:p>11</text:p>
          </table:table-cell>
          <table:table-cell table:style-name="ce88" table:formula="of:=[static.F13]" office:value-type="string" office:string-value="M2203" calcext:value-type="string">
            <text:p>M2203</text:p>
          </table:table-cell>
          <table:table-cell table:style-name="ce255"/>
          <table:table-cell table:style-name="ce187" table:formula="of:=INDIRECT(ADDRESS(25+2*[.$A14];COLUMN()))+INDIRECT(ADDRESS(24+2*[.$A14];COLUMN()))" office:value-type="float" office:value="10.5" calcext:value-type="float">
            <text:p>10,5</text:p>
          </table:table-cell>
          <table:table-cell table:style-name="ce187" table:formula="of:=INDIRECT(ADDRESS(25+2*[.$A14];COLUMN()))+INDIRECT(ADDRESS(24+2*[.$A14];COLUMN()))" office:value-type="float" office:value="9" calcext:value-type="float">
            <text:p>9</text:p>
          </table:table-cell>
          <table:table-cell table:style-name="ce187" table:formula="of:=INDIRECT(ADDRESS(25+2*[.$A14];COLUMN()))+INDIRECT(ADDRESS(24+2*[.$A14];COLUMN()))" office:value-type="float" office:value="16.5" calcext:value-type="float">
            <text:p>16,5</text:p>
          </table:table-cell>
          <table:table-cell table:style-name="ce187" table:formula="of:=INDIRECT(ADDRESS(25+2*[.$A14];COLUMN()))+INDIRECT(ADDRESS(24+2*[.$A14];COLUMN()))" office:value-type="float" office:value="12" calcext:value-type="float">
            <text:p>12</text:p>
          </table:table-cell>
          <table:table-cell table:style-name="ce187" table:formula="of:=INDIRECT(ADDRESS(25+2*[.$A14];COLUMN()))+INDIRECT(ADDRESS(24+2*[.$A14];COLUMN()))" office:value-type="float" office:value="12" calcext:value-type="float">
            <text:p>12</text:p>
          </table:table-cell>
          <table:table-cell table:style-name="ce187" table:formula="of:=INDIRECT(ADDRESS(25+2*[.$A14];COLUMN()))+INDIRECT(ADDRESS(24+2*[.$A14];COLUMN()))" office:value-type="float" office:value="12" calcext:value-type="float">
            <text:p>12</text:p>
          </table:table-cell>
          <table:table-cell table:style-name="ce187" table:formula="of:=INDIRECT(ADDRESS(25+2*[.$A14];COLUMN()))+INDIRECT(ADDRESS(24+2*[.$A14];COLUMN()))" office:value-type="float" office:value="7.5" calcext:value-type="float">
            <text:p>7,5</text:p>
          </table:table-cell>
          <table:table-cell table:style-name="ce187" table:formula="of:=INDIRECT(ADDRESS(25+2*[.$A14];COLUMN()))+INDIRECT(ADDRESS(24+2*[.$A14];COLUMN()))" office:value-type="float" office:value="3" calcext:value-type="float">
            <text:p>3</text:p>
          </table:table-cell>
          <table:table-cell table:style-name="ce187" table:formula="of:=INDIRECT(ADDRESS(25+2*[.$A14];COLUMN()))+INDIRECT(ADDRESS(24+2*[.$A14];COLUMN()))" office:value-type="float" office:value="0" calcext:value-type="float">
            <text:p>0</text:p>
          </table:table-cell>
          <table:table-cell table:style-name="ce187" table:formula="of:=INDIRECT(ADDRESS(25+2*[.$A14];COLUMN()))+INDIRECT(ADDRESS(24+2*[.$A14];COLUMN()))" office:value-type="float" office:value="4.5" calcext:value-type="float">
            <text:p>4,5</text:p>
          </table:table-cell>
          <table:table-cell table:style-name="ce187" table:formula="of:=INDIRECT(ADDRESS(25+2*[.$A14];COLUMN()))+INDIRECT(ADDRESS(24+2*[.$A14];COLUMN()))" office:value-type="float" office:value="0" calcext:value-type="float">
            <text:p>0</text:p>
          </table:table-cell>
          <table:table-cell table:style-name="ce187" table:formula="of:=INDIRECT(ADDRESS(25+2*[.$A14];COLUMN()))+INDIRECT(ADDRESS(24+2*[.$A14];COLUMN()))" office:value-type="float" office:value="0" calcext:value-type="float">
            <text:p>0</text:p>
          </table:table-cell>
          <table:table-cell table:style-name="ce187" table:formula="of:=INDIRECT(ADDRESS(25+2*[.$A14];COLUMN()))+INDIRECT(ADDRESS(24+2*[.$A14];COLUMN()))" office:value-type="float" office:value="0" calcext:value-type="float">
            <text:p>0</text:p>
          </table:table-cell>
          <table:table-cell table:style-name="ce187" table:formula="of:=INDIRECT(ADDRESS(25+2*[.$A14];COLUMN()))+INDIRECT(ADDRESS(24+2*[.$A14];COLUMN()))" office:value-type="float" office:value="0" calcext:value-type="float">
            <text:p>0</text:p>
          </table:table-cell>
          <table:table-cell table:style-name="ce187" table:formula="of:=INDIRECT(ADDRESS(25+2*[.$A14];COLUMN()))+INDIRECT(ADDRESS(24+2*[.$A14];COLUMN()))" office:value-type="float" office:value="0" calcext:value-type="float">
            <text:p>0</text:p>
          </table:table-cell>
          <table:table-cell table:style-name="ce187" table:formula="of:=INDIRECT(ADDRESS(25+2*[.$A14];COLUMN()))+INDIRECT(ADDRESS(24+2*[.$A14];COLUMN()))" office:value-type="float" office:value="0" calcext:value-type="float">
            <text:p>0</text:p>
          </table:table-cell>
          <table:table-cell table:style-name="ce187" table:formula="of:=INDIRECT(ADDRESS(25+2*[.$A14];COLUMN()))+INDIRECT(ADDRESS(24+2*[.$A14];COLUMN()))" office:value-type="float" office:value="0" calcext:value-type="float">
            <text:p>0</text:p>
          </table:table-cell>
          <table:table-cell table:style-name="ce155"/>
          <table:table-cell table:style-name="ce184" table:formula="of:=SUM([.D14:.T14])" office:value-type="float" office:value="87" calcext:value-type="float">
            <text:p>87</text:p>
          </table:table-cell>
          <table:table-cell table:style-name="ce155" table:number-columns-repeated="1002"/>
        </table:table-row>
        <table:table-row table:style-name="ro1">
          <table:table-cell table:style-name="ce187" table:formula="of:=ROW()-3" office:value-type="float" office:value="12" calcext:value-type="float">
            <text:p>12</text:p>
          </table:table-cell>
          <table:table-cell table:style-name="ce88" table:formula="of:=[static.F14]" office:value-type="string" office:string-value="M2204" calcext:value-type="string">
            <text:p>M2204</text:p>
          </table:table-cell>
          <table:table-cell table:style-name="ce255"/>
          <table:table-cell table:style-name="ce187" table:formula="of:=INDIRECT(ADDRESS(25+2*[.$A15];COLUMN()))+INDIRECT(ADDRESS(24+2*[.$A15];COLUMN()))" office:value-type="float" office:value="0" calcext:value-type="float">
            <text:p>0</text:p>
          </table:table-cell>
          <table:table-cell table:style-name="ce187" table:formula="of:=INDIRECT(ADDRESS(25+2*[.$A15];COLUMN()))+INDIRECT(ADDRESS(24+2*[.$A15];COLUMN()))" office:value-type="float" office:value="0" calcext:value-type="float">
            <text:p>0</text:p>
          </table:table-cell>
          <table:table-cell table:style-name="ce187" table:formula="of:=INDIRECT(ADDRESS(25+2*[.$A15];COLUMN()))+INDIRECT(ADDRESS(24+2*[.$A15];COLUMN()))" office:value-type="float" office:value="0" calcext:value-type="float">
            <text:p>0</text:p>
          </table:table-cell>
          <table:table-cell table:style-name="ce187" table:formula="of:=INDIRECT(ADDRESS(25+2*[.$A15];COLUMN()))+INDIRECT(ADDRESS(24+2*[.$A15];COLUMN()))" office:value-type="float" office:value="0" calcext:value-type="float">
            <text:p>0</text:p>
          </table:table-cell>
          <table:table-cell table:style-name="ce187" table:formula="of:=INDIRECT(ADDRESS(25+2*[.$A15];COLUMN()))+INDIRECT(ADDRESS(24+2*[.$A15];COLUMN()))" office:value-type="float" office:value="0" calcext:value-type="float">
            <text:p>0</text:p>
          </table:table-cell>
          <table:table-cell table:style-name="ce187" table:formula="of:=INDIRECT(ADDRESS(25+2*[.$A15];COLUMN()))+INDIRECT(ADDRESS(24+2*[.$A15];COLUMN()))" office:value-type="float" office:value="0" calcext:value-type="float">
            <text:p>0</text:p>
          </table:table-cell>
          <table:table-cell table:style-name="ce187" table:formula="of:=INDIRECT(ADDRESS(25+2*[.$A15];COLUMN()))+INDIRECT(ADDRESS(24+2*[.$A15];COLUMN()))" office:value-type="float" office:value="0" calcext:value-type="float">
            <text:p>0</text:p>
          </table:table-cell>
          <table:table-cell table:style-name="ce187" table:formula="of:=INDIRECT(ADDRESS(25+2*[.$A15];COLUMN()))+INDIRECT(ADDRESS(24+2*[.$A15];COLUMN()))" office:value-type="float" office:value="0" calcext:value-type="float">
            <text:p>0</text:p>
          </table:table-cell>
          <table:table-cell table:style-name="ce187" table:formula="of:=INDIRECT(ADDRESS(25+2*[.$A15];COLUMN()))+INDIRECT(ADDRESS(24+2*[.$A15];COLUMN()))" office:value-type="float" office:value="0" calcext:value-type="float">
            <text:p>0</text:p>
          </table:table-cell>
          <table:table-cell table:style-name="ce187" table:formula="of:=INDIRECT(ADDRESS(25+2*[.$A15];COLUMN()))+INDIRECT(ADDRESS(24+2*[.$A15];COLUMN()))" office:value-type="float" office:value="1.5" calcext:value-type="float">
            <text:p>1,5</text:p>
          </table:table-cell>
          <table:table-cell table:style-name="ce187" table:formula="of:=INDIRECT(ADDRESS(25+2*[.$A15];COLUMN()))+INDIRECT(ADDRESS(24+2*[.$A15];COLUMN()))" office:value-type="float" office:value="6" calcext:value-type="float">
            <text:p>6</text:p>
          </table:table-cell>
          <table:table-cell table:style-name="ce187" table:formula="of:=INDIRECT(ADDRESS(25+2*[.$A15];COLUMN()))+INDIRECT(ADDRESS(24+2*[.$A15];COLUMN()))" office:value-type="float" office:value="12" calcext:value-type="float">
            <text:p>12</text:p>
          </table:table-cell>
          <table:table-cell table:style-name="ce187" table:formula="of:=INDIRECT(ADDRESS(25+2*[.$A15];COLUMN()))+INDIRECT(ADDRESS(24+2*[.$A15];COLUMN()))" office:value-type="float" office:value="13.5" calcext:value-type="float">
            <text:p>13,5</text:p>
          </table:table-cell>
          <table:table-cell table:style-name="ce187" table:formula="of:=INDIRECT(ADDRESS(25+2*[.$A15];COLUMN()))+INDIRECT(ADDRESS(24+2*[.$A15];COLUMN()))" office:value-type="float" office:value="13.5" calcext:value-type="float">
            <text:p>13,5</text:p>
          </table:table-cell>
          <table:table-cell table:style-name="ce187" table:formula="of:=INDIRECT(ADDRESS(25+2*[.$A15];COLUMN()))+INDIRECT(ADDRESS(24+2*[.$A15];COLUMN()))" office:value-type="float" office:value="18" calcext:value-type="float">
            <text:p>18</text:p>
          </table:table-cell>
          <table:table-cell table:style-name="ce187" table:formula="of:=INDIRECT(ADDRESS(25+2*[.$A15];COLUMN()))+INDIRECT(ADDRESS(24+2*[.$A15];COLUMN()))" office:value-type="float" office:value="0" calcext:value-type="float">
            <text:p>0</text:p>
          </table:table-cell>
          <table:table-cell table:style-name="ce187" table:formula="of:=INDIRECT(ADDRESS(25+2*[.$A15];COLUMN()))+INDIRECT(ADDRESS(24+2*[.$A15];COLUMN()))" office:value-type="float" office:value="0" calcext:value-type="float">
            <text:p>0</text:p>
          </table:table-cell>
          <table:table-cell table:style-name="ce155"/>
          <table:table-cell table:style-name="ce184" table:formula="of:=SUM([.D15:.T15])" office:value-type="float" office:value="64.5" calcext:value-type="float">
            <text:p>64,5</text:p>
          </table:table-cell>
          <table:table-cell table:style-name="ce155" table:number-columns-repeated="1002"/>
        </table:table-row>
        <table:table-row table:style-name="ro1">
          <table:table-cell table:style-name="ce187" table:formula="of:=ROW()-3" office:value-type="float" office:value="13" calcext:value-type="float">
            <text:p>13</text:p>
          </table:table-cell>
          <table:table-cell table:style-name="ce88" table:formula="of:=[static.F15]" office:value-type="string" office:string-value="M2205" calcext:value-type="string">
            <text:p>M2205</text:p>
          </table:table-cell>
          <table:table-cell table:style-name="ce255"/>
          <table:table-cell table:style-name="ce187" table:formula="of:=INDIRECT(ADDRESS(25+2*[.$A16];COLUMN()))+INDIRECT(ADDRESS(24+2*[.$A16];COLUMN()))" office:value-type="float" office:value="9" calcext:value-type="float">
            <text:p>9</text:p>
          </table:table-cell>
          <table:table-cell table:style-name="ce187" table:formula="of:=INDIRECT(ADDRESS(25+2*[.$A16];COLUMN()))+INDIRECT(ADDRESS(24+2*[.$A16];COLUMN()))" office:value-type="float" office:value="27" calcext:value-type="float">
            <text:p>27</text:p>
          </table:table-cell>
          <table:table-cell table:style-name="ce187" table:formula="of:=INDIRECT(ADDRESS(25+2*[.$A16];COLUMN()))+INDIRECT(ADDRESS(24+2*[.$A16];COLUMN()))" office:value-type="float" office:value="22.5" calcext:value-type="float">
            <text:p>22,5</text:p>
          </table:table-cell>
          <table:table-cell table:style-name="ce187" table:formula="of:=INDIRECT(ADDRESS(25+2*[.$A16];COLUMN()))+INDIRECT(ADDRESS(24+2*[.$A16];COLUMN()))" office:value-type="float" office:value="15" calcext:value-type="float">
            <text:p>15</text:p>
          </table:table-cell>
          <table:table-cell table:style-name="ce187" table:formula="of:=INDIRECT(ADDRESS(25+2*[.$A16];COLUMN()))+INDIRECT(ADDRESS(24+2*[.$A16];COLUMN()))" office:value-type="float" office:value="15" calcext:value-type="float">
            <text:p>15</text:p>
          </table:table-cell>
          <table:table-cell table:style-name="ce187" table:formula="of:=INDIRECT(ADDRESS(25+2*[.$A16];COLUMN()))+INDIRECT(ADDRESS(24+2*[.$A16];COLUMN()))" office:value-type="float" office:value="4.5" calcext:value-type="float">
            <text:p>4,5</text:p>
          </table:table-cell>
          <table:table-cell table:style-name="ce187" table:formula="of:=INDIRECT(ADDRESS(25+2*[.$A16];COLUMN()))+INDIRECT(ADDRESS(24+2*[.$A16];COLUMN()))" office:value-type="float" office:value="0" calcext:value-type="float">
            <text:p>0</text:p>
          </table:table-cell>
          <table:table-cell table:style-name="ce187" table:formula="of:=INDIRECT(ADDRESS(25+2*[.$A16];COLUMN()))+INDIRECT(ADDRESS(24+2*[.$A16];COLUMN()))" office:value-type="float" office:value="0" calcext:value-type="float">
            <text:p>0</text:p>
          </table:table-cell>
          <table:table-cell table:style-name="ce187" table:formula="of:=INDIRECT(ADDRESS(25+2*[.$A16];COLUMN()))+INDIRECT(ADDRESS(24+2*[.$A16];COLUMN()))" office:value-type="float" office:value="0" calcext:value-type="float">
            <text:p>0</text:p>
          </table:table-cell>
          <table:table-cell table:style-name="ce187" table:formula="of:=INDIRECT(ADDRESS(25+2*[.$A16];COLUMN()))+INDIRECT(ADDRESS(24+2*[.$A16];COLUMN()))" office:value-type="float" office:value="0" calcext:value-type="float">
            <text:p>0</text:p>
          </table:table-cell>
          <table:table-cell table:style-name="ce187" table:formula="of:=INDIRECT(ADDRESS(25+2*[.$A16];COLUMN()))+INDIRECT(ADDRESS(24+2*[.$A16];COLUMN()))" office:value-type="float" office:value="0" calcext:value-type="float">
            <text:p>0</text:p>
          </table:table-cell>
          <table:table-cell table:style-name="ce187" table:formula="of:=INDIRECT(ADDRESS(25+2*[.$A16];COLUMN()))+INDIRECT(ADDRESS(24+2*[.$A16];COLUMN()))" office:value-type="float" office:value="0" calcext:value-type="float">
            <text:p>0</text:p>
          </table:table-cell>
          <table:table-cell table:style-name="ce187" table:formula="of:=INDIRECT(ADDRESS(25+2*[.$A16];COLUMN()))+INDIRECT(ADDRESS(24+2*[.$A16];COLUMN()))" office:value-type="float" office:value="0" calcext:value-type="float">
            <text:p>0</text:p>
          </table:table-cell>
          <table:table-cell table:style-name="ce187" table:formula="of:=INDIRECT(ADDRESS(25+2*[.$A16];COLUMN()))+INDIRECT(ADDRESS(24+2*[.$A16];COLUMN()))" office:value-type="float" office:value="0" calcext:value-type="float">
            <text:p>0</text:p>
          </table:table-cell>
          <table:table-cell table:style-name="ce187" table:formula="of:=INDIRECT(ADDRESS(25+2*[.$A16];COLUMN()))+INDIRECT(ADDRESS(24+2*[.$A16];COLUMN()))" office:value-type="float" office:value="0" calcext:value-type="float">
            <text:p>0</text:p>
          </table:table-cell>
          <table:table-cell table:style-name="ce187" table:formula="of:=INDIRECT(ADDRESS(25+2*[.$A16];COLUMN()))+INDIRECT(ADDRESS(24+2*[.$A16];COLUMN()))" office:value-type="float" office:value="0" calcext:value-type="float">
            <text:p>0</text:p>
          </table:table-cell>
          <table:table-cell table:style-name="ce187" table:formula="of:=INDIRECT(ADDRESS(25+2*[.$A16];COLUMN()))+INDIRECT(ADDRESS(24+2*[.$A16];COLUMN()))" office:value-type="float" office:value="0" calcext:value-type="float">
            <text:p>0</text:p>
          </table:table-cell>
          <table:table-cell table:style-name="ce155"/>
          <table:table-cell table:style-name="ce184" table:formula="of:=SUM([.D16:.T16])" office:value-type="float" office:value="93" calcext:value-type="float">
            <text:p>93</text:p>
          </table:table-cell>
          <table:table-cell table:style-name="ce155" table:number-columns-repeated="1002"/>
        </table:table-row>
        <table:table-row table:style-name="ro1">
          <table:table-cell table:style-name="ce187" table:formula="of:=ROW()-3" office:value-type="float" office:value="14" calcext:value-type="float">
            <text:p>14</text:p>
          </table:table-cell>
          <table:table-cell table:style-name="ce88" table:formula="of:=[static.F16]" office:value-type="string" office:string-value="M2206" calcext:value-type="string">
            <text:p>M2206</text:p>
          </table:table-cell>
          <table:table-cell table:style-name="ce255"/>
          <table:table-cell table:style-name="ce187" table:formula="of:=INDIRECT(ADDRESS(25+2*[.$A17];COLUMN()))+INDIRECT(ADDRESS(24+2*[.$A17];COLUMN()))" office:value-type="float" office:value="7.5" calcext:value-type="float">
            <text:p>7,5</text:p>
          </table:table-cell>
          <table:table-cell table:style-name="ce187" table:formula="of:=INDIRECT(ADDRESS(25+2*[.$A17];COLUMN()))+INDIRECT(ADDRESS(24+2*[.$A17];COLUMN()))" office:value-type="float" office:value="19.5" calcext:value-type="float">
            <text:p>19,5</text:p>
          </table:table-cell>
          <table:table-cell table:style-name="ce187" table:formula="of:=INDIRECT(ADDRESS(25+2*[.$A17];COLUMN()))+INDIRECT(ADDRESS(24+2*[.$A17];COLUMN()))" office:value-type="float" office:value="18" calcext:value-type="float">
            <text:p>18</text:p>
          </table:table-cell>
          <table:table-cell table:style-name="ce187" table:formula="of:=INDIRECT(ADDRESS(25+2*[.$A17];COLUMN()))+INDIRECT(ADDRESS(24+2*[.$A17];COLUMN()))" office:value-type="float" office:value="12" calcext:value-type="float">
            <text:p>12</text:p>
          </table:table-cell>
          <table:table-cell table:style-name="ce187" table:formula="of:=INDIRECT(ADDRESS(25+2*[.$A17];COLUMN()))+INDIRECT(ADDRESS(24+2*[.$A17];COLUMN()))" office:value-type="float" office:value="15" calcext:value-type="float">
            <text:p>15</text:p>
          </table:table-cell>
          <table:table-cell table:style-name="ce187" table:formula="of:=INDIRECT(ADDRESS(25+2*[.$A17];COLUMN()))+INDIRECT(ADDRESS(24+2*[.$A17];COLUMN()))" office:value-type="float" office:value="12" calcext:value-type="float">
            <text:p>12</text:p>
          </table:table-cell>
          <table:table-cell table:style-name="ce187" table:formula="of:=INDIRECT(ADDRESS(25+2*[.$A17];COLUMN()))+INDIRECT(ADDRESS(24+2*[.$A17];COLUMN()))" office:value-type="float" office:value="16.5" calcext:value-type="float">
            <text:p>16,5</text:p>
          </table:table-cell>
          <table:table-cell table:style-name="ce187" table:formula="of:=INDIRECT(ADDRESS(25+2*[.$A17];COLUMN()))+INDIRECT(ADDRESS(24+2*[.$A17];COLUMN()))" office:value-type="float" office:value="3" calcext:value-type="float">
            <text:p>3</text:p>
          </table:table-cell>
          <table:table-cell table:style-name="ce187" table:formula="of:=INDIRECT(ADDRESS(25+2*[.$A17];COLUMN()))+INDIRECT(ADDRESS(24+2*[.$A17];COLUMN()))" office:value-type="float" office:value="0" calcext:value-type="float">
            <text:p>0</text:p>
          </table:table-cell>
          <table:table-cell table:style-name="ce187" table:formula="of:=INDIRECT(ADDRESS(25+2*[.$A17];COLUMN()))+INDIRECT(ADDRESS(24+2*[.$A17];COLUMN()))" office:value-type="float" office:value="4.5" calcext:value-type="float">
            <text:p>4,5</text:p>
          </table:table-cell>
          <table:table-cell table:style-name="ce187" table:formula="of:=INDIRECT(ADDRESS(25+2*[.$A17];COLUMN()))+INDIRECT(ADDRESS(24+2*[.$A17];COLUMN()))" office:value-type="float" office:value="0" calcext:value-type="float">
            <text:p>0</text:p>
          </table:table-cell>
          <table:table-cell table:style-name="ce187" table:formula="of:=INDIRECT(ADDRESS(25+2*[.$A17];COLUMN()))+INDIRECT(ADDRESS(24+2*[.$A17];COLUMN()))" office:value-type="float" office:value="0" calcext:value-type="float">
            <text:p>0</text:p>
          </table:table-cell>
          <table:table-cell table:style-name="ce187" table:formula="of:=INDIRECT(ADDRESS(25+2*[.$A17];COLUMN()))+INDIRECT(ADDRESS(24+2*[.$A17];COLUMN()))" office:value-type="float" office:value="0" calcext:value-type="float">
            <text:p>0</text:p>
          </table:table-cell>
          <table:table-cell table:style-name="ce187" table:formula="of:=INDIRECT(ADDRESS(25+2*[.$A17];COLUMN()))+INDIRECT(ADDRESS(24+2*[.$A17];COLUMN()))" office:value-type="float" office:value="0" calcext:value-type="float">
            <text:p>0</text:p>
          </table:table-cell>
          <table:table-cell table:style-name="ce187" table:formula="of:=INDIRECT(ADDRESS(25+2*[.$A17];COLUMN()))+INDIRECT(ADDRESS(24+2*[.$A17];COLUMN()))" office:value-type="float" office:value="0" calcext:value-type="float">
            <text:p>0</text:p>
          </table:table-cell>
          <table:table-cell table:style-name="ce187" table:formula="of:=INDIRECT(ADDRESS(25+2*[.$A17];COLUMN()))+INDIRECT(ADDRESS(24+2*[.$A17];COLUMN()))" office:value-type="float" office:value="0" calcext:value-type="float">
            <text:p>0</text:p>
          </table:table-cell>
          <table:table-cell table:style-name="ce187" table:formula="of:=INDIRECT(ADDRESS(25+2*[.$A17];COLUMN()))+INDIRECT(ADDRESS(24+2*[.$A17];COLUMN()))" office:value-type="float" office:value="0" calcext:value-type="float">
            <text:p>0</text:p>
          </table:table-cell>
          <table:table-cell table:style-name="ce155"/>
          <table:table-cell table:style-name="ce184" table:formula="of:=SUM([.D17:.T17])" office:value-type="float" office:value="108" calcext:value-type="float">
            <text:p>108</text:p>
          </table:table-cell>
          <table:table-cell table:style-name="ce155" table:number-columns-repeated="1002"/>
        </table:table-row>
        <table:table-row table:style-name="ro1">
          <table:table-cell table:style-name="ce187" table:formula="of:=ROW()-3" office:value-type="float" office:value="15" calcext:value-type="float">
            <text:p>15</text:p>
          </table:table-cell>
          <table:table-cell table:style-name="ce88" table:formula="of:=[static.F17]" office:value-type="string" office:string-value="M2207" calcext:value-type="string">
            <text:p>M2207</text:p>
          </table:table-cell>
          <table:table-cell table:style-name="ce255"/>
          <table:table-cell table:style-name="ce187" table:formula="of:=INDIRECT(ADDRESS(25+2*[.$A18];COLUMN()))+INDIRECT(ADDRESS(24+2*[.$A18];COLUMN()))" office:value-type="float" office:value="0" calcext:value-type="float">
            <text:p>0</text:p>
          </table:table-cell>
          <table:table-cell table:style-name="ce187" table:formula="of:=INDIRECT(ADDRESS(25+2*[.$A18];COLUMN()))+INDIRECT(ADDRESS(24+2*[.$A18];COLUMN()))" office:value-type="float" office:value="0" calcext:value-type="float">
            <text:p>0</text:p>
          </table:table-cell>
          <table:table-cell table:style-name="ce187" table:formula="of:=INDIRECT(ADDRESS(25+2*[.$A18];COLUMN()))+INDIRECT(ADDRESS(24+2*[.$A18];COLUMN()))" office:value-type="float" office:value="0" calcext:value-type="float">
            <text:p>0</text:p>
          </table:table-cell>
          <table:table-cell table:style-name="ce187" table:formula="of:=INDIRECT(ADDRESS(25+2*[.$A18];COLUMN()))+INDIRECT(ADDRESS(24+2*[.$A18];COLUMN()))" office:value-type="float" office:value="0" calcext:value-type="float">
            <text:p>0</text:p>
          </table:table-cell>
          <table:table-cell table:style-name="ce187" table:formula="of:=INDIRECT(ADDRESS(25+2*[.$A18];COLUMN()))+INDIRECT(ADDRESS(24+2*[.$A18];COLUMN()))" office:value-type="float" office:value="0" calcext:value-type="float">
            <text:p>0</text:p>
          </table:table-cell>
          <table:table-cell table:style-name="ce187" table:formula="of:=INDIRECT(ADDRESS(25+2*[.$A18];COLUMN()))+INDIRECT(ADDRESS(24+2*[.$A18];COLUMN()))" office:value-type="float" office:value="0" calcext:value-type="float">
            <text:p>0</text:p>
          </table:table-cell>
          <table:table-cell table:style-name="ce187" table:formula="of:=INDIRECT(ADDRESS(25+2*[.$A18];COLUMN()))+INDIRECT(ADDRESS(24+2*[.$A18];COLUMN()))" office:value-type="float" office:value="6" calcext:value-type="float">
            <text:p>6</text:p>
          </table:table-cell>
          <table:table-cell table:style-name="ce187" table:formula="of:=INDIRECT(ADDRESS(25+2*[.$A18];COLUMN()))+INDIRECT(ADDRESS(24+2*[.$A18];COLUMN()))" office:value-type="float" office:value="6" calcext:value-type="float">
            <text:p>6</text:p>
          </table:table-cell>
          <table:table-cell table:style-name="ce187" table:formula="of:=INDIRECT(ADDRESS(25+2*[.$A18];COLUMN()))+INDIRECT(ADDRESS(24+2*[.$A18];COLUMN()))" office:value-type="float" office:value="6" calcext:value-type="float">
            <text:p>6</text:p>
          </table:table-cell>
          <table:table-cell table:style-name="ce187" table:formula="of:=INDIRECT(ADDRESS(25+2*[.$A18];COLUMN()))+INDIRECT(ADDRESS(24+2*[.$A18];COLUMN()))" office:value-type="float" office:value="6" calcext:value-type="float">
            <text:p>6</text:p>
          </table:table-cell>
          <table:table-cell table:style-name="ce187" table:formula="of:=INDIRECT(ADDRESS(25+2*[.$A18];COLUMN()))+INDIRECT(ADDRESS(24+2*[.$A18];COLUMN()))" office:value-type="float" office:value="6" calcext:value-type="float">
            <text:p>6</text:p>
          </table:table-cell>
          <table:table-cell table:style-name="ce187" table:formula="of:=INDIRECT(ADDRESS(25+2*[.$A18];COLUMN()))+INDIRECT(ADDRESS(24+2*[.$A18];COLUMN()))" office:value-type="float" office:value="0" calcext:value-type="float">
            <text:p>0</text:p>
          </table:table-cell>
          <table:table-cell table:style-name="ce187" table:formula="of:=INDIRECT(ADDRESS(25+2*[.$A18];COLUMN()))+INDIRECT(ADDRESS(24+2*[.$A18];COLUMN()))" office:value-type="float" office:value="0" calcext:value-type="float">
            <text:p>0</text:p>
          </table:table-cell>
          <table:table-cell table:style-name="ce187" table:formula="of:=INDIRECT(ADDRESS(25+2*[.$A18];COLUMN()))+INDIRECT(ADDRESS(24+2*[.$A18];COLUMN()))" office:value-type="float" office:value="0" calcext:value-type="float">
            <text:p>0</text:p>
          </table:table-cell>
          <table:table-cell table:style-name="ce187" table:formula="of:=INDIRECT(ADDRESS(25+2*[.$A18];COLUMN()))+INDIRECT(ADDRESS(24+2*[.$A18];COLUMN()))" office:value-type="float" office:value="0" calcext:value-type="float">
            <text:p>0</text:p>
          </table:table-cell>
          <table:table-cell table:style-name="ce187" table:formula="of:=INDIRECT(ADDRESS(25+2*[.$A18];COLUMN()))+INDIRECT(ADDRESS(24+2*[.$A18];COLUMN()))" office:value-type="float" office:value="0" calcext:value-type="float">
            <text:p>0</text:p>
          </table:table-cell>
          <table:table-cell table:style-name="ce187" table:formula="of:=INDIRECT(ADDRESS(25+2*[.$A18];COLUMN()))+INDIRECT(ADDRESS(24+2*[.$A18];COLUMN()))" office:value-type="float" office:value="0" calcext:value-type="float">
            <text:p>0</text:p>
          </table:table-cell>
          <table:table-cell table:style-name="ce155"/>
          <table:table-cell table:style-name="ce184" table:formula="of:=SUM([.D18:.T18])" office:value-type="float" office:value="30" calcext:value-type="float">
            <text:p>30</text:p>
          </table:table-cell>
          <table:table-cell table:style-name="ce155" table:number-columns-repeated="1002"/>
        </table:table-row>
        <table:table-row table:style-name="ro1">
          <table:table-cell table:style-name="ce187"/>
          <table:table-cell table:style-name="ce88" table:formula="of:=[static.F18]" office:value-type="string" office:string-value="M2208" calcext:value-type="string">
            <text:p>M2208</text:p>
          </table:table-cell>
          <table:table-cell table:style-name="ce255"/>
          <table:table-cell table:style-name="ce187" table:formula="of:=INDIRECT(ADDRESS(25+2*[.$A19];COLUMN()))+INDIRECT(ADDRESS(24+2*[.$A19];COLUMN()))" office:value-type="float" office:value="36" calcext:value-type="float">
            <text:p>36</text:p>
          </table:table-cell>
          <table:table-cell table:style-name="ce187" table:formula="of:=INDIRECT(ADDRESS(25+2*[.$A19];COLUMN()))+INDIRECT(ADDRESS(24+2*[.$A19];COLUMN()))" office:value-type="float" office:value="41.5" calcext:value-type="float">
            <text:p>41,5</text:p>
          </table:table-cell>
          <table:table-cell table:style-name="ce187" table:formula="of:=INDIRECT(ADDRESS(25+2*[.$A19];COLUMN()))+INDIRECT(ADDRESS(24+2*[.$A19];COLUMN()))" office:value-type="float" office:value="53" calcext:value-type="float">
            <text:p>53</text:p>
          </table:table-cell>
          <table:table-cell table:style-name="ce187" table:formula="of:=INDIRECT(ADDRESS(25+2*[.$A19];COLUMN()))+INDIRECT(ADDRESS(24+2*[.$A19];COLUMN()))" office:value-type="float" office:value="55.5" calcext:value-type="float">
            <text:p>55,5</text:p>
          </table:table-cell>
          <table:table-cell table:style-name="ce187" table:formula="of:=INDIRECT(ADDRESS(25+2*[.$A19];COLUMN()))+INDIRECT(ADDRESS(24+2*[.$A19];COLUMN()))" office:value-type="float" office:value="55" calcext:value-type="float">
            <text:p>55</text:p>
          </table:table-cell>
          <table:table-cell table:style-name="ce187" table:formula="of:=INDIRECT(ADDRESS(25+2*[.$A19];COLUMN()))+INDIRECT(ADDRESS(24+2*[.$A19];COLUMN()))" office:value-type="float" office:value="56" calcext:value-type="float">
            <text:p>56</text:p>
          </table:table-cell>
          <table:table-cell table:style-name="ce187" table:formula="of:=INDIRECT(ADDRESS(25+2*[.$A19];COLUMN()))+INDIRECT(ADDRESS(24+2*[.$A19];COLUMN()))" office:value-type="float" office:value="57" calcext:value-type="float">
            <text:p>57</text:p>
          </table:table-cell>
          <table:table-cell table:style-name="ce187" table:formula="of:=INDIRECT(ADDRESS(25+2*[.$A19];COLUMN()))+INDIRECT(ADDRESS(24+2*[.$A19];COLUMN()))" office:value-type="float" office:value="58" calcext:value-type="float">
            <text:p>58</text:p>
          </table:table-cell>
          <table:table-cell table:style-name="ce187" table:formula="of:=INDIRECT(ADDRESS(25+2*[.$A19];COLUMN()))+INDIRECT(ADDRESS(24+2*[.$A19];COLUMN()))" office:value-type="float" office:value="61.5" calcext:value-type="float">
            <text:p>61,5</text:p>
          </table:table-cell>
          <table:table-cell table:style-name="ce187" table:formula="of:=INDIRECT(ADDRESS(25+2*[.$A19];COLUMN()))+INDIRECT(ADDRESS(24+2*[.$A19];COLUMN()))" office:value-type="float" office:value="61" calcext:value-type="float">
            <text:p>61</text:p>
          </table:table-cell>
          <table:table-cell table:style-name="ce187" table:formula="of:=INDIRECT(ADDRESS(25+2*[.$A19];COLUMN()))+INDIRECT(ADDRESS(24+2*[.$A19];COLUMN()))" office:value-type="float" office:value="59" calcext:value-type="float">
            <text:p>59</text:p>
          </table:table-cell>
          <table:table-cell table:style-name="ce187" table:formula="of:=INDIRECT(ADDRESS(25+2*[.$A19];COLUMN()))+INDIRECT(ADDRESS(24+2*[.$A19];COLUMN()))" office:value-type="float" office:value="63" calcext:value-type="float">
            <text:p>63</text:p>
          </table:table-cell>
          <table:table-cell table:style-name="ce187" table:formula="of:=INDIRECT(ADDRESS(25+2*[.$A19];COLUMN()))+INDIRECT(ADDRESS(24+2*[.$A19];COLUMN()))" office:value-type="float" office:value="62.5" calcext:value-type="float">
            <text:p>62,5</text:p>
          </table:table-cell>
          <table:table-cell table:style-name="ce187" table:formula="of:=INDIRECT(ADDRESS(25+2*[.$A19];COLUMN()))+INDIRECT(ADDRESS(24+2*[.$A19];COLUMN()))" office:value-type="float" office:value="50" calcext:value-type="float">
            <text:p>50</text:p>
          </table:table-cell>
          <table:table-cell table:style-name="ce187" table:formula="of:=INDIRECT(ADDRESS(25+2*[.$A19];COLUMN()))+INDIRECT(ADDRESS(24+2*[.$A19];COLUMN()))" office:value-type="float" office:value="51" calcext:value-type="float">
            <text:p>51</text:p>
          </table:table-cell>
          <table:table-cell table:style-name="ce187" table:formula="of:=INDIRECT(ADDRESS(25+2*[.$A19];COLUMN()))+INDIRECT(ADDRESS(24+2*[.$A19];COLUMN()))" office:value-type="float" office:value="0" calcext:value-type="float">
            <text:p>0</text:p>
          </table:table-cell>
          <table:table-cell table:style-name="ce187" table:formula="of:=INDIRECT(ADDRESS(25+2*[.$A19];COLUMN()))+INDIRECT(ADDRESS(24+2*[.$A19];COLUMN()))" office:value-type="float" office:value="0" calcext:value-type="float">
            <text:p>0</text:p>
          </table:table-cell>
          <table:table-cell table:style-name="ce155"/>
          <table:table-cell table:style-name="ce184"/>
          <table:table-cell table:style-name="ce155" table:number-columns-repeated="1002"/>
        </table:table-row>
        <table:table-row table:style-name="ro1">
          <table:table-cell table:style-name="ce187" table:formula="of:=ROW()-3" office:value-type="float" office:value="17" calcext:value-type="float">
            <text:p>17</text:p>
          </table:table-cell>
          <table:table-cell table:style-name="ce88" table:formula="of:=[static.F19]" office:value-type="string" office:string-value="M2209" calcext:value-type="string">
            <text:p>M2209</text:p>
          </table:table-cell>
          <table:table-cell table:style-name="ce255"/>
          <table:table-cell table:style-name="ce187" table:formula="of:=INDIRECT(ADDRESS(25+2*[.$A20];COLUMN()))+INDIRECT(ADDRESS(24+2*[.$A20];COLUMN()))" office:value-type="float" office:value="0" calcext:value-type="float">
            <text:p>0</text:p>
          </table:table-cell>
          <table:table-cell table:style-name="ce187" table:formula="of:=INDIRECT(ADDRESS(25+2*[.$A20];COLUMN()))+INDIRECT(ADDRESS(24+2*[.$A20];COLUMN()))" office:value-type="float" office:value="0" calcext:value-type="float">
            <text:p>0</text:p>
          </table:table-cell>
          <table:table-cell table:style-name="ce187" table:formula="of:=INDIRECT(ADDRESS(25+2*[.$A20];COLUMN()))+INDIRECT(ADDRESS(24+2*[.$A20];COLUMN()))" office:value-type="float" office:value="0" calcext:value-type="float">
            <text:p>0</text:p>
          </table:table-cell>
          <table:table-cell table:style-name="ce187" table:formula="of:=INDIRECT(ADDRESS(25+2*[.$A20];COLUMN()))+INDIRECT(ADDRESS(24+2*[.$A20];COLUMN()))" office:value-type="float" office:value="0" calcext:value-type="float">
            <text:p>0</text:p>
          </table:table-cell>
          <table:table-cell table:style-name="ce187" table:formula="of:=INDIRECT(ADDRESS(25+2*[.$A20];COLUMN()))+INDIRECT(ADDRESS(24+2*[.$A20];COLUMN()))" office:value-type="float" office:value="0" calcext:value-type="float">
            <text:p>0</text:p>
          </table:table-cell>
          <table:table-cell table:style-name="ce187" table:formula="of:=INDIRECT(ADDRESS(25+2*[.$A20];COLUMN()))+INDIRECT(ADDRESS(24+2*[.$A20];COLUMN()))" office:value-type="float" office:value="0" calcext:value-type="float">
            <text:p>0</text:p>
          </table:table-cell>
          <table:table-cell table:style-name="ce187" table:formula="of:=INDIRECT(ADDRESS(25+2*[.$A20];COLUMN()))+INDIRECT(ADDRESS(24+2*[.$A20];COLUMN()))" office:value-type="float" office:value="0" calcext:value-type="float">
            <text:p>0</text:p>
          </table:table-cell>
          <table:table-cell table:style-name="ce187" table:formula="of:=INDIRECT(ADDRESS(25+2*[.$A20];COLUMN()))+INDIRECT(ADDRESS(24+2*[.$A20];COLUMN()))" office:value-type="float" office:value="0" calcext:value-type="float">
            <text:p>0</text:p>
          </table:table-cell>
          <table:table-cell table:style-name="ce187" table:formula="of:=INDIRECT(ADDRESS(25+2*[.$A20];COLUMN()))+INDIRECT(ADDRESS(24+2*[.$A20];COLUMN()))" office:value-type="float" office:value="0" calcext:value-type="float">
            <text:p>0</text:p>
          </table:table-cell>
          <table:table-cell table:style-name="ce187" table:formula="of:=INDIRECT(ADDRESS(25+2*[.$A20];COLUMN()))+INDIRECT(ADDRESS(24+2*[.$A20];COLUMN()))" office:value-type="float" office:value="0" calcext:value-type="float">
            <text:p>0</text:p>
          </table:table-cell>
          <table:table-cell table:style-name="ce187" table:formula="of:=INDIRECT(ADDRESS(25+2*[.$A20];COLUMN()))+INDIRECT(ADDRESS(24+2*[.$A20];COLUMN()))" office:value-type="float" office:value="0" calcext:value-type="float">
            <text:p>0</text:p>
          </table:table-cell>
          <table:table-cell table:style-name="ce187" table:formula="of:=INDIRECT(ADDRESS(25+2*[.$A20];COLUMN()))+INDIRECT(ADDRESS(24+2*[.$A20];COLUMN()))" office:value-type="float" office:value="0" calcext:value-type="float">
            <text:p>0</text:p>
          </table:table-cell>
          <table:table-cell table:style-name="ce187" table:formula="of:=INDIRECT(ADDRESS(25+2*[.$A20];COLUMN()))+INDIRECT(ADDRESS(24+2*[.$A20];COLUMN()))" office:value-type="float" office:value="0" calcext:value-type="float">
            <text:p>0</text:p>
          </table:table-cell>
          <table:table-cell table:style-name="ce187" table:formula="of:=INDIRECT(ADDRESS(25+2*[.$A20];COLUMN()))+INDIRECT(ADDRESS(24+2*[.$A20];COLUMN()))" office:value-type="float" office:value="0" calcext:value-type="float">
            <text:p>0</text:p>
          </table:table-cell>
          <table:table-cell table:style-name="ce187" table:formula="of:=INDIRECT(ADDRESS(25+2*[.$A20];COLUMN()))+INDIRECT(ADDRESS(24+2*[.$A20];COLUMN()))" office:value-type="float" office:value="0" calcext:value-type="float">
            <text:p>0</text:p>
          </table:table-cell>
          <table:table-cell table:style-name="ce187" table:formula="of:=INDIRECT(ADDRESS(25+2*[.$A20];COLUMN()))+INDIRECT(ADDRESS(24+2*[.$A20];COLUMN()))" office:value-type="float" office:value="0" calcext:value-type="float">
            <text:p>0</text:p>
          </table:table-cell>
          <table:table-cell table:style-name="ce187" table:formula="of:=INDIRECT(ADDRESS(25+2*[.$A20];COLUMN()))+INDIRECT(ADDRESS(24+2*[.$A20];COLUMN()))" office:value-type="float" office:value="0" calcext:value-type="float">
            <text:p>0</text:p>
          </table:table-cell>
          <table:table-cell table:style-name="ce155"/>
          <table:table-cell table:style-name="ce184" table:formula="of:=SUM([.D20:.T20])" office:value-type="float" office:value="0" calcext:value-type="float">
            <text:p>0</text:p>
          </table:table-cell>
          <table:table-cell table:style-name="ce155" table:number-columns-repeated="1002"/>
        </table:table-row>
        <table:table-row table:style-name="ro1">
          <table:table-cell table:style-name="ce187"/>
          <table:table-cell table:style-name="ce255" table:number-columns-repeated="2"/>
          <table:table-cell table:style-name="ce184" table:formula="of:=SUM([.D3:.D20])" office:value-type="float" office:value="133.5" calcext:value-type="float">
            <text:p>133,5</text:p>
          </table:table-cell>
          <table:table-cell table:style-name="ce184" table:formula="of:=SUM([.E3:.E20])" office:value-type="float" office:value="179" calcext:value-type="float">
            <text:p>179</text:p>
          </table:table-cell>
          <table:table-cell table:style-name="ce184" table:formula="of:=SUM([.F3:.F20])" office:value-type="float" office:value="200.5" calcext:value-type="float">
            <text:p>200,5</text:p>
          </table:table-cell>
          <table:table-cell table:style-name="ce184" table:formula="of:=SUM([.G3:.G20])" office:value-type="float" office:value="183" calcext:value-type="float">
            <text:p>183</text:p>
          </table:table-cell>
          <table:table-cell table:style-name="ce184" table:formula="of:=SUM([.H3:.H20])" office:value-type="float" office:value="198.5" calcext:value-type="float">
            <text:p>198,5</text:p>
          </table:table-cell>
          <table:table-cell table:style-name="ce184" table:formula="of:=SUM([.I3:.I20])" office:value-type="float" office:value="184" calcext:value-type="float">
            <text:p>184</text:p>
          </table:table-cell>
          <table:table-cell table:style-name="ce184" table:formula="of:=SUM([.J3:.J20])" office:value-type="float" office:value="210" calcext:value-type="float">
            <text:p>210</text:p>
          </table:table-cell>
          <table:table-cell table:style-name="ce184" table:formula="of:=SUM([.K3:.K20])" office:value-type="float" office:value="230" calcext:value-type="float">
            <text:p>230</text:p>
          </table:table-cell>
          <table:table-cell table:style-name="ce184" table:formula="of:=SUM([.L3:.L20])" office:value-type="float" office:value="168" calcext:value-type="float">
            <text:p>168</text:p>
          </table:table-cell>
          <table:table-cell table:style-name="ce184" table:formula="of:=SUM([.M3:.M20])" office:value-type="float" office:value="248" calcext:value-type="float">
            <text:p>248</text:p>
          </table:table-cell>
          <table:table-cell table:style-name="ce184" table:formula="of:=SUM([.N3:.N20])" office:value-type="float" office:value="217" calcext:value-type="float">
            <text:p>217</text:p>
          </table:table-cell>
          <table:table-cell table:style-name="ce184" table:formula="of:=SUM([.O3:.O20])" office:value-type="float" office:value="205.5" calcext:value-type="float">
            <text:p>205,5</text:p>
          </table:table-cell>
          <table:table-cell table:style-name="ce184" table:formula="of:=SUM([.P3:.P20])" office:value-type="float" office:value="192.5" calcext:value-type="float">
            <text:p>192,5</text:p>
          </table:table-cell>
          <table:table-cell table:style-name="ce184" table:formula="of:=SUM([.Q3:.Q20])" office:value-type="float" office:value="214" calcext:value-type="float">
            <text:p>214</text:p>
          </table:table-cell>
          <table:table-cell table:style-name="ce184" table:formula="of:=SUM([.R3:.R20])" office:value-type="float" office:value="196.5" calcext:value-type="float">
            <text:p>196,5</text:p>
          </table:table-cell>
          <table:table-cell table:style-name="ce184" table:formula="of:=SUM([.S3:.S20])" office:value-type="float" office:value="0" calcext:value-type="float">
            <text:p>0</text:p>
          </table:table-cell>
          <table:table-cell table:style-name="ce184" table:formula="of:=SUM([.T3:.T20])" office:value-type="float" office:value="0" calcext:value-type="float">
            <text:p>0</text:p>
          </table:table-cell>
          <table:table-cell table:style-name="ce155"/>
          <table:table-cell table:style-name="ce82" table:formula="of:=SUM([.V3:.V20])" office:value-type="float" office:value="2140" calcext:value-type="float">
            <text:p>2140</text:p>
          </table:table-cell>
          <table:table-cell table:style-name="ce155" table:number-columns-repeated="1002"/>
        </table:table-row>
        <table:table-row table:style-name="ro1">
          <table:table-cell table:style-name="ce187"/>
          <table:table-cell table:style-name="ce255" table:number-columns-repeated="2"/>
          <table:table-cell table:style-name="ce186" table:number-columns-repeated="17"/>
          <table:table-cell table:style-name="ce155"/>
          <table:table-cell table:style-name="ce260"/>
          <table:table-cell table:style-name="ce155" table:number-columns-repeated="1002"/>
        </table:table-row>
        <table:table-row table:style-name="ro1">
          <table:table-cell table:style-name="ce187"/>
          <table:table-cell table:style-name="ce155" table:number-columns-repeated="20"/>
          <table:table-cell table:style-name="ce261"/>
          <table:table-cell table:style-name="ce155" table:number-columns-repeated="1002"/>
        </table:table-row>
        <table:table-row table:style-name="ro4">
          <table:table-cell table:style-name="ce72"/>
          <table:table-cell table:style-name="ce256"/>
          <table:table-cell table:style-name="ce128" office:value-type="string" calcext:value-type="string">
            <text:p>Semaine</text:p>
          </table:table-cell>
          <table:table-cell table:style-name="ce80" table:formula="of:=[.D2]" office:value-type="float" office:value="36" calcext:value-type="float">
            <text:p>36</text:p>
          </table:table-cell>
          <table:table-cell table:style-name="ce80" table:formula="of:=[.E2]" office:value-type="float" office:value="37" calcext:value-type="float">
            <text:p>37</text:p>
          </table:table-cell>
          <table:table-cell table:style-name="ce80" table:formula="of:=[.F2]" office:value-type="float" office:value="38" calcext:value-type="float">
            <text:p>38</text:p>
          </table:table-cell>
          <table:table-cell table:style-name="ce80" table:formula="of:=[.G2]" office:value-type="float" office:value="39" calcext:value-type="float">
            <text:p>39</text:p>
          </table:table-cell>
          <table:table-cell table:style-name="ce80" table:formula="of:=[.H2]" office:value-type="float" office:value="40" calcext:value-type="float">
            <text:p>40</text:p>
          </table:table-cell>
          <table:table-cell table:style-name="ce80" table:formula="of:=[.I2]" office:value-type="float" office:value="41" calcext:value-type="float">
            <text:p>41</text:p>
          </table:table-cell>
          <table:table-cell table:style-name="ce80" table:formula="of:=[.J2]" office:value-type="float" office:value="42" calcext:value-type="float">
            <text:p>42</text:p>
          </table:table-cell>
          <table:table-cell table:style-name="ce80" table:formula="of:=[.K2]" office:value-type="float" office:value="43" calcext:value-type="float">
            <text:p>43</text:p>
          </table:table-cell>
          <table:table-cell table:style-name="ce80" table:formula="of:=[.L2]" office:value-type="float" office:value="45" calcext:value-type="float">
            <text:p>45</text:p>
          </table:table-cell>
          <table:table-cell table:style-name="ce80" table:formula="of:=[.M2]" office:value-type="float" office:value="46" calcext:value-type="float">
            <text:p>46</text:p>
          </table:table-cell>
          <table:table-cell table:style-name="ce80" table:formula="of:=[.N2]" office:value-type="float" office:value="47" calcext:value-type="float">
            <text:p>47</text:p>
          </table:table-cell>
          <table:table-cell table:style-name="ce80" table:formula="of:=[.O2]" office:value-type="float" office:value="48" calcext:value-type="float">
            <text:p>48</text:p>
          </table:table-cell>
          <table:table-cell table:style-name="ce80" table:formula="of:=[.P2]" office:value-type="float" office:value="49" calcext:value-type="float">
            <text:p>49</text:p>
          </table:table-cell>
          <table:table-cell table:style-name="ce80" table:formula="of:=[.Q2]" office:value-type="float" office:value="50" calcext:value-type="float">
            <text:p>50</text:p>
          </table:table-cell>
          <table:table-cell table:style-name="ce80" table:formula="of:=[.R2]" office:value-type="float" office:value="51" calcext:value-type="float">
            <text:p>51</text:p>
          </table:table-cell>
          <table:table-cell table:style-name="ce80" table:formula="of:=[.S2]" office:value-type="float" office:value="0" calcext:value-type="float">
            <text:p>0</text:p>
          </table:table-cell>
          <table:table-cell table:style-name="ce80" table:formula="of:=[.T2]" office:value-type="float" office:value="0" calcext:value-type="float">
            <text:p>0</text:p>
          </table:table-cell>
          <table:table-cell table:style-name="ce253"/>
          <table:table-cell table:style-name="ce259" office:value-type="string" calcext:value-type="string">
            <text:p>FI</text:p>
          </table:table-cell>
          <table:table-cell table:style-name="ce259" office:value-type="string" calcext:value-type="string">
            <text:p>FA</text:p>
          </table:table-cell>
          <table:table-cell table:style-name="ce253" table:number-columns-repeated="1001"/>
        </table:table-row>
        <table:table-row table:style-name="ro9">
          <table:table-cell table:style-name="ce187" table:formula="of:=INT(ROW()/2)-12" office:value-type="float" office:value="0" calcext:value-type="float">
            <text:p>0</text:p>
          </table:table-cell>
          <table:table-cell table:style-name="ce123" table:formula="of:=INDIRECT(ADDRESS(INT(ROW()/2)-9;2;1;))" office:value-type="string" office:string-value="M2101" calcext:value-type="string">
            <text:p>M2101</text:p>
          </table:table-cell>
          <table:table-cell table:style-name="ce126" office:value-type="string" calcext:value-type="string">
            <text:p>FI</text:p>
          </table:table-cell>
          <table:table-cell table:style-name="ce187" table:formula="of:=DUREE_CM*INDIRECT(ADDRESS(3+3*[.$A25];3+COLUMN();1;;[.$C25]))+DUREE_TD*INDIRECT(ADDRESS(4+3*[.$A25];3+COLUMN();1;;[.$C25]))*NB_GR_TD_FI+DUREE_TP*INDIRECT(ADDRESS(5+3*[.$A25];3+COLUMN();1;;[.$C25]))*NB_GR_TP_FI" office:value-type="float" office:value="0" calcext:value-type="float">
            <text:p>0</text:p>
          </table:table-cell>
          <table:table-cell table:style-name="ce187" table:formula="of:=DUREE_CM*INDIRECT(ADDRESS(3+3*[.$A25];3+COLUMN();1;;[.$C25]))+DUREE_TD*INDIRECT(ADDRESS(4+3*[.$A25];3+COLUMN();1;;[.$C25]))*NB_GR_TD_FI+DUREE_TP*INDIRECT(ADDRESS(5+3*[.$A25];3+COLUMN();1;;[.$C25]))*NB_GR_TP_FI" office:value-type="float" office:value="4.5" calcext:value-type="float">
            <text:p>4,5</text:p>
          </table:table-cell>
          <table:table-cell table:style-name="ce187" table:formula="of:=DUREE_CM*INDIRECT(ADDRESS(3+3*[.$A25];3+COLUMN();1;;[.$C25]))+DUREE_TD*INDIRECT(ADDRESS(4+3*[.$A25];3+COLUMN();1;;[.$C25]))*NB_GR_TD_FI+DUREE_TP*INDIRECT(ADDRESS(5+3*[.$A25];3+COLUMN();1;;[.$C25]))*NB_GR_TP_FI" office:value-type="float" office:value="15" calcext:value-type="float">
            <text:p>15</text:p>
          </table:table-cell>
          <table:table-cell table:style-name="ce187" table:formula="of:=DUREE_CM*INDIRECT(ADDRESS(3+3*[.$A25];3+COLUMN();1;;[.$C25]))+DUREE_TD*INDIRECT(ADDRESS(4+3*[.$A25];3+COLUMN();1;;[.$C25]))*NB_GR_TD_FI+DUREE_TP*INDIRECT(ADDRESS(5+3*[.$A25];3+COLUMN();1;;[.$C25]))*NB_GR_TP_FI" office:value-type="float" office:value="16.5" calcext:value-type="float">
            <text:p>16,5</text:p>
          </table:table-cell>
          <table:table-cell table:style-name="ce187" table:formula="of:=DUREE_CM*INDIRECT(ADDRESS(3+3*[.$A25];3+COLUMN();1;;[.$C25]))+DUREE_TD*INDIRECT(ADDRESS(4+3*[.$A25];3+COLUMN();1;;[.$C25]))*NB_GR_TD_FI+DUREE_TP*INDIRECT(ADDRESS(5+3*[.$A25];3+COLUMN();1;;[.$C25]))*NB_GR_TP_FI" office:value-type="float" office:value="15" calcext:value-type="float">
            <text:p>15</text:p>
          </table:table-cell>
          <table:table-cell table:style-name="ce187" table:formula="of:=DUREE_CM*INDIRECT(ADDRESS(3+3*[.$A25];3+COLUMN();1;;[.$C25]))+DUREE_TD*INDIRECT(ADDRESS(4+3*[.$A25];3+COLUMN();1;;[.$C25]))*NB_GR_TD_FI+DUREE_TP*INDIRECT(ADDRESS(5+3*[.$A25];3+COLUMN();1;;[.$C25]))*NB_GR_TP_FI" office:value-type="float" office:value="15" calcext:value-type="float">
            <text:p>15</text:p>
          </table:table-cell>
          <table:table-cell table:style-name="ce187" table:formula="of:=DUREE_CM*INDIRECT(ADDRESS(3+3*[.$A25];3+COLUMN();1;;[.$C25]))+DUREE_TD*INDIRECT(ADDRESS(4+3*[.$A25];3+COLUMN();1;;[.$C25]))*NB_GR_TD_FI+DUREE_TP*INDIRECT(ADDRESS(5+3*[.$A25];3+COLUMN();1;;[.$C25]))*NB_GR_TP_FI" office:value-type="float" office:value="15" calcext:value-type="float">
            <text:p>15</text:p>
          </table:table-cell>
          <table:table-cell table:style-name="ce187" table:formula="of:=DUREE_CM*INDIRECT(ADDRESS(3+3*[.$A25];3+COLUMN();1;;[.$C25]))+DUREE_TD*INDIRECT(ADDRESS(4+3*[.$A25];3+COLUMN();1;;[.$C25]))*NB_GR_TD_FI+DUREE_TP*INDIRECT(ADDRESS(5+3*[.$A25];3+COLUMN();1;;[.$C25]))*NB_GR_TP_FI" office:value-type="float" office:value="15" calcext:value-type="float">
            <text:p>15</text:p>
          </table:table-cell>
          <table:table-cell table:style-name="ce187" table:formula="of:=DUREE_CM*INDIRECT(ADDRESS(3+3*[.$A25];3+COLUMN();1;;[.$C25]))+DUREE_TD*INDIRECT(ADDRESS(4+3*[.$A25];3+COLUMN();1;;[.$C25]))*NB_GR_TD_FI+DUREE_TP*INDIRECT(ADDRESS(5+3*[.$A25];3+COLUMN();1;;[.$C25]))*NB_GR_TP_FI" office:value-type="float" office:value="16.5" calcext:value-type="float">
            <text:p>16,5</text:p>
          </table:table-cell>
          <table:table-cell table:style-name="ce187" table:formula="of:=DUREE_CM*INDIRECT(ADDRESS(3+3*[.$A25];3+COLUMN();1;;[.$C25]))+DUREE_TD*INDIRECT(ADDRESS(4+3*[.$A25];3+COLUMN();1;;[.$C25]))*NB_GR_TD_FI+DUREE_TP*INDIRECT(ADDRESS(5+3*[.$A25];3+COLUMN();1;;[.$C25]))*NB_GR_TP_FI" office:value-type="float" office:value="15" calcext:value-type="float">
            <text:p>15</text:p>
          </table:table-cell>
          <table:table-cell table:style-name="ce187" table:formula="of:=DUREE_CM*INDIRECT(ADDRESS(3+3*[.$A25];3+COLUMN();1;;[.$C25]))+DUREE_TD*INDIRECT(ADDRESS(4+3*[.$A25];3+COLUMN();1;;[.$C25]))*NB_GR_TD_FI+DUREE_TP*INDIRECT(ADDRESS(5+3*[.$A25];3+COLUMN();1;;[.$C25]))*NB_GR_TP_FI" office:value-type="float" office:value="12" calcext:value-type="float">
            <text:p>12</text:p>
          </table:table-cell>
          <table:table-cell table:style-name="ce187" table:formula="of:=DUREE_CM*INDIRECT(ADDRESS(3+3*[.$A25];3+COLUMN();1;;[.$C25]))+DUREE_TD*INDIRECT(ADDRESS(4+3*[.$A25];3+COLUMN();1;;[.$C25]))*NB_GR_TD_FI+DUREE_TP*INDIRECT(ADDRESS(5+3*[.$A25];3+COLUMN();1;;[.$C25]))*NB_GR_TP_FI" office:value-type="float" office:value="15" calcext:value-type="float">
            <text:p>15</text:p>
          </table:table-cell>
          <table:table-cell table:style-name="ce187" table:formula="of:=DUREE_CM*INDIRECT(ADDRESS(3+3*[.$A25];3+COLUMN();1;;[.$C25]))+DUREE_TD*INDIRECT(ADDRESS(4+3*[.$A25];3+COLUMN();1;;[.$C25]))*NB_GR_TD_FI+DUREE_TP*INDIRECT(ADDRESS(5+3*[.$A25];3+COLUMN();1;;[.$C25]))*NB_GR_TP_FI" office:value-type="float" office:value="13.5" calcext:value-type="float">
            <text:p>13,5</text:p>
          </table:table-cell>
          <table:table-cell table:style-name="ce187" table:formula="of:=DUREE_CM*INDIRECT(ADDRESS(3+3*[.$A25];3+COLUMN();1;;[.$C25]))+DUREE_TD*INDIRECT(ADDRESS(4+3*[.$A25];3+COLUMN();1;;[.$C25]))*NB_GR_TD_FI+DUREE_TP*INDIRECT(ADDRESS(5+3*[.$A25];3+COLUMN();1;;[.$C25]))*NB_GR_TP_FI" office:value-type="float" office:value="0" calcext:value-type="float">
            <text:p>0</text:p>
          </table:table-cell>
          <table:table-cell table:style-name="ce187" table:formula="of:=DUREE_CM*INDIRECT(ADDRESS(3+3*[.$A25];3+COLUMN();1;;[.$C25]))+DUREE_TD*INDIRECT(ADDRESS(4+3*[.$A25];3+COLUMN();1;;[.$C25]))*NB_GR_TD_FI+DUREE_TP*INDIRECT(ADDRESS(5+3*[.$A25];3+COLUMN();1;;[.$C25]))*NB_GR_TP_FI" office:value-type="float" office:value="0" calcext:value-type="float">
            <text:p>0</text:p>
          </table:table-cell>
          <table:table-cell table:style-name="ce187" table:formula="of:=DUREE_CM*INDIRECT(ADDRESS(3+3*[.$A25];3+COLUMN();1;;[.$C25]))+DUREE_TD*INDIRECT(ADDRESS(4+3*[.$A25];3+COLUMN();1;;[.$C25]))*NB_GR_TD_FI+DUREE_TP*INDIRECT(ADDRESS(5+3*[.$A25];3+COLUMN();1;;[.$C25]))*NB_GR_TP_FI" office:value-type="float" office:value="0" calcext:value-type="float">
            <text:p>0</text:p>
          </table:table-cell>
          <table:table-cell table:style-name="ce187" table:formula="of:=DUREE_CM*INDIRECT(ADDRESS(3+3*[.$A25];3+COLUMN();1;;[.$C25]))+DUREE_TD*INDIRECT(ADDRESS(4+3*[.$A25];3+COLUMN();1;;[.$C25]))*NB_GR_TD_FI+DUREE_TP*INDIRECT(ADDRESS(5+3*[.$A25];3+COLUMN();1;;[.$C25]))*NB_GR_TP_FI" office:value-type="float" office:value="0" calcext:value-type="float">
            <text:p>0</text:p>
          </table:table-cell>
          <table:table-cell table:style-name="ce187"/>
          <table:table-cell table:style-name="ce184" table:formula="of:=SUM([.D25:.T25])" office:value-type="float" office:value="168" calcext:value-type="float">
            <text:p>168</text:p>
          </table:table-cell>
          <table:table-cell table:style-name="ce187"/>
          <table:table-cell table:style-name="ce155" table:number-columns-repeated="1001"/>
        </table:table-row>
        <table:table-row table:style-name="ro9">
          <table:table-cell table:style-name="ce187" table:formula="of:=INT(ROW()/2)-12" office:value-type="float" office:value="1" calcext:value-type="float">
            <text:p>1</text:p>
          </table:table-cell>
          <table:table-cell table:style-name="ce124"/>
          <table:table-cell table:style-name="ce124" office:value-type="string" calcext:value-type="string">
            <text:p>FA</text:p>
          </table:table-cell>
          <table:table-cell table:style-name="ce72" table:formula="of:=DUREE_CM*INDIRECT(ADDRESS(3+3*[.$A26];3+COLUMN();1;;[.$C26]))+DUREE_TD*INDIRECT(ADDRESS(4+3*[.$A26];3+COLUMN();1;;[.$C26]))*NB_GR_TD_FA+DUREE_TP*INDIRECT(ADDRESS(5+3*[.$A26];3+COLUMN();1;;[.$C26]))*NB_GR_TP_FA" office:value-type="float" office:value="1.5" calcext:value-type="float">
            <text:p>1,5</text:p>
          </table:table-cell>
          <table:table-cell table:style-name="ce72" table:formula="of:=DUREE_CM*INDIRECT(ADDRESS(3+3*[.$A26];3+COLUMN();1;;[.$C26]))+DUREE_TD*INDIRECT(ADDRESS(4+3*[.$A26];3+COLUMN();1;;[.$C26]))*NB_GR_TD_FA+DUREE_TP*INDIRECT(ADDRESS(5+3*[.$A26];3+COLUMN();1;;[.$C26]))*NB_GR_TP_FA" office:value-type="float" office:value="0" calcext:value-type="float">
            <text:p>0</text:p>
          </table:table-cell>
          <table:table-cell table:style-name="ce72" table:formula="of:=DUREE_CM*INDIRECT(ADDRESS(3+3*[.$A26];3+COLUMN();1;;[.$C26]))+DUREE_TD*INDIRECT(ADDRESS(4+3*[.$A26];3+COLUMN();1;;[.$C26]))*NB_GR_TD_FA+DUREE_TP*INDIRECT(ADDRESS(5+3*[.$A26];3+COLUMN();1;;[.$C26]))*NB_GR_TP_FA" office:value-type="float" office:value="0" calcext:value-type="float">
            <text:p>0</text:p>
          </table:table-cell>
          <table:table-cell table:style-name="ce72" table:formula="of:=DUREE_CM*INDIRECT(ADDRESS(3+3*[.$A26];3+COLUMN();1;;[.$C26]))+DUREE_TD*INDIRECT(ADDRESS(4+3*[.$A26];3+COLUMN();1;;[.$C26]))*NB_GR_TD_FA+DUREE_TP*INDIRECT(ADDRESS(5+3*[.$A26];3+COLUMN();1;;[.$C26]))*NB_GR_TP_FA" office:value-type="float" office:value="0" calcext:value-type="float">
            <text:p>0</text:p>
          </table:table-cell>
          <table:table-cell table:style-name="ce72" table:formula="of:=DUREE_CM*INDIRECT(ADDRESS(3+3*[.$A26];3+COLUMN();1;;[.$C26]))+DUREE_TD*INDIRECT(ADDRESS(4+3*[.$A26];3+COLUMN();1;;[.$C26]))*NB_GR_TD_FA+DUREE_TP*INDIRECT(ADDRESS(5+3*[.$A26];3+COLUMN();1;;[.$C26]))*NB_GR_TP_FA" office:value-type="float" office:value="0" calcext:value-type="float">
            <text:p>0</text:p>
          </table:table-cell>
          <table:table-cell table:style-name="ce72" table:formula="of:=DUREE_CM*INDIRECT(ADDRESS(3+3*[.$A26];3+COLUMN();1;;[.$C26]))+DUREE_TD*INDIRECT(ADDRESS(4+3*[.$A26];3+COLUMN();1;;[.$C26]))*NB_GR_TD_FA+DUREE_TP*INDIRECT(ADDRESS(5+3*[.$A26];3+COLUMN();1;;[.$C26]))*NB_GR_TP_FA" office:value-type="float" office:value="0" calcext:value-type="float">
            <text:p>0</text:p>
          </table:table-cell>
          <table:table-cell table:style-name="ce72" table:formula="of:=DUREE_CM*INDIRECT(ADDRESS(3+3*[.$A26];3+COLUMN();1;;[.$C26]))+DUREE_TD*INDIRECT(ADDRESS(4+3*[.$A26];3+COLUMN();1;;[.$C26]))*NB_GR_TD_FA+DUREE_TP*INDIRECT(ADDRESS(5+3*[.$A26];3+COLUMN();1;;[.$C26]))*NB_GR_TP_FA" office:value-type="float" office:value="0" calcext:value-type="float">
            <text:p>0</text:p>
          </table:table-cell>
          <table:table-cell table:style-name="ce72" table:formula="of:=DUREE_CM*INDIRECT(ADDRESS(3+3*[.$A26];3+COLUMN();1;;[.$C26]))+DUREE_TD*INDIRECT(ADDRESS(4+3*[.$A26];3+COLUMN();1;;[.$C26]))*NB_GR_TD_FA+DUREE_TP*INDIRECT(ADDRESS(5+3*[.$A26];3+COLUMN();1;;[.$C26]))*NB_GR_TP_FA" office:value-type="float" office:value="0" calcext:value-type="float">
            <text:p>0</text:p>
          </table:table-cell>
          <table:table-cell table:style-name="ce72" table:formula="of:=DUREE_CM*INDIRECT(ADDRESS(3+3*[.$A26];3+COLUMN();1;;[.$C26]))+DUREE_TD*INDIRECT(ADDRESS(4+3*[.$A26];3+COLUMN();1;;[.$C26]))*NB_GR_TD_FA+DUREE_TP*INDIRECT(ADDRESS(5+3*[.$A26];3+COLUMN();1;;[.$C26]))*NB_GR_TP_FA" office:value-type="float" office:value="0" calcext:value-type="float">
            <text:p>0</text:p>
          </table:table-cell>
          <table:table-cell table:style-name="ce72" table:formula="of:=DUREE_CM*INDIRECT(ADDRESS(3+3*[.$A26];3+COLUMN();1;;[.$C26]))+DUREE_TD*INDIRECT(ADDRESS(4+3*[.$A26];3+COLUMN();1;;[.$C26]))*NB_GR_TD_FA+DUREE_TP*INDIRECT(ADDRESS(5+3*[.$A26];3+COLUMN();1;;[.$C26]))*NB_GR_TP_FA" office:value-type="float" office:value="0" calcext:value-type="float">
            <text:p>0</text:p>
          </table:table-cell>
          <table:table-cell table:style-name="ce72" table:formula="of:=DUREE_CM*INDIRECT(ADDRESS(3+3*[.$A26];3+COLUMN();1;;[.$C26]))+DUREE_TD*INDIRECT(ADDRESS(4+3*[.$A26];3+COLUMN();1;;[.$C26]))*NB_GR_TD_FA+DUREE_TP*INDIRECT(ADDRESS(5+3*[.$A26];3+COLUMN();1;;[.$C26]))*NB_GR_TP_FA" office:value-type="float" office:value="0" calcext:value-type="float">
            <text:p>0</text:p>
          </table:table-cell>
          <table:table-cell table:style-name="ce72" table:formula="of:=DUREE_CM*INDIRECT(ADDRESS(3+3*[.$A26];3+COLUMN();1;;[.$C26]))+DUREE_TD*INDIRECT(ADDRESS(4+3*[.$A26];3+COLUMN();1;;[.$C26]))*NB_GR_TD_FA+DUREE_TP*INDIRECT(ADDRESS(5+3*[.$A26];3+COLUMN();1;;[.$C26]))*NB_GR_TP_FA" office:value-type="float" office:value="0" calcext:value-type="float">
            <text:p>0</text:p>
          </table:table-cell>
          <table:table-cell table:style-name="ce72" table:formula="of:=DUREE_CM*INDIRECT(ADDRESS(3+3*[.$A26];3+COLUMN();1;;[.$C26]))+DUREE_TD*INDIRECT(ADDRESS(4+3*[.$A26];3+COLUMN();1;;[.$C26]))*NB_GR_TD_FA+DUREE_TP*INDIRECT(ADDRESS(5+3*[.$A26];3+COLUMN();1;;[.$C26]))*NB_GR_TP_FA" office:value-type="float" office:value="0" calcext:value-type="float">
            <text:p>0</text:p>
          </table:table-cell>
          <table:table-cell table:style-name="ce72" table:formula="of:=DUREE_CM*INDIRECT(ADDRESS(3+3*[.$A26];3+COLUMN();1;;[.$C26]))+DUREE_TD*INDIRECT(ADDRESS(4+3*[.$A26];3+COLUMN();1;;[.$C26]))*NB_GR_TD_FA+DUREE_TP*INDIRECT(ADDRESS(5+3*[.$A26];3+COLUMN();1;;[.$C26]))*NB_GR_TP_FA" office:value-type="float" office:value="6" calcext:value-type="float">
            <text:p>6</text:p>
          </table:table-cell>
          <table:table-cell table:style-name="ce72" table:formula="of:=DUREE_CM*INDIRECT(ADDRESS(3+3*[.$A26];3+COLUMN();1;;[.$C26]))+DUREE_TD*INDIRECT(ADDRESS(4+3*[.$A26];3+COLUMN();1;;[.$C26]))*NB_GR_TD_FA+DUREE_TP*INDIRECT(ADDRESS(5+3*[.$A26];3+COLUMN();1;;[.$C26]))*NB_GR_TP_FA" office:value-type="float" office:value="6" calcext:value-type="float">
            <text:p>6</text:p>
          </table:table-cell>
          <table:table-cell table:style-name="ce72" table:formula="of:=DUREE_CM*INDIRECT(ADDRESS(3+3*[.$A26];3+COLUMN();1;;[.$C26]))+DUREE_TD*INDIRECT(ADDRESS(4+3*[.$A26];3+COLUMN();1;;[.$C26]))*NB_GR_TD_FA+DUREE_TP*INDIRECT(ADDRESS(5+3*[.$A26];3+COLUMN();1;;[.$C26]))*NB_GR_TP_FA" office:value-type="float" office:value="0" calcext:value-type="float">
            <text:p>0</text:p>
          </table:table-cell>
          <table:table-cell table:style-name="ce72" table:formula="of:=DUREE_CM*INDIRECT(ADDRESS(3+3*[.$A26];3+COLUMN();1;;[.$C26]))+DUREE_TD*INDIRECT(ADDRESS(4+3*[.$A26];3+COLUMN();1;;[.$C26]))*NB_GR_TD_FA+DUREE_TP*INDIRECT(ADDRESS(5+3*[.$A26];3+COLUMN();1;;[.$C26]))*NB_GR_TP_FA" office:value-type="float" office:value="0" calcext:value-type="float">
            <text:p>0</text:p>
          </table:table-cell>
          <table:table-cell table:style-name="ce72"/>
          <table:table-cell table:style-name="ce80"/>
          <table:table-cell table:style-name="ce80" table:formula="of:=SUM([.D26:.T26])" office:value-type="float" office:value="13.5" calcext:value-type="float">
            <text:p>13,5</text:p>
          </table:table-cell>
          <table:table-cell table:style-name="ce253" table:number-columns-repeated="1001"/>
        </table:table-row>
        <table:table-row table:style-name="ro9">
          <table:table-cell table:style-name="ce187" table:formula="of:=INT(ROW()/2)-12" office:value-type="float" office:value="1" calcext:value-type="float">
            <text:p>1</text:p>
          </table:table-cell>
          <table:table-cell table:style-name="ce123" table:formula="of:=INDIRECT(ADDRESS(INT(ROW()/2)-9;2;1;))" office:value-type="string" office:string-value="M2102" calcext:value-type="string">
            <text:p>M2102</text:p>
          </table:table-cell>
          <table:table-cell table:style-name="ce126" office:value-type="string" calcext:value-type="string">
            <text:p>FI</text:p>
          </table:table-cell>
          <table:table-cell table:style-name="ce187" table:formula="of:=DUREE_CM*INDIRECT(ADDRESS(3+3*[.$A27];3+COLUMN();1;;[.$C27]))+DUREE_TD*INDIRECT(ADDRESS(4+3*[.$A27];3+COLUMN();1;;[.$C27]))*NB_GR_TD_FI+DUREE_TP*INDIRECT(ADDRESS(5+3*[.$A27];3+COLUMN();1;;[.$C27]))*NB_GR_TP_FI" office:value-type="float" office:value="1.5" calcext:value-type="float">
            <text:p>1,5</text:p>
          </table:table-cell>
          <table:table-cell table:style-name="ce187" table:formula="of:=DUREE_CM*INDIRECT(ADDRESS(3+3*[.$A27];3+COLUMN();1;;[.$C27]))+DUREE_TD*INDIRECT(ADDRESS(4+3*[.$A27];3+COLUMN();1;;[.$C27]))*NB_GR_TD_FI+DUREE_TP*INDIRECT(ADDRESS(5+3*[.$A27];3+COLUMN();1;;[.$C27]))*NB_GR_TP_FI" office:value-type="float" office:value="0" calcext:value-type="float">
            <text:p>0</text:p>
          </table:table-cell>
          <table:table-cell table:style-name="ce187" table:formula="of:=DUREE_CM*INDIRECT(ADDRESS(3+3*[.$A27];3+COLUMN();1;;[.$C27]))+DUREE_TD*INDIRECT(ADDRESS(4+3*[.$A27];3+COLUMN();1;;[.$C27]))*NB_GR_TD_FI+DUREE_TP*INDIRECT(ADDRESS(5+3*[.$A27];3+COLUMN();1;;[.$C27]))*NB_GR_TP_FI" office:value-type="float" office:value="0" calcext:value-type="float">
            <text:p>0</text:p>
          </table:table-cell>
          <table:table-cell table:style-name="ce187" table:formula="of:=DUREE_CM*INDIRECT(ADDRESS(3+3*[.$A27];3+COLUMN();1;;[.$C27]))+DUREE_TD*INDIRECT(ADDRESS(4+3*[.$A27];3+COLUMN();1;;[.$C27]))*NB_GR_TD_FI+DUREE_TP*INDIRECT(ADDRESS(5+3*[.$A27];3+COLUMN();1;;[.$C27]))*NB_GR_TP_FI" office:value-type="float" office:value="0" calcext:value-type="float">
            <text:p>0</text:p>
          </table:table-cell>
          <table:table-cell table:style-name="ce187" table:formula="of:=DUREE_CM*INDIRECT(ADDRESS(3+3*[.$A27];3+COLUMN();1;;[.$C27]))+DUREE_TD*INDIRECT(ADDRESS(4+3*[.$A27];3+COLUMN();1;;[.$C27]))*NB_GR_TD_FI+DUREE_TP*INDIRECT(ADDRESS(5+3*[.$A27];3+COLUMN();1;;[.$C27]))*NB_GR_TP_FI" office:value-type="float" office:value="0" calcext:value-type="float">
            <text:p>0</text:p>
          </table:table-cell>
          <table:table-cell table:style-name="ce187" table:formula="of:=DUREE_CM*INDIRECT(ADDRESS(3+3*[.$A27];3+COLUMN();1;;[.$C27]))+DUREE_TD*INDIRECT(ADDRESS(4+3*[.$A27];3+COLUMN();1;;[.$C27]))*NB_GR_TD_FI+DUREE_TP*INDIRECT(ADDRESS(5+3*[.$A27];3+COLUMN();1;;[.$C27]))*NB_GR_TP_FI" office:value-type="float" office:value="0" calcext:value-type="float">
            <text:p>0</text:p>
          </table:table-cell>
          <table:table-cell table:style-name="ce187" table:formula="of:=DUREE_CM*INDIRECT(ADDRESS(3+3*[.$A27];3+COLUMN();1;;[.$C27]))+DUREE_TD*INDIRECT(ADDRESS(4+3*[.$A27];3+COLUMN();1;;[.$C27]))*NB_GR_TD_FI+DUREE_TP*INDIRECT(ADDRESS(5+3*[.$A27];3+COLUMN();1;;[.$C27]))*NB_GR_TP_FI" office:value-type="float" office:value="0" calcext:value-type="float">
            <text:p>0</text:p>
          </table:table-cell>
          <table:table-cell table:style-name="ce187" table:formula="of:=DUREE_CM*INDIRECT(ADDRESS(3+3*[.$A27];3+COLUMN();1;;[.$C27]))+DUREE_TD*INDIRECT(ADDRESS(4+3*[.$A27];3+COLUMN();1;;[.$C27]))*NB_GR_TD_FI+DUREE_TP*INDIRECT(ADDRESS(5+3*[.$A27];3+COLUMN();1;;[.$C27]))*NB_GR_TP_FI" office:value-type="float" office:value="0" calcext:value-type="float">
            <text:p>0</text:p>
          </table:table-cell>
          <table:table-cell table:style-name="ce187" table:formula="of:=DUREE_CM*INDIRECT(ADDRESS(3+3*[.$A27];3+COLUMN();1;;[.$C27]))+DUREE_TD*INDIRECT(ADDRESS(4+3*[.$A27];3+COLUMN();1;;[.$C27]))*NB_GR_TD_FI+DUREE_TP*INDIRECT(ADDRESS(5+3*[.$A27];3+COLUMN();1;;[.$C27]))*NB_GR_TP_FI" office:value-type="float" office:value="0" calcext:value-type="float">
            <text:p>0</text:p>
          </table:table-cell>
          <table:table-cell table:style-name="ce187" table:formula="of:=DUREE_CM*INDIRECT(ADDRESS(3+3*[.$A27];3+COLUMN();1;;[.$C27]))+DUREE_TD*INDIRECT(ADDRESS(4+3*[.$A27];3+COLUMN();1;;[.$C27]))*NB_GR_TD_FI+DUREE_TP*INDIRECT(ADDRESS(5+3*[.$A27];3+COLUMN();1;;[.$C27]))*NB_GR_TP_FI" office:value-type="float" office:value="0" calcext:value-type="float">
            <text:p>0</text:p>
          </table:table-cell>
          <table:table-cell table:style-name="ce187" table:formula="of:=DUREE_CM*INDIRECT(ADDRESS(3+3*[.$A27];3+COLUMN();1;;[.$C27]))+DUREE_TD*INDIRECT(ADDRESS(4+3*[.$A27];3+COLUMN();1;;[.$C27]))*NB_GR_TD_FI+DUREE_TP*INDIRECT(ADDRESS(5+3*[.$A27];3+COLUMN();1;;[.$C27]))*NB_GR_TP_FI" office:value-type="float" office:value="0" calcext:value-type="float">
            <text:p>0</text:p>
          </table:table-cell>
          <table:table-cell table:style-name="ce187" table:formula="of:=DUREE_CM*INDIRECT(ADDRESS(3+3*[.$A27];3+COLUMN();1;;[.$C27]))+DUREE_TD*INDIRECT(ADDRESS(4+3*[.$A27];3+COLUMN();1;;[.$C27]))*NB_GR_TD_FI+DUREE_TP*INDIRECT(ADDRESS(5+3*[.$A27];3+COLUMN();1;;[.$C27]))*NB_GR_TP_FI" office:value-type="float" office:value="4.5" calcext:value-type="float">
            <text:p>4,5</text:p>
          </table:table-cell>
          <table:table-cell table:style-name="ce187" table:formula="of:=DUREE_CM*INDIRECT(ADDRESS(3+3*[.$A27];3+COLUMN();1;;[.$C27]))+DUREE_TD*INDIRECT(ADDRESS(4+3*[.$A27];3+COLUMN();1;;[.$C27]))*NB_GR_TD_FI+DUREE_TP*INDIRECT(ADDRESS(5+3*[.$A27];3+COLUMN();1;;[.$C27]))*NB_GR_TP_FI" office:value-type="float" office:value="16.5" calcext:value-type="float">
            <text:p>16,5</text:p>
          </table:table-cell>
          <table:table-cell table:style-name="ce187" table:formula="of:=DUREE_CM*INDIRECT(ADDRESS(3+3*[.$A27];3+COLUMN();1;;[.$C27]))+DUREE_TD*INDIRECT(ADDRESS(4+3*[.$A27];3+COLUMN();1;;[.$C27]))*NB_GR_TD_FI+DUREE_TP*INDIRECT(ADDRESS(5+3*[.$A27];3+COLUMN();1;;[.$C27]))*NB_GR_TP_FI" office:value-type="float" office:value="18" calcext:value-type="float">
            <text:p>18</text:p>
          </table:table-cell>
          <table:table-cell table:style-name="ce187" table:formula="of:=DUREE_CM*INDIRECT(ADDRESS(3+3*[.$A27];3+COLUMN();1;;[.$C27]))+DUREE_TD*INDIRECT(ADDRESS(4+3*[.$A27];3+COLUMN();1;;[.$C27]))*NB_GR_TD_FI+DUREE_TP*INDIRECT(ADDRESS(5+3*[.$A27];3+COLUMN();1;;[.$C27]))*NB_GR_TP_FI" office:value-type="float" office:value="18" calcext:value-type="float">
            <text:p>18</text:p>
          </table:table-cell>
          <table:table-cell table:style-name="ce187" table:formula="of:=DUREE_CM*INDIRECT(ADDRESS(3+3*[.$A27];3+COLUMN();1;;[.$C27]))+DUREE_TD*INDIRECT(ADDRESS(4+3*[.$A27];3+COLUMN();1;;[.$C27]))*NB_GR_TD_FI+DUREE_TP*INDIRECT(ADDRESS(5+3*[.$A27];3+COLUMN();1;;[.$C27]))*NB_GR_TP_FI" office:value-type="float" office:value="0" calcext:value-type="float">
            <text:p>0</text:p>
          </table:table-cell>
          <table:table-cell table:style-name="ce187" table:formula="of:=DUREE_CM*INDIRECT(ADDRESS(3+3*[.$A27];3+COLUMN();1;;[.$C27]))+DUREE_TD*INDIRECT(ADDRESS(4+3*[.$A27];3+COLUMN();1;;[.$C27]))*NB_GR_TD_FI+DUREE_TP*INDIRECT(ADDRESS(5+3*[.$A27];3+COLUMN();1;;[.$C27]))*NB_GR_TP_FI" office:value-type="float" office:value="0" calcext:value-type="float">
            <text:p>0</text:p>
          </table:table-cell>
          <table:table-cell table:style-name="ce187"/>
          <table:table-cell table:style-name="ce184" table:formula="of:=SUM([.D27:.T27])" office:value-type="float" office:value="58.5" calcext:value-type="float">
            <text:p>58,5</text:p>
          </table:table-cell>
          <table:table-cell table:style-name="ce187"/>
          <table:table-cell table:style-name="ce155" table:number-columns-repeated="1001"/>
        </table:table-row>
        <table:table-row table:style-name="ro9">
          <table:table-cell table:style-name="ce187" table:formula="of:=INT(ROW()/2)-12" office:value-type="float" office:value="2" calcext:value-type="float">
            <text:p>2</text:p>
          </table:table-cell>
          <table:table-cell table:style-name="ce124"/>
          <table:table-cell table:style-name="ce124" office:value-type="string" calcext:value-type="string">
            <text:p>FA</text:p>
          </table:table-cell>
          <table:table-cell table:style-name="ce72" table:formula="of:=DUREE_CM*INDIRECT(ADDRESS(3+3*[.$A28];3+COLUMN();1;;[.$C28]))+DUREE_TD*INDIRECT(ADDRESS(4+3*[.$A28];3+COLUMN();1;;[.$C28]))*NB_GR_TD_FA+DUREE_TP*INDIRECT(ADDRESS(5+3*[.$A28];3+COLUMN();1;;[.$C28]))*NB_GR_TP_FA" office:value-type="float" office:value="6" calcext:value-type="float">
            <text:p>6</text:p>
          </table:table-cell>
          <table:table-cell table:style-name="ce72" table:formula="of:=DUREE_CM*INDIRECT(ADDRESS(3+3*[.$A28];3+COLUMN();1;;[.$C28]))+DUREE_TD*INDIRECT(ADDRESS(4+3*[.$A28];3+COLUMN();1;;[.$C28]))*NB_GR_TD_FA+DUREE_TP*INDIRECT(ADDRESS(5+3*[.$A28];3+COLUMN();1;;[.$C28]))*NB_GR_TP_FA" office:value-type="float" office:value="6" calcext:value-type="float">
            <text:p>6</text:p>
          </table:table-cell>
          <table:table-cell table:style-name="ce72" table:formula="of:=DUREE_CM*INDIRECT(ADDRESS(3+3*[.$A28];3+COLUMN();1;;[.$C28]))+DUREE_TD*INDIRECT(ADDRESS(4+3*[.$A28];3+COLUMN();1;;[.$C28]))*NB_GR_TD_FA+DUREE_TP*INDIRECT(ADDRESS(5+3*[.$A28];3+COLUMN();1;;[.$C28]))*NB_GR_TP_FA" office:value-type="float" office:value="4.5" calcext:value-type="float">
            <text:p>4,5</text:p>
          </table:table-cell>
          <table:table-cell table:style-name="ce72" table:formula="of:=DUREE_CM*INDIRECT(ADDRESS(3+3*[.$A28];3+COLUMN();1;;[.$C28]))+DUREE_TD*INDIRECT(ADDRESS(4+3*[.$A28];3+COLUMN();1;;[.$C28]))*NB_GR_TD_FA+DUREE_TP*INDIRECT(ADDRESS(5+3*[.$A28];3+COLUMN();1;;[.$C28]))*NB_GR_TP_FA" office:value-type="float" office:value="0" calcext:value-type="float">
            <text:p>0</text:p>
          </table:table-cell>
          <table:table-cell table:style-name="ce72" table:formula="of:=DUREE_CM*INDIRECT(ADDRESS(3+3*[.$A28];3+COLUMN();1;;[.$C28]))+DUREE_TD*INDIRECT(ADDRESS(4+3*[.$A28];3+COLUMN();1;;[.$C28]))*NB_GR_TD_FA+DUREE_TP*INDIRECT(ADDRESS(5+3*[.$A28];3+COLUMN();1;;[.$C28]))*NB_GR_TP_FA" office:value-type="float" office:value="0" calcext:value-type="float">
            <text:p>0</text:p>
          </table:table-cell>
          <table:table-cell table:style-name="ce72" table:formula="of:=DUREE_CM*INDIRECT(ADDRESS(3+3*[.$A28];3+COLUMN();1;;[.$C28]))+DUREE_TD*INDIRECT(ADDRESS(4+3*[.$A28];3+COLUMN();1;;[.$C28]))*NB_GR_TD_FA+DUREE_TP*INDIRECT(ADDRESS(5+3*[.$A28];3+COLUMN();1;;[.$C28]))*NB_GR_TP_FA" office:value-type="float" office:value="0" calcext:value-type="float">
            <text:p>0</text:p>
          </table:table-cell>
          <table:table-cell table:style-name="ce72" table:formula="of:=DUREE_CM*INDIRECT(ADDRESS(3+3*[.$A28];3+COLUMN();1;;[.$C28]))+DUREE_TD*INDIRECT(ADDRESS(4+3*[.$A28];3+COLUMN();1;;[.$C28]))*NB_GR_TD_FA+DUREE_TP*INDIRECT(ADDRESS(5+3*[.$A28];3+COLUMN();1;;[.$C28]))*NB_GR_TP_FA" office:value-type="float" office:value="1.5" calcext:value-type="float">
            <text:p>1,5</text:p>
          </table:table-cell>
          <table:table-cell table:style-name="ce72" table:formula="of:=DUREE_CM*INDIRECT(ADDRESS(3+3*[.$A28];3+COLUMN();1;;[.$C28]))+DUREE_TD*INDIRECT(ADDRESS(4+3*[.$A28];3+COLUMN();1;;[.$C28]))*NB_GR_TD_FA+DUREE_TP*INDIRECT(ADDRESS(5+3*[.$A28];3+COLUMN();1;;[.$C28]))*NB_GR_TP_FA" office:value-type="float" office:value="4.5" calcext:value-type="float">
            <text:p>4,5</text:p>
          </table:table-cell>
          <table:table-cell table:style-name="ce72" table:formula="of:=DUREE_CM*INDIRECT(ADDRESS(3+3*[.$A28];3+COLUMN();1;;[.$C28]))+DUREE_TD*INDIRECT(ADDRESS(4+3*[.$A28];3+COLUMN();1;;[.$C28]))*NB_GR_TD_FA+DUREE_TP*INDIRECT(ADDRESS(5+3*[.$A28];3+COLUMN();1;;[.$C28]))*NB_GR_TP_FA" office:value-type="float" office:value="0" calcext:value-type="float">
            <text:p>0</text:p>
          </table:table-cell>
          <table:table-cell table:style-name="ce72" table:formula="of:=DUREE_CM*INDIRECT(ADDRESS(3+3*[.$A28];3+COLUMN();1;;[.$C28]))+DUREE_TD*INDIRECT(ADDRESS(4+3*[.$A28];3+COLUMN();1;;[.$C28]))*NB_GR_TD_FA+DUREE_TP*INDIRECT(ADDRESS(5+3*[.$A28];3+COLUMN();1;;[.$C28]))*NB_GR_TP_FA" office:value-type="float" office:value="0" calcext:value-type="float">
            <text:p>0</text:p>
          </table:table-cell>
          <table:table-cell table:style-name="ce72" table:formula="of:=DUREE_CM*INDIRECT(ADDRESS(3+3*[.$A28];3+COLUMN();1;;[.$C28]))+DUREE_TD*INDIRECT(ADDRESS(4+3*[.$A28];3+COLUMN();1;;[.$C28]))*NB_GR_TD_FA+DUREE_TP*INDIRECT(ADDRESS(5+3*[.$A28];3+COLUMN();1;;[.$C28]))*NB_GR_TP_FA" office:value-type="float" office:value="0" calcext:value-type="float">
            <text:p>0</text:p>
          </table:table-cell>
          <table:table-cell table:style-name="ce72" table:formula="of:=DUREE_CM*INDIRECT(ADDRESS(3+3*[.$A28];3+COLUMN();1;;[.$C28]))+DUREE_TD*INDIRECT(ADDRESS(4+3*[.$A28];3+COLUMN();1;;[.$C28]))*NB_GR_TD_FA+DUREE_TP*INDIRECT(ADDRESS(5+3*[.$A28];3+COLUMN();1;;[.$C28]))*NB_GR_TP_FA" office:value-type="float" office:value="0" calcext:value-type="float">
            <text:p>0</text:p>
          </table:table-cell>
          <table:table-cell table:style-name="ce72" table:formula="of:=DUREE_CM*INDIRECT(ADDRESS(3+3*[.$A28];3+COLUMN();1;;[.$C28]))+DUREE_TD*INDIRECT(ADDRESS(4+3*[.$A28];3+COLUMN();1;;[.$C28]))*NB_GR_TD_FA+DUREE_TP*INDIRECT(ADDRESS(5+3*[.$A28];3+COLUMN();1;;[.$C28]))*NB_GR_TP_FA" office:value-type="float" office:value="0" calcext:value-type="float">
            <text:p>0</text:p>
          </table:table-cell>
          <table:table-cell table:style-name="ce72" table:formula="of:=DUREE_CM*INDIRECT(ADDRESS(3+3*[.$A28];3+COLUMN();1;;[.$C28]))+DUREE_TD*INDIRECT(ADDRESS(4+3*[.$A28];3+COLUMN();1;;[.$C28]))*NB_GR_TD_FA+DUREE_TP*INDIRECT(ADDRESS(5+3*[.$A28];3+COLUMN();1;;[.$C28]))*NB_GR_TP_FA" office:value-type="float" office:value="0" calcext:value-type="float">
            <text:p>0</text:p>
          </table:table-cell>
          <table:table-cell table:style-name="ce72" table:formula="of:=DUREE_CM*INDIRECT(ADDRESS(3+3*[.$A28];3+COLUMN();1;;[.$C28]))+DUREE_TD*INDIRECT(ADDRESS(4+3*[.$A28];3+COLUMN();1;;[.$C28]))*NB_GR_TD_FA+DUREE_TP*INDIRECT(ADDRESS(5+3*[.$A28];3+COLUMN();1;;[.$C28]))*NB_GR_TP_FA" office:value-type="float" office:value="0" calcext:value-type="float">
            <text:p>0</text:p>
          </table:table-cell>
          <table:table-cell table:style-name="ce72" table:formula="of:=DUREE_CM*INDIRECT(ADDRESS(3+3*[.$A28];3+COLUMN();1;;[.$C28]))+DUREE_TD*INDIRECT(ADDRESS(4+3*[.$A28];3+COLUMN();1;;[.$C28]))*NB_GR_TD_FA+DUREE_TP*INDIRECT(ADDRESS(5+3*[.$A28];3+COLUMN();1;;[.$C28]))*NB_GR_TP_FA" office:value-type="float" office:value="0" calcext:value-type="float">
            <text:p>0</text:p>
          </table:table-cell>
          <table:table-cell table:style-name="ce72" table:formula="of:=DUREE_CM*INDIRECT(ADDRESS(3+3*[.$A28];3+COLUMN();1;;[.$C28]))+DUREE_TD*INDIRECT(ADDRESS(4+3*[.$A28];3+COLUMN();1;;[.$C28]))*NB_GR_TD_FA+DUREE_TP*INDIRECT(ADDRESS(5+3*[.$A28];3+COLUMN();1;;[.$C28]))*NB_GR_TP_FA" office:value-type="float" office:value="0" calcext:value-type="float">
            <text:p>0</text:p>
          </table:table-cell>
          <table:table-cell table:style-name="ce72"/>
          <table:table-cell table:style-name="ce80"/>
          <table:table-cell table:style-name="ce80" table:formula="of:=SUM([.D28:.T28])" office:value-type="float" office:value="22.5" calcext:value-type="float">
            <text:p>22,5</text:p>
          </table:table-cell>
          <table:table-cell table:style-name="ce155"/>
          <table:table-cell table:style-name="ce253" table:number-columns-repeated="1000"/>
        </table:table-row>
        <table:table-row table:style-name="ro9">
          <table:table-cell table:style-name="ce187" table:formula="of:=INT(ROW()/2)-12" office:value-type="float" office:value="2" calcext:value-type="float">
            <text:p>2</text:p>
          </table:table-cell>
          <table:table-cell table:style-name="ce123" table:formula="of:=INDIRECT(ADDRESS(INT(ROW()/2)-9;2;1;))" office:value-type="string" office:string-value="M2103" calcext:value-type="string">
            <text:p>M2103</text:p>
          </table:table-cell>
          <table:table-cell table:style-name="ce126" office:value-type="string" calcext:value-type="string">
            <text:p>FI</text:p>
          </table:table-cell>
          <table:table-cell table:style-name="ce187" table:formula="of:=DUREE_CM*INDIRECT(ADDRESS(3+3*[.$A29];3+COLUMN();1;;[.$C29]))+DUREE_TD*INDIRECT(ADDRESS(4+3*[.$A29];3+COLUMN();1;;[.$C29]))*NB_GR_TD_FI+DUREE_TP*INDIRECT(ADDRESS(5+3*[.$A29];3+COLUMN();1;;[.$C29]))*NB_GR_TP_FI" office:value-type="float" office:value="9" calcext:value-type="float">
            <text:p>9</text:p>
          </table:table-cell>
          <table:table-cell table:style-name="ce187" table:formula="of:=DUREE_CM*INDIRECT(ADDRESS(3+3*[.$A29];3+COLUMN();1;;[.$C29]))+DUREE_TD*INDIRECT(ADDRESS(4+3*[.$A29];3+COLUMN();1;;[.$C29]))*NB_GR_TD_FI+DUREE_TP*INDIRECT(ADDRESS(5+3*[.$A29];3+COLUMN();1;;[.$C29]))*NB_GR_TP_FI" office:value-type="float" office:value="19.5" calcext:value-type="float">
            <text:p>19,5</text:p>
          </table:table-cell>
          <table:table-cell table:style-name="ce187" table:formula="of:=DUREE_CM*INDIRECT(ADDRESS(3+3*[.$A29];3+COLUMN();1;;[.$C29]))+DUREE_TD*INDIRECT(ADDRESS(4+3*[.$A29];3+COLUMN();1;;[.$C29]))*NB_GR_TD_FI+DUREE_TP*INDIRECT(ADDRESS(5+3*[.$A29];3+COLUMN();1;;[.$C29]))*NB_GR_TP_FI" office:value-type="float" office:value="16.5" calcext:value-type="float">
            <text:p>16,5</text:p>
          </table:table-cell>
          <table:table-cell table:style-name="ce187" table:formula="of:=DUREE_CM*INDIRECT(ADDRESS(3+3*[.$A29];3+COLUMN();1;;[.$C29]))+DUREE_TD*INDIRECT(ADDRESS(4+3*[.$A29];3+COLUMN();1;;[.$C29]))*NB_GR_TD_FI+DUREE_TP*INDIRECT(ADDRESS(5+3*[.$A29];3+COLUMN();1;;[.$C29]))*NB_GR_TP_FI" office:value-type="float" office:value="18" calcext:value-type="float">
            <text:p>18</text:p>
          </table:table-cell>
          <table:table-cell table:style-name="ce187" table:formula="of:=DUREE_CM*INDIRECT(ADDRESS(3+3*[.$A29];3+COLUMN();1;;[.$C29]))+DUREE_TD*INDIRECT(ADDRESS(4+3*[.$A29];3+COLUMN();1;;[.$C29]))*NB_GR_TD_FI+DUREE_TP*INDIRECT(ADDRESS(5+3*[.$A29];3+COLUMN();1;;[.$C29]))*NB_GR_TP_FI" office:value-type="float" office:value="12" calcext:value-type="float">
            <text:p>12</text:p>
          </table:table-cell>
          <table:table-cell table:style-name="ce187" table:formula="of:=DUREE_CM*INDIRECT(ADDRESS(3+3*[.$A29];3+COLUMN();1;;[.$C29]))+DUREE_TD*INDIRECT(ADDRESS(4+3*[.$A29];3+COLUMN();1;;[.$C29]))*NB_GR_TD_FI+DUREE_TP*INDIRECT(ADDRESS(5+3*[.$A29];3+COLUMN();1;;[.$C29]))*NB_GR_TP_FI" office:value-type="float" office:value="1.5" calcext:value-type="float">
            <text:p>1,5</text:p>
          </table:table-cell>
          <table:table-cell table:style-name="ce187" table:formula="of:=DUREE_CM*INDIRECT(ADDRESS(3+3*[.$A29];3+COLUMN();1;;[.$C29]))+DUREE_TD*INDIRECT(ADDRESS(4+3*[.$A29];3+COLUMN();1;;[.$C29]))*NB_GR_TD_FI+DUREE_TP*INDIRECT(ADDRESS(5+3*[.$A29];3+COLUMN();1;;[.$C29]))*NB_GR_TP_FI" office:value-type="float" office:value="0" calcext:value-type="float">
            <text:p>0</text:p>
          </table:table-cell>
          <table:table-cell table:style-name="ce187" table:formula="of:=DUREE_CM*INDIRECT(ADDRESS(3+3*[.$A29];3+COLUMN();1;;[.$C29]))+DUREE_TD*INDIRECT(ADDRESS(4+3*[.$A29];3+COLUMN();1;;[.$C29]))*NB_GR_TD_FI+DUREE_TP*INDIRECT(ADDRESS(5+3*[.$A29];3+COLUMN();1;;[.$C29]))*NB_GR_TP_FI" office:value-type="float" office:value="0" calcext:value-type="float">
            <text:p>0</text:p>
          </table:table-cell>
          <table:table-cell table:style-name="ce187" table:formula="of:=DUREE_CM*INDIRECT(ADDRESS(3+3*[.$A29];3+COLUMN();1;;[.$C29]))+DUREE_TD*INDIRECT(ADDRESS(4+3*[.$A29];3+COLUMN();1;;[.$C29]))*NB_GR_TD_FI+DUREE_TP*INDIRECT(ADDRESS(5+3*[.$A29];3+COLUMN();1;;[.$C29]))*NB_GR_TP_FI" office:value-type="float" office:value="0" calcext:value-type="float">
            <text:p>0</text:p>
          </table:table-cell>
          <table:table-cell table:style-name="ce187" table:formula="of:=DUREE_CM*INDIRECT(ADDRESS(3+3*[.$A29];3+COLUMN();1;;[.$C29]))+DUREE_TD*INDIRECT(ADDRESS(4+3*[.$A29];3+COLUMN();1;;[.$C29]))*NB_GR_TD_FI+DUREE_TP*INDIRECT(ADDRESS(5+3*[.$A29];3+COLUMN();1;;[.$C29]))*NB_GR_TP_FI" office:value-type="float" office:value="0" calcext:value-type="float">
            <text:p>0</text:p>
          </table:table-cell>
          <table:table-cell table:style-name="ce187" table:formula="of:=DUREE_CM*INDIRECT(ADDRESS(3+3*[.$A29];3+COLUMN();1;;[.$C29]))+DUREE_TD*INDIRECT(ADDRESS(4+3*[.$A29];3+COLUMN();1;;[.$C29]))*NB_GR_TD_FI+DUREE_TP*INDIRECT(ADDRESS(5+3*[.$A29];3+COLUMN();1;;[.$C29]))*NB_GR_TP_FI" office:value-type="float" office:value="0" calcext:value-type="float">
            <text:p>0</text:p>
          </table:table-cell>
          <table:table-cell table:style-name="ce187" table:formula="of:=DUREE_CM*INDIRECT(ADDRESS(3+3*[.$A29];3+COLUMN();1;;[.$C29]))+DUREE_TD*INDIRECT(ADDRESS(4+3*[.$A29];3+COLUMN();1;;[.$C29]))*NB_GR_TD_FI+DUREE_TP*INDIRECT(ADDRESS(5+3*[.$A29];3+COLUMN();1;;[.$C29]))*NB_GR_TP_FI" office:value-type="float" office:value="0" calcext:value-type="float">
            <text:p>0</text:p>
          </table:table-cell>
          <table:table-cell table:style-name="ce187" table:formula="of:=DUREE_CM*INDIRECT(ADDRESS(3+3*[.$A29];3+COLUMN();1;;[.$C29]))+DUREE_TD*INDIRECT(ADDRESS(4+3*[.$A29];3+COLUMN();1;;[.$C29]))*NB_GR_TD_FI+DUREE_TP*INDIRECT(ADDRESS(5+3*[.$A29];3+COLUMN();1;;[.$C29]))*NB_GR_TP_FI" office:value-type="float" office:value="0" calcext:value-type="float">
            <text:p>0</text:p>
          </table:table-cell>
          <table:table-cell table:style-name="ce187" table:formula="of:=DUREE_CM*INDIRECT(ADDRESS(3+3*[.$A29];3+COLUMN();1;;[.$C29]))+DUREE_TD*INDIRECT(ADDRESS(4+3*[.$A29];3+COLUMN();1;;[.$C29]))*NB_GR_TD_FI+DUREE_TP*INDIRECT(ADDRESS(5+3*[.$A29];3+COLUMN();1;;[.$C29]))*NB_GR_TP_FI" office:value-type="float" office:value="0" calcext:value-type="float">
            <text:p>0</text:p>
          </table:table-cell>
          <table:table-cell table:style-name="ce187" table:formula="of:=DUREE_CM*INDIRECT(ADDRESS(3+3*[.$A29];3+COLUMN();1;;[.$C29]))+DUREE_TD*INDIRECT(ADDRESS(4+3*[.$A29];3+COLUMN();1;;[.$C29]))*NB_GR_TD_FI+DUREE_TP*INDIRECT(ADDRESS(5+3*[.$A29];3+COLUMN();1;;[.$C29]))*NB_GR_TP_FI" office:value-type="float" office:value="0" calcext:value-type="float">
            <text:p>0</text:p>
          </table:table-cell>
          <table:table-cell table:style-name="ce187" table:formula="of:=DUREE_CM*INDIRECT(ADDRESS(3+3*[.$A29];3+COLUMN();1;;[.$C29]))+DUREE_TD*INDIRECT(ADDRESS(4+3*[.$A29];3+COLUMN();1;;[.$C29]))*NB_GR_TD_FI+DUREE_TP*INDIRECT(ADDRESS(5+3*[.$A29];3+COLUMN();1;;[.$C29]))*NB_GR_TP_FI" office:value-type="float" office:value="0" calcext:value-type="float">
            <text:p>0</text:p>
          </table:table-cell>
          <table:table-cell table:style-name="ce187" table:formula="of:=DUREE_CM*INDIRECT(ADDRESS(3+3*[.$A29];3+COLUMN();1;;[.$C29]))+DUREE_TD*INDIRECT(ADDRESS(4+3*[.$A29];3+COLUMN();1;;[.$C29]))*NB_GR_TD_FI+DUREE_TP*INDIRECT(ADDRESS(5+3*[.$A29];3+COLUMN();1;;[.$C29]))*NB_GR_TP_FI" office:value-type="float" office:value="0" calcext:value-type="float">
            <text:p>0</text:p>
          </table:table-cell>
          <table:table-cell table:style-name="ce187"/>
          <table:table-cell table:style-name="ce184" table:formula="of:=SUM([.D29:.T29])" office:value-type="float" office:value="76.5" calcext:value-type="float">
            <text:p>76,5</text:p>
          </table:table-cell>
          <table:table-cell table:style-name="ce187"/>
          <table:table-cell table:style-name="ce155" table:number-columns-repeated="1001"/>
        </table:table-row>
        <table:table-row table:style-name="ro9">
          <table:table-cell table:style-name="ce187" table:formula="of:=INT(ROW()/2)-12" office:value-type="float" office:value="3" calcext:value-type="float">
            <text:p>3</text:p>
          </table:table-cell>
          <table:table-cell table:style-name="ce124"/>
          <table:table-cell table:style-name="ce124" office:value-type="string" calcext:value-type="string">
            <text:p>FA</text:p>
          </table:table-cell>
          <table:table-cell table:style-name="ce72" table:formula="of:=DUREE_CM*INDIRECT(ADDRESS(3+3*[.$A30];3+COLUMN();1;;[.$C30]))+DUREE_TD*INDIRECT(ADDRESS(4+3*[.$A30];3+COLUMN();1;;[.$C30]))*NB_GR_TD_FA+DUREE_TP*INDIRECT(ADDRESS(5+3*[.$A30];3+COLUMN();1;;[.$C30]))*NB_GR_TP_FA" office:value-type="float" office:value="0" calcext:value-type="float">
            <text:p>0</text:p>
          </table:table-cell>
          <table:table-cell table:style-name="ce72" table:formula="of:=DUREE_CM*INDIRECT(ADDRESS(3+3*[.$A30];3+COLUMN();1;;[.$C30]))+DUREE_TD*INDIRECT(ADDRESS(4+3*[.$A30];3+COLUMN();1;;[.$C30]))*NB_GR_TD_FA+DUREE_TP*INDIRECT(ADDRESS(5+3*[.$A30];3+COLUMN();1;;[.$C30]))*NB_GR_TP_FA" office:value-type="float" office:value="0" calcext:value-type="float">
            <text:p>0</text:p>
          </table:table-cell>
          <table:table-cell table:style-name="ce72" table:formula="of:=DUREE_CM*INDIRECT(ADDRESS(3+3*[.$A30];3+COLUMN();1;;[.$C30]))+DUREE_TD*INDIRECT(ADDRESS(4+3*[.$A30];3+COLUMN();1;;[.$C30]))*NB_GR_TD_FA+DUREE_TP*INDIRECT(ADDRESS(5+3*[.$A30];3+COLUMN();1;;[.$C30]))*NB_GR_TP_FA" office:value-type="float" office:value="0" calcext:value-type="float">
            <text:p>0</text:p>
          </table:table-cell>
          <table:table-cell table:style-name="ce72" table:formula="of:=DUREE_CM*INDIRECT(ADDRESS(3+3*[.$A30];3+COLUMN();1;;[.$C30]))+DUREE_TD*INDIRECT(ADDRESS(4+3*[.$A30];3+COLUMN();1;;[.$C30]))*NB_GR_TD_FA+DUREE_TP*INDIRECT(ADDRESS(5+3*[.$A30];3+COLUMN();1;;[.$C30]))*NB_GR_TP_FA" office:value-type="float" office:value="0" calcext:value-type="float">
            <text:p>0</text:p>
          </table:table-cell>
          <table:table-cell table:style-name="ce72" table:formula="of:=DUREE_CM*INDIRECT(ADDRESS(3+3*[.$A30];3+COLUMN();1;;[.$C30]))+DUREE_TD*INDIRECT(ADDRESS(4+3*[.$A30];3+COLUMN();1;;[.$C30]))*NB_GR_TD_FA+DUREE_TP*INDIRECT(ADDRESS(5+3*[.$A30];3+COLUMN();1;;[.$C30]))*NB_GR_TP_FA" office:value-type="float" office:value="0" calcext:value-type="float">
            <text:p>0</text:p>
          </table:table-cell>
          <table:table-cell table:style-name="ce72" table:formula="of:=DUREE_CM*INDIRECT(ADDRESS(3+3*[.$A30];3+COLUMN();1;;[.$C30]))+DUREE_TD*INDIRECT(ADDRESS(4+3*[.$A30];3+COLUMN();1;;[.$C30]))*NB_GR_TD_FA+DUREE_TP*INDIRECT(ADDRESS(5+3*[.$A30];3+COLUMN();1;;[.$C30]))*NB_GR_TP_FA" office:value-type="float" office:value="0" calcext:value-type="float">
            <text:p>0</text:p>
          </table:table-cell>
          <table:table-cell table:style-name="ce72" table:formula="of:=DUREE_CM*INDIRECT(ADDRESS(3+3*[.$A30];3+COLUMN();1;;[.$C30]))+DUREE_TD*INDIRECT(ADDRESS(4+3*[.$A30];3+COLUMN();1;;[.$C30]))*NB_GR_TD_FA+DUREE_TP*INDIRECT(ADDRESS(5+3*[.$A30];3+COLUMN();1;;[.$C30]))*NB_GR_TP_FA" office:value-type="float" office:value="6" calcext:value-type="float">
            <text:p>6</text:p>
          </table:table-cell>
          <table:table-cell table:style-name="ce72" table:formula="of:=DUREE_CM*INDIRECT(ADDRESS(3+3*[.$A30];3+COLUMN();1;;[.$C30]))+DUREE_TD*INDIRECT(ADDRESS(4+3*[.$A30];3+COLUMN();1;;[.$C30]))*NB_GR_TD_FA+DUREE_TP*INDIRECT(ADDRESS(5+3*[.$A30];3+COLUMN();1;;[.$C30]))*NB_GR_TP_FA" office:value-type="float" office:value="4.5" calcext:value-type="float">
            <text:p>4,5</text:p>
          </table:table-cell>
          <table:table-cell table:style-name="ce72" table:formula="of:=DUREE_CM*INDIRECT(ADDRESS(3+3*[.$A30];3+COLUMN();1;;[.$C30]))+DUREE_TD*INDIRECT(ADDRESS(4+3*[.$A30];3+COLUMN();1;;[.$C30]))*NB_GR_TD_FA+DUREE_TP*INDIRECT(ADDRESS(5+3*[.$A30];3+COLUMN();1;;[.$C30]))*NB_GR_TP_FA" office:value-type="float" office:value="0" calcext:value-type="float">
            <text:p>0</text:p>
          </table:table-cell>
          <table:table-cell table:style-name="ce72" table:formula="of:=DUREE_CM*INDIRECT(ADDRESS(3+3*[.$A30];3+COLUMN();1;;[.$C30]))+DUREE_TD*INDIRECT(ADDRESS(4+3*[.$A30];3+COLUMN();1;;[.$C30]))*NB_GR_TD_FA+DUREE_TP*INDIRECT(ADDRESS(5+3*[.$A30];3+COLUMN();1;;[.$C30]))*NB_GR_TP_FA" office:value-type="float" office:value="3" calcext:value-type="float">
            <text:p>3</text:p>
          </table:table-cell>
          <table:table-cell table:style-name="ce72" table:formula="of:=DUREE_CM*INDIRECT(ADDRESS(3+3*[.$A30];3+COLUMN();1;;[.$C30]))+DUREE_TD*INDIRECT(ADDRESS(4+3*[.$A30];3+COLUMN();1;;[.$C30]))*NB_GR_TD_FA+DUREE_TP*INDIRECT(ADDRESS(5+3*[.$A30];3+COLUMN();1;;[.$C30]))*NB_GR_TP_FA" office:value-type="float" office:value="6" calcext:value-type="float">
            <text:p>6</text:p>
          </table:table-cell>
          <table:table-cell table:style-name="ce72" table:formula="of:=DUREE_CM*INDIRECT(ADDRESS(3+3*[.$A30];3+COLUMN();1;;[.$C30]))+DUREE_TD*INDIRECT(ADDRESS(4+3*[.$A30];3+COLUMN();1;;[.$C30]))*NB_GR_TD_FA+DUREE_TP*INDIRECT(ADDRESS(5+3*[.$A30];3+COLUMN();1;;[.$C30]))*NB_GR_TP_FA" office:value-type="float" office:value="0" calcext:value-type="float">
            <text:p>0</text:p>
          </table:table-cell>
          <table:table-cell table:style-name="ce72" table:formula="of:=DUREE_CM*INDIRECT(ADDRESS(3+3*[.$A30];3+COLUMN();1;;[.$C30]))+DUREE_TD*INDIRECT(ADDRESS(4+3*[.$A30];3+COLUMN();1;;[.$C30]))*NB_GR_TD_FA+DUREE_TP*INDIRECT(ADDRESS(5+3*[.$A30];3+COLUMN();1;;[.$C30]))*NB_GR_TP_FA" office:value-type="float" office:value="0" calcext:value-type="float">
            <text:p>0</text:p>
          </table:table-cell>
          <table:table-cell table:style-name="ce72" table:formula="of:=DUREE_CM*INDIRECT(ADDRESS(3+3*[.$A30];3+COLUMN();1;;[.$C30]))+DUREE_TD*INDIRECT(ADDRESS(4+3*[.$A30];3+COLUMN();1;;[.$C30]))*NB_GR_TD_FA+DUREE_TP*INDIRECT(ADDRESS(5+3*[.$A30];3+COLUMN();1;;[.$C30]))*NB_GR_TP_FA" office:value-type="float" office:value="6" calcext:value-type="float">
            <text:p>6</text:p>
          </table:table-cell>
          <table:table-cell table:style-name="ce72" table:formula="of:=DUREE_CM*INDIRECT(ADDRESS(3+3*[.$A30];3+COLUMN();1;;[.$C30]))+DUREE_TD*INDIRECT(ADDRESS(4+3*[.$A30];3+COLUMN();1;;[.$C30]))*NB_GR_TD_FA+DUREE_TP*INDIRECT(ADDRESS(5+3*[.$A30];3+COLUMN();1;;[.$C30]))*NB_GR_TP_FA" office:value-type="float" office:value="0" calcext:value-type="float">
            <text:p>0</text:p>
          </table:table-cell>
          <table:table-cell table:style-name="ce72" table:formula="of:=DUREE_CM*INDIRECT(ADDRESS(3+3*[.$A30];3+COLUMN();1;;[.$C30]))+DUREE_TD*INDIRECT(ADDRESS(4+3*[.$A30];3+COLUMN();1;;[.$C30]))*NB_GR_TD_FA+DUREE_TP*INDIRECT(ADDRESS(5+3*[.$A30];3+COLUMN();1;;[.$C30]))*NB_GR_TP_FA" office:value-type="float" office:value="0" calcext:value-type="float">
            <text:p>0</text:p>
          </table:table-cell>
          <table:table-cell table:style-name="ce72" table:formula="of:=DUREE_CM*INDIRECT(ADDRESS(3+3*[.$A30];3+COLUMN();1;;[.$C30]))+DUREE_TD*INDIRECT(ADDRESS(4+3*[.$A30];3+COLUMN();1;;[.$C30]))*NB_GR_TD_FA+DUREE_TP*INDIRECT(ADDRESS(5+3*[.$A30];3+COLUMN();1;;[.$C30]))*NB_GR_TP_FA" office:value-type="float" office:value="0" calcext:value-type="float">
            <text:p>0</text:p>
          </table:table-cell>
          <table:table-cell table:style-name="ce72"/>
          <table:table-cell table:style-name="ce80"/>
          <table:table-cell table:style-name="ce80" table:formula="of:=SUM([.D30:.T30])" office:value-type="float" office:value="25.5" calcext:value-type="float">
            <text:p>25,5</text:p>
          </table:table-cell>
          <table:table-cell table:style-name="ce155"/>
          <table:table-cell table:style-name="ce253" table:number-columns-repeated="1000"/>
        </table:table-row>
        <table:table-row table:style-name="ro9">
          <table:table-cell table:style-name="ce187" table:formula="of:=INT(ROW()/2)-12" office:value-type="float" office:value="3" calcext:value-type="float">
            <text:p>3</text:p>
          </table:table-cell>
          <table:table-cell table:style-name="ce123" table:formula="of:=INDIRECT(ADDRESS(INT(ROW()/2)-9;2;1;))" office:value-type="string" office:string-value="M2104" calcext:value-type="string">
            <text:p>M2104</text:p>
          </table:table-cell>
          <table:table-cell table:style-name="ce126" office:value-type="string" calcext:value-type="string">
            <text:p>FI</text:p>
          </table:table-cell>
          <table:table-cell table:style-name="ce187" table:formula="of:=DUREE_CM*INDIRECT(ADDRESS(3+3*[.$A31];3+COLUMN();1;;[.$C31]))+DUREE_TD*INDIRECT(ADDRESS(4+3*[.$A31];3+COLUMN();1;;[.$C31]))*NB_GR_TD_FI+DUREE_TP*INDIRECT(ADDRESS(5+3*[.$A31];3+COLUMN();1;;[.$C31]))*NB_GR_TP_FI" office:value-type="float" office:value="0" calcext:value-type="float">
            <text:p>0</text:p>
          </table:table-cell>
          <table:table-cell table:style-name="ce187" table:formula="of:=DUREE_CM*INDIRECT(ADDRESS(3+3*[.$A31];3+COLUMN();1;;[.$C31]))+DUREE_TD*INDIRECT(ADDRESS(4+3*[.$A31];3+COLUMN();1;;[.$C31]))*NB_GR_TD_FI+DUREE_TP*INDIRECT(ADDRESS(5+3*[.$A31];3+COLUMN();1;;[.$C31]))*NB_GR_TP_FI" office:value-type="float" office:value="0" calcext:value-type="float">
            <text:p>0</text:p>
          </table:table-cell>
          <table:table-cell table:style-name="ce187" table:formula="of:=DUREE_CM*INDIRECT(ADDRESS(3+3*[.$A31];3+COLUMN();1;;[.$C31]))+DUREE_TD*INDIRECT(ADDRESS(4+3*[.$A31];3+COLUMN();1;;[.$C31]))*NB_GR_TD_FI+DUREE_TP*INDIRECT(ADDRESS(5+3*[.$A31];3+COLUMN();1;;[.$C31]))*NB_GR_TP_FI" office:value-type="float" office:value="0" calcext:value-type="float">
            <text:p>0</text:p>
          </table:table-cell>
          <table:table-cell table:style-name="ce187" table:formula="of:=DUREE_CM*INDIRECT(ADDRESS(3+3*[.$A31];3+COLUMN();1;;[.$C31]))+DUREE_TD*INDIRECT(ADDRESS(4+3*[.$A31];3+COLUMN();1;;[.$C31]))*NB_GR_TD_FI+DUREE_TP*INDIRECT(ADDRESS(5+3*[.$A31];3+COLUMN();1;;[.$C31]))*NB_GR_TP_FI" office:value-type="float" office:value="0" calcext:value-type="float">
            <text:p>0</text:p>
          </table:table-cell>
          <table:table-cell table:style-name="ce187" table:formula="of:=DUREE_CM*INDIRECT(ADDRESS(3+3*[.$A31];3+COLUMN();1;;[.$C31]))+DUREE_TD*INDIRECT(ADDRESS(4+3*[.$A31];3+COLUMN();1;;[.$C31]))*NB_GR_TD_FI+DUREE_TP*INDIRECT(ADDRESS(5+3*[.$A31];3+COLUMN();1;;[.$C31]))*NB_GR_TP_FI" office:value-type="float" office:value="3" calcext:value-type="float">
            <text:p>3</text:p>
          </table:table-cell>
          <table:table-cell table:style-name="ce187" table:formula="of:=DUREE_CM*INDIRECT(ADDRESS(3+3*[.$A31];3+COLUMN();1;;[.$C31]))+DUREE_TD*INDIRECT(ADDRESS(4+3*[.$A31];3+COLUMN();1;;[.$C31]))*NB_GR_TD_FI+DUREE_TP*INDIRECT(ADDRESS(5+3*[.$A31];3+COLUMN();1;;[.$C31]))*NB_GR_TP_FI" office:value-type="float" office:value="4.5" calcext:value-type="float">
            <text:p>4,5</text:p>
          </table:table-cell>
          <table:table-cell table:style-name="ce187" table:formula="of:=DUREE_CM*INDIRECT(ADDRESS(3+3*[.$A31];3+COLUMN();1;;[.$C31]))+DUREE_TD*INDIRECT(ADDRESS(4+3*[.$A31];3+COLUMN();1;;[.$C31]))*NB_GR_TD_FI+DUREE_TP*INDIRECT(ADDRESS(5+3*[.$A31];3+COLUMN();1;;[.$C31]))*NB_GR_TP_FI" office:value-type="float" office:value="4.5" calcext:value-type="float">
            <text:p>4,5</text:p>
          </table:table-cell>
          <table:table-cell table:style-name="ce187" table:formula="of:=DUREE_CM*INDIRECT(ADDRESS(3+3*[.$A31];3+COLUMN();1;;[.$C31]))+DUREE_TD*INDIRECT(ADDRESS(4+3*[.$A31];3+COLUMN();1;;[.$C31]))*NB_GR_TD_FI+DUREE_TP*INDIRECT(ADDRESS(5+3*[.$A31];3+COLUMN();1;;[.$C31]))*NB_GR_TP_FI" office:value-type="float" office:value="16.5" calcext:value-type="float">
            <text:p>16,5</text:p>
          </table:table-cell>
          <table:table-cell table:style-name="ce187" table:formula="of:=DUREE_CM*INDIRECT(ADDRESS(3+3*[.$A31];3+COLUMN();1;;[.$C31]))+DUREE_TD*INDIRECT(ADDRESS(4+3*[.$A31];3+COLUMN();1;;[.$C31]))*NB_GR_TD_FI+DUREE_TP*INDIRECT(ADDRESS(5+3*[.$A31];3+COLUMN();1;;[.$C31]))*NB_GR_TP_FI" office:value-type="float" office:value="4.5" calcext:value-type="float">
            <text:p>4,5</text:p>
          </table:table-cell>
          <table:table-cell table:style-name="ce187" table:formula="of:=DUREE_CM*INDIRECT(ADDRESS(3+3*[.$A31];3+COLUMN();1;;[.$C31]))+DUREE_TD*INDIRECT(ADDRESS(4+3*[.$A31];3+COLUMN();1;;[.$C31]))*NB_GR_TD_FI+DUREE_TP*INDIRECT(ADDRESS(5+3*[.$A31];3+COLUMN();1;;[.$C31]))*NB_GR_TP_FI" office:value-type="float" office:value="18" calcext:value-type="float">
            <text:p>18</text:p>
          </table:table-cell>
          <table:table-cell table:style-name="ce187" table:formula="of:=DUREE_CM*INDIRECT(ADDRESS(3+3*[.$A31];3+COLUMN();1;;[.$C31]))+DUREE_TD*INDIRECT(ADDRESS(4+3*[.$A31];3+COLUMN();1;;[.$C31]))*NB_GR_TD_FI+DUREE_TP*INDIRECT(ADDRESS(5+3*[.$A31];3+COLUMN();1;;[.$C31]))*NB_GR_TP_FI" office:value-type="float" office:value="13.5" calcext:value-type="float">
            <text:p>13,5</text:p>
          </table:table-cell>
          <table:table-cell table:style-name="ce187" table:formula="of:=DUREE_CM*INDIRECT(ADDRESS(3+3*[.$A31];3+COLUMN();1;;[.$C31]))+DUREE_TD*INDIRECT(ADDRESS(4+3*[.$A31];3+COLUMN();1;;[.$C31]))*NB_GR_TD_FI+DUREE_TP*INDIRECT(ADDRESS(5+3*[.$A31];3+COLUMN();1;;[.$C31]))*NB_GR_TP_FI" office:value-type="float" office:value="0" calcext:value-type="float">
            <text:p>0</text:p>
          </table:table-cell>
          <table:table-cell table:style-name="ce187" table:formula="of:=DUREE_CM*INDIRECT(ADDRESS(3+3*[.$A31];3+COLUMN();1;;[.$C31]))+DUREE_TD*INDIRECT(ADDRESS(4+3*[.$A31];3+COLUMN();1;;[.$C31]))*NB_GR_TD_FI+DUREE_TP*INDIRECT(ADDRESS(5+3*[.$A31];3+COLUMN();1;;[.$C31]))*NB_GR_TP_FI" office:value-type="float" office:value="0" calcext:value-type="float">
            <text:p>0</text:p>
          </table:table-cell>
          <table:table-cell table:style-name="ce187" table:formula="of:=DUREE_CM*INDIRECT(ADDRESS(3+3*[.$A31];3+COLUMN();1;;[.$C31]))+DUREE_TD*INDIRECT(ADDRESS(4+3*[.$A31];3+COLUMN();1;;[.$C31]))*NB_GR_TD_FI+DUREE_TP*INDIRECT(ADDRESS(5+3*[.$A31];3+COLUMN();1;;[.$C31]))*NB_GR_TP_FI" office:value-type="float" office:value="0" calcext:value-type="float">
            <text:p>0</text:p>
          </table:table-cell>
          <table:table-cell table:style-name="ce187" table:formula="of:=DUREE_CM*INDIRECT(ADDRESS(3+3*[.$A31];3+COLUMN();1;;[.$C31]))+DUREE_TD*INDIRECT(ADDRESS(4+3*[.$A31];3+COLUMN();1;;[.$C31]))*NB_GR_TD_FI+DUREE_TP*INDIRECT(ADDRESS(5+3*[.$A31];3+COLUMN();1;;[.$C31]))*NB_GR_TP_FI" office:value-type="float" office:value="0" calcext:value-type="float">
            <text:p>0</text:p>
          </table:table-cell>
          <table:table-cell table:style-name="ce187" table:formula="of:=DUREE_CM*INDIRECT(ADDRESS(3+3*[.$A31];3+COLUMN();1;;[.$C31]))+DUREE_TD*INDIRECT(ADDRESS(4+3*[.$A31];3+COLUMN();1;;[.$C31]))*NB_GR_TD_FI+DUREE_TP*INDIRECT(ADDRESS(5+3*[.$A31];3+COLUMN();1;;[.$C31]))*NB_GR_TP_FI" office:value-type="float" office:value="0" calcext:value-type="float">
            <text:p>0</text:p>
          </table:table-cell>
          <table:table-cell table:style-name="ce187" table:formula="of:=DUREE_CM*INDIRECT(ADDRESS(3+3*[.$A31];3+COLUMN();1;;[.$C31]))+DUREE_TD*INDIRECT(ADDRESS(4+3*[.$A31];3+COLUMN();1;;[.$C31]))*NB_GR_TD_FI+DUREE_TP*INDIRECT(ADDRESS(5+3*[.$A31];3+COLUMN();1;;[.$C31]))*NB_GR_TP_FI" office:value-type="float" office:value="0" calcext:value-type="float">
            <text:p>0</text:p>
          </table:table-cell>
          <table:table-cell table:style-name="ce187"/>
          <table:table-cell table:style-name="ce184" table:formula="of:=SUM([.D31:.T31])" office:value-type="float" office:value="64.5" calcext:value-type="float">
            <text:p>64,5</text:p>
          </table:table-cell>
          <table:table-cell table:style-name="ce187"/>
          <table:table-cell table:style-name="ce155" table:number-columns-repeated="1001"/>
        </table:table-row>
        <table:table-row table:style-name="ro9">
          <table:table-cell table:style-name="ce187" table:formula="of:=INT(ROW()/2)-12" office:value-type="float" office:value="4" calcext:value-type="float">
            <text:p>4</text:p>
          </table:table-cell>
          <table:table-cell table:style-name="ce124"/>
          <table:table-cell table:style-name="ce124" office:value-type="string" calcext:value-type="string">
            <text:p>FA</text:p>
          </table:table-cell>
          <table:table-cell table:style-name="ce72" table:formula="of:=DUREE_CM*INDIRECT(ADDRESS(3+3*[.$A32];3+COLUMN();1;;[.$C32]))+DUREE_TD*INDIRECT(ADDRESS(4+3*[.$A32];3+COLUMN();1;;[.$C32]))*NB_GR_TD_FA+DUREE_TP*INDIRECT(ADDRESS(5+3*[.$A32];3+COLUMN();1;;[.$C32]))*NB_GR_TP_FA" office:value-type="float" office:value="0" calcext:value-type="float">
            <text:p>0</text:p>
          </table:table-cell>
          <table:table-cell table:style-name="ce72" table:formula="of:=DUREE_CM*INDIRECT(ADDRESS(3+3*[.$A32];3+COLUMN();1;;[.$C32]))+DUREE_TD*INDIRECT(ADDRESS(4+3*[.$A32];3+COLUMN();1;;[.$C32]))*NB_GR_TD_FA+DUREE_TP*INDIRECT(ADDRESS(5+3*[.$A32];3+COLUMN();1;;[.$C32]))*NB_GR_TP_FA" office:value-type="float" office:value="0" calcext:value-type="float">
            <text:p>0</text:p>
          </table:table-cell>
          <table:table-cell table:style-name="ce72" table:formula="of:=DUREE_CM*INDIRECT(ADDRESS(3+3*[.$A32];3+COLUMN();1;;[.$C32]))+DUREE_TD*INDIRECT(ADDRESS(4+3*[.$A32];3+COLUMN();1;;[.$C32]))*NB_GR_TD_FA+DUREE_TP*INDIRECT(ADDRESS(5+3*[.$A32];3+COLUMN();1;;[.$C32]))*NB_GR_TP_FA" office:value-type="float" office:value="0" calcext:value-type="float">
            <text:p>0</text:p>
          </table:table-cell>
          <table:table-cell table:style-name="ce72" table:formula="of:=DUREE_CM*INDIRECT(ADDRESS(3+3*[.$A32];3+COLUMN();1;;[.$C32]))+DUREE_TD*INDIRECT(ADDRESS(4+3*[.$A32];3+COLUMN();1;;[.$C32]))*NB_GR_TD_FA+DUREE_TP*INDIRECT(ADDRESS(5+3*[.$A32];3+COLUMN();1;;[.$C32]))*NB_GR_TP_FA" office:value-type="float" office:value="0" calcext:value-type="float">
            <text:p>0</text:p>
          </table:table-cell>
          <table:table-cell table:style-name="ce72" table:formula="of:=DUREE_CM*INDIRECT(ADDRESS(3+3*[.$A32];3+COLUMN();1;;[.$C32]))+DUREE_TD*INDIRECT(ADDRESS(4+3*[.$A32];3+COLUMN();1;;[.$C32]))*NB_GR_TD_FA+DUREE_TP*INDIRECT(ADDRESS(5+3*[.$A32];3+COLUMN();1;;[.$C32]))*NB_GR_TP_FA" office:value-type="float" office:value="0" calcext:value-type="float">
            <text:p>0</text:p>
          </table:table-cell>
          <table:table-cell table:style-name="ce72" table:formula="of:=DUREE_CM*INDIRECT(ADDRESS(3+3*[.$A32];3+COLUMN();1;;[.$C32]))+DUREE_TD*INDIRECT(ADDRESS(4+3*[.$A32];3+COLUMN();1;;[.$C32]))*NB_GR_TD_FA+DUREE_TP*INDIRECT(ADDRESS(5+3*[.$A32];3+COLUMN();1;;[.$C32]))*NB_GR_TP_FA" office:value-type="float" office:value="0" calcext:value-type="float">
            <text:p>0</text:p>
          </table:table-cell>
          <table:table-cell table:style-name="ce72" table:formula="of:=DUREE_CM*INDIRECT(ADDRESS(3+3*[.$A32];3+COLUMN();1;;[.$C32]))+DUREE_TD*INDIRECT(ADDRESS(4+3*[.$A32];3+COLUMN();1;;[.$C32]))*NB_GR_TD_FA+DUREE_TP*INDIRECT(ADDRESS(5+3*[.$A32];3+COLUMN();1;;[.$C32]))*NB_GR_TP_FA" office:value-type="float" office:value="0" calcext:value-type="float">
            <text:p>0</text:p>
          </table:table-cell>
          <table:table-cell table:style-name="ce72" table:formula="of:=DUREE_CM*INDIRECT(ADDRESS(3+3*[.$A32];3+COLUMN();1;;[.$C32]))+DUREE_TD*INDIRECT(ADDRESS(4+3*[.$A32];3+COLUMN();1;;[.$C32]))*NB_GR_TD_FA+DUREE_TP*INDIRECT(ADDRESS(5+3*[.$A32];3+COLUMN();1;;[.$C32]))*NB_GR_TP_FA" office:value-type="float" office:value="3" calcext:value-type="float">
            <text:p>3</text:p>
          </table:table-cell>
          <table:table-cell table:style-name="ce72" table:formula="of:=DUREE_CM*INDIRECT(ADDRESS(3+3*[.$A32];3+COLUMN();1;;[.$C32]))+DUREE_TD*INDIRECT(ADDRESS(4+3*[.$A32];3+COLUMN();1;;[.$C32]))*NB_GR_TD_FA+DUREE_TP*INDIRECT(ADDRESS(5+3*[.$A32];3+COLUMN();1;;[.$C32]))*NB_GR_TP_FA" office:value-type="float" office:value="0" calcext:value-type="float">
            <text:p>0</text:p>
          </table:table-cell>
          <table:table-cell table:style-name="ce72" table:formula="of:=DUREE_CM*INDIRECT(ADDRESS(3+3*[.$A32];3+COLUMN();1;;[.$C32]))+DUREE_TD*INDIRECT(ADDRESS(4+3*[.$A32];3+COLUMN();1;;[.$C32]))*NB_GR_TD_FA+DUREE_TP*INDIRECT(ADDRESS(5+3*[.$A32];3+COLUMN();1;;[.$C32]))*NB_GR_TP_FA" office:value-type="float" office:value="3" calcext:value-type="float">
            <text:p>3</text:p>
          </table:table-cell>
          <table:table-cell table:style-name="ce72" table:formula="of:=DUREE_CM*INDIRECT(ADDRESS(3+3*[.$A32];3+COLUMN();1;;[.$C32]))+DUREE_TD*INDIRECT(ADDRESS(4+3*[.$A32];3+COLUMN();1;;[.$C32]))*NB_GR_TD_FA+DUREE_TP*INDIRECT(ADDRESS(5+3*[.$A32];3+COLUMN();1;;[.$C32]))*NB_GR_TP_FA" office:value-type="float" office:value="3" calcext:value-type="float">
            <text:p>3</text:p>
          </table:table-cell>
          <table:table-cell table:style-name="ce72" table:formula="of:=DUREE_CM*INDIRECT(ADDRESS(3+3*[.$A32];3+COLUMN();1;;[.$C32]))+DUREE_TD*INDIRECT(ADDRESS(4+3*[.$A32];3+COLUMN();1;;[.$C32]))*NB_GR_TD_FA+DUREE_TP*INDIRECT(ADDRESS(5+3*[.$A32];3+COLUMN();1;;[.$C32]))*NB_GR_TP_FA" office:value-type="float" office:value="0" calcext:value-type="float">
            <text:p>0</text:p>
          </table:table-cell>
          <table:table-cell table:style-name="ce72" table:formula="of:=DUREE_CM*INDIRECT(ADDRESS(3+3*[.$A32];3+COLUMN();1;;[.$C32]))+DUREE_TD*INDIRECT(ADDRESS(4+3*[.$A32];3+COLUMN();1;;[.$C32]))*NB_GR_TD_FA+DUREE_TP*INDIRECT(ADDRESS(5+3*[.$A32];3+COLUMN();1;;[.$C32]))*NB_GR_TP_FA" office:value-type="float" office:value="0" calcext:value-type="float">
            <text:p>0</text:p>
          </table:table-cell>
          <table:table-cell table:style-name="ce72" table:formula="of:=DUREE_CM*INDIRECT(ADDRESS(3+3*[.$A32];3+COLUMN();1;;[.$C32]))+DUREE_TD*INDIRECT(ADDRESS(4+3*[.$A32];3+COLUMN();1;;[.$C32]))*NB_GR_TD_FA+DUREE_TP*INDIRECT(ADDRESS(5+3*[.$A32];3+COLUMN();1;;[.$C32]))*NB_GR_TP_FA" office:value-type="float" office:value="4.5" calcext:value-type="float">
            <text:p>4,5</text:p>
          </table:table-cell>
          <table:table-cell table:style-name="ce72" table:formula="of:=DUREE_CM*INDIRECT(ADDRESS(3+3*[.$A32];3+COLUMN();1;;[.$C32]))+DUREE_TD*INDIRECT(ADDRESS(4+3*[.$A32];3+COLUMN();1;;[.$C32]))*NB_GR_TD_FA+DUREE_TP*INDIRECT(ADDRESS(5+3*[.$A32];3+COLUMN();1;;[.$C32]))*NB_GR_TP_FA" office:value-type="float" office:value="3" calcext:value-type="float">
            <text:p>3</text:p>
          </table:table-cell>
          <table:table-cell table:style-name="ce72" table:formula="of:=DUREE_CM*INDIRECT(ADDRESS(3+3*[.$A32];3+COLUMN();1;;[.$C32]))+DUREE_TD*INDIRECT(ADDRESS(4+3*[.$A32];3+COLUMN();1;;[.$C32]))*NB_GR_TD_FA+DUREE_TP*INDIRECT(ADDRESS(5+3*[.$A32];3+COLUMN();1;;[.$C32]))*NB_GR_TP_FA" office:value-type="float" office:value="0" calcext:value-type="float">
            <text:p>0</text:p>
          </table:table-cell>
          <table:table-cell table:style-name="ce72" table:formula="of:=DUREE_CM*INDIRECT(ADDRESS(3+3*[.$A32];3+COLUMN();1;;[.$C32]))+DUREE_TD*INDIRECT(ADDRESS(4+3*[.$A32];3+COLUMN();1;;[.$C32]))*NB_GR_TD_FA+DUREE_TP*INDIRECT(ADDRESS(5+3*[.$A32];3+COLUMN();1;;[.$C32]))*NB_GR_TP_FA" office:value-type="float" office:value="0" calcext:value-type="float">
            <text:p>0</text:p>
          </table:table-cell>
          <table:table-cell table:style-name="ce72"/>
          <table:table-cell table:style-name="ce80"/>
          <table:table-cell table:style-name="ce80" table:formula="of:=SUM([.D32:.T32])" office:value-type="float" office:value="16.5" calcext:value-type="float">
            <text:p>16,5</text:p>
          </table:table-cell>
          <table:table-cell table:style-name="ce253" table:number-columns-repeated="1001"/>
        </table:table-row>
        <table:table-row table:style-name="ro9">
          <table:table-cell table:style-name="ce187" table:formula="of:=INT(ROW()/2)-12" office:value-type="float" office:value="4" calcext:value-type="float">
            <text:p>4</text:p>
          </table:table-cell>
          <table:table-cell table:style-name="ce123" table:formula="of:=INDIRECT(ADDRESS(INT(ROW()/2)-9;2;1;))" office:value-type="string" office:string-value="M2105" calcext:value-type="string">
            <text:p>M2105</text:p>
          </table:table-cell>
          <table:table-cell table:style-name="ce126" office:value-type="string" calcext:value-type="string">
            <text:p>FI</text:p>
          </table:table-cell>
          <table:table-cell table:style-name="ce187" table:formula="of:=DUREE_CM*INDIRECT(ADDRESS(3+3*[.$A33];3+COLUMN();1;;[.$C33]))+DUREE_TD*INDIRECT(ADDRESS(4+3*[.$A33];3+COLUMN();1;;[.$C33]))*NB_GR_TD_FI+DUREE_TP*INDIRECT(ADDRESS(5+3*[.$A33];3+COLUMN();1;;[.$C33]))*NB_GR_TP_FI" office:value-type="float" office:value="0" calcext:value-type="float">
            <text:p>0</text:p>
          </table:table-cell>
          <table:table-cell table:style-name="ce187" table:formula="of:=DUREE_CM*INDIRECT(ADDRESS(3+3*[.$A33];3+COLUMN();1;;[.$C33]))+DUREE_TD*INDIRECT(ADDRESS(4+3*[.$A33];3+COLUMN();1;;[.$C33]))*NB_GR_TD_FI+DUREE_TP*INDIRECT(ADDRESS(5+3*[.$A33];3+COLUMN();1;;[.$C33]))*NB_GR_TP_FI" office:value-type="float" office:value="0" calcext:value-type="float">
            <text:p>0</text:p>
          </table:table-cell>
          <table:table-cell table:style-name="ce187" table:formula="of:=DUREE_CM*INDIRECT(ADDRESS(3+3*[.$A33];3+COLUMN();1;;[.$C33]))+DUREE_TD*INDIRECT(ADDRESS(4+3*[.$A33];3+COLUMN();1;;[.$C33]))*NB_GR_TD_FI+DUREE_TP*INDIRECT(ADDRESS(5+3*[.$A33];3+COLUMN();1;;[.$C33]))*NB_GR_TP_FI" office:value-type="float" office:value="0" calcext:value-type="float">
            <text:p>0</text:p>
          </table:table-cell>
          <table:table-cell table:style-name="ce187" table:formula="of:=DUREE_CM*INDIRECT(ADDRESS(3+3*[.$A33];3+COLUMN();1;;[.$C33]))+DUREE_TD*INDIRECT(ADDRESS(4+3*[.$A33];3+COLUMN();1;;[.$C33]))*NB_GR_TD_FI+DUREE_TP*INDIRECT(ADDRESS(5+3*[.$A33];3+COLUMN();1;;[.$C33]))*NB_GR_TP_FI" office:value-type="float" office:value="0" calcext:value-type="float">
            <text:p>0</text:p>
          </table:table-cell>
          <table:table-cell table:style-name="ce187" table:formula="of:=DUREE_CM*INDIRECT(ADDRESS(3+3*[.$A33];3+COLUMN();1;;[.$C33]))+DUREE_TD*INDIRECT(ADDRESS(4+3*[.$A33];3+COLUMN();1;;[.$C33]))*NB_GR_TD_FI+DUREE_TP*INDIRECT(ADDRESS(5+3*[.$A33];3+COLUMN();1;;[.$C33]))*NB_GR_TP_FI" office:value-type="float" office:value="0" calcext:value-type="float">
            <text:p>0</text:p>
          </table:table-cell>
          <table:table-cell table:style-name="ce187" table:formula="of:=DUREE_CM*INDIRECT(ADDRESS(3+3*[.$A33];3+COLUMN();1;;[.$C33]))+DUREE_TD*INDIRECT(ADDRESS(4+3*[.$A33];3+COLUMN();1;;[.$C33]))*NB_GR_TD_FI+DUREE_TP*INDIRECT(ADDRESS(5+3*[.$A33];3+COLUMN();1;;[.$C33]))*NB_GR_TP_FI" office:value-type="float" office:value="4.5" calcext:value-type="float">
            <text:p>4,5</text:p>
          </table:table-cell>
          <table:table-cell table:style-name="ce187" table:formula="of:=DUREE_CM*INDIRECT(ADDRESS(3+3*[.$A33];3+COLUMN();1;;[.$C33]))+DUREE_TD*INDIRECT(ADDRESS(4+3*[.$A33];3+COLUMN();1;;[.$C33]))*NB_GR_TD_FI+DUREE_TP*INDIRECT(ADDRESS(5+3*[.$A33];3+COLUMN();1;;[.$C33]))*NB_GR_TP_FI" office:value-type="float" office:value="16.5" calcext:value-type="float">
            <text:p>16,5</text:p>
          </table:table-cell>
          <table:table-cell table:style-name="ce187" table:formula="of:=DUREE_CM*INDIRECT(ADDRESS(3+3*[.$A33];3+COLUMN();1;;[.$C33]))+DUREE_TD*INDIRECT(ADDRESS(4+3*[.$A33];3+COLUMN();1;;[.$C33]))*NB_GR_TD_FI+DUREE_TP*INDIRECT(ADDRESS(5+3*[.$A33];3+COLUMN();1;;[.$C33]))*NB_GR_TP_FI" office:value-type="float" office:value="16.5" calcext:value-type="float">
            <text:p>16,5</text:p>
          </table:table-cell>
          <table:table-cell table:style-name="ce187" table:formula="of:=DUREE_CM*INDIRECT(ADDRESS(3+3*[.$A33];3+COLUMN();1;;[.$C33]))+DUREE_TD*INDIRECT(ADDRESS(4+3*[.$A33];3+COLUMN();1;;[.$C33]))*NB_GR_TD_FI+DUREE_TP*INDIRECT(ADDRESS(5+3*[.$A33];3+COLUMN();1;;[.$C33]))*NB_GR_TP_FI" office:value-type="float" office:value="12" calcext:value-type="float">
            <text:p>12</text:p>
          </table:table-cell>
          <table:table-cell table:style-name="ce187" table:formula="of:=DUREE_CM*INDIRECT(ADDRESS(3+3*[.$A33];3+COLUMN();1;;[.$C33]))+DUREE_TD*INDIRECT(ADDRESS(4+3*[.$A33];3+COLUMN();1;;[.$C33]))*NB_GR_TD_FI+DUREE_TP*INDIRECT(ADDRESS(5+3*[.$A33];3+COLUMN();1;;[.$C33]))*NB_GR_TP_FI" office:value-type="float" office:value="15" calcext:value-type="float">
            <text:p>15</text:p>
          </table:table-cell>
          <table:table-cell table:style-name="ce187" table:formula="of:=DUREE_CM*INDIRECT(ADDRESS(3+3*[.$A33];3+COLUMN();1;;[.$C33]))+DUREE_TD*INDIRECT(ADDRESS(4+3*[.$A33];3+COLUMN();1;;[.$C33]))*NB_GR_TD_FI+DUREE_TP*INDIRECT(ADDRESS(5+3*[.$A33];3+COLUMN();1;;[.$C33]))*NB_GR_TP_FI" office:value-type="float" office:value="12" calcext:value-type="float">
            <text:p>12</text:p>
          </table:table-cell>
          <table:table-cell table:style-name="ce187" table:formula="of:=DUREE_CM*INDIRECT(ADDRESS(3+3*[.$A33];3+COLUMN();1;;[.$C33]))+DUREE_TD*INDIRECT(ADDRESS(4+3*[.$A33];3+COLUMN();1;;[.$C33]))*NB_GR_TD_FI+DUREE_TP*INDIRECT(ADDRESS(5+3*[.$A33];3+COLUMN();1;;[.$C33]))*NB_GR_TP_FI" office:value-type="float" office:value="12" calcext:value-type="float">
            <text:p>12</text:p>
          </table:table-cell>
          <table:table-cell table:style-name="ce187" table:formula="of:=DUREE_CM*INDIRECT(ADDRESS(3+3*[.$A33];3+COLUMN();1;;[.$C33]))+DUREE_TD*INDIRECT(ADDRESS(4+3*[.$A33];3+COLUMN();1;;[.$C33]))*NB_GR_TD_FI+DUREE_TP*INDIRECT(ADDRESS(5+3*[.$A33];3+COLUMN();1;;[.$C33]))*NB_GR_TP_FI" office:value-type="float" office:value="1.5" calcext:value-type="float">
            <text:p>1,5</text:p>
          </table:table-cell>
          <table:table-cell table:style-name="ce187" table:formula="of:=DUREE_CM*INDIRECT(ADDRESS(3+3*[.$A33];3+COLUMN();1;;[.$C33]))+DUREE_TD*INDIRECT(ADDRESS(4+3*[.$A33];3+COLUMN();1;;[.$C33]))*NB_GR_TD_FI+DUREE_TP*INDIRECT(ADDRESS(5+3*[.$A33];3+COLUMN();1;;[.$C33]))*NB_GR_TP_FI" office:value-type="float" office:value="0" calcext:value-type="float">
            <text:p>0</text:p>
          </table:table-cell>
          <table:table-cell table:style-name="ce187" table:formula="of:=DUREE_CM*INDIRECT(ADDRESS(3+3*[.$A33];3+COLUMN();1;;[.$C33]))+DUREE_TD*INDIRECT(ADDRESS(4+3*[.$A33];3+COLUMN();1;;[.$C33]))*NB_GR_TD_FI+DUREE_TP*INDIRECT(ADDRESS(5+3*[.$A33];3+COLUMN();1;;[.$C33]))*NB_GR_TP_FI" office:value-type="float" office:value="0" calcext:value-type="float">
            <text:p>0</text:p>
          </table:table-cell>
          <table:table-cell table:style-name="ce187" table:formula="of:=DUREE_CM*INDIRECT(ADDRESS(3+3*[.$A33];3+COLUMN();1;;[.$C33]))+DUREE_TD*INDIRECT(ADDRESS(4+3*[.$A33];3+COLUMN();1;;[.$C33]))*NB_GR_TD_FI+DUREE_TP*INDIRECT(ADDRESS(5+3*[.$A33];3+COLUMN();1;;[.$C33]))*NB_GR_TP_FI" office:value-type="float" office:value="0" calcext:value-type="float">
            <text:p>0</text:p>
          </table:table-cell>
          <table:table-cell table:style-name="ce187" table:formula="of:=DUREE_CM*INDIRECT(ADDRESS(3+3*[.$A33];3+COLUMN();1;;[.$C33]))+DUREE_TD*INDIRECT(ADDRESS(4+3*[.$A33];3+COLUMN();1;;[.$C33]))*NB_GR_TD_FI+DUREE_TP*INDIRECT(ADDRESS(5+3*[.$A33];3+COLUMN();1;;[.$C33]))*NB_GR_TP_FI" office:value-type="float" office:value="0" calcext:value-type="float">
            <text:p>0</text:p>
          </table:table-cell>
          <table:table-cell table:style-name="ce187"/>
          <table:table-cell table:style-name="ce184" table:formula="of:=SUM([.D33:.T33])" office:value-type="float" office:value="90" calcext:value-type="float">
            <text:p>90</text:p>
          </table:table-cell>
          <table:table-cell table:style-name="ce187"/>
          <table:table-cell table:style-name="ce155" table:number-columns-repeated="1001"/>
        </table:table-row>
        <table:table-row table:style-name="ro9">
          <table:table-cell table:style-name="ce187" table:formula="of:=INT(ROW()/2)-12" office:value-type="float" office:value="5" calcext:value-type="float">
            <text:p>5</text:p>
          </table:table-cell>
          <table:table-cell table:style-name="ce124"/>
          <table:table-cell table:style-name="ce124" office:value-type="string" calcext:value-type="string">
            <text:p>FA</text:p>
          </table:table-cell>
          <table:table-cell table:style-name="ce72" table:formula="of:=DUREE_CM*INDIRECT(ADDRESS(3+3*[.$A34];3+COLUMN();1;;[.$C34]))+DUREE_TD*INDIRECT(ADDRESS(4+3*[.$A34];3+COLUMN();1;;[.$C34]))*NB_GR_TD_FA+DUREE_TP*INDIRECT(ADDRESS(5+3*[.$A34];3+COLUMN();1;;[.$C34]))*NB_GR_TP_FA" office:value-type="float" office:value="0" calcext:value-type="float">
            <text:p>0</text:p>
          </table:table-cell>
          <table:table-cell table:style-name="ce72" table:formula="of:=DUREE_CM*INDIRECT(ADDRESS(3+3*[.$A34];3+COLUMN();1;;[.$C34]))+DUREE_TD*INDIRECT(ADDRESS(4+3*[.$A34];3+COLUMN();1;;[.$C34]))*NB_GR_TD_FA+DUREE_TP*INDIRECT(ADDRESS(5+3*[.$A34];3+COLUMN();1;;[.$C34]))*NB_GR_TP_FA" office:value-type="float" office:value="0" calcext:value-type="float">
            <text:p>0</text:p>
          </table:table-cell>
          <table:table-cell table:style-name="ce72" table:formula="of:=DUREE_CM*INDIRECT(ADDRESS(3+3*[.$A34];3+COLUMN();1;;[.$C34]))+DUREE_TD*INDIRECT(ADDRESS(4+3*[.$A34];3+COLUMN();1;;[.$C34]))*NB_GR_TD_FA+DUREE_TP*INDIRECT(ADDRESS(5+3*[.$A34];3+COLUMN();1;;[.$C34]))*NB_GR_TP_FA" office:value-type="float" office:value="0" calcext:value-type="float">
            <text:p>0</text:p>
          </table:table-cell>
          <table:table-cell table:style-name="ce72" table:formula="of:=DUREE_CM*INDIRECT(ADDRESS(3+3*[.$A34];3+COLUMN();1;;[.$C34]))+DUREE_TD*INDIRECT(ADDRESS(4+3*[.$A34];3+COLUMN();1;;[.$C34]))*NB_GR_TD_FA+DUREE_TP*INDIRECT(ADDRESS(5+3*[.$A34];3+COLUMN();1;;[.$C34]))*NB_GR_TP_FA" office:value-type="float" office:value="0" calcext:value-type="float">
            <text:p>0</text:p>
          </table:table-cell>
          <table:table-cell table:style-name="ce72" table:formula="of:=DUREE_CM*INDIRECT(ADDRESS(3+3*[.$A34];3+COLUMN();1;;[.$C34]))+DUREE_TD*INDIRECT(ADDRESS(4+3*[.$A34];3+COLUMN();1;;[.$C34]))*NB_GR_TD_FA+DUREE_TP*INDIRECT(ADDRESS(5+3*[.$A34];3+COLUMN();1;;[.$C34]))*NB_GR_TP_FA" office:value-type="float" office:value="0" calcext:value-type="float">
            <text:p>0</text:p>
          </table:table-cell>
          <table:table-cell table:style-name="ce72" table:formula="of:=DUREE_CM*INDIRECT(ADDRESS(3+3*[.$A34];3+COLUMN();1;;[.$C34]))+DUREE_TD*INDIRECT(ADDRESS(4+3*[.$A34];3+COLUMN();1;;[.$C34]))*NB_GR_TD_FA+DUREE_TP*INDIRECT(ADDRESS(5+3*[.$A34];3+COLUMN();1;;[.$C34]))*NB_GR_TP_FA" office:value-type="float" office:value="0" calcext:value-type="float">
            <text:p>0</text:p>
          </table:table-cell>
          <table:table-cell table:style-name="ce72" table:formula="of:=DUREE_CM*INDIRECT(ADDRESS(3+3*[.$A34];3+COLUMN();1;;[.$C34]))+DUREE_TD*INDIRECT(ADDRESS(4+3*[.$A34];3+COLUMN();1;;[.$C34]))*NB_GR_TD_FA+DUREE_TP*INDIRECT(ADDRESS(5+3*[.$A34];3+COLUMN();1;;[.$C34]))*NB_GR_TP_FA" office:value-type="float" office:value="0" calcext:value-type="float">
            <text:p>0</text:p>
          </table:table-cell>
          <table:table-cell table:style-name="ce72" table:formula="of:=DUREE_CM*INDIRECT(ADDRESS(3+3*[.$A34];3+COLUMN();1;;[.$C34]))+DUREE_TD*INDIRECT(ADDRESS(4+3*[.$A34];3+COLUMN();1;;[.$C34]))*NB_GR_TD_FA+DUREE_TP*INDIRECT(ADDRESS(5+3*[.$A34];3+COLUMN();1;;[.$C34]))*NB_GR_TP_FA" office:value-type="float" office:value="0" calcext:value-type="float">
            <text:p>0</text:p>
          </table:table-cell>
          <table:table-cell table:style-name="ce72" table:formula="of:=DUREE_CM*INDIRECT(ADDRESS(3+3*[.$A34];3+COLUMN();1;;[.$C34]))+DUREE_TD*INDIRECT(ADDRESS(4+3*[.$A34];3+COLUMN();1;;[.$C34]))*NB_GR_TD_FA+DUREE_TP*INDIRECT(ADDRESS(5+3*[.$A34];3+COLUMN();1;;[.$C34]))*NB_GR_TP_FA" office:value-type="float" office:value="0" calcext:value-type="float">
            <text:p>0</text:p>
          </table:table-cell>
          <table:table-cell table:style-name="ce72" table:formula="of:=DUREE_CM*INDIRECT(ADDRESS(3+3*[.$A34];3+COLUMN();1;;[.$C34]))+DUREE_TD*INDIRECT(ADDRESS(4+3*[.$A34];3+COLUMN();1;;[.$C34]))*NB_GR_TD_FA+DUREE_TP*INDIRECT(ADDRESS(5+3*[.$A34];3+COLUMN();1;;[.$C34]))*NB_GR_TP_FA" office:value-type="float" office:value="4.5" calcext:value-type="float">
            <text:p>4,5</text:p>
          </table:table-cell>
          <table:table-cell table:style-name="ce72" table:formula="of:=DUREE_CM*INDIRECT(ADDRESS(3+3*[.$A34];3+COLUMN();1;;[.$C34]))+DUREE_TD*INDIRECT(ADDRESS(4+3*[.$A34];3+COLUMN();1;;[.$C34]))*NB_GR_TD_FA+DUREE_TP*INDIRECT(ADDRESS(5+3*[.$A34];3+COLUMN();1;;[.$C34]))*NB_GR_TP_FA" office:value-type="float" office:value="4.5" calcext:value-type="float">
            <text:p>4,5</text:p>
          </table:table-cell>
          <table:table-cell table:style-name="ce72" table:formula="of:=DUREE_CM*INDIRECT(ADDRESS(3+3*[.$A34];3+COLUMN();1;;[.$C34]))+DUREE_TD*INDIRECT(ADDRESS(4+3*[.$A34];3+COLUMN();1;;[.$C34]))*NB_GR_TD_FA+DUREE_TP*INDIRECT(ADDRESS(5+3*[.$A34];3+COLUMN();1;;[.$C34]))*NB_GR_TP_FA" office:value-type="float" office:value="0" calcext:value-type="float">
            <text:p>0</text:p>
          </table:table-cell>
          <table:table-cell table:style-name="ce72" table:formula="of:=DUREE_CM*INDIRECT(ADDRESS(3+3*[.$A34];3+COLUMN();1;;[.$C34]))+DUREE_TD*INDIRECT(ADDRESS(4+3*[.$A34];3+COLUMN();1;;[.$C34]))*NB_GR_TD_FA+DUREE_TP*INDIRECT(ADDRESS(5+3*[.$A34];3+COLUMN();1;;[.$C34]))*NB_GR_TP_FA" office:value-type="float" office:value="0" calcext:value-type="float">
            <text:p>0</text:p>
          </table:table-cell>
          <table:table-cell table:style-name="ce72" table:formula="of:=DUREE_CM*INDIRECT(ADDRESS(3+3*[.$A34];3+COLUMN();1;;[.$C34]))+DUREE_TD*INDIRECT(ADDRESS(4+3*[.$A34];3+COLUMN();1;;[.$C34]))*NB_GR_TD_FA+DUREE_TP*INDIRECT(ADDRESS(5+3*[.$A34];3+COLUMN();1;;[.$C34]))*NB_GR_TP_FA" office:value-type="float" office:value="4.5" calcext:value-type="float">
            <text:p>4,5</text:p>
          </table:table-cell>
          <table:table-cell table:style-name="ce72" table:formula="of:=DUREE_CM*INDIRECT(ADDRESS(3+3*[.$A34];3+COLUMN();1;;[.$C34]))+DUREE_TD*INDIRECT(ADDRESS(4+3*[.$A34];3+COLUMN();1;;[.$C34]))*NB_GR_TD_FA+DUREE_TP*INDIRECT(ADDRESS(5+3*[.$A34];3+COLUMN();1;;[.$C34]))*NB_GR_TP_FA" office:value-type="float" office:value="3" calcext:value-type="float">
            <text:p>3</text:p>
          </table:table-cell>
          <table:table-cell table:style-name="ce72" table:formula="of:=DUREE_CM*INDIRECT(ADDRESS(3+3*[.$A34];3+COLUMN();1;;[.$C34]))+DUREE_TD*INDIRECT(ADDRESS(4+3*[.$A34];3+COLUMN();1;;[.$C34]))*NB_GR_TD_FA+DUREE_TP*INDIRECT(ADDRESS(5+3*[.$A34];3+COLUMN();1;;[.$C34]))*NB_GR_TP_FA" office:value-type="float" office:value="0" calcext:value-type="float">
            <text:p>0</text:p>
          </table:table-cell>
          <table:table-cell table:style-name="ce72" table:formula="of:=DUREE_CM*INDIRECT(ADDRESS(3+3*[.$A34];3+COLUMN();1;;[.$C34]))+DUREE_TD*INDIRECT(ADDRESS(4+3*[.$A34];3+COLUMN();1;;[.$C34]))*NB_GR_TD_FA+DUREE_TP*INDIRECT(ADDRESS(5+3*[.$A34];3+COLUMN();1;;[.$C34]))*NB_GR_TP_FA" office:value-type="float" office:value="0" calcext:value-type="float">
            <text:p>0</text:p>
          </table:table-cell>
          <table:table-cell table:style-name="ce72"/>
          <table:table-cell table:style-name="ce80"/>
          <table:table-cell table:style-name="ce80" table:formula="of:=SUM([.D34:.T34])" office:value-type="float" office:value="16.5" calcext:value-type="float">
            <text:p>16,5</text:p>
          </table:table-cell>
          <table:table-cell table:style-name="ce253" table:number-columns-repeated="1001"/>
        </table:table-row>
        <table:table-row table:style-name="ro9">
          <table:table-cell table:style-name="ce187" table:formula="of:=INT(ROW()/2)-12" office:value-type="float" office:value="5" calcext:value-type="float">
            <text:p>5</text:p>
          </table:table-cell>
          <table:table-cell table:style-name="ce123" table:formula="of:=INDIRECT(ADDRESS(INT(ROW()/2)-9;2;1;))" office:value-type="string" office:string-value="M2106" calcext:value-type="string">
            <text:p>M2106</text:p>
          </table:table-cell>
          <table:table-cell table:style-name="ce126" office:value-type="string" calcext:value-type="string">
            <text:p>FI</text:p>
          </table:table-cell>
          <table:table-cell table:style-name="ce187" table:formula="of:=DUREE_CM*INDIRECT(ADDRESS(3+3*[.$A35];3+COLUMN();1;;[.$C35]))+DUREE_TD*INDIRECT(ADDRESS(4+3*[.$A35];3+COLUMN();1;;[.$C35]))*NB_GR_TD_FI+DUREE_TP*INDIRECT(ADDRESS(5+3*[.$A35];3+COLUMN();1;;[.$C35]))*NB_GR_TP_FI" office:value-type="float" office:value="0" calcext:value-type="float">
            <text:p>0</text:p>
          </table:table-cell>
          <table:table-cell table:style-name="ce187" table:formula="of:=DUREE_CM*INDIRECT(ADDRESS(3+3*[.$A35];3+COLUMN();1;;[.$C35]))+DUREE_TD*INDIRECT(ADDRESS(4+3*[.$A35];3+COLUMN();1;;[.$C35]))*NB_GR_TD_FI+DUREE_TP*INDIRECT(ADDRESS(5+3*[.$A35];3+COLUMN();1;;[.$C35]))*NB_GR_TP_FI" office:value-type="float" office:value="0" calcext:value-type="float">
            <text:p>0</text:p>
          </table:table-cell>
          <table:table-cell table:style-name="ce187" table:formula="of:=DUREE_CM*INDIRECT(ADDRESS(3+3*[.$A35];3+COLUMN();1;;[.$C35]))+DUREE_TD*INDIRECT(ADDRESS(4+3*[.$A35];3+COLUMN();1;;[.$C35]))*NB_GR_TD_FI+DUREE_TP*INDIRECT(ADDRESS(5+3*[.$A35];3+COLUMN();1;;[.$C35]))*NB_GR_TP_FI" office:value-type="float" office:value="0" calcext:value-type="float">
            <text:p>0</text:p>
          </table:table-cell>
          <table:table-cell table:style-name="ce187" table:formula="of:=DUREE_CM*INDIRECT(ADDRESS(3+3*[.$A35];3+COLUMN();1;;[.$C35]))+DUREE_TD*INDIRECT(ADDRESS(4+3*[.$A35];3+COLUMN();1;;[.$C35]))*NB_GR_TD_FI+DUREE_TP*INDIRECT(ADDRESS(5+3*[.$A35];3+COLUMN();1;;[.$C35]))*NB_GR_TP_FI" office:value-type="float" office:value="0" calcext:value-type="float">
            <text:p>0</text:p>
          </table:table-cell>
          <table:table-cell table:style-name="ce187" table:formula="of:=DUREE_CM*INDIRECT(ADDRESS(3+3*[.$A35];3+COLUMN();1;;[.$C35]))+DUREE_TD*INDIRECT(ADDRESS(4+3*[.$A35];3+COLUMN();1;;[.$C35]))*NB_GR_TD_FI+DUREE_TP*INDIRECT(ADDRESS(5+3*[.$A35];3+COLUMN();1;;[.$C35]))*NB_GR_TP_FI" office:value-type="float" office:value="0" calcext:value-type="float">
            <text:p>0</text:p>
          </table:table-cell>
          <table:table-cell table:style-name="ce187" table:formula="of:=DUREE_CM*INDIRECT(ADDRESS(3+3*[.$A35];3+COLUMN();1;;[.$C35]))+DUREE_TD*INDIRECT(ADDRESS(4+3*[.$A35];3+COLUMN();1;;[.$C35]))*NB_GR_TD_FI+DUREE_TP*INDIRECT(ADDRESS(5+3*[.$A35];3+COLUMN();1;;[.$C35]))*NB_GR_TP_FI" office:value-type="float" office:value="0" calcext:value-type="float">
            <text:p>0</text:p>
          </table:table-cell>
          <table:table-cell table:style-name="ce187" table:formula="of:=DUREE_CM*INDIRECT(ADDRESS(3+3*[.$A35];3+COLUMN();1;;[.$C35]))+DUREE_TD*INDIRECT(ADDRESS(4+3*[.$A35];3+COLUMN();1;;[.$C35]))*NB_GR_TD_FI+DUREE_TP*INDIRECT(ADDRESS(5+3*[.$A35];3+COLUMN();1;;[.$C35]))*NB_GR_TP_FI" office:value-type="float" office:value="0" calcext:value-type="float">
            <text:p>0</text:p>
          </table:table-cell>
          <table:table-cell table:style-name="ce187" table:formula="of:=DUREE_CM*INDIRECT(ADDRESS(3+3*[.$A35];3+COLUMN();1;;[.$C35]))+DUREE_TD*INDIRECT(ADDRESS(4+3*[.$A35];3+COLUMN();1;;[.$C35]))*NB_GR_TD_FI+DUREE_TP*INDIRECT(ADDRESS(5+3*[.$A35];3+COLUMN();1;;[.$C35]))*NB_GR_TP_FI" office:value-type="float" office:value="0" calcext:value-type="float">
            <text:p>0</text:p>
          </table:table-cell>
          <table:table-cell table:style-name="ce187" table:formula="of:=DUREE_CM*INDIRECT(ADDRESS(3+3*[.$A35];3+COLUMN();1;;[.$C35]))+DUREE_TD*INDIRECT(ADDRESS(4+3*[.$A35];3+COLUMN();1;;[.$C35]))*NB_GR_TD_FI+DUREE_TP*INDIRECT(ADDRESS(5+3*[.$A35];3+COLUMN();1;;[.$C35]))*NB_GR_TP_FI" office:value-type="float" office:value="4.5" calcext:value-type="float">
            <text:p>4,5</text:p>
          </table:table-cell>
          <table:table-cell table:style-name="ce187" table:formula="of:=DUREE_CM*INDIRECT(ADDRESS(3+3*[.$A35];3+COLUMN();1;;[.$C35]))+DUREE_TD*INDIRECT(ADDRESS(4+3*[.$A35];3+COLUMN();1;;[.$C35]))*NB_GR_TD_FI+DUREE_TP*INDIRECT(ADDRESS(5+3*[.$A35];3+COLUMN();1;;[.$C35]))*NB_GR_TP_FI" office:value-type="float" office:value="15" calcext:value-type="float">
            <text:p>15</text:p>
          </table:table-cell>
          <table:table-cell table:style-name="ce187" table:formula="of:=DUREE_CM*INDIRECT(ADDRESS(3+3*[.$A35];3+COLUMN();1;;[.$C35]))+DUREE_TD*INDIRECT(ADDRESS(4+3*[.$A35];3+COLUMN();1;;[.$C35]))*NB_GR_TD_FI+DUREE_TP*INDIRECT(ADDRESS(5+3*[.$A35];3+COLUMN();1;;[.$C35]))*NB_GR_TP_FI" office:value-type="float" office:value="12" calcext:value-type="float">
            <text:p>12</text:p>
          </table:table-cell>
          <table:table-cell table:style-name="ce187" table:formula="of:=DUREE_CM*INDIRECT(ADDRESS(3+3*[.$A35];3+COLUMN();1;;[.$C35]))+DUREE_TD*INDIRECT(ADDRESS(4+3*[.$A35];3+COLUMN();1;;[.$C35]))*NB_GR_TD_FI+DUREE_TP*INDIRECT(ADDRESS(5+3*[.$A35];3+COLUMN();1;;[.$C35]))*NB_GR_TP_FI" office:value-type="float" office:value="12" calcext:value-type="float">
            <text:p>12</text:p>
          </table:table-cell>
          <table:table-cell table:style-name="ce187" table:formula="of:=DUREE_CM*INDIRECT(ADDRESS(3+3*[.$A35];3+COLUMN();1;;[.$C35]))+DUREE_TD*INDIRECT(ADDRESS(4+3*[.$A35];3+COLUMN();1;;[.$C35]))*NB_GR_TD_FI+DUREE_TP*INDIRECT(ADDRESS(5+3*[.$A35];3+COLUMN();1;;[.$C35]))*NB_GR_TP_FI" office:value-type="float" office:value="12" calcext:value-type="float">
            <text:p>12</text:p>
          </table:table-cell>
          <table:table-cell table:style-name="ce187" table:formula="of:=DUREE_CM*INDIRECT(ADDRESS(3+3*[.$A35];3+COLUMN();1;;[.$C35]))+DUREE_TD*INDIRECT(ADDRESS(4+3*[.$A35];3+COLUMN();1;;[.$C35]))*NB_GR_TD_FI+DUREE_TP*INDIRECT(ADDRESS(5+3*[.$A35];3+COLUMN();1;;[.$C35]))*NB_GR_TP_FI" office:value-type="float" office:value="12" calcext:value-type="float">
            <text:p>12</text:p>
          </table:table-cell>
          <table:table-cell table:style-name="ce187" table:formula="of:=DUREE_CM*INDIRECT(ADDRESS(3+3*[.$A35];3+COLUMN();1;;[.$C35]))+DUREE_TD*INDIRECT(ADDRESS(4+3*[.$A35];3+COLUMN();1;;[.$C35]))*NB_GR_TD_FI+DUREE_TP*INDIRECT(ADDRESS(5+3*[.$A35];3+COLUMN();1;;[.$C35]))*NB_GR_TP_FI" office:value-type="float" office:value="12" calcext:value-type="float">
            <text:p>12</text:p>
          </table:table-cell>
          <table:table-cell table:style-name="ce187" table:formula="of:=DUREE_CM*INDIRECT(ADDRESS(3+3*[.$A35];3+COLUMN();1;;[.$C35]))+DUREE_TD*INDIRECT(ADDRESS(4+3*[.$A35];3+COLUMN();1;;[.$C35]))*NB_GR_TD_FI+DUREE_TP*INDIRECT(ADDRESS(5+3*[.$A35];3+COLUMN();1;;[.$C35]))*NB_GR_TP_FI" office:value-type="float" office:value="0" calcext:value-type="float">
            <text:p>0</text:p>
          </table:table-cell>
          <table:table-cell table:style-name="ce187" table:formula="of:=DUREE_CM*INDIRECT(ADDRESS(3+3*[.$A35];3+COLUMN();1;;[.$C35]))+DUREE_TD*INDIRECT(ADDRESS(4+3*[.$A35];3+COLUMN();1;;[.$C35]))*NB_GR_TD_FI+DUREE_TP*INDIRECT(ADDRESS(5+3*[.$A35];3+COLUMN();1;;[.$C35]))*NB_GR_TP_FI" office:value-type="float" office:value="0" calcext:value-type="float">
            <text:p>0</text:p>
          </table:table-cell>
          <table:table-cell table:style-name="ce187"/>
          <table:table-cell table:style-name="ce184" table:formula="of:=SUM([.D35:.T35])" office:value-type="float" office:value="79.5" calcext:value-type="float">
            <text:p>79,5</text:p>
          </table:table-cell>
          <table:table-cell table:style-name="ce187"/>
          <table:table-cell table:style-name="ce155" table:number-columns-repeated="1001"/>
        </table:table-row>
        <table:table-row table:style-name="ro9">
          <table:table-cell table:style-name="ce187" table:formula="of:=INT(ROW()/2)-12" office:value-type="float" office:value="6" calcext:value-type="float">
            <text:p>6</text:p>
          </table:table-cell>
          <table:table-cell table:style-name="ce124"/>
          <table:table-cell table:style-name="ce124" office:value-type="string" calcext:value-type="string">
            <text:p>FA</text:p>
          </table:table-cell>
          <table:table-cell table:style-name="ce72" table:formula="of:=DUREE_CM*INDIRECT(ADDRESS(3+3*[.$A36];3+COLUMN();1;;[.$C36]))+DUREE_TD*INDIRECT(ADDRESS(4+3*[.$A36];3+COLUMN();1;;[.$C36]))*NB_GR_TD_FA+DUREE_TP*INDIRECT(ADDRESS(5+3*[.$A36];3+COLUMN();1;;[.$C36]))*NB_GR_TP_FA" office:value-type="float" office:value="0" calcext:value-type="float">
            <text:p>0</text:p>
          </table:table-cell>
          <table:table-cell table:style-name="ce72" table:formula="of:=DUREE_CM*INDIRECT(ADDRESS(3+3*[.$A36];3+COLUMN();1;;[.$C36]))+DUREE_TD*INDIRECT(ADDRESS(4+3*[.$A36];3+COLUMN();1;;[.$C36]))*NB_GR_TD_FA+DUREE_TP*INDIRECT(ADDRESS(5+3*[.$A36];3+COLUMN();1;;[.$C36]))*NB_GR_TP_FA" office:value-type="float" office:value="0" calcext:value-type="float">
            <text:p>0</text:p>
          </table:table-cell>
          <table:table-cell table:style-name="ce72" table:formula="of:=DUREE_CM*INDIRECT(ADDRESS(3+3*[.$A36];3+COLUMN();1;;[.$C36]))+DUREE_TD*INDIRECT(ADDRESS(4+3*[.$A36];3+COLUMN();1;;[.$C36]))*NB_GR_TD_FA+DUREE_TP*INDIRECT(ADDRESS(5+3*[.$A36];3+COLUMN();1;;[.$C36]))*NB_GR_TP_FA" office:value-type="float" office:value="3" calcext:value-type="float">
            <text:p>3</text:p>
          </table:table-cell>
          <table:table-cell table:style-name="ce72" table:formula="of:=DUREE_CM*INDIRECT(ADDRESS(3+3*[.$A36];3+COLUMN();1;;[.$C36]))+DUREE_TD*INDIRECT(ADDRESS(4+3*[.$A36];3+COLUMN();1;;[.$C36]))*NB_GR_TD_FA+DUREE_TP*INDIRECT(ADDRESS(5+3*[.$A36];3+COLUMN();1;;[.$C36]))*NB_GR_TP_FA" office:value-type="float" office:value="0" calcext:value-type="float">
            <text:p>0</text:p>
          </table:table-cell>
          <table:table-cell table:style-name="ce72" table:formula="of:=DUREE_CM*INDIRECT(ADDRESS(3+3*[.$A36];3+COLUMN();1;;[.$C36]))+DUREE_TD*INDIRECT(ADDRESS(4+3*[.$A36];3+COLUMN();1;;[.$C36]))*NB_GR_TD_FA+DUREE_TP*INDIRECT(ADDRESS(5+3*[.$A36];3+COLUMN();1;;[.$C36]))*NB_GR_TP_FA" office:value-type="float" office:value="0" calcext:value-type="float">
            <text:p>0</text:p>
          </table:table-cell>
          <table:table-cell table:style-name="ce72" table:formula="of:=DUREE_CM*INDIRECT(ADDRESS(3+3*[.$A36];3+COLUMN();1;;[.$C36]))+DUREE_TD*INDIRECT(ADDRESS(4+3*[.$A36];3+COLUMN();1;;[.$C36]))*NB_GR_TD_FA+DUREE_TP*INDIRECT(ADDRESS(5+3*[.$A36];3+COLUMN();1;;[.$C36]))*NB_GR_TP_FA" office:value-type="float" office:value="3" calcext:value-type="float">
            <text:p>3</text:p>
          </table:table-cell>
          <table:table-cell table:style-name="ce72" table:formula="of:=DUREE_CM*INDIRECT(ADDRESS(3+3*[.$A36];3+COLUMN();1;;[.$C36]))+DUREE_TD*INDIRECT(ADDRESS(4+3*[.$A36];3+COLUMN();1;;[.$C36]))*NB_GR_TD_FA+DUREE_TP*INDIRECT(ADDRESS(5+3*[.$A36];3+COLUMN();1;;[.$C36]))*NB_GR_TP_FA" office:value-type="float" office:value="3" calcext:value-type="float">
            <text:p>3</text:p>
          </table:table-cell>
          <table:table-cell table:style-name="ce72" table:formula="of:=DUREE_CM*INDIRECT(ADDRESS(3+3*[.$A36];3+COLUMN();1;;[.$C36]))+DUREE_TD*INDIRECT(ADDRESS(4+3*[.$A36];3+COLUMN();1;;[.$C36]))*NB_GR_TD_FA+DUREE_TP*INDIRECT(ADDRESS(5+3*[.$A36];3+COLUMN();1;;[.$C36]))*NB_GR_TP_FA" office:value-type="float" office:value="7.5" calcext:value-type="float">
            <text:p>7,5</text:p>
          </table:table-cell>
          <table:table-cell table:style-name="ce72" table:formula="of:=DUREE_CM*INDIRECT(ADDRESS(3+3*[.$A36];3+COLUMN();1;;[.$C36]))+DUREE_TD*INDIRECT(ADDRESS(4+3*[.$A36];3+COLUMN();1;;[.$C36]))*NB_GR_TD_FA+DUREE_TP*INDIRECT(ADDRESS(5+3*[.$A36];3+COLUMN();1;;[.$C36]))*NB_GR_TP_FA" office:value-type="float" office:value="0" calcext:value-type="float">
            <text:p>0</text:p>
          </table:table-cell>
          <table:table-cell table:style-name="ce72" table:formula="of:=DUREE_CM*INDIRECT(ADDRESS(3+3*[.$A36];3+COLUMN();1;;[.$C36]))+DUREE_TD*INDIRECT(ADDRESS(4+3*[.$A36];3+COLUMN();1;;[.$C36]))*NB_GR_TD_FA+DUREE_TP*INDIRECT(ADDRESS(5+3*[.$A36];3+COLUMN();1;;[.$C36]))*NB_GR_TP_FA" office:value-type="float" office:value="3" calcext:value-type="float">
            <text:p>3</text:p>
          </table:table-cell>
          <table:table-cell table:style-name="ce72" table:formula="of:=DUREE_CM*INDIRECT(ADDRESS(3+3*[.$A36];3+COLUMN();1;;[.$C36]))+DUREE_TD*INDIRECT(ADDRESS(4+3*[.$A36];3+COLUMN();1;;[.$C36]))*NB_GR_TD_FA+DUREE_TP*INDIRECT(ADDRESS(5+3*[.$A36];3+COLUMN();1;;[.$C36]))*NB_GR_TP_FA" office:value-type="float" office:value="6" calcext:value-type="float">
            <text:p>6</text:p>
          </table:table-cell>
          <table:table-cell table:style-name="ce72" table:formula="of:=DUREE_CM*INDIRECT(ADDRESS(3+3*[.$A36];3+COLUMN();1;;[.$C36]))+DUREE_TD*INDIRECT(ADDRESS(4+3*[.$A36];3+COLUMN();1;;[.$C36]))*NB_GR_TD_FA+DUREE_TP*INDIRECT(ADDRESS(5+3*[.$A36];3+COLUMN();1;;[.$C36]))*NB_GR_TP_FA" office:value-type="float" office:value="0" calcext:value-type="float">
            <text:p>0</text:p>
          </table:table-cell>
          <table:table-cell table:style-name="ce72" table:formula="of:=DUREE_CM*INDIRECT(ADDRESS(3+3*[.$A36];3+COLUMN();1;;[.$C36]))+DUREE_TD*INDIRECT(ADDRESS(4+3*[.$A36];3+COLUMN();1;;[.$C36]))*NB_GR_TD_FA+DUREE_TP*INDIRECT(ADDRESS(5+3*[.$A36];3+COLUMN();1;;[.$C36]))*NB_GR_TP_FA" office:value-type="float" office:value="0" calcext:value-type="float">
            <text:p>0</text:p>
          </table:table-cell>
          <table:table-cell table:style-name="ce72" table:formula="of:=DUREE_CM*INDIRECT(ADDRESS(3+3*[.$A36];3+COLUMN();1;;[.$C36]))+DUREE_TD*INDIRECT(ADDRESS(4+3*[.$A36];3+COLUMN();1;;[.$C36]))*NB_GR_TD_FA+DUREE_TP*INDIRECT(ADDRESS(5+3*[.$A36];3+COLUMN();1;;[.$C36]))*NB_GR_TP_FA" office:value-type="float" office:value="0" calcext:value-type="float">
            <text:p>0</text:p>
          </table:table-cell>
          <table:table-cell table:style-name="ce72" table:formula="of:=DUREE_CM*INDIRECT(ADDRESS(3+3*[.$A36];3+COLUMN();1;;[.$C36]))+DUREE_TD*INDIRECT(ADDRESS(4+3*[.$A36];3+COLUMN();1;;[.$C36]))*NB_GR_TD_FA+DUREE_TP*INDIRECT(ADDRESS(5+3*[.$A36];3+COLUMN();1;;[.$C36]))*NB_GR_TP_FA" office:value-type="float" office:value="0" calcext:value-type="float">
            <text:p>0</text:p>
          </table:table-cell>
          <table:table-cell table:style-name="ce72" table:formula="of:=DUREE_CM*INDIRECT(ADDRESS(3+3*[.$A36];3+COLUMN();1;;[.$C36]))+DUREE_TD*INDIRECT(ADDRESS(4+3*[.$A36];3+COLUMN();1;;[.$C36]))*NB_GR_TD_FA+DUREE_TP*INDIRECT(ADDRESS(5+3*[.$A36];3+COLUMN();1;;[.$C36]))*NB_GR_TP_FA" office:value-type="float" office:value="0" calcext:value-type="float">
            <text:p>0</text:p>
          </table:table-cell>
          <table:table-cell table:style-name="ce72" table:formula="of:=DUREE_CM*INDIRECT(ADDRESS(3+3*[.$A36];3+COLUMN();1;;[.$C36]))+DUREE_TD*INDIRECT(ADDRESS(4+3*[.$A36];3+COLUMN();1;;[.$C36]))*NB_GR_TD_FA+DUREE_TP*INDIRECT(ADDRESS(5+3*[.$A36];3+COLUMN();1;;[.$C36]))*NB_GR_TP_FA" office:value-type="float" office:value="0" calcext:value-type="float">
            <text:p>0</text:p>
          </table:table-cell>
          <table:table-cell table:style-name="ce72"/>
          <table:table-cell table:style-name="ce80"/>
          <table:table-cell table:style-name="ce80" table:formula="of:=SUM([.D36:.T36])" office:value-type="float" office:value="25.5" calcext:value-type="float">
            <text:p>25,5</text:p>
          </table:table-cell>
          <table:table-cell table:style-name="ce253" table:number-columns-repeated="1001"/>
        </table:table-row>
        <table:table-row table:style-name="ro9">
          <table:table-cell table:style-name="ce187" table:formula="of:=INT(ROW()/2)-12" office:value-type="float" office:value="6" calcext:value-type="float">
            <text:p>6</text:p>
          </table:table-cell>
          <table:table-cell table:style-name="ce123" table:formula="of:=INDIRECT(ADDRESS(INT(ROW()/2)-9;2;1;))" office:value-type="string" office:string-value="M2107" calcext:value-type="string">
            <text:p>M2107</text:p>
          </table:table-cell>
          <table:table-cell table:style-name="ce126" office:value-type="string" calcext:value-type="string">
            <text:p>FI</text:p>
          </table:table-cell>
          <table:table-cell table:style-name="ce187" table:formula="of:=DUREE_CM*INDIRECT(ADDRESS(3+3*[.$A37];3+COLUMN();1;;[.$C37]))+DUREE_TD*INDIRECT(ADDRESS(4+3*[.$A37];3+COLUMN();1;;[.$C37]))*NB_GR_TD_FI+DUREE_TP*INDIRECT(ADDRESS(5+3*[.$A37];3+COLUMN();1;;[.$C37]))*NB_GR_TP_FI" office:value-type="float" office:value="0" calcext:value-type="float">
            <text:p>0</text:p>
          </table:table-cell>
          <table:table-cell table:style-name="ce187" table:formula="of:=DUREE_CM*INDIRECT(ADDRESS(3+3*[.$A37];3+COLUMN();1;;[.$C37]))+DUREE_TD*INDIRECT(ADDRESS(4+3*[.$A37];3+COLUMN();1;;[.$C37]))*NB_GR_TD_FI+DUREE_TP*INDIRECT(ADDRESS(5+3*[.$A37];3+COLUMN();1;;[.$C37]))*NB_GR_TP_FI" office:value-type="float" office:value="0" calcext:value-type="float">
            <text:p>0</text:p>
          </table:table-cell>
          <table:table-cell table:style-name="ce187" table:formula="of:=DUREE_CM*INDIRECT(ADDRESS(3+3*[.$A37];3+COLUMN();1;;[.$C37]))+DUREE_TD*INDIRECT(ADDRESS(4+3*[.$A37];3+COLUMN();1;;[.$C37]))*NB_GR_TD_FI+DUREE_TP*INDIRECT(ADDRESS(5+3*[.$A37];3+COLUMN();1;;[.$C37]))*NB_GR_TP_FI" office:value-type="float" office:value="0" calcext:value-type="float">
            <text:p>0</text:p>
          </table:table-cell>
          <table:table-cell table:style-name="ce187" table:formula="of:=DUREE_CM*INDIRECT(ADDRESS(3+3*[.$A37];3+COLUMN();1;;[.$C37]))+DUREE_TD*INDIRECT(ADDRESS(4+3*[.$A37];3+COLUMN();1;;[.$C37]))*NB_GR_TD_FI+DUREE_TP*INDIRECT(ADDRESS(5+3*[.$A37];3+COLUMN();1;;[.$C37]))*NB_GR_TP_FI" office:value-type="float" office:value="0" calcext:value-type="float">
            <text:p>0</text:p>
          </table:table-cell>
          <table:table-cell table:style-name="ce187" table:formula="of:=DUREE_CM*INDIRECT(ADDRESS(3+3*[.$A37];3+COLUMN();1;;[.$C37]))+DUREE_TD*INDIRECT(ADDRESS(4+3*[.$A37];3+COLUMN();1;;[.$C37]))*NB_GR_TD_FI+DUREE_TP*INDIRECT(ADDRESS(5+3*[.$A37];3+COLUMN();1;;[.$C37]))*NB_GR_TP_FI" office:value-type="float" office:value="4.5" calcext:value-type="float">
            <text:p>4,5</text:p>
          </table:table-cell>
          <table:table-cell table:style-name="ce187" table:formula="of:=DUREE_CM*INDIRECT(ADDRESS(3+3*[.$A37];3+COLUMN();1;;[.$C37]))+DUREE_TD*INDIRECT(ADDRESS(4+3*[.$A37];3+COLUMN();1;;[.$C37]))*NB_GR_TD_FI+DUREE_TP*INDIRECT(ADDRESS(5+3*[.$A37];3+COLUMN();1;;[.$C37]))*NB_GR_TP_FI" office:value-type="float" office:value="6" calcext:value-type="float">
            <text:p>6</text:p>
          </table:table-cell>
          <table:table-cell table:style-name="ce187" table:formula="of:=DUREE_CM*INDIRECT(ADDRESS(3+3*[.$A37];3+COLUMN();1;;[.$C37]))+DUREE_TD*INDIRECT(ADDRESS(4+3*[.$A37];3+COLUMN();1;;[.$C37]))*NB_GR_TD_FI+DUREE_TP*INDIRECT(ADDRESS(5+3*[.$A37];3+COLUMN();1;;[.$C37]))*NB_GR_TP_FI" office:value-type="float" office:value="15" calcext:value-type="float">
            <text:p>15</text:p>
          </table:table-cell>
          <table:table-cell table:style-name="ce187" table:formula="of:=DUREE_CM*INDIRECT(ADDRESS(3+3*[.$A37];3+COLUMN();1;;[.$C37]))+DUREE_TD*INDIRECT(ADDRESS(4+3*[.$A37];3+COLUMN();1;;[.$C37]))*NB_GR_TD_FI+DUREE_TP*INDIRECT(ADDRESS(5+3*[.$A37];3+COLUMN();1;;[.$C37]))*NB_GR_TP_FI" office:value-type="float" office:value="16.5" calcext:value-type="float">
            <text:p>16,5</text:p>
          </table:table-cell>
          <table:table-cell table:style-name="ce187" table:formula="of:=DUREE_CM*INDIRECT(ADDRESS(3+3*[.$A37];3+COLUMN();1;;[.$C37]))+DUREE_TD*INDIRECT(ADDRESS(4+3*[.$A37];3+COLUMN();1;;[.$C37]))*NB_GR_TD_FI+DUREE_TP*INDIRECT(ADDRESS(5+3*[.$A37];3+COLUMN();1;;[.$C37]))*NB_GR_TP_FI" office:value-type="float" office:value="15" calcext:value-type="float">
            <text:p>15</text:p>
          </table:table-cell>
          <table:table-cell table:style-name="ce187" table:formula="of:=DUREE_CM*INDIRECT(ADDRESS(3+3*[.$A37];3+COLUMN();1;;[.$C37]))+DUREE_TD*INDIRECT(ADDRESS(4+3*[.$A37];3+COLUMN();1;;[.$C37]))*NB_GR_TD_FI+DUREE_TP*INDIRECT(ADDRESS(5+3*[.$A37];3+COLUMN();1;;[.$C37]))*NB_GR_TP_FI" office:value-type="float" office:value="15" calcext:value-type="float">
            <text:p>15</text:p>
          </table:table-cell>
          <table:table-cell table:style-name="ce187" table:formula="of:=DUREE_CM*INDIRECT(ADDRESS(3+3*[.$A37];3+COLUMN();1;;[.$C37]))+DUREE_TD*INDIRECT(ADDRESS(4+3*[.$A37];3+COLUMN();1;;[.$C37]))*NB_GR_TD_FI+DUREE_TP*INDIRECT(ADDRESS(5+3*[.$A37];3+COLUMN();1;;[.$C37]))*NB_GR_TP_FI" office:value-type="float" office:value="15" calcext:value-type="float">
            <text:p>15</text:p>
          </table:table-cell>
          <table:table-cell table:style-name="ce187" table:formula="of:=DUREE_CM*INDIRECT(ADDRESS(3+3*[.$A37];3+COLUMN();1;;[.$C37]))+DUREE_TD*INDIRECT(ADDRESS(4+3*[.$A37];3+COLUMN();1;;[.$C37]))*NB_GR_TD_FI+DUREE_TP*INDIRECT(ADDRESS(5+3*[.$A37];3+COLUMN();1;;[.$C37]))*NB_GR_TP_FI" office:value-type="float" office:value="1.5" calcext:value-type="float">
            <text:p>1,5</text:p>
          </table:table-cell>
          <table:table-cell table:style-name="ce187" table:formula="of:=DUREE_CM*INDIRECT(ADDRESS(3+3*[.$A37];3+COLUMN();1;;[.$C37]))+DUREE_TD*INDIRECT(ADDRESS(4+3*[.$A37];3+COLUMN();1;;[.$C37]))*NB_GR_TD_FI+DUREE_TP*INDIRECT(ADDRESS(5+3*[.$A37];3+COLUMN();1;;[.$C37]))*NB_GR_TP_FI" office:value-type="float" office:value="0" calcext:value-type="float">
            <text:p>0</text:p>
          </table:table-cell>
          <table:table-cell table:style-name="ce187" table:formula="of:=DUREE_CM*INDIRECT(ADDRESS(3+3*[.$A37];3+COLUMN();1;;[.$C37]))+DUREE_TD*INDIRECT(ADDRESS(4+3*[.$A37];3+COLUMN();1;;[.$C37]))*NB_GR_TD_FI+DUREE_TP*INDIRECT(ADDRESS(5+3*[.$A37];3+COLUMN();1;;[.$C37]))*NB_GR_TP_FI" office:value-type="float" office:value="0" calcext:value-type="float">
            <text:p>0</text:p>
          </table:table-cell>
          <table:table-cell table:style-name="ce187" table:formula="of:=DUREE_CM*INDIRECT(ADDRESS(3+3*[.$A37];3+COLUMN();1;;[.$C37]))+DUREE_TD*INDIRECT(ADDRESS(4+3*[.$A37];3+COLUMN();1;;[.$C37]))*NB_GR_TD_FI+DUREE_TP*INDIRECT(ADDRESS(5+3*[.$A37];3+COLUMN();1;;[.$C37]))*NB_GR_TP_FI" office:value-type="float" office:value="0" calcext:value-type="float">
            <text:p>0</text:p>
          </table:table-cell>
          <table:table-cell table:style-name="ce187" table:formula="of:=DUREE_CM*INDIRECT(ADDRESS(3+3*[.$A37];3+COLUMN();1;;[.$C37]))+DUREE_TD*INDIRECT(ADDRESS(4+3*[.$A37];3+COLUMN();1;;[.$C37]))*NB_GR_TD_FI+DUREE_TP*INDIRECT(ADDRESS(5+3*[.$A37];3+COLUMN();1;;[.$C37]))*NB_GR_TP_FI" office:value-type="float" office:value="0" calcext:value-type="float">
            <text:p>0</text:p>
          </table:table-cell>
          <table:table-cell table:style-name="ce187" table:formula="of:=DUREE_CM*INDIRECT(ADDRESS(3+3*[.$A37];3+COLUMN();1;;[.$C37]))+DUREE_TD*INDIRECT(ADDRESS(4+3*[.$A37];3+COLUMN();1;;[.$C37]))*NB_GR_TD_FI+DUREE_TP*INDIRECT(ADDRESS(5+3*[.$A37];3+COLUMN();1;;[.$C37]))*NB_GR_TP_FI" office:value-type="float" office:value="0" calcext:value-type="float">
            <text:p>0</text:p>
          </table:table-cell>
          <table:table-cell table:style-name="ce187"/>
          <table:table-cell table:style-name="ce184" table:formula="of:=SUM([.D37:.T37])" office:value-type="float" office:value="88.5" calcext:value-type="float">
            <text:p>88,5</text:p>
          </table:table-cell>
          <table:table-cell table:style-name="ce187"/>
          <table:table-cell table:style-name="ce155" table:number-columns-repeated="1001"/>
        </table:table-row>
        <table:table-row table:style-name="ro9">
          <table:table-cell table:style-name="ce187" table:formula="of:=INT(ROW()/2)-12" office:value-type="float" office:value="7" calcext:value-type="float">
            <text:p>7</text:p>
          </table:table-cell>
          <table:table-cell table:style-name="ce124"/>
          <table:table-cell table:style-name="ce124" office:value-type="string" calcext:value-type="string">
            <text:p>FA</text:p>
          </table:table-cell>
          <table:table-cell table:style-name="ce72" table:formula="of:=DUREE_CM*INDIRECT(ADDRESS(3+3*[.$A38];3+COLUMN();1;;[.$C38]))+DUREE_TD*INDIRECT(ADDRESS(4+3*[.$A38];3+COLUMN();1;;[.$C38]))*NB_GR_TD_FA+DUREE_TP*INDIRECT(ADDRESS(5+3*[.$A38];3+COLUMN();1;;[.$C38]))*NB_GR_TP_FA" office:value-type="float" office:value="0" calcext:value-type="float">
            <text:p>0</text:p>
          </table:table-cell>
          <table:table-cell table:style-name="ce72" table:formula="of:=DUREE_CM*INDIRECT(ADDRESS(3+3*[.$A38];3+COLUMN();1;;[.$C38]))+DUREE_TD*INDIRECT(ADDRESS(4+3*[.$A38];3+COLUMN();1;;[.$C38]))*NB_GR_TD_FA+DUREE_TP*INDIRECT(ADDRESS(5+3*[.$A38];3+COLUMN();1;;[.$C38]))*NB_GR_TP_FA" office:value-type="float" office:value="0" calcext:value-type="float">
            <text:p>0</text:p>
          </table:table-cell>
          <table:table-cell table:style-name="ce72" table:formula="of:=DUREE_CM*INDIRECT(ADDRESS(3+3*[.$A38];3+COLUMN();1;;[.$C38]))+DUREE_TD*INDIRECT(ADDRESS(4+3*[.$A38];3+COLUMN();1;;[.$C38]))*NB_GR_TD_FA+DUREE_TP*INDIRECT(ADDRESS(5+3*[.$A38];3+COLUMN();1;;[.$C38]))*NB_GR_TP_FA" office:value-type="float" office:value="0" calcext:value-type="float">
            <text:p>0</text:p>
          </table:table-cell>
          <table:table-cell table:style-name="ce72" table:formula="of:=DUREE_CM*INDIRECT(ADDRESS(3+3*[.$A38];3+COLUMN();1;;[.$C38]))+DUREE_TD*INDIRECT(ADDRESS(4+3*[.$A38];3+COLUMN();1;;[.$C38]))*NB_GR_TD_FA+DUREE_TP*INDIRECT(ADDRESS(5+3*[.$A38];3+COLUMN();1;;[.$C38]))*NB_GR_TP_FA" office:value-type="float" office:value="0" calcext:value-type="float">
            <text:p>0</text:p>
          </table:table-cell>
          <table:table-cell table:style-name="ce72" table:formula="of:=DUREE_CM*INDIRECT(ADDRESS(3+3*[.$A38];3+COLUMN();1;;[.$C38]))+DUREE_TD*INDIRECT(ADDRESS(4+3*[.$A38];3+COLUMN();1;;[.$C38]))*NB_GR_TD_FA+DUREE_TP*INDIRECT(ADDRESS(5+3*[.$A38];3+COLUMN();1;;[.$C38]))*NB_GR_TP_FA" office:value-type="float" office:value="0" calcext:value-type="float">
            <text:p>0</text:p>
          </table:table-cell>
          <table:table-cell table:style-name="ce72" table:formula="of:=DUREE_CM*INDIRECT(ADDRESS(3+3*[.$A38];3+COLUMN();1;;[.$C38]))+DUREE_TD*INDIRECT(ADDRESS(4+3*[.$A38];3+COLUMN();1;;[.$C38]))*NB_GR_TD_FA+DUREE_TP*INDIRECT(ADDRESS(5+3*[.$A38];3+COLUMN();1;;[.$C38]))*NB_GR_TP_FA" office:value-type="float" office:value="0" calcext:value-type="float">
            <text:p>0</text:p>
          </table:table-cell>
          <table:table-cell table:style-name="ce72" table:formula="of:=DUREE_CM*INDIRECT(ADDRESS(3+3*[.$A38];3+COLUMN();1;;[.$C38]))+DUREE_TD*INDIRECT(ADDRESS(4+3*[.$A38];3+COLUMN();1;;[.$C38]))*NB_GR_TD_FA+DUREE_TP*INDIRECT(ADDRESS(5+3*[.$A38];3+COLUMN();1;;[.$C38]))*NB_GR_TP_FA" office:value-type="float" office:value="0" calcext:value-type="float">
            <text:p>0</text:p>
          </table:table-cell>
          <table:table-cell table:style-name="ce72" table:formula="of:=DUREE_CM*INDIRECT(ADDRESS(3+3*[.$A38];3+COLUMN();1;;[.$C38]))+DUREE_TD*INDIRECT(ADDRESS(4+3*[.$A38];3+COLUMN();1;;[.$C38]))*NB_GR_TD_FA+DUREE_TP*INDIRECT(ADDRESS(5+3*[.$A38];3+COLUMN();1;;[.$C38]))*NB_GR_TP_FA" office:value-type="float" office:value="0" calcext:value-type="float">
            <text:p>0</text:p>
          </table:table-cell>
          <table:table-cell table:style-name="ce72" table:formula="of:=DUREE_CM*INDIRECT(ADDRESS(3+3*[.$A38];3+COLUMN();1;;[.$C38]))+DUREE_TD*INDIRECT(ADDRESS(4+3*[.$A38];3+COLUMN();1;;[.$C38]))*NB_GR_TD_FA+DUREE_TP*INDIRECT(ADDRESS(5+3*[.$A38];3+COLUMN();1;;[.$C38]))*NB_GR_TP_FA" office:value-type="float" office:value="0" calcext:value-type="float">
            <text:p>0</text:p>
          </table:table-cell>
          <table:table-cell table:style-name="ce72" table:formula="of:=DUREE_CM*INDIRECT(ADDRESS(3+3*[.$A38];3+COLUMN();1;;[.$C38]))+DUREE_TD*INDIRECT(ADDRESS(4+3*[.$A38];3+COLUMN();1;;[.$C38]))*NB_GR_TD_FA+DUREE_TP*INDIRECT(ADDRESS(5+3*[.$A38];3+COLUMN();1;;[.$C38]))*NB_GR_TP_FA" office:value-type="float" office:value="0" calcext:value-type="float">
            <text:p>0</text:p>
          </table:table-cell>
          <table:table-cell table:style-name="ce72" table:formula="of:=DUREE_CM*INDIRECT(ADDRESS(3+3*[.$A38];3+COLUMN();1;;[.$C38]))+DUREE_TD*INDIRECT(ADDRESS(4+3*[.$A38];3+COLUMN();1;;[.$C38]))*NB_GR_TD_FA+DUREE_TP*INDIRECT(ADDRESS(5+3*[.$A38];3+COLUMN();1;;[.$C38]))*NB_GR_TP_FA" office:value-type="float" office:value="0" calcext:value-type="float">
            <text:p>0</text:p>
          </table:table-cell>
          <table:table-cell table:style-name="ce72" table:formula="of:=DUREE_CM*INDIRECT(ADDRESS(3+3*[.$A38];3+COLUMN();1;;[.$C38]))+DUREE_TD*INDIRECT(ADDRESS(4+3*[.$A38];3+COLUMN();1;;[.$C38]))*NB_GR_TD_FA+DUREE_TP*INDIRECT(ADDRESS(5+3*[.$A38];3+COLUMN();1;;[.$C38]))*NB_GR_TP_FA" office:value-type="float" office:value="0" calcext:value-type="float">
            <text:p>0</text:p>
          </table:table-cell>
          <table:table-cell table:style-name="ce72" table:formula="of:=DUREE_CM*INDIRECT(ADDRESS(3+3*[.$A38];3+COLUMN();1;;[.$C38]))+DUREE_TD*INDIRECT(ADDRESS(4+3*[.$A38];3+COLUMN();1;;[.$C38]))*NB_GR_TD_FA+DUREE_TP*INDIRECT(ADDRESS(5+3*[.$A38];3+COLUMN();1;;[.$C38]))*NB_GR_TP_FA" office:value-type="float" office:value="0" calcext:value-type="float">
            <text:p>0</text:p>
          </table:table-cell>
          <table:table-cell table:style-name="ce72" table:formula="of:=DUREE_CM*INDIRECT(ADDRESS(3+3*[.$A38];3+COLUMN();1;;[.$C38]))+DUREE_TD*INDIRECT(ADDRESS(4+3*[.$A38];3+COLUMN();1;;[.$C38]))*NB_GR_TD_FA+DUREE_TP*INDIRECT(ADDRESS(5+3*[.$A38];3+COLUMN();1;;[.$C38]))*NB_GR_TP_FA" office:value-type="float" office:value="6" calcext:value-type="float">
            <text:p>6</text:p>
          </table:table-cell>
          <table:table-cell table:style-name="ce72" table:formula="of:=DUREE_CM*INDIRECT(ADDRESS(3+3*[.$A38];3+COLUMN();1;;[.$C38]))+DUREE_TD*INDIRECT(ADDRESS(4+3*[.$A38];3+COLUMN();1;;[.$C38]))*NB_GR_TD_FA+DUREE_TP*INDIRECT(ADDRESS(5+3*[.$A38];3+COLUMN();1;;[.$C38]))*NB_GR_TP_FA" office:value-type="float" office:value="6" calcext:value-type="float">
            <text:p>6</text:p>
          </table:table-cell>
          <table:table-cell table:style-name="ce72" table:formula="of:=DUREE_CM*INDIRECT(ADDRESS(3+3*[.$A38];3+COLUMN();1;;[.$C38]))+DUREE_TD*INDIRECT(ADDRESS(4+3*[.$A38];3+COLUMN();1;;[.$C38]))*NB_GR_TD_FA+DUREE_TP*INDIRECT(ADDRESS(5+3*[.$A38];3+COLUMN();1;;[.$C38]))*NB_GR_TP_FA" office:value-type="float" office:value="0" calcext:value-type="float">
            <text:p>0</text:p>
          </table:table-cell>
          <table:table-cell table:style-name="ce72" table:formula="of:=DUREE_CM*INDIRECT(ADDRESS(3+3*[.$A38];3+COLUMN();1;;[.$C38]))+DUREE_TD*INDIRECT(ADDRESS(4+3*[.$A38];3+COLUMN();1;;[.$C38]))*NB_GR_TD_FA+DUREE_TP*INDIRECT(ADDRESS(5+3*[.$A38];3+COLUMN();1;;[.$C38]))*NB_GR_TP_FA" office:value-type="float" office:value="0" calcext:value-type="float">
            <text:p>0</text:p>
          </table:table-cell>
          <table:table-cell table:style-name="ce72"/>
          <table:table-cell table:style-name="ce80"/>
          <table:table-cell table:style-name="ce80" table:formula="of:=SUM([.D38:.T38])" office:value-type="float" office:value="12" calcext:value-type="float">
            <text:p>12</text:p>
          </table:table-cell>
          <table:table-cell table:style-name="ce253" table:number-columns-repeated="1001"/>
        </table:table-row>
        <table:table-row table:style-name="ro9">
          <table:table-cell table:style-name="ce187" table:formula="of:=INT(ROW()/2)-12" office:value-type="float" office:value="7" calcext:value-type="float">
            <text:p>7</text:p>
          </table:table-cell>
          <table:table-cell table:style-name="ce123" table:formula="of:=INDIRECT(ADDRESS(INT(ROW()/2)-9;2;1;))" office:value-type="string" office:string-value="M2108" calcext:value-type="string">
            <text:p>M2108</text:p>
          </table:table-cell>
          <table:table-cell table:style-name="ce126" office:value-type="string" calcext:value-type="string">
            <text:p>FI</text:p>
          </table:table-cell>
          <table:table-cell table:style-name="ce187" table:formula="of:=DUREE_CM*INDIRECT(ADDRESS(3+3*[.$A39];3+COLUMN();1;;[.$C39]))+DUREE_TD*INDIRECT(ADDRESS(4+3*[.$A39];3+COLUMN();1;;[.$C39]))*NB_GR_TD_FI+DUREE_TP*INDIRECT(ADDRESS(5+3*[.$A39];3+COLUMN();1;;[.$C39]))*NB_GR_TP_FI" office:value-type="float" office:value="0" calcext:value-type="float">
            <text:p>0</text:p>
          </table:table-cell>
          <table:table-cell table:style-name="ce187" table:formula="of:=DUREE_CM*INDIRECT(ADDRESS(3+3*[.$A39];3+COLUMN();1;;[.$C39]))+DUREE_TD*INDIRECT(ADDRESS(4+3*[.$A39];3+COLUMN();1;;[.$C39]))*NB_GR_TD_FI+DUREE_TP*INDIRECT(ADDRESS(5+3*[.$A39];3+COLUMN();1;;[.$C39]))*NB_GR_TP_FI" office:value-type="float" office:value="0" calcext:value-type="float">
            <text:p>0</text:p>
          </table:table-cell>
          <table:table-cell table:style-name="ce187" table:formula="of:=DUREE_CM*INDIRECT(ADDRESS(3+3*[.$A39];3+COLUMN();1;;[.$C39]))+DUREE_TD*INDIRECT(ADDRESS(4+3*[.$A39];3+COLUMN();1;;[.$C39]))*NB_GR_TD_FI+DUREE_TP*INDIRECT(ADDRESS(5+3*[.$A39];3+COLUMN();1;;[.$C39]))*NB_GR_TP_FI" office:value-type="float" office:value="0" calcext:value-type="float">
            <text:p>0</text:p>
          </table:table-cell>
          <table:table-cell table:style-name="ce187" table:formula="of:=DUREE_CM*INDIRECT(ADDRESS(3+3*[.$A39];3+COLUMN();1;;[.$C39]))+DUREE_TD*INDIRECT(ADDRESS(4+3*[.$A39];3+COLUMN();1;;[.$C39]))*NB_GR_TD_FI+DUREE_TP*INDIRECT(ADDRESS(5+3*[.$A39];3+COLUMN();1;;[.$C39]))*NB_GR_TP_FI" office:value-type="float" office:value="0" calcext:value-type="float">
            <text:p>0</text:p>
          </table:table-cell>
          <table:table-cell table:style-name="ce187" table:formula="of:=DUREE_CM*INDIRECT(ADDRESS(3+3*[.$A39];3+COLUMN();1;;[.$C39]))+DUREE_TD*INDIRECT(ADDRESS(4+3*[.$A39];3+COLUMN();1;;[.$C39]))*NB_GR_TD_FI+DUREE_TP*INDIRECT(ADDRESS(5+3*[.$A39];3+COLUMN();1;;[.$C39]))*NB_GR_TP_FI" office:value-type="float" office:value="0" calcext:value-type="float">
            <text:p>0</text:p>
          </table:table-cell>
          <table:table-cell table:style-name="ce187" table:formula="of:=DUREE_CM*INDIRECT(ADDRESS(3+3*[.$A39];3+COLUMN();1;;[.$C39]))+DUREE_TD*INDIRECT(ADDRESS(4+3*[.$A39];3+COLUMN();1;;[.$C39]))*NB_GR_TD_FI+DUREE_TP*INDIRECT(ADDRESS(5+3*[.$A39];3+COLUMN();1;;[.$C39]))*NB_GR_TP_FI" office:value-type="float" office:value="0" calcext:value-type="float">
            <text:p>0</text:p>
          </table:table-cell>
          <table:table-cell table:style-name="ce187" table:formula="of:=DUREE_CM*INDIRECT(ADDRESS(3+3*[.$A39];3+COLUMN();1;;[.$C39]))+DUREE_TD*INDIRECT(ADDRESS(4+3*[.$A39];3+COLUMN();1;;[.$C39]))*NB_GR_TD_FI+DUREE_TP*INDIRECT(ADDRESS(5+3*[.$A39];3+COLUMN();1;;[.$C39]))*NB_GR_TP_FI" office:value-type="float" office:value="0" calcext:value-type="float">
            <text:p>0</text:p>
          </table:table-cell>
          <table:table-cell table:style-name="ce187" table:formula="of:=DUREE_CM*INDIRECT(ADDRESS(3+3*[.$A39];3+COLUMN();1;;[.$C39]))+DUREE_TD*INDIRECT(ADDRESS(4+3*[.$A39];3+COLUMN();1;;[.$C39]))*NB_GR_TD_FI+DUREE_TP*INDIRECT(ADDRESS(5+3*[.$A39];3+COLUMN();1;;[.$C39]))*NB_GR_TP_FI" office:value-type="float" office:value="0" calcext:value-type="float">
            <text:p>0</text:p>
          </table:table-cell>
          <table:table-cell table:style-name="ce187" table:formula="of:=DUREE_CM*INDIRECT(ADDRESS(3+3*[.$A39];3+COLUMN();1;;[.$C39]))+DUREE_TD*INDIRECT(ADDRESS(4+3*[.$A39];3+COLUMN();1;;[.$C39]))*NB_GR_TD_FI+DUREE_TP*INDIRECT(ADDRESS(5+3*[.$A39];3+COLUMN();1;;[.$C39]))*NB_GR_TP_FI" office:value-type="float" office:value="0" calcext:value-type="float">
            <text:p>0</text:p>
          </table:table-cell>
          <table:table-cell table:style-name="ce187" table:formula="of:=DUREE_CM*INDIRECT(ADDRESS(3+3*[.$A39];3+COLUMN();1;;[.$C39]))+DUREE_TD*INDIRECT(ADDRESS(4+3*[.$A39];3+COLUMN();1;;[.$C39]))*NB_GR_TD_FI+DUREE_TP*INDIRECT(ADDRESS(5+3*[.$A39];3+COLUMN();1;;[.$C39]))*NB_GR_TP_FI" office:value-type="float" office:value="0" calcext:value-type="float">
            <text:p>0</text:p>
          </table:table-cell>
          <table:table-cell table:style-name="ce187" table:formula="of:=DUREE_CM*INDIRECT(ADDRESS(3+3*[.$A39];3+COLUMN();1;;[.$C39]))+DUREE_TD*INDIRECT(ADDRESS(4+3*[.$A39];3+COLUMN();1;;[.$C39]))*NB_GR_TD_FI+DUREE_TP*INDIRECT(ADDRESS(5+3*[.$A39];3+COLUMN();1;;[.$C39]))*NB_GR_TP_FI" office:value-type="float" office:value="0" calcext:value-type="float">
            <text:p>0</text:p>
          </table:table-cell>
          <table:table-cell table:style-name="ce187" table:formula="of:=DUREE_CM*INDIRECT(ADDRESS(3+3*[.$A39];3+COLUMN();1;;[.$C39]))+DUREE_TD*INDIRECT(ADDRESS(4+3*[.$A39];3+COLUMN();1;;[.$C39]))*NB_GR_TD_FI+DUREE_TP*INDIRECT(ADDRESS(5+3*[.$A39];3+COLUMN();1;;[.$C39]))*NB_GR_TP_FI" office:value-type="float" office:value="16.5" calcext:value-type="float">
            <text:p>16,5</text:p>
          </table:table-cell>
          <table:table-cell table:style-name="ce187" table:formula="of:=DUREE_CM*INDIRECT(ADDRESS(3+3*[.$A39];3+COLUMN();1;;[.$C39]))+DUREE_TD*INDIRECT(ADDRESS(4+3*[.$A39];3+COLUMN();1;;[.$C39]))*NB_GR_TD_FI+DUREE_TP*INDIRECT(ADDRESS(5+3*[.$A39];3+COLUMN();1;;[.$C39]))*NB_GR_TP_FI" office:value-type="float" office:value="15" calcext:value-type="float">
            <text:p>15</text:p>
          </table:table-cell>
          <table:table-cell table:style-name="ce187" table:formula="of:=DUREE_CM*INDIRECT(ADDRESS(3+3*[.$A39];3+COLUMN();1;;[.$C39]))+DUREE_TD*INDIRECT(ADDRESS(4+3*[.$A39];3+COLUMN();1;;[.$C39]))*NB_GR_TD_FI+DUREE_TP*INDIRECT(ADDRESS(5+3*[.$A39];3+COLUMN();1;;[.$C39]))*NB_GR_TP_FI" office:value-type="float" office:value="19.5" calcext:value-type="float">
            <text:p>19,5</text:p>
          </table:table-cell>
          <table:table-cell table:style-name="ce187" table:formula="of:=DUREE_CM*INDIRECT(ADDRESS(3+3*[.$A39];3+COLUMN();1;;[.$C39]))+DUREE_TD*INDIRECT(ADDRESS(4+3*[.$A39];3+COLUMN();1;;[.$C39]))*NB_GR_TD_FI+DUREE_TP*INDIRECT(ADDRESS(5+3*[.$A39];3+COLUMN();1;;[.$C39]))*NB_GR_TP_FI" office:value-type="float" office:value="15" calcext:value-type="float">
            <text:p>15</text:p>
          </table:table-cell>
          <table:table-cell table:style-name="ce187" table:formula="of:=DUREE_CM*INDIRECT(ADDRESS(3+3*[.$A39];3+COLUMN();1;;[.$C39]))+DUREE_TD*INDIRECT(ADDRESS(4+3*[.$A39];3+COLUMN();1;;[.$C39]))*NB_GR_TD_FI+DUREE_TP*INDIRECT(ADDRESS(5+3*[.$A39];3+COLUMN();1;;[.$C39]))*NB_GR_TP_FI" office:value-type="float" office:value="0" calcext:value-type="float">
            <text:p>0</text:p>
          </table:table-cell>
          <table:table-cell table:style-name="ce187" table:formula="of:=DUREE_CM*INDIRECT(ADDRESS(3+3*[.$A39];3+COLUMN();1;;[.$C39]))+DUREE_TD*INDIRECT(ADDRESS(4+3*[.$A39];3+COLUMN();1;;[.$C39]))*NB_GR_TD_FI+DUREE_TP*INDIRECT(ADDRESS(5+3*[.$A39];3+COLUMN();1;;[.$C39]))*NB_GR_TP_FI" office:value-type="float" office:value="0" calcext:value-type="float">
            <text:p>0</text:p>
          </table:table-cell>
          <table:table-cell table:style-name="ce187"/>
          <table:table-cell table:style-name="ce184" table:formula="of:=SUM([.D39:.T39])" office:value-type="float" office:value="66" calcext:value-type="float">
            <text:p>66</text:p>
          </table:table-cell>
          <table:table-cell table:style-name="ce187"/>
          <table:table-cell table:style-name="ce155" table:number-columns-repeated="1001"/>
        </table:table-row>
        <table:table-row table:style-name="ro9">
          <table:table-cell table:style-name="ce187" table:formula="of:=INT(ROW()/2)-12" office:value-type="float" office:value="8" calcext:value-type="float">
            <text:p>8</text:p>
          </table:table-cell>
          <table:table-cell table:style-name="ce124"/>
          <table:table-cell table:style-name="ce124" office:value-type="string" calcext:value-type="string">
            <text:p>FA</text:p>
          </table:table-cell>
          <table:table-cell table:style-name="ce72" table:formula="of:=DUREE_CM*INDIRECT(ADDRESS(3+3*[.$A40];3+COLUMN();1;;[.$C40]))+DUREE_TD*INDIRECT(ADDRESS(4+3*[.$A40];3+COLUMN();1;;[.$C40]))*NB_GR_TD_FA+DUREE_TP*INDIRECT(ADDRESS(5+3*[.$A40];3+COLUMN();1;;[.$C40]))*NB_GR_TP_FA" office:value-type="float" office:value="0" calcext:value-type="float">
            <text:p>0</text:p>
          </table:table-cell>
          <table:table-cell table:style-name="ce72" table:formula="of:=DUREE_CM*INDIRECT(ADDRESS(3+3*[.$A40];3+COLUMN();1;;[.$C40]))+DUREE_TD*INDIRECT(ADDRESS(4+3*[.$A40];3+COLUMN();1;;[.$C40]))*NB_GR_TD_FA+DUREE_TP*INDIRECT(ADDRESS(5+3*[.$A40];3+COLUMN();1;;[.$C40]))*NB_GR_TP_FA" office:value-type="float" office:value="0" calcext:value-type="float">
            <text:p>0</text:p>
          </table:table-cell>
          <table:table-cell table:style-name="ce72" table:formula="of:=DUREE_CM*INDIRECT(ADDRESS(3+3*[.$A40];3+COLUMN();1;;[.$C40]))+DUREE_TD*INDIRECT(ADDRESS(4+3*[.$A40];3+COLUMN();1;;[.$C40]))*NB_GR_TD_FA+DUREE_TP*INDIRECT(ADDRESS(5+3*[.$A40];3+COLUMN();1;;[.$C40]))*NB_GR_TP_FA" office:value-type="float" office:value="0" calcext:value-type="float">
            <text:p>0</text:p>
          </table:table-cell>
          <table:table-cell table:style-name="ce72" table:formula="of:=DUREE_CM*INDIRECT(ADDRESS(3+3*[.$A40];3+COLUMN();1;;[.$C40]))+DUREE_TD*INDIRECT(ADDRESS(4+3*[.$A40];3+COLUMN();1;;[.$C40]))*NB_GR_TD_FA+DUREE_TP*INDIRECT(ADDRESS(5+3*[.$A40];3+COLUMN();1;;[.$C40]))*NB_GR_TP_FA" office:value-type="float" office:value="0" calcext:value-type="float">
            <text:p>0</text:p>
          </table:table-cell>
          <table:table-cell table:style-name="ce72" table:formula="of:=DUREE_CM*INDIRECT(ADDRESS(3+3*[.$A40];3+COLUMN();1;;[.$C40]))+DUREE_TD*INDIRECT(ADDRESS(4+3*[.$A40];3+COLUMN();1;;[.$C40]))*NB_GR_TD_FA+DUREE_TP*INDIRECT(ADDRESS(5+3*[.$A40];3+COLUMN();1;;[.$C40]))*NB_GR_TP_FA" office:value-type="float" office:value="0" calcext:value-type="float">
            <text:p>0</text:p>
          </table:table-cell>
          <table:table-cell table:style-name="ce72" table:formula="of:=DUREE_CM*INDIRECT(ADDRESS(3+3*[.$A40];3+COLUMN();1;;[.$C40]))+DUREE_TD*INDIRECT(ADDRESS(4+3*[.$A40];3+COLUMN();1;;[.$C40]))*NB_GR_TD_FA+DUREE_TP*INDIRECT(ADDRESS(5+3*[.$A40];3+COLUMN();1;;[.$C40]))*NB_GR_TP_FA" office:value-type="float" office:value="0" calcext:value-type="float">
            <text:p>0</text:p>
          </table:table-cell>
          <table:table-cell table:style-name="ce72" table:formula="of:=DUREE_CM*INDIRECT(ADDRESS(3+3*[.$A40];3+COLUMN();1;;[.$C40]))+DUREE_TD*INDIRECT(ADDRESS(4+3*[.$A40];3+COLUMN();1;;[.$C40]))*NB_GR_TD_FA+DUREE_TP*INDIRECT(ADDRESS(5+3*[.$A40];3+COLUMN();1;;[.$C40]))*NB_GR_TP_FA" office:value-type="float" office:value="1.5" calcext:value-type="float">
            <text:p>1,5</text:p>
          </table:table-cell>
          <table:table-cell table:style-name="ce72" table:formula="of:=DUREE_CM*INDIRECT(ADDRESS(3+3*[.$A40];3+COLUMN();1;;[.$C40]))+DUREE_TD*INDIRECT(ADDRESS(4+3*[.$A40];3+COLUMN();1;;[.$C40]))*NB_GR_TD_FA+DUREE_TP*INDIRECT(ADDRESS(5+3*[.$A40];3+COLUMN();1;;[.$C40]))*NB_GR_TP_FA" office:value-type="float" office:value="3" calcext:value-type="float">
            <text:p>3</text:p>
          </table:table-cell>
          <table:table-cell table:style-name="ce72" table:formula="of:=DUREE_CM*INDIRECT(ADDRESS(3+3*[.$A40];3+COLUMN();1;;[.$C40]))+DUREE_TD*INDIRECT(ADDRESS(4+3*[.$A40];3+COLUMN();1;;[.$C40]))*NB_GR_TD_FA+DUREE_TP*INDIRECT(ADDRESS(5+3*[.$A40];3+COLUMN();1;;[.$C40]))*NB_GR_TP_FA" office:value-type="float" office:value="0" calcext:value-type="float">
            <text:p>0</text:p>
          </table:table-cell>
          <table:table-cell table:style-name="ce72" table:formula="of:=DUREE_CM*INDIRECT(ADDRESS(3+3*[.$A40];3+COLUMN();1;;[.$C40]))+DUREE_TD*INDIRECT(ADDRESS(4+3*[.$A40];3+COLUMN();1;;[.$C40]))*NB_GR_TD_FA+DUREE_TP*INDIRECT(ADDRESS(5+3*[.$A40];3+COLUMN();1;;[.$C40]))*NB_GR_TP_FA" office:value-type="float" office:value="4.5" calcext:value-type="float">
            <text:p>4,5</text:p>
          </table:table-cell>
          <table:table-cell table:style-name="ce72" table:formula="of:=DUREE_CM*INDIRECT(ADDRESS(3+3*[.$A40];3+COLUMN();1;;[.$C40]))+DUREE_TD*INDIRECT(ADDRESS(4+3*[.$A40];3+COLUMN();1;;[.$C40]))*NB_GR_TD_FA+DUREE_TP*INDIRECT(ADDRESS(5+3*[.$A40];3+COLUMN();1;;[.$C40]))*NB_GR_TP_FA" office:value-type="float" office:value="3" calcext:value-type="float">
            <text:p>3</text:p>
          </table:table-cell>
          <table:table-cell table:style-name="ce72" table:formula="of:=DUREE_CM*INDIRECT(ADDRESS(3+3*[.$A40];3+COLUMN();1;;[.$C40]))+DUREE_TD*INDIRECT(ADDRESS(4+3*[.$A40];3+COLUMN();1;;[.$C40]))*NB_GR_TD_FA+DUREE_TP*INDIRECT(ADDRESS(5+3*[.$A40];3+COLUMN();1;;[.$C40]))*NB_GR_TP_FA" office:value-type="float" office:value="0" calcext:value-type="float">
            <text:p>0</text:p>
          </table:table-cell>
          <table:table-cell table:style-name="ce72" table:formula="of:=DUREE_CM*INDIRECT(ADDRESS(3+3*[.$A40];3+COLUMN();1;;[.$C40]))+DUREE_TD*INDIRECT(ADDRESS(4+3*[.$A40];3+COLUMN();1;;[.$C40]))*NB_GR_TD_FA+DUREE_TP*INDIRECT(ADDRESS(5+3*[.$A40];3+COLUMN();1;;[.$C40]))*NB_GR_TP_FA" office:value-type="float" office:value="0" calcext:value-type="float">
            <text:p>0</text:p>
          </table:table-cell>
          <table:table-cell table:style-name="ce72" table:formula="of:=DUREE_CM*INDIRECT(ADDRESS(3+3*[.$A40];3+COLUMN();1;;[.$C40]))+DUREE_TD*INDIRECT(ADDRESS(4+3*[.$A40];3+COLUMN();1;;[.$C40]))*NB_GR_TD_FA+DUREE_TP*INDIRECT(ADDRESS(5+3*[.$A40];3+COLUMN();1;;[.$C40]))*NB_GR_TP_FA" office:value-type="float" office:value="1.5" calcext:value-type="float">
            <text:p>1,5</text:p>
          </table:table-cell>
          <table:table-cell table:style-name="ce72" table:formula="of:=DUREE_CM*INDIRECT(ADDRESS(3+3*[.$A40];3+COLUMN();1;;[.$C40]))+DUREE_TD*INDIRECT(ADDRESS(4+3*[.$A40];3+COLUMN();1;;[.$C40]))*NB_GR_TD_FA+DUREE_TP*INDIRECT(ADDRESS(5+3*[.$A40];3+COLUMN();1;;[.$C40]))*NB_GR_TP_FA" office:value-type="float" office:value="3" calcext:value-type="float">
            <text:p>3</text:p>
          </table:table-cell>
          <table:table-cell table:style-name="ce72" table:formula="of:=DUREE_CM*INDIRECT(ADDRESS(3+3*[.$A40];3+COLUMN();1;;[.$C40]))+DUREE_TD*INDIRECT(ADDRESS(4+3*[.$A40];3+COLUMN();1;;[.$C40]))*NB_GR_TD_FA+DUREE_TP*INDIRECT(ADDRESS(5+3*[.$A40];3+COLUMN();1;;[.$C40]))*NB_GR_TP_FA" office:value-type="float" office:value="0" calcext:value-type="float">
            <text:p>0</text:p>
          </table:table-cell>
          <table:table-cell table:style-name="ce72" table:formula="of:=DUREE_CM*INDIRECT(ADDRESS(3+3*[.$A40];3+COLUMN();1;;[.$C40]))+DUREE_TD*INDIRECT(ADDRESS(4+3*[.$A40];3+COLUMN();1;;[.$C40]))*NB_GR_TD_FA+DUREE_TP*INDIRECT(ADDRESS(5+3*[.$A40];3+COLUMN();1;;[.$C40]))*NB_GR_TP_FA" office:value-type="float" office:value="0" calcext:value-type="float">
            <text:p>0</text:p>
          </table:table-cell>
          <table:table-cell table:style-name="ce72"/>
          <table:table-cell table:style-name="ce80"/>
          <table:table-cell table:style-name="ce80" table:formula="of:=SUM([.D40:.T40])" office:value-type="float" office:value="16.5" calcext:value-type="float">
            <text:p>16,5</text:p>
          </table:table-cell>
          <table:table-cell table:style-name="ce253" table:number-columns-repeated="1001"/>
        </table:table-row>
        <table:table-row table:style-name="ro9">
          <table:table-cell table:style-name="ce187" table:formula="of:=INT(ROW()/2)-12" office:value-type="float" office:value="8" calcext:value-type="float">
            <text:p>8</text:p>
          </table:table-cell>
          <table:table-cell table:style-name="ce123" table:formula="of:=INDIRECT(ADDRESS(INT(ROW()/2)-9;2;1;))" office:value-type="string" office:string-value="M2109" calcext:value-type="string">
            <text:p>M2109</text:p>
          </table:table-cell>
          <table:table-cell table:style-name="ce126" office:value-type="string" calcext:value-type="string">
            <text:p>FI</text:p>
          </table:table-cell>
          <table:table-cell table:style-name="ce187" table:formula="of:=DUREE_CM*INDIRECT(ADDRESS(3+3*[.$A41];3+COLUMN();1;;[.$C41]))+DUREE_TD*INDIRECT(ADDRESS(4+3*[.$A41];3+COLUMN();1;;[.$C41]))*NB_GR_TD_FI+DUREE_TP*INDIRECT(ADDRESS(5+3*[.$A41];3+COLUMN();1;;[.$C41]))*NB_GR_TP_FI" office:value-type="float" office:value="0" calcext:value-type="float">
            <text:p>0</text:p>
          </table:table-cell>
          <table:table-cell table:style-name="ce187" table:formula="of:=DUREE_CM*INDIRECT(ADDRESS(3+3*[.$A41];3+COLUMN();1;;[.$C41]))+DUREE_TD*INDIRECT(ADDRESS(4+3*[.$A41];3+COLUMN();1;;[.$C41]))*NB_GR_TD_FI+DUREE_TP*INDIRECT(ADDRESS(5+3*[.$A41];3+COLUMN();1;;[.$C41]))*NB_GR_TP_FI" office:value-type="float" office:value="0" calcext:value-type="float">
            <text:p>0</text:p>
          </table:table-cell>
          <table:table-cell table:style-name="ce187" table:formula="of:=DUREE_CM*INDIRECT(ADDRESS(3+3*[.$A41];3+COLUMN();1;;[.$C41]))+DUREE_TD*INDIRECT(ADDRESS(4+3*[.$A41];3+COLUMN();1;;[.$C41]))*NB_GR_TD_FI+DUREE_TP*INDIRECT(ADDRESS(5+3*[.$A41];3+COLUMN();1;;[.$C41]))*NB_GR_TP_FI" office:value-type="float" office:value="0" calcext:value-type="float">
            <text:p>0</text:p>
          </table:table-cell>
          <table:table-cell table:style-name="ce187" table:formula="of:=DUREE_CM*INDIRECT(ADDRESS(3+3*[.$A41];3+COLUMN();1;;[.$C41]))+DUREE_TD*INDIRECT(ADDRESS(4+3*[.$A41];3+COLUMN();1;;[.$C41]))*NB_GR_TD_FI+DUREE_TP*INDIRECT(ADDRESS(5+3*[.$A41];3+COLUMN();1;;[.$C41]))*NB_GR_TP_FI" office:value-type="float" office:value="0" calcext:value-type="float">
            <text:p>0</text:p>
          </table:table-cell>
          <table:table-cell table:style-name="ce187" table:formula="of:=DUREE_CM*INDIRECT(ADDRESS(3+3*[.$A41];3+COLUMN();1;;[.$C41]))+DUREE_TD*INDIRECT(ADDRESS(4+3*[.$A41];3+COLUMN();1;;[.$C41]))*NB_GR_TD_FI+DUREE_TP*INDIRECT(ADDRESS(5+3*[.$A41];3+COLUMN();1;;[.$C41]))*NB_GR_TP_FI" office:value-type="float" office:value="15" calcext:value-type="float">
            <text:p>15</text:p>
          </table:table-cell>
          <table:table-cell table:style-name="ce187" table:formula="of:=DUREE_CM*INDIRECT(ADDRESS(3+3*[.$A41];3+COLUMN();1;;[.$C41]))+DUREE_TD*INDIRECT(ADDRESS(4+3*[.$A41];3+COLUMN();1;;[.$C41]))*NB_GR_TD_FI+DUREE_TP*INDIRECT(ADDRESS(5+3*[.$A41];3+COLUMN();1;;[.$C41]))*NB_GR_TP_FI" office:value-type="float" office:value="12" calcext:value-type="float">
            <text:p>12</text:p>
          </table:table-cell>
          <table:table-cell table:style-name="ce187" table:formula="of:=DUREE_CM*INDIRECT(ADDRESS(3+3*[.$A41];3+COLUMN();1;;[.$C41]))+DUREE_TD*INDIRECT(ADDRESS(4+3*[.$A41];3+COLUMN();1;;[.$C41]))*NB_GR_TD_FI+DUREE_TP*INDIRECT(ADDRESS(5+3*[.$A41];3+COLUMN();1;;[.$C41]))*NB_GR_TP_FI" office:value-type="float" office:value="3" calcext:value-type="float">
            <text:p>3</text:p>
          </table:table-cell>
          <table:table-cell table:style-name="ce187" table:formula="of:=DUREE_CM*INDIRECT(ADDRESS(3+3*[.$A41];3+COLUMN();1;;[.$C41]))+DUREE_TD*INDIRECT(ADDRESS(4+3*[.$A41];3+COLUMN();1;;[.$C41]))*NB_GR_TD_FI+DUREE_TP*INDIRECT(ADDRESS(5+3*[.$A41];3+COLUMN();1;;[.$C41]))*NB_GR_TP_FI" office:value-type="float" office:value="12" calcext:value-type="float">
            <text:p>12</text:p>
          </table:table-cell>
          <table:table-cell table:style-name="ce187" table:formula="of:=DUREE_CM*INDIRECT(ADDRESS(3+3*[.$A41];3+COLUMN();1;;[.$C41]))+DUREE_TD*INDIRECT(ADDRESS(4+3*[.$A41];3+COLUMN();1;;[.$C41]))*NB_GR_TD_FI+DUREE_TP*INDIRECT(ADDRESS(5+3*[.$A41];3+COLUMN();1;;[.$C41]))*NB_GR_TP_FI" office:value-type="float" office:value="3" calcext:value-type="float">
            <text:p>3</text:p>
          </table:table-cell>
          <table:table-cell table:style-name="ce187" table:formula="of:=DUREE_CM*INDIRECT(ADDRESS(3+3*[.$A41];3+COLUMN();1;;[.$C41]))+DUREE_TD*INDIRECT(ADDRESS(4+3*[.$A41];3+COLUMN();1;;[.$C41]))*NB_GR_TD_FI+DUREE_TP*INDIRECT(ADDRESS(5+3*[.$A41];3+COLUMN();1;;[.$C41]))*NB_GR_TP_FI" office:value-type="float" office:value="12" calcext:value-type="float">
            <text:p>12</text:p>
          </table:table-cell>
          <table:table-cell table:style-name="ce187" table:formula="of:=DUREE_CM*INDIRECT(ADDRESS(3+3*[.$A41];3+COLUMN();1;;[.$C41]))+DUREE_TD*INDIRECT(ADDRESS(4+3*[.$A41];3+COLUMN();1;;[.$C41]))*NB_GR_TD_FI+DUREE_TP*INDIRECT(ADDRESS(5+3*[.$A41];3+COLUMN();1;;[.$C41]))*NB_GR_TP_FI" office:value-type="float" office:value="3" calcext:value-type="float">
            <text:p>3</text:p>
          </table:table-cell>
          <table:table-cell table:style-name="ce187" table:formula="of:=DUREE_CM*INDIRECT(ADDRESS(3+3*[.$A41];3+COLUMN();1;;[.$C41]))+DUREE_TD*INDIRECT(ADDRESS(4+3*[.$A41];3+COLUMN();1;;[.$C41]))*NB_GR_TD_FI+DUREE_TP*INDIRECT(ADDRESS(5+3*[.$A41];3+COLUMN();1;;[.$C41]))*NB_GR_TP_FI" office:value-type="float" office:value="12" calcext:value-type="float">
            <text:p>12</text:p>
          </table:table-cell>
          <table:table-cell table:style-name="ce187" table:formula="of:=DUREE_CM*INDIRECT(ADDRESS(3+3*[.$A41];3+COLUMN();1;;[.$C41]))+DUREE_TD*INDIRECT(ADDRESS(4+3*[.$A41];3+COLUMN();1;;[.$C41]))*NB_GR_TD_FI+DUREE_TP*INDIRECT(ADDRESS(5+3*[.$A41];3+COLUMN();1;;[.$C41]))*NB_GR_TP_FI" office:value-type="float" office:value="3" calcext:value-type="float">
            <text:p>3</text:p>
          </table:table-cell>
          <table:table-cell table:style-name="ce187" table:formula="of:=DUREE_CM*INDIRECT(ADDRESS(3+3*[.$A41];3+COLUMN();1;;[.$C41]))+DUREE_TD*INDIRECT(ADDRESS(4+3*[.$A41];3+COLUMN();1;;[.$C41]))*NB_GR_TD_FI+DUREE_TP*INDIRECT(ADDRESS(5+3*[.$A41];3+COLUMN();1;;[.$C41]))*NB_GR_TP_FI" office:value-type="float" office:value="12" calcext:value-type="float">
            <text:p>12</text:p>
          </table:table-cell>
          <table:table-cell table:style-name="ce187" table:formula="of:=DUREE_CM*INDIRECT(ADDRESS(3+3*[.$A41];3+COLUMN();1;;[.$C41]))+DUREE_TD*INDIRECT(ADDRESS(4+3*[.$A41];3+COLUMN();1;;[.$C41]))*NB_GR_TD_FI+DUREE_TP*INDIRECT(ADDRESS(5+3*[.$A41];3+COLUMN();1;;[.$C41]))*NB_GR_TP_FI" office:value-type="float" office:value="3" calcext:value-type="float">
            <text:p>3</text:p>
          </table:table-cell>
          <table:table-cell table:style-name="ce187" table:formula="of:=DUREE_CM*INDIRECT(ADDRESS(3+3*[.$A41];3+COLUMN();1;;[.$C41]))+DUREE_TD*INDIRECT(ADDRESS(4+3*[.$A41];3+COLUMN();1;;[.$C41]))*NB_GR_TD_FI+DUREE_TP*INDIRECT(ADDRESS(5+3*[.$A41];3+COLUMN();1;;[.$C41]))*NB_GR_TP_FI" office:value-type="float" office:value="0" calcext:value-type="float">
            <text:p>0</text:p>
          </table:table-cell>
          <table:table-cell table:style-name="ce187" table:formula="of:=DUREE_CM*INDIRECT(ADDRESS(3+3*[.$A41];3+COLUMN();1;;[.$C41]))+DUREE_TD*INDIRECT(ADDRESS(4+3*[.$A41];3+COLUMN();1;;[.$C41]))*NB_GR_TD_FI+DUREE_TP*INDIRECT(ADDRESS(5+3*[.$A41];3+COLUMN();1;;[.$C41]))*NB_GR_TP_FI" office:value-type="float" office:value="0" calcext:value-type="float">
            <text:p>0</text:p>
          </table:table-cell>
          <table:table-cell table:style-name="ce187"/>
          <table:table-cell table:style-name="ce184" table:formula="of:=SUM([.D41:.T41])" office:value-type="float" office:value="90" calcext:value-type="float">
            <text:p>90</text:p>
          </table:table-cell>
          <table:table-cell table:style-name="ce187"/>
          <table:table-cell table:style-name="ce155" table:number-columns-repeated="1001"/>
        </table:table-row>
        <table:table-row table:style-name="ro9">
          <table:table-cell table:style-name="ce187" table:formula="of:=INT(ROW()/2)-12" office:value-type="float" office:value="9" calcext:value-type="float">
            <text:p>9</text:p>
          </table:table-cell>
          <table:table-cell table:style-name="ce124"/>
          <table:table-cell table:style-name="ce124" office:value-type="string" calcext:value-type="string">
            <text:p>FA</text:p>
          </table:table-cell>
          <table:table-cell table:style-name="ce72" table:formula="of:=DUREE_CM*INDIRECT(ADDRESS(3+3*[.$A42];3+COLUMN();1;;[.$C42]))+DUREE_TD*INDIRECT(ADDRESS(4+3*[.$A42];3+COLUMN();1;;[.$C42]))*NB_GR_TD_FA+DUREE_TP*INDIRECT(ADDRESS(5+3*[.$A42];3+COLUMN();1;;[.$C42]))*NB_GR_TP_FA" office:value-type="float" office:value="3" calcext:value-type="float">
            <text:p>3</text:p>
          </table:table-cell>
          <table:table-cell table:style-name="ce72" table:formula="of:=DUREE_CM*INDIRECT(ADDRESS(3+3*[.$A42];3+COLUMN();1;;[.$C42]))+DUREE_TD*INDIRECT(ADDRESS(4+3*[.$A42];3+COLUMN();1;;[.$C42]))*NB_GR_TD_FA+DUREE_TP*INDIRECT(ADDRESS(5+3*[.$A42];3+COLUMN();1;;[.$C42]))*NB_GR_TP_FA" office:value-type="float" office:value="1.5" calcext:value-type="float">
            <text:p>1,5</text:p>
          </table:table-cell>
          <table:table-cell table:style-name="ce72" table:formula="of:=DUREE_CM*INDIRECT(ADDRESS(3+3*[.$A42];3+COLUMN();1;;[.$C42]))+DUREE_TD*INDIRECT(ADDRESS(4+3*[.$A42];3+COLUMN();1;;[.$C42]))*NB_GR_TD_FA+DUREE_TP*INDIRECT(ADDRESS(5+3*[.$A42];3+COLUMN();1;;[.$C42]))*NB_GR_TP_FA" office:value-type="float" office:value="3" calcext:value-type="float">
            <text:p>3</text:p>
          </table:table-cell>
          <table:table-cell table:style-name="ce72" table:formula="of:=DUREE_CM*INDIRECT(ADDRESS(3+3*[.$A42];3+COLUMN();1;;[.$C42]))+DUREE_TD*INDIRECT(ADDRESS(4+3*[.$A42];3+COLUMN();1;;[.$C42]))*NB_GR_TD_FA+DUREE_TP*INDIRECT(ADDRESS(5+3*[.$A42];3+COLUMN();1;;[.$C42]))*NB_GR_TP_FA" office:value-type="float" office:value="0" calcext:value-type="float">
            <text:p>0</text:p>
          </table:table-cell>
          <table:table-cell table:style-name="ce72" table:formula="of:=DUREE_CM*INDIRECT(ADDRESS(3+3*[.$A42];3+COLUMN();1;;[.$C42]))+DUREE_TD*INDIRECT(ADDRESS(4+3*[.$A42];3+COLUMN();1;;[.$C42]))*NB_GR_TD_FA+DUREE_TP*INDIRECT(ADDRESS(5+3*[.$A42];3+COLUMN();1;;[.$C42]))*NB_GR_TP_FA" office:value-type="float" office:value="0" calcext:value-type="float">
            <text:p>0</text:p>
          </table:table-cell>
          <table:table-cell table:style-name="ce72" table:formula="of:=DUREE_CM*INDIRECT(ADDRESS(3+3*[.$A42];3+COLUMN();1;;[.$C42]))+DUREE_TD*INDIRECT(ADDRESS(4+3*[.$A42];3+COLUMN();1;;[.$C42]))*NB_GR_TD_FA+DUREE_TP*INDIRECT(ADDRESS(5+3*[.$A42];3+COLUMN();1;;[.$C42]))*NB_GR_TP_FA" office:value-type="float" office:value="0" calcext:value-type="float">
            <text:p>0</text:p>
          </table:table-cell>
          <table:table-cell table:style-name="ce72" table:formula="of:=DUREE_CM*INDIRECT(ADDRESS(3+3*[.$A42];3+COLUMN();1;;[.$C42]))+DUREE_TD*INDIRECT(ADDRESS(4+3*[.$A42];3+COLUMN();1;;[.$C42]))*NB_GR_TD_FA+DUREE_TP*INDIRECT(ADDRESS(5+3*[.$A42];3+COLUMN();1;;[.$C42]))*NB_GR_TP_FA" office:value-type="float" office:value="1.5" calcext:value-type="float">
            <text:p>1,5</text:p>
          </table:table-cell>
          <table:table-cell table:style-name="ce72" table:formula="of:=DUREE_CM*INDIRECT(ADDRESS(3+3*[.$A42];3+COLUMN();1;;[.$C42]))+DUREE_TD*INDIRECT(ADDRESS(4+3*[.$A42];3+COLUMN();1;;[.$C42]))*NB_GR_TD_FA+DUREE_TP*INDIRECT(ADDRESS(5+3*[.$A42];3+COLUMN();1;;[.$C42]))*NB_GR_TP_FA" office:value-type="float" office:value="1.5" calcext:value-type="float">
            <text:p>1,5</text:p>
          </table:table-cell>
          <table:table-cell table:style-name="ce72" table:formula="of:=DUREE_CM*INDIRECT(ADDRESS(3+3*[.$A42];3+COLUMN();1;;[.$C42]))+DUREE_TD*INDIRECT(ADDRESS(4+3*[.$A42];3+COLUMN();1;;[.$C42]))*NB_GR_TD_FA+DUREE_TP*INDIRECT(ADDRESS(5+3*[.$A42];3+COLUMN();1;;[.$C42]))*NB_GR_TP_FA" office:value-type="float" office:value="0" calcext:value-type="float">
            <text:p>0</text:p>
          </table:table-cell>
          <table:table-cell table:style-name="ce72" table:formula="of:=DUREE_CM*INDIRECT(ADDRESS(3+3*[.$A42];3+COLUMN();1;;[.$C42]))+DUREE_TD*INDIRECT(ADDRESS(4+3*[.$A42];3+COLUMN();1;;[.$C42]))*NB_GR_TD_FA+DUREE_TP*INDIRECT(ADDRESS(5+3*[.$A42];3+COLUMN();1;;[.$C42]))*NB_GR_TP_FA" office:value-type="float" office:value="3" calcext:value-type="float">
            <text:p>3</text:p>
          </table:table-cell>
          <table:table-cell table:style-name="ce72" table:formula="of:=DUREE_CM*INDIRECT(ADDRESS(3+3*[.$A42];3+COLUMN();1;;[.$C42]))+DUREE_TD*INDIRECT(ADDRESS(4+3*[.$A42];3+COLUMN();1;;[.$C42]))*NB_GR_TD_FA+DUREE_TP*INDIRECT(ADDRESS(5+3*[.$A42];3+COLUMN();1;;[.$C42]))*NB_GR_TP_FA" office:value-type="float" office:value="1.5" calcext:value-type="float">
            <text:p>1,5</text:p>
          </table:table-cell>
          <table:table-cell table:style-name="ce72" table:formula="of:=DUREE_CM*INDIRECT(ADDRESS(3+3*[.$A42];3+COLUMN();1;;[.$C42]))+DUREE_TD*INDIRECT(ADDRESS(4+3*[.$A42];3+COLUMN();1;;[.$C42]))*NB_GR_TD_FA+DUREE_TP*INDIRECT(ADDRESS(5+3*[.$A42];3+COLUMN();1;;[.$C42]))*NB_GR_TP_FA" office:value-type="float" office:value="0" calcext:value-type="float">
            <text:p>0</text:p>
          </table:table-cell>
          <table:table-cell table:style-name="ce72" table:formula="of:=DUREE_CM*INDIRECT(ADDRESS(3+3*[.$A42];3+COLUMN();1;;[.$C42]))+DUREE_TD*INDIRECT(ADDRESS(4+3*[.$A42];3+COLUMN();1;;[.$C42]))*NB_GR_TD_FA+DUREE_TP*INDIRECT(ADDRESS(5+3*[.$A42];3+COLUMN();1;;[.$C42]))*NB_GR_TP_FA" office:value-type="float" office:value="0" calcext:value-type="float">
            <text:p>0</text:p>
          </table:table-cell>
          <table:table-cell table:style-name="ce72" table:formula="of:=DUREE_CM*INDIRECT(ADDRESS(3+3*[.$A42];3+COLUMN();1;;[.$C42]))+DUREE_TD*INDIRECT(ADDRESS(4+3*[.$A42];3+COLUMN();1;;[.$C42]))*NB_GR_TD_FA+DUREE_TP*INDIRECT(ADDRESS(5+3*[.$A42];3+COLUMN();1;;[.$C42]))*NB_GR_TP_FA" office:value-type="float" office:value="1.5" calcext:value-type="float">
            <text:p>1,5</text:p>
          </table:table-cell>
          <table:table-cell table:style-name="ce72" table:formula="of:=DUREE_CM*INDIRECT(ADDRESS(3+3*[.$A42];3+COLUMN();1;;[.$C42]))+DUREE_TD*INDIRECT(ADDRESS(4+3*[.$A42];3+COLUMN();1;;[.$C42]))*NB_GR_TD_FA+DUREE_TP*INDIRECT(ADDRESS(5+3*[.$A42];3+COLUMN();1;;[.$C42]))*NB_GR_TP_FA" office:value-type="float" office:value="1.5" calcext:value-type="float">
            <text:p>1,5</text:p>
          </table:table-cell>
          <table:table-cell table:style-name="ce72" table:formula="of:=DUREE_CM*INDIRECT(ADDRESS(3+3*[.$A42];3+COLUMN();1;;[.$C42]))+DUREE_TD*INDIRECT(ADDRESS(4+3*[.$A42];3+COLUMN();1;;[.$C42]))*NB_GR_TD_FA+DUREE_TP*INDIRECT(ADDRESS(5+3*[.$A42];3+COLUMN();1;;[.$C42]))*NB_GR_TP_FA" office:value-type="float" office:value="0" calcext:value-type="float">
            <text:p>0</text:p>
          </table:table-cell>
          <table:table-cell table:style-name="ce72" table:formula="of:=DUREE_CM*INDIRECT(ADDRESS(3+3*[.$A42];3+COLUMN();1;;[.$C42]))+DUREE_TD*INDIRECT(ADDRESS(4+3*[.$A42];3+COLUMN();1;;[.$C42]))*NB_GR_TD_FA+DUREE_TP*INDIRECT(ADDRESS(5+3*[.$A42];3+COLUMN();1;;[.$C42]))*NB_GR_TP_FA" office:value-type="float" office:value="0" calcext:value-type="float">
            <text:p>0</text:p>
          </table:table-cell>
          <table:table-cell table:style-name="ce72"/>
          <table:table-cell table:style-name="ce80"/>
          <table:table-cell table:style-name="ce80" table:formula="of:=SUM([.D42:.T42])" office:value-type="float" office:value="18" calcext:value-type="float">
            <text:p>18</text:p>
          </table:table-cell>
          <table:table-cell table:style-name="ce253" table:number-columns-repeated="1001"/>
        </table:table-row>
        <table:table-row table:style-name="ro9">
          <table:table-cell table:style-name="ce187" table:formula="of:=INT(ROW()/2)-12" office:value-type="float" office:value="9" calcext:value-type="float">
            <text:p>9</text:p>
          </table:table-cell>
          <table:table-cell table:style-name="ce123" table:formula="of:=INDIRECT(ADDRESS(INT(ROW()/2)-9;2;1;))" office:value-type="string" office:string-value="M2201" calcext:value-type="string">
            <text:p>M2201</text:p>
          </table:table-cell>
          <table:table-cell table:style-name="ce126" office:value-type="string" calcext:value-type="string">
            <text:p>FI</text:p>
          </table:table-cell>
          <table:table-cell table:style-name="ce187" table:formula="of:=DUREE_CM*INDIRECT(ADDRESS(3+3*[.$A43];3+COLUMN();1;;[.$C43]))+DUREE_TD*INDIRECT(ADDRESS(4+3*[.$A43];3+COLUMN();1;;[.$C43]))*NB_GR_TD_FI+DUREE_TP*INDIRECT(ADDRESS(5+3*[.$A43];3+COLUMN();1;;[.$C43]))*NB_GR_TP_FI" office:value-type="float" office:value="9" calcext:value-type="float">
            <text:p>9</text:p>
          </table:table-cell>
          <table:table-cell table:style-name="ce187" table:formula="of:=DUREE_CM*INDIRECT(ADDRESS(3+3*[.$A43];3+COLUMN();1;;[.$C43]))+DUREE_TD*INDIRECT(ADDRESS(4+3*[.$A43];3+COLUMN();1;;[.$C43]))*NB_GR_TD_FI+DUREE_TP*INDIRECT(ADDRESS(5+3*[.$A43];3+COLUMN();1;;[.$C43]))*NB_GR_TP_FI" office:value-type="float" office:value="6" calcext:value-type="float">
            <text:p>6</text:p>
          </table:table-cell>
          <table:table-cell table:style-name="ce187" table:formula="of:=DUREE_CM*INDIRECT(ADDRESS(3+3*[.$A43];3+COLUMN();1;;[.$C43]))+DUREE_TD*INDIRECT(ADDRESS(4+3*[.$A43];3+COLUMN();1;;[.$C43]))*NB_GR_TD_FI+DUREE_TP*INDIRECT(ADDRESS(5+3*[.$A43];3+COLUMN();1;;[.$C43]))*NB_GR_TP_FI" office:value-type="float" office:value="6" calcext:value-type="float">
            <text:p>6</text:p>
          </table:table-cell>
          <table:table-cell table:style-name="ce187" table:formula="of:=DUREE_CM*INDIRECT(ADDRESS(3+3*[.$A43];3+COLUMN();1;;[.$C43]))+DUREE_TD*INDIRECT(ADDRESS(4+3*[.$A43];3+COLUMN();1;;[.$C43]))*NB_GR_TD_FI+DUREE_TP*INDIRECT(ADDRESS(5+3*[.$A43];3+COLUMN();1;;[.$C43]))*NB_GR_TP_FI" office:value-type="float" office:value="9" calcext:value-type="float">
            <text:p>9</text:p>
          </table:table-cell>
          <table:table-cell table:style-name="ce187" table:formula="of:=DUREE_CM*INDIRECT(ADDRESS(3+3*[.$A43];3+COLUMN();1;;[.$C43]))+DUREE_TD*INDIRECT(ADDRESS(4+3*[.$A43];3+COLUMN();1;;[.$C43]))*NB_GR_TD_FI+DUREE_TP*INDIRECT(ADDRESS(5+3*[.$A43];3+COLUMN();1;;[.$C43]))*NB_GR_TP_FI" office:value-type="float" office:value="6" calcext:value-type="float">
            <text:p>6</text:p>
          </table:table-cell>
          <table:table-cell table:style-name="ce187" table:formula="of:=DUREE_CM*INDIRECT(ADDRESS(3+3*[.$A43];3+COLUMN();1;;[.$C43]))+DUREE_TD*INDIRECT(ADDRESS(4+3*[.$A43];3+COLUMN();1;;[.$C43]))*NB_GR_TD_FI+DUREE_TP*INDIRECT(ADDRESS(5+3*[.$A43];3+COLUMN();1;;[.$C43]))*NB_GR_TP_FI" office:value-type="float" office:value="6" calcext:value-type="float">
            <text:p>6</text:p>
          </table:table-cell>
          <table:table-cell table:style-name="ce187" table:formula="of:=DUREE_CM*INDIRECT(ADDRESS(3+3*[.$A43];3+COLUMN();1;;[.$C43]))+DUREE_TD*INDIRECT(ADDRESS(4+3*[.$A43];3+COLUMN();1;;[.$C43]))*NB_GR_TD_FI+DUREE_TP*INDIRECT(ADDRESS(5+3*[.$A43];3+COLUMN();1;;[.$C43]))*NB_GR_TP_FI" office:value-type="float" office:value="6" calcext:value-type="float">
            <text:p>6</text:p>
          </table:table-cell>
          <table:table-cell table:style-name="ce187" table:formula="of:=DUREE_CM*INDIRECT(ADDRESS(3+3*[.$A43];3+COLUMN();1;;[.$C43]))+DUREE_TD*INDIRECT(ADDRESS(4+3*[.$A43];3+COLUMN();1;;[.$C43]))*NB_GR_TD_FI+DUREE_TP*INDIRECT(ADDRESS(5+3*[.$A43];3+COLUMN();1;;[.$C43]))*NB_GR_TP_FI" office:value-type="float" office:value="9" calcext:value-type="float">
            <text:p>9</text:p>
          </table:table-cell>
          <table:table-cell table:style-name="ce187" table:formula="of:=DUREE_CM*INDIRECT(ADDRESS(3+3*[.$A43];3+COLUMN();1;;[.$C43]))+DUREE_TD*INDIRECT(ADDRESS(4+3*[.$A43];3+COLUMN();1;;[.$C43]))*NB_GR_TD_FI+DUREE_TP*INDIRECT(ADDRESS(5+3*[.$A43];3+COLUMN();1;;[.$C43]))*NB_GR_TP_FI" office:value-type="float" office:value="0" calcext:value-type="float">
            <text:p>0</text:p>
          </table:table-cell>
          <table:table-cell table:style-name="ce187" table:formula="of:=DUREE_CM*INDIRECT(ADDRESS(3+3*[.$A43];3+COLUMN();1;;[.$C43]))+DUREE_TD*INDIRECT(ADDRESS(4+3*[.$A43];3+COLUMN();1;;[.$C43]))*NB_GR_TD_FI+DUREE_TP*INDIRECT(ADDRESS(5+3*[.$A43];3+COLUMN();1;;[.$C43]))*NB_GR_TP_FI" office:value-type="float" office:value="6" calcext:value-type="float">
            <text:p>6</text:p>
          </table:table-cell>
          <table:table-cell table:style-name="ce187" table:formula="of:=DUREE_CM*INDIRECT(ADDRESS(3+3*[.$A43];3+COLUMN();1;;[.$C43]))+DUREE_TD*INDIRECT(ADDRESS(4+3*[.$A43];3+COLUMN();1;;[.$C43]))*NB_GR_TD_FI+DUREE_TP*INDIRECT(ADDRESS(5+3*[.$A43];3+COLUMN();1;;[.$C43]))*NB_GR_TP_FI" office:value-type="float" office:value="6" calcext:value-type="float">
            <text:p>6</text:p>
          </table:table-cell>
          <table:table-cell table:style-name="ce187" table:formula="of:=DUREE_CM*INDIRECT(ADDRESS(3+3*[.$A43];3+COLUMN();1;;[.$C43]))+DUREE_TD*INDIRECT(ADDRESS(4+3*[.$A43];3+COLUMN();1;;[.$C43]))*NB_GR_TD_FI+DUREE_TP*INDIRECT(ADDRESS(5+3*[.$A43];3+COLUMN();1;;[.$C43]))*NB_GR_TP_FI" office:value-type="float" office:value="3" calcext:value-type="float">
            <text:p>3</text:p>
          </table:table-cell>
          <table:table-cell table:style-name="ce187" table:formula="of:=DUREE_CM*INDIRECT(ADDRESS(3+3*[.$A43];3+COLUMN();1;;[.$C43]))+DUREE_TD*INDIRECT(ADDRESS(4+3*[.$A43];3+COLUMN();1;;[.$C43]))*NB_GR_TD_FI+DUREE_TP*INDIRECT(ADDRESS(5+3*[.$A43];3+COLUMN();1;;[.$C43]))*NB_GR_TP_FI" office:value-type="float" office:value="6" calcext:value-type="float">
            <text:p>6</text:p>
          </table:table-cell>
          <table:table-cell table:style-name="ce187" table:formula="of:=DUREE_CM*INDIRECT(ADDRESS(3+3*[.$A43];3+COLUMN();1;;[.$C43]))+DUREE_TD*INDIRECT(ADDRESS(4+3*[.$A43];3+COLUMN();1;;[.$C43]))*NB_GR_TD_FI+DUREE_TP*INDIRECT(ADDRESS(5+3*[.$A43];3+COLUMN();1;;[.$C43]))*NB_GR_TP_FI" office:value-type="float" office:value="9" calcext:value-type="float">
            <text:p>9</text:p>
          </table:table-cell>
          <table:table-cell table:style-name="ce187" table:formula="of:=DUREE_CM*INDIRECT(ADDRESS(3+3*[.$A43];3+COLUMN();1;;[.$C43]))+DUREE_TD*INDIRECT(ADDRESS(4+3*[.$A43];3+COLUMN();1;;[.$C43]))*NB_GR_TD_FI+DUREE_TP*INDIRECT(ADDRESS(5+3*[.$A43];3+COLUMN();1;;[.$C43]))*NB_GR_TP_FI" office:value-type="float" office:value="6" calcext:value-type="float">
            <text:p>6</text:p>
          </table:table-cell>
          <table:table-cell table:style-name="ce187" table:formula="of:=DUREE_CM*INDIRECT(ADDRESS(3+3*[.$A43];3+COLUMN();1;;[.$C43]))+DUREE_TD*INDIRECT(ADDRESS(4+3*[.$A43];3+COLUMN();1;;[.$C43]))*NB_GR_TD_FI+DUREE_TP*INDIRECT(ADDRESS(5+3*[.$A43];3+COLUMN();1;;[.$C43]))*NB_GR_TP_FI" office:value-type="float" office:value="0" calcext:value-type="float">
            <text:p>0</text:p>
          </table:table-cell>
          <table:table-cell table:style-name="ce187" table:formula="of:=DUREE_CM*INDIRECT(ADDRESS(3+3*[.$A43];3+COLUMN();1;;[.$C43]))+DUREE_TD*INDIRECT(ADDRESS(4+3*[.$A43];3+COLUMN();1;;[.$C43]))*NB_GR_TD_FI+DUREE_TP*INDIRECT(ADDRESS(5+3*[.$A43];3+COLUMN();1;;[.$C43]))*NB_GR_TP_FI" office:value-type="float" office:value="0" calcext:value-type="float">
            <text:p>0</text:p>
          </table:table-cell>
          <table:table-cell table:style-name="ce187"/>
          <table:table-cell table:style-name="ce184" table:formula="of:=SUM([.D43:.T43])" office:value-type="float" office:value="93" calcext:value-type="float">
            <text:p>93</text:p>
          </table:table-cell>
          <table:table-cell table:style-name="ce187"/>
          <table:table-cell table:style-name="ce155" table:number-columns-repeated="1001"/>
        </table:table-row>
        <table:table-row table:style-name="ro9">
          <table:table-cell table:style-name="ce187" table:formula="of:=INT(ROW()/2)-12" office:value-type="float" office:value="10" calcext:value-type="float">
            <text:p>10</text:p>
          </table:table-cell>
          <table:table-cell table:style-name="ce124"/>
          <table:table-cell table:style-name="ce124" office:value-type="string" calcext:value-type="string">
            <text:p>FA</text:p>
          </table:table-cell>
          <table:table-cell table:style-name="ce72" table:formula="of:=DUREE_CM*INDIRECT(ADDRESS(3+3*[.$A44];3+COLUMN();1;;[.$C44]))+DUREE_TD*INDIRECT(ADDRESS(4+3*[.$A44];3+COLUMN();1;;[.$C44]))*NB_GR_TD_FA+DUREE_TP*INDIRECT(ADDRESS(5+3*[.$A44];3+COLUMN();1;;[.$C44]))*NB_GR_TP_FA" office:value-type="float" office:value="1.5" calcext:value-type="float">
            <text:p>1,5</text:p>
          </table:table-cell>
          <table:table-cell table:style-name="ce72" table:formula="of:=DUREE_CM*INDIRECT(ADDRESS(3+3*[.$A44];3+COLUMN();1;;[.$C44]))+DUREE_TD*INDIRECT(ADDRESS(4+3*[.$A44];3+COLUMN();1;;[.$C44]))*NB_GR_TD_FA+DUREE_TP*INDIRECT(ADDRESS(5+3*[.$A44];3+COLUMN();1;;[.$C44]))*NB_GR_TP_FA" office:value-type="float" office:value="1.5" calcext:value-type="float">
            <text:p>1,5</text:p>
          </table:table-cell>
          <table:table-cell table:style-name="ce72" table:formula="of:=DUREE_CM*INDIRECT(ADDRESS(3+3*[.$A44];3+COLUMN();1;;[.$C44]))+DUREE_TD*INDIRECT(ADDRESS(4+3*[.$A44];3+COLUMN();1;;[.$C44]))*NB_GR_TD_FA+DUREE_TP*INDIRECT(ADDRESS(5+3*[.$A44];3+COLUMN();1;;[.$C44]))*NB_GR_TP_FA" office:value-type="float" office:value="1.5" calcext:value-type="float">
            <text:p>1,5</text:p>
          </table:table-cell>
          <table:table-cell table:style-name="ce72" table:formula="of:=DUREE_CM*INDIRECT(ADDRESS(3+3*[.$A44];3+COLUMN();1;;[.$C44]))+DUREE_TD*INDIRECT(ADDRESS(4+3*[.$A44];3+COLUMN();1;;[.$C44]))*NB_GR_TD_FA+DUREE_TP*INDIRECT(ADDRESS(5+3*[.$A44];3+COLUMN();1;;[.$C44]))*NB_GR_TP_FA" office:value-type="float" office:value="0" calcext:value-type="float">
            <text:p>0</text:p>
          </table:table-cell>
          <table:table-cell table:style-name="ce72" table:formula="of:=DUREE_CM*INDIRECT(ADDRESS(3+3*[.$A44];3+COLUMN();1;;[.$C44]))+DUREE_TD*INDIRECT(ADDRESS(4+3*[.$A44];3+COLUMN();1;;[.$C44]))*NB_GR_TD_FA+DUREE_TP*INDIRECT(ADDRESS(5+3*[.$A44];3+COLUMN();1;;[.$C44]))*NB_GR_TP_FA" office:value-type="float" office:value="0" calcext:value-type="float">
            <text:p>0</text:p>
          </table:table-cell>
          <table:table-cell table:style-name="ce72" table:formula="of:=DUREE_CM*INDIRECT(ADDRESS(3+3*[.$A44];3+COLUMN();1;;[.$C44]))+DUREE_TD*INDIRECT(ADDRESS(4+3*[.$A44];3+COLUMN();1;;[.$C44]))*NB_GR_TD_FA+DUREE_TP*INDIRECT(ADDRESS(5+3*[.$A44];3+COLUMN();1;;[.$C44]))*NB_GR_TP_FA" office:value-type="float" office:value="0" calcext:value-type="float">
            <text:p>0</text:p>
          </table:table-cell>
          <table:table-cell table:style-name="ce72" table:formula="of:=DUREE_CM*INDIRECT(ADDRESS(3+3*[.$A44];3+COLUMN();1;;[.$C44]))+DUREE_TD*INDIRECT(ADDRESS(4+3*[.$A44];3+COLUMN();1;;[.$C44]))*NB_GR_TD_FA+DUREE_TP*INDIRECT(ADDRESS(5+3*[.$A44];3+COLUMN();1;;[.$C44]))*NB_GR_TP_FA" office:value-type="float" office:value="1.5" calcext:value-type="float">
            <text:p>1,5</text:p>
          </table:table-cell>
          <table:table-cell table:style-name="ce72" table:formula="of:=DUREE_CM*INDIRECT(ADDRESS(3+3*[.$A44];3+COLUMN();1;;[.$C44]))+DUREE_TD*INDIRECT(ADDRESS(4+3*[.$A44];3+COLUMN();1;;[.$C44]))*NB_GR_TD_FA+DUREE_TP*INDIRECT(ADDRESS(5+3*[.$A44];3+COLUMN();1;;[.$C44]))*NB_GR_TP_FA" office:value-type="float" office:value="1.5" calcext:value-type="float">
            <text:p>1,5</text:p>
          </table:table-cell>
          <table:table-cell table:style-name="ce72" table:formula="of:=DUREE_CM*INDIRECT(ADDRESS(3+3*[.$A44];3+COLUMN();1;;[.$C44]))+DUREE_TD*INDIRECT(ADDRESS(4+3*[.$A44];3+COLUMN();1;;[.$C44]))*NB_GR_TD_FA+DUREE_TP*INDIRECT(ADDRESS(5+3*[.$A44];3+COLUMN();1;;[.$C44]))*NB_GR_TP_FA" office:value-type="float" office:value="0" calcext:value-type="float">
            <text:p>0</text:p>
          </table:table-cell>
          <table:table-cell table:style-name="ce72" table:formula="of:=DUREE_CM*INDIRECT(ADDRESS(3+3*[.$A44];3+COLUMN();1;;[.$C44]))+DUREE_TD*INDIRECT(ADDRESS(4+3*[.$A44];3+COLUMN();1;;[.$C44]))*NB_GR_TD_FA+DUREE_TP*INDIRECT(ADDRESS(5+3*[.$A44];3+COLUMN();1;;[.$C44]))*NB_GR_TP_FA" office:value-type="float" office:value="1.5" calcext:value-type="float">
            <text:p>1,5</text:p>
          </table:table-cell>
          <table:table-cell table:style-name="ce72" table:formula="of:=DUREE_CM*INDIRECT(ADDRESS(3+3*[.$A44];3+COLUMN();1;;[.$C44]))+DUREE_TD*INDIRECT(ADDRESS(4+3*[.$A44];3+COLUMN();1;;[.$C44]))*NB_GR_TD_FA+DUREE_TP*INDIRECT(ADDRESS(5+3*[.$A44];3+COLUMN();1;;[.$C44]))*NB_GR_TP_FA" office:value-type="float" office:value="1.5" calcext:value-type="float">
            <text:p>1,5</text:p>
          </table:table-cell>
          <table:table-cell table:style-name="ce72" table:formula="of:=DUREE_CM*INDIRECT(ADDRESS(3+3*[.$A44];3+COLUMN();1;;[.$C44]))+DUREE_TD*INDIRECT(ADDRESS(4+3*[.$A44];3+COLUMN();1;;[.$C44]))*NB_GR_TD_FA+DUREE_TP*INDIRECT(ADDRESS(5+3*[.$A44];3+COLUMN();1;;[.$C44]))*NB_GR_TP_FA" office:value-type="float" office:value="0" calcext:value-type="float">
            <text:p>0</text:p>
          </table:table-cell>
          <table:table-cell table:style-name="ce72" table:formula="of:=DUREE_CM*INDIRECT(ADDRESS(3+3*[.$A44];3+COLUMN();1;;[.$C44]))+DUREE_TD*INDIRECT(ADDRESS(4+3*[.$A44];3+COLUMN();1;;[.$C44]))*NB_GR_TD_FA+DUREE_TP*INDIRECT(ADDRESS(5+3*[.$A44];3+COLUMN();1;;[.$C44]))*NB_GR_TP_FA" office:value-type="float" office:value="0" calcext:value-type="float">
            <text:p>0</text:p>
          </table:table-cell>
          <table:table-cell table:style-name="ce72" table:formula="of:=DUREE_CM*INDIRECT(ADDRESS(3+3*[.$A44];3+COLUMN();1;;[.$C44]))+DUREE_TD*INDIRECT(ADDRESS(4+3*[.$A44];3+COLUMN();1;;[.$C44]))*NB_GR_TD_FA+DUREE_TP*INDIRECT(ADDRESS(5+3*[.$A44];3+COLUMN();1;;[.$C44]))*NB_GR_TP_FA" office:value-type="float" office:value="0" calcext:value-type="float">
            <text:p>0</text:p>
          </table:table-cell>
          <table:table-cell table:style-name="ce72" table:formula="of:=DUREE_CM*INDIRECT(ADDRESS(3+3*[.$A44];3+COLUMN();1;;[.$C44]))+DUREE_TD*INDIRECT(ADDRESS(4+3*[.$A44];3+COLUMN();1;;[.$C44]))*NB_GR_TD_FA+DUREE_TP*INDIRECT(ADDRESS(5+3*[.$A44];3+COLUMN();1;;[.$C44]))*NB_GR_TP_FA" office:value-type="float" office:value="0" calcext:value-type="float">
            <text:p>0</text:p>
          </table:table-cell>
          <table:table-cell table:style-name="ce72" table:formula="of:=DUREE_CM*INDIRECT(ADDRESS(3+3*[.$A44];3+COLUMN();1;;[.$C44]))+DUREE_TD*INDIRECT(ADDRESS(4+3*[.$A44];3+COLUMN();1;;[.$C44]))*NB_GR_TD_FA+DUREE_TP*INDIRECT(ADDRESS(5+3*[.$A44];3+COLUMN();1;;[.$C44]))*NB_GR_TP_FA" office:value-type="float" office:value="0" calcext:value-type="float">
            <text:p>0</text:p>
          </table:table-cell>
          <table:table-cell table:style-name="ce72" table:formula="of:=DUREE_CM*INDIRECT(ADDRESS(3+3*[.$A44];3+COLUMN();1;;[.$C44]))+DUREE_TD*INDIRECT(ADDRESS(4+3*[.$A44];3+COLUMN();1;;[.$C44]))*NB_GR_TD_FA+DUREE_TP*INDIRECT(ADDRESS(5+3*[.$A44];3+COLUMN();1;;[.$C44]))*NB_GR_TP_FA" office:value-type="float" office:value="0" calcext:value-type="float">
            <text:p>0</text:p>
          </table:table-cell>
          <table:table-cell table:style-name="ce72"/>
          <table:table-cell table:style-name="ce80"/>
          <table:table-cell table:style-name="ce80" table:formula="of:=SUM([.D44:.T44])" office:value-type="float" office:value="10.5" calcext:value-type="float">
            <text:p>10,5</text:p>
          </table:table-cell>
          <table:table-cell table:style-name="ce253" table:number-columns-repeated="1001"/>
        </table:table-row>
        <table:table-row table:style-name="ro9">
          <table:table-cell table:style-name="ce187" table:formula="of:=INT(ROW()/2)-12" office:value-type="float" office:value="10" calcext:value-type="float">
            <text:p>10</text:p>
          </table:table-cell>
          <table:table-cell table:style-name="ce123" table:formula="of:=INDIRECT(ADDRESS(INT(ROW()/2)-9;2;1;))" office:value-type="string" office:string-value="M2202" calcext:value-type="string">
            <text:p>M2202</text:p>
          </table:table-cell>
          <table:table-cell table:style-name="ce126" office:value-type="string" calcext:value-type="string">
            <text:p>FI</text:p>
          </table:table-cell>
          <table:table-cell table:style-name="ce187" table:formula="of:=DUREE_CM*INDIRECT(ADDRESS(3+3*[.$A45];3+COLUMN();1;;[.$C45]))+DUREE_TD*INDIRECT(ADDRESS(4+3*[.$A45];3+COLUMN();1;;[.$C45]))*NB_GR_TD_FI+DUREE_TP*INDIRECT(ADDRESS(5+3*[.$A45];3+COLUMN();1;;[.$C45]))*NB_GR_TP_FI" office:value-type="float" office:value="3" calcext:value-type="float">
            <text:p>3</text:p>
          </table:table-cell>
          <table:table-cell table:style-name="ce187" table:formula="of:=DUREE_CM*INDIRECT(ADDRESS(3+3*[.$A45];3+COLUMN();1;;[.$C45]))+DUREE_TD*INDIRECT(ADDRESS(4+3*[.$A45];3+COLUMN();1;;[.$C45]))*NB_GR_TD_FI+DUREE_TP*INDIRECT(ADDRESS(5+3*[.$A45];3+COLUMN();1;;[.$C45]))*NB_GR_TP_FI" office:value-type="float" office:value="6" calcext:value-type="float">
            <text:p>6</text:p>
          </table:table-cell>
          <table:table-cell table:style-name="ce187" table:formula="of:=DUREE_CM*INDIRECT(ADDRESS(3+3*[.$A45];3+COLUMN();1;;[.$C45]))+DUREE_TD*INDIRECT(ADDRESS(4+3*[.$A45];3+COLUMN();1;;[.$C45]))*NB_GR_TD_FI+DUREE_TP*INDIRECT(ADDRESS(5+3*[.$A45];3+COLUMN();1;;[.$C45]))*NB_GR_TP_FI" office:value-type="float" office:value="3" calcext:value-type="float">
            <text:p>3</text:p>
          </table:table-cell>
          <table:table-cell table:style-name="ce187" table:formula="of:=DUREE_CM*INDIRECT(ADDRESS(3+3*[.$A45];3+COLUMN();1;;[.$C45]))+DUREE_TD*INDIRECT(ADDRESS(4+3*[.$A45];3+COLUMN();1;;[.$C45]))*NB_GR_TD_FI+DUREE_TP*INDIRECT(ADDRESS(5+3*[.$A45];3+COLUMN();1;;[.$C45]))*NB_GR_TP_FI" office:value-type="float" office:value="6" calcext:value-type="float">
            <text:p>6</text:p>
          </table:table-cell>
          <table:table-cell table:style-name="ce187" table:formula="of:=DUREE_CM*INDIRECT(ADDRESS(3+3*[.$A45];3+COLUMN();1;;[.$C45]))+DUREE_TD*INDIRECT(ADDRESS(4+3*[.$A45];3+COLUMN();1;;[.$C45]))*NB_GR_TD_FI+DUREE_TP*INDIRECT(ADDRESS(5+3*[.$A45];3+COLUMN();1;;[.$C45]))*NB_GR_TP_FI" office:value-type="float" office:value="6" calcext:value-type="float">
            <text:p>6</text:p>
          </table:table-cell>
          <table:table-cell table:style-name="ce187" table:formula="of:=DUREE_CM*INDIRECT(ADDRESS(3+3*[.$A45];3+COLUMN();1;;[.$C45]))+DUREE_TD*INDIRECT(ADDRESS(4+3*[.$A45];3+COLUMN();1;;[.$C45]))*NB_GR_TD_FI+DUREE_TP*INDIRECT(ADDRESS(5+3*[.$A45];3+COLUMN();1;;[.$C45]))*NB_GR_TP_FI" office:value-type="float" office:value="6" calcext:value-type="float">
            <text:p>6</text:p>
          </table:table-cell>
          <table:table-cell table:style-name="ce187" table:formula="of:=DUREE_CM*INDIRECT(ADDRESS(3+3*[.$A45];3+COLUMN();1;;[.$C45]))+DUREE_TD*INDIRECT(ADDRESS(4+3*[.$A45];3+COLUMN();1;;[.$C45]))*NB_GR_TD_FI+DUREE_TP*INDIRECT(ADDRESS(5+3*[.$A45];3+COLUMN();1;;[.$C45]))*NB_GR_TP_FI" office:value-type="float" office:value="6" calcext:value-type="float">
            <text:p>6</text:p>
          </table:table-cell>
          <table:table-cell table:style-name="ce187" table:formula="of:=DUREE_CM*INDIRECT(ADDRESS(3+3*[.$A45];3+COLUMN();1;;[.$C45]))+DUREE_TD*INDIRECT(ADDRESS(4+3*[.$A45];3+COLUMN();1;;[.$C45]))*NB_GR_TD_FI+DUREE_TP*INDIRECT(ADDRESS(5+3*[.$A45];3+COLUMN();1;;[.$C45]))*NB_GR_TP_FI" office:value-type="float" office:value="6" calcext:value-type="float">
            <text:p>6</text:p>
          </table:table-cell>
          <table:table-cell table:style-name="ce187" table:formula="of:=DUREE_CM*INDIRECT(ADDRESS(3+3*[.$A45];3+COLUMN();1;;[.$C45]))+DUREE_TD*INDIRECT(ADDRESS(4+3*[.$A45];3+COLUMN();1;;[.$C45]))*NB_GR_TD_FI+DUREE_TP*INDIRECT(ADDRESS(5+3*[.$A45];3+COLUMN();1;;[.$C45]))*NB_GR_TP_FI" office:value-type="float" office:value="0" calcext:value-type="float">
            <text:p>0</text:p>
          </table:table-cell>
          <table:table-cell table:style-name="ce187" table:formula="of:=DUREE_CM*INDIRECT(ADDRESS(3+3*[.$A45];3+COLUMN();1;;[.$C45]))+DUREE_TD*INDIRECT(ADDRESS(4+3*[.$A45];3+COLUMN();1;;[.$C45]))*NB_GR_TD_FI+DUREE_TP*INDIRECT(ADDRESS(5+3*[.$A45];3+COLUMN();1;;[.$C45]))*NB_GR_TP_FI" office:value-type="float" office:value="6" calcext:value-type="float">
            <text:p>6</text:p>
          </table:table-cell>
          <table:table-cell table:style-name="ce187" table:formula="of:=DUREE_CM*INDIRECT(ADDRESS(3+3*[.$A45];3+COLUMN();1;;[.$C45]))+DUREE_TD*INDIRECT(ADDRESS(4+3*[.$A45];3+COLUMN();1;;[.$C45]))*NB_GR_TD_FI+DUREE_TP*INDIRECT(ADDRESS(5+3*[.$A45];3+COLUMN();1;;[.$C45]))*NB_GR_TP_FI" office:value-type="float" office:value="0" calcext:value-type="float">
            <text:p>0</text:p>
          </table:table-cell>
          <table:table-cell table:style-name="ce187" table:formula="of:=DUREE_CM*INDIRECT(ADDRESS(3+3*[.$A45];3+COLUMN();1;;[.$C45]))+DUREE_TD*INDIRECT(ADDRESS(4+3*[.$A45];3+COLUMN();1;;[.$C45]))*NB_GR_TD_FI+DUREE_TP*INDIRECT(ADDRESS(5+3*[.$A45];3+COLUMN();1;;[.$C45]))*NB_GR_TP_FI" office:value-type="float" office:value="6" calcext:value-type="float">
            <text:p>6</text:p>
          </table:table-cell>
          <table:table-cell table:style-name="ce187" table:formula="of:=DUREE_CM*INDIRECT(ADDRESS(3+3*[.$A45];3+COLUMN();1;;[.$C45]))+DUREE_TD*INDIRECT(ADDRESS(4+3*[.$A45];3+COLUMN();1;;[.$C45]))*NB_GR_TD_FI+DUREE_TP*INDIRECT(ADDRESS(5+3*[.$A45];3+COLUMN();1;;[.$C45]))*NB_GR_TP_FI" office:value-type="float" office:value="0" calcext:value-type="float">
            <text:p>0</text:p>
          </table:table-cell>
          <table:table-cell table:style-name="ce187" table:formula="of:=DUREE_CM*INDIRECT(ADDRESS(3+3*[.$A45];3+COLUMN();1;;[.$C45]))+DUREE_TD*INDIRECT(ADDRESS(4+3*[.$A45];3+COLUMN();1;;[.$C45]))*NB_GR_TD_FI+DUREE_TP*INDIRECT(ADDRESS(5+3*[.$A45];3+COLUMN();1;;[.$C45]))*NB_GR_TP_FI" office:value-type="float" office:value="0" calcext:value-type="float">
            <text:p>0</text:p>
          </table:table-cell>
          <table:table-cell table:style-name="ce187" table:formula="of:=DUREE_CM*INDIRECT(ADDRESS(3+3*[.$A45];3+COLUMN();1;;[.$C45]))+DUREE_TD*INDIRECT(ADDRESS(4+3*[.$A45];3+COLUMN();1;;[.$C45]))*NB_GR_TD_FI+DUREE_TP*INDIRECT(ADDRESS(5+3*[.$A45];3+COLUMN();1;;[.$C45]))*NB_GR_TP_FI" office:value-type="float" office:value="0" calcext:value-type="float">
            <text:p>0</text:p>
          </table:table-cell>
          <table:table-cell table:style-name="ce187" table:formula="of:=DUREE_CM*INDIRECT(ADDRESS(3+3*[.$A45];3+COLUMN();1;;[.$C45]))+DUREE_TD*INDIRECT(ADDRESS(4+3*[.$A45];3+COLUMN();1;;[.$C45]))*NB_GR_TD_FI+DUREE_TP*INDIRECT(ADDRESS(5+3*[.$A45];3+COLUMN();1;;[.$C45]))*NB_GR_TP_FI" office:value-type="float" office:value="0" calcext:value-type="float">
            <text:p>0</text:p>
          </table:table-cell>
          <table:table-cell table:style-name="ce187" table:formula="of:=DUREE_CM*INDIRECT(ADDRESS(3+3*[.$A45];3+COLUMN();1;;[.$C45]))+DUREE_TD*INDIRECT(ADDRESS(4+3*[.$A45];3+COLUMN();1;;[.$C45]))*NB_GR_TD_FI+DUREE_TP*INDIRECT(ADDRESS(5+3*[.$A45];3+COLUMN();1;;[.$C45]))*NB_GR_TP_FI" office:value-type="float" office:value="0" calcext:value-type="float">
            <text:p>0</text:p>
          </table:table-cell>
          <table:table-cell table:style-name="ce187"/>
          <table:table-cell table:style-name="ce184" table:formula="of:=SUM([.D45:.T45])" office:value-type="float" office:value="54" calcext:value-type="float">
            <text:p>54</text:p>
          </table:table-cell>
          <table:table-cell table:style-name="ce187"/>
          <table:table-cell table:style-name="ce155" table:number-columns-repeated="1001"/>
        </table:table-row>
        <table:table-row table:style-name="ro9">
          <table:table-cell table:style-name="ce187" table:formula="of:=INT(ROW()/2)-12" office:value-type="float" office:value="11" calcext:value-type="float">
            <text:p>11</text:p>
          </table:table-cell>
          <table:table-cell table:style-name="ce124"/>
          <table:table-cell table:style-name="ce124" office:value-type="string" calcext:value-type="string">
            <text:p>FA</text:p>
          </table:table-cell>
          <table:table-cell table:style-name="ce72" table:formula="of:=DUREE_CM*INDIRECT(ADDRESS(3+3*[.$A46];3+COLUMN();1;;[.$C46]))+DUREE_TD*INDIRECT(ADDRESS(4+3*[.$A46];3+COLUMN();1;;[.$C46]))*NB_GR_TD_FA+DUREE_TP*INDIRECT(ADDRESS(5+3*[.$A46];3+COLUMN();1;;[.$C46]))*NB_GR_TP_FA" office:value-type="float" office:value="3" calcext:value-type="float">
            <text:p>3</text:p>
          </table:table-cell>
          <table:table-cell table:style-name="ce72" table:formula="of:=DUREE_CM*INDIRECT(ADDRESS(3+3*[.$A46];3+COLUMN();1;;[.$C46]))+DUREE_TD*INDIRECT(ADDRESS(4+3*[.$A46];3+COLUMN();1;;[.$C46]))*NB_GR_TD_FA+DUREE_TP*INDIRECT(ADDRESS(5+3*[.$A46];3+COLUMN();1;;[.$C46]))*NB_GR_TP_FA" office:value-type="float" office:value="3" calcext:value-type="float">
            <text:p>3</text:p>
          </table:table-cell>
          <table:table-cell table:style-name="ce72" table:formula="of:=DUREE_CM*INDIRECT(ADDRESS(3+3*[.$A46];3+COLUMN();1;;[.$C46]))+DUREE_TD*INDIRECT(ADDRESS(4+3*[.$A46];3+COLUMN();1;;[.$C46]))*NB_GR_TD_FA+DUREE_TP*INDIRECT(ADDRESS(5+3*[.$A46];3+COLUMN();1;;[.$C46]))*NB_GR_TP_FA" office:value-type="float" office:value="3" calcext:value-type="float">
            <text:p>3</text:p>
          </table:table-cell>
          <table:table-cell table:style-name="ce72" table:formula="of:=DUREE_CM*INDIRECT(ADDRESS(3+3*[.$A46];3+COLUMN();1;;[.$C46]))+DUREE_TD*INDIRECT(ADDRESS(4+3*[.$A46];3+COLUMN();1;;[.$C46]))*NB_GR_TD_FA+DUREE_TP*INDIRECT(ADDRESS(5+3*[.$A46];3+COLUMN();1;;[.$C46]))*NB_GR_TP_FA" office:value-type="float" office:value="0" calcext:value-type="float">
            <text:p>0</text:p>
          </table:table-cell>
          <table:table-cell table:style-name="ce72" table:formula="of:=DUREE_CM*INDIRECT(ADDRESS(3+3*[.$A46];3+COLUMN();1;;[.$C46]))+DUREE_TD*INDIRECT(ADDRESS(4+3*[.$A46];3+COLUMN();1;;[.$C46]))*NB_GR_TD_FA+DUREE_TP*INDIRECT(ADDRESS(5+3*[.$A46];3+COLUMN();1;;[.$C46]))*NB_GR_TP_FA" office:value-type="float" office:value="0" calcext:value-type="float">
            <text:p>0</text:p>
          </table:table-cell>
          <table:table-cell table:style-name="ce72" table:formula="of:=DUREE_CM*INDIRECT(ADDRESS(3+3*[.$A46];3+COLUMN();1;;[.$C46]))+DUREE_TD*INDIRECT(ADDRESS(4+3*[.$A46];3+COLUMN();1;;[.$C46]))*NB_GR_TD_FA+DUREE_TP*INDIRECT(ADDRESS(5+3*[.$A46];3+COLUMN();1;;[.$C46]))*NB_GR_TP_FA" office:value-type="float" office:value="0" calcext:value-type="float">
            <text:p>0</text:p>
          </table:table-cell>
          <table:table-cell table:style-name="ce72" table:formula="of:=DUREE_CM*INDIRECT(ADDRESS(3+3*[.$A46];3+COLUMN();1;;[.$C46]))+DUREE_TD*INDIRECT(ADDRESS(4+3*[.$A46];3+COLUMN();1;;[.$C46]))*NB_GR_TD_FA+DUREE_TP*INDIRECT(ADDRESS(5+3*[.$A46];3+COLUMN();1;;[.$C46]))*NB_GR_TP_FA" office:value-type="float" office:value="6" calcext:value-type="float">
            <text:p>6</text:p>
          </table:table-cell>
          <table:table-cell table:style-name="ce72" table:formula="of:=DUREE_CM*INDIRECT(ADDRESS(3+3*[.$A46];3+COLUMN();1;;[.$C46]))+DUREE_TD*INDIRECT(ADDRESS(4+3*[.$A46];3+COLUMN();1;;[.$C46]))*NB_GR_TD_FA+DUREE_TP*INDIRECT(ADDRESS(5+3*[.$A46];3+COLUMN();1;;[.$C46]))*NB_GR_TP_FA" office:value-type="float" office:value="3" calcext:value-type="float">
            <text:p>3</text:p>
          </table:table-cell>
          <table:table-cell table:style-name="ce72" table:formula="of:=DUREE_CM*INDIRECT(ADDRESS(3+3*[.$A46];3+COLUMN();1;;[.$C46]))+DUREE_TD*INDIRECT(ADDRESS(4+3*[.$A46];3+COLUMN();1;;[.$C46]))*NB_GR_TD_FA+DUREE_TP*INDIRECT(ADDRESS(5+3*[.$A46];3+COLUMN();1;;[.$C46]))*NB_GR_TP_FA" office:value-type="float" office:value="0" calcext:value-type="float">
            <text:p>0</text:p>
          </table:table-cell>
          <table:table-cell table:style-name="ce72" table:formula="of:=DUREE_CM*INDIRECT(ADDRESS(3+3*[.$A46];3+COLUMN();1;;[.$C46]))+DUREE_TD*INDIRECT(ADDRESS(4+3*[.$A46];3+COLUMN();1;;[.$C46]))*NB_GR_TD_FA+DUREE_TP*INDIRECT(ADDRESS(5+3*[.$A46];3+COLUMN();1;;[.$C46]))*NB_GR_TP_FA" office:value-type="float" office:value="4.5" calcext:value-type="float">
            <text:p>4,5</text:p>
          </table:table-cell>
          <table:table-cell table:style-name="ce72" table:formula="of:=DUREE_CM*INDIRECT(ADDRESS(3+3*[.$A46];3+COLUMN();1;;[.$C46]))+DUREE_TD*INDIRECT(ADDRESS(4+3*[.$A46];3+COLUMN();1;;[.$C46]))*NB_GR_TD_FA+DUREE_TP*INDIRECT(ADDRESS(5+3*[.$A46];3+COLUMN();1;;[.$C46]))*NB_GR_TP_FA" office:value-type="float" office:value="0" calcext:value-type="float">
            <text:p>0</text:p>
          </table:table-cell>
          <table:table-cell table:style-name="ce72" table:formula="of:=DUREE_CM*INDIRECT(ADDRESS(3+3*[.$A46];3+COLUMN();1;;[.$C46]))+DUREE_TD*INDIRECT(ADDRESS(4+3*[.$A46];3+COLUMN();1;;[.$C46]))*NB_GR_TD_FA+DUREE_TP*INDIRECT(ADDRESS(5+3*[.$A46];3+COLUMN();1;;[.$C46]))*NB_GR_TP_FA" office:value-type="float" office:value="0" calcext:value-type="float">
            <text:p>0</text:p>
          </table:table-cell>
          <table:table-cell table:style-name="ce72" table:formula="of:=DUREE_CM*INDIRECT(ADDRESS(3+3*[.$A46];3+COLUMN();1;;[.$C46]))+DUREE_TD*INDIRECT(ADDRESS(4+3*[.$A46];3+COLUMN();1;;[.$C46]))*NB_GR_TD_FA+DUREE_TP*INDIRECT(ADDRESS(5+3*[.$A46];3+COLUMN();1;;[.$C46]))*NB_GR_TP_FA" office:value-type="float" office:value="0" calcext:value-type="float">
            <text:p>0</text:p>
          </table:table-cell>
          <table:table-cell table:style-name="ce72" table:formula="of:=DUREE_CM*INDIRECT(ADDRESS(3+3*[.$A46];3+COLUMN();1;;[.$C46]))+DUREE_TD*INDIRECT(ADDRESS(4+3*[.$A46];3+COLUMN();1;;[.$C46]))*NB_GR_TD_FA+DUREE_TP*INDIRECT(ADDRESS(5+3*[.$A46];3+COLUMN();1;;[.$C46]))*NB_GR_TP_FA" office:value-type="float" office:value="0" calcext:value-type="float">
            <text:p>0</text:p>
          </table:table-cell>
          <table:table-cell table:style-name="ce72" table:formula="of:=DUREE_CM*INDIRECT(ADDRESS(3+3*[.$A46];3+COLUMN();1;;[.$C46]))+DUREE_TD*INDIRECT(ADDRESS(4+3*[.$A46];3+COLUMN();1;;[.$C46]))*NB_GR_TD_FA+DUREE_TP*INDIRECT(ADDRESS(5+3*[.$A46];3+COLUMN();1;;[.$C46]))*NB_GR_TP_FA" office:value-type="float" office:value="0" calcext:value-type="float">
            <text:p>0</text:p>
          </table:table-cell>
          <table:table-cell table:style-name="ce72" table:formula="of:=DUREE_CM*INDIRECT(ADDRESS(3+3*[.$A46];3+COLUMN();1;;[.$C46]))+DUREE_TD*INDIRECT(ADDRESS(4+3*[.$A46];3+COLUMN();1;;[.$C46]))*NB_GR_TD_FA+DUREE_TP*INDIRECT(ADDRESS(5+3*[.$A46];3+COLUMN();1;;[.$C46]))*NB_GR_TP_FA" office:value-type="float" office:value="0" calcext:value-type="float">
            <text:p>0</text:p>
          </table:table-cell>
          <table:table-cell table:style-name="ce72" table:formula="of:=DUREE_CM*INDIRECT(ADDRESS(3+3*[.$A46];3+COLUMN();1;;[.$C46]))+DUREE_TD*INDIRECT(ADDRESS(4+3*[.$A46];3+COLUMN();1;;[.$C46]))*NB_GR_TD_FA+DUREE_TP*INDIRECT(ADDRESS(5+3*[.$A46];3+COLUMN();1;;[.$C46]))*NB_GR_TP_FA" office:value-type="float" office:value="0" calcext:value-type="float">
            <text:p>0</text:p>
          </table:table-cell>
          <table:table-cell table:style-name="ce72"/>
          <table:table-cell table:style-name="ce80"/>
          <table:table-cell table:style-name="ce80" table:formula="of:=SUM([.D46:.T46])" office:value-type="float" office:value="22.5" calcext:value-type="float">
            <text:p>22,5</text:p>
          </table:table-cell>
          <table:table-cell table:style-name="ce253" table:number-columns-repeated="1001"/>
        </table:table-row>
        <table:table-row table:style-name="ro9">
          <table:table-cell table:style-name="ce187" table:formula="of:=INT(ROW()/2)-12" office:value-type="float" office:value="11" calcext:value-type="float">
            <text:p>11</text:p>
          </table:table-cell>
          <table:table-cell table:style-name="ce123" table:formula="of:=INDIRECT(ADDRESS(INT(ROW()/2)-9;2;1;))" office:value-type="string" office:string-value="M2203" calcext:value-type="string">
            <text:p>M2203</text:p>
          </table:table-cell>
          <table:table-cell table:style-name="ce126" office:value-type="string" calcext:value-type="string">
            <text:p>FI</text:p>
          </table:table-cell>
          <table:table-cell table:style-name="ce187" table:formula="of:=DUREE_CM*INDIRECT(ADDRESS(3+3*[.$A47];3+COLUMN();1;;[.$C47]))+DUREE_TD*INDIRECT(ADDRESS(4+3*[.$A47];3+COLUMN();1;;[.$C47]))*NB_GR_TD_FI+DUREE_TP*INDIRECT(ADDRESS(5+3*[.$A47];3+COLUMN();1;;[.$C47]))*NB_GR_TP_FI" office:value-type="float" office:value="7.5" calcext:value-type="float">
            <text:p>7,5</text:p>
          </table:table-cell>
          <table:table-cell table:style-name="ce187" table:formula="of:=DUREE_CM*INDIRECT(ADDRESS(3+3*[.$A47];3+COLUMN();1;;[.$C47]))+DUREE_TD*INDIRECT(ADDRESS(4+3*[.$A47];3+COLUMN();1;;[.$C47]))*NB_GR_TD_FI+DUREE_TP*INDIRECT(ADDRESS(5+3*[.$A47];3+COLUMN();1;;[.$C47]))*NB_GR_TP_FI" office:value-type="float" office:value="6" calcext:value-type="float">
            <text:p>6</text:p>
          </table:table-cell>
          <table:table-cell table:style-name="ce187" table:formula="of:=DUREE_CM*INDIRECT(ADDRESS(3+3*[.$A47];3+COLUMN();1;;[.$C47]))+DUREE_TD*INDIRECT(ADDRESS(4+3*[.$A47];3+COLUMN();1;;[.$C47]))*NB_GR_TD_FI+DUREE_TP*INDIRECT(ADDRESS(5+3*[.$A47];3+COLUMN();1;;[.$C47]))*NB_GR_TP_FI" office:value-type="float" office:value="13.5" calcext:value-type="float">
            <text:p>13,5</text:p>
          </table:table-cell>
          <table:table-cell table:style-name="ce187" table:formula="of:=DUREE_CM*INDIRECT(ADDRESS(3+3*[.$A47];3+COLUMN();1;;[.$C47]))+DUREE_TD*INDIRECT(ADDRESS(4+3*[.$A47];3+COLUMN();1;;[.$C47]))*NB_GR_TD_FI+DUREE_TP*INDIRECT(ADDRESS(5+3*[.$A47];3+COLUMN();1;;[.$C47]))*NB_GR_TP_FI" office:value-type="float" office:value="12" calcext:value-type="float">
            <text:p>12</text:p>
          </table:table-cell>
          <table:table-cell table:style-name="ce187" table:formula="of:=DUREE_CM*INDIRECT(ADDRESS(3+3*[.$A47];3+COLUMN();1;;[.$C47]))+DUREE_TD*INDIRECT(ADDRESS(4+3*[.$A47];3+COLUMN();1;;[.$C47]))*NB_GR_TD_FI+DUREE_TP*INDIRECT(ADDRESS(5+3*[.$A47];3+COLUMN();1;;[.$C47]))*NB_GR_TP_FI" office:value-type="float" office:value="12" calcext:value-type="float">
            <text:p>12</text:p>
          </table:table-cell>
          <table:table-cell table:style-name="ce187" table:formula="of:=DUREE_CM*INDIRECT(ADDRESS(3+3*[.$A47];3+COLUMN();1;;[.$C47]))+DUREE_TD*INDIRECT(ADDRESS(4+3*[.$A47];3+COLUMN();1;;[.$C47]))*NB_GR_TD_FI+DUREE_TP*INDIRECT(ADDRESS(5+3*[.$A47];3+COLUMN();1;;[.$C47]))*NB_GR_TP_FI" office:value-type="float" office:value="12" calcext:value-type="float">
            <text:p>12</text:p>
          </table:table-cell>
          <table:table-cell table:style-name="ce187" table:formula="of:=DUREE_CM*INDIRECT(ADDRESS(3+3*[.$A47];3+COLUMN();1;;[.$C47]))+DUREE_TD*INDIRECT(ADDRESS(4+3*[.$A47];3+COLUMN();1;;[.$C47]))*NB_GR_TD_FI+DUREE_TP*INDIRECT(ADDRESS(5+3*[.$A47];3+COLUMN();1;;[.$C47]))*NB_GR_TP_FI" office:value-type="float" office:value="1.5" calcext:value-type="float">
            <text:p>1,5</text:p>
          </table:table-cell>
          <table:table-cell table:style-name="ce187" table:formula="of:=DUREE_CM*INDIRECT(ADDRESS(3+3*[.$A47];3+COLUMN();1;;[.$C47]))+DUREE_TD*INDIRECT(ADDRESS(4+3*[.$A47];3+COLUMN();1;;[.$C47]))*NB_GR_TD_FI+DUREE_TP*INDIRECT(ADDRESS(5+3*[.$A47];3+COLUMN();1;;[.$C47]))*NB_GR_TP_FI" office:value-type="float" office:value="0" calcext:value-type="float">
            <text:p>0</text:p>
          </table:table-cell>
          <table:table-cell table:style-name="ce187" table:formula="of:=DUREE_CM*INDIRECT(ADDRESS(3+3*[.$A47];3+COLUMN();1;;[.$C47]))+DUREE_TD*INDIRECT(ADDRESS(4+3*[.$A47];3+COLUMN();1;;[.$C47]))*NB_GR_TD_FI+DUREE_TP*INDIRECT(ADDRESS(5+3*[.$A47];3+COLUMN();1;;[.$C47]))*NB_GR_TP_FI" office:value-type="float" office:value="0" calcext:value-type="float">
            <text:p>0</text:p>
          </table:table-cell>
          <table:table-cell table:style-name="ce187" table:formula="of:=DUREE_CM*INDIRECT(ADDRESS(3+3*[.$A47];3+COLUMN();1;;[.$C47]))+DUREE_TD*INDIRECT(ADDRESS(4+3*[.$A47];3+COLUMN();1;;[.$C47]))*NB_GR_TD_FI+DUREE_TP*INDIRECT(ADDRESS(5+3*[.$A47];3+COLUMN();1;;[.$C47]))*NB_GR_TP_FI" office:value-type="float" office:value="0" calcext:value-type="float">
            <text:p>0</text:p>
          </table:table-cell>
          <table:table-cell table:style-name="ce187" table:formula="of:=DUREE_CM*INDIRECT(ADDRESS(3+3*[.$A47];3+COLUMN();1;;[.$C47]))+DUREE_TD*INDIRECT(ADDRESS(4+3*[.$A47];3+COLUMN();1;;[.$C47]))*NB_GR_TD_FI+DUREE_TP*INDIRECT(ADDRESS(5+3*[.$A47];3+COLUMN();1;;[.$C47]))*NB_GR_TP_FI" office:value-type="float" office:value="0" calcext:value-type="float">
            <text:p>0</text:p>
          </table:table-cell>
          <table:table-cell table:style-name="ce187" table:formula="of:=DUREE_CM*INDIRECT(ADDRESS(3+3*[.$A47];3+COLUMN();1;;[.$C47]))+DUREE_TD*INDIRECT(ADDRESS(4+3*[.$A47];3+COLUMN();1;;[.$C47]))*NB_GR_TD_FI+DUREE_TP*INDIRECT(ADDRESS(5+3*[.$A47];3+COLUMN();1;;[.$C47]))*NB_GR_TP_FI" office:value-type="float" office:value="0" calcext:value-type="float">
            <text:p>0</text:p>
          </table:table-cell>
          <table:table-cell table:style-name="ce187" table:formula="of:=DUREE_CM*INDIRECT(ADDRESS(3+3*[.$A47];3+COLUMN();1;;[.$C47]))+DUREE_TD*INDIRECT(ADDRESS(4+3*[.$A47];3+COLUMN();1;;[.$C47]))*NB_GR_TD_FI+DUREE_TP*INDIRECT(ADDRESS(5+3*[.$A47];3+COLUMN();1;;[.$C47]))*NB_GR_TP_FI" office:value-type="float" office:value="0" calcext:value-type="float">
            <text:p>0</text:p>
          </table:table-cell>
          <table:table-cell table:style-name="ce187" table:formula="of:=DUREE_CM*INDIRECT(ADDRESS(3+3*[.$A47];3+COLUMN();1;;[.$C47]))+DUREE_TD*INDIRECT(ADDRESS(4+3*[.$A47];3+COLUMN();1;;[.$C47]))*NB_GR_TD_FI+DUREE_TP*INDIRECT(ADDRESS(5+3*[.$A47];3+COLUMN();1;;[.$C47]))*NB_GR_TP_FI" office:value-type="float" office:value="0" calcext:value-type="float">
            <text:p>0</text:p>
          </table:table-cell>
          <table:table-cell table:style-name="ce187" table:formula="of:=DUREE_CM*INDIRECT(ADDRESS(3+3*[.$A47];3+COLUMN();1;;[.$C47]))+DUREE_TD*INDIRECT(ADDRESS(4+3*[.$A47];3+COLUMN();1;;[.$C47]))*NB_GR_TD_FI+DUREE_TP*INDIRECT(ADDRESS(5+3*[.$A47];3+COLUMN();1;;[.$C47]))*NB_GR_TP_FI" office:value-type="float" office:value="0" calcext:value-type="float">
            <text:p>0</text:p>
          </table:table-cell>
          <table:table-cell table:style-name="ce187" table:formula="of:=DUREE_CM*INDIRECT(ADDRESS(3+3*[.$A47];3+COLUMN();1;;[.$C47]))+DUREE_TD*INDIRECT(ADDRESS(4+3*[.$A47];3+COLUMN();1;;[.$C47]))*NB_GR_TD_FI+DUREE_TP*INDIRECT(ADDRESS(5+3*[.$A47];3+COLUMN();1;;[.$C47]))*NB_GR_TP_FI" office:value-type="float" office:value="0" calcext:value-type="float">
            <text:p>0</text:p>
          </table:table-cell>
          <table:table-cell table:style-name="ce187" table:formula="of:=DUREE_CM*INDIRECT(ADDRESS(3+3*[.$A47];3+COLUMN();1;;[.$C47]))+DUREE_TD*INDIRECT(ADDRESS(4+3*[.$A47];3+COLUMN();1;;[.$C47]))*NB_GR_TD_FI+DUREE_TP*INDIRECT(ADDRESS(5+3*[.$A47];3+COLUMN();1;;[.$C47]))*NB_GR_TP_FI" office:value-type="float" office:value="0" calcext:value-type="float">
            <text:p>0</text:p>
          </table:table-cell>
          <table:table-cell table:style-name="ce187"/>
          <table:table-cell table:style-name="ce184" table:formula="of:=SUM([.D47:.T47])" office:value-type="float" office:value="64.5" calcext:value-type="float">
            <text:p>64,5</text:p>
          </table:table-cell>
          <table:table-cell table:style-name="ce187"/>
          <table:table-cell table:style-name="ce155" table:number-columns-repeated="1001"/>
        </table:table-row>
        <table:table-row table:style-name="ro9">
          <table:table-cell table:style-name="ce187" table:formula="of:=INT(ROW()/2)-12" office:value-type="float" office:value="12" calcext:value-type="float">
            <text:p>12</text:p>
          </table:table-cell>
          <table:table-cell table:style-name="ce124"/>
          <table:table-cell table:style-name="ce124" office:value-type="string" calcext:value-type="string">
            <text:p>FA</text:p>
          </table:table-cell>
          <table:table-cell table:style-name="ce72" table:formula="of:=DUREE_CM*INDIRECT(ADDRESS(3+3*[.$A48];3+COLUMN();1;;[.$C48]))+DUREE_TD*INDIRECT(ADDRESS(4+3*[.$A48];3+COLUMN();1;;[.$C48]))*NB_GR_TD_FA+DUREE_TP*INDIRECT(ADDRESS(5+3*[.$A48];3+COLUMN();1;;[.$C48]))*NB_GR_TP_FA" office:value-type="float" office:value="0" calcext:value-type="float">
            <text:p>0</text:p>
          </table:table-cell>
          <table:table-cell table:style-name="ce72" table:formula="of:=DUREE_CM*INDIRECT(ADDRESS(3+3*[.$A48];3+COLUMN();1;;[.$C48]))+DUREE_TD*INDIRECT(ADDRESS(4+3*[.$A48];3+COLUMN();1;;[.$C48]))*NB_GR_TD_FA+DUREE_TP*INDIRECT(ADDRESS(5+3*[.$A48];3+COLUMN();1;;[.$C48]))*NB_GR_TP_FA" office:value-type="float" office:value="0" calcext:value-type="float">
            <text:p>0</text:p>
          </table:table-cell>
          <table:table-cell table:style-name="ce72" table:formula="of:=DUREE_CM*INDIRECT(ADDRESS(3+3*[.$A48];3+COLUMN();1;;[.$C48]))+DUREE_TD*INDIRECT(ADDRESS(4+3*[.$A48];3+COLUMN();1;;[.$C48]))*NB_GR_TD_FA+DUREE_TP*INDIRECT(ADDRESS(5+3*[.$A48];3+COLUMN();1;;[.$C48]))*NB_GR_TP_FA" office:value-type="float" office:value="0" calcext:value-type="float">
            <text:p>0</text:p>
          </table:table-cell>
          <table:table-cell table:style-name="ce72" table:formula="of:=DUREE_CM*INDIRECT(ADDRESS(3+3*[.$A48];3+COLUMN();1;;[.$C48]))+DUREE_TD*INDIRECT(ADDRESS(4+3*[.$A48];3+COLUMN();1;;[.$C48]))*NB_GR_TD_FA+DUREE_TP*INDIRECT(ADDRESS(5+3*[.$A48];3+COLUMN();1;;[.$C48]))*NB_GR_TP_FA" office:value-type="float" office:value="0" calcext:value-type="float">
            <text:p>0</text:p>
          </table:table-cell>
          <table:table-cell table:style-name="ce72" table:formula="of:=DUREE_CM*INDIRECT(ADDRESS(3+3*[.$A48];3+COLUMN();1;;[.$C48]))+DUREE_TD*INDIRECT(ADDRESS(4+3*[.$A48];3+COLUMN();1;;[.$C48]))*NB_GR_TD_FA+DUREE_TP*INDIRECT(ADDRESS(5+3*[.$A48];3+COLUMN();1;;[.$C48]))*NB_GR_TP_FA" office:value-type="float" office:value="0" calcext:value-type="float">
            <text:p>0</text:p>
          </table:table-cell>
          <table:table-cell table:style-name="ce72" table:formula="of:=DUREE_CM*INDIRECT(ADDRESS(3+3*[.$A48];3+COLUMN();1;;[.$C48]))+DUREE_TD*INDIRECT(ADDRESS(4+3*[.$A48];3+COLUMN();1;;[.$C48]))*NB_GR_TD_FA+DUREE_TP*INDIRECT(ADDRESS(5+3*[.$A48];3+COLUMN();1;;[.$C48]))*NB_GR_TP_FA" office:value-type="float" office:value="0" calcext:value-type="float">
            <text:p>0</text:p>
          </table:table-cell>
          <table:table-cell table:style-name="ce72" table:formula="of:=DUREE_CM*INDIRECT(ADDRESS(3+3*[.$A48];3+COLUMN();1;;[.$C48]))+DUREE_TD*INDIRECT(ADDRESS(4+3*[.$A48];3+COLUMN();1;;[.$C48]))*NB_GR_TD_FA+DUREE_TP*INDIRECT(ADDRESS(5+3*[.$A48];3+COLUMN();1;;[.$C48]))*NB_GR_TP_FA" office:value-type="float" office:value="0" calcext:value-type="float">
            <text:p>0</text:p>
          </table:table-cell>
          <table:table-cell table:style-name="ce72" table:formula="of:=DUREE_CM*INDIRECT(ADDRESS(3+3*[.$A48];3+COLUMN();1;;[.$C48]))+DUREE_TD*INDIRECT(ADDRESS(4+3*[.$A48];3+COLUMN();1;;[.$C48]))*NB_GR_TD_FA+DUREE_TP*INDIRECT(ADDRESS(5+3*[.$A48];3+COLUMN();1;;[.$C48]))*NB_GR_TP_FA" office:value-type="float" office:value="0" calcext:value-type="float">
            <text:p>0</text:p>
          </table:table-cell>
          <table:table-cell table:style-name="ce72" table:formula="of:=DUREE_CM*INDIRECT(ADDRESS(3+3*[.$A48];3+COLUMN();1;;[.$C48]))+DUREE_TD*INDIRECT(ADDRESS(4+3*[.$A48];3+COLUMN();1;;[.$C48]))*NB_GR_TD_FA+DUREE_TP*INDIRECT(ADDRESS(5+3*[.$A48];3+COLUMN();1;;[.$C48]))*NB_GR_TP_FA" office:value-type="float" office:value="0" calcext:value-type="float">
            <text:p>0</text:p>
          </table:table-cell>
          <table:table-cell table:style-name="ce72" table:formula="of:=DUREE_CM*INDIRECT(ADDRESS(3+3*[.$A48];3+COLUMN();1;;[.$C48]))+DUREE_TD*INDIRECT(ADDRESS(4+3*[.$A48];3+COLUMN();1;;[.$C48]))*NB_GR_TD_FA+DUREE_TP*INDIRECT(ADDRESS(5+3*[.$A48];3+COLUMN();1;;[.$C48]))*NB_GR_TP_FA" office:value-type="float" office:value="1.5" calcext:value-type="float">
            <text:p>1,5</text:p>
          </table:table-cell>
          <table:table-cell table:style-name="ce72" table:formula="of:=DUREE_CM*INDIRECT(ADDRESS(3+3*[.$A48];3+COLUMN();1;;[.$C48]))+DUREE_TD*INDIRECT(ADDRESS(4+3*[.$A48];3+COLUMN();1;;[.$C48]))*NB_GR_TD_FA+DUREE_TP*INDIRECT(ADDRESS(5+3*[.$A48];3+COLUMN();1;;[.$C48]))*NB_GR_TP_FA" office:value-type="float" office:value="4.5" calcext:value-type="float">
            <text:p>4,5</text:p>
          </table:table-cell>
          <table:table-cell table:style-name="ce72" table:formula="of:=DUREE_CM*INDIRECT(ADDRESS(3+3*[.$A48];3+COLUMN();1;;[.$C48]))+DUREE_TD*INDIRECT(ADDRESS(4+3*[.$A48];3+COLUMN();1;;[.$C48]))*NB_GR_TD_FA+DUREE_TP*INDIRECT(ADDRESS(5+3*[.$A48];3+COLUMN();1;;[.$C48]))*NB_GR_TP_FA" office:value-type="float" office:value="0" calcext:value-type="float">
            <text:p>0</text:p>
          </table:table-cell>
          <table:table-cell table:style-name="ce72" table:formula="of:=DUREE_CM*INDIRECT(ADDRESS(3+3*[.$A48];3+COLUMN();1;;[.$C48]))+DUREE_TD*INDIRECT(ADDRESS(4+3*[.$A48];3+COLUMN();1;;[.$C48]))*NB_GR_TD_FA+DUREE_TP*INDIRECT(ADDRESS(5+3*[.$A48];3+COLUMN();1;;[.$C48]))*NB_GR_TP_FA" office:value-type="float" office:value="0" calcext:value-type="float">
            <text:p>0</text:p>
          </table:table-cell>
          <table:table-cell table:style-name="ce72" table:formula="of:=DUREE_CM*INDIRECT(ADDRESS(3+3*[.$A48];3+COLUMN();1;;[.$C48]))+DUREE_TD*INDIRECT(ADDRESS(4+3*[.$A48];3+COLUMN();1;;[.$C48]))*NB_GR_TD_FA+DUREE_TP*INDIRECT(ADDRESS(5+3*[.$A48];3+COLUMN();1;;[.$C48]))*NB_GR_TP_FA" office:value-type="float" office:value="1.5" calcext:value-type="float">
            <text:p>1,5</text:p>
          </table:table-cell>
          <table:table-cell table:style-name="ce72" table:formula="of:=DUREE_CM*INDIRECT(ADDRESS(3+3*[.$A48];3+COLUMN();1;;[.$C48]))+DUREE_TD*INDIRECT(ADDRESS(4+3*[.$A48];3+COLUMN();1;;[.$C48]))*NB_GR_TD_FA+DUREE_TP*INDIRECT(ADDRESS(5+3*[.$A48];3+COLUMN();1;;[.$C48]))*NB_GR_TP_FA" office:value-type="float" office:value="6" calcext:value-type="float">
            <text:p>6</text:p>
          </table:table-cell>
          <table:table-cell table:style-name="ce72" table:formula="of:=DUREE_CM*INDIRECT(ADDRESS(3+3*[.$A48];3+COLUMN();1;;[.$C48]))+DUREE_TD*INDIRECT(ADDRESS(4+3*[.$A48];3+COLUMN();1;;[.$C48]))*NB_GR_TD_FA+DUREE_TP*INDIRECT(ADDRESS(5+3*[.$A48];3+COLUMN();1;;[.$C48]))*NB_GR_TP_FA" office:value-type="float" office:value="0" calcext:value-type="float">
            <text:p>0</text:p>
          </table:table-cell>
          <table:table-cell table:style-name="ce72" table:formula="of:=DUREE_CM*INDIRECT(ADDRESS(3+3*[.$A48];3+COLUMN();1;;[.$C48]))+DUREE_TD*INDIRECT(ADDRESS(4+3*[.$A48];3+COLUMN();1;;[.$C48]))*NB_GR_TD_FA+DUREE_TP*INDIRECT(ADDRESS(5+3*[.$A48];3+COLUMN();1;;[.$C48]))*NB_GR_TP_FA" office:value-type="float" office:value="0" calcext:value-type="float">
            <text:p>0</text:p>
          </table:table-cell>
          <table:table-cell table:style-name="ce72"/>
          <table:table-cell table:style-name="ce80"/>
          <table:table-cell table:style-name="ce80" table:formula="of:=SUM([.D48:.T48])" office:value-type="float" office:value="13.5" calcext:value-type="float">
            <text:p>13,5</text:p>
          </table:table-cell>
          <table:table-cell table:style-name="ce253" table:number-columns-repeated="1001"/>
        </table:table-row>
        <table:table-row table:style-name="ro9">
          <table:table-cell table:style-name="ce187" table:formula="of:=INT(ROW()/2)-12" office:value-type="float" office:value="12" calcext:value-type="float">
            <text:p>12</text:p>
          </table:table-cell>
          <table:table-cell table:style-name="ce123" table:formula="of:=INDIRECT(ADDRESS(INT(ROW()/2)-9;2;1;))" office:value-type="string" office:string-value="M2204" calcext:value-type="string">
            <text:p>M2204</text:p>
          </table:table-cell>
          <table:table-cell table:style-name="ce126" office:value-type="string" calcext:value-type="string">
            <text:p>FI</text:p>
          </table:table-cell>
          <table:table-cell table:style-name="ce187" table:formula="of:=DUREE_CM*INDIRECT(ADDRESS(3+3*[.$A49];3+COLUMN();1;;[.$C49]))+DUREE_TD*INDIRECT(ADDRESS(4+3*[.$A49];3+COLUMN();1;;[.$C49]))*NB_GR_TD_FI+DUREE_TP*INDIRECT(ADDRESS(5+3*[.$A49];3+COLUMN();1;;[.$C49]))*NB_GR_TP_FI" office:value-type="float" office:value="0" calcext:value-type="float">
            <text:p>0</text:p>
          </table:table-cell>
          <table:table-cell table:style-name="ce187" table:formula="of:=DUREE_CM*INDIRECT(ADDRESS(3+3*[.$A49];3+COLUMN();1;;[.$C49]))+DUREE_TD*INDIRECT(ADDRESS(4+3*[.$A49];3+COLUMN();1;;[.$C49]))*NB_GR_TD_FI+DUREE_TP*INDIRECT(ADDRESS(5+3*[.$A49];3+COLUMN();1;;[.$C49]))*NB_GR_TP_FI" office:value-type="float" office:value="0" calcext:value-type="float">
            <text:p>0</text:p>
          </table:table-cell>
          <table:table-cell table:style-name="ce187" table:formula="of:=DUREE_CM*INDIRECT(ADDRESS(3+3*[.$A49];3+COLUMN();1;;[.$C49]))+DUREE_TD*INDIRECT(ADDRESS(4+3*[.$A49];3+COLUMN();1;;[.$C49]))*NB_GR_TD_FI+DUREE_TP*INDIRECT(ADDRESS(5+3*[.$A49];3+COLUMN();1;;[.$C49]))*NB_GR_TP_FI" office:value-type="float" office:value="0" calcext:value-type="float">
            <text:p>0</text:p>
          </table:table-cell>
          <table:table-cell table:style-name="ce187" table:formula="of:=DUREE_CM*INDIRECT(ADDRESS(3+3*[.$A49];3+COLUMN();1;;[.$C49]))+DUREE_TD*INDIRECT(ADDRESS(4+3*[.$A49];3+COLUMN();1;;[.$C49]))*NB_GR_TD_FI+DUREE_TP*INDIRECT(ADDRESS(5+3*[.$A49];3+COLUMN();1;;[.$C49]))*NB_GR_TP_FI" office:value-type="float" office:value="0" calcext:value-type="float">
            <text:p>0</text:p>
          </table:table-cell>
          <table:table-cell table:style-name="ce187" table:formula="of:=DUREE_CM*INDIRECT(ADDRESS(3+3*[.$A49];3+COLUMN();1;;[.$C49]))+DUREE_TD*INDIRECT(ADDRESS(4+3*[.$A49];3+COLUMN();1;;[.$C49]))*NB_GR_TD_FI+DUREE_TP*INDIRECT(ADDRESS(5+3*[.$A49];3+COLUMN();1;;[.$C49]))*NB_GR_TP_FI" office:value-type="float" office:value="0" calcext:value-type="float">
            <text:p>0</text:p>
          </table:table-cell>
          <table:table-cell table:style-name="ce187" table:formula="of:=DUREE_CM*INDIRECT(ADDRESS(3+3*[.$A49];3+COLUMN();1;;[.$C49]))+DUREE_TD*INDIRECT(ADDRESS(4+3*[.$A49];3+COLUMN();1;;[.$C49]))*NB_GR_TD_FI+DUREE_TP*INDIRECT(ADDRESS(5+3*[.$A49];3+COLUMN();1;;[.$C49]))*NB_GR_TP_FI" office:value-type="float" office:value="0" calcext:value-type="float">
            <text:p>0</text:p>
          </table:table-cell>
          <table:table-cell table:style-name="ce187" table:formula="of:=DUREE_CM*INDIRECT(ADDRESS(3+3*[.$A49];3+COLUMN();1;;[.$C49]))+DUREE_TD*INDIRECT(ADDRESS(4+3*[.$A49];3+COLUMN();1;;[.$C49]))*NB_GR_TD_FI+DUREE_TP*INDIRECT(ADDRESS(5+3*[.$A49];3+COLUMN();1;;[.$C49]))*NB_GR_TP_FI" office:value-type="float" office:value="0" calcext:value-type="float">
            <text:p>0</text:p>
          </table:table-cell>
          <table:table-cell table:style-name="ce187" table:formula="of:=DUREE_CM*INDIRECT(ADDRESS(3+3*[.$A49];3+COLUMN();1;;[.$C49]))+DUREE_TD*INDIRECT(ADDRESS(4+3*[.$A49];3+COLUMN();1;;[.$C49]))*NB_GR_TD_FI+DUREE_TP*INDIRECT(ADDRESS(5+3*[.$A49];3+COLUMN();1;;[.$C49]))*NB_GR_TP_FI" office:value-type="float" office:value="0" calcext:value-type="float">
            <text:p>0</text:p>
          </table:table-cell>
          <table:table-cell table:style-name="ce187" table:formula="of:=DUREE_CM*INDIRECT(ADDRESS(3+3*[.$A49];3+COLUMN();1;;[.$C49]))+DUREE_TD*INDIRECT(ADDRESS(4+3*[.$A49];3+COLUMN();1;;[.$C49]))*NB_GR_TD_FI+DUREE_TP*INDIRECT(ADDRESS(5+3*[.$A49];3+COLUMN();1;;[.$C49]))*NB_GR_TP_FI" office:value-type="float" office:value="0" calcext:value-type="float">
            <text:p>0</text:p>
          </table:table-cell>
          <table:table-cell table:style-name="ce187" table:formula="of:=DUREE_CM*INDIRECT(ADDRESS(3+3*[.$A49];3+COLUMN();1;;[.$C49]))+DUREE_TD*INDIRECT(ADDRESS(4+3*[.$A49];3+COLUMN();1;;[.$C49]))*NB_GR_TD_FI+DUREE_TP*INDIRECT(ADDRESS(5+3*[.$A49];3+COLUMN();1;;[.$C49]))*NB_GR_TP_FI" office:value-type="float" office:value="0" calcext:value-type="float">
            <text:p>0</text:p>
          </table:table-cell>
          <table:table-cell table:style-name="ce187" table:formula="of:=DUREE_CM*INDIRECT(ADDRESS(3+3*[.$A49];3+COLUMN();1;;[.$C49]))+DUREE_TD*INDIRECT(ADDRESS(4+3*[.$A49];3+COLUMN();1;;[.$C49]))*NB_GR_TD_FI+DUREE_TP*INDIRECT(ADDRESS(5+3*[.$A49];3+COLUMN();1;;[.$C49]))*NB_GR_TP_FI" office:value-type="float" office:value="1.5" calcext:value-type="float">
            <text:p>1,5</text:p>
          </table:table-cell>
          <table:table-cell table:style-name="ce187" table:formula="of:=DUREE_CM*INDIRECT(ADDRESS(3+3*[.$A49];3+COLUMN();1;;[.$C49]))+DUREE_TD*INDIRECT(ADDRESS(4+3*[.$A49];3+COLUMN();1;;[.$C49]))*NB_GR_TD_FI+DUREE_TP*INDIRECT(ADDRESS(5+3*[.$A49];3+COLUMN();1;;[.$C49]))*NB_GR_TP_FI" office:value-type="float" office:value="12" calcext:value-type="float">
            <text:p>12</text:p>
          </table:table-cell>
          <table:table-cell table:style-name="ce187" table:formula="of:=DUREE_CM*INDIRECT(ADDRESS(3+3*[.$A49];3+COLUMN();1;;[.$C49]))+DUREE_TD*INDIRECT(ADDRESS(4+3*[.$A49];3+COLUMN();1;;[.$C49]))*NB_GR_TD_FI+DUREE_TP*INDIRECT(ADDRESS(5+3*[.$A49];3+COLUMN();1;;[.$C49]))*NB_GR_TP_FI" office:value-type="float" office:value="13.5" calcext:value-type="float">
            <text:p>13,5</text:p>
          </table:table-cell>
          <table:table-cell table:style-name="ce187" table:formula="of:=DUREE_CM*INDIRECT(ADDRESS(3+3*[.$A49];3+COLUMN();1;;[.$C49]))+DUREE_TD*INDIRECT(ADDRESS(4+3*[.$A49];3+COLUMN();1;;[.$C49]))*NB_GR_TD_FI+DUREE_TP*INDIRECT(ADDRESS(5+3*[.$A49];3+COLUMN();1;;[.$C49]))*NB_GR_TP_FI" office:value-type="float" office:value="12" calcext:value-type="float">
            <text:p>12</text:p>
          </table:table-cell>
          <table:table-cell table:style-name="ce187" table:formula="of:=DUREE_CM*INDIRECT(ADDRESS(3+3*[.$A49];3+COLUMN();1;;[.$C49]))+DUREE_TD*INDIRECT(ADDRESS(4+3*[.$A49];3+COLUMN();1;;[.$C49]))*NB_GR_TD_FI+DUREE_TP*INDIRECT(ADDRESS(5+3*[.$A49];3+COLUMN();1;;[.$C49]))*NB_GR_TP_FI" office:value-type="float" office:value="12" calcext:value-type="float">
            <text:p>12</text:p>
          </table:table-cell>
          <table:table-cell table:style-name="ce187" table:formula="of:=DUREE_CM*INDIRECT(ADDRESS(3+3*[.$A49];3+COLUMN();1;;[.$C49]))+DUREE_TD*INDIRECT(ADDRESS(4+3*[.$A49];3+COLUMN();1;;[.$C49]))*NB_GR_TD_FI+DUREE_TP*INDIRECT(ADDRESS(5+3*[.$A49];3+COLUMN();1;;[.$C49]))*NB_GR_TP_FI" office:value-type="float" office:value="0" calcext:value-type="float">
            <text:p>0</text:p>
          </table:table-cell>
          <table:table-cell table:style-name="ce187" table:formula="of:=DUREE_CM*INDIRECT(ADDRESS(3+3*[.$A49];3+COLUMN();1;;[.$C49]))+DUREE_TD*INDIRECT(ADDRESS(4+3*[.$A49];3+COLUMN();1;;[.$C49]))*NB_GR_TD_FI+DUREE_TP*INDIRECT(ADDRESS(5+3*[.$A49];3+COLUMN();1;;[.$C49]))*NB_GR_TP_FI" office:value-type="float" office:value="0" calcext:value-type="float">
            <text:p>0</text:p>
          </table:table-cell>
          <table:table-cell table:style-name="ce187"/>
          <table:table-cell table:style-name="ce184" table:formula="of:=SUM([.D49:.T49])" office:value-type="float" office:value="51" calcext:value-type="float">
            <text:p>51</text:p>
          </table:table-cell>
          <table:table-cell table:style-name="ce187"/>
          <table:table-cell table:style-name="ce155" table:number-columns-repeated="1001"/>
        </table:table-row>
        <table:table-row table:style-name="ro9">
          <table:table-cell table:style-name="ce187" table:formula="of:=INT(ROW()/2)-12" office:value-type="float" office:value="13" calcext:value-type="float">
            <text:p>13</text:p>
          </table:table-cell>
          <table:table-cell table:style-name="ce124"/>
          <table:table-cell table:style-name="ce124" office:value-type="string" calcext:value-type="string">
            <text:p>FA</text:p>
          </table:table-cell>
          <table:table-cell table:style-name="ce72" table:formula="of:=DUREE_CM*INDIRECT(ADDRESS(3+3*[.$A50];3+COLUMN();1;;[.$C50]))+DUREE_TD*INDIRECT(ADDRESS(4+3*[.$A50];3+COLUMN();1;;[.$C50]))*NB_GR_TD_FA+DUREE_TP*INDIRECT(ADDRESS(5+3*[.$A50];3+COLUMN();1;;[.$C50]))*NB_GR_TP_FA" office:value-type="float" office:value="4.5" calcext:value-type="float">
            <text:p>4,5</text:p>
          </table:table-cell>
          <table:table-cell table:style-name="ce72" table:formula="of:=DUREE_CM*INDIRECT(ADDRESS(3+3*[.$A50];3+COLUMN();1;;[.$C50]))+DUREE_TD*INDIRECT(ADDRESS(4+3*[.$A50];3+COLUMN();1;;[.$C50]))*NB_GR_TD_FA+DUREE_TP*INDIRECT(ADDRESS(5+3*[.$A50];3+COLUMN();1;;[.$C50]))*NB_GR_TP_FA" office:value-type="float" office:value="7.5" calcext:value-type="float">
            <text:p>7,5</text:p>
          </table:table-cell>
          <table:table-cell table:style-name="ce72" table:formula="of:=DUREE_CM*INDIRECT(ADDRESS(3+3*[.$A50];3+COLUMN();1;;[.$C50]))+DUREE_TD*INDIRECT(ADDRESS(4+3*[.$A50];3+COLUMN();1;;[.$C50]))*NB_GR_TD_FA+DUREE_TP*INDIRECT(ADDRESS(5+3*[.$A50];3+COLUMN();1;;[.$C50]))*NB_GR_TP_FA" office:value-type="float" office:value="4.5" calcext:value-type="float">
            <text:p>4,5</text:p>
          </table:table-cell>
          <table:table-cell table:style-name="ce72" table:formula="of:=DUREE_CM*INDIRECT(ADDRESS(3+3*[.$A50];3+COLUMN();1;;[.$C50]))+DUREE_TD*INDIRECT(ADDRESS(4+3*[.$A50];3+COLUMN();1;;[.$C50]))*NB_GR_TD_FA+DUREE_TP*INDIRECT(ADDRESS(5+3*[.$A50];3+COLUMN();1;;[.$C50]))*NB_GR_TP_FA" office:value-type="float" office:value="0" calcext:value-type="float">
            <text:p>0</text:p>
          </table:table-cell>
          <table:table-cell table:style-name="ce72" table:formula="of:=DUREE_CM*INDIRECT(ADDRESS(3+3*[.$A50];3+COLUMN();1;;[.$C50]))+DUREE_TD*INDIRECT(ADDRESS(4+3*[.$A50];3+COLUMN();1;;[.$C50]))*NB_GR_TD_FA+DUREE_TP*INDIRECT(ADDRESS(5+3*[.$A50];3+COLUMN();1;;[.$C50]))*NB_GR_TP_FA" office:value-type="float" office:value="0" calcext:value-type="float">
            <text:p>0</text:p>
          </table:table-cell>
          <table:table-cell table:style-name="ce72" table:formula="of:=DUREE_CM*INDIRECT(ADDRESS(3+3*[.$A50];3+COLUMN();1;;[.$C50]))+DUREE_TD*INDIRECT(ADDRESS(4+3*[.$A50];3+COLUMN();1;;[.$C50]))*NB_GR_TD_FA+DUREE_TP*INDIRECT(ADDRESS(5+3*[.$A50];3+COLUMN();1;;[.$C50]))*NB_GR_TP_FA" office:value-type="float" office:value="0" calcext:value-type="float">
            <text:p>0</text:p>
          </table:table-cell>
          <table:table-cell table:style-name="ce72" table:formula="of:=DUREE_CM*INDIRECT(ADDRESS(3+3*[.$A50];3+COLUMN();1;;[.$C50]))+DUREE_TD*INDIRECT(ADDRESS(4+3*[.$A50];3+COLUMN();1;;[.$C50]))*NB_GR_TD_FA+DUREE_TP*INDIRECT(ADDRESS(5+3*[.$A50];3+COLUMN();1;;[.$C50]))*NB_GR_TP_FA" office:value-type="float" office:value="0" calcext:value-type="float">
            <text:p>0</text:p>
          </table:table-cell>
          <table:table-cell table:style-name="ce72" table:formula="of:=DUREE_CM*INDIRECT(ADDRESS(3+3*[.$A50];3+COLUMN();1;;[.$C50]))+DUREE_TD*INDIRECT(ADDRESS(4+3*[.$A50];3+COLUMN();1;;[.$C50]))*NB_GR_TD_FA+DUREE_TP*INDIRECT(ADDRESS(5+3*[.$A50];3+COLUMN();1;;[.$C50]))*NB_GR_TP_FA" office:value-type="float" office:value="0" calcext:value-type="float">
            <text:p>0</text:p>
          </table:table-cell>
          <table:table-cell table:style-name="ce72" table:formula="of:=DUREE_CM*INDIRECT(ADDRESS(3+3*[.$A50];3+COLUMN();1;;[.$C50]))+DUREE_TD*INDIRECT(ADDRESS(4+3*[.$A50];3+COLUMN();1;;[.$C50]))*NB_GR_TD_FA+DUREE_TP*INDIRECT(ADDRESS(5+3*[.$A50];3+COLUMN();1;;[.$C50]))*NB_GR_TP_FA" office:value-type="float" office:value="0" calcext:value-type="float">
            <text:p>0</text:p>
          </table:table-cell>
          <table:table-cell table:style-name="ce72" table:formula="of:=DUREE_CM*INDIRECT(ADDRESS(3+3*[.$A50];3+COLUMN();1;;[.$C50]))+DUREE_TD*INDIRECT(ADDRESS(4+3*[.$A50];3+COLUMN();1;;[.$C50]))*NB_GR_TD_FA+DUREE_TP*INDIRECT(ADDRESS(5+3*[.$A50];3+COLUMN();1;;[.$C50]))*NB_GR_TP_FA" office:value-type="float" office:value="0" calcext:value-type="float">
            <text:p>0</text:p>
          </table:table-cell>
          <table:table-cell table:style-name="ce72" table:formula="of:=DUREE_CM*INDIRECT(ADDRESS(3+3*[.$A50];3+COLUMN();1;;[.$C50]))+DUREE_TD*INDIRECT(ADDRESS(4+3*[.$A50];3+COLUMN();1;;[.$C50]))*NB_GR_TD_FA+DUREE_TP*INDIRECT(ADDRESS(5+3*[.$A50];3+COLUMN();1;;[.$C50]))*NB_GR_TP_FA" office:value-type="float" office:value="0" calcext:value-type="float">
            <text:p>0</text:p>
          </table:table-cell>
          <table:table-cell table:style-name="ce72" table:formula="of:=DUREE_CM*INDIRECT(ADDRESS(3+3*[.$A50];3+COLUMN();1;;[.$C50]))+DUREE_TD*INDIRECT(ADDRESS(4+3*[.$A50];3+COLUMN();1;;[.$C50]))*NB_GR_TD_FA+DUREE_TP*INDIRECT(ADDRESS(5+3*[.$A50];3+COLUMN();1;;[.$C50]))*NB_GR_TP_FA" office:value-type="float" office:value="0" calcext:value-type="float">
            <text:p>0</text:p>
          </table:table-cell>
          <table:table-cell table:style-name="ce72" table:formula="of:=DUREE_CM*INDIRECT(ADDRESS(3+3*[.$A50];3+COLUMN();1;;[.$C50]))+DUREE_TD*INDIRECT(ADDRESS(4+3*[.$A50];3+COLUMN();1;;[.$C50]))*NB_GR_TD_FA+DUREE_TP*INDIRECT(ADDRESS(5+3*[.$A50];3+COLUMN();1;;[.$C50]))*NB_GR_TP_FA" office:value-type="float" office:value="0" calcext:value-type="float">
            <text:p>0</text:p>
          </table:table-cell>
          <table:table-cell table:style-name="ce72" table:formula="of:=DUREE_CM*INDIRECT(ADDRESS(3+3*[.$A50];3+COLUMN();1;;[.$C50]))+DUREE_TD*INDIRECT(ADDRESS(4+3*[.$A50];3+COLUMN();1;;[.$C50]))*NB_GR_TD_FA+DUREE_TP*INDIRECT(ADDRESS(5+3*[.$A50];3+COLUMN();1;;[.$C50]))*NB_GR_TP_FA" office:value-type="float" office:value="0" calcext:value-type="float">
            <text:p>0</text:p>
          </table:table-cell>
          <table:table-cell table:style-name="ce72" table:formula="of:=DUREE_CM*INDIRECT(ADDRESS(3+3*[.$A50];3+COLUMN();1;;[.$C50]))+DUREE_TD*INDIRECT(ADDRESS(4+3*[.$A50];3+COLUMN();1;;[.$C50]))*NB_GR_TD_FA+DUREE_TP*INDIRECT(ADDRESS(5+3*[.$A50];3+COLUMN();1;;[.$C50]))*NB_GR_TP_FA" office:value-type="float" office:value="0" calcext:value-type="float">
            <text:p>0</text:p>
          </table:table-cell>
          <table:table-cell table:style-name="ce72" table:formula="of:=DUREE_CM*INDIRECT(ADDRESS(3+3*[.$A50];3+COLUMN();1;;[.$C50]))+DUREE_TD*INDIRECT(ADDRESS(4+3*[.$A50];3+COLUMN();1;;[.$C50]))*NB_GR_TD_FA+DUREE_TP*INDIRECT(ADDRESS(5+3*[.$A50];3+COLUMN();1;;[.$C50]))*NB_GR_TP_FA" office:value-type="float" office:value="0" calcext:value-type="float">
            <text:p>0</text:p>
          </table:table-cell>
          <table:table-cell table:style-name="ce72" table:formula="of:=DUREE_CM*INDIRECT(ADDRESS(3+3*[.$A50];3+COLUMN();1;;[.$C50]))+DUREE_TD*INDIRECT(ADDRESS(4+3*[.$A50];3+COLUMN();1;;[.$C50]))*NB_GR_TD_FA+DUREE_TP*INDIRECT(ADDRESS(5+3*[.$A50];3+COLUMN();1;;[.$C50]))*NB_GR_TP_FA" office:value-type="float" office:value="0" calcext:value-type="float">
            <text:p>0</text:p>
          </table:table-cell>
          <table:table-cell table:style-name="ce72"/>
          <table:table-cell table:style-name="ce80"/>
          <table:table-cell table:style-name="ce80" table:formula="of:=SUM([.D50:.T50])" office:value-type="float" office:value="16.5" calcext:value-type="float">
            <text:p>16,5</text:p>
          </table:table-cell>
          <table:table-cell table:style-name="ce253" table:number-columns-repeated="1001"/>
        </table:table-row>
        <table:table-row table:style-name="ro9">
          <table:table-cell table:style-name="ce187" table:formula="of:=INT(ROW()/2)-12" office:value-type="float" office:value="13" calcext:value-type="float">
            <text:p>13</text:p>
          </table:table-cell>
          <table:table-cell table:style-name="ce123" table:formula="of:=INDIRECT(ADDRESS(INT(ROW()/2)-9;2;1;))" office:value-type="string" office:string-value="M2205" calcext:value-type="string">
            <text:p>M2205</text:p>
          </table:table-cell>
          <table:table-cell table:style-name="ce126" office:value-type="string" calcext:value-type="string">
            <text:p>FI</text:p>
          </table:table-cell>
          <table:table-cell table:style-name="ce187" table:formula="of:=DUREE_CM*INDIRECT(ADDRESS(3+3*[.$A51];3+COLUMN();1;;[.$C51]))+DUREE_TD*INDIRECT(ADDRESS(4+3*[.$A51];3+COLUMN();1;;[.$C51]))*NB_GR_TD_FI+DUREE_TP*INDIRECT(ADDRESS(5+3*[.$A51];3+COLUMN();1;;[.$C51]))*NB_GR_TP_FI" office:value-type="float" office:value="4.5" calcext:value-type="float">
            <text:p>4,5</text:p>
          </table:table-cell>
          <table:table-cell table:style-name="ce187" table:formula="of:=DUREE_CM*INDIRECT(ADDRESS(3+3*[.$A51];3+COLUMN();1;;[.$C51]))+DUREE_TD*INDIRECT(ADDRESS(4+3*[.$A51];3+COLUMN();1;;[.$C51]))*NB_GR_TD_FI+DUREE_TP*INDIRECT(ADDRESS(5+3*[.$A51];3+COLUMN();1;;[.$C51]))*NB_GR_TP_FI" office:value-type="float" office:value="19.5" calcext:value-type="float">
            <text:p>19,5</text:p>
          </table:table-cell>
          <table:table-cell table:style-name="ce187" table:formula="of:=DUREE_CM*INDIRECT(ADDRESS(3+3*[.$A51];3+COLUMN();1;;[.$C51]))+DUREE_TD*INDIRECT(ADDRESS(4+3*[.$A51];3+COLUMN();1;;[.$C51]))*NB_GR_TD_FI+DUREE_TP*INDIRECT(ADDRESS(5+3*[.$A51];3+COLUMN();1;;[.$C51]))*NB_GR_TP_FI" office:value-type="float" office:value="18" calcext:value-type="float">
            <text:p>18</text:p>
          </table:table-cell>
          <table:table-cell table:style-name="ce187" table:formula="of:=DUREE_CM*INDIRECT(ADDRESS(3+3*[.$A51];3+COLUMN();1;;[.$C51]))+DUREE_TD*INDIRECT(ADDRESS(4+3*[.$A51];3+COLUMN();1;;[.$C51]))*NB_GR_TD_FI+DUREE_TP*INDIRECT(ADDRESS(5+3*[.$A51];3+COLUMN();1;;[.$C51]))*NB_GR_TP_FI" office:value-type="float" office:value="15" calcext:value-type="float">
            <text:p>15</text:p>
          </table:table-cell>
          <table:table-cell table:style-name="ce187" table:formula="of:=DUREE_CM*INDIRECT(ADDRESS(3+3*[.$A51];3+COLUMN();1;;[.$C51]))+DUREE_TD*INDIRECT(ADDRESS(4+3*[.$A51];3+COLUMN();1;;[.$C51]))*NB_GR_TD_FI+DUREE_TP*INDIRECT(ADDRESS(5+3*[.$A51];3+COLUMN();1;;[.$C51]))*NB_GR_TP_FI" office:value-type="float" office:value="15" calcext:value-type="float">
            <text:p>15</text:p>
          </table:table-cell>
          <table:table-cell table:style-name="ce187" table:formula="of:=DUREE_CM*INDIRECT(ADDRESS(3+3*[.$A51];3+COLUMN();1;;[.$C51]))+DUREE_TD*INDIRECT(ADDRESS(4+3*[.$A51];3+COLUMN();1;;[.$C51]))*NB_GR_TD_FI+DUREE_TP*INDIRECT(ADDRESS(5+3*[.$A51];3+COLUMN();1;;[.$C51]))*NB_GR_TP_FI" office:value-type="float" office:value="4.5" calcext:value-type="float">
            <text:p>4,5</text:p>
          </table:table-cell>
          <table:table-cell table:style-name="ce187" table:formula="of:=DUREE_CM*INDIRECT(ADDRESS(3+3*[.$A51];3+COLUMN();1;;[.$C51]))+DUREE_TD*INDIRECT(ADDRESS(4+3*[.$A51];3+COLUMN();1;;[.$C51]))*NB_GR_TD_FI+DUREE_TP*INDIRECT(ADDRESS(5+3*[.$A51];3+COLUMN();1;;[.$C51]))*NB_GR_TP_FI" office:value-type="float" office:value="0" calcext:value-type="float">
            <text:p>0</text:p>
          </table:table-cell>
          <table:table-cell table:style-name="ce187" table:formula="of:=DUREE_CM*INDIRECT(ADDRESS(3+3*[.$A51];3+COLUMN();1;;[.$C51]))+DUREE_TD*INDIRECT(ADDRESS(4+3*[.$A51];3+COLUMN();1;;[.$C51]))*NB_GR_TD_FI+DUREE_TP*INDIRECT(ADDRESS(5+3*[.$A51];3+COLUMN();1;;[.$C51]))*NB_GR_TP_FI" office:value-type="float" office:value="0" calcext:value-type="float">
            <text:p>0</text:p>
          </table:table-cell>
          <table:table-cell table:style-name="ce187" table:formula="of:=DUREE_CM*INDIRECT(ADDRESS(3+3*[.$A51];3+COLUMN();1;;[.$C51]))+DUREE_TD*INDIRECT(ADDRESS(4+3*[.$A51];3+COLUMN();1;;[.$C51]))*NB_GR_TD_FI+DUREE_TP*INDIRECT(ADDRESS(5+3*[.$A51];3+COLUMN();1;;[.$C51]))*NB_GR_TP_FI" office:value-type="float" office:value="0" calcext:value-type="float">
            <text:p>0</text:p>
          </table:table-cell>
          <table:table-cell table:style-name="ce187" table:formula="of:=DUREE_CM*INDIRECT(ADDRESS(3+3*[.$A51];3+COLUMN();1;;[.$C51]))+DUREE_TD*INDIRECT(ADDRESS(4+3*[.$A51];3+COLUMN();1;;[.$C51]))*NB_GR_TD_FI+DUREE_TP*INDIRECT(ADDRESS(5+3*[.$A51];3+COLUMN();1;;[.$C51]))*NB_GR_TP_FI" office:value-type="float" office:value="0" calcext:value-type="float">
            <text:p>0</text:p>
          </table:table-cell>
          <table:table-cell table:style-name="ce187" table:formula="of:=DUREE_CM*INDIRECT(ADDRESS(3+3*[.$A51];3+COLUMN();1;;[.$C51]))+DUREE_TD*INDIRECT(ADDRESS(4+3*[.$A51];3+COLUMN();1;;[.$C51]))*NB_GR_TD_FI+DUREE_TP*INDIRECT(ADDRESS(5+3*[.$A51];3+COLUMN();1;;[.$C51]))*NB_GR_TP_FI" office:value-type="float" office:value="0" calcext:value-type="float">
            <text:p>0</text:p>
          </table:table-cell>
          <table:table-cell table:style-name="ce187" table:formula="of:=DUREE_CM*INDIRECT(ADDRESS(3+3*[.$A51];3+COLUMN();1;;[.$C51]))+DUREE_TD*INDIRECT(ADDRESS(4+3*[.$A51];3+COLUMN();1;;[.$C51]))*NB_GR_TD_FI+DUREE_TP*INDIRECT(ADDRESS(5+3*[.$A51];3+COLUMN();1;;[.$C51]))*NB_GR_TP_FI" office:value-type="float" office:value="0" calcext:value-type="float">
            <text:p>0</text:p>
          </table:table-cell>
          <table:table-cell table:style-name="ce187" table:formula="of:=DUREE_CM*INDIRECT(ADDRESS(3+3*[.$A51];3+COLUMN();1;;[.$C51]))+DUREE_TD*INDIRECT(ADDRESS(4+3*[.$A51];3+COLUMN();1;;[.$C51]))*NB_GR_TD_FI+DUREE_TP*INDIRECT(ADDRESS(5+3*[.$A51];3+COLUMN();1;;[.$C51]))*NB_GR_TP_FI" office:value-type="float" office:value="0" calcext:value-type="float">
            <text:p>0</text:p>
          </table:table-cell>
          <table:table-cell table:style-name="ce187" table:formula="of:=DUREE_CM*INDIRECT(ADDRESS(3+3*[.$A51];3+COLUMN();1;;[.$C51]))+DUREE_TD*INDIRECT(ADDRESS(4+3*[.$A51];3+COLUMN();1;;[.$C51]))*NB_GR_TD_FI+DUREE_TP*INDIRECT(ADDRESS(5+3*[.$A51];3+COLUMN();1;;[.$C51]))*NB_GR_TP_FI" office:value-type="float" office:value="0" calcext:value-type="float">
            <text:p>0</text:p>
          </table:table-cell>
          <table:table-cell table:style-name="ce187" table:formula="of:=DUREE_CM*INDIRECT(ADDRESS(3+3*[.$A51];3+COLUMN();1;;[.$C51]))+DUREE_TD*INDIRECT(ADDRESS(4+3*[.$A51];3+COLUMN();1;;[.$C51]))*NB_GR_TD_FI+DUREE_TP*INDIRECT(ADDRESS(5+3*[.$A51];3+COLUMN();1;;[.$C51]))*NB_GR_TP_FI" office:value-type="float" office:value="0" calcext:value-type="float">
            <text:p>0</text:p>
          </table:table-cell>
          <table:table-cell table:style-name="ce187" table:formula="of:=DUREE_CM*INDIRECT(ADDRESS(3+3*[.$A51];3+COLUMN();1;;[.$C51]))+DUREE_TD*INDIRECT(ADDRESS(4+3*[.$A51];3+COLUMN();1;;[.$C51]))*NB_GR_TD_FI+DUREE_TP*INDIRECT(ADDRESS(5+3*[.$A51];3+COLUMN();1;;[.$C51]))*NB_GR_TP_FI" office:value-type="float" office:value="0" calcext:value-type="float">
            <text:p>0</text:p>
          </table:table-cell>
          <table:table-cell table:style-name="ce187" table:formula="of:=DUREE_CM*INDIRECT(ADDRESS(3+3*[.$A51];3+COLUMN();1;;[.$C51]))+DUREE_TD*INDIRECT(ADDRESS(4+3*[.$A51];3+COLUMN();1;;[.$C51]))*NB_GR_TD_FI+DUREE_TP*INDIRECT(ADDRESS(5+3*[.$A51];3+COLUMN();1;;[.$C51]))*NB_GR_TP_FI" office:value-type="float" office:value="0" calcext:value-type="float">
            <text:p>0</text:p>
          </table:table-cell>
          <table:table-cell table:style-name="ce187"/>
          <table:table-cell table:style-name="ce184" table:formula="of:=SUM([.D51:.T51])" office:value-type="float" office:value="76.5" calcext:value-type="float">
            <text:p>76,5</text:p>
          </table:table-cell>
          <table:table-cell table:style-name="ce187"/>
          <table:table-cell table:style-name="ce155" table:number-columns-repeated="1001"/>
        </table:table-row>
        <table:table-row table:style-name="ro9">
          <table:table-cell table:style-name="ce187" table:formula="of:=INT(ROW()/2)-12" office:value-type="float" office:value="14" calcext:value-type="float">
            <text:p>14</text:p>
          </table:table-cell>
          <table:table-cell table:style-name="ce124"/>
          <table:table-cell table:style-name="ce124" office:value-type="string" calcext:value-type="string">
            <text:p>FA</text:p>
          </table:table-cell>
          <table:table-cell table:style-name="ce72" table:formula="of:=DUREE_CM*INDIRECT(ADDRESS(3+3*[.$A52];3+COLUMN();1;;[.$C52]))+DUREE_TD*INDIRECT(ADDRESS(4+3*[.$A52];3+COLUMN();1;;[.$C52]))*NB_GR_TD_FA+DUREE_TP*INDIRECT(ADDRESS(5+3*[.$A52];3+COLUMN();1;;[.$C52]))*NB_GR_TP_FA" office:value-type="float" office:value="3" calcext:value-type="float">
            <text:p>3</text:p>
          </table:table-cell>
          <table:table-cell table:style-name="ce72" table:formula="of:=DUREE_CM*INDIRECT(ADDRESS(3+3*[.$A52];3+COLUMN();1;;[.$C52]))+DUREE_TD*INDIRECT(ADDRESS(4+3*[.$A52];3+COLUMN();1;;[.$C52]))*NB_GR_TD_FA+DUREE_TP*INDIRECT(ADDRESS(5+3*[.$A52];3+COLUMN();1;;[.$C52]))*NB_GR_TP_FA" office:value-type="float" office:value="3" calcext:value-type="float">
            <text:p>3</text:p>
          </table:table-cell>
          <table:table-cell table:style-name="ce72" table:formula="of:=DUREE_CM*INDIRECT(ADDRESS(3+3*[.$A52];3+COLUMN();1;;[.$C52]))+DUREE_TD*INDIRECT(ADDRESS(4+3*[.$A52];3+COLUMN();1;;[.$C52]))*NB_GR_TD_FA+DUREE_TP*INDIRECT(ADDRESS(5+3*[.$A52];3+COLUMN();1;;[.$C52]))*NB_GR_TP_FA" office:value-type="float" office:value="3" calcext:value-type="float">
            <text:p>3</text:p>
          </table:table-cell>
          <table:table-cell table:style-name="ce72" table:formula="of:=DUREE_CM*INDIRECT(ADDRESS(3+3*[.$A52];3+COLUMN();1;;[.$C52]))+DUREE_TD*INDIRECT(ADDRESS(4+3*[.$A52];3+COLUMN();1;;[.$C52]))*NB_GR_TD_FA+DUREE_TP*INDIRECT(ADDRESS(5+3*[.$A52];3+COLUMN();1;;[.$C52]))*NB_GR_TP_FA" office:value-type="float" office:value="0" calcext:value-type="float">
            <text:p>0</text:p>
          </table:table-cell>
          <table:table-cell table:style-name="ce72" table:formula="of:=DUREE_CM*INDIRECT(ADDRESS(3+3*[.$A52];3+COLUMN();1;;[.$C52]))+DUREE_TD*INDIRECT(ADDRESS(4+3*[.$A52];3+COLUMN();1;;[.$C52]))*NB_GR_TD_FA+DUREE_TP*INDIRECT(ADDRESS(5+3*[.$A52];3+COLUMN();1;;[.$C52]))*NB_GR_TP_FA" office:value-type="float" office:value="0" calcext:value-type="float">
            <text:p>0</text:p>
          </table:table-cell>
          <table:table-cell table:style-name="ce72" table:formula="of:=DUREE_CM*INDIRECT(ADDRESS(3+3*[.$A52];3+COLUMN();1;;[.$C52]))+DUREE_TD*INDIRECT(ADDRESS(4+3*[.$A52];3+COLUMN();1;;[.$C52]))*NB_GR_TD_FA+DUREE_TP*INDIRECT(ADDRESS(5+3*[.$A52];3+COLUMN();1;;[.$C52]))*NB_GR_TP_FA" office:value-type="float" office:value="0" calcext:value-type="float">
            <text:p>0</text:p>
          </table:table-cell>
          <table:table-cell table:style-name="ce72" table:formula="of:=DUREE_CM*INDIRECT(ADDRESS(3+3*[.$A52];3+COLUMN();1;;[.$C52]))+DUREE_TD*INDIRECT(ADDRESS(4+3*[.$A52];3+COLUMN();1;;[.$C52]))*NB_GR_TD_FA+DUREE_TP*INDIRECT(ADDRESS(5+3*[.$A52];3+COLUMN();1;;[.$C52]))*NB_GR_TP_FA" office:value-type="float" office:value="4.5" calcext:value-type="float">
            <text:p>4,5</text:p>
          </table:table-cell>
          <table:table-cell table:style-name="ce72" table:formula="of:=DUREE_CM*INDIRECT(ADDRESS(3+3*[.$A52];3+COLUMN();1;;[.$C52]))+DUREE_TD*INDIRECT(ADDRESS(4+3*[.$A52];3+COLUMN();1;;[.$C52]))*NB_GR_TD_FA+DUREE_TP*INDIRECT(ADDRESS(5+3*[.$A52];3+COLUMN();1;;[.$C52]))*NB_GR_TP_FA" office:value-type="float" office:value="3" calcext:value-type="float">
            <text:p>3</text:p>
          </table:table-cell>
          <table:table-cell table:style-name="ce72" table:formula="of:=DUREE_CM*INDIRECT(ADDRESS(3+3*[.$A52];3+COLUMN();1;;[.$C52]))+DUREE_TD*INDIRECT(ADDRESS(4+3*[.$A52];3+COLUMN();1;;[.$C52]))*NB_GR_TD_FA+DUREE_TP*INDIRECT(ADDRESS(5+3*[.$A52];3+COLUMN();1;;[.$C52]))*NB_GR_TP_FA" office:value-type="float" office:value="0" calcext:value-type="float">
            <text:p>0</text:p>
          </table:table-cell>
          <table:table-cell table:style-name="ce72" table:formula="of:=DUREE_CM*INDIRECT(ADDRESS(3+3*[.$A52];3+COLUMN();1;;[.$C52]))+DUREE_TD*INDIRECT(ADDRESS(4+3*[.$A52];3+COLUMN();1;;[.$C52]))*NB_GR_TD_FA+DUREE_TP*INDIRECT(ADDRESS(5+3*[.$A52];3+COLUMN();1;;[.$C52]))*NB_GR_TP_FA" office:value-type="float" office:value="4.5" calcext:value-type="float">
            <text:p>4,5</text:p>
          </table:table-cell>
          <table:table-cell table:style-name="ce72" table:formula="of:=DUREE_CM*INDIRECT(ADDRESS(3+3*[.$A52];3+COLUMN();1;;[.$C52]))+DUREE_TD*INDIRECT(ADDRESS(4+3*[.$A52];3+COLUMN();1;;[.$C52]))*NB_GR_TD_FA+DUREE_TP*INDIRECT(ADDRESS(5+3*[.$A52];3+COLUMN();1;;[.$C52]))*NB_GR_TP_FA" office:value-type="float" office:value="0" calcext:value-type="float">
            <text:p>0</text:p>
          </table:table-cell>
          <table:table-cell table:style-name="ce72" table:formula="of:=DUREE_CM*INDIRECT(ADDRESS(3+3*[.$A52];3+COLUMN();1;;[.$C52]))+DUREE_TD*INDIRECT(ADDRESS(4+3*[.$A52];3+COLUMN();1;;[.$C52]))*NB_GR_TD_FA+DUREE_TP*INDIRECT(ADDRESS(5+3*[.$A52];3+COLUMN();1;;[.$C52]))*NB_GR_TP_FA" office:value-type="float" office:value="0" calcext:value-type="float">
            <text:p>0</text:p>
          </table:table-cell>
          <table:table-cell table:style-name="ce72" table:formula="of:=DUREE_CM*INDIRECT(ADDRESS(3+3*[.$A52];3+COLUMN();1;;[.$C52]))+DUREE_TD*INDIRECT(ADDRESS(4+3*[.$A52];3+COLUMN();1;;[.$C52]))*NB_GR_TD_FA+DUREE_TP*INDIRECT(ADDRESS(5+3*[.$A52];3+COLUMN();1;;[.$C52]))*NB_GR_TP_FA" office:value-type="float" office:value="0" calcext:value-type="float">
            <text:p>0</text:p>
          </table:table-cell>
          <table:table-cell table:style-name="ce72" table:formula="of:=DUREE_CM*INDIRECT(ADDRESS(3+3*[.$A52];3+COLUMN();1;;[.$C52]))+DUREE_TD*INDIRECT(ADDRESS(4+3*[.$A52];3+COLUMN();1;;[.$C52]))*NB_GR_TD_FA+DUREE_TP*INDIRECT(ADDRESS(5+3*[.$A52];3+COLUMN();1;;[.$C52]))*NB_GR_TP_FA" office:value-type="float" office:value="0" calcext:value-type="float">
            <text:p>0</text:p>
          </table:table-cell>
          <table:table-cell table:style-name="ce72" table:formula="of:=DUREE_CM*INDIRECT(ADDRESS(3+3*[.$A52];3+COLUMN();1;;[.$C52]))+DUREE_TD*INDIRECT(ADDRESS(4+3*[.$A52];3+COLUMN();1;;[.$C52]))*NB_GR_TD_FA+DUREE_TP*INDIRECT(ADDRESS(5+3*[.$A52];3+COLUMN();1;;[.$C52]))*NB_GR_TP_FA" office:value-type="float" office:value="0" calcext:value-type="float">
            <text:p>0</text:p>
          </table:table-cell>
          <table:table-cell table:style-name="ce72" table:formula="of:=DUREE_CM*INDIRECT(ADDRESS(3+3*[.$A52];3+COLUMN();1;;[.$C52]))+DUREE_TD*INDIRECT(ADDRESS(4+3*[.$A52];3+COLUMN();1;;[.$C52]))*NB_GR_TD_FA+DUREE_TP*INDIRECT(ADDRESS(5+3*[.$A52];3+COLUMN();1;;[.$C52]))*NB_GR_TP_FA" office:value-type="float" office:value="0" calcext:value-type="float">
            <text:p>0</text:p>
          </table:table-cell>
          <table:table-cell table:style-name="ce72" table:formula="of:=DUREE_CM*INDIRECT(ADDRESS(3+3*[.$A52];3+COLUMN();1;;[.$C52]))+DUREE_TD*INDIRECT(ADDRESS(4+3*[.$A52];3+COLUMN();1;;[.$C52]))*NB_GR_TD_FA+DUREE_TP*INDIRECT(ADDRESS(5+3*[.$A52];3+COLUMN();1;;[.$C52]))*NB_GR_TP_FA" office:value-type="float" office:value="0" calcext:value-type="float">
            <text:p>0</text:p>
          </table:table-cell>
          <table:table-cell table:style-name="ce72"/>
          <table:table-cell table:style-name="ce80"/>
          <table:table-cell table:style-name="ce80" table:formula="of:=SUM([.D52:.T52])" office:value-type="float" office:value="21" calcext:value-type="float">
            <text:p>21</text:p>
          </table:table-cell>
          <table:table-cell table:style-name="ce253" table:number-columns-repeated="1001"/>
        </table:table-row>
        <table:table-row table:style-name="ro9">
          <table:table-cell table:style-name="ce187" table:formula="of:=INT(ROW()/2)-12" office:value-type="float" office:value="14" calcext:value-type="float">
            <text:p>14</text:p>
          </table:table-cell>
          <table:table-cell table:style-name="ce123" table:formula="of:=INDIRECT(ADDRESS(INT(ROW()/2)-9;2;1;))" office:value-type="string" office:string-value="M2206" calcext:value-type="string">
            <text:p>M2206</text:p>
          </table:table-cell>
          <table:table-cell table:style-name="ce126" office:value-type="string" calcext:value-type="string">
            <text:p>FI</text:p>
          </table:table-cell>
          <table:table-cell table:style-name="ce187" table:formula="of:=DUREE_CM*INDIRECT(ADDRESS(3+3*[.$A53];3+COLUMN();1;;[.$C53]))+DUREE_TD*INDIRECT(ADDRESS(4+3*[.$A53];3+COLUMN();1;;[.$C53]))*NB_GR_TD_FI+DUREE_TP*INDIRECT(ADDRESS(5+3*[.$A53];3+COLUMN();1;;[.$C53]))*NB_GR_TP_FI" office:value-type="float" office:value="4.5" calcext:value-type="float">
            <text:p>4,5</text:p>
          </table:table-cell>
          <table:table-cell table:style-name="ce187" table:formula="of:=DUREE_CM*INDIRECT(ADDRESS(3+3*[.$A53];3+COLUMN();1;;[.$C53]))+DUREE_TD*INDIRECT(ADDRESS(4+3*[.$A53];3+COLUMN();1;;[.$C53]))*NB_GR_TD_FI+DUREE_TP*INDIRECT(ADDRESS(5+3*[.$A53];3+COLUMN();1;;[.$C53]))*NB_GR_TP_FI" office:value-type="float" office:value="16.5" calcext:value-type="float">
            <text:p>16,5</text:p>
          </table:table-cell>
          <table:table-cell table:style-name="ce187" table:formula="of:=DUREE_CM*INDIRECT(ADDRESS(3+3*[.$A53];3+COLUMN();1;;[.$C53]))+DUREE_TD*INDIRECT(ADDRESS(4+3*[.$A53];3+COLUMN();1;;[.$C53]))*NB_GR_TD_FI+DUREE_TP*INDIRECT(ADDRESS(5+3*[.$A53];3+COLUMN();1;;[.$C53]))*NB_GR_TP_FI" office:value-type="float" office:value="15" calcext:value-type="float">
            <text:p>15</text:p>
          </table:table-cell>
          <table:table-cell table:style-name="ce187" table:formula="of:=DUREE_CM*INDIRECT(ADDRESS(3+3*[.$A53];3+COLUMN();1;;[.$C53]))+DUREE_TD*INDIRECT(ADDRESS(4+3*[.$A53];3+COLUMN();1;;[.$C53]))*NB_GR_TD_FI+DUREE_TP*INDIRECT(ADDRESS(5+3*[.$A53];3+COLUMN();1;;[.$C53]))*NB_GR_TP_FI" office:value-type="float" office:value="12" calcext:value-type="float">
            <text:p>12</text:p>
          </table:table-cell>
          <table:table-cell table:style-name="ce187" table:formula="of:=DUREE_CM*INDIRECT(ADDRESS(3+3*[.$A53];3+COLUMN();1;;[.$C53]))+DUREE_TD*INDIRECT(ADDRESS(4+3*[.$A53];3+COLUMN();1;;[.$C53]))*NB_GR_TD_FI+DUREE_TP*INDIRECT(ADDRESS(5+3*[.$A53];3+COLUMN();1;;[.$C53]))*NB_GR_TP_FI" office:value-type="float" office:value="15" calcext:value-type="float">
            <text:p>15</text:p>
          </table:table-cell>
          <table:table-cell table:style-name="ce187" table:formula="of:=DUREE_CM*INDIRECT(ADDRESS(3+3*[.$A53];3+COLUMN();1;;[.$C53]))+DUREE_TD*INDIRECT(ADDRESS(4+3*[.$A53];3+COLUMN();1;;[.$C53]))*NB_GR_TD_FI+DUREE_TP*INDIRECT(ADDRESS(5+3*[.$A53];3+COLUMN();1;;[.$C53]))*NB_GR_TP_FI" office:value-type="float" office:value="12" calcext:value-type="float">
            <text:p>12</text:p>
          </table:table-cell>
          <table:table-cell table:style-name="ce187" table:formula="of:=DUREE_CM*INDIRECT(ADDRESS(3+3*[.$A53];3+COLUMN();1;;[.$C53]))+DUREE_TD*INDIRECT(ADDRESS(4+3*[.$A53];3+COLUMN();1;;[.$C53]))*NB_GR_TD_FI+DUREE_TP*INDIRECT(ADDRESS(5+3*[.$A53];3+COLUMN();1;;[.$C53]))*NB_GR_TP_FI" office:value-type="float" office:value="12" calcext:value-type="float">
            <text:p>12</text:p>
          </table:table-cell>
          <table:table-cell table:style-name="ce187" table:formula="of:=DUREE_CM*INDIRECT(ADDRESS(3+3*[.$A53];3+COLUMN();1;;[.$C53]))+DUREE_TD*INDIRECT(ADDRESS(4+3*[.$A53];3+COLUMN();1;;[.$C53]))*NB_GR_TD_FI+DUREE_TP*INDIRECT(ADDRESS(5+3*[.$A53];3+COLUMN();1;;[.$C53]))*NB_GR_TP_FI" office:value-type="float" office:value="0" calcext:value-type="float">
            <text:p>0</text:p>
          </table:table-cell>
          <table:table-cell table:style-name="ce187" table:formula="of:=DUREE_CM*INDIRECT(ADDRESS(3+3*[.$A53];3+COLUMN();1;;[.$C53]))+DUREE_TD*INDIRECT(ADDRESS(4+3*[.$A53];3+COLUMN();1;;[.$C53]))*NB_GR_TD_FI+DUREE_TP*INDIRECT(ADDRESS(5+3*[.$A53];3+COLUMN();1;;[.$C53]))*NB_GR_TP_FI" office:value-type="float" office:value="0" calcext:value-type="float">
            <text:p>0</text:p>
          </table:table-cell>
          <table:table-cell table:style-name="ce187" table:formula="of:=DUREE_CM*INDIRECT(ADDRESS(3+3*[.$A53];3+COLUMN();1;;[.$C53]))+DUREE_TD*INDIRECT(ADDRESS(4+3*[.$A53];3+COLUMN();1;;[.$C53]))*NB_GR_TD_FI+DUREE_TP*INDIRECT(ADDRESS(5+3*[.$A53];3+COLUMN();1;;[.$C53]))*NB_GR_TP_FI" office:value-type="float" office:value="0" calcext:value-type="float">
            <text:p>0</text:p>
          </table:table-cell>
          <table:table-cell table:style-name="ce187" table:formula="of:=DUREE_CM*INDIRECT(ADDRESS(3+3*[.$A53];3+COLUMN();1;;[.$C53]))+DUREE_TD*INDIRECT(ADDRESS(4+3*[.$A53];3+COLUMN();1;;[.$C53]))*NB_GR_TD_FI+DUREE_TP*INDIRECT(ADDRESS(5+3*[.$A53];3+COLUMN();1;;[.$C53]))*NB_GR_TP_FI" office:value-type="float" office:value="0" calcext:value-type="float">
            <text:p>0</text:p>
          </table:table-cell>
          <table:table-cell table:style-name="ce187" table:formula="of:=DUREE_CM*INDIRECT(ADDRESS(3+3*[.$A53];3+COLUMN();1;;[.$C53]))+DUREE_TD*INDIRECT(ADDRESS(4+3*[.$A53];3+COLUMN();1;;[.$C53]))*NB_GR_TD_FI+DUREE_TP*INDIRECT(ADDRESS(5+3*[.$A53];3+COLUMN();1;;[.$C53]))*NB_GR_TP_FI" office:value-type="float" office:value="0" calcext:value-type="float">
            <text:p>0</text:p>
          </table:table-cell>
          <table:table-cell table:style-name="ce187" table:formula="of:=DUREE_CM*INDIRECT(ADDRESS(3+3*[.$A53];3+COLUMN();1;;[.$C53]))+DUREE_TD*INDIRECT(ADDRESS(4+3*[.$A53];3+COLUMN();1;;[.$C53]))*NB_GR_TD_FI+DUREE_TP*INDIRECT(ADDRESS(5+3*[.$A53];3+COLUMN();1;;[.$C53]))*NB_GR_TP_FI" office:value-type="float" office:value="0" calcext:value-type="float">
            <text:p>0</text:p>
          </table:table-cell>
          <table:table-cell table:style-name="ce187" table:formula="of:=DUREE_CM*INDIRECT(ADDRESS(3+3*[.$A53];3+COLUMN();1;;[.$C53]))+DUREE_TD*INDIRECT(ADDRESS(4+3*[.$A53];3+COLUMN();1;;[.$C53]))*NB_GR_TD_FI+DUREE_TP*INDIRECT(ADDRESS(5+3*[.$A53];3+COLUMN();1;;[.$C53]))*NB_GR_TP_FI" office:value-type="float" office:value="0" calcext:value-type="float">
            <text:p>0</text:p>
          </table:table-cell>
          <table:table-cell table:style-name="ce187" table:formula="of:=DUREE_CM*INDIRECT(ADDRESS(3+3*[.$A53];3+COLUMN();1;;[.$C53]))+DUREE_TD*INDIRECT(ADDRESS(4+3*[.$A53];3+COLUMN();1;;[.$C53]))*NB_GR_TD_FI+DUREE_TP*INDIRECT(ADDRESS(5+3*[.$A53];3+COLUMN();1;;[.$C53]))*NB_GR_TP_FI" office:value-type="float" office:value="0" calcext:value-type="float">
            <text:p>0</text:p>
          </table:table-cell>
          <table:table-cell table:style-name="ce187" table:formula="of:=DUREE_CM*INDIRECT(ADDRESS(3+3*[.$A53];3+COLUMN();1;;[.$C53]))+DUREE_TD*INDIRECT(ADDRESS(4+3*[.$A53];3+COLUMN();1;;[.$C53]))*NB_GR_TD_FI+DUREE_TP*INDIRECT(ADDRESS(5+3*[.$A53];3+COLUMN();1;;[.$C53]))*NB_GR_TP_FI" office:value-type="float" office:value="0" calcext:value-type="float">
            <text:p>0</text:p>
          </table:table-cell>
          <table:table-cell table:style-name="ce187" table:formula="of:=DUREE_CM*INDIRECT(ADDRESS(3+3*[.$A53];3+COLUMN();1;;[.$C53]))+DUREE_TD*INDIRECT(ADDRESS(4+3*[.$A53];3+COLUMN();1;;[.$C53]))*NB_GR_TD_FI+DUREE_TP*INDIRECT(ADDRESS(5+3*[.$A53];3+COLUMN();1;;[.$C53]))*NB_GR_TP_FI" office:value-type="float" office:value="0" calcext:value-type="float">
            <text:p>0</text:p>
          </table:table-cell>
          <table:table-cell table:style-name="ce187"/>
          <table:table-cell table:style-name="ce184" table:formula="of:=SUM([.D53:.T53])" office:value-type="float" office:value="87" calcext:value-type="float">
            <text:p>87</text:p>
          </table:table-cell>
          <table:table-cell table:style-name="ce187"/>
          <table:table-cell table:style-name="ce155" table:number-columns-repeated="1001"/>
        </table:table-row>
        <table:table-row table:style-name="ro9">
          <table:table-cell table:style-name="ce187" table:formula="of:=INT(ROW()/2)-12" office:value-type="float" office:value="15" calcext:value-type="float">
            <text:p>15</text:p>
          </table:table-cell>
          <table:table-cell table:style-name="ce124"/>
          <table:table-cell table:style-name="ce124" office:value-type="string" calcext:value-type="string">
            <text:p>FA</text:p>
          </table:table-cell>
          <table:table-cell table:style-name="ce72" table:formula="of:=DUREE_CM*INDIRECT(ADDRESS(3+3*[.$A54];3+COLUMN();1;;[.$C54]))+DUREE_TD*INDIRECT(ADDRESS(4+3*[.$A54];3+COLUMN();1;;[.$C54]))*NB_GR_TD_FA+DUREE_TP*INDIRECT(ADDRESS(5+3*[.$A54];3+COLUMN();1;;[.$C54]))*NB_GR_TP_FA" office:value-type="float" office:value="0" calcext:value-type="float">
            <text:p>0</text:p>
          </table:table-cell>
          <table:table-cell table:style-name="ce72" table:formula="of:=DUREE_CM*INDIRECT(ADDRESS(3+3*[.$A54];3+COLUMN();1;;[.$C54]))+DUREE_TD*INDIRECT(ADDRESS(4+3*[.$A54];3+COLUMN();1;;[.$C54]))*NB_GR_TD_FA+DUREE_TP*INDIRECT(ADDRESS(5+3*[.$A54];3+COLUMN();1;;[.$C54]))*NB_GR_TP_FA" office:value-type="float" office:value="0" calcext:value-type="float">
            <text:p>0</text:p>
          </table:table-cell>
          <table:table-cell table:style-name="ce72" table:formula="of:=DUREE_CM*INDIRECT(ADDRESS(3+3*[.$A54];3+COLUMN();1;;[.$C54]))+DUREE_TD*INDIRECT(ADDRESS(4+3*[.$A54];3+COLUMN();1;;[.$C54]))*NB_GR_TD_FA+DUREE_TP*INDIRECT(ADDRESS(5+3*[.$A54];3+COLUMN();1;;[.$C54]))*NB_GR_TP_FA" office:value-type="float" office:value="0" calcext:value-type="float">
            <text:p>0</text:p>
          </table:table-cell>
          <table:table-cell table:style-name="ce72" table:formula="of:=DUREE_CM*INDIRECT(ADDRESS(3+3*[.$A54];3+COLUMN();1;;[.$C54]))+DUREE_TD*INDIRECT(ADDRESS(4+3*[.$A54];3+COLUMN();1;;[.$C54]))*NB_GR_TD_FA+DUREE_TP*INDIRECT(ADDRESS(5+3*[.$A54];3+COLUMN();1;;[.$C54]))*NB_GR_TP_FA" office:value-type="float" office:value="0" calcext:value-type="float">
            <text:p>0</text:p>
          </table:table-cell>
          <table:table-cell table:style-name="ce72" table:formula="of:=DUREE_CM*INDIRECT(ADDRESS(3+3*[.$A54];3+COLUMN();1;;[.$C54]))+DUREE_TD*INDIRECT(ADDRESS(4+3*[.$A54];3+COLUMN();1;;[.$C54]))*NB_GR_TD_FA+DUREE_TP*INDIRECT(ADDRESS(5+3*[.$A54];3+COLUMN();1;;[.$C54]))*NB_GR_TP_FA" office:value-type="float" office:value="0" calcext:value-type="float">
            <text:p>0</text:p>
          </table:table-cell>
          <table:table-cell table:style-name="ce72" table:formula="of:=DUREE_CM*INDIRECT(ADDRESS(3+3*[.$A54];3+COLUMN();1;;[.$C54]))+DUREE_TD*INDIRECT(ADDRESS(4+3*[.$A54];3+COLUMN();1;;[.$C54]))*NB_GR_TD_FA+DUREE_TP*INDIRECT(ADDRESS(5+3*[.$A54];3+COLUMN();1;;[.$C54]))*NB_GR_TP_FA" office:value-type="float" office:value="0" calcext:value-type="float">
            <text:p>0</text:p>
          </table:table-cell>
          <table:table-cell table:style-name="ce72" table:formula="of:=DUREE_CM*INDIRECT(ADDRESS(3+3*[.$A54];3+COLUMN();1;;[.$C54]))+DUREE_TD*INDIRECT(ADDRESS(4+3*[.$A54];3+COLUMN();1;;[.$C54]))*NB_GR_TD_FA+DUREE_TP*INDIRECT(ADDRESS(5+3*[.$A54];3+COLUMN();1;;[.$C54]))*NB_GR_TP_FA" office:value-type="float" office:value="0" calcext:value-type="float">
            <text:p>0</text:p>
          </table:table-cell>
          <table:table-cell table:style-name="ce72" table:formula="of:=DUREE_CM*INDIRECT(ADDRESS(3+3*[.$A54];3+COLUMN();1;;[.$C54]))+DUREE_TD*INDIRECT(ADDRESS(4+3*[.$A54];3+COLUMN();1;;[.$C54]))*NB_GR_TD_FA+DUREE_TP*INDIRECT(ADDRESS(5+3*[.$A54];3+COLUMN();1;;[.$C54]))*NB_GR_TP_FA" office:value-type="float" office:value="0" calcext:value-type="float">
            <text:p>0</text:p>
          </table:table-cell>
          <table:table-cell table:style-name="ce72" table:formula="of:=DUREE_CM*INDIRECT(ADDRESS(3+3*[.$A54];3+COLUMN();1;;[.$C54]))+DUREE_TD*INDIRECT(ADDRESS(4+3*[.$A54];3+COLUMN();1;;[.$C54]))*NB_GR_TD_FA+DUREE_TP*INDIRECT(ADDRESS(5+3*[.$A54];3+COLUMN();1;;[.$C54]))*NB_GR_TP_FA" office:value-type="float" office:value="0" calcext:value-type="float">
            <text:p>0</text:p>
          </table:table-cell>
          <table:table-cell table:style-name="ce72" table:formula="of:=DUREE_CM*INDIRECT(ADDRESS(3+3*[.$A54];3+COLUMN();1;;[.$C54]))+DUREE_TD*INDIRECT(ADDRESS(4+3*[.$A54];3+COLUMN();1;;[.$C54]))*NB_GR_TD_FA+DUREE_TP*INDIRECT(ADDRESS(5+3*[.$A54];3+COLUMN();1;;[.$C54]))*NB_GR_TP_FA" office:value-type="float" office:value="0" calcext:value-type="float">
            <text:p>0</text:p>
          </table:table-cell>
          <table:table-cell table:style-name="ce72" table:formula="of:=DUREE_CM*INDIRECT(ADDRESS(3+3*[.$A54];3+COLUMN();1;;[.$C54]))+DUREE_TD*INDIRECT(ADDRESS(4+3*[.$A54];3+COLUMN();1;;[.$C54]))*NB_GR_TD_FA+DUREE_TP*INDIRECT(ADDRESS(5+3*[.$A54];3+COLUMN();1;;[.$C54]))*NB_GR_TP_FA" office:value-type="float" office:value="0" calcext:value-type="float">
            <text:p>0</text:p>
          </table:table-cell>
          <table:table-cell table:style-name="ce72" table:formula="of:=DUREE_CM*INDIRECT(ADDRESS(3+3*[.$A54];3+COLUMN();1;;[.$C54]))+DUREE_TD*INDIRECT(ADDRESS(4+3*[.$A54];3+COLUMN();1;;[.$C54]))*NB_GR_TD_FA+DUREE_TP*INDIRECT(ADDRESS(5+3*[.$A54];3+COLUMN();1;;[.$C54]))*NB_GR_TP_FA" office:value-type="float" office:value="0" calcext:value-type="float">
            <text:p>0</text:p>
          </table:table-cell>
          <table:table-cell table:style-name="ce72" table:formula="of:=DUREE_CM*INDIRECT(ADDRESS(3+3*[.$A54];3+COLUMN();1;;[.$C54]))+DUREE_TD*INDIRECT(ADDRESS(4+3*[.$A54];3+COLUMN();1;;[.$C54]))*NB_GR_TD_FA+DUREE_TP*INDIRECT(ADDRESS(5+3*[.$A54];3+COLUMN();1;;[.$C54]))*NB_GR_TP_FA" office:value-type="float" office:value="0" calcext:value-type="float">
            <text:p>0</text:p>
          </table:table-cell>
          <table:table-cell table:style-name="ce72" table:formula="of:=DUREE_CM*INDIRECT(ADDRESS(3+3*[.$A54];3+COLUMN();1;;[.$C54]))+DUREE_TD*INDIRECT(ADDRESS(4+3*[.$A54];3+COLUMN();1;;[.$C54]))*NB_GR_TD_FA+DUREE_TP*INDIRECT(ADDRESS(5+3*[.$A54];3+COLUMN();1;;[.$C54]))*NB_GR_TP_FA" office:value-type="float" office:value="0" calcext:value-type="float">
            <text:p>0</text:p>
          </table:table-cell>
          <table:table-cell table:style-name="ce72" table:formula="of:=DUREE_CM*INDIRECT(ADDRESS(3+3*[.$A54];3+COLUMN();1;;[.$C54]))+DUREE_TD*INDIRECT(ADDRESS(4+3*[.$A54];3+COLUMN();1;;[.$C54]))*NB_GR_TD_FA+DUREE_TP*INDIRECT(ADDRESS(5+3*[.$A54];3+COLUMN();1;;[.$C54]))*NB_GR_TP_FA" office:value-type="float" office:value="0" calcext:value-type="float">
            <text:p>0</text:p>
          </table:table-cell>
          <table:table-cell table:style-name="ce72" table:formula="of:=DUREE_CM*INDIRECT(ADDRESS(3+3*[.$A54];3+COLUMN();1;;[.$C54]))+DUREE_TD*INDIRECT(ADDRESS(4+3*[.$A54];3+COLUMN();1;;[.$C54]))*NB_GR_TD_FA+DUREE_TP*INDIRECT(ADDRESS(5+3*[.$A54];3+COLUMN();1;;[.$C54]))*NB_GR_TP_FA" office:value-type="float" office:value="0" calcext:value-type="float">
            <text:p>0</text:p>
          </table:table-cell>
          <table:table-cell table:style-name="ce72" table:formula="of:=DUREE_CM*INDIRECT(ADDRESS(3+3*[.$A54];3+COLUMN();1;;[.$C54]))+DUREE_TD*INDIRECT(ADDRESS(4+3*[.$A54];3+COLUMN();1;;[.$C54]))*NB_GR_TD_FA+DUREE_TP*INDIRECT(ADDRESS(5+3*[.$A54];3+COLUMN();1;;[.$C54]))*NB_GR_TP_FA" office:value-type="float" office:value="0" calcext:value-type="float">
            <text:p>0</text:p>
          </table:table-cell>
          <table:table-cell table:style-name="ce72"/>
          <table:table-cell table:style-name="ce80"/>
          <table:table-cell table:style-name="ce80" table:formula="of:=SUM([.D54:.T54])" office:value-type="float" office:value="0" calcext:value-type="float">
            <text:p>0</text:p>
          </table:table-cell>
          <table:table-cell table:style-name="ce253" table:number-columns-repeated="1001"/>
        </table:table-row>
        <table:table-row table:style-name="ro9">
          <table:table-cell table:style-name="ce187" table:formula="of:=INT(ROW()/2)-12" office:value-type="float" office:value="15" calcext:value-type="float">
            <text:p>15</text:p>
          </table:table-cell>
          <table:table-cell table:style-name="ce123" table:formula="of:=INDIRECT(ADDRESS(INT(ROW()/2)-9;2;1;))" office:value-type="string" office:string-value="M2207" calcext:value-type="string">
            <text:p>M2207</text:p>
          </table:table-cell>
          <table:table-cell table:style-name="ce126" office:value-type="string" calcext:value-type="string">
            <text:p>FI</text:p>
          </table:table-cell>
          <table:table-cell table:style-name="ce187" table:formula="of:=DUREE_CM*INDIRECT(ADDRESS(3+3*[.$A55];3+COLUMN();1;;[.$C55]))+DUREE_TD*INDIRECT(ADDRESS(4+3*[.$A55];3+COLUMN();1;;[.$C55]))*NB_GR_TD_FI+DUREE_TP*INDIRECT(ADDRESS(5+3*[.$A55];3+COLUMN();1;;[.$C55]))*NB_GR_TP_FI" office:value-type="float" office:value="0" calcext:value-type="float">
            <text:p>0</text:p>
          </table:table-cell>
          <table:table-cell table:style-name="ce187" table:formula="of:=DUREE_CM*INDIRECT(ADDRESS(3+3*[.$A55];3+COLUMN();1;;[.$C55]))+DUREE_TD*INDIRECT(ADDRESS(4+3*[.$A55];3+COLUMN();1;;[.$C55]))*NB_GR_TD_FI+DUREE_TP*INDIRECT(ADDRESS(5+3*[.$A55];3+COLUMN();1;;[.$C55]))*NB_GR_TP_FI" office:value-type="float" office:value="0" calcext:value-type="float">
            <text:p>0</text:p>
          </table:table-cell>
          <table:table-cell table:style-name="ce187" table:formula="of:=DUREE_CM*INDIRECT(ADDRESS(3+3*[.$A55];3+COLUMN();1;;[.$C55]))+DUREE_TD*INDIRECT(ADDRESS(4+3*[.$A55];3+COLUMN();1;;[.$C55]))*NB_GR_TD_FI+DUREE_TP*INDIRECT(ADDRESS(5+3*[.$A55];3+COLUMN();1;;[.$C55]))*NB_GR_TP_FI" office:value-type="float" office:value="0" calcext:value-type="float">
            <text:p>0</text:p>
          </table:table-cell>
          <table:table-cell table:style-name="ce187" table:formula="of:=DUREE_CM*INDIRECT(ADDRESS(3+3*[.$A55];3+COLUMN();1;;[.$C55]))+DUREE_TD*INDIRECT(ADDRESS(4+3*[.$A55];3+COLUMN();1;;[.$C55]))*NB_GR_TD_FI+DUREE_TP*INDIRECT(ADDRESS(5+3*[.$A55];3+COLUMN();1;;[.$C55]))*NB_GR_TP_FI" office:value-type="float" office:value="0" calcext:value-type="float">
            <text:p>0</text:p>
          </table:table-cell>
          <table:table-cell table:style-name="ce187" table:formula="of:=DUREE_CM*INDIRECT(ADDRESS(3+3*[.$A55];3+COLUMN();1;;[.$C55]))+DUREE_TD*INDIRECT(ADDRESS(4+3*[.$A55];3+COLUMN();1;;[.$C55]))*NB_GR_TD_FI+DUREE_TP*INDIRECT(ADDRESS(5+3*[.$A55];3+COLUMN();1;;[.$C55]))*NB_GR_TP_FI" office:value-type="float" office:value="0" calcext:value-type="float">
            <text:p>0</text:p>
          </table:table-cell>
          <table:table-cell table:style-name="ce187" table:formula="of:=DUREE_CM*INDIRECT(ADDRESS(3+3*[.$A55];3+COLUMN();1;;[.$C55]))+DUREE_TD*INDIRECT(ADDRESS(4+3*[.$A55];3+COLUMN();1;;[.$C55]))*NB_GR_TD_FI+DUREE_TP*INDIRECT(ADDRESS(5+3*[.$A55];3+COLUMN();1;;[.$C55]))*NB_GR_TP_FI" office:value-type="float" office:value="0" calcext:value-type="float">
            <text:p>0</text:p>
          </table:table-cell>
          <table:table-cell table:style-name="ce187" table:formula="of:=DUREE_CM*INDIRECT(ADDRESS(3+3*[.$A55];3+COLUMN();1;;[.$C55]))+DUREE_TD*INDIRECT(ADDRESS(4+3*[.$A55];3+COLUMN();1;;[.$C55]))*NB_GR_TD_FI+DUREE_TP*INDIRECT(ADDRESS(5+3*[.$A55];3+COLUMN();1;;[.$C55]))*NB_GR_TP_FI" office:value-type="float" office:value="6" calcext:value-type="float">
            <text:p>6</text:p>
          </table:table-cell>
          <table:table-cell table:style-name="ce187" table:formula="of:=DUREE_CM*INDIRECT(ADDRESS(3+3*[.$A55];3+COLUMN();1;;[.$C55]))+DUREE_TD*INDIRECT(ADDRESS(4+3*[.$A55];3+COLUMN();1;;[.$C55]))*NB_GR_TD_FI+DUREE_TP*INDIRECT(ADDRESS(5+3*[.$A55];3+COLUMN();1;;[.$C55]))*NB_GR_TP_FI" office:value-type="float" office:value="6" calcext:value-type="float">
            <text:p>6</text:p>
          </table:table-cell>
          <table:table-cell table:style-name="ce187" table:formula="of:=DUREE_CM*INDIRECT(ADDRESS(3+3*[.$A55];3+COLUMN();1;;[.$C55]))+DUREE_TD*INDIRECT(ADDRESS(4+3*[.$A55];3+COLUMN();1;;[.$C55]))*NB_GR_TD_FI+DUREE_TP*INDIRECT(ADDRESS(5+3*[.$A55];3+COLUMN();1;;[.$C55]))*NB_GR_TP_FI" office:value-type="float" office:value="6" calcext:value-type="float">
            <text:p>6</text:p>
          </table:table-cell>
          <table:table-cell table:style-name="ce187" table:formula="of:=DUREE_CM*INDIRECT(ADDRESS(3+3*[.$A55];3+COLUMN();1;;[.$C55]))+DUREE_TD*INDIRECT(ADDRESS(4+3*[.$A55];3+COLUMN();1;;[.$C55]))*NB_GR_TD_FI+DUREE_TP*INDIRECT(ADDRESS(5+3*[.$A55];3+COLUMN();1;;[.$C55]))*NB_GR_TP_FI" office:value-type="float" office:value="6" calcext:value-type="float">
            <text:p>6</text:p>
          </table:table-cell>
          <table:table-cell table:style-name="ce187" table:formula="of:=DUREE_CM*INDIRECT(ADDRESS(3+3*[.$A55];3+COLUMN();1;;[.$C55]))+DUREE_TD*INDIRECT(ADDRESS(4+3*[.$A55];3+COLUMN();1;;[.$C55]))*NB_GR_TD_FI+DUREE_TP*INDIRECT(ADDRESS(5+3*[.$A55];3+COLUMN();1;;[.$C55]))*NB_GR_TP_FI" office:value-type="float" office:value="6" calcext:value-type="float">
            <text:p>6</text:p>
          </table:table-cell>
          <table:table-cell table:style-name="ce187" table:formula="of:=DUREE_CM*INDIRECT(ADDRESS(3+3*[.$A55];3+COLUMN();1;;[.$C55]))+DUREE_TD*INDIRECT(ADDRESS(4+3*[.$A55];3+COLUMN();1;;[.$C55]))*NB_GR_TD_FI+DUREE_TP*INDIRECT(ADDRESS(5+3*[.$A55];3+COLUMN();1;;[.$C55]))*NB_GR_TP_FI" office:value-type="float" office:value="0" calcext:value-type="float">
            <text:p>0</text:p>
          </table:table-cell>
          <table:table-cell table:style-name="ce187" table:formula="of:=DUREE_CM*INDIRECT(ADDRESS(3+3*[.$A55];3+COLUMN();1;;[.$C55]))+DUREE_TD*INDIRECT(ADDRESS(4+3*[.$A55];3+COLUMN();1;;[.$C55]))*NB_GR_TD_FI+DUREE_TP*INDIRECT(ADDRESS(5+3*[.$A55];3+COLUMN();1;;[.$C55]))*NB_GR_TP_FI" office:value-type="float" office:value="0" calcext:value-type="float">
            <text:p>0</text:p>
          </table:table-cell>
          <table:table-cell table:style-name="ce187" table:formula="of:=DUREE_CM*INDIRECT(ADDRESS(3+3*[.$A55];3+COLUMN();1;;[.$C55]))+DUREE_TD*INDIRECT(ADDRESS(4+3*[.$A55];3+COLUMN();1;;[.$C55]))*NB_GR_TD_FI+DUREE_TP*INDIRECT(ADDRESS(5+3*[.$A55];3+COLUMN();1;;[.$C55]))*NB_GR_TP_FI" office:value-type="float" office:value="0" calcext:value-type="float">
            <text:p>0</text:p>
          </table:table-cell>
          <table:table-cell table:style-name="ce187" table:formula="of:=DUREE_CM*INDIRECT(ADDRESS(3+3*[.$A55];3+COLUMN();1;;[.$C55]))+DUREE_TD*INDIRECT(ADDRESS(4+3*[.$A55];3+COLUMN();1;;[.$C55]))*NB_GR_TD_FI+DUREE_TP*INDIRECT(ADDRESS(5+3*[.$A55];3+COLUMN();1;;[.$C55]))*NB_GR_TP_FI" office:value-type="float" office:value="0" calcext:value-type="float">
            <text:p>0</text:p>
          </table:table-cell>
          <table:table-cell table:style-name="ce187" table:formula="of:=DUREE_CM*INDIRECT(ADDRESS(3+3*[.$A55];3+COLUMN();1;;[.$C55]))+DUREE_TD*INDIRECT(ADDRESS(4+3*[.$A55];3+COLUMN();1;;[.$C55]))*NB_GR_TD_FI+DUREE_TP*INDIRECT(ADDRESS(5+3*[.$A55];3+COLUMN();1;;[.$C55]))*NB_GR_TP_FI" office:value-type="float" office:value="0" calcext:value-type="float">
            <text:p>0</text:p>
          </table:table-cell>
          <table:table-cell table:style-name="ce187" table:formula="of:=DUREE_CM*INDIRECT(ADDRESS(3+3*[.$A55];3+COLUMN();1;;[.$C55]))+DUREE_TD*INDIRECT(ADDRESS(4+3*[.$A55];3+COLUMN();1;;[.$C55]))*NB_GR_TD_FI+DUREE_TP*INDIRECT(ADDRESS(5+3*[.$A55];3+COLUMN();1;;[.$C55]))*NB_GR_TP_FI" office:value-type="float" office:value="0" calcext:value-type="float">
            <text:p>0</text:p>
          </table:table-cell>
          <table:table-cell table:style-name="ce187"/>
          <table:table-cell table:style-name="ce184" table:formula="of:=SUM([.D55:.T55])" office:value-type="float" office:value="30" calcext:value-type="float">
            <text:p>30</text:p>
          </table:table-cell>
          <table:table-cell table:style-name="ce187"/>
          <table:table-cell table:style-name="ce155" table:number-columns-repeated="1001"/>
        </table:table-row>
        <table:table-row table:style-name="ro9">
          <table:table-cell table:style-name="ce187" table:formula="of:=INT(ROW()/2)-12" office:value-type="float" office:value="16" calcext:value-type="float">
            <text:p>16</text:p>
          </table:table-cell>
          <table:table-cell table:style-name="ce124"/>
          <table:table-cell table:style-name="ce124" office:value-type="string" calcext:value-type="string">
            <text:p>FA</text:p>
          </table:table-cell>
          <table:table-cell table:style-name="ce72" table:formula="of:=DUREE_CM*INDIRECT(ADDRESS(3+3*[.$A56];3+COLUMN();1;;[.$C56]))+DUREE_TD*INDIRECT(ADDRESS(4+3*[.$A56];3+COLUMN();1;;[.$C56]))*NB_GR_TD_FA+DUREE_TP*INDIRECT(ADDRESS(5+3*[.$A56];3+COLUMN();1;;[.$C56]))*NB_GR_TP_FA" office:value-type="float" office:value="0" calcext:value-type="float">
            <text:p>0</text:p>
          </table:table-cell>
          <table:table-cell table:style-name="ce72" table:formula="of:=DUREE_CM*INDIRECT(ADDRESS(3+3*[.$A56];3+COLUMN();1;;[.$C56]))+DUREE_TD*INDIRECT(ADDRESS(4+3*[.$A56];3+COLUMN();1;;[.$C56]))*NB_GR_TD_FA+DUREE_TP*INDIRECT(ADDRESS(5+3*[.$A56];3+COLUMN();1;;[.$C56]))*NB_GR_TP_FA" office:value-type="float" office:value="0" calcext:value-type="float">
            <text:p>0</text:p>
          </table:table-cell>
          <table:table-cell table:style-name="ce72" table:formula="of:=DUREE_CM*INDIRECT(ADDRESS(3+3*[.$A56];3+COLUMN();1;;[.$C56]))+DUREE_TD*INDIRECT(ADDRESS(4+3*[.$A56];3+COLUMN();1;;[.$C56]))*NB_GR_TD_FA+DUREE_TP*INDIRECT(ADDRESS(5+3*[.$A56];3+COLUMN();1;;[.$C56]))*NB_GR_TP_FA" office:value-type="float" office:value="0" calcext:value-type="float">
            <text:p>0</text:p>
          </table:table-cell>
          <table:table-cell table:style-name="ce72" table:formula="of:=DUREE_CM*INDIRECT(ADDRESS(3+3*[.$A56];3+COLUMN();1;;[.$C56]))+DUREE_TD*INDIRECT(ADDRESS(4+3*[.$A56];3+COLUMN();1;;[.$C56]))*NB_GR_TD_FA+DUREE_TP*INDIRECT(ADDRESS(5+3*[.$A56];3+COLUMN();1;;[.$C56]))*NB_GR_TP_FA" office:value-type="float" office:value="0" calcext:value-type="float">
            <text:p>0</text:p>
          </table:table-cell>
          <table:table-cell table:style-name="ce72" table:formula="of:=DUREE_CM*INDIRECT(ADDRESS(3+3*[.$A56];3+COLUMN();1;;[.$C56]))+DUREE_TD*INDIRECT(ADDRESS(4+3*[.$A56];3+COLUMN();1;;[.$C56]))*NB_GR_TD_FA+DUREE_TP*INDIRECT(ADDRESS(5+3*[.$A56];3+COLUMN();1;;[.$C56]))*NB_GR_TP_FA" office:value-type="float" office:value="0" calcext:value-type="float">
            <text:p>0</text:p>
          </table:table-cell>
          <table:table-cell table:style-name="ce72" table:formula="of:=DUREE_CM*INDIRECT(ADDRESS(3+3*[.$A56];3+COLUMN();1;;[.$C56]))+DUREE_TD*INDIRECT(ADDRESS(4+3*[.$A56];3+COLUMN();1;;[.$C56]))*NB_GR_TD_FA+DUREE_TP*INDIRECT(ADDRESS(5+3*[.$A56];3+COLUMN();1;;[.$C56]))*NB_GR_TP_FA" office:value-type="float" office:value="0" calcext:value-type="float">
            <text:p>0</text:p>
          </table:table-cell>
          <table:table-cell table:style-name="ce72" table:formula="of:=DUREE_CM*INDIRECT(ADDRESS(3+3*[.$A56];3+COLUMN();1;;[.$C56]))+DUREE_TD*INDIRECT(ADDRESS(4+3*[.$A56];3+COLUMN();1;;[.$C56]))*NB_GR_TD_FA+DUREE_TP*INDIRECT(ADDRESS(5+3*[.$A56];3+COLUMN();1;;[.$C56]))*NB_GR_TP_FA" office:value-type="float" office:value="0" calcext:value-type="float">
            <text:p>0</text:p>
          </table:table-cell>
          <table:table-cell table:style-name="ce72" table:formula="of:=DUREE_CM*INDIRECT(ADDRESS(3+3*[.$A56];3+COLUMN();1;;[.$C56]))+DUREE_TD*INDIRECT(ADDRESS(4+3*[.$A56];3+COLUMN();1;;[.$C56]))*NB_GR_TD_FA+DUREE_TP*INDIRECT(ADDRESS(5+3*[.$A56];3+COLUMN();1;;[.$C56]))*NB_GR_TP_FA" office:value-type="float" office:value="0" calcext:value-type="float">
            <text:p>0</text:p>
          </table:table-cell>
          <table:table-cell table:style-name="ce72" table:formula="of:=DUREE_CM*INDIRECT(ADDRESS(3+3*[.$A56];3+COLUMN();1;;[.$C56]))+DUREE_TD*INDIRECT(ADDRESS(4+3*[.$A56];3+COLUMN();1;;[.$C56]))*NB_GR_TD_FA+DUREE_TP*INDIRECT(ADDRESS(5+3*[.$A56];3+COLUMN();1;;[.$C56]))*NB_GR_TP_FA" office:value-type="float" office:value="0" calcext:value-type="float">
            <text:p>0</text:p>
          </table:table-cell>
          <table:table-cell table:style-name="ce72" table:formula="of:=DUREE_CM*INDIRECT(ADDRESS(3+3*[.$A56];3+COLUMN();1;;[.$C56]))+DUREE_TD*INDIRECT(ADDRESS(4+3*[.$A56];3+COLUMN();1;;[.$C56]))*NB_GR_TD_FA+DUREE_TP*INDIRECT(ADDRESS(5+3*[.$A56];3+COLUMN();1;;[.$C56]))*NB_GR_TP_FA" office:value-type="float" office:value="0" calcext:value-type="float">
            <text:p>0</text:p>
          </table:table-cell>
          <table:table-cell table:style-name="ce72" table:formula="of:=DUREE_CM*INDIRECT(ADDRESS(3+3*[.$A56];3+COLUMN();1;;[.$C56]))+DUREE_TD*INDIRECT(ADDRESS(4+3*[.$A56];3+COLUMN();1;;[.$C56]))*NB_GR_TD_FA+DUREE_TP*INDIRECT(ADDRESS(5+3*[.$A56];3+COLUMN();1;;[.$C56]))*NB_GR_TP_FA" office:value-type="float" office:value="0" calcext:value-type="float">
            <text:p>0</text:p>
          </table:table-cell>
          <table:table-cell table:style-name="ce72" table:formula="of:=DUREE_CM*INDIRECT(ADDRESS(3+3*[.$A56];3+COLUMN();1;;[.$C56]))+DUREE_TD*INDIRECT(ADDRESS(4+3*[.$A56];3+COLUMN();1;;[.$C56]))*NB_GR_TD_FA+DUREE_TP*INDIRECT(ADDRESS(5+3*[.$A56];3+COLUMN();1;;[.$C56]))*NB_GR_TP_FA" office:value-type="float" office:value="0" calcext:value-type="float">
            <text:p>0</text:p>
          </table:table-cell>
          <table:table-cell table:style-name="ce72" table:formula="of:=DUREE_CM*INDIRECT(ADDRESS(3+3*[.$A56];3+COLUMN();1;;[.$C56]))+DUREE_TD*INDIRECT(ADDRESS(4+3*[.$A56];3+COLUMN();1;;[.$C56]))*NB_GR_TD_FA+DUREE_TP*INDIRECT(ADDRESS(5+3*[.$A56];3+COLUMN();1;;[.$C56]))*NB_GR_TP_FA" office:value-type="float" office:value="0" calcext:value-type="float">
            <text:p>0</text:p>
          </table:table-cell>
          <table:table-cell table:style-name="ce72" table:formula="of:=DUREE_CM*INDIRECT(ADDRESS(3+3*[.$A56];3+COLUMN();1;;[.$C56]))+DUREE_TD*INDIRECT(ADDRESS(4+3*[.$A56];3+COLUMN();1;;[.$C56]))*NB_GR_TD_FA+DUREE_TP*INDIRECT(ADDRESS(5+3*[.$A56];3+COLUMN();1;;[.$C56]))*NB_GR_TP_FA" office:value-type="float" office:value="0" calcext:value-type="float">
            <text:p>0</text:p>
          </table:table-cell>
          <table:table-cell table:style-name="ce72" table:formula="of:=DUREE_CM*INDIRECT(ADDRESS(3+3*[.$A56];3+COLUMN();1;;[.$C56]))+DUREE_TD*INDIRECT(ADDRESS(4+3*[.$A56];3+COLUMN();1;;[.$C56]))*NB_GR_TD_FA+DUREE_TP*INDIRECT(ADDRESS(5+3*[.$A56];3+COLUMN();1;;[.$C56]))*NB_GR_TP_FA" office:value-type="float" office:value="0" calcext:value-type="float">
            <text:p>0</text:p>
          </table:table-cell>
          <table:table-cell table:style-name="ce72" table:formula="of:=DUREE_CM*INDIRECT(ADDRESS(3+3*[.$A56];3+COLUMN();1;;[.$C56]))+DUREE_TD*INDIRECT(ADDRESS(4+3*[.$A56];3+COLUMN();1;;[.$C56]))*NB_GR_TD_FA+DUREE_TP*INDIRECT(ADDRESS(5+3*[.$A56];3+COLUMN();1;;[.$C56]))*NB_GR_TP_FA" office:value-type="float" office:value="0" calcext:value-type="float">
            <text:p>0</text:p>
          </table:table-cell>
          <table:table-cell table:style-name="ce72" table:formula="of:=DUREE_CM*INDIRECT(ADDRESS(3+3*[.$A56];3+COLUMN();1;;[.$C56]))+DUREE_TD*INDIRECT(ADDRESS(4+3*[.$A56];3+COLUMN();1;;[.$C56]))*NB_GR_TD_FA+DUREE_TP*INDIRECT(ADDRESS(5+3*[.$A56];3+COLUMN();1;;[.$C56]))*NB_GR_TP_FA" office:value-type="float" office:value="0" calcext:value-type="float">
            <text:p>0</text:p>
          </table:table-cell>
          <table:table-cell table:style-name="ce72"/>
          <table:table-cell table:style-name="ce80"/>
          <table:table-cell table:style-name="ce80" table:formula="of:=SUM([.D56:.T56])" office:value-type="float" office:value="0" calcext:value-type="float">
            <text:p>0</text:p>
          </table:table-cell>
          <table:table-cell table:style-name="ce253" table:number-columns-repeated="1001"/>
        </table:table-row>
        <table:table-row table:style-name="ro9">
          <table:table-cell table:style-name="ce187" table:formula="of:=INT(ROW()/2)-12" office:value-type="float" office:value="16" calcext:value-type="float">
            <text:p>16</text:p>
          </table:table-cell>
          <table:table-cell table:style-name="ce123" table:formula="of:=INDIRECT(ADDRESS(INT(ROW()/2)-9;2;1;))" office:value-type="string" office:string-value="M2208" calcext:value-type="string">
            <text:p>M2208</text:p>
          </table:table-cell>
          <table:table-cell table:style-name="ce126" office:value-type="string" calcext:value-type="string">
            <text:p>FI</text:p>
          </table:table-cell>
          <table:table-cell table:style-name="ce187" table:formula="of:=DUREE_CM*INDIRECT(ADDRESS(3+3*[.$A57];3+COLUMN();1;;[.$C57]))+DUREE_TD*INDIRECT(ADDRESS(4+3*[.$A57];3+COLUMN();1;;[.$C57]))*NB_GR_TD_FI+DUREE_TP*INDIRECT(ADDRESS(5+3*[.$A57];3+COLUMN();1;;[.$C57]))*NB_GR_TP_FI" office:value-type="float" office:value="0" calcext:value-type="float">
            <text:p>0</text:p>
          </table:table-cell>
          <table:table-cell table:style-name="ce187" table:formula="of:=DUREE_CM*INDIRECT(ADDRESS(3+3*[.$A57];3+COLUMN();1;;[.$C57]))+DUREE_TD*INDIRECT(ADDRESS(4+3*[.$A57];3+COLUMN();1;;[.$C57]))*NB_GR_TD_FI+DUREE_TP*INDIRECT(ADDRESS(5+3*[.$A57];3+COLUMN();1;;[.$C57]))*NB_GR_TP_FI" office:value-type="float" office:value="0" calcext:value-type="float">
            <text:p>0</text:p>
          </table:table-cell>
          <table:table-cell table:style-name="ce187" table:formula="of:=DUREE_CM*INDIRECT(ADDRESS(3+3*[.$A57];3+COLUMN();1;;[.$C57]))+DUREE_TD*INDIRECT(ADDRESS(4+3*[.$A57];3+COLUMN();1;;[.$C57]))*NB_GR_TD_FI+DUREE_TP*INDIRECT(ADDRESS(5+3*[.$A57];3+COLUMN();1;;[.$C57]))*NB_GR_TP_FI" office:value-type="float" office:value="0" calcext:value-type="float">
            <text:p>0</text:p>
          </table:table-cell>
          <table:table-cell table:style-name="ce187" table:formula="of:=DUREE_CM*INDIRECT(ADDRESS(3+3*[.$A57];3+COLUMN();1;;[.$C57]))+DUREE_TD*INDIRECT(ADDRESS(4+3*[.$A57];3+COLUMN();1;;[.$C57]))*NB_GR_TD_FI+DUREE_TP*INDIRECT(ADDRESS(5+3*[.$A57];3+COLUMN();1;;[.$C57]))*NB_GR_TP_FI" office:value-type="float" office:value="0" calcext:value-type="float">
            <text:p>0</text:p>
          </table:table-cell>
          <table:table-cell table:style-name="ce187" table:formula="of:=DUREE_CM*INDIRECT(ADDRESS(3+3*[.$A57];3+COLUMN();1;;[.$C57]))+DUREE_TD*INDIRECT(ADDRESS(4+3*[.$A57];3+COLUMN();1;;[.$C57]))*NB_GR_TD_FI+DUREE_TP*INDIRECT(ADDRESS(5+3*[.$A57];3+COLUMN();1;;[.$C57]))*NB_GR_TP_FI" office:value-type="float" office:value="0" calcext:value-type="float">
            <text:p>0</text:p>
          </table:table-cell>
          <table:table-cell table:style-name="ce187" table:formula="of:=DUREE_CM*INDIRECT(ADDRESS(3+3*[.$A57];3+COLUMN();1;;[.$C57]))+DUREE_TD*INDIRECT(ADDRESS(4+3*[.$A57];3+COLUMN();1;;[.$C57]))*NB_GR_TD_FI+DUREE_TP*INDIRECT(ADDRESS(5+3*[.$A57];3+COLUMN();1;;[.$C57]))*NB_GR_TP_FI" office:value-type="float" office:value="0" calcext:value-type="float">
            <text:p>0</text:p>
          </table:table-cell>
          <table:table-cell table:style-name="ce187" table:formula="of:=DUREE_CM*INDIRECT(ADDRESS(3+3*[.$A57];3+COLUMN();1;;[.$C57]))+DUREE_TD*INDIRECT(ADDRESS(4+3*[.$A57];3+COLUMN();1;;[.$C57]))*NB_GR_TD_FI+DUREE_TP*INDIRECT(ADDRESS(5+3*[.$A57];3+COLUMN();1;;[.$C57]))*NB_GR_TP_FI" office:value-type="float" office:value="6" calcext:value-type="float">
            <text:p>6</text:p>
          </table:table-cell>
          <table:table-cell table:style-name="ce187" table:formula="of:=DUREE_CM*INDIRECT(ADDRESS(3+3*[.$A57];3+COLUMN();1;;[.$C57]))+DUREE_TD*INDIRECT(ADDRESS(4+3*[.$A57];3+COLUMN();1;;[.$C57]))*NB_GR_TD_FI+DUREE_TP*INDIRECT(ADDRESS(5+3*[.$A57];3+COLUMN();1;;[.$C57]))*NB_GR_TP_FI" office:value-type="float" office:value="6" calcext:value-type="float">
            <text:p>6</text:p>
          </table:table-cell>
          <table:table-cell table:style-name="ce187" table:formula="of:=DUREE_CM*INDIRECT(ADDRESS(3+3*[.$A57];3+COLUMN();1;;[.$C57]))+DUREE_TD*INDIRECT(ADDRESS(4+3*[.$A57];3+COLUMN();1;;[.$C57]))*NB_GR_TD_FI+DUREE_TP*INDIRECT(ADDRESS(5+3*[.$A57];3+COLUMN();1;;[.$C57]))*NB_GR_TP_FI" office:value-type="float" office:value="6" calcext:value-type="float">
            <text:p>6</text:p>
          </table:table-cell>
          <table:table-cell table:style-name="ce187" table:formula="of:=DUREE_CM*INDIRECT(ADDRESS(3+3*[.$A57];3+COLUMN();1;;[.$C57]))+DUREE_TD*INDIRECT(ADDRESS(4+3*[.$A57];3+COLUMN();1;;[.$C57]))*NB_GR_TD_FI+DUREE_TP*INDIRECT(ADDRESS(5+3*[.$A57];3+COLUMN();1;;[.$C57]))*NB_GR_TP_FI" office:value-type="float" office:value="6" calcext:value-type="float">
            <text:p>6</text:p>
          </table:table-cell>
          <table:table-cell table:style-name="ce187" table:formula="of:=DUREE_CM*INDIRECT(ADDRESS(3+3*[.$A57];3+COLUMN();1;;[.$C57]))+DUREE_TD*INDIRECT(ADDRESS(4+3*[.$A57];3+COLUMN();1;;[.$C57]))*NB_GR_TD_FI+DUREE_TP*INDIRECT(ADDRESS(5+3*[.$A57];3+COLUMN();1;;[.$C57]))*NB_GR_TP_FI" office:value-type="float" office:value="6" calcext:value-type="float">
            <text:p>6</text:p>
          </table:table-cell>
          <table:table-cell table:style-name="ce187" table:formula="of:=DUREE_CM*INDIRECT(ADDRESS(3+3*[.$A57];3+COLUMN();1;;[.$C57]))+DUREE_TD*INDIRECT(ADDRESS(4+3*[.$A57];3+COLUMN();1;;[.$C57]))*NB_GR_TD_FI+DUREE_TP*INDIRECT(ADDRESS(5+3*[.$A57];3+COLUMN();1;;[.$C57]))*NB_GR_TP_FI" office:value-type="float" office:value="0" calcext:value-type="float">
            <text:p>0</text:p>
          </table:table-cell>
          <table:table-cell table:style-name="ce187" table:formula="of:=DUREE_CM*INDIRECT(ADDRESS(3+3*[.$A57];3+COLUMN();1;;[.$C57]))+DUREE_TD*INDIRECT(ADDRESS(4+3*[.$A57];3+COLUMN();1;;[.$C57]))*NB_GR_TD_FI+DUREE_TP*INDIRECT(ADDRESS(5+3*[.$A57];3+COLUMN();1;;[.$C57]))*NB_GR_TP_FI" office:value-type="float" office:value="0" calcext:value-type="float">
            <text:p>0</text:p>
          </table:table-cell>
          <table:table-cell table:style-name="ce187" table:formula="of:=DUREE_CM*INDIRECT(ADDRESS(3+3*[.$A57];3+COLUMN();1;;[.$C57]))+DUREE_TD*INDIRECT(ADDRESS(4+3*[.$A57];3+COLUMN();1;;[.$C57]))*NB_GR_TD_FI+DUREE_TP*INDIRECT(ADDRESS(5+3*[.$A57];3+COLUMN();1;;[.$C57]))*NB_GR_TP_FI" office:value-type="float" office:value="0" calcext:value-type="float">
            <text:p>0</text:p>
          </table:table-cell>
          <table:table-cell table:style-name="ce187" table:formula="of:=DUREE_CM*INDIRECT(ADDRESS(3+3*[.$A57];3+COLUMN();1;;[.$C57]))+DUREE_TD*INDIRECT(ADDRESS(4+3*[.$A57];3+COLUMN();1;;[.$C57]))*NB_GR_TD_FI+DUREE_TP*INDIRECT(ADDRESS(5+3*[.$A57];3+COLUMN();1;;[.$C57]))*NB_GR_TP_FI" office:value-type="float" office:value="0" calcext:value-type="float">
            <text:p>0</text:p>
          </table:table-cell>
          <table:table-cell table:style-name="ce187" table:formula="of:=DUREE_CM*INDIRECT(ADDRESS(3+3*[.$A57];3+COLUMN();1;;[.$C57]))+DUREE_TD*INDIRECT(ADDRESS(4+3*[.$A57];3+COLUMN();1;;[.$C57]))*NB_GR_TD_FI+DUREE_TP*INDIRECT(ADDRESS(5+3*[.$A57];3+COLUMN();1;;[.$C57]))*NB_GR_TP_FI" office:value-type="float" office:value="0" calcext:value-type="float">
            <text:p>0</text:p>
          </table:table-cell>
          <table:table-cell table:style-name="ce187" table:formula="of:=DUREE_CM*INDIRECT(ADDRESS(3+3*[.$A57];3+COLUMN();1;;[.$C57]))+DUREE_TD*INDIRECT(ADDRESS(4+3*[.$A57];3+COLUMN();1;;[.$C57]))*NB_GR_TD_FI+DUREE_TP*INDIRECT(ADDRESS(5+3*[.$A57];3+COLUMN();1;;[.$C57]))*NB_GR_TP_FI" office:value-type="float" office:value="0" calcext:value-type="float">
            <text:p>0</text:p>
          </table:table-cell>
          <table:table-cell table:style-name="ce187"/>
          <table:table-cell table:style-name="ce184" table:formula="of:=SUM([.D57:.T57])" office:value-type="float" office:value="30" calcext:value-type="float">
            <text:p>30</text:p>
          </table:table-cell>
          <table:table-cell table:style-name="ce187"/>
          <table:table-cell table:style-name="ce155" table:number-columns-repeated="1001"/>
        </table:table-row>
        <table:table-row table:style-name="ro9">
          <table:table-cell table:style-name="ce187" table:formula="of:=INT(ROW()/2)-12" office:value-type="float" office:value="17" calcext:value-type="float">
            <text:p>17</text:p>
          </table:table-cell>
          <table:table-cell table:style-name="ce124"/>
          <table:table-cell table:style-name="ce124" office:value-type="string" calcext:value-type="string">
            <text:p>FA</text:p>
          </table:table-cell>
          <table:table-cell table:style-name="ce72" table:formula="of:=DUREE_CM*INDIRECT(ADDRESS(3+3*[.$A58];3+COLUMN();1;;[.$C58]))+DUREE_TD*INDIRECT(ADDRESS(4+3*[.$A58];3+COLUMN();1;;[.$C58]))*NB_GR_TD_FA+DUREE_TP*INDIRECT(ADDRESS(5+3*[.$A58];3+COLUMN();1;;[.$C58]))*NB_GR_TP_FA" office:value-type="float" office:value="0" calcext:value-type="float">
            <text:p>0</text:p>
          </table:table-cell>
          <table:table-cell table:style-name="ce72" table:formula="of:=DUREE_CM*INDIRECT(ADDRESS(3+3*[.$A58];3+COLUMN();1;;[.$C58]))+DUREE_TD*INDIRECT(ADDRESS(4+3*[.$A58];3+COLUMN();1;;[.$C58]))*NB_GR_TD_FA+DUREE_TP*INDIRECT(ADDRESS(5+3*[.$A58];3+COLUMN();1;;[.$C58]))*NB_GR_TP_FA" office:value-type="float" office:value="0" calcext:value-type="float">
            <text:p>0</text:p>
          </table:table-cell>
          <table:table-cell table:style-name="ce72" table:formula="of:=DUREE_CM*INDIRECT(ADDRESS(3+3*[.$A58];3+COLUMN();1;;[.$C58]))+DUREE_TD*INDIRECT(ADDRESS(4+3*[.$A58];3+COLUMN();1;;[.$C58]))*NB_GR_TD_FA+DUREE_TP*INDIRECT(ADDRESS(5+3*[.$A58];3+COLUMN();1;;[.$C58]))*NB_GR_TP_FA" office:value-type="float" office:value="0" calcext:value-type="float">
            <text:p>0</text:p>
          </table:table-cell>
          <table:table-cell table:style-name="ce72" table:formula="of:=DUREE_CM*INDIRECT(ADDRESS(3+3*[.$A58];3+COLUMN();1;;[.$C58]))+DUREE_TD*INDIRECT(ADDRESS(4+3*[.$A58];3+COLUMN();1;;[.$C58]))*NB_GR_TD_FA+DUREE_TP*INDIRECT(ADDRESS(5+3*[.$A58];3+COLUMN();1;;[.$C58]))*NB_GR_TP_FA" office:value-type="float" office:value="0" calcext:value-type="float">
            <text:p>0</text:p>
          </table:table-cell>
          <table:table-cell table:style-name="ce72" table:formula="of:=DUREE_CM*INDIRECT(ADDRESS(3+3*[.$A58];3+COLUMN();1;;[.$C58]))+DUREE_TD*INDIRECT(ADDRESS(4+3*[.$A58];3+COLUMN();1;;[.$C58]))*NB_GR_TD_FA+DUREE_TP*INDIRECT(ADDRESS(5+3*[.$A58];3+COLUMN();1;;[.$C58]))*NB_GR_TP_FA" office:value-type="float" office:value="0" calcext:value-type="float">
            <text:p>0</text:p>
          </table:table-cell>
          <table:table-cell table:style-name="ce72" table:formula="of:=DUREE_CM*INDIRECT(ADDRESS(3+3*[.$A58];3+COLUMN();1;;[.$C58]))+DUREE_TD*INDIRECT(ADDRESS(4+3*[.$A58];3+COLUMN();1;;[.$C58]))*NB_GR_TD_FA+DUREE_TP*INDIRECT(ADDRESS(5+3*[.$A58];3+COLUMN();1;;[.$C58]))*NB_GR_TP_FA" office:value-type="float" office:value="0" calcext:value-type="float">
            <text:p>0</text:p>
          </table:table-cell>
          <table:table-cell table:style-name="ce72" table:formula="of:=DUREE_CM*INDIRECT(ADDRESS(3+3*[.$A58];3+COLUMN();1;;[.$C58]))+DUREE_TD*INDIRECT(ADDRESS(4+3*[.$A58];3+COLUMN();1;;[.$C58]))*NB_GR_TD_FA+DUREE_TP*INDIRECT(ADDRESS(5+3*[.$A58];3+COLUMN();1;;[.$C58]))*NB_GR_TP_FA" office:value-type="float" office:value="0" calcext:value-type="float">
            <text:p>0</text:p>
          </table:table-cell>
          <table:table-cell table:style-name="ce72" table:formula="of:=DUREE_CM*INDIRECT(ADDRESS(3+3*[.$A58];3+COLUMN();1;;[.$C58]))+DUREE_TD*INDIRECT(ADDRESS(4+3*[.$A58];3+COLUMN();1;;[.$C58]))*NB_GR_TD_FA+DUREE_TP*INDIRECT(ADDRESS(5+3*[.$A58];3+COLUMN();1;;[.$C58]))*NB_GR_TP_FA" office:value-type="float" office:value="0" calcext:value-type="float">
            <text:p>0</text:p>
          </table:table-cell>
          <table:table-cell table:style-name="ce72" table:formula="of:=DUREE_CM*INDIRECT(ADDRESS(3+3*[.$A58];3+COLUMN();1;;[.$C58]))+DUREE_TD*INDIRECT(ADDRESS(4+3*[.$A58];3+COLUMN();1;;[.$C58]))*NB_GR_TD_FA+DUREE_TP*INDIRECT(ADDRESS(5+3*[.$A58];3+COLUMN();1;;[.$C58]))*NB_GR_TP_FA" office:value-type="float" office:value="0" calcext:value-type="float">
            <text:p>0</text:p>
          </table:table-cell>
          <table:table-cell table:style-name="ce72" table:formula="of:=DUREE_CM*INDIRECT(ADDRESS(3+3*[.$A58];3+COLUMN();1;;[.$C58]))+DUREE_TD*INDIRECT(ADDRESS(4+3*[.$A58];3+COLUMN();1;;[.$C58]))*NB_GR_TD_FA+DUREE_TP*INDIRECT(ADDRESS(5+3*[.$A58];3+COLUMN();1;;[.$C58]))*NB_GR_TP_FA" office:value-type="float" office:value="0" calcext:value-type="float">
            <text:p>0</text:p>
          </table:table-cell>
          <table:table-cell table:style-name="ce72" table:formula="of:=DUREE_CM*INDIRECT(ADDRESS(3+3*[.$A58];3+COLUMN();1;;[.$C58]))+DUREE_TD*INDIRECT(ADDRESS(4+3*[.$A58];3+COLUMN();1;;[.$C58]))*NB_GR_TD_FA+DUREE_TP*INDIRECT(ADDRESS(5+3*[.$A58];3+COLUMN();1;;[.$C58]))*NB_GR_TP_FA" office:value-type="float" office:value="0" calcext:value-type="float">
            <text:p>0</text:p>
          </table:table-cell>
          <table:table-cell table:style-name="ce72" table:formula="of:=DUREE_CM*INDIRECT(ADDRESS(3+3*[.$A58];3+COLUMN();1;;[.$C58]))+DUREE_TD*INDIRECT(ADDRESS(4+3*[.$A58];3+COLUMN();1;;[.$C58]))*NB_GR_TD_FA+DUREE_TP*INDIRECT(ADDRESS(5+3*[.$A58];3+COLUMN();1;;[.$C58]))*NB_GR_TP_FA" office:value-type="float" office:value="0" calcext:value-type="float">
            <text:p>0</text:p>
          </table:table-cell>
          <table:table-cell table:style-name="ce72" table:formula="of:=DUREE_CM*INDIRECT(ADDRESS(3+3*[.$A58];3+COLUMN();1;;[.$C58]))+DUREE_TD*INDIRECT(ADDRESS(4+3*[.$A58];3+COLUMN();1;;[.$C58]))*NB_GR_TD_FA+DUREE_TP*INDIRECT(ADDRESS(5+3*[.$A58];3+COLUMN();1;;[.$C58]))*NB_GR_TP_FA" office:value-type="float" office:value="0" calcext:value-type="float">
            <text:p>0</text:p>
          </table:table-cell>
          <table:table-cell table:style-name="ce72" table:formula="of:=DUREE_CM*INDIRECT(ADDRESS(3+3*[.$A58];3+COLUMN();1;;[.$C58]))+DUREE_TD*INDIRECT(ADDRESS(4+3*[.$A58];3+COLUMN();1;;[.$C58]))*NB_GR_TD_FA+DUREE_TP*INDIRECT(ADDRESS(5+3*[.$A58];3+COLUMN();1;;[.$C58]))*NB_GR_TP_FA" office:value-type="float" office:value="0" calcext:value-type="float">
            <text:p>0</text:p>
          </table:table-cell>
          <table:table-cell table:style-name="ce72" table:formula="of:=DUREE_CM*INDIRECT(ADDRESS(3+3*[.$A58];3+COLUMN();1;;[.$C58]))+DUREE_TD*INDIRECT(ADDRESS(4+3*[.$A58];3+COLUMN();1;;[.$C58]))*NB_GR_TD_FA+DUREE_TP*INDIRECT(ADDRESS(5+3*[.$A58];3+COLUMN();1;;[.$C58]))*NB_GR_TP_FA" office:value-type="float" office:value="0" calcext:value-type="float">
            <text:p>0</text:p>
          </table:table-cell>
          <table:table-cell table:style-name="ce72" table:formula="of:=DUREE_CM*INDIRECT(ADDRESS(3+3*[.$A58];3+COLUMN();1;;[.$C58]))+DUREE_TD*INDIRECT(ADDRESS(4+3*[.$A58];3+COLUMN();1;;[.$C58]))*NB_GR_TD_FA+DUREE_TP*INDIRECT(ADDRESS(5+3*[.$A58];3+COLUMN();1;;[.$C58]))*NB_GR_TP_FA" office:value-type="float" office:value="0" calcext:value-type="float">
            <text:p>0</text:p>
          </table:table-cell>
          <table:table-cell table:style-name="ce72" table:formula="of:=DUREE_CM*INDIRECT(ADDRESS(3+3*[.$A58];3+COLUMN();1;;[.$C58]))+DUREE_TD*INDIRECT(ADDRESS(4+3*[.$A58];3+COLUMN();1;;[.$C58]))*NB_GR_TD_FA+DUREE_TP*INDIRECT(ADDRESS(5+3*[.$A58];3+COLUMN();1;;[.$C58]))*NB_GR_TP_FA" office:value-type="float" office:value="0" calcext:value-type="float">
            <text:p>0</text:p>
          </table:table-cell>
          <table:table-cell table:style-name="ce72"/>
          <table:table-cell table:style-name="ce80"/>
          <table:table-cell table:style-name="ce80" table:formula="of:=SUM([.D58:.T58])" office:value-type="float" office:value="0" calcext:value-type="float">
            <text:p>0</text:p>
          </table:table-cell>
          <table:table-cell table:style-name="ce253" table:number-columns-repeated="1001"/>
        </table:table-row>
        <table:table-row table:style-name="ro9">
          <table:table-cell table:style-name="ce187" table:formula="of:=INT(ROW()/2)-12" office:value-type="float" office:value="17" calcext:value-type="float">
            <text:p>17</text:p>
          </table:table-cell>
          <table:table-cell table:style-name="ce123" table:formula="of:=INDIRECT(ADDRESS(INT(ROW()/2)-9;2;1;))" office:value-type="string" office:string-value="M2209" calcext:value-type="string">
            <text:p>M2209</text:p>
          </table:table-cell>
          <table:table-cell table:style-name="ce126" office:value-type="string" calcext:value-type="string">
            <text:p>FI</text:p>
          </table:table-cell>
          <table:table-cell table:style-name="ce187" table:formula="of:=DUREE_CM*INDIRECT(ADDRESS(3+3*[.$A59];3+COLUMN();1;;[.$C59]))+DUREE_TD*INDIRECT(ADDRESS(4+3*[.$A59];3+COLUMN();1;;[.$C59]))*NB_GR_TD_FI+DUREE_TP*INDIRECT(ADDRESS(5+3*[.$A59];3+COLUMN();1;;[.$C59]))*NB_GR_TP_FI" office:value-type="float" office:value="0" calcext:value-type="float">
            <text:p>0</text:p>
          </table:table-cell>
          <table:table-cell table:style-name="ce187" table:formula="of:=DUREE_CM*INDIRECT(ADDRESS(3+3*[.$A59];3+COLUMN();1;;[.$C59]))+DUREE_TD*INDIRECT(ADDRESS(4+3*[.$A59];3+COLUMN();1;;[.$C59]))*NB_GR_TD_FI+DUREE_TP*INDIRECT(ADDRESS(5+3*[.$A59];3+COLUMN();1;;[.$C59]))*NB_GR_TP_FI" office:value-type="float" office:value="0" calcext:value-type="float">
            <text:p>0</text:p>
          </table:table-cell>
          <table:table-cell table:style-name="ce187" table:formula="of:=DUREE_CM*INDIRECT(ADDRESS(3+3*[.$A59];3+COLUMN();1;;[.$C59]))+DUREE_TD*INDIRECT(ADDRESS(4+3*[.$A59];3+COLUMN();1;;[.$C59]))*NB_GR_TD_FI+DUREE_TP*INDIRECT(ADDRESS(5+3*[.$A59];3+COLUMN();1;;[.$C59]))*NB_GR_TP_FI" office:value-type="float" office:value="0" calcext:value-type="float">
            <text:p>0</text:p>
          </table:table-cell>
          <table:table-cell table:style-name="ce187" table:formula="of:=DUREE_CM*INDIRECT(ADDRESS(3+3*[.$A59];3+COLUMN();1;;[.$C59]))+DUREE_TD*INDIRECT(ADDRESS(4+3*[.$A59];3+COLUMN();1;;[.$C59]))*NB_GR_TD_FI+DUREE_TP*INDIRECT(ADDRESS(5+3*[.$A59];3+COLUMN();1;;[.$C59]))*NB_GR_TP_FI" office:value-type="float" office:value="0" calcext:value-type="float">
            <text:p>0</text:p>
          </table:table-cell>
          <table:table-cell table:style-name="ce187" table:formula="of:=DUREE_CM*INDIRECT(ADDRESS(3+3*[.$A59];3+COLUMN();1;;[.$C59]))+DUREE_TD*INDIRECT(ADDRESS(4+3*[.$A59];3+COLUMN();1;;[.$C59]))*NB_GR_TD_FI+DUREE_TP*INDIRECT(ADDRESS(5+3*[.$A59];3+COLUMN();1;;[.$C59]))*NB_GR_TP_FI" office:value-type="float" office:value="0" calcext:value-type="float">
            <text:p>0</text:p>
          </table:table-cell>
          <table:table-cell table:style-name="ce187" table:formula="of:=DUREE_CM*INDIRECT(ADDRESS(3+3*[.$A59];3+COLUMN();1;;[.$C59]))+DUREE_TD*INDIRECT(ADDRESS(4+3*[.$A59];3+COLUMN();1;;[.$C59]))*NB_GR_TD_FI+DUREE_TP*INDIRECT(ADDRESS(5+3*[.$A59];3+COLUMN();1;;[.$C59]))*NB_GR_TP_FI" office:value-type="float" office:value="0" calcext:value-type="float">
            <text:p>0</text:p>
          </table:table-cell>
          <table:table-cell table:style-name="ce187" table:formula="of:=DUREE_CM*INDIRECT(ADDRESS(3+3*[.$A59];3+COLUMN();1;;[.$C59]))+DUREE_TD*INDIRECT(ADDRESS(4+3*[.$A59];3+COLUMN();1;;[.$C59]))*NB_GR_TD_FI+DUREE_TP*INDIRECT(ADDRESS(5+3*[.$A59];3+COLUMN();1;;[.$C59]))*NB_GR_TP_FI" office:value-type="float" office:value="0" calcext:value-type="float">
            <text:p>0</text:p>
          </table:table-cell>
          <table:table-cell table:style-name="ce187" table:formula="of:=DUREE_CM*INDIRECT(ADDRESS(3+3*[.$A59];3+COLUMN();1;;[.$C59]))+DUREE_TD*INDIRECT(ADDRESS(4+3*[.$A59];3+COLUMN();1;;[.$C59]))*NB_GR_TD_FI+DUREE_TP*INDIRECT(ADDRESS(5+3*[.$A59];3+COLUMN();1;;[.$C59]))*NB_GR_TP_FI" office:value-type="float" office:value="0" calcext:value-type="float">
            <text:p>0</text:p>
          </table:table-cell>
          <table:table-cell table:style-name="ce187" table:formula="of:=DUREE_CM*INDIRECT(ADDRESS(3+3*[.$A59];3+COLUMN();1;;[.$C59]))+DUREE_TD*INDIRECT(ADDRESS(4+3*[.$A59];3+COLUMN();1;;[.$C59]))*NB_GR_TD_FI+DUREE_TP*INDIRECT(ADDRESS(5+3*[.$A59];3+COLUMN();1;;[.$C59]))*NB_GR_TP_FI" office:value-type="float" office:value="0" calcext:value-type="float">
            <text:p>0</text:p>
          </table:table-cell>
          <table:table-cell table:style-name="ce187" table:formula="of:=DUREE_CM*INDIRECT(ADDRESS(3+3*[.$A59];3+COLUMN();1;;[.$C59]))+DUREE_TD*INDIRECT(ADDRESS(4+3*[.$A59];3+COLUMN();1;;[.$C59]))*NB_GR_TD_FI+DUREE_TP*INDIRECT(ADDRESS(5+3*[.$A59];3+COLUMN();1;;[.$C59]))*NB_GR_TP_FI" office:value-type="float" office:value="0" calcext:value-type="float">
            <text:p>0</text:p>
          </table:table-cell>
          <table:table-cell table:style-name="ce187" table:formula="of:=DUREE_CM*INDIRECT(ADDRESS(3+3*[.$A59];3+COLUMN();1;;[.$C59]))+DUREE_TD*INDIRECT(ADDRESS(4+3*[.$A59];3+COLUMN();1;;[.$C59]))*NB_GR_TD_FI+DUREE_TP*INDIRECT(ADDRESS(5+3*[.$A59];3+COLUMN();1;;[.$C59]))*NB_GR_TP_FI" office:value-type="float" office:value="0" calcext:value-type="float">
            <text:p>0</text:p>
          </table:table-cell>
          <table:table-cell table:style-name="ce187" table:formula="of:=DUREE_CM*INDIRECT(ADDRESS(3+3*[.$A59];3+COLUMN();1;;[.$C59]))+DUREE_TD*INDIRECT(ADDRESS(4+3*[.$A59];3+COLUMN();1;;[.$C59]))*NB_GR_TD_FI+DUREE_TP*INDIRECT(ADDRESS(5+3*[.$A59];3+COLUMN();1;;[.$C59]))*NB_GR_TP_FI" office:value-type="float" office:value="0" calcext:value-type="float">
            <text:p>0</text:p>
          </table:table-cell>
          <table:table-cell table:style-name="ce187" table:formula="of:=DUREE_CM*INDIRECT(ADDRESS(3+3*[.$A59];3+COLUMN();1;;[.$C59]))+DUREE_TD*INDIRECT(ADDRESS(4+3*[.$A59];3+COLUMN();1;;[.$C59]))*NB_GR_TD_FI+DUREE_TP*INDIRECT(ADDRESS(5+3*[.$A59];3+COLUMN();1;;[.$C59]))*NB_GR_TP_FI" office:value-type="float" office:value="0" calcext:value-type="float">
            <text:p>0</text:p>
          </table:table-cell>
          <table:table-cell table:style-name="ce187" table:formula="of:=DUREE_CM*INDIRECT(ADDRESS(3+3*[.$A59];3+COLUMN();1;;[.$C59]))+DUREE_TD*INDIRECT(ADDRESS(4+3*[.$A59];3+COLUMN();1;;[.$C59]))*NB_GR_TD_FI+DUREE_TP*INDIRECT(ADDRESS(5+3*[.$A59];3+COLUMN();1;;[.$C59]))*NB_GR_TP_FI" office:value-type="float" office:value="0" calcext:value-type="float">
            <text:p>0</text:p>
          </table:table-cell>
          <table:table-cell table:style-name="ce187" table:formula="of:=DUREE_CM*INDIRECT(ADDRESS(3+3*[.$A59];3+COLUMN();1;;[.$C59]))+DUREE_TD*INDIRECT(ADDRESS(4+3*[.$A59];3+COLUMN();1;;[.$C59]))*NB_GR_TD_FI+DUREE_TP*INDIRECT(ADDRESS(5+3*[.$A59];3+COLUMN();1;;[.$C59]))*NB_GR_TP_FI" office:value-type="float" office:value="0" calcext:value-type="float">
            <text:p>0</text:p>
          </table:table-cell>
          <table:table-cell table:style-name="ce187" table:formula="of:=DUREE_CM*INDIRECT(ADDRESS(3+3*[.$A59];3+COLUMN();1;;[.$C59]))+DUREE_TD*INDIRECT(ADDRESS(4+3*[.$A59];3+COLUMN();1;;[.$C59]))*NB_GR_TD_FI+DUREE_TP*INDIRECT(ADDRESS(5+3*[.$A59];3+COLUMN();1;;[.$C59]))*NB_GR_TP_FI" office:value-type="float" office:value="0" calcext:value-type="float">
            <text:p>0</text:p>
          </table:table-cell>
          <table:table-cell table:style-name="ce187" table:formula="of:=DUREE_CM*INDIRECT(ADDRESS(3+3*[.$A59];3+COLUMN();1;;[.$C59]))+DUREE_TD*INDIRECT(ADDRESS(4+3*[.$A59];3+COLUMN();1;;[.$C59]))*NB_GR_TD_FI+DUREE_TP*INDIRECT(ADDRESS(5+3*[.$A59];3+COLUMN();1;;[.$C59]))*NB_GR_TP_FI" office:value-type="float" office:value="0" calcext:value-type="float">
            <text:p>0</text:p>
          </table:table-cell>
          <table:table-cell table:style-name="ce187"/>
          <table:table-cell table:style-name="ce184" table:formula="of:=SUM([.D59:.T59])" office:value-type="float" office:value="0" calcext:value-type="float">
            <text:p>0</text:p>
          </table:table-cell>
          <table:table-cell table:style-name="ce187"/>
          <table:table-cell table:style-name="ce155" table:number-columns-repeated="1001"/>
        </table:table-row>
        <table:table-row table:style-name="ro9">
          <table:table-cell table:style-name="ce187" table:formula="of:=INT(ROW()/2)-12" office:value-type="float" office:value="18" calcext:value-type="float">
            <text:p>18</text:p>
          </table:table-cell>
          <table:table-cell table:style-name="ce124"/>
          <table:table-cell table:style-name="ce124" office:value-type="string" calcext:value-type="string">
            <text:p>FA</text:p>
          </table:table-cell>
          <table:table-cell table:style-name="ce72" table:formula="of:=DUREE_CM*INDIRECT(ADDRESS(3+3*[.$A60];3+COLUMN();1;;[.$C60]))+DUREE_TD*INDIRECT(ADDRESS(4+3*[.$A60];3+COLUMN();1;;[.$C60]))*NB_GR_TD_FA+DUREE_TP*INDIRECT(ADDRESS(5+3*[.$A60];3+COLUMN();1;;[.$C60]))*NB_GR_TP_FA" office:value-type="float" office:value="0" calcext:value-type="float">
            <text:p>0</text:p>
          </table:table-cell>
          <table:table-cell table:style-name="ce72" table:formula="of:=DUREE_CM*INDIRECT(ADDRESS(3+3*[.$A60];3+COLUMN();1;;[.$C60]))+DUREE_TD*INDIRECT(ADDRESS(4+3*[.$A60];3+COLUMN();1;;[.$C60]))*NB_GR_TD_FA+DUREE_TP*INDIRECT(ADDRESS(5+3*[.$A60];3+COLUMN();1;;[.$C60]))*NB_GR_TP_FA" office:value-type="float" office:value="0" calcext:value-type="float">
            <text:p>0</text:p>
          </table:table-cell>
          <table:table-cell table:style-name="ce72" table:formula="of:=DUREE_CM*INDIRECT(ADDRESS(3+3*[.$A60];3+COLUMN();1;;[.$C60]))+DUREE_TD*INDIRECT(ADDRESS(4+3*[.$A60];3+COLUMN();1;;[.$C60]))*NB_GR_TD_FA+DUREE_TP*INDIRECT(ADDRESS(5+3*[.$A60];3+COLUMN();1;;[.$C60]))*NB_GR_TP_FA" office:value-type="float" office:value="0" calcext:value-type="float">
            <text:p>0</text:p>
          </table:table-cell>
          <table:table-cell table:style-name="ce72" table:formula="of:=DUREE_CM*INDIRECT(ADDRESS(3+3*[.$A60];3+COLUMN();1;;[.$C60]))+DUREE_TD*INDIRECT(ADDRESS(4+3*[.$A60];3+COLUMN();1;;[.$C60]))*NB_GR_TD_FA+DUREE_TP*INDIRECT(ADDRESS(5+3*[.$A60];3+COLUMN();1;;[.$C60]))*NB_GR_TP_FA" office:value-type="float" office:value="0" calcext:value-type="float">
            <text:p>0</text:p>
          </table:table-cell>
          <table:table-cell table:style-name="ce72" table:formula="of:=DUREE_CM*INDIRECT(ADDRESS(3+3*[.$A60];3+COLUMN();1;;[.$C60]))+DUREE_TD*INDIRECT(ADDRESS(4+3*[.$A60];3+COLUMN();1;;[.$C60]))*NB_GR_TD_FA+DUREE_TP*INDIRECT(ADDRESS(5+3*[.$A60];3+COLUMN();1;;[.$C60]))*NB_GR_TP_FA" office:value-type="float" office:value="0" calcext:value-type="float">
            <text:p>0</text:p>
          </table:table-cell>
          <table:table-cell table:style-name="ce72" table:formula="of:=DUREE_CM*INDIRECT(ADDRESS(3+3*[.$A60];3+COLUMN();1;;[.$C60]))+DUREE_TD*INDIRECT(ADDRESS(4+3*[.$A60];3+COLUMN();1;;[.$C60]))*NB_GR_TD_FA+DUREE_TP*INDIRECT(ADDRESS(5+3*[.$A60];3+COLUMN();1;;[.$C60]))*NB_GR_TP_FA" office:value-type="float" office:value="0" calcext:value-type="float">
            <text:p>0</text:p>
          </table:table-cell>
          <table:table-cell table:style-name="ce72" table:formula="of:=DUREE_CM*INDIRECT(ADDRESS(3+3*[.$A60];3+COLUMN();1;;[.$C60]))+DUREE_TD*INDIRECT(ADDRESS(4+3*[.$A60];3+COLUMN();1;;[.$C60]))*NB_GR_TD_FA+DUREE_TP*INDIRECT(ADDRESS(5+3*[.$A60];3+COLUMN();1;;[.$C60]))*NB_GR_TP_FA" office:value-type="float" office:value="0" calcext:value-type="float">
            <text:p>0</text:p>
          </table:table-cell>
          <table:table-cell table:style-name="ce72" table:formula="of:=DUREE_CM*INDIRECT(ADDRESS(3+3*[.$A60];3+COLUMN();1;;[.$C60]))+DUREE_TD*INDIRECT(ADDRESS(4+3*[.$A60];3+COLUMN();1;;[.$C60]))*NB_GR_TD_FA+DUREE_TP*INDIRECT(ADDRESS(5+3*[.$A60];3+COLUMN();1;;[.$C60]))*NB_GR_TP_FA" office:value-type="float" office:value="0" calcext:value-type="float">
            <text:p>0</text:p>
          </table:table-cell>
          <table:table-cell table:style-name="ce72" table:formula="of:=DUREE_CM*INDIRECT(ADDRESS(3+3*[.$A60];3+COLUMN();1;;[.$C60]))+DUREE_TD*INDIRECT(ADDRESS(4+3*[.$A60];3+COLUMN();1;;[.$C60]))*NB_GR_TD_FA+DUREE_TP*INDIRECT(ADDRESS(5+3*[.$A60];3+COLUMN();1;;[.$C60]))*NB_GR_TP_FA" office:value-type="float" office:value="0" calcext:value-type="float">
            <text:p>0</text:p>
          </table:table-cell>
          <table:table-cell table:style-name="ce72" table:formula="of:=DUREE_CM*INDIRECT(ADDRESS(3+3*[.$A60];3+COLUMN();1;;[.$C60]))+DUREE_TD*INDIRECT(ADDRESS(4+3*[.$A60];3+COLUMN();1;;[.$C60]))*NB_GR_TD_FA+DUREE_TP*INDIRECT(ADDRESS(5+3*[.$A60];3+COLUMN();1;;[.$C60]))*NB_GR_TP_FA" office:value-type="float" office:value="0" calcext:value-type="float">
            <text:p>0</text:p>
          </table:table-cell>
          <table:table-cell table:style-name="ce72" table:formula="of:=DUREE_CM*INDIRECT(ADDRESS(3+3*[.$A60];3+COLUMN();1;;[.$C60]))+DUREE_TD*INDIRECT(ADDRESS(4+3*[.$A60];3+COLUMN();1;;[.$C60]))*NB_GR_TD_FA+DUREE_TP*INDIRECT(ADDRESS(5+3*[.$A60];3+COLUMN();1;;[.$C60]))*NB_GR_TP_FA" office:value-type="float" office:value="0" calcext:value-type="float">
            <text:p>0</text:p>
          </table:table-cell>
          <table:table-cell table:style-name="ce72" table:formula="of:=DUREE_CM*INDIRECT(ADDRESS(3+3*[.$A60];3+COLUMN();1;;[.$C60]))+DUREE_TD*INDIRECT(ADDRESS(4+3*[.$A60];3+COLUMN();1;;[.$C60]))*NB_GR_TD_FA+DUREE_TP*INDIRECT(ADDRESS(5+3*[.$A60];3+COLUMN();1;;[.$C60]))*NB_GR_TP_FA" office:value-type="float" office:value="0" calcext:value-type="float">
            <text:p>0</text:p>
          </table:table-cell>
          <table:table-cell table:style-name="ce72" table:formula="of:=DUREE_CM*INDIRECT(ADDRESS(3+3*[.$A60];3+COLUMN();1;;[.$C60]))+DUREE_TD*INDIRECT(ADDRESS(4+3*[.$A60];3+COLUMN();1;;[.$C60]))*NB_GR_TD_FA+DUREE_TP*INDIRECT(ADDRESS(5+3*[.$A60];3+COLUMN();1;;[.$C60]))*NB_GR_TP_FA" office:value-type="float" office:value="0" calcext:value-type="float">
            <text:p>0</text:p>
          </table:table-cell>
          <table:table-cell table:style-name="ce72" table:formula="of:=DUREE_CM*INDIRECT(ADDRESS(3+3*[.$A60];3+COLUMN();1;;[.$C60]))+DUREE_TD*INDIRECT(ADDRESS(4+3*[.$A60];3+COLUMN();1;;[.$C60]))*NB_GR_TD_FA+DUREE_TP*INDIRECT(ADDRESS(5+3*[.$A60];3+COLUMN();1;;[.$C60]))*NB_GR_TP_FA" office:value-type="float" office:value="0" calcext:value-type="float">
            <text:p>0</text:p>
          </table:table-cell>
          <table:table-cell table:style-name="ce72" table:formula="of:=DUREE_CM*INDIRECT(ADDRESS(3+3*[.$A60];3+COLUMN();1;;[.$C60]))+DUREE_TD*INDIRECT(ADDRESS(4+3*[.$A60];3+COLUMN();1;;[.$C60]))*NB_GR_TD_FA+DUREE_TP*INDIRECT(ADDRESS(5+3*[.$A60];3+COLUMN();1;;[.$C60]))*NB_GR_TP_FA" office:value-type="float" office:value="0" calcext:value-type="float">
            <text:p>0</text:p>
          </table:table-cell>
          <table:table-cell table:style-name="ce72" table:formula="of:=DUREE_CM*INDIRECT(ADDRESS(3+3*[.$A60];3+COLUMN();1;;[.$C60]))+DUREE_TD*INDIRECT(ADDRESS(4+3*[.$A60];3+COLUMN();1;;[.$C60]))*NB_GR_TD_FA+DUREE_TP*INDIRECT(ADDRESS(5+3*[.$A60];3+COLUMN();1;;[.$C60]))*NB_GR_TP_FA" office:value-type="float" office:value="0" calcext:value-type="float">
            <text:p>0</text:p>
          </table:table-cell>
          <table:table-cell table:style-name="ce72" table:formula="of:=DUREE_CM*INDIRECT(ADDRESS(3+3*[.$A60];3+COLUMN();1;;[.$C60]))+DUREE_TD*INDIRECT(ADDRESS(4+3*[.$A60];3+COLUMN();1;;[.$C60]))*NB_GR_TD_FA+DUREE_TP*INDIRECT(ADDRESS(5+3*[.$A60];3+COLUMN();1;;[.$C60]))*NB_GR_TP_FA" office:value-type="float" office:value="0" calcext:value-type="float">
            <text:p>0</text:p>
          </table:table-cell>
          <table:table-cell table:style-name="ce72"/>
          <table:table-cell table:style-name="ce80"/>
          <table:table-cell table:style-name="ce80" table:formula="of:=SUM([.D60:.T60])" office:value-type="float" office:value="0" calcext:value-type="float">
            <text:p>0</text:p>
          </table:table-cell>
          <table:table-cell table:style-name="ce253" table:number-columns-repeated="1001"/>
        </table:table-row>
        <table:table-row table:style-name="ro10">
          <table:table-cell/>
          <table:table-cell table:style-name="ce257"/>
          <table:table-cell table:number-columns-repeated="1022"/>
        </table:table-row>
        <table:table-row table:style-name="ro10">
          <table:table-cell/>
          <table:table-cell table:style-name="ce257"/>
          <table:table-cell table:number-columns-repeated="19"/>
          <table:table-cell table:style-name="ce184" table:formula="of:=SUM([.V25:.V60])" office:value-type="float" office:value="1267.5" calcext:value-type="float">
            <text:p>1267,5</text:p>
          </table:table-cell>
          <table:table-cell table:style-name="ce184" table:formula="of:=SUM([.W25:.W60])" office:value-type="float" office:value="250.5" calcext:value-type="float">
            <text:p>250,5</text:p>
          </table:table-cell>
          <table:table-cell table:number-columns-repeated="1001"/>
        </table:table-row>
        <table:table-row table:style-name="ro10">
          <table:table-cell/>
          <table:table-cell table:style-name="ce257"/>
          <table:table-cell table:number-columns-repeated="19"/>
          <table:table-cell table:style-name="ce133" table:formula="of:=[.V62]+[.W62]" office:value-type="float" office:value="1518" calcext:value-type="float" table:number-columns-spanned="2" table:number-rows-spanned="1">
            <text:p>1518</text:p>
          </table:table-cell>
          <table:covered-table-cell table:style-name="ce134"/>
          <table:table-cell table:number-columns-repeated="1001"/>
        </table:table-row>
        <table:table-row table:style-name="ro10">
          <table:table-cell/>
          <table:table-cell table:style-name="ce257"/>
          <table:table-cell table:number-columns-repeated="1022"/>
        </table:table-row>
        <table:table-row table:style-name="ro10" table:number-rows-repeated="1048511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Tot_mod" table:style-name="ta2">
        <table:table-column table:style-name="co14" table:visibility="collapse" table:default-cell-style-name="ce213"/>
        <table:table-column table:style-name="co28" table:default-cell-style-name="ce213"/>
        <table:table-column table:style-name="co29" table:number-columns-repeated="3" table:default-cell-style-name="ce213"/>
        <table:table-column table:style-name="co14" table:default-cell-style-name="ce213"/>
        <table:table-column table:style-name="co30" table:number-columns-repeated="4" table:default-cell-style-name="ce213"/>
        <table:table-column table:style-name="co14" table:number-columns-repeated="1013" table:default-cell-style-name="ce213"/>
        <table:table-column table:style-name="co14" table:default-cell-style-name="ce205"/>
        <table:table-row table:style-name="ro11">
          <table:table-cell table:number-columns-repeated="2"/>
          <table:table-cell table:style-name="ce263" office:value-type="string" calcext:value-type="string" table:number-columns-spanned="3" table:number-rows-spanned="1">
            <text:p>FI</text:p>
          </table:table-cell>
          <table:covered-table-cell table:number-columns-repeated="2"/>
          <table:table-cell table:number-columns-repeated="2"/>
          <table:table-cell table:style-name="ce263" office:value-type="string" calcext:value-type="string" table:number-columns-spanned="3" table:number-rows-spanned="1">
            <text:p>FA</text:p>
          </table:table-cell>
          <table:covered-table-cell table:number-columns-repeated="2"/>
          <table:table-cell table:number-columns-repeated="1014"/>
        </table:table-row>
        <table:table-row table:style-name="ro11">
          <table:table-cell table:number-columns-repeated="2"/>
          <table:table-cell table:style-name="ce210" office:value-type="string" calcext:value-type="string">
            <text:p>CM</text:p>
          </table:table-cell>
          <table:table-cell table:style-name="ce210" office:value-type="string" calcext:value-type="string">
            <text:p>TD</text:p>
          </table:table-cell>
          <table:table-cell table:style-name="ce210" office:value-type="string" calcext:value-type="string">
            <text:p>TP</text:p>
          </table:table-cell>
          <table:table-cell table:style-name="ce210" office:value-type="string" calcext:value-type="string">
            <text:p>Total</text:p>
          </table:table-cell>
          <table:table-cell table:style-name="ce210"/>
          <table:table-cell table:style-name="ce210" office:value-type="string" calcext:value-type="string">
            <text:p>CM</text:p>
          </table:table-cell>
          <table:table-cell table:style-name="ce210" office:value-type="string" calcext:value-type="string">
            <text:p>TD</text:p>
          </table:table-cell>
          <table:table-cell table:style-name="ce210" office:value-type="string" calcext:value-type="string">
            <text:p>TP</text:p>
          </table:table-cell>
          <table:table-cell table:style-name="ce210" office:value-type="string" calcext:value-type="string">
            <text:p>Total</text:p>
          </table:table-cell>
          <table:table-cell table:number-columns-repeated="1013"/>
        </table:table-row>
        <table:table-row table:style-name="ro11">
          <table:table-cell office:value-type="float" office:value="1" calcext:value-type="float">
            <text:p>1</text:p>
          </table:table-cell>
          <table:table-cell table:style-name="ce88" table:formula="of:=[static.F2]" office:value-type="string" office:string-value="M2101" calcext:value-type="string">
            <text:p>M2101</text:p>
          </table:table-cell>
          <table:table-cell table:style-name="ce187" table:formula="of:=SUMIFS([FI.$X$3:.$X$60];[FI.$A$3:.$A$60];[.$B3];[FI.$C$3:.$C$60];[.C$2])*DUREE_CM" office:value-type="float" office:value="6" calcext:value-type="float">
            <text:p>6</text:p>
          </table:table-cell>
          <table:table-cell table:style-name="ce187" table:formula="of:=SUMIFS([FI.$X$3:.$X$60];[FI.$A$3:.$A$60];[.$B3];[FI.$C$3:.$C$60];[.D$2])*DUREE_CM" office:value-type="float" office:value="15" calcext:value-type="float">
            <text:p>15</text:p>
          </table:table-cell>
          <table:table-cell table:style-name="ce187" table:formula="of:=SUMIFS([FI.$X$3:.$X$60];[FI.$A$3:.$A$60];[.$B3];[FI.$C$3:.$C$60];[.E$2])*DUREE_CM" office:value-type="float" office:value="33" calcext:value-type="float">
            <text:p>33</text:p>
          </table:table-cell>
          <table:table-cell table:style-name="ce184" table:formula="of:=SUM([.C3:.E3])" office:value-type="float" office:value="54" calcext:value-type="float">
            <text:p>54</text:p>
          </table:table-cell>
          <table:table-cell table:style-name="ce184"/>
          <table:table-cell table:style-name="ce187" table:formula="of:=SUMIFS([FA.$X$3:.$X$60];[FA.$A$3:.$A$60];[.$B3];[FA.$C$3:.$C$60];[.H$2])*DUREE_CM" office:value-type="float" office:value="3" calcext:value-type="float">
            <text:p>3</text:p>
          </table:table-cell>
          <table:table-cell table:style-name="ce187" table:formula="of:=SUMIFS([FA.$X$3:.$X$60];[FA.$A$3:.$A$60];[.$B3];[FA.$C$3:.$C$60];[.I$2])*DUREE_CM" office:value-type="float" office:value="12" calcext:value-type="float">
            <text:p>12</text:p>
          </table:table-cell>
          <table:table-cell table:style-name="ce187" table:formula="of:=SUMIFS([FA.$X$3:.$X$60];[FA.$A$3:.$A$60];[.$B3];[FA.$C$3:.$C$60];[.J$2])*DUREE_CM" office:value-type="float" office:value="24" calcext:value-type="float">
            <text:p>24</text:p>
          </table:table-cell>
          <table:table-cell table:style-name="ce184" table:formula="of:=SUM([.H3:.J3])" office:value-type="float" office:value="39" calcext:value-type="float">
            <text:p>39</text:p>
          </table:table-cell>
          <table:table-cell table:number-columns-repeated="1013"/>
        </table:table-row>
        <table:table-row table:style-name="ro11">
          <table:table-cell office:value-type="float" office:value="2" calcext:value-type="float">
            <text:p>2</text:p>
          </table:table-cell>
          <table:table-cell table:style-name="ce88" table:formula="of:=[static.F3]" office:value-type="string" office:string-value="M2102" calcext:value-type="string">
            <text:p>M2102</text:p>
          </table:table-cell>
          <table:table-cell table:style-name="ce187" table:formula="of:=SUMIFS([FI.$X$3:.$X$60];[FI.$A$3:.$A$60];[.$B4];[FI.$C$3:.$C$60];[.C$2])*DUREE_CM" office:value-type="float" office:value="4.5" calcext:value-type="float">
            <text:p>4,5</text:p>
          </table:table-cell>
          <table:table-cell table:style-name="ce187" table:formula="of:=SUMIFS([FI.$X$3:.$X$60];[FI.$A$3:.$A$60];[.$B4];[FI.$C$3:.$C$60];[.D$2])*DUREE_CM" office:value-type="float" office:value="9" calcext:value-type="float">
            <text:p>9</text:p>
          </table:table-cell>
          <table:table-cell table:style-name="ce187" table:formula="of:=SUMIFS([FI.$X$3:.$X$60];[FI.$A$3:.$A$60];[.$B4];[FI.$C$3:.$C$60];[.E$2])*DUREE_CM" office:value-type="float" office:value="9" calcext:value-type="float">
            <text:p>9</text:p>
          </table:table-cell>
          <table:table-cell table:style-name="ce184" table:formula="of:=SUM([.C4:.E4])" office:value-type="float" office:value="22.5" calcext:value-type="float">
            <text:p>22,5</text:p>
          </table:table-cell>
          <table:table-cell table:style-name="ce184"/>
          <table:table-cell table:style-name="ce187" table:formula="of:=SUMIFS([FA.$X$3:.$X$60];[FA.$A$3:.$A$60];[.$B4];[FA.$C$3:.$C$60];[.H$2])*DUREE_CM" office:value-type="float" office:value="3" calcext:value-type="float">
            <text:p>3</text:p>
          </table:table-cell>
          <table:table-cell table:style-name="ce187" table:formula="of:=SUMIFS([FA.$X$3:.$X$60];[FA.$A$3:.$A$60];[.$B4];[FA.$C$3:.$C$60];[.I$2])*DUREE_CM" office:value-type="float" office:value="4.5" calcext:value-type="float">
            <text:p>4,5</text:p>
          </table:table-cell>
          <table:table-cell table:style-name="ce187" table:formula="of:=SUMIFS([FA.$X$3:.$X$60];[FA.$A$3:.$A$60];[.$B4];[FA.$C$3:.$C$60];[.J$2])*DUREE_CM" office:value-type="float" office:value="6" calcext:value-type="float">
            <text:p>6</text:p>
          </table:table-cell>
          <table:table-cell table:style-name="ce184" table:formula="of:=SUM([.H4:.J4])" office:value-type="float" office:value="13.5" calcext:value-type="float">
            <text:p>13,5</text:p>
          </table:table-cell>
          <table:table-cell table:number-columns-repeated="1013"/>
        </table:table-row>
        <table:table-row table:style-name="ro11">
          <table:table-cell office:value-type="float" office:value="3" calcext:value-type="float">
            <text:p>3</text:p>
          </table:table-cell>
          <table:table-cell table:style-name="ce88" table:formula="of:=[static.F4]" office:value-type="string" office:string-value="M2103" calcext:value-type="string">
            <text:p>M2103</text:p>
          </table:table-cell>
          <table:table-cell table:style-name="ce187" table:formula="of:=SUMIFS([FI.$X$3:.$X$60];[FI.$A$3:.$A$60];[.$B5];[FI.$C$3:.$C$60];[.C$2])*DUREE_CM" office:value-type="float" office:value="7.5" calcext:value-type="float">
            <text:p>7,5</text:p>
          </table:table-cell>
          <table:table-cell table:style-name="ce187" table:formula="of:=SUMIFS([FI.$X$3:.$X$60];[FI.$A$3:.$A$60];[.$B5];[FI.$C$3:.$C$60];[.D$2])*DUREE_CM" office:value-type="float" office:value="10.5" calcext:value-type="float">
            <text:p>10,5</text:p>
          </table:table-cell>
          <table:table-cell table:style-name="ce187" table:formula="of:=SUMIFS([FI.$X$3:.$X$60];[FI.$A$3:.$A$60];[.$B5];[FI.$C$3:.$C$60];[.E$2])*DUREE_CM" office:value-type="float" office:value="12" calcext:value-type="float">
            <text:p>12</text:p>
          </table:table-cell>
          <table:table-cell table:style-name="ce184" table:formula="of:=SUM([.C5:.E5])" office:value-type="float" office:value="30" calcext:value-type="float">
            <text:p>30</text:p>
          </table:table-cell>
          <table:table-cell table:style-name="ce184"/>
          <table:table-cell table:style-name="ce187" table:formula="of:=SUMIFS([FA.$X$3:.$X$60];[FA.$A$3:.$A$60];[.$B5];[FA.$C$3:.$C$60];[.H$2])*DUREE_CM" office:value-type="float" office:value="6" calcext:value-type="float">
            <text:p>6</text:p>
          </table:table-cell>
          <table:table-cell table:style-name="ce187" table:formula="of:=SUMIFS([FA.$X$3:.$X$60];[FA.$A$3:.$A$60];[.$B5];[FA.$C$3:.$C$60];[.I$2])*DUREE_CM" office:value-type="float" office:value="7.5" calcext:value-type="float">
            <text:p>7,5</text:p>
          </table:table-cell>
          <table:table-cell table:style-name="ce187" table:formula="of:=SUMIFS([FA.$X$3:.$X$60];[FA.$A$3:.$A$60];[.$B5];[FA.$C$3:.$C$60];[.J$2])*DUREE_CM" office:value-type="float" office:value="9" calcext:value-type="float">
            <text:p>9</text:p>
          </table:table-cell>
          <table:table-cell table:style-name="ce184" table:formula="of:=SUM([.H5:.J5])" office:value-type="float" office:value="22.5" calcext:value-type="float">
            <text:p>22,5</text:p>
          </table:table-cell>
          <table:table-cell table:number-columns-repeated="1013"/>
        </table:table-row>
        <table:table-row table:style-name="ro11">
          <table:table-cell office:value-type="float" office:value="4" calcext:value-type="float">
            <text:p>4</text:p>
          </table:table-cell>
          <table:table-cell table:style-name="ce88" table:formula="of:=[static.F5]" office:value-type="string" office:string-value="M2104" calcext:value-type="string">
            <text:p>M2104</text:p>
          </table:table-cell>
          <table:table-cell table:style-name="ce187" table:formula="of:=SUMIFS([FI.$X$3:.$X$60];[FI.$A$3:.$A$60];[.$B6];[FI.$C$3:.$C$60];[.C$2])*DUREE_CM" office:value-type="float" office:value="10.5" calcext:value-type="float">
            <text:p>10,5</text:p>
          </table:table-cell>
          <table:table-cell table:style-name="ce187" table:formula="of:=SUMIFS([FI.$X$3:.$X$60];[FI.$A$3:.$A$60];[.$B6];[FI.$C$3:.$C$60];[.D$2])*DUREE_CM" office:value-type="float" office:value="9" calcext:value-type="float">
            <text:p>9</text:p>
          </table:table-cell>
          <table:table-cell table:style-name="ce187" table:formula="of:=SUMIFS([FI.$X$3:.$X$60];[FI.$A$3:.$A$60];[.$B6];[FI.$C$3:.$C$60];[.E$2])*DUREE_CM" office:value-type="float" office:value="9" calcext:value-type="float">
            <text:p>9</text:p>
          </table:table-cell>
          <table:table-cell table:style-name="ce184" table:formula="of:=SUM([.C6:.E6])" office:value-type="float" office:value="28.5" calcext:value-type="float">
            <text:p>28,5</text:p>
          </table:table-cell>
          <table:table-cell table:style-name="ce184"/>
          <table:table-cell table:style-name="ce187" table:formula="of:=SUMIFS([FA.$X$3:.$X$60];[FA.$A$3:.$A$60];[.$B6];[FA.$C$3:.$C$60];[.H$2])*DUREE_CM" office:value-type="float" office:value="9" calcext:value-type="float">
            <text:p>9</text:p>
          </table:table-cell>
          <table:table-cell table:style-name="ce187" table:formula="of:=SUMIFS([FA.$X$3:.$X$60];[FA.$A$3:.$A$60];[.$B6];[FA.$C$3:.$C$60];[.I$2])*DUREE_CM" office:value-type="float" office:value="7.5" calcext:value-type="float">
            <text:p>7,5</text:p>
          </table:table-cell>
          <table:table-cell table:style-name="ce187" table:formula="of:=SUMIFS([FA.$X$3:.$X$60];[FA.$A$3:.$A$60];[.$B6];[FA.$C$3:.$C$60];[.J$2])*DUREE_CM" office:value-type="float" office:value="9" calcext:value-type="float">
            <text:p>9</text:p>
          </table:table-cell>
          <table:table-cell table:style-name="ce184" table:formula="of:=SUM([.H6:.J6])" office:value-type="float" office:value="25.5" calcext:value-type="float">
            <text:p>25,5</text:p>
          </table:table-cell>
          <table:table-cell table:number-columns-repeated="1013"/>
        </table:table-row>
        <table:table-row table:style-name="ro11">
          <table:table-cell office:value-type="float" office:value="5" calcext:value-type="float">
            <text:p>5</text:p>
          </table:table-cell>
          <table:table-cell table:style-name="ce88" table:formula="of:=[static.F6]" office:value-type="string" office:string-value="M2105" calcext:value-type="string">
            <text:p>M2105</text:p>
          </table:table-cell>
          <table:table-cell table:style-name="ce187" table:formula="of:=SUMIFS([FI.$X$3:.$X$60];[FI.$A$3:.$A$60];[.$B7];[FI.$C$3:.$C$60];[.C$2])*DUREE_CM" office:value-type="float" office:value="6" calcext:value-type="float">
            <text:p>6</text:p>
          </table:table-cell>
          <table:table-cell table:style-name="ce187" table:formula="of:=SUMIFS([FI.$X$3:.$X$60];[FI.$A$3:.$A$60];[.$B7];[FI.$C$3:.$C$60];[.D$2])*DUREE_CM" office:value-type="float" office:value="6" calcext:value-type="float">
            <text:p>6</text:p>
          </table:table-cell>
          <table:table-cell table:style-name="ce187" table:formula="of:=SUMIFS([FI.$X$3:.$X$60];[FI.$A$3:.$A$60];[.$B7];[FI.$C$3:.$C$60];[.E$2])*DUREE_CM" office:value-type="float" office:value="18" calcext:value-type="float">
            <text:p>18</text:p>
          </table:table-cell>
          <table:table-cell table:style-name="ce184" table:formula="of:=SUM([.C7:.E7])" office:value-type="float" office:value="30" calcext:value-type="float">
            <text:p>30</text:p>
          </table:table-cell>
          <table:table-cell table:style-name="ce184"/>
          <table:table-cell table:style-name="ce187" table:formula="of:=SUMIFS([FA.$X$3:.$X$60];[FA.$A$3:.$A$60];[.$B7];[FA.$C$3:.$C$60];[.H$2])*DUREE_CM" office:value-type="float" office:value="3" calcext:value-type="float">
            <text:p>3</text:p>
          </table:table-cell>
          <table:table-cell table:style-name="ce187" table:formula="of:=SUMIFS([FA.$X$3:.$X$60];[FA.$A$3:.$A$60];[.$B7];[FA.$C$3:.$C$60];[.I$2])*DUREE_CM" office:value-type="float" office:value="4.5" calcext:value-type="float">
            <text:p>4,5</text:p>
          </table:table-cell>
          <table:table-cell table:style-name="ce187" table:formula="of:=SUMIFS([FA.$X$3:.$X$60];[FA.$A$3:.$A$60];[.$B7];[FA.$C$3:.$C$60];[.J$2])*DUREE_CM" office:value-type="float" office:value="9" calcext:value-type="float">
            <text:p>9</text:p>
          </table:table-cell>
          <table:table-cell table:style-name="ce184" table:formula="of:=SUM([.H7:.J7])" office:value-type="float" office:value="16.5" calcext:value-type="float">
            <text:p>16,5</text:p>
          </table:table-cell>
          <table:table-cell table:number-columns-repeated="1013"/>
        </table:table-row>
        <table:table-row table:style-name="ro11">
          <table:table-cell office:value-type="float" office:value="6" calcext:value-type="float">
            <text:p>6</text:p>
          </table:table-cell>
          <table:table-cell table:style-name="ce88" table:formula="of:=[static.F7]" office:value-type="string" office:string-value="M2106" calcext:value-type="string">
            <text:p>M2106</text:p>
          </table:table-cell>
          <table:table-cell table:style-name="ce187" table:formula="of:=SUMIFS([FI.$X$3:.$X$60];[FI.$A$3:.$A$60];[.$B8];[FI.$C$3:.$C$60];[.C$2])*DUREE_CM" office:value-type="float" office:value="1.5" calcext:value-type="float">
            <text:p>1,5</text:p>
          </table:table-cell>
          <table:table-cell table:style-name="ce187" table:formula="of:=SUMIFS([FI.$X$3:.$X$60];[FI.$A$3:.$A$60];[.$B8];[FI.$C$3:.$C$60];[.D$2])*DUREE_CM" office:value-type="float" office:value="3" calcext:value-type="float">
            <text:p>3</text:p>
          </table:table-cell>
          <table:table-cell table:style-name="ce187" table:formula="of:=SUMIFS([FI.$X$3:.$X$60];[FI.$A$3:.$A$60];[.$B8];[FI.$C$3:.$C$60];[.E$2])*DUREE_CM" office:value-type="float" office:value="18" calcext:value-type="float">
            <text:p>18</text:p>
          </table:table-cell>
          <table:table-cell table:style-name="ce184" table:formula="of:=SUM([.C8:.E8])" office:value-type="float" office:value="22.5" calcext:value-type="float">
            <text:p>22,5</text:p>
          </table:table-cell>
          <table:table-cell table:style-name="ce184"/>
          <table:table-cell table:style-name="ce187" table:formula="of:=SUMIFS([FA.$X$3:.$X$60];[FA.$A$3:.$A$60];[.$B8];[FA.$C$3:.$C$60];[.H$2])*DUREE_CM" office:value-type="float" office:value="1.5" calcext:value-type="float">
            <text:p>1,5</text:p>
          </table:table-cell>
          <table:table-cell table:style-name="ce187" table:formula="of:=SUMIFS([FA.$X$3:.$X$60];[FA.$A$3:.$A$60];[.$B8];[FA.$C$3:.$C$60];[.I$2])*DUREE_CM" office:value-type="float" office:value="3" calcext:value-type="float">
            <text:p>3</text:p>
          </table:table-cell>
          <table:table-cell table:style-name="ce187" table:formula="of:=SUMIFS([FA.$X$3:.$X$60];[FA.$A$3:.$A$60];[.$B8];[FA.$C$3:.$C$60];[.J$2])*DUREE_CM" office:value-type="float" office:value="12" calcext:value-type="float">
            <text:p>12</text:p>
          </table:table-cell>
          <table:table-cell table:style-name="ce184" table:formula="of:=SUM([.H8:.J8])" office:value-type="float" office:value="16.5" calcext:value-type="float">
            <text:p>16,5</text:p>
          </table:table-cell>
          <table:table-cell table:number-columns-repeated="1013"/>
        </table:table-row>
        <table:table-row table:style-name="ro11">
          <table:table-cell office:value-type="float" office:value="7" calcext:value-type="float">
            <text:p>7</text:p>
          </table:table-cell>
          <table:table-cell table:style-name="ce88" table:formula="of:=[static.F8]" office:value-type="string" office:string-value="M2107" calcext:value-type="string">
            <text:p>M2107</text:p>
          </table:table-cell>
          <table:table-cell table:style-name="ce187" table:formula="of:=SUMIFS([FI.$X$3:.$X$60];[FI.$A$3:.$A$60];[.$B9];[FI.$C$3:.$C$60];[.C$2])*DUREE_CM" office:value-type="float" office:value="4.5" calcext:value-type="float">
            <text:p>4,5</text:p>
          </table:table-cell>
          <table:table-cell table:style-name="ce187" table:formula="of:=SUMIFS([FI.$X$3:.$X$60];[FI.$A$3:.$A$60];[.$B9];[FI.$C$3:.$C$60];[.D$2])*DUREE_CM" office:value-type="float" office:value="12" calcext:value-type="float">
            <text:p>12</text:p>
          </table:table-cell>
          <table:table-cell table:style-name="ce187" table:formula="of:=SUMIFS([FI.$X$3:.$X$60];[FI.$A$3:.$A$60];[.$B9];[FI.$C$3:.$C$60];[.E$2])*DUREE_CM" office:value-type="float" office:value="15" calcext:value-type="float">
            <text:p>15</text:p>
          </table:table-cell>
          <table:table-cell table:style-name="ce184" table:formula="of:=SUM([.C9:.E9])" office:value-type="float" office:value="31.5" calcext:value-type="float">
            <text:p>31,5</text:p>
          </table:table-cell>
          <table:table-cell table:style-name="ce184"/>
          <table:table-cell table:style-name="ce187" table:formula="of:=SUMIFS([FA.$X$3:.$X$60];[FA.$A$3:.$A$60];[.$B9];[FA.$C$3:.$C$60];[.H$2])*DUREE_CM" office:value-type="float" office:value="6" calcext:value-type="float">
            <text:p>6</text:p>
          </table:table-cell>
          <table:table-cell table:style-name="ce187" table:formula="of:=SUMIFS([FA.$X$3:.$X$60];[FA.$A$3:.$A$60];[.$B9];[FA.$C$3:.$C$60];[.I$2])*DUREE_CM" office:value-type="float" office:value="10.5" calcext:value-type="float">
            <text:p>10,5</text:p>
          </table:table-cell>
          <table:table-cell table:style-name="ce187" table:formula="of:=SUMIFS([FA.$X$3:.$X$60];[FA.$A$3:.$A$60];[.$B9];[FA.$C$3:.$C$60];[.J$2])*DUREE_CM" office:value-type="float" office:value="9" calcext:value-type="float">
            <text:p>9</text:p>
          </table:table-cell>
          <table:table-cell table:style-name="ce184" table:formula="of:=SUM([.H9:.J9])" office:value-type="float" office:value="25.5" calcext:value-type="float">
            <text:p>25,5</text:p>
          </table:table-cell>
          <table:table-cell table:number-columns-repeated="1013"/>
        </table:table-row>
        <table:table-row table:style-name="ro11">
          <table:table-cell office:value-type="float" office:value="8" calcext:value-type="float">
            <text:p>8</text:p>
          </table:table-cell>
          <table:table-cell table:style-name="ce88" table:formula="of:=[static.F9]" office:value-type="string" office:string-value="M2108" calcext:value-type="string">
            <text:p>M2108</text:p>
          </table:table-cell>
          <table:table-cell table:style-name="ce187" table:formula="of:=SUMIFS([FI.$X$3:.$X$60];[FI.$A$3:.$A$60];[.$B10];[FI.$C$3:.$C$60];[.C$2])*DUREE_CM" office:value-type="float" office:value="3" calcext:value-type="float">
            <text:p>3</text:p>
          </table:table-cell>
          <table:table-cell table:style-name="ce187" table:formula="of:=SUMIFS([FI.$X$3:.$X$60];[FI.$A$3:.$A$60];[.$B10];[FI.$C$3:.$C$60];[.D$2])*DUREE_CM" office:value-type="float" office:value="7.5" calcext:value-type="float">
            <text:p>7,5</text:p>
          </table:table-cell>
          <table:table-cell table:style-name="ce187" table:formula="of:=SUMIFS([FI.$X$3:.$X$60];[FI.$A$3:.$A$60];[.$B10];[FI.$C$3:.$C$60];[.E$2])*DUREE_CM" office:value-type="float" office:value="12" calcext:value-type="float">
            <text:p>12</text:p>
          </table:table-cell>
          <table:table-cell table:style-name="ce184" table:formula="of:=SUM([.C10:.E10])" office:value-type="float" office:value="22.5" calcext:value-type="float">
            <text:p>22,5</text:p>
          </table:table-cell>
          <table:table-cell table:style-name="ce184"/>
          <table:table-cell table:style-name="ce187" table:formula="of:=SUMIFS([FA.$X$3:.$X$60];[FA.$A$3:.$A$60];[.$B10];[FA.$C$3:.$C$60];[.H$2])*DUREE_CM" office:value-type="float" office:value="3" calcext:value-type="float">
            <text:p>3</text:p>
          </table:table-cell>
          <table:table-cell table:style-name="ce187" table:formula="of:=SUMIFS([FA.$X$3:.$X$60];[FA.$A$3:.$A$60];[.$B10];[FA.$C$3:.$C$60];[.I$2])*DUREE_CM" office:value-type="float" office:value="3" calcext:value-type="float">
            <text:p>3</text:p>
          </table:table-cell>
          <table:table-cell table:style-name="ce187" table:formula="of:=SUMIFS([FA.$X$3:.$X$60];[FA.$A$3:.$A$60];[.$B10];[FA.$C$3:.$C$60];[.J$2])*DUREE_CM" office:value-type="float" office:value="6" calcext:value-type="float">
            <text:p>6</text:p>
          </table:table-cell>
          <table:table-cell table:style-name="ce184" table:formula="of:=SUM([.H10:.J10])" office:value-type="float" office:value="12" calcext:value-type="float">
            <text:p>12</text:p>
          </table:table-cell>
          <table:table-cell table:number-columns-repeated="1013"/>
        </table:table-row>
        <table:table-row table:style-name="ro11">
          <table:table-cell office:value-type="float" office:value="1" calcext:value-type="float">
            <text:p>1</text:p>
          </table:table-cell>
          <table:table-cell table:style-name="ce88" table:formula="of:=[static.F10]" office:value-type="string" office:string-value="M2109" calcext:value-type="string">
            <text:p>M2109</text:p>
          </table:table-cell>
          <table:table-cell table:style-name="ce187" table:formula="of:=SUMIFS([FI.$X$3:.$X$60];[FI.$A$3:.$A$60];[.$B11];[FI.$C$3:.$C$60];[.C$2])*DUREE_CM" office:value-type="float" office:value="0" calcext:value-type="float">
            <text:p>0</text:p>
          </table:table-cell>
          <table:table-cell table:style-name="ce187" table:formula="of:=SUMIFS([FI.$X$3:.$X$60];[FI.$A$3:.$A$60];[.$B11];[FI.$C$3:.$C$60];[.D$2])*DUREE_CM" office:value-type="float" office:value="9" calcext:value-type="float">
            <text:p>9</text:p>
          </table:table-cell>
          <table:table-cell table:style-name="ce187" table:formula="of:=SUMIFS([FI.$X$3:.$X$60];[FI.$A$3:.$A$60];[.$B11];[FI.$C$3:.$C$60];[.E$2])*DUREE_CM" office:value-type="float" office:value="18" calcext:value-type="float">
            <text:p>18</text:p>
          </table:table-cell>
          <table:table-cell table:style-name="ce184" table:formula="of:=SUM([.C11:.E11])" office:value-type="float" office:value="27" calcext:value-type="float">
            <text:p>27</text:p>
          </table:table-cell>
          <table:table-cell table:style-name="ce184"/>
          <table:table-cell table:style-name="ce187" table:formula="of:=SUMIFS([FA.$X$3:.$X$60];[FA.$A$3:.$A$60];[.$B11];[FA.$C$3:.$C$60];[.H$2])*DUREE_CM" office:value-type="float" office:value="0" calcext:value-type="float">
            <text:p>0</text:p>
          </table:table-cell>
          <table:table-cell table:style-name="ce187" table:formula="of:=SUMIFS([FA.$X$3:.$X$60];[FA.$A$3:.$A$60];[.$B11];[FA.$C$3:.$C$60];[.I$2])*DUREE_CM" office:value-type="float" office:value="4.5" calcext:value-type="float">
            <text:p>4,5</text:p>
          </table:table-cell>
          <table:table-cell table:style-name="ce187" table:formula="of:=SUMIFS([FA.$X$3:.$X$60];[FA.$A$3:.$A$60];[.$B11];[FA.$C$3:.$C$60];[.J$2])*DUREE_CM" office:value-type="float" office:value="12" calcext:value-type="float">
            <text:p>12</text:p>
          </table:table-cell>
          <table:table-cell table:style-name="ce184" table:formula="of:=SUM([.H11:.J11])" office:value-type="float" office:value="16.5" calcext:value-type="float">
            <text:p>16,5</text:p>
          </table:table-cell>
          <table:table-cell table:number-columns-repeated="1013"/>
        </table:table-row>
        <table:table-row table:style-name="ro11">
          <table:table-cell office:value-type="float" office:value="2" calcext:value-type="float">
            <text:p>2</text:p>
          </table:table-cell>
          <table:table-cell table:style-name="ce88" table:formula="of:=[static.F11]" office:value-type="string" office:string-value="M2201" calcext:value-type="string">
            <text:p>M2201</text:p>
          </table:table-cell>
          <table:table-cell table:style-name="ce187" table:formula="of:=SUMIFS([FI.$X$3:.$X$60];[FI.$A$3:.$A$60];[.$B12];[FI.$C$3:.$C$60];[.C$2])*DUREE_CM" office:value-type="float" office:value="0" calcext:value-type="float">
            <text:p>0</text:p>
          </table:table-cell>
          <table:table-cell table:style-name="ce187" table:formula="of:=SUMIFS([FI.$X$3:.$X$60];[FI.$A$3:.$A$60];[.$B12];[FI.$C$3:.$C$60];[.D$2])*DUREE_CM" office:value-type="float" office:value="7.5" calcext:value-type="float">
            <text:p>7,5</text:p>
          </table:table-cell>
          <table:table-cell table:style-name="ce187" table:formula="of:=SUMIFS([FI.$X$3:.$X$60];[FI.$A$3:.$A$60];[.$B12];[FI.$C$3:.$C$60];[.E$2])*DUREE_CM" office:value-type="float" office:value="19.5" calcext:value-type="float">
            <text:p>19,5</text:p>
          </table:table-cell>
          <table:table-cell table:style-name="ce184" table:formula="of:=SUM([.C12:.E12])" office:value-type="float" office:value="27" calcext:value-type="float">
            <text:p>27</text:p>
          </table:table-cell>
          <table:table-cell table:style-name="ce184"/>
          <table:table-cell table:style-name="ce187" table:formula="of:=SUMIFS([FA.$X$3:.$X$60];[FA.$A$3:.$A$60];[.$B12];[FA.$C$3:.$C$60];[.H$2])*DUREE_CM" office:value-type="float" office:value="0" calcext:value-type="float">
            <text:p>0</text:p>
          </table:table-cell>
          <table:table-cell table:style-name="ce187" table:formula="of:=SUMIFS([FA.$X$3:.$X$60];[FA.$A$3:.$A$60];[.$B12];[FA.$C$3:.$C$60];[.I$2])*DUREE_CM" office:value-type="float" office:value="6" calcext:value-type="float">
            <text:p>6</text:p>
          </table:table-cell>
          <table:table-cell table:style-name="ce187" table:formula="of:=SUMIFS([FA.$X$3:.$X$60];[FA.$A$3:.$A$60];[.$B12];[FA.$C$3:.$C$60];[.J$2])*DUREE_CM" office:value-type="float" office:value="12" calcext:value-type="float">
            <text:p>12</text:p>
          </table:table-cell>
          <table:table-cell table:style-name="ce184" table:formula="of:=SUM([.H12:.J12])" office:value-type="float" office:value="18" calcext:value-type="float">
            <text:p>18</text:p>
          </table:table-cell>
          <table:table-cell table:number-columns-repeated="1013"/>
        </table:table-row>
        <table:table-row table:style-name="ro11">
          <table:table-cell office:value-type="float" office:value="3" calcext:value-type="float">
            <text:p>3</text:p>
          </table:table-cell>
          <table:table-cell table:style-name="ce88" table:formula="of:=[static.F12]" office:value-type="string" office:string-value="M2202" calcext:value-type="string">
            <text:p>M2202</text:p>
          </table:table-cell>
          <table:table-cell table:style-name="ce187" table:formula="of:=SUMIFS([FI.$X$3:.$X$60];[FI.$A$3:.$A$60];[.$B13];[FI.$C$3:.$C$60];[.C$2])*DUREE_CM" office:value-type="float" office:value="0" calcext:value-type="float">
            <text:p>0</text:p>
          </table:table-cell>
          <table:table-cell table:style-name="ce187" table:formula="of:=SUMIFS([FI.$X$3:.$X$60];[FI.$A$3:.$A$60];[.$B13];[FI.$C$3:.$C$60];[.D$2])*DUREE_CM" office:value-type="float" office:value="3" calcext:value-type="float">
            <text:p>3</text:p>
          </table:table-cell>
          <table:table-cell table:style-name="ce187" table:formula="of:=SUMIFS([FI.$X$3:.$X$60];[FI.$A$3:.$A$60];[.$B13];[FI.$C$3:.$C$60];[.E$2])*DUREE_CM" office:value-type="float" office:value="12" calcext:value-type="float">
            <text:p>12</text:p>
          </table:table-cell>
          <table:table-cell table:style-name="ce184" table:formula="of:=SUM([.C13:.E13])" office:value-type="float" office:value="15" calcext:value-type="float">
            <text:p>15</text:p>
          </table:table-cell>
          <table:table-cell table:style-name="ce184"/>
          <table:table-cell table:style-name="ce187" table:formula="of:=SUMIFS([FA.$X$3:.$X$60];[FA.$A$3:.$A$60];[.$B13];[FA.$C$3:.$C$60];[.H$2])*DUREE_CM" office:value-type="float" office:value="0" calcext:value-type="float">
            <text:p>0</text:p>
          </table:table-cell>
          <table:table-cell table:style-name="ce187" table:formula="of:=SUMIFS([FA.$X$3:.$X$60];[FA.$A$3:.$A$60];[.$B13];[FA.$C$3:.$C$60];[.I$2])*DUREE_CM" office:value-type="float" office:value="3" calcext:value-type="float">
            <text:p>3</text:p>
          </table:table-cell>
          <table:table-cell table:style-name="ce187" table:formula="of:=SUMIFS([FA.$X$3:.$X$60];[FA.$A$3:.$A$60];[.$B13];[FA.$C$3:.$C$60];[.J$2])*DUREE_CM" office:value-type="float" office:value="7.5" calcext:value-type="float">
            <text:p>7,5</text:p>
          </table:table-cell>
          <table:table-cell table:style-name="ce184" table:formula="of:=SUM([.H13:.J13])" office:value-type="float" office:value="10.5" calcext:value-type="float">
            <text:p>10,5</text:p>
          </table:table-cell>
          <table:table-cell table:number-columns-repeated="1013"/>
        </table:table-row>
        <table:table-row table:style-name="ro11">
          <table:table-cell office:value-type="float" office:value="4" calcext:value-type="float">
            <text:p>4</text:p>
          </table:table-cell>
          <table:table-cell table:style-name="ce88" table:formula="of:=[static.F13]" office:value-type="string" office:string-value="M2203" calcext:value-type="string">
            <text:p>M2203</text:p>
          </table:table-cell>
          <table:table-cell table:style-name="ce187" table:formula="of:=SUMIFS([FI.$X$3:.$X$60];[FI.$A$3:.$A$60];[.$B14];[FI.$C$3:.$C$60];[.C$2])*DUREE_CM" office:value-type="float" office:value="4.5" calcext:value-type="float">
            <text:p>4,5</text:p>
          </table:table-cell>
          <table:table-cell table:style-name="ce187" table:formula="of:=SUMIFS([FI.$X$3:.$X$60];[FI.$A$3:.$A$60];[.$B14];[FI.$C$3:.$C$60];[.D$2])*DUREE_CM" office:value-type="float" office:value="18" calcext:value-type="float">
            <text:p>18</text:p>
          </table:table-cell>
          <table:table-cell table:style-name="ce187" table:formula="of:=SUMIFS([FI.$X$3:.$X$60];[FI.$A$3:.$A$60];[.$B14];[FI.$C$3:.$C$60];[.E$2])*DUREE_CM" office:value-type="float" office:value="6" calcext:value-type="float">
            <text:p>6</text:p>
          </table:table-cell>
          <table:table-cell table:style-name="ce184" table:formula="of:=SUM([.C14:.E14])" office:value-type="float" office:value="28.5" calcext:value-type="float">
            <text:p>28,5</text:p>
          </table:table-cell>
          <table:table-cell table:style-name="ce184"/>
          <table:table-cell table:style-name="ce187" table:formula="of:=SUMIFS([FA.$X$3:.$X$60];[FA.$A$3:.$A$60];[.$B14];[FA.$C$3:.$C$60];[.H$2])*DUREE_CM" office:value-type="float" office:value="3" calcext:value-type="float">
            <text:p>3</text:p>
          </table:table-cell>
          <table:table-cell table:style-name="ce187" table:formula="of:=SUMIFS([FA.$X$3:.$X$60];[FA.$A$3:.$A$60];[.$B14];[FA.$C$3:.$C$60];[.I$2])*DUREE_CM" office:value-type="float" office:value="13.5" calcext:value-type="float">
            <text:p>13,5</text:p>
          </table:table-cell>
          <table:table-cell table:style-name="ce187" table:formula="of:=SUMIFS([FA.$X$3:.$X$60];[FA.$A$3:.$A$60];[.$B14];[FA.$C$3:.$C$60];[.J$2])*DUREE_CM" office:value-type="float" office:value="6" calcext:value-type="float">
            <text:p>6</text:p>
          </table:table-cell>
          <table:table-cell table:style-name="ce184" table:formula="of:=SUM([.H14:.J14])" office:value-type="float" office:value="22.5" calcext:value-type="float">
            <text:p>22,5</text:p>
          </table:table-cell>
          <table:table-cell table:number-columns-repeated="1013"/>
        </table:table-row>
        <table:table-row table:style-name="ro11">
          <table:table-cell office:value-type="float" office:value="5" calcext:value-type="float">
            <text:p>5</text:p>
          </table:table-cell>
          <table:table-cell table:style-name="ce88" table:formula="of:=[static.F14]" office:value-type="string" office:string-value="M2204" calcext:value-type="string">
            <text:p>M2204</text:p>
          </table:table-cell>
          <table:table-cell table:style-name="ce187" table:formula="of:=SUMIFS([FI.$X$3:.$X$60];[FI.$A$3:.$A$60];[.$B15];[FI.$C$3:.$C$60];[.C$2])*DUREE_CM" office:value-type="float" office:value="3" calcext:value-type="float">
            <text:p>3</text:p>
          </table:table-cell>
          <table:table-cell table:style-name="ce187" table:formula="of:=SUMIFS([FI.$X$3:.$X$60];[FI.$A$3:.$A$60];[.$B15];[FI.$C$3:.$C$60];[.D$2])*DUREE_CM" office:value-type="float" office:value="9" calcext:value-type="float">
            <text:p>9</text:p>
          </table:table-cell>
          <table:table-cell table:style-name="ce187" table:formula="of:=SUMIFS([FI.$X$3:.$X$60];[FI.$A$3:.$A$60];[.$B15];[FI.$C$3:.$C$60];[.E$2])*DUREE_CM" office:value-type="float" office:value="7.5" calcext:value-type="float">
            <text:p>7,5</text:p>
          </table:table-cell>
          <table:table-cell table:style-name="ce184" table:formula="of:=SUM([.C15:.E15])" office:value-type="float" office:value="19.5" calcext:value-type="float">
            <text:p>19,5</text:p>
          </table:table-cell>
          <table:table-cell table:style-name="ce184"/>
          <table:table-cell table:style-name="ce187" table:formula="of:=SUMIFS([FA.$X$3:.$X$60];[FA.$A$3:.$A$60];[.$B15];[FA.$C$3:.$C$60];[.H$2])*DUREE_CM" office:value-type="float" office:value="4.5" calcext:value-type="float">
            <text:p>4,5</text:p>
          </table:table-cell>
          <table:table-cell table:style-name="ce187" table:formula="of:=SUMIFS([FA.$X$3:.$X$60];[FA.$A$3:.$A$60];[.$B15];[FA.$C$3:.$C$60];[.I$2])*DUREE_CM" office:value-type="float" office:value="3" calcext:value-type="float">
            <text:p>3</text:p>
          </table:table-cell>
          <table:table-cell table:style-name="ce187" table:formula="of:=SUMIFS([FA.$X$3:.$X$60];[FA.$A$3:.$A$60];[.$B15];[FA.$C$3:.$C$60];[.J$2])*DUREE_CM" office:value-type="float" office:value="6" calcext:value-type="float">
            <text:p>6</text:p>
          </table:table-cell>
          <table:table-cell table:style-name="ce184" table:formula="of:=SUM([.H15:.J15])" office:value-type="float" office:value="13.5" calcext:value-type="float">
            <text:p>13,5</text:p>
          </table:table-cell>
          <table:table-cell table:number-columns-repeated="1013"/>
        </table:table-row>
        <table:table-row table:style-name="ro11">
          <table:table-cell office:value-type="float" office:value="6" calcext:value-type="float">
            <text:p>6</text:p>
          </table:table-cell>
          <table:table-cell table:style-name="ce88" table:formula="of:=[static.F15]" office:value-type="string" office:string-value="M2205" calcext:value-type="string">
            <text:p>M2205</text:p>
          </table:table-cell>
          <table:table-cell table:style-name="ce187" table:formula="of:=SUMIFS([FI.$X$3:.$X$60];[FI.$A$3:.$A$60];[.$B16];[FI.$C$3:.$C$60];[.C$2])*DUREE_CM" office:value-type="float" office:value="4.5" calcext:value-type="float">
            <text:p>4,5</text:p>
          </table:table-cell>
          <table:table-cell table:style-name="ce187" table:formula="of:=SUMIFS([FI.$X$3:.$X$60];[FI.$A$3:.$A$60];[.$B16];[FI.$C$3:.$C$60];[.D$2])*DUREE_CM" office:value-type="float" office:value="12" calcext:value-type="float">
            <text:p>12</text:p>
          </table:table-cell>
          <table:table-cell table:style-name="ce187" table:formula="of:=SUMIFS([FI.$X$3:.$X$60];[FI.$A$3:.$A$60];[.$B16];[FI.$C$3:.$C$60];[.E$2])*DUREE_CM" office:value-type="float" office:value="12" calcext:value-type="float">
            <text:p>12</text:p>
          </table:table-cell>
          <table:table-cell table:style-name="ce184" table:formula="of:=SUM([.C16:.E16])" office:value-type="float" office:value="28.5" calcext:value-type="float">
            <text:p>28,5</text:p>
          </table:table-cell>
          <table:table-cell table:style-name="ce184"/>
          <table:table-cell table:style-name="ce187" table:formula="of:=SUMIFS([FA.$X$3:.$X$60];[FA.$A$3:.$A$60];[.$B16];[FA.$C$3:.$C$60];[.H$2])*DUREE_CM" office:value-type="float" office:value="3" calcext:value-type="float">
            <text:p>3</text:p>
          </table:table-cell>
          <table:table-cell table:style-name="ce187" table:formula="of:=SUMIFS([FA.$X$3:.$X$60];[FA.$A$3:.$A$60];[.$B16];[FA.$C$3:.$C$60];[.I$2])*DUREE_CM" office:value-type="float" office:value="7.5" calcext:value-type="float">
            <text:p>7,5</text:p>
          </table:table-cell>
          <table:table-cell table:style-name="ce187" table:formula="of:=SUMIFS([FA.$X$3:.$X$60];[FA.$A$3:.$A$60];[.$B16];[FA.$C$3:.$C$60];[.J$2])*DUREE_CM" office:value-type="float" office:value="6" calcext:value-type="float">
            <text:p>6</text:p>
          </table:table-cell>
          <table:table-cell table:style-name="ce184" table:formula="of:=SUM([.H16:.J16])" office:value-type="float" office:value="16.5" calcext:value-type="float">
            <text:p>16,5</text:p>
          </table:table-cell>
          <table:table-cell table:number-columns-repeated="1013"/>
        </table:table-row>
        <table:table-row table:style-name="ro11">
          <table:table-cell office:value-type="float" office:value="7" calcext:value-type="float">
            <text:p>7</text:p>
          </table:table-cell>
          <table:table-cell table:style-name="ce88" table:formula="of:=[static.F16]" office:value-type="string" office:string-value="M2206" calcext:value-type="string">
            <text:p>M2206</text:p>
          </table:table-cell>
          <table:table-cell table:style-name="ce187" table:formula="of:=SUMIFS([FI.$X$3:.$X$60];[FI.$A$3:.$A$60];[.$B17];[FI.$C$3:.$C$60];[.C$2])*DUREE_CM" office:value-type="float" office:value="3" calcext:value-type="float">
            <text:p>3</text:p>
          </table:table-cell>
          <table:table-cell table:style-name="ce187" table:formula="of:=SUMIFS([FI.$X$3:.$X$60];[FI.$A$3:.$A$60];[.$B17];[FI.$C$3:.$C$60];[.D$2])*DUREE_CM" office:value-type="float" office:value="6" calcext:value-type="float">
            <text:p>6</text:p>
          </table:table-cell>
          <table:table-cell table:style-name="ce187" table:formula="of:=SUMIFS([FI.$X$3:.$X$60];[FI.$A$3:.$A$60];[.$B17];[FI.$C$3:.$C$60];[.E$2])*DUREE_CM" office:value-type="float" office:value="18" calcext:value-type="float">
            <text:p>18</text:p>
          </table:table-cell>
          <table:table-cell table:style-name="ce184" table:formula="of:=SUM([.C17:.E17])" office:value-type="float" office:value="27" calcext:value-type="float">
            <text:p>27</text:p>
          </table:table-cell>
          <table:table-cell table:style-name="ce184"/>
          <table:table-cell table:style-name="ce187" table:formula="of:=SUMIFS([FA.$X$3:.$X$60];[FA.$A$3:.$A$60];[.$B17];[FA.$C$3:.$C$60];[.H$2])*DUREE_CM" office:value-type="float" office:value="4.5" calcext:value-type="float">
            <text:p>4,5</text:p>
          </table:table-cell>
          <table:table-cell table:style-name="ce187" table:formula="of:=SUMIFS([FA.$X$3:.$X$60];[FA.$A$3:.$A$60];[.$B17];[FA.$C$3:.$C$60];[.I$2])*DUREE_CM" office:value-type="float" office:value="4.5" calcext:value-type="float">
            <text:p>4,5</text:p>
          </table:table-cell>
          <table:table-cell table:style-name="ce187" table:formula="of:=SUMIFS([FA.$X$3:.$X$60];[FA.$A$3:.$A$60];[.$B17];[FA.$C$3:.$C$60];[.J$2])*DUREE_CM" office:value-type="float" office:value="12" calcext:value-type="float">
            <text:p>12</text:p>
          </table:table-cell>
          <table:table-cell table:style-name="ce184" table:formula="of:=SUM([.H17:.J17])" office:value-type="float" office:value="21" calcext:value-type="float">
            <text:p>21</text:p>
          </table:table-cell>
          <table:table-cell table:number-columns-repeated="1013"/>
        </table:table-row>
        <table:table-row table:style-name="ro11">
          <table:table-cell office:value-type="float" office:value="8" calcext:value-type="float">
            <text:p>8</text:p>
          </table:table-cell>
          <table:table-cell table:style-name="ce88" table:formula="of:=[static.F17]" office:value-type="string" office:string-value="M2207" calcext:value-type="string">
            <text:p>M2207</text:p>
          </table:table-cell>
          <table:table-cell table:style-name="ce187" table:formula="of:=SUMIFS([FI.$X$3:.$X$60];[FI.$A$3:.$A$60];[.$B18];[FI.$C$3:.$C$60];[.C$2])*DUREE_CM" office:value-type="float" office:value="0" calcext:value-type="float">
            <text:p>0</text:p>
          </table:table-cell>
          <table:table-cell table:style-name="ce187" table:formula="of:=SUMIFS([FI.$X$3:.$X$60];[FI.$A$3:.$A$60];[.$B18];[FI.$C$3:.$C$60];[.D$2])*DUREE_CM" office:value-type="float" office:value="15" calcext:value-type="float">
            <text:p>15</text:p>
          </table:table-cell>
          <table:table-cell table:style-name="ce187" table:formula="of:=SUMIFS([FI.$X$3:.$X$60];[FI.$A$3:.$A$60];[.$B18];[FI.$C$3:.$C$60];[.E$2])*DUREE_CM" office:value-type="float" office:value="0" calcext:value-type="float">
            <text:p>0</text:p>
          </table:table-cell>
          <table:table-cell table:style-name="ce184" table:formula="of:=SUM([.C18:.E18])" office:value-type="float" office:value="15" calcext:value-type="float">
            <text:p>15</text:p>
          </table:table-cell>
          <table:table-cell table:style-name="ce184"/>
          <table:table-cell table:style-name="ce187" table:formula="of:=SUMIFS([FA.$X$3:.$X$60];[FA.$A$3:.$A$60];[.$B18];[FA.$C$3:.$C$60];[.H$2])*DUREE_CM" office:value-type="float" office:value="0" calcext:value-type="float">
            <text:p>0</text:p>
          </table:table-cell>
          <table:table-cell table:style-name="ce187" table:formula="of:=SUMIFS([FA.$X$3:.$X$60];[FA.$A$3:.$A$60];[.$B18];[FA.$C$3:.$C$60];[.I$2])*DUREE_CM" office:value-type="float" office:value="0" calcext:value-type="float">
            <text:p>0</text:p>
          </table:table-cell>
          <table:table-cell table:style-name="ce187" table:formula="of:=SUMIFS([FA.$X$3:.$X$60];[FA.$A$3:.$A$60];[.$B18];[FA.$C$3:.$C$60];[.J$2])*DUREE_CM" office:value-type="float" office:value="0" calcext:value-type="float">
            <text:p>0</text:p>
          </table:table-cell>
          <table:table-cell table:style-name="ce184" table:formula="of:=SUM([.H18:.J18])" office:value-type="float" office:value="0" calcext:value-type="float">
            <text:p>0</text:p>
          </table:table-cell>
          <table:table-cell table:number-columns-repeated="1013"/>
        </table:table-row>
        <table:table-row table:style-name="ro11">
          <table:table-cell/>
          <table:table-cell table:style-name="ce88" table:formula="of:=[static.F18]" office:value-type="string" office:string-value="M2208" calcext:value-type="string">
            <text:p>M2208</text:p>
          </table:table-cell>
          <table:table-cell table:style-name="ce187" table:formula="of:=SUMIFS([FI.$X$3:.$X$60];[FI.$A$3:.$A$60];[.$B19];[FI.$C$3:.$C$60];[.C$2])*DUREE_CM" office:value-type="float" office:value="0" calcext:value-type="float">
            <text:p>0</text:p>
          </table:table-cell>
          <table:table-cell table:style-name="ce187" table:formula="of:=SUMIFS([FI.$X$3:.$X$60];[FI.$A$3:.$A$60];[.$B19];[FI.$C$3:.$C$60];[.D$2])*DUREE_CM" office:value-type="float" office:value="15" calcext:value-type="float">
            <text:p>15</text:p>
          </table:table-cell>
          <table:table-cell table:style-name="ce187" table:formula="of:=SUMIFS([FI.$X$3:.$X$60];[FI.$A$3:.$A$60];[.$B19];[FI.$C$3:.$C$60];[.E$2])*DUREE_CM" office:value-type="float" office:value="0" calcext:value-type="float">
            <text:p>0</text:p>
          </table:table-cell>
          <table:table-cell table:style-name="ce184" table:formula="of:=SUM([.C19:.E19])" office:value-type="float" office:value="15" calcext:value-type="float">
            <text:p>15</text:p>
          </table:table-cell>
          <table:table-cell table:style-name="ce184"/>
          <table:table-cell table:style-name="ce187" table:formula="of:=SUMIFS([FA.$X$3:.$X$60];[FA.$A$3:.$A$60];[.$B19];[FA.$C$3:.$C$60];[.H$2])*DUREE_CM" office:value-type="float" office:value="0" calcext:value-type="float">
            <text:p>0</text:p>
          </table:table-cell>
          <table:table-cell table:style-name="ce187" table:formula="of:=SUMIFS([FA.$X$3:.$X$60];[FA.$A$3:.$A$60];[.$B19];[FA.$C$3:.$C$60];[.I$2])*DUREE_CM" office:value-type="float" office:value="0" calcext:value-type="float">
            <text:p>0</text:p>
          </table:table-cell>
          <table:table-cell table:style-name="ce187" table:formula="of:=SUMIFS([FA.$X$3:.$X$60];[FA.$A$3:.$A$60];[.$B19];[FA.$C$3:.$C$60];[.J$2])*DUREE_CM" office:value-type="float" office:value="0" calcext:value-type="float">
            <text:p>0</text:p>
          </table:table-cell>
          <table:table-cell table:style-name="ce184" table:formula="of:=SUM([.H19:.J19])" office:value-type="float" office:value="0" calcext:value-type="float">
            <text:p>0</text:p>
          </table:table-cell>
          <table:table-cell table:number-columns-repeated="1013"/>
        </table:table-row>
        <table:table-row table:style-name="ro11">
          <table:table-cell table:style-name="ce210"/>
          <table:table-cell table:style-name="ce184"/>
          <table:table-cell table:style-name="ce184" table:formula="of:=SUM([.C3:.C19])" office:value-type="float" office:value="58.5" calcext:value-type="float">
            <text:p>58,5</text:p>
          </table:table-cell>
          <table:table-cell table:style-name="ce184" table:formula="of:=SUM([.D3:.D19])" office:value-type="float" office:value="166.5" calcext:value-type="float">
            <text:p>166,5</text:p>
          </table:table-cell>
          <table:table-cell table:style-name="ce184" table:formula="of:=SUM([.E3:.E19])" office:value-type="float" office:value="219" calcext:value-type="float">
            <text:p>219</text:p>
          </table:table-cell>
          <table:table-cell table:style-name="ce184" table:number-columns-repeated="2"/>
          <table:table-cell table:style-name="ce184" table:formula="of:=SUM([.H3:.H19])" office:value-type="float" office:value="49.5" calcext:value-type="float">
            <text:p>49,5</text:p>
          </table:table-cell>
          <table:table-cell table:style-name="ce184" table:formula="of:=SUM([.I3:.I19])" office:value-type="float" office:value="94.5" calcext:value-type="float">
            <text:p>94,5</text:p>
          </table:table-cell>
          <table:table-cell table:style-name="ce184" table:formula="of:=SUM([.J3:.J19])" office:value-type="float" office:value="145.5" calcext:value-type="float">
            <text:p>145,5</text:p>
          </table:table-cell>
          <table:table-cell table:style-name="ce184"/>
          <table:table-cell table:style-name="ce210" table:number-columns-repeated="1012"/>
          <table:table-cell/>
        </table:table-row>
        <table:table-row table:style-name="ro11">
          <table:table-cell/>
          <table:table-cell table:style-name="ce187"/>
          <table:table-cell table:style-name="ce92" table:formula="of:=SUM([.C20:.E20])" office:value-type="float" office:value="444" calcext:value-type="float" table:number-columns-spanned="3" table:number-rows-spanned="1">
            <text:p>444</text:p>
          </table:table-cell>
          <table:covered-table-cell table:number-columns-repeated="2" table:style-name="ce187"/>
          <table:table-cell table:style-name="ce184" table:formula="of:=SUM([.F3:.F19])" office:value-type="float" office:value="444" calcext:value-type="float">
            <text:p>444</text:p>
          </table:table-cell>
          <table:table-cell table:style-name="ce187"/>
          <table:table-cell table:style-name="ce92" table:formula="of:=SUM([.H20:.J20])" office:value-type="float" office:value="289.5" calcext:value-type="float" table:number-columns-spanned="3" table:number-rows-spanned="1">
            <text:p>289,5</text:p>
          </table:table-cell>
          <table:covered-table-cell table:number-columns-repeated="2" table:style-name="ce187"/>
          <table:table-cell table:style-name="ce184" table:formula="of:=SUM([.K3:.K19])" office:value-type="float" office:value="289.5" calcext:value-type="float">
            <text:p>289,5</text:p>
          </table:table-cell>
          <table:table-cell table:number-columns-repeated="1013"/>
        </table:table-row>
        <table:table-row table:style-name="ro11" table:number-rows-repeated="1048554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tatic" table:style-name="ta2">
        <table:table-column table:style-name="co31" table:default-cell-style-name="ce155"/>
        <table:table-column table:style-name="co14" table:number-columns-repeated="1022" table:default-cell-style-name="ce155"/>
        <table:table-row table:style-name="ro10">
          <table:table-cell office:value-type="string" calcext:value-type="string">
            <text:p>DUREE_CM</text:p>
          </table:table-cell>
          <table:table-cell office:value-type="float" office:value="1.5" calcext:value-type="float">
            <text:p>1,5</text:p>
          </table:table-cell>
          <table:table-cell/>
          <table:table-cell table:style-name="ce186" office:value-type="string" calcext:value-type="string">
            <text:p>num</text:p>
          </table:table-cell>
          <table:table-cell table:style-name="ce186" office:value-type="string" calcext:value-type="string">
            <text:p>UE</text:p>
          </table:table-cell>
          <table:table-cell table:style-name="ce186" office:value-type="string" calcext:value-type="string">
            <text:p>Modules</text:p>
          </table:table-cell>
          <table:table-cell table:style-name="ce186"/>
          <table:table-cell table:style-name="ce186" office:value-type="string" calcext:value-type="string">
            <text:p>Nb</text:p>
          </table:table-cell>
          <table:table-cell table:style-name="ce186" office:value-type="string" calcext:value-type="string">
            <text:p>Semaines</text:p>
          </table:table-cell>
          <table:table-cell table:number-columns-repeated="1014"/>
        </table:table-row>
        <table:table-row table:style-name="ro10">
          <table:table-cell office:value-type="string" calcext:value-type="string">
            <text:p>DUREE_TD</text:p>
          </table:table-cell>
          <table:table-cell office:value-type="float" office:value="1.5" calcext:value-type="float">
            <text:p>1,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187" table:formula="of:=COM.MICROSOFT.CONCAT(PREFIX;SEM;[.E2];&quot;0&quot;;[.D2];POSTFIX)" office:value-type="string" office:string-value="M2101" calcext:value-type="string">
            <text:p>M2101</text:p>
          </table:table-cell>
          <table:table-cell table:style-name="ce187"/>
          <table:table-cell table:style-name="ce147"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number-columns-repeated="1014"/>
        </table:table-row>
        <table:table-row table:style-name="ro10">
          <table:table-cell office:value-type="string" calcext:value-type="string">
            <text:p>DUREE_TP</text:p>
          </table:table-cell>
          <table:table-cell office:value-type="float" office:value="1.5" calcext:value-type="float">
            <text:p>1,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87" table:formula="of:=COM.MICROSOFT.CONCAT(PREFIX;SEM;[.E3];&quot;0&quot;;[.D3];POSTFIX)" office:value-type="string" office:string-value="M2102" calcext:value-type="string">
            <text:p>M2102</text:p>
          </table:table-cell>
          <table:table-cell table:style-name="ce187"/>
          <table:table-cell table:style-name="ce147"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table:number-columns-repeated="1014"/>
        </table:table-row>
        <table:table-row table:style-name="ro10">
          <table:table-cell office:value-type="string" calcext:value-type="string">
            <text:p>COEFF_FA</text:p>
          </table:table-cell>
          <table:table-cell office:value-type="float" office:value="0.8" calcext:value-type="float">
            <text:p>0,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87" table:formula="of:=COM.MICROSOFT.CONCAT(PREFIX;SEM;[.E4];&quot;0&quot;;[.D4];POSTFIX)" office:value-type="string" office:string-value="M2103" calcext:value-type="string">
            <text:p>M2103</text:p>
          </table:table-cell>
          <table:table-cell table:style-name="ce187"/>
          <table:table-cell table:style-name="ce147"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table:number-columns-repeated="1014"/>
        </table:table-row>
        <table:table-row table:style-name="ro10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87" table:formula="of:=COM.MICROSOFT.CONCAT(PREFIX;SEM;[.E5];&quot;0&quot;;[.D5];POSTFIX)" office:value-type="string" office:string-value="M2104" calcext:value-type="string">
            <text:p>M2104</text:p>
          </table:table-cell>
          <table:table-cell table:style-name="ce187"/>
          <table:table-cell table:style-name="ce147"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table:number-columns-repeated="1014"/>
        </table:table-row>
        <table:table-row table:style-name="ro10">
          <table:table-cell office:value-type="string" calcext:value-type="string">
            <text:p>NB_GR_TD_FI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87" table:formula="of:=COM.MICROSOFT.CONCAT(PREFIX;SEM;[.E6];&quot;0&quot;;[.D6];POSTFIX)" office:value-type="string" office:string-value="M2105" calcext:value-type="string">
            <text:p>M2105</text:p>
          </table:table-cell>
          <table:table-cell table:style-name="ce187"/>
          <table:table-cell table:style-name="ce147"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table:number-columns-repeated="1014"/>
        </table:table-row>
        <table:table-row table:style-name="ro10">
          <table:table-cell office:value-type="string" calcext:value-type="string">
            <text:p>NB_GR_TP_FI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187" table:formula="of:=COM.MICROSOFT.CONCAT(PREFIX;SEM;[.E7];&quot;0&quot;;[.D7];POSTFIX)" office:value-type="string" office:string-value="M2106" calcext:value-type="string">
            <text:p>M2106</text:p>
          </table:table-cell>
          <table:table-cell table:style-name="ce187"/>
          <table:table-cell table:style-name="ce147"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table:number-columns-repeated="1014"/>
        </table:table-row>
        <table:table-row table:style-name="ro10">
          <table:table-cell office:value-type="string" calcext:value-type="string">
            <text:p>NB_GR_TD_FA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187" table:formula="of:=COM.MICROSOFT.CONCAT(PREFIX;SEM;[.E8];&quot;0&quot;;[.D8];POSTFIX)" office:value-type="string" office:string-value="M2107" calcext:value-type="string">
            <text:p>M2107</text:p>
          </table:table-cell>
          <table:table-cell table:style-name="ce187"/>
          <table:table-cell table:style-name="ce147"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table:number-columns-repeated="1014"/>
        </table:table-row>
        <table:table-row table:style-name="ro10">
          <table:table-cell office:value-type="string" calcext:value-type="string">
            <text:p>NB_GR_TP_FA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87" table:formula="of:=COM.MICROSOFT.CONCAT(PREFIX;SEM;[.E9];&quot;0&quot;;[.D9];POSTFIX)" office:value-type="string" office:string-value="M2108" calcext:value-type="string">
            <text:p>M2108</text:p>
          </table:table-cell>
          <table:table-cell table:style-name="ce187"/>
          <table:table-cell table:style-name="ce147"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table:number-columns-repeated="1014"/>
        </table:table-row>
        <table:table-row table:style-name="ro10"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187" table:formula="of:=COM.MICROSOFT.CONCAT(PREFIX;SEM;[.E10];&quot;0&quot;;[.D10];POSTFIX)" office:value-type="string" office:string-value="M2109" calcext:value-type="string">
            <text:p>M2109</text:p>
          </table:table-cell>
          <table:table-cell table:style-name="ce187"/>
          <table:table-cell table:style-name="ce147"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table:number-columns-repeated="1014"/>
        </table:table-row>
        <table:table-row table:style-name="ro10">
          <table:table-cell office:value-type="string" calcext:value-type="string">
            <text:p>Semestre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87" table:formula="of:=COM.MICROSOFT.CONCAT(PREFIX;SEM;[.E11];&quot;0&quot;;[.D11];POSTFIX)" office:value-type="string" office:string-value="M2201" calcext:value-type="string">
            <text:p>M2201</text:p>
          </table:table-cell>
          <table:table-cell table:style-name="ce187"/>
          <table:table-cell table:style-name="ce147" office:value-type="float" office:value="10" calcext:value-type="float">
            <text:p>10</text:p>
          </table:table-cell>
          <table:table-cell office:value-type="float" office:value="46" calcext:value-type="float">
            <text:p>46</text:p>
          </table:table-cell>
          <table:table-cell table:number-columns-repeated="1014"/>
        </table:table-row>
        <table:table-row table:style-name="ro10"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 table:style-name="ce187" table:formula="of:=COM.MICROSOFT.CONCAT(PREFIX;SEM;[.E12];&quot;0&quot;;[.D12];POSTFIX)" office:value-type="string" office:string-value="M2202" calcext:value-type="string">
            <text:p>M2202</text:p>
          </table:table-cell>
          <table:table-cell table:style-name="ce187"/>
          <table:table-cell table:style-name="ce147" office:value-type="float" office:value="11" calcext:value-type="float">
            <text:p>11</text:p>
          </table:table-cell>
          <table:table-cell office:value-type="float" office:value="47" calcext:value-type="float">
            <text:p>47</text:p>
          </table:table-cell>
          <table:table-cell table:number-columns-repeated="1014"/>
        </table:table-row>
        <table:table-row table:style-name="ro10">
          <table:table-cell office:value-type="string" calcext:value-type="string">
            <text:p>PREFIX</text:p>
          </table:table-cell>
          <table:table-cell office:value-type="string" calcext:value-type="string">
            <text:p>M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187" table:formula="of:=COM.MICROSOFT.CONCAT(PREFIX;SEM;[.E13];&quot;0&quot;;[.D13];POSTFIX)" office:value-type="string" office:string-value="M2203" calcext:value-type="string">
            <text:p>M2203</text:p>
          </table:table-cell>
          <table:table-cell table:style-name="ce187"/>
          <table:table-cell table:style-name="ce147"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table:number-columns-repeated="1014"/>
        </table:table-row>
        <table:table-row table:style-name="ro10">
          <table:table-cell office:value-type="string" calcext:value-type="string">
            <text:p>POSTFIX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187" table:formula="of:=COM.MICROSOFT.CONCAT(PREFIX;SEM;[.E14];&quot;0&quot;;[.D14];POSTFIX)" office:value-type="string" office:string-value="M2204" calcext:value-type="string">
            <text:p>M2204</text:p>
          </table:table-cell>
          <table:table-cell table:style-name="ce187"/>
          <table:table-cell table:style-name="ce147" office:value-type="float" office:value="13" calcext:value-type="float">
            <text:p>13</text:p>
          </table:table-cell>
          <table:table-cell office:value-type="float" office:value="49" calcext:value-type="float">
            <text:p>49</text:p>
          </table:table-cell>
          <table:table-cell table:number-columns-repeated="1014"/>
        </table:table-row>
        <table:table-row table:style-name="ro10"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187" table:formula="of:=COM.MICROSOFT.CONCAT(PREFIX;SEM;[.E15];&quot;0&quot;;[.D15];POSTFIX)" office:value-type="string" office:string-value="M2205" calcext:value-type="string">
            <text:p>M2205</text:p>
          </table:table-cell>
          <table:table-cell table:style-name="ce187"/>
          <table:table-cell table:style-name="ce147"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table:number-columns-repeated="1014"/>
        </table:table-row>
        <table:table-row table:style-name="ro10">
          <table:table-cell office:value-type="string" calcext:value-type="string">
            <text:p>NB_SEM_FI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187" table:formula="of:=COM.MICROSOFT.CONCAT(PREFIX;SEM;[.E16];&quot;0&quot;;[.D16];POSTFIX)" office:value-type="string" office:string-value="M2206" calcext:value-type="string">
            <text:p>M2206</text:p>
          </table:table-cell>
          <table:table-cell table:style-name="ce187"/>
          <table:table-cell table:style-name="ce147"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table:number-columns-repeated="1014"/>
        </table:table-row>
        <table:table-row table:style-name="ro10">
          <table:table-cell office:value-type="string" calcext:value-type="string">
            <text:p>NB_SEM_FA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187" table:formula="of:=COM.MICROSOFT.CONCAT(PREFIX;SEM;[.E17];&quot;0&quot;;[.D17];POSTFIX)" office:value-type="string" office:string-value="M2207" calcext:value-type="string">
            <text:p>M2207</text:p>
          </table:table-cell>
          <table:table-cell table:style-name="ce187"/>
          <table:table-cell table:style-name="ce147" office:value-type="float" office:value="16" calcext:value-type="float">
            <text:p>16</text:p>
          </table:table-cell>
          <table:table-cell table:number-columns-repeated="1015"/>
        </table:table-row>
        <table:table-row table:style-name="ro10"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ce187" table:formula="of:=COM.MICROSOFT.CONCAT(PREFIX;SEM;[.E18];&quot;0&quot;;[.D18];POSTFIX)" office:value-type="string" office:string-value="M2208" calcext:value-type="string">
            <text:p>M2208</text:p>
          </table:table-cell>
          <table:table-cell table:style-name="ce187"/>
          <table:table-cell table:style-name="ce147" office:value-type="float" office:value="17" calcext:value-type="float">
            <text:p>17</text:p>
          </table:table-cell>
          <table:table-cell table:number-columns-repeated="1015"/>
        </table:table-row>
        <table:table-row table:style-name="ro10"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style-name="ce187" table:formula="of:=COM.MICROSOFT.CONCAT(PREFIX;SEM;[.E19];&quot;0&quot;;[.D19];POSTFIX)" office:value-type="string" office:string-value="M2209" calcext:value-type="string">
            <text:p>M2209</text:p>
          </table:table-cell>
          <table:table-cell table:number-columns-repeated="1017"/>
        </table:table-row>
        <table:table-row table:style-name="ro10" table:number-rows-repeated="1048556">
          <table:table-cell table:number-columns-repeated="1023"/>
        </table:table-row>
        <table:table-row table:style-name="ro10">
          <table:table-cell table:number-columns-repeated="1023"/>
        </table:table-row>
      </table:table>
      <table:table table:name="vol_PPN" table:style-name="ta2">
        <table:table-column table:style-name="co14" table:number-columns-repeated="4" table:default-cell-style-name="ce155"/>
        <table:table-column table:style-name="co14" table:number-columns-repeated="1020" table:default-cell-style-name="Default"/>
        <table:table-row table:style-name="ro10">
          <table:table-cell table:style-name="ce186" office:value-type="string" calcext:value-type="string">
            <text:p>Module</text:p>
          </table:table-cell>
          <table:table-cell table:style-name="ce186" office:value-type="string" calcext:value-type="string">
            <text:p>CM</text:p>
          </table:table-cell>
          <table:table-cell table:style-name="ce186" office:value-type="string" calcext:value-type="string">
            <text:p>TD</text:p>
          </table:table-cell>
          <table:table-cell table:style-name="ce186" office:value-type="string" calcext:value-type="string">
            <text:p>TP</text:p>
          </table:table-cell>
          <table:table-cell table:style-name="ce186" table:number-columns-repeated="1020"/>
        </table:table-row>
        <table:table-row table:style-name="ro12">
          <table:table-cell table:style-name="ce184" table:formula="of:=[$static.F2]" office:value-type="string" office:string-value="M2101" calcext:value-type="string">
            <text:p>M2101</text:p>
          </table:table-cell>
          <table:table-cell table:style-name="ce95" office:value-type="float" office:value="9" calcext:value-type="float">
            <text:p>9</text:p>
          </table:table-cell>
          <table:table-cell table:style-name="ce98" office:value-type="float" office:value="15" calcext:value-type="float">
            <text:p>15</text:p>
          </table:table-cell>
          <table:table-cell table:style-name="ce98" office:value-type="float" office:value="36" calcext:value-type="float">
            <text:p>36</text:p>
          </table:table-cell>
          <table:table-cell table:number-columns-repeated="1020"/>
        </table:table-row>
        <table:table-row table:style-name="ro12">
          <table:table-cell table:style-name="ce184" table:formula="of:=[$static.F3]" office:value-type="string" office:string-value="M2102" calcext:value-type="string">
            <text:p>M2102</text:p>
          </table:table-cell>
          <table:table-cell table:style-name="ce95" office:value-type="float" office:value="6" calcext:value-type="float">
            <text:p>6</text:p>
          </table:table-cell>
          <table:table-cell table:style-name="ce98" office:value-type="float" office:value="9" calcext:value-type="float">
            <text:p>9</text:p>
          </table:table-cell>
          <table:table-cell table:style-name="ce98" office:value-type="float" office:value="15" calcext:value-type="float">
            <text:p>15</text:p>
          </table:table-cell>
          <table:table-cell table:number-columns-repeated="1020"/>
        </table:table-row>
        <table:table-row table:style-name="ro12">
          <table:table-cell table:style-name="ce184" table:formula="of:=[$static.F4]" office:value-type="string" office:string-value="M2103" calcext:value-type="string">
            <text:p>M2103</text:p>
          </table:table-cell>
          <table:table-cell table:style-name="ce95" office:value-type="float" office:value="9" calcext:value-type="float">
            <text:p>9</text:p>
          </table:table-cell>
          <table:table-cell table:style-name="ce98" office:value-type="float" office:value="9" calcext:value-type="float">
            <text:p>9</text:p>
          </table:table-cell>
          <table:table-cell table:style-name="ce98" office:value-type="float" office:value="12" calcext:value-type="float">
            <text:p>12</text:p>
          </table:table-cell>
          <table:table-cell table:number-columns-repeated="1020"/>
        </table:table-row>
        <table:table-row table:style-name="ro12">
          <table:table-cell table:style-name="ce184" table:formula="of:=[$static.F5]" office:value-type="string" office:string-value="M2104" calcext:value-type="string">
            <text:p>M2104</text:p>
          </table:table-cell>
          <table:table-cell table:style-name="ce95" office:value-type="float" office:value="12" calcext:value-type="float">
            <text:p>12</text:p>
          </table:table-cell>
          <table:table-cell table:number-columns-repeated="2" table:style-name="ce98" office:value-type="float" office:value="9" calcext:value-type="float">
            <text:p>9</text:p>
          </table:table-cell>
          <table:table-cell table:number-columns-repeated="1020"/>
        </table:table-row>
        <table:table-row table:style-name="ro12">
          <table:table-cell table:style-name="ce184" table:formula="of:=[$static.F6]" office:value-type="string" office:string-value="M2105" calcext:value-type="string">
            <text:p>M2105</text:p>
          </table:table-cell>
          <table:table-cell table:style-name="ce95" office:value-type="float" office:value="6" calcext:value-type="float">
            <text:p>6</text:p>
          </table:table-cell>
          <table:table-cell table:style-name="ce98" office:value-type="float" office:value="6" calcext:value-type="float">
            <text:p>6</text:p>
          </table:table-cell>
          <table:table-cell table:style-name="ce98" office:value-type="float" office:value="18" calcext:value-type="float">
            <text:p>18</text:p>
          </table:table-cell>
          <table:table-cell table:number-columns-repeated="1020"/>
        </table:table-row>
        <table:table-row table:style-name="ro12">
          <table:table-cell table:style-name="ce184" table:formula="of:=[$static.F7]" office:value-type="string" office:string-value="M2106" calcext:value-type="string">
            <text:p>M2106</text:p>
          </table:table-cell>
          <table:table-cell table:style-name="ce95" office:value-type="float" office:value="3" calcext:value-type="float">
            <text:p>3</text:p>
          </table:table-cell>
          <table:table-cell table:style-name="ce98" office:value-type="float" office:value="6" calcext:value-type="float">
            <text:p>6</text:p>
          </table:table-cell>
          <table:table-cell table:style-name="ce98" office:value-type="float" office:value="21" calcext:value-type="float">
            <text:p>21</text:p>
          </table:table-cell>
          <table:table-cell table:number-columns-repeated="1020"/>
        </table:table-row>
        <table:table-row table:style-name="ro12">
          <table:table-cell table:style-name="ce184" table:formula="of:=[$static.F8]" office:value-type="string" office:string-value="M2107" calcext:value-type="string">
            <text:p>M2107</text:p>
          </table:table-cell>
          <table:table-cell table:style-name="ce95" office:value-type="float" office:value="6" calcext:value-type="float">
            <text:p>6</text:p>
          </table:table-cell>
          <table:table-cell table:style-name="ce98" office:value-type="float" office:value="9" calcext:value-type="float">
            <text:p>9</text:p>
          </table:table-cell>
          <table:table-cell table:style-name="ce98" office:value-type="float" office:value="15" calcext:value-type="float">
            <text:p>15</text:p>
          </table:table-cell>
          <table:table-cell table:number-columns-repeated="1020"/>
        </table:table-row>
        <table:table-row table:style-name="ro12">
          <table:table-cell table:style-name="ce184" table:formula="of:=[$static.F9]" office:value-type="string" office:string-value="M2108" calcext:value-type="string">
            <text:p>M2108</text:p>
          </table:table-cell>
          <table:table-cell table:style-name="ce95" office:value-type="float" office:value="6" calcext:value-type="float">
            <text:p>6</text:p>
          </table:table-cell>
          <table:table-cell table:style-name="ce98" office:value-type="float" office:value="9" calcext:value-type="float">
            <text:p>9</text:p>
          </table:table-cell>
          <table:table-cell table:style-name="ce98" office:value-type="float" office:value="15" calcext:value-type="float">
            <text:p>15</text:p>
          </table:table-cell>
          <table:table-cell table:number-columns-repeated="1020"/>
        </table:table-row>
        <table:table-row table:style-name="ro12">
          <table:table-cell table:style-name="ce184" table:formula="of:=[$static.F10]" office:value-type="string" office:string-value="M2109" calcext:value-type="string">
            <text:p>M2109</text:p>
          </table:table-cell>
          <table:table-cell table:style-name="ce95" office:value-type="float" office:value="0" calcext:value-type="float">
            <text:p>0</text:p>
          </table:table-cell>
          <table:table-cell table:number-columns-repeated="2" table:style-name="ce98" office:value-type="float" office:value="0" calcext:value-type="float">
            <text:p>0</text:p>
          </table:table-cell>
          <table:table-cell table:number-columns-repeated="1020"/>
        </table:table-row>
        <table:table-row table:style-name="ro12">
          <table:table-cell table:style-name="ce184" table:formula="of:=[$static.F11]" office:value-type="string" office:string-value="M2201" calcext:value-type="string">
            <text:p>M2201</text:p>
          </table:table-cell>
          <table:table-cell table:style-name="ce95" office:value-type="float" office:value="0" calcext:value-type="float">
            <text:p>0</text:p>
          </table:table-cell>
          <table:table-cell table:style-name="ce98" office:value-type="float" office:value="9" calcext:value-type="float">
            <text:p>9</text:p>
          </table:table-cell>
          <table:table-cell table:style-name="ce98" office:value-type="float" office:value="21" calcext:value-type="float">
            <text:p>21</text:p>
          </table:table-cell>
          <table:table-cell table:number-columns-repeated="1020"/>
        </table:table-row>
        <table:table-row table:style-name="ro12">
          <table:table-cell table:style-name="ce184" table:formula="of:=[$static.F12]" office:value-type="string" office:string-value="M2202" calcext:value-type="string">
            <text:p>M2202</text:p>
          </table:table-cell>
          <table:table-cell table:style-name="ce95" office:value-type="float" office:value="0" calcext:value-type="float">
            <text:p>0</text:p>
          </table:table-cell>
          <table:table-cell table:style-name="ce98" office:value-type="float" office:value="9" calcext:value-type="float">
            <text:p>9</text:p>
          </table:table-cell>
          <table:table-cell table:style-name="ce98" office:value-type="float" office:value="21" calcext:value-type="float">
            <text:p>21</text:p>
          </table:table-cell>
          <table:table-cell table:number-columns-repeated="1020"/>
        </table:table-row>
        <table:table-row table:style-name="ro12">
          <table:table-cell table:style-name="ce184" table:formula="of:=[$static.F13]" office:value-type="string" office:string-value="M2203" calcext:value-type="string">
            <text:p>M2203</text:p>
          </table:table-cell>
          <table:table-cell table:style-name="ce95" office:value-type="float" office:value="0" calcext:value-type="float">
            <text:p>0</text:p>
          </table:table-cell>
          <table:table-cell table:style-name="ce98" office:value-type="float" office:value="3" calcext:value-type="float">
            <text:p>3</text:p>
          </table:table-cell>
          <table:table-cell table:style-name="ce98" office:value-type="float" office:value="12" calcext:value-type="float">
            <text:p>12</text:p>
          </table:table-cell>
          <table:table-cell table:number-columns-repeated="1020"/>
        </table:table-row>
        <table:table-row table:style-name="ro12">
          <table:table-cell table:style-name="ce184" table:formula="of:=[$static.F14]" office:value-type="string" office:string-value="M2204" calcext:value-type="string">
            <text:p>M2204</text:p>
          </table:table-cell>
          <table:table-cell table:style-name="ce95" office:value-type="float" office:value="6" calcext:value-type="float">
            <text:p>6</text:p>
          </table:table-cell>
          <table:table-cell table:style-name="ce98" office:value-type="float" office:value="18" calcext:value-type="float">
            <text:p>18</text:p>
          </table:table-cell>
          <table:table-cell table:style-name="ce98" office:value-type="float" office:value="6" calcext:value-type="float">
            <text:p>6</text:p>
          </table:table-cell>
          <table:table-cell table:number-columns-repeated="1020"/>
        </table:table-row>
        <table:table-row table:style-name="ro12">
          <table:table-cell table:style-name="ce184" table:formula="of:=[$static.F15]" office:value-type="string" office:string-value="M2205" calcext:value-type="string">
            <text:p>M2205</text:p>
          </table:table-cell>
          <table:table-cell table:style-name="ce95" office:value-type="float" office:value="9" calcext:value-type="float">
            <text:p>9</text:p>
          </table:table-cell>
          <table:table-cell table:style-name="ce98" office:value-type="float" office:value="9" calcext:value-type="float">
            <text:p>9</text:p>
          </table:table-cell>
          <table:table-cell table:style-name="ce98" office:value-type="float" office:value="12" calcext:value-type="float">
            <text:p>12</text:p>
          </table:table-cell>
          <table:table-cell table:number-columns-repeated="1020"/>
        </table:table-row>
        <table:table-row table:style-name="ro12">
          <table:table-cell table:style-name="ce184" table:formula="of:=[$static.F16]" office:value-type="string" office:string-value="M2206" calcext:value-type="string">
            <text:p>M2206</text:p>
          </table:table-cell>
          <table:table-cell table:style-name="ce95" office:value-type="float" office:value="6" calcext:value-type="float">
            <text:p>6</text:p>
          </table:table-cell>
          <table:table-cell table:number-columns-repeated="2" table:style-name="ce98" office:value-type="float" office:value="12" calcext:value-type="float">
            <text:p>12</text:p>
          </table:table-cell>
          <table:table-cell table:number-columns-repeated="1020"/>
        </table:table-row>
        <table:table-row table:style-name="ro12">
          <table:table-cell table:style-name="ce184" table:formula="of:=[$static.F17]" office:value-type="string" office:string-value="M2207" calcext:value-type="string">
            <text:p>M2207</text:p>
          </table:table-cell>
          <table:table-cell table:style-name="ce95" office:value-type="float" office:value="6" calcext:value-type="float">
            <text:p>6</text:p>
          </table:table-cell>
          <table:table-cell table:style-name="ce98" office:value-type="float" office:value="6" calcext:value-type="float">
            <text:p>6</text:p>
          </table:table-cell>
          <table:table-cell table:style-name="ce98" office:value-type="float" office:value="18" calcext:value-type="float">
            <text:p>18</text:p>
          </table:table-cell>
          <table:table-cell table:number-columns-repeated="1020"/>
        </table:table-row>
        <table:table-row table:style-name="ro12">
          <table:table-cell table:style-name="ce184" table:formula="of:=[$static.F18]" office:value-type="string" office:string-value="M2208" calcext:value-type="string">
            <text:p>M2208</text:p>
          </table:table-cell>
          <table:table-cell table:style-name="ce95" office:value-type="float" office:value="0" calcext:value-type="float">
            <text:p>0</text:p>
          </table:table-cell>
          <table:table-cell table:style-name="ce98" office:value-type="float" office:value="15" calcext:value-type="float">
            <text:p>15</text:p>
          </table:table-cell>
          <table:table-cell table:style-name="ce98" office:value-type="float" office:value="0" calcext:value-type="float">
            <text:p>0</text:p>
          </table:table-cell>
          <table:table-cell table:number-columns-repeated="1020"/>
        </table:table-row>
        <table:table-row table:style-name="ro10">
          <table:table-cell table:number-columns-repeated="1024"/>
        </table:table-row>
        <table:table-row table:style-name="ro10">
          <table:table-cell/>
          <table:table-cell table:style-name="ce186" table:formula="of:=SUM([.B2:.B19])" office:value-type="float" office:value="84" calcext:value-type="float">
            <text:p>84</text:p>
          </table:table-cell>
          <table:table-cell table:style-name="ce186" table:formula="of:=SUM([.C2:.C19])" office:value-type="float" office:value="153" calcext:value-type="float">
            <text:p>153</text:p>
          </table:table-cell>
          <table:table-cell table:style-name="ce186" table:formula="of:=SUM([.D2:.D19])" office:value-type="float" office:value="243" calcext:value-type="float">
            <text:p>243</text:p>
          </table:table-cell>
          <table:table-cell table:number-columns-repeated="1020"/>
        </table:table-row>
        <table:table-row table:style-name="ro10" table:number-rows-repeated="1048555">
          <table:table-cell table:number-columns-repeated="1024"/>
        </table:table-row>
        <table:table-row table:style-name="ro10">
          <table:table-cell table:number-columns-repeated="1024"/>
        </table:table-row>
      </table:table>
      <table:named-expressions>
        <table:named-range table:name="COEFF_FA" table:base-cell-address="$static.$B$4" table:cell-range-address="$static.$B$4"/>
        <table:named-range table:name="DUREE_CM" table:base-cell-address="$static.$B$1" table:cell-range-address="$static.$B$1"/>
        <table:named-range table:name="DUREE_TD" table:base-cell-address="$static.$B$2" table:cell-range-address="$static.$B$2"/>
        <table:named-range table:name="DUREE_TP" table:base-cell-address="$static.$B$3" table:cell-range-address="$static.$B$3"/>
        <table:named-range table:name="NB_GR_TD_FA" table:base-cell-address="$static.$B$8" table:cell-range-address="$static.$B$8"/>
        <table:named-range table:name="NB_GR_TD_FI" table:base-cell-address="$static.$B$6" table:cell-range-address="$static.$B$6"/>
        <table:named-range table:name="NB_GR_TP_FA" table:base-cell-address="$static.$B$9" table:cell-range-address="$static.$B$9"/>
        <table:named-range table:name="NB_GR_TP_FI" table:base-cell-address="$static.$B$6" table:cell-range-address="$static.$B$7"/>
        <table:named-range table:name="NB_SEM_FA" table:base-cell-address="$static.$B$17" table:cell-range-address="$static.$B$17"/>
        <table:named-range table:name="NB_SEM_FI" table:base-cell-address="$static.$B$16" table:cell-range-address="$static.$B$16"/>
        <table:named-range table:name="POSTFIX" table:base-cell-address="$static.$B$14" table:cell-range-address="$static.$B$14"/>
        <table:named-range table:name="PREFIX" table:base-cell-address="$static.$B$13" table:cell-range-address="$static.$B$13"/>
        <table:named-range table:name="SEM" table:base-cell-address="$static.$B$11" table:cell-range-address="$static.$B$11"/>
      </table:named-expressions>
      <table:database-ranges>
        <table:database-range table:name="__Anonymous_Sheet_DB__0" table:target-range-address="FI.A2:FI.C50" table:display-filter-buttons="true" table:orientation="column"/>
        <table:database-range table:name="__Anonymous_Sheet_DB__1" table:target-range-address="FA.A2:FA.B50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10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0P0"/>
    </number:currency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/>
      <number:text>,</number:text>
    </number:time-style>
    <number:number-style style:name="N114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15">
      <number:number number:decimal-places="1" loext:min-decimal-places="1" number:min-integer-digits="1"/>
    </number:number-style>
    <number:percentage-style style:name="N116">
      <number:number number:decimal-places="1" loext:min-decimal-places="1" number:min-integer-digits="1"/>
      <number:text>%</number:text>
    </number:percentage-style>
    <number:number-style style:name="N117">
      <number:number number:decimal-places="3" loext:min-decimal-places="3" number:min-integer-digits="1"/>
    </number:number-style>
    <number:number-style style:name="N118">
      <number:number number:decimal-places="0" loext:min-decimal-places="0" number:min-integer-digits="2"/>
    </number:number-style>
    <number:percentage-style style:name="N119">
      <number:number number:decimal-places="2" loext:min-decimal-places="2" number:min-integer-digits="1"/>
      <number:text>%</number:text>
    </number:percentag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number:date-style style:name="N2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20108" number:language="fr" number:country="FR">
      <number:day number:style="long"/>
      <number:text>-</number:text>
      <number:month number:textual="true"/>
    </number:date-style>
    <number:date-style style:name="N20109" number:language="fr" number:country="FR">
      <number:month number:textual="true"/>
      <number:text>-</number:text>
      <number:year/>
    </number:date-style>
    <number:time-style style:name="N20110" number:language="fr" number:country="FR">
      <number:hours/>
      <number:text>:</number:text>
      <number:minutes number:style="long"/>
      <number:text> </number:text>
      <number:am-pm/>
    </number:time-style>
    <number:time-style style:name="N2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2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2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2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20114P0"/>
    </number:number-style>
    <number:number-style style:name="N2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2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20115P0"/>
    </number:number-style>
    <number:number-style style:name="N2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2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20117P0"/>
    </number:number-style>
    <number:number-style style:name="N2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2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20118P0"/>
    </number:number-style>
    <number:number-style style:name="N2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2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20120P0"/>
    </number:number-style>
    <number:number-style style:name="N2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2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20121P0"/>
    </number:number-style>
    <number:number-style style:name="N2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2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20123P0"/>
    </number:number-style>
    <number:number-style style:name="N2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2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20124P0"/>
    </number:number-style>
    <number:number-style style:name="N20128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20128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20128P2" style:volatile="true" number:language="fr" number:country="FR">
      <loext:text> </loext:text>
      <loext:fill-character> </loext:fill-character>
      <number:text>-    </number:text>
    </number:number-style>
    <number:text-style style:name="N20128" number:language="fr" number:country="FR">
      <number:text-content/>
      <number:text> </number:text>
      <style:map style:condition="value()&gt;0" style:apply-style-name="N20128P0"/>
      <style:map style:condition="value()&lt;0" style:apply-style-name="N20128P1"/>
      <style:map style:condition="value()=0" style:apply-style-name="N20128P2"/>
    </number:text-style>
    <number:number-style style:name="N2013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2013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20132P2" style:volatile="true" number:language="fr" number:country="FR">
      <loext:text> </loext:text>
      <loext:fill-character> </loext:fill-character>
      <number:text>- € </number:text>
    </number:number-style>
    <number:text-style style:name="N20132" number:language="fr" number:country="FR">
      <number:text-content/>
      <number:text> </number:text>
      <style:map style:condition="value()&gt;0" style:apply-style-name="N20132P0"/>
      <style:map style:condition="value()&lt;0" style:apply-style-name="N20132P1"/>
      <style:map style:condition="value()=0" style:apply-style-name="N20132P2"/>
    </number:text-style>
    <number:number-style style:name="N20136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20136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20136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20136" number:language="fr" number:country="FR">
      <number:text-content/>
      <number:text> </number:text>
      <style:map style:condition="value()&gt;0" style:apply-style-name="N20136P0"/>
      <style:map style:condition="value()&lt;0" style:apply-style-name="N20136P1"/>
      <style:map style:condition="value()=0" style:apply-style-name="N20136P2"/>
    </number:text-style>
    <number:number-style style:name="N20140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20140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20140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20140" number:language="fr" number:country="FR">
      <number:text-content/>
      <number:text> </number:text>
      <style:map style:condition="value()&gt;0" style:apply-style-name="N20140P0"/>
      <style:map style:condition="value()&lt;0" style:apply-style-name="N20140P1"/>
      <style:map style:condition="value()=0" style:apply-style-name="N20140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841.69pt" fo:page-height="595.45pt" style:num-format="1" style:print-orientation="landscape" fo:margin-top="27.24pt" fo:margin-bottom="22.25pt" fo:margin-left="34.36pt" fo:margin-right="39.66pt" style:scale-to="85%" style:writing-mode="lr-tb" style:print="charts drawings objects zero-values"/>
      <style:header-style>
        <style:header-footer-properties fo:min-height="21.6pt" fo:margin-left="0pt" fo:margin-right="0pt" fo:margin-bottom="7.2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fo:page-width="841.69pt" fo:page-height="595.45pt" style:num-format="1" style:print-orientation="landscape" fo:margin-top="38.35pt" fo:margin-bottom="56.69pt" fo:margin-left="41.64pt" fo:margin-right="35.15pt" style:scale-to="77%" style:writing-mode="lr-tb" style:print="charts drawings objects zero-values"/>
      <style:header-style>
        <style:header-footer-properties fo:min-height="33.85pt" fo:margin-left="0pt" fo:margin-right="0pt" fo:margin-bottom="7.2pt" fo:border="none" fo:padding="0pt" style:shadow="none" fo:background-color="#eeeeee">
          <style:background-image/>
        </style:header-footer-properties>
      </style:header-style>
      <style:footer-style>
        <style:header-footer-properties fo:min-height="21.6pt" fo:margin-left="0pt" fo:margin-right="0pt" fo:margin-top="7.2pt" fo:border="none" fo:padding="0pt" style:shadow="none" fo:background-color="#eeeeee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style:region-left>
          <text:p>IUT RT Rouen</text:p>
        </style:region-left>
        <style:region-center>
          <text:p>Planning modules</text:p>
        </style:region-center>
        <style:region-right>
          <text:p>2019-2020</text:p>
        </style:region-right>
      </style:header>
      <style:header-left style:display="false"/>
      <style:footer>
        <text:p>Version du <text:date style:data-style-name="N2" text:date-value="2019-06-29">00/00/0000</text:date></text:p>
      </style:footer>
      <style:footer-left style:display="false"/>
    </style:master-page>
    <style:master-page style:name="Report" style:page-layout-name="Mpm2">
      <style:header>
        <style:region-left>
          <text:p>IUT RT Rouen</text:p>
        </style:region-left>
        <style:region-center>
          <text:p>Planning prévisionnel S1</text:p>
        </style:region-center>
        <style:region-right>
          <text:p>2017-2018</text:p>
        </style:region-right>
      </style:header>
      <style:header-left style:display="false"/>
      <style:footer>
        <text:p>Version du <text:date style:data-style-name="N2" text:date-value="2019-06-29">00/00/0000</text:date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6T10:04:57.648941557</meta:creation-date>
    <dc:date>2019-06-29T17:44:57.057378275</dc:date>
    <meta:editing-duration>P1DT11H46M12S</meta:editing-duration>
    <meta:editing-cycles>250</meta:editing-cycles>
    <meta:generator>LibreOffice/6.0.6.2$Linux_X86_64 LibreOffice_project/00m0$Build-2</meta:generator>
    <meta:print-date>2017-06-15T10:39:21.220570674</meta:print-date>
    <meta:document-statistic meta:table-count="7" meta:cell-count="3112" meta:object-count="1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1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1.462cm" svg:height="8.387cm" xlink:href=".." xlink:type="simple" chart:class="chart:bar" chart:style-name="ch1">
        <chart:legend chart:legend-position="end" svg:x="20.257cm" svg:y="3.645cm" style:legend-expansion="high" chart:style-name="ch2"/>
        <chart:plot-area chart:style-name="ch3" table:cell-range-address="Totaux.F2:Totaux.V2 Totaux.A4:Totaux.A4 Totaux.F7:Totaux.V7 Totaux.A12:Totaux.A12 Totaux.F15:Totaux.V15" chart:data-source-has-labels="both" svg:x="0.429cm" svg:y="0.167cm" svg:width="19.399cm" svg:height="8.053cm">
          <chartooo:coordinate-region svg:x="1.05cm" svg:y="0.366cm" svg:width="18.778cm" svg:height="7.207cm"/>
          <chart:axis chart:dimension="x" chart:name="primary-x" chart:style-name="ch4" chartooo:axis-type="auto">
            <chartooo:date-scale/>
            <chart:categories table:cell-range-address="Totaux.F2:Totaux.V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otaux.F7:Totaux.V7" chart:label-cell-address="Totaux.A4:Totaux.A4" chart:class="chart:bar">
            <chart:data-point chart:repeated="17"/>
          </chart:series>
          <chart:series chart:style-name="ch8" chart:values-cell-range-address="Totaux.F15:Totaux.V15" chart:label-cell-address="Totaux.A12:Totaux.A12" chart:class="chart:bar">
            <chart:data-point chart:repeated="17"/>
            <loext:propertry-mapping loext:property="BorderColor" loext:cell-range-address="Totaux.A12:Totaux.A1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7"/>
          </table:table-columns>
          <table:table-header-rows>
            <table:table-row>
              <table:table-cell>
                <text:p/>
              </table:table-cell>
              <table:table-cell office:value-type="float" office:value="36">
                <text:p>36</text:p>
                <draw:g>
                  <svg:desc>Totaux.F2:Totaux.V2</svg:desc>
                </draw:g>
              </table:table-cell>
              <table:table-cell office:value-type="float" office:value="37">
                <text:p>37</text:p>
              </table:table-cell>
              <table:table-cell office:value-type="float" office:value="38">
                <text:p>38</text:p>
              </table:table-cell>
              <table:table-cell office:value-type="float" office:value="39">
                <text:p>39</text:p>
              </table:table-cell>
              <table:table-cell office:value-type="float" office:value="40">
                <text:p>40</text:p>
              </table:table-cell>
              <table:table-cell office:value-type="float" office:value="41">
                <text:p>41</text:p>
              </table:table-cell>
              <table:table-cell office:value-type="float" office:value="42">
                <text:p>42</text:p>
              </table:table-cell>
              <table:table-cell office:value-type="float" office:value="43">
                <text:p>43</text:p>
              </table:table-cell>
              <table:table-cell office:value-type="float" office:value="45">
                <text:p>45</text:p>
              </table:table-cell>
              <table:table-cell office:value-type="float" office:value="46">
                <text:p>46</text:p>
              </table:table-cell>
              <table:table-cell office:value-type="float" office:value="47">
                <text:p>47</text:p>
              </table:table-cell>
              <table:table-cell office:value-type="float" office:value="48">
                <text:p>48</text:p>
              </table:table-cell>
              <table:table-cell office:value-type="float" office:value="49">
                <text:p>49</text:p>
              </table:table-cell>
              <table:table-cell office:value-type="float" office:value="50">
                <text:p>50</text:p>
              </table:table-cell>
              <table:table-cell office:value-type="float" office:value="51">
                <text:p>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header-rows>
          <table:table-rows>
            <table:table-row>
              <table:table-cell office:value-type="string">
                <text:p>FI</text:p>
                <draw:g>
                  <svg:desc>Totaux.A4:Totaux.A4</svg:desc>
                </draw:g>
              </table:table-cell>
              <table:table-cell office:value-type="float" office:value="22.5">
                <text:p>22.5</text:p>
                <draw:g>
                  <svg:desc>Totaux.F7:Totaux.V7</svg:desc>
                </draw:g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28.5">
                <text:p>28.5</text:p>
              </table:table-cell>
              <table:table-cell office:value-type="float" office:value="34.5">
                <text:p>34.5</text:p>
              </table:table-cell>
              <table:table-cell office:value-type="float" office:value="31.5">
                <text:p>31.5</text:p>
              </table:table-cell>
              <table:table-cell office:value-type="float" office:value="33">
                <text:p>33</text:p>
              </table:table-cell>
              <table:table-cell office:value-type="float" office:value="36">
                <text:p>36</text:p>
              </table:table-cell>
              <table:table-cell office:value-type="float" office:value="27">
                <text:p>27</text:p>
              </table:table-cell>
              <table:table-cell office:value-type="float" office:value="36">
                <text:p>36</text:p>
              </table:table-cell>
              <table:table-cell office:value-type="float" office:value="28.5">
                <text:p>28.5</text:p>
              </table:table-cell>
              <table:table-cell office:value-type="float" office:value="31.5">
                <text:p>31.5</text:p>
              </table:table-cell>
              <table:table-cell office:value-type="float" office:value="28.5">
                <text:p>28.5</text:p>
              </table:table-cell>
              <table:table-cell office:value-type="float" office:value="27">
                <text:p>27</text:p>
              </table:table-cell>
              <table:table-cell office:value-type="float" office:value="19.5">
                <text:p>1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A</text:p>
                <draw:g>
                  <svg:desc>Totaux.A12:Totaux.A12</svg:desc>
                </draw:g>
              </table:table-cell>
              <table:table-cell office:value-type="float" office:value="24">
                <text:p>24</text:p>
                <draw:g>
                  <svg:desc>Totaux.F15:Totaux.V15</svg:desc>
                </draw:g>
              </table:table-cell>
              <table:table-cell office:value-type="float" office:value="28.5">
                <text:p>28.5</text:p>
              </table:table-cell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30">
                <text:p>30</text:p>
              </table:table-cell>
              <table:table-cell office:value-type="float" office:value="34.5">
                <text:p>34.5</text:p>
              </table:table-cell>
              <table:table-cell office:value-type="float" office:value="0">
                <text:p>0</text:p>
              </table:table-cell>
              <table:table-cell office:value-type="float" office:value="36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3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Totaux.A12:Totaux.A12</svg:desc>
                </draw:g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